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3.4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42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2.141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cm"/>
      <style:text-properties style:font-name="Nimbus Mono 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Nimbus Mono L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 fo:margin-left="0cm"/>
      <style:text-properties style:font-name="Nimbus Mono 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9">
      <style:text-properties style:font-name="Nimbus Mono L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 style:data-style-name="N106">
      <style:table-cell-properties style:text-align-source="fix" style:repeat-content="false" fo:wrap-option="wrap" style:vertical-align="middle"/>
      <style:paragraph-properties fo:text-align="center" fo:margin-left="0cm"/>
      <style:text-properties style:font-name="Nimbus Mono 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6">
      <style:text-properties style:font-name="Nimbus Mono L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font-name="Nimbus Mono 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ext-properties style:font-name="Nimbus Mono L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99"/>
    <style:style style:name="ce10" style:family="table-cell" style:parent-style-name="Default">
      <style:text-properties fo:color="#8000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3" table:default-cell-style-name="ce6"/>
        <table:table-column table:style-name="co1" table:default-cell-style-name="ce6"/>
        <table:table-column table:style-name="co6" table:default-cell-style-name="ce8"/>
        <table:table-column table:style-name="co7" table:default-cell-style-name="ce8"/>
        <table:table-column table:style-name="co3" table:number-columns-repeated="3" table:default-cell-style-name="ce6"/>
        <table:table-column table:style-name="co6" table:default-cell-style-name="ce8"/>
        <table:table-column table:style-name="co3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1006" table:default-cell-style-name="ce6"/>
        <table:table-row table:style-name="ro1">
          <table:table-cell table:style-name="ce1" office:value-type="string" calcext:value-type="string">
            <text:p>lambda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5"/>
          <table:table-cell table:style-name="ce5" office:value-type="string" calcext:value-type="string">
            <text:p>pente (=tan)</text:p>
          </table:table-cell>
          <table:table-cell table:style-name="ce5" office:value-type="string" calcext:value-type="string">
            <text:p>angle (rad)</text:p>
          </table:table-cell>
          <table:table-cell table:style-name="ce7" office:value-type="string" calcext:value-type="string">
            <text:p>angle (deg)</text:p>
          </table:table-cell>
          <table:table-cell table:style-name="ce5"/>
          <table:table-cell table:style-name="ce5" office:value-type="string" calcext:value-type="string">
            <text:p>pente corrigée</text:p>
          </table:table-cell>
          <table:table-cell table:style-name="ce7" office:value-type="string" calcext:value-type="string" table:number-columns-spanned="2" table:number-rows-spanned="1">
            <text:p>angle corr</text:p>
          </table:table-cell>
          <table:covered-table-cell table:style-name="ce7"/>
          <table:table-cell table:style-name="ce5" table:number-columns-repeated="3"/>
          <table:table-cell table:style-name="ce7"/>
          <table:table-cell table:style-name="ce5" table:number-columns-repeated="1009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0.1755602318" calcext:value-type="float">
            <text:p>0,1755602318</text:p>
          </table:table-cell>
          <table:table-cell office:value-type="float" office:value="0.005293837" calcext:value-type="float">
            <text:p>0,0052938370</text:p>
          </table:table-cell>
          <table:table-cell/>
          <table:table-cell table:formula="of:=IF(AND(ISNUMBER([.B1]);ISNUMBER([.B3]));([.C3]-[.C1])/([.B3]-[.B1]);&quot;nan&quot;)" office:value-type="string" office:string-value="nan" calcext:value-type="string">
            <text:p>nan</text:p>
          </table:table-cell>
          <table:table-cell table:formula="of:=IF(ISNUMBER([.E2]);ATAN([.E2]);&quot;nan&quot;)" office:value-type="string" office:string-value="nan" calcext:value-type="string">
            <text:p>nan</text:p>
          </table:table-cell>
          <table:table-cell table:formula="of:=IF(ISNUMBER([.F2]);180*[.F2]/PI();&quot;nan&quot;)" office:value-type="string" office:string-value="nan" calcext:value-type="string">
            <text:p>nan</text:p>
          </table:table-cell>
          <table:table-cell/>
          <table:table-cell table:formula="of:=IF(ISNUMBER([.E2]);IF([.B3]&gt;=[.B1];[.E2];-1*[.E2]);&quot;nan&quot;)" office:value-type="string" office:string-value="nan" calcext:value-type="string">
            <text:p>nan</text:p>
          </table:table-cell>
          <table:table-cell table:formula="of:=IF(ISNUMBER([.F2]);180*ATAN([.I2])/PI();&quot;nan&quot;)" office:value-type="string" office:string-value="nan" calcext:value-type="string">
            <text:p>nan</text:p>
          </table:table-cell>
          <table:table-cell table:formula="of:=IF(ISNUMBER([.E2]);IF([.B3]&gt;=[.B1];[.G2];[.G2]+180);&quot;nan&quot;)" office:value-type="string" office:string-value="nan" calcext:value-type="string">
            <text:p>nan</text:p>
          </table:table-cell>
          <table:table-cell table:number-columns-repeated="2"/>
          <table:table-cell table:style-name="Default" table:formula="of:=IF(MOD([.$A2];5)=0;[.$A2];&quot;&quot;)" office:value-type="float" office:value="360" calcext:value-type="float">
            <text:p>360</text:p>
          </table:table-cell>
          <table:table-cell table:formula="of:=IF(ISNUMBER([.N2]);[.K2];&quot;&quot;)" office:value-type="string" office:string-value="nan" calcext:value-type="string">
            <text:p>nan</text:p>
          </table:table-cell>
          <table:table-cell/>
          <table:table-cell table:formula="of:=MIN([.B2:.B500])" office:value-type="float" office:value="0.0036363842" calcext:value-type="float">
            <text:p>0,0036363842</text:p>
          </table:table-cell>
          <table:table-cell table:formula="of:=MIN([.C2:.C500])" office:value-type="float" office:value="0.0047740307" calcext:value-type="float">
            <text:p>0,0047740307</text:p>
          </table:table-cell>
          <table:table-cell table:number-columns-repeated="1006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0.1754825277" calcext:value-type="float">
            <text:p>0,1754825277</text:p>
          </table:table-cell>
          <table:table-cell office:value-type="float" office:value="0.0052863391" calcext:value-type="float">
            <text:p>0,0052863391</text:p>
          </table:table-cell>
          <table:table-cell/>
          <table:table-cell table:formula="of:=IF(AND(ISNUMBER([.B2]);ISNUMBER([.B4]));([.C4]-[.C2])/([.B4]-[.B2]);&quot;nan&quot;)" office:value-type="float" office:value="0.0948446221008254" calcext:value-type="float">
            <text:p>0,0948446221</text:p>
          </table:table-cell>
          <table:table-cell table:formula="of:=IF(ISNUMBER([.E3]);ATAN([.E3]);&quot;nan&quot;)" office:value-type="float" office:value="0.0945617555809205" calcext:value-type="float">
            <text:p>0,0945617556</text:p>
          </table:table-cell>
          <table:table-cell table:formula="of:=IF(ISNUMBER([.F3]);180*[.F3]/PI();&quot;nan&quot;)" office:value-type="float" office:value="5.4179894981344" calcext:value-type="float">
            <text:p>5,42</text:p>
          </table:table-cell>
          <table:table-cell/>
          <table:table-cell table:formula="of:=IF(ISNUMBER([.E3]);IF([.B4]&gt;=[.B2];[.E3];-1*[.E3]);&quot;nan&quot;)" office:value-type="float" office:value="-0.0948446221008254" calcext:value-type="float">
            <text:p>-0,0948446221</text:p>
          </table:table-cell>
          <table:table-cell table:formula="of:=IF(ISNUMBER([.F3]);180*ATAN([.I3])/PI();&quot;nan&quot;)" office:value-type="float" office:value="-5.4179894981344" calcext:value-type="float">
            <text:p>-5,42</text:p>
          </table:table-cell>
          <table:table-cell table:formula="of:=IF(ISNUMBER([.E3]);IF([.B4]&gt;=[.B2];[.G3];[.G3]+180);&quot;nan&quot;)" office:value-type="float" office:value="185.417989498134" calcext:value-type="float">
            <text:p>185,42</text:p>
          </table:table-cell>
          <table:table-cell table:number-columns-repeated="2"/>
          <table:table-cell table:style-name="Default" table:formula="of:=IF(MOD([.$A3];5)=0;[.$A3];&quot;&quot;)">
            <text:p/>
          </table:table-cell>
          <table:table-cell table:formula="of:=IF(ISNUMBER([.N3]);[.K3];&quot;&quot;)">
            <text:p/>
          </table:table-cell>
          <table:table-cell/>
          <table:table-cell table:formula="of:=MAX([.B2:.B500])" office:value-type="float" office:value="0.7346900904" calcext:value-type="float">
            <text:p>0,7346900904</text:p>
          </table:table-cell>
          <table:table-cell table:formula="of:=MAX([.C2:.C500])" office:value-type="float" office:value="0.8340903145" calcext:value-type="float">
            <text:p>0,8340903145</text:p>
          </table:table-cell>
          <table:table-cell table:number-columns-repeated="1006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0.1754000224" calcext:value-type="float">
            <text:p>0,1754000224</text:p>
          </table:table-cell>
          <table:table-cell office:value-type="float" office:value="0.005278642" calcext:value-type="float">
            <text:p>0,0052786420</text:p>
          </table:table-cell>
          <table:table-cell/>
          <table:table-cell table:formula="of:=IF(AND(ISNUMBER([.B3]);ISNUMBER([.B5]));([.C5]-[.C3])/([.B5]-[.B3]);&quot;nan&quot;)" office:value-type="float" office:value="0.0928841382127778" calcext:value-type="float">
            <text:p>0,0928841382</text:p>
          </table:table-cell>
          <table:table-cell table:formula="of:=IF(ISNUMBER([.E4]);ATAN([.E4]);&quot;nan&quot;)" office:value-type="float" office:value="0.0926183943204417" calcext:value-type="float">
            <text:p>0,0926183943</text:p>
          </table:table-cell>
          <table:table-cell table:formula="of:=IF(ISNUMBER([.F4]);180*[.F4]/PI();&quot;nan&quot;)" office:value-type="float" office:value="5.30664309983974" calcext:value-type="float">
            <text:p>5,31</text:p>
          </table:table-cell>
          <table:table-cell/>
          <table:table-cell table:formula="of:=IF(ISNUMBER([.E4]);IF([.B5]&gt;=[.B3];[.E4];-1*[.E4]);&quot;nan&quot;)" office:value-type="float" office:value="-0.0928841382127778" calcext:value-type="float">
            <text:p>-0,0928841382</text:p>
          </table:table-cell>
          <table:table-cell table:formula="of:=IF(ISNUMBER([.F4]);180*ATAN([.I4])/PI();&quot;nan&quot;)" office:value-type="float" office:value="-5.30664309983974" calcext:value-type="float">
            <text:p>-5,31</text:p>
          </table:table-cell>
          <table:table-cell table:formula="of:=IF(ISNUMBER([.E4]);IF([.B5]&gt;=[.B3];[.G4];[.G4]+180);&quot;nan&quot;)" office:value-type="float" office:value="185.30664309984" calcext:value-type="float">
            <text:p>185,31</text:p>
          </table:table-cell>
          <table:table-cell table:number-columns-repeated="2"/>
          <table:table-cell table:style-name="Default" table:formula="of:=IF(MOD([.$A4];5)=0;[.$A4];&quot;&quot;)">
            <text:p/>
          </table:table-cell>
          <table:table-cell table:formula="of:=IF(ISNUMBER([.N4]);[.K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0.1753170495" calcext:value-type="float">
            <text:p>0,1753170495</text:p>
          </table:table-cell>
          <table:table-cell office:value-type="float" office:value="0.0052709688" calcext:value-type="float">
            <text:p>0,0052709688</text:p>
          </table:table-cell>
          <table:table-cell/>
          <table:table-cell table:formula="of:=IF(AND(ISNUMBER([.B4]);ISNUMBER([.B6]));([.C6]-[.C4])/([.B6]-[.B4]);&quot;nan&quot;)" office:value-type="float" office:value="0.0927721151449543" calcext:value-type="float">
            <text:p>0,0927721151</text:p>
          </table:table-cell>
          <table:table-cell table:formula="of:=IF(ISNUMBER([.E5]);ATAN([.E5]);&quot;nan&quot;)" office:value-type="float" office:value="0.0925073283152833" calcext:value-type="float">
            <text:p>0,0925073283</text:p>
          </table:table-cell>
          <table:table-cell table:formula="of:=IF(ISNUMBER([.F5]);180*[.F5]/PI();&quot;nan&quot;)" office:value-type="float" office:value="5.30027948649679" calcext:value-type="float">
            <text:p>5,30</text:p>
          </table:table-cell>
          <table:table-cell/>
          <table:table-cell table:formula="of:=IF(ISNUMBER([.E5]);IF([.B6]&gt;=[.B4];[.E5];-1*[.E5]);&quot;nan&quot;)" office:value-type="float" office:value="-0.0927721151449543" calcext:value-type="float">
            <text:p>-0,0927721151</text:p>
          </table:table-cell>
          <table:table-cell table:formula="of:=IF(ISNUMBER([.F5]);180*ATAN([.I5])/PI();&quot;nan&quot;)" office:value-type="float" office:value="-5.30027948649679" calcext:value-type="float">
            <text:p>-5,30</text:p>
          </table:table-cell>
          <table:table-cell table:formula="of:=IF(ISNUMBER([.E5]);IF([.B6]&gt;=[.B4];[.G5];[.G5]+180);&quot;nan&quot;)" office:value-type="float" office:value="185.300279486497" calcext:value-type="float">
            <text:p>185,30</text:p>
          </table:table-cell>
          <table:table-cell table:number-columns-repeated="2"/>
          <table:table-cell table:style-name="Default" table:formula="of:=IF(MOD([.$A5];5)=0;[.$A5];&quot;&quot;)">
            <text:p/>
          </table:table-cell>
          <table:table-cell table:formula="of:=IF(ISNUMBER([.N5]);[.K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0.1752367395" calcext:value-type="float">
            <text:p>0,1752367395</text:p>
          </table:table-cell>
          <table:table-cell office:value-type="float" office:value="0.0052634939" calcext:value-type="float">
            <text:p>0,0052634939</text:p>
          </table:table-cell>
          <table:table-cell/>
          <table:table-cell table:formula="of:=IF(AND(ISNUMBER([.B5]);ISNUMBER([.B7]));([.C7]-[.C5])/([.B7]-[.B5]);&quot;nan&quot;)" office:value-type="float" office:value="0.0938381965077444" calcext:value-type="float">
            <text:p>0,0938381965</text:p>
          </table:table-cell>
          <table:table-cell table:formula="of:=IF(ISNUMBER([.E6]);ATAN([.E6]);&quot;nan&quot;)" office:value-type="float" office:value="0.0935642085385162" calcext:value-type="float">
            <text:p>0,0935642085</text:p>
          </table:table-cell>
          <table:table-cell table:formula="of:=IF(ISNUMBER([.F6]);180*[.F6]/PI();&quot;nan&quot;)" office:value-type="float" office:value="5.36083426273888" calcext:value-type="float">
            <text:p>5,36</text:p>
          </table:table-cell>
          <table:table-cell/>
          <table:table-cell table:formula="of:=IF(ISNUMBER([.E6]);IF([.B7]&gt;=[.B5];[.E6];-1*[.E6]);&quot;nan&quot;)" office:value-type="float" office:value="-0.0938381965077444" calcext:value-type="float">
            <text:p>-0,0938381965</text:p>
          </table:table-cell>
          <table:table-cell table:formula="of:=IF(ISNUMBER([.F6]);180*ATAN([.I6])/PI();&quot;nan&quot;)" office:value-type="float" office:value="-5.36083426273888" calcext:value-type="float">
            <text:p>-5,36</text:p>
          </table:table-cell>
          <table:table-cell table:formula="of:=IF(ISNUMBER([.E6]);IF([.B7]&gt;=[.B5];[.G6];[.G6]+180);&quot;nan&quot;)" office:value-type="float" office:value="185.360834262739" calcext:value-type="float">
            <text:p>185,36</text:p>
          </table:table-cell>
          <table:table-cell table:number-columns-repeated="2"/>
          <table:table-cell table:style-name="Default" table:formula="of:=IF(MOD([.$A6];5)=0;[.$A6];&quot;&quot;)">
            <text:p/>
          </table:table-cell>
          <table:table-cell table:formula="of:=IF(ISNUMBER([.N6]);[.K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0.1751612185" calcext:value-type="float">
            <text:p>0,1751612185</text:p>
          </table:table-cell>
          <table:table-cell office:value-type="float" office:value="0.0052563459" calcext:value-type="float">
            <text:p>0,0052563459</text:p>
          </table:table-cell>
          <table:table-cell/>
          <table:table-cell table:formula="of:=IF(AND(ISNUMBER([.B6]);ISNUMBER([.B8]));([.C8]-[.C6])/([.B8]-[.B6]);&quot;nan&quot;)" office:value-type="float" office:value="0.111781976336271" calcext:value-type="float">
            <text:p>0,1117819763</text:p>
          </table:table-cell>
          <table:table-cell table:formula="of:=IF(ISNUMBER([.E7]);ATAN([.E7]);&quot;nan&quot;)" office:value-type="float" office:value="0.111319856227985" calcext:value-type="float">
            <text:p>0,1113198562</text:p>
          </table:table-cell>
          <table:table-cell table:formula="of:=IF(ISNUMBER([.F7]);180*[.F7]/PI();&quot;nan&quot;)" office:value-type="float" office:value="6.37815793786666" calcext:value-type="float">
            <text:p>6,38</text:p>
          </table:table-cell>
          <table:table-cell/>
          <table:table-cell table:formula="of:=IF(ISNUMBER([.E7]);IF([.B8]&gt;=[.B6];[.E7];-1*[.E7]);&quot;nan&quot;)" office:value-type="float" office:value="-0.111781976336271" calcext:value-type="float">
            <text:p>-0,1117819763</text:p>
          </table:table-cell>
          <table:table-cell table:formula="of:=IF(ISNUMBER([.F7]);180*ATAN([.I7])/PI();&quot;nan&quot;)" office:value-type="float" office:value="-6.37815793786666" calcext:value-type="float">
            <text:p>-6,38</text:p>
          </table:table-cell>
          <table:table-cell table:formula="of:=IF(ISNUMBER([.E7]);IF([.B8]&gt;=[.B6];[.G7];[.G7]+180);&quot;nan&quot;)" office:value-type="float" office:value="186.378157937867" calcext:value-type="float">
            <text:p>186,38</text:p>
          </table:table-cell>
          <table:table-cell table:number-columns-repeated="2"/>
          <table:table-cell table:style-name="Default" table:formula="of:=IF(MOD([.$A7];5)=0;[.$A7];&quot;&quot;)" office:value-type="float" office:value="365" calcext:value-type="float">
            <text:p>365</text:p>
          </table:table-cell>
          <table:table-cell table:formula="of:=IF(ISNUMBER([.N7]);[.K7];&quot;&quot;)" office:value-type="float" office:value="186.378157937867" calcext:value-type="float">
            <text:p>186,38</text:p>
          </table:table-cell>
          <table:table-cell table:number-columns-repeated="1009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0.1750877942" calcext:value-type="float">
            <text:p>0,1750877942</text:p>
          </table:table-cell>
          <table:table-cell office:value-type="float" office:value="0.0052468445" calcext:value-type="float">
            <text:p>0,0052468445</text:p>
          </table:table-cell>
          <table:table-cell/>
          <table:table-cell table:formula="of:=IF(AND(ISNUMBER([.B7]);ISNUMBER([.B9]));([.C9]-[.C7])/([.B9]-[.B7]);&quot;nan&quot;)" office:value-type="float" office:value="0.1420266393947" calcext:value-type="float">
            <text:p>0,1420266394</text:p>
          </table:table-cell>
          <table:table-cell table:formula="of:=IF(ISNUMBER([.E8]);ATAN([.E8]);&quot;nan&quot;)" office:value-type="float" office:value="0.141083066747963" calcext:value-type="float">
            <text:p>0,1410830667</text:p>
          </table:table-cell>
          <table:table-cell table:formula="of:=IF(ISNUMBER([.F8]);180*[.F8]/PI();&quot;nan&quot;)" office:value-type="float" office:value="8.08346428542075" calcext:value-type="float">
            <text:p>8,08</text:p>
          </table:table-cell>
          <table:table-cell/>
          <table:table-cell table:formula="of:=IF(ISNUMBER([.E8]);IF([.B9]&gt;=[.B7];[.E8];-1*[.E8]);&quot;nan&quot;)" office:value-type="float" office:value="-0.1420266393947" calcext:value-type="float">
            <text:p>-0,1420266394</text:p>
          </table:table-cell>
          <table:table-cell table:formula="of:=IF(ISNUMBER([.F8]);180*ATAN([.I8])/PI();&quot;nan&quot;)" office:value-type="float" office:value="-8.08346428542075" calcext:value-type="float">
            <text:p>-8,08</text:p>
          </table:table-cell>
          <table:table-cell table:formula="of:=IF(ISNUMBER([.E8]);IF([.B9]&gt;=[.B7];[.G8];[.G8]+180);&quot;nan&quot;)" office:value-type="float" office:value="188.083464285421" calcext:value-type="float">
            <text:p>188,08</text:p>
          </table:table-cell>
          <table:table-cell table:number-columns-repeated="2"/>
          <table:table-cell table:style-name="Default" table:formula="of:=IF(MOD([.$A8];5)=0;[.$A8];&quot;&quot;)">
            <text:p/>
          </table:table-cell>
          <table:table-cell table:formula="of:=IF(ISNUMBER([.N8]);[.K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0.1750149389" calcext:value-type="float">
            <text:p>0,1750149389</text:p>
          </table:table-cell>
          <table:table-cell office:value-type="float" office:value="0.0052355703" calcext:value-type="float">
            <text:p>0,0052355703</text:p>
          </table:table-cell>
          <table:table-cell/>
          <table:table-cell table:formula="of:=IF(AND(ISNUMBER([.B8]);ISNUMBER([.B10]));([.C10]-[.C8])/([.B10]-[.B8]);&quot;nan&quot;)" office:value-type="float" office:value="0.145069450677678" calcext:value-type="float">
            <text:p>0,1450694507</text:p>
          </table:table-cell>
          <table:table-cell table:formula="of:=IF(ISNUMBER([.E9]);ATAN([.E9]);&quot;nan&quot;)" office:value-type="float" office:value="0.144064441583613" calcext:value-type="float">
            <text:p>0,1440644416</text:p>
          </table:table-cell>
          <table:table-cell table:formula="of:=IF(ISNUMBER([.F9]);180*[.F9]/PI();&quot;nan&quot;)" office:value-type="float" office:value="8.25428448065003" calcext:value-type="float">
            <text:p>8,25</text:p>
          </table:table-cell>
          <table:table-cell/>
          <table:table-cell table:formula="of:=IF(ISNUMBER([.E9]);IF([.B10]&gt;=[.B8];[.E9];-1*[.E9]);&quot;nan&quot;)" office:value-type="float" office:value="-0.145069450677678" calcext:value-type="float">
            <text:p>-0,1450694507</text:p>
          </table:table-cell>
          <table:table-cell table:formula="of:=IF(ISNUMBER([.F9]);180*ATAN([.I9])/PI();&quot;nan&quot;)" office:value-type="float" office:value="-8.25428448065003" calcext:value-type="float">
            <text:p>-8,25</text:p>
          </table:table-cell>
          <table:table-cell table:formula="of:=IF(ISNUMBER([.E9]);IF([.B10]&gt;=[.B8];[.G9];[.G9]+180);&quot;nan&quot;)" office:value-type="float" office:value="188.25428448065" calcext:value-type="float">
            <text:p>188,25</text:p>
          </table:table-cell>
          <table:table-cell table:number-columns-repeated="2"/>
          <table:table-cell table:style-name="Default" table:formula="of:=IF(MOD([.$A9];5)=0;[.$A9];&quot;&quot;)">
            <text:p/>
          </table:table-cell>
          <table:table-cell table:formula="of:=IF(ISNUMBER([.N9]);[.K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0.1749451894" calcext:value-type="float">
            <text:p>0,1749451894</text:p>
          </table:table-cell>
          <table:table-cell office:value-type="float" office:value="0.0052261569" calcext:value-type="float">
            <text:p>0,0052261569</text:p>
          </table:table-cell>
          <table:table-cell/>
          <table:table-cell table:formula="of:=IF(AND(ISNUMBER([.B9]);ISNUMBER([.B11]));([.C11]-[.C9])/([.B11]-[.B9]);&quot;nan&quot;)" office:value-type="float" office:value="0.109672504582242" calcext:value-type="float">
            <text:p>0,1096725046</text:p>
          </table:table-cell>
          <table:table-cell table:formula="of:=IF(ISNUMBER([.E10]);ATAN([.E10]);&quot;nan&quot;)" office:value-type="float" office:value="0.109235935168815" calcext:value-type="float">
            <text:p>0,1092359352</text:p>
          </table:table-cell>
          <table:table-cell table:formula="of:=IF(ISNUMBER([.F10]);180*[.F10]/PI();&quot;nan&quot;)" office:value-type="float" office:value="6.25875805633779" calcext:value-type="float">
            <text:p>6,26</text:p>
          </table:table-cell>
          <table:table-cell/>
          <table:table-cell table:formula="of:=IF(ISNUMBER([.E10]);IF([.B11]&gt;=[.B9];[.E10];-1*[.E10]);&quot;nan&quot;)" office:value-type="float" office:value="-0.109672504582242" calcext:value-type="float">
            <text:p>-0,1096725046</text:p>
          </table:table-cell>
          <table:table-cell table:formula="of:=IF(ISNUMBER([.F10]);180*ATAN([.I10])/PI();&quot;nan&quot;)" office:value-type="float" office:value="-6.25875805633779" calcext:value-type="float">
            <text:p>-6,26</text:p>
          </table:table-cell>
          <table:table-cell table:formula="of:=IF(ISNUMBER([.E10]);IF([.B11]&gt;=[.B9];[.G10];[.G10]+180);&quot;nan&quot;)" office:value-type="float" office:value="186.258758056338" calcext:value-type="float">
            <text:p>186,26</text:p>
          </table:table-cell>
          <table:table-cell table:number-columns-repeated="2"/>
          <table:table-cell table:style-name="Default" table:formula="of:=IF(MOD([.$A10];5)=0;[.$A10];&quot;&quot;)">
            <text:p/>
          </table:table-cell>
          <table:table-cell table:formula="of:=IF(ISNUMBER([.N10]);[.K1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0.1748801248" calcext:value-type="float">
            <text:p>0,1748801248</text:p>
          </table:table-cell>
          <table:table-cell office:value-type="float" office:value="0.0052207849" calcext:value-type="float">
            <text:p>0,0052207849</text:p>
          </table:table-cell>
          <table:table-cell/>
          <table:table-cell table:formula="of:=IF(AND(ISNUMBER([.B10]);ISNUMBER([.B12]));([.C12]-[.C10])/([.B12]-[.B10]);&quot;nan&quot;)" office:value-type="float" office:value="0.0445972402046209" calcext:value-type="float">
            <text:p>0,0445972402</text:p>
          </table:table-cell>
          <table:table-cell table:formula="of:=IF(ISNUMBER([.E11]);ATAN([.E11]);&quot;nan&quot;)" office:value-type="float" office:value="0.0445677087485996" calcext:value-type="float">
            <text:p>0,0445677087</text:p>
          </table:table-cell>
          <table:table-cell table:formula="of:=IF(ISNUMBER([.F11]);180*[.F11]/PI();&quot;nan&quot;)" office:value-type="float" office:value="2.55354161386303" calcext:value-type="float">
            <text:p>2,55</text:p>
          </table:table-cell>
          <table:table-cell/>
          <table:table-cell table:formula="of:=IF(ISNUMBER([.E11]);IF([.B12]&gt;=[.B10];[.E11];-1*[.E11]);&quot;nan&quot;)" office:value-type="float" office:value="-0.0445972402046209" calcext:value-type="float">
            <text:p>-0,0445972402</text:p>
          </table:table-cell>
          <table:table-cell table:formula="of:=IF(ISNUMBER([.F11]);180*ATAN([.I11])/PI();&quot;nan&quot;)" office:value-type="float" office:value="-2.55354161386303" calcext:value-type="float">
            <text:p>-2,55</text:p>
          </table:table-cell>
          <table:table-cell table:formula="of:=IF(ISNUMBER([.E11]);IF([.B12]&gt;=[.B10];[.G11];[.G11]+180);&quot;nan&quot;)" office:value-type="float" office:value="182.553541613863" calcext:value-type="float">
            <text:p>182,55</text:p>
          </table:table-cell>
          <table:table-cell table:number-columns-repeated="2"/>
          <table:table-cell table:style-name="Default" table:formula="of:=IF(MOD([.$A11];5)=0;[.$A11];&quot;&quot;)">
            <text:p/>
          </table:table-cell>
          <table:table-cell table:formula="of:=IF(ISNUMBER([.N11]);[.K1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0.1748206077" calcext:value-type="float">
            <text:p>0,1748206077</text:p>
          </table:table-cell>
          <table:table-cell office:value-type="float" office:value="0.0052206009" calcext:value-type="float">
            <text:p>0,0052206009</text:p>
          </table:table-cell>
          <table:table-cell/>
          <table:table-cell table:formula="of:=IF(AND(ISNUMBER([.B11]);ISNUMBER([.B13]));([.C13]-[.C11])/([.B13]-[.B11]);&quot;nan&quot;)" office:value-type="float" office:value="-0.0717403611091394" calcext:value-type="float">
            <text:p>-0,0717403611</text:p>
          </table:table-cell>
          <table:table-cell table:formula="of:=IF(ISNUMBER([.E12]);ATAN([.E12]);&quot;nan&quot;)" office:value-type="float" office:value="-0.0716176648938717" calcext:value-type="float">
            <text:p>-0,0716176649</text:p>
          </table:table-cell>
          <table:table-cell table:formula="of:=IF(ISNUMBER([.F12]);180*[.F12]/PI();&quot;nan&quot;)" office:value-type="float" office:value="-4.10338993700109" calcext:value-type="float">
            <text:p>-4,10</text:p>
          </table:table-cell>
          <table:table-cell/>
          <table:table-cell table:formula="of:=IF(ISNUMBER([.E12]);IF([.B13]&gt;=[.B11];[.E12];-1*[.E12]);&quot;nan&quot;)" office:value-type="float" office:value="0.0717403611091394" calcext:value-type="float">
            <text:p>0,0717403611</text:p>
          </table:table-cell>
          <table:table-cell table:formula="of:=IF(ISNUMBER([.F12]);180*ATAN([.I12])/PI();&quot;nan&quot;)" office:value-type="float" office:value="4.10338993700109" calcext:value-type="float">
            <text:p>4,10</text:p>
          </table:table-cell>
          <table:table-cell table:formula="of:=IF(ISNUMBER([.E12]);IF([.B13]&gt;=[.B11];[.G12];[.G12]+180);&quot;nan&quot;)" office:value-type="float" office:value="175.896610062999" calcext:value-type="float">
            <text:p>175,90</text:p>
          </table:table-cell>
          <table:table-cell table:number-columns-repeated="2"/>
          <table:table-cell table:style-name="Default" table:formula="of:=IF(MOD([.$A12];5)=0;[.$A12];&quot;&quot;)" office:value-type="float" office:value="370" calcext:value-type="float">
            <text:p>370</text:p>
          </table:table-cell>
          <table:table-cell table:formula="of:=IF(ISNUMBER([.N12]);[.K12];&quot;&quot;)" office:value-type="float" office:value="175.896610062999" calcext:value-type="float">
            <text:p>175,90</text:p>
          </table:table-cell>
          <table:table-cell table:number-columns-repeated="1009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0.1747702522" calcext:value-type="float">
            <text:p>0,1747702522</text:p>
          </table:table-cell>
          <table:table-cell office:value-type="float" office:value="0.0052286672" calcext:value-type="float">
            <text:p>0,0052286672</text:p>
          </table:table-cell>
          <table:table-cell/>
          <table:table-cell table:formula="of:=IF(AND(ISNUMBER([.B12]);ISNUMBER([.B14]));([.C14]-[.C12])/([.B14]-[.B12]);&quot;nan&quot;)" office:value-type="float" office:value="-0.171645818749897" calcext:value-type="float">
            <text:p>-0,1716458187</text:p>
          </table:table-cell>
          <table:table-cell table:formula="of:=IF(ISNUMBER([.E13]);ATAN([.E13]);&quot;nan&quot;)" office:value-type="float" office:value="-0.16998931150738" calcext:value-type="float">
            <text:p>-0,1699893115</text:p>
          </table:table-cell>
          <table:table-cell table:formula="of:=IF(ISNUMBER([.F13]);180*[.F13]/PI();&quot;nan&quot;)" office:value-type="float" office:value="-9.73967011170753" calcext:value-type="float">
            <text:p>-9,74</text:p>
          </table:table-cell>
          <table:table-cell/>
          <table:table-cell table:formula="of:=IF(ISNUMBER([.E13]);IF([.B14]&gt;=[.B12];[.E13];-1*[.E13]);&quot;nan&quot;)" office:value-type="float" office:value="0.171645818749897" calcext:value-type="float">
            <text:p>0,1716458187</text:p>
          </table:table-cell>
          <table:table-cell table:formula="of:=IF(ISNUMBER([.F13]);180*ATAN([.I13])/PI();&quot;nan&quot;)" office:value-type="float" office:value="9.73967011170753" calcext:value-type="float">
            <text:p>9,74</text:p>
          </table:table-cell>
          <table:table-cell table:formula="of:=IF(ISNUMBER([.E13]);IF([.B14]&gt;=[.B12];[.G13];[.G13]+180);&quot;nan&quot;)" office:value-type="float" office:value="170.260329888292" calcext:value-type="float">
            <text:p>170,26</text:p>
          </table:table-cell>
          <table:table-cell table:number-columns-repeated="2"/>
          <table:table-cell table:style-name="Default" table:formula="of:=IF(MOD([.$A13];5)=0;[.$A13];&quot;&quot;)">
            <text:p/>
          </table:table-cell>
          <table:table-cell table:formula="of:=IF(ISNUMBER([.N13]);[.K1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0.1747220367" calcext:value-type="float">
            <text:p>0,1747220367</text:p>
          </table:table-cell>
          <table:table-cell office:value-type="float" office:value="0.0052375202" calcext:value-type="float">
            <text:p>0,0052375202</text:p>
          </table:table-cell>
          <table:table-cell/>
          <table:table-cell table:formula="of:=IF(AND(ISNUMBER([.B13]);ISNUMBER([.B15]));([.C15]-[.C13])/([.B15]-[.B13]);&quot;nan&quot;)" office:value-type="float" office:value="-0.071445460803443" calcext:value-type="float">
            <text:p>-0,0714454608</text:p>
          </table:table-cell>
          <table:table-cell table:formula="of:=IF(ISNUMBER([.E14]);ATAN([.E14]);&quot;nan&quot;)" office:value-type="float" office:value="-0.0713242684071243" calcext:value-type="float">
            <text:p>-0,0713242684</text:p>
          </table:table-cell>
          <table:table-cell table:formula="of:=IF(ISNUMBER([.F14]);180*[.F14]/PI();&quot;nan&quot;)" office:value-type="float" office:value="-4.08657955658649" calcext:value-type="float">
            <text:p>-4,09</text:p>
          </table:table-cell>
          <table:table-cell/>
          <table:table-cell table:formula="of:=IF(ISNUMBER([.E14]);IF([.B15]&gt;=[.B13];[.E14];-1*[.E14]);&quot;nan&quot;)" office:value-type="float" office:value="0.071445460803443" calcext:value-type="float">
            <text:p>0,0714454608</text:p>
          </table:table-cell>
          <table:table-cell table:formula="of:=IF(ISNUMBER([.F14]);180*ATAN([.I14])/PI();&quot;nan&quot;)" office:value-type="float" office:value="4.08657955658649" calcext:value-type="float">
            <text:p>4,09</text:p>
          </table:table-cell>
          <table:table-cell table:formula="of:=IF(ISNUMBER([.E14]);IF([.B15]&gt;=[.B13];[.G14];[.G14]+180);&quot;nan&quot;)" office:value-type="float" office:value="175.913420443414" calcext:value-type="float">
            <text:p>175,91</text:p>
          </table:table-cell>
          <table:table-cell table:number-columns-repeated="2"/>
          <table:table-cell table:style-name="Default" table:formula="of:=IF(MOD([.$A14];5)=0;[.$A14];&quot;&quot;)">
            <text:p/>
          </table:table-cell>
          <table:table-cell table:formula="of:=IF(ISNUMBER([.N14]);[.K1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0.174665368" calcext:value-type="float">
            <text:p>0,1746653680</text:p>
          </table:table-cell>
          <table:table-cell office:value-type="float" office:value="0.0052361607" calcext:value-type="float">
            <text:p>0,0052361607</text:p>
          </table:table-cell>
          <table:table-cell/>
          <table:table-cell table:formula="of:=IF(AND(ISNUMBER([.B14]);ISNUMBER([.B16]));([.C16]-[.C14])/([.B16]-[.B14]);&quot;nan&quot;)" office:value-type="float" office:value="0.151180756364455" calcext:value-type="float">
            <text:p>0,1511807564</text:p>
          </table:table-cell>
          <table:table-cell table:formula="of:=IF(ISNUMBER([.E15]);ATAN([.E15]);&quot;nan&quot;)" office:value-type="float" office:value="0.150044521056243" calcext:value-type="float">
            <text:p>0,1500445211</text:p>
          </table:table-cell>
          <table:table-cell table:formula="of:=IF(ISNUMBER([.F15]);180*[.F15]/PI();&quot;nan&quot;)" office:value-type="float" office:value="8.59691779558454" calcext:value-type="float">
            <text:p>8,60</text:p>
          </table:table-cell>
          <table:table-cell/>
          <table:table-cell table:formula="of:=IF(ISNUMBER([.E15]);IF([.B16]&gt;=[.B14];[.E15];-1*[.E15]);&quot;nan&quot;)" office:value-type="float" office:value="-0.151180756364455" calcext:value-type="float">
            <text:p>-0,1511807564</text:p>
          </table:table-cell>
          <table:table-cell table:formula="of:=IF(ISNUMBER([.F15]);180*ATAN([.I15])/PI();&quot;nan&quot;)" office:value-type="float" office:value="-8.59691779558454" calcext:value-type="float">
            <text:p>-8,60</text:p>
          </table:table-cell>
          <table:table-cell table:formula="of:=IF(ISNUMBER([.E15]);IF([.B16]&gt;=[.B14];[.G15];[.G15]+180);&quot;nan&quot;)" office:value-type="float" office:value="188.596917795585" calcext:value-type="float">
            <text:p>188,60</text:p>
          </table:table-cell>
          <table:table-cell table:number-columns-repeated="2"/>
          <table:table-cell table:style-name="Default" table:formula="of:=IF(MOD([.$A15];5)=0;[.$A15];&quot;&quot;)">
            <text:p/>
          </table:table-cell>
          <table:table-cell table:formula="of:=IF(ISNUMBER([.N15]);[.K1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0.1745950503" calcext:value-type="float">
            <text:p>0,1745950503</text:p>
          </table:table-cell>
          <table:table-cell office:value-type="float" office:value="0.0052183223" calcext:value-type="float">
            <text:p>0,0052183223</text:p>
          </table:table-cell>
          <table:table-cell/>
          <table:table-cell table:formula="of:=IF(AND(ISNUMBER([.B15]);ISNUMBER([.B17]));([.C17]-[.C15])/([.B17]-[.B15]);&quot;nan&quot;)" office:value-type="float" office:value="0.350285357067325" calcext:value-type="float">
            <text:p>0,3502853571</text:p>
          </table:table-cell>
          <table:table-cell table:formula="of:=IF(ISNUMBER([.E16]);ATAN([.E16]);&quot;nan&quot;)" office:value-type="float" office:value="0.336929012414484" calcext:value-type="float">
            <text:p>0,3369290124</text:p>
          </table:table-cell>
          <table:table-cell table:formula="of:=IF(ISNUMBER([.F16]);180*[.F16]/PI();&quot;nan&quot;)" office:value-type="float" office:value="19.3046104068609" calcext:value-type="float">
            <text:p>19,30</text:p>
          </table:table-cell>
          <table:table-cell/>
          <table:table-cell table:formula="of:=IF(ISNUMBER([.E16]);IF([.B17]&gt;=[.B15];[.E16];-1*[.E16]);&quot;nan&quot;)" office:value-type="float" office:value="-0.350285357067325" calcext:value-type="float">
            <text:p>-0,3502853571</text:p>
          </table:table-cell>
          <table:table-cell table:formula="of:=IF(ISNUMBER([.F16]);180*ATAN([.I16])/PI();&quot;nan&quot;)" office:value-type="float" office:value="-19.3046104068609" calcext:value-type="float">
            <text:p>-19,30</text:p>
          </table:table-cell>
          <table:table-cell table:formula="of:=IF(ISNUMBER([.E16]);IF([.B17]&gt;=[.B15];[.G16];[.G16]+180);&quot;nan&quot;)" office:value-type="float" office:value="199.304610406861" calcext:value-type="float">
            <text:p>199,30</text:p>
          </table:table-cell>
          <table:table-cell table:number-columns-repeated="2"/>
          <table:table-cell table:style-name="Default" table:formula="of:=IF(MOD([.$A16];5)=0;[.$A16];&quot;&quot;)">
            <text:p/>
          </table:table-cell>
          <table:table-cell table:formula="of:=IF(ISNUMBER([.N16]);[.K1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0.1745097209" calcext:value-type="float">
            <text:p>0,1745097209</text:p>
          </table:table-cell>
          <table:table-cell office:value-type="float" office:value="0.0051816398" calcext:value-type="float">
            <text:p>0,0051816398</text:p>
          </table:table-cell>
          <table:table-cell/>
          <table:table-cell table:formula="of:=IF(AND(ISNUMBER([.B16]);ISNUMBER([.B18]));([.C18]-[.C16])/([.B18]-[.B16]);&quot;nan&quot;)" office:value-type="float" office:value="0.492793091960255" calcext:value-type="float">
            <text:p>0,4927930920</text:p>
          </table:table-cell>
          <table:table-cell table:formula="of:=IF(ISNUMBER([.E17]);ATAN([.E17]);&quot;nan&quot;)" office:value-type="float" office:value="0.4578654783085" calcext:value-type="float">
            <text:p>0,4578654783</text:p>
          </table:table-cell>
          <table:table-cell table:formula="of:=IF(ISNUMBER([.F17]);180*[.F17]/PI();&quot;nan&quot;)" office:value-type="float" office:value="26.2337594918158" calcext:value-type="float">
            <text:p>26,23</text:p>
          </table:table-cell>
          <table:table-cell/>
          <table:table-cell table:formula="of:=IF(ISNUMBER([.E17]);IF([.B18]&gt;=[.B16];[.E17];-1*[.E17]);&quot;nan&quot;)" office:value-type="float" office:value="-0.492793091960255" calcext:value-type="float">
            <text:p>-0,4927930920</text:p>
          </table:table-cell>
          <table:table-cell table:formula="of:=IF(ISNUMBER([.F17]);180*ATAN([.I17])/PI();&quot;nan&quot;)" office:value-type="float" office:value="-26.2337594918158" calcext:value-type="float">
            <text:p>-26,23</text:p>
          </table:table-cell>
          <table:table-cell table:formula="of:=IF(ISNUMBER([.E17]);IF([.B18]&gt;=[.B16];[.G17];[.G17]+180);&quot;nan&quot;)" office:value-type="float" office:value="206.233759491816" calcext:value-type="float">
            <text:p>206,23</text:p>
          </table:table-cell>
          <table:table-cell table:number-columns-repeated="2"/>
          <table:table-cell table:style-name="Default" table:formula="of:=IF(MOD([.$A17];5)=0;[.$A17];&quot;&quot;)" office:value-type="float" office:value="375" calcext:value-type="float">
            <text:p>375</text:p>
          </table:table-cell>
          <table:table-cell table:formula="of:=IF(ISNUMBER([.N17]);[.K17];&quot;&quot;)" office:value-type="float" office:value="206.233759491816" calcext:value-type="float">
            <text:p>206,23</text:p>
          </table:table-cell>
          <table:table-cell table:number-columns-repeated="1009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0.1744092494" calcext:value-type="float">
            <text:p>0,1744092494</text:p>
          </table:table-cell>
          <table:table-cell office:value-type="float" office:value="0.0051267609" calcext:value-type="float">
            <text:p>0,0051267609</text:p>
          </table:table-cell>
          <table:table-cell/>
          <table:table-cell table:formula="of:=IF(AND(ISNUMBER([.B17]);ISNUMBER([.B19]));([.C19]-[.C17])/([.B19]-[.B17]);&quot;nan&quot;)" office:value-type="float" office:value="0.566658899040958" calcext:value-type="float">
            <text:p>0,5666588990</text:p>
          </table:table-cell>
          <table:table-cell table:formula="of:=IF(ISNUMBER([.E18]);ATAN([.E18]);&quot;nan&quot;)" office:value-type="float" office:value="0.51554312782363" calcext:value-type="float">
            <text:p>0,5155431278</text:p>
          </table:table-cell>
          <table:table-cell table:formula="of:=IF(ISNUMBER([.F18]);180*[.F18]/PI();&quot;nan&quot;)" office:value-type="float" office:value="29.5384453812675" calcext:value-type="float">
            <text:p>29,54</text:p>
          </table:table-cell>
          <table:table-cell/>
          <table:table-cell table:formula="of:=IF(ISNUMBER([.E18]);IF([.B19]&gt;=[.B17];[.E18];-1*[.E18]);&quot;nan&quot;)" office:value-type="float" office:value="-0.566658899040958" calcext:value-type="float">
            <text:p>-0,5666588990</text:p>
          </table:table-cell>
          <table:table-cell table:formula="of:=IF(ISNUMBER([.F18]);180*ATAN([.I18])/PI();&quot;nan&quot;)" office:value-type="float" office:value="-29.5384453812675" calcext:value-type="float">
            <text:p>-29,54</text:p>
          </table:table-cell>
          <table:table-cell table:formula="of:=IF(ISNUMBER([.E18]);IF([.B19]&gt;=[.B17];[.G18];[.G18]+180);&quot;nan&quot;)" office:value-type="float" office:value="209.538445381268" calcext:value-type="float">
            <text:p>209,54</text:p>
          </table:table-cell>
          <table:table-cell table:number-columns-repeated="2"/>
          <table:table-cell table:style-name="Default" table:formula="of:=IF(MOD([.$A18];5)=0;[.$A18];&quot;&quot;)">
            <text:p/>
          </table:table-cell>
          <table:table-cell table:formula="of:=IF(ISNUMBER([.N18]);[.K1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0.1743084582" calcext:value-type="float">
            <text:p>0,1743084582</text:p>
          </table:table-cell>
          <table:table-cell office:value-type="float" office:value="0.0050675925" calcext:value-type="float">
            <text:p>0,0050675925</text:p>
          </table:table-cell>
          <table:table-cell/>
          <table:table-cell table:formula="of:=IF(AND(ISNUMBER([.B18]);ISNUMBER([.B20]));([.C20]-[.C18])/([.B20]-[.B18]);&quot;nan&quot;)" office:value-type="float" office:value="0.585294326299804" calcext:value-type="float">
            <text:p>0,5852943263</text:p>
          </table:table-cell>
          <table:table-cell table:formula="of:=IF(ISNUMBER([.E19]);ATAN([.E19]);&quot;nan&quot;)" office:value-type="float" office:value="0.529536323975008" calcext:value-type="float">
            <text:p>0,5295363240</text:p>
          </table:table-cell>
          <table:table-cell table:formula="of:=IF(ISNUMBER([.F19]);180*[.F19]/PI();&quot;nan&quot;)" office:value-type="float" office:value="30.3401964626402" calcext:value-type="float">
            <text:p>30,34</text:p>
          </table:table-cell>
          <table:table-cell/>
          <table:table-cell table:formula="of:=IF(ISNUMBER([.E19]);IF([.B20]&gt;=[.B18];[.E19];-1*[.E19]);&quot;nan&quot;)" office:value-type="float" office:value="-0.585294326299804" calcext:value-type="float">
            <text:p>-0,5852943263</text:p>
          </table:table-cell>
          <table:table-cell table:formula="of:=IF(ISNUMBER([.F19]);180*ATAN([.I19])/PI();&quot;nan&quot;)" office:value-type="float" office:value="-30.3401964626402" calcext:value-type="float">
            <text:p>-30,34</text:p>
          </table:table-cell>
          <table:table-cell table:formula="of:=IF(ISNUMBER([.E19]);IF([.B20]&gt;=[.B18];[.G19];[.G19]+180);&quot;nan&quot;)" office:value-type="float" office:value="210.34019646264" calcext:value-type="float">
            <text:p>210,34</text:p>
          </table:table-cell>
          <table:table-cell table:number-columns-repeated="2"/>
          <table:table-cell table:style-name="Default" table:formula="of:=IF(MOD([.$A19];5)=0;[.$A19];&quot;&quot;)">
            <text:p/>
          </table:table-cell>
          <table:table-cell table:formula="of:=IF(ISNUMBER([.N19]);[.K1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0.1742217721" calcext:value-type="float">
            <text:p>0,1742217721</text:p>
          </table:table-cell>
          <table:table-cell office:value-type="float" office:value="0.0050170315" calcext:value-type="float">
            <text:p>0,0050170315</text:p>
          </table:table-cell>
          <table:table-cell/>
          <table:table-cell table:formula="of:=IF(AND(ISNUMBER([.B19]);ISNUMBER([.B21]));([.C21]-[.C19])/([.B21]-[.B19]);&quot;nan&quot;)" office:value-type="float" office:value="0.56355788617051" calcext:value-type="float">
            <text:p>0,5635578862</text:p>
          </table:table-cell>
          <table:table-cell table:formula="of:=IF(ISNUMBER([.E20]);ATAN([.E20]);&quot;nan&quot;)" office:value-type="float" office:value="0.513192713833855" calcext:value-type="float">
            <text:p>0,5131927138</text:p>
          </table:table-cell>
          <table:table-cell table:formula="of:=IF(ISNUMBER([.F20]);180*[.F20]/PI();&quot;nan&quot;)" office:value-type="float" office:value="29.4037765795449" calcext:value-type="float">
            <text:p>29,40</text:p>
          </table:table-cell>
          <table:table-cell/>
          <table:table-cell table:formula="of:=IF(ISNUMBER([.E20]);IF([.B21]&gt;=[.B19];[.E20];-1*[.E20]);&quot;nan&quot;)" office:value-type="float" office:value="-0.56355788617051" calcext:value-type="float">
            <text:p>-0,5635578862</text:p>
          </table:table-cell>
          <table:table-cell table:formula="of:=IF(ISNUMBER([.F20]);180*ATAN([.I20])/PI();&quot;nan&quot;)" office:value-type="float" office:value="-29.4037765795449" calcext:value-type="float">
            <text:p>-29,40</text:p>
          </table:table-cell>
          <table:table-cell table:formula="of:=IF(ISNUMBER([.E20]);IF([.B21]&gt;=[.B19];[.G20];[.G20]+180);&quot;nan&quot;)" office:value-type="float" office:value="209.403776579545" calcext:value-type="float">
            <text:p>209,40</text:p>
          </table:table-cell>
          <table:table-cell table:number-columns-repeated="2"/>
          <table:table-cell table:style-name="Default" table:formula="of:=IF(MOD([.$A20];5)=0;[.$A20];&quot;&quot;)">
            <text:p/>
          </table:table-cell>
          <table:table-cell table:formula="of:=IF(ISNUMBER([.N20]);[.K2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0.1741555944" calcext:value-type="float">
            <text:p>0,1741555944</text:p>
          </table:table-cell>
          <table:table-cell office:value-type="float" office:value="0.0049814449" calcext:value-type="float">
            <text:p>0,0049814449</text:p>
          </table:table-cell>
          <table:table-cell/>
          <table:table-cell table:formula="of:=IF(AND(ISNUMBER([.B20]);ISNUMBER([.B22]));([.C22]-[.C20])/([.B22]-[.B20]);&quot;nan&quot;)" office:value-type="float" office:value="0.486640672572118" calcext:value-type="float">
            <text:p>0,4866406726</text:p>
          </table:table-cell>
          <table:table-cell table:formula="of:=IF(ISNUMBER([.E21]);ATAN([.E21]);&quot;nan&quot;)" office:value-type="float" office:value="0.452903142791009" calcext:value-type="float">
            <text:p>0,4529031428</text:p>
          </table:table-cell>
          <table:table-cell table:formula="of:=IF(ISNUMBER([.F21]);180*[.F21]/PI();&quot;nan&quot;)" office:value-type="float" office:value="25.9494386101357" calcext:value-type="float">
            <text:p>25,95</text:p>
          </table:table-cell>
          <table:table-cell/>
          <table:table-cell table:formula="of:=IF(ISNUMBER([.E21]);IF([.B22]&gt;=[.B20];[.E21];-1*[.E21]);&quot;nan&quot;)" office:value-type="float" office:value="-0.486640672572118" calcext:value-type="float">
            <text:p>-0,4866406726</text:p>
          </table:table-cell>
          <table:table-cell table:formula="of:=IF(ISNUMBER([.F21]);180*ATAN([.I21])/PI();&quot;nan&quot;)" office:value-type="float" office:value="-25.9494386101357" calcext:value-type="float">
            <text:p>-25,95</text:p>
          </table:table-cell>
          <table:table-cell table:formula="of:=IF(ISNUMBER([.E21]);IF([.B22]&gt;=[.B20];[.G21];[.G21]+180);&quot;nan&quot;)" office:value-type="float" office:value="205.949438610136" calcext:value-type="float">
            <text:p>205,95</text:p>
          </table:table-cell>
          <table:table-cell table:number-columns-repeated="2"/>
          <table:table-cell table:style-name="Default" table:formula="of:=IF(MOD([.$A21];5)=0;[.$A21];&quot;&quot;)">
            <text:p/>
          </table:table-cell>
          <table:table-cell table:formula="of:=IF(ISNUMBER([.N21]);[.K2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0.1741122344" calcext:value-type="float">
            <text:p>0,1741122344</text:p>
          </table:table-cell>
          <table:table-cell office:value-type="float" office:value="0.004963726" calcext:value-type="float">
            <text:p>0,0049637260</text:p>
          </table:table-cell>
          <table:table-cell/>
          <table:table-cell table:formula="of:=IF(AND(ISNUMBER([.B21]);ISNUMBER([.B23]));([.C23]-[.C21])/([.B23]-[.B21]);&quot;nan&quot;)" office:value-type="float" office:value="0.265203485952809" calcext:value-type="float">
            <text:p>0,2652034860</text:p>
          </table:table-cell>
          <table:table-cell table:formula="of:=IF(ISNUMBER([.E22]);ATAN([.E22]);&quot;nan&quot;)" office:value-type="float" office:value="0.259235854713616" calcext:value-type="float">
            <text:p>0,2592358547</text:p>
          </table:table-cell>
          <table:table-cell table:formula="of:=IF(ISNUMBER([.F22]);180*[.F22]/PI();&quot;nan&quot;)" office:value-type="float" office:value="14.8531203735568" calcext:value-type="float">
            <text:p>14,85</text:p>
          </table:table-cell>
          <table:table-cell/>
          <table:table-cell table:formula="of:=IF(ISNUMBER([.E22]);IF([.B23]&gt;=[.B21];[.E22];-1*[.E22]);&quot;nan&quot;)" office:value-type="float" office:value="-0.265203485952809" calcext:value-type="float">
            <text:p>-0,2652034860</text:p>
          </table:table-cell>
          <table:table-cell table:formula="of:=IF(ISNUMBER([.F22]);180*ATAN([.I22])/PI();&quot;nan&quot;)" office:value-type="float" office:value="-14.8531203735568" calcext:value-type="float">
            <text:p>-14,85</text:p>
          </table:table-cell>
          <table:table-cell table:formula="of:=IF(ISNUMBER([.E22]);IF([.B23]&gt;=[.B21];[.G22];[.G22]+180);&quot;nan&quot;)" office:value-type="float" office:value="194.853120373557" calcext:value-type="float">
            <text:p>194,85</text:p>
          </table:table-cell>
          <table:table-cell table:number-columns-repeated="2"/>
          <table:table-cell table:style-name="Default" table:formula="of:=IF(MOD([.$A22];5)=0;[.$A22];&quot;&quot;)" office:value-type="float" office:value="380" calcext:value-type="float">
            <text:p>380</text:p>
          </table:table-cell>
          <table:table-cell table:formula="of:=IF(ISNUMBER([.N22]);[.K22];&quot;&quot;)" office:value-type="float" office:value="194.853120373557" calcext:value-type="float">
            <text:p>194,85</text:p>
          </table:table-cell>
          <table:table-cell table:number-columns-repeated="1009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0.1740883072" calcext:value-type="float">
            <text:p>0,1740883072</text:p>
          </table:table-cell>
          <table:table-cell office:value-type="float" office:value="0.0049636001" calcext:value-type="float">
            <text:p>0,0049636001</text:p>
          </table:table-cell>
          <table:table-cell/>
          <table:table-cell table:formula="of:=IF(AND(ISNUMBER([.B22]);ISNUMBER([.B24]));([.C24]-[.C22])/([.B24]-[.B22]);&quot;nan&quot;)" office:value-type="float" office:value="-0.222397114281082" calcext:value-type="float">
            <text:p>-0,2223971143</text:p>
          </table:table-cell>
          <table:table-cell table:formula="of:=IF(ISNUMBER([.E23]);ATAN([.E23]);&quot;nan&quot;)" office:value-type="float" office:value="-0.218835601544471" calcext:value-type="float">
            <text:p>-0,2188356015</text:p>
          </table:table-cell>
          <table:table-cell table:formula="of:=IF(ISNUMBER([.F23]);180*[.F23]/PI();&quot;nan&quot;)" office:value-type="float" office:value="-12.5383563757047" calcext:value-type="float">
            <text:p>-12,54</text:p>
          </table:table-cell>
          <table:table-cell/>
          <table:table-cell table:formula="of:=IF(ISNUMBER([.E23]);IF([.B24]&gt;=[.B22];[.E23];-1*[.E23]);&quot;nan&quot;)" office:value-type="float" office:value="0.222397114281082" calcext:value-type="float">
            <text:p>0,2223971143</text:p>
          </table:table-cell>
          <table:table-cell table:formula="of:=IF(ISNUMBER([.F23]);180*ATAN([.I23])/PI();&quot;nan&quot;)" office:value-type="float" office:value="12.5383563757047" calcext:value-type="float">
            <text:p>12,54</text:p>
          </table:table-cell>
          <table:table-cell table:formula="of:=IF(ISNUMBER([.E23]);IF([.B24]&gt;=[.B22];[.G23];[.G23]+180);&quot;nan&quot;)" office:value-type="float" office:value="167.461643624295" calcext:value-type="float">
            <text:p>167,46</text:p>
          </table:table-cell>
          <table:table-cell table:number-columns-repeated="2"/>
          <table:table-cell table:style-name="Default" table:formula="of:=IF(MOD([.$A23];5)=0;[.$A23];&quot;&quot;)">
            <text:p/>
          </table:table-cell>
          <table:table-cell table:formula="of:=IF(ISNUMBER([.N23]);[.K2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0.1740725909" calcext:value-type="float">
            <text:p>0,1740725909</text:p>
          </table:table-cell>
          <table:table-cell office:value-type="float" office:value="0.0049725426" calcext:value-type="float">
            <text:p>0,0049725426</text:p>
          </table:table-cell>
          <table:table-cell/>
          <table:table-cell table:formula="of:=IF(AND(ISNUMBER([.B23]);ISNUMBER([.B25]));([.C25]-[.C23])/([.B25]-[.B23]);&quot;nan&quot;)" office:value-type="float" office:value="-0.589331551742094" calcext:value-type="float">
            <text:p>-0,5893315517</text:p>
          </table:table-cell>
          <table:table-cell table:formula="of:=IF(ISNUMBER([.E24]);ATAN([.E24]);&quot;nan&quot;)" office:value-type="float" office:value="-0.532538120403915" calcext:value-type="float">
            <text:p>-0,5325381204</text:p>
          </table:table-cell>
          <table:table-cell table:formula="of:=IF(ISNUMBER([.F24]);180*[.F24]/PI();&quot;nan&quot;)" office:value-type="float" office:value="-30.512186728974" calcext:value-type="float">
            <text:p>-30,51</text:p>
          </table:table-cell>
          <table:table-cell/>
          <table:table-cell table:formula="of:=IF(ISNUMBER([.E24]);IF([.B25]&gt;=[.B23];[.E24];-1*[.E24]);&quot;nan&quot;)" office:value-type="float" office:value="0.589331551742094" calcext:value-type="float">
            <text:p>0,5893315517</text:p>
          </table:table-cell>
          <table:table-cell table:formula="of:=IF(ISNUMBER([.F24]);180*ATAN([.I24])/PI();&quot;nan&quot;)" office:value-type="float" office:value="30.512186728974" calcext:value-type="float">
            <text:p>30,51</text:p>
          </table:table-cell>
          <table:table-cell table:formula="of:=IF(ISNUMBER([.E24]);IF([.B25]&gt;=[.B23];[.G24];[.G24]+180);&quot;nan&quot;)" office:value-type="float" office:value="149.487813271026" calcext:value-type="float">
            <text:p>149,49</text:p>
          </table:table-cell>
          <table:table-cell table:number-columns-repeated="2"/>
          <table:table-cell table:style-name="Default" table:formula="of:=IF(MOD([.$A24];5)=0;[.$A24];&quot;&quot;)">
            <text:p/>
          </table:table-cell>
          <table:table-cell table:formula="of:=IF(ISNUMBER([.N24]);[.K2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0.1740570243" calcext:value-type="float">
            <text:p>0,1740570243</text:p>
          </table:table-cell>
          <table:table-cell office:value-type="float" office:value="0.0049820361" calcext:value-type="float">
            <text:p>0,0049820361</text:p>
          </table:table-cell>
          <table:table-cell/>
          <table:table-cell table:formula="of:=IF(AND(ISNUMBER([.B24]);ISNUMBER([.B26]));([.C26]-[.C24])/([.B26]-[.B24]);&quot;nan&quot;)" office:value-type="float" office:value="-0.369457300738111" calcext:value-type="float">
            <text:p>-0,3694573007</text:p>
          </table:table-cell>
          <table:table-cell table:formula="of:=IF(ISNUMBER([.E25]);ATAN([.E25]);&quot;nan&quot;)" office:value-type="float" office:value="-0.353902484794245" calcext:value-type="float">
            <text:p>-0,3539024848</text:p>
          </table:table-cell>
          <table:table-cell table:formula="of:=IF(ISNUMBER([.F25]);180*[.F25]/PI();&quot;nan&quot;)" office:value-type="float" office:value="-20.277118737903" calcext:value-type="float">
            <text:p>-20,28</text:p>
          </table:table-cell>
          <table:table-cell/>
          <table:table-cell table:formula="of:=IF(ISNUMBER([.E25]);IF([.B26]&gt;=[.B24];[.E25];-1*[.E25]);&quot;nan&quot;)" office:value-type="float" office:value="0.369457300738111" calcext:value-type="float">
            <text:p>0,3694573007</text:p>
          </table:table-cell>
          <table:table-cell table:formula="of:=IF(ISNUMBER([.F25]);180*ATAN([.I25])/PI();&quot;nan&quot;)" office:value-type="float" office:value="20.277118737903" calcext:value-type="float">
            <text:p>20,28</text:p>
          </table:table-cell>
          <table:table-cell table:formula="of:=IF(ISNUMBER([.E25]);IF([.B26]&gt;=[.B24];[.G25];[.G25]+180);&quot;nan&quot;)" office:value-type="float" office:value="159.722881262097" calcext:value-type="float">
            <text:p>159,72</text:p>
          </table:table-cell>
          <table:table-cell table:number-columns-repeated="2"/>
          <table:table-cell table:style-name="Default" table:formula="of:=IF(MOD([.$A25];5)=0;[.$A25];&quot;&quot;)">
            <text:p/>
          </table:table-cell>
          <table:table-cell table:formula="of:=IF(ISNUMBER([.N25]);[.K2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0.1740362706" calcext:value-type="float">
            <text:p>0,1740362706</text:p>
          </table:table-cell>
          <table:table-cell office:value-type="float" office:value="0.0049859614" calcext:value-type="float">
            <text:p>0,0049859614</text:p>
          </table:table-cell>
          <table:table-cell/>
          <table:table-cell table:formula="of:=IF(AND(ISNUMBER([.B25]);ISNUMBER([.B27]));([.C27]-[.C25])/([.B27]-[.B25]);&quot;nan&quot;)" office:value-type="float" office:value="0.0302911205780087" calcext:value-type="float">
            <text:p>0,0302911206</text:p>
          </table:table-cell>
          <table:table-cell table:formula="of:=IF(ISNUMBER([.E26]);ATAN([.E26]);&quot;nan&quot;)" office:value-type="float" office:value="0.0302818611158169" calcext:value-type="float">
            <text:p>0,0302818611</text:p>
          </table:table-cell>
          <table:table-cell table:formula="of:=IF(ISNUMBER([.F26]);180*[.F26]/PI();&quot;nan&quot;)" office:value-type="float" office:value="1.73502283773763" calcext:value-type="float">
            <text:p>1,74</text:p>
          </table:table-cell>
          <table:table-cell/>
          <table:table-cell table:formula="of:=IF(ISNUMBER([.E26]);IF([.B27]&gt;=[.B25];[.E26];-1*[.E26]);&quot;nan&quot;)" office:value-type="float" office:value="-0.0302911205780087" calcext:value-type="float">
            <text:p>-0,0302911206</text:p>
          </table:table-cell>
          <table:table-cell table:formula="of:=IF(ISNUMBER([.F26]);180*ATAN([.I26])/PI();&quot;nan&quot;)" office:value-type="float" office:value="-1.73502283773763" calcext:value-type="float">
            <text:p>-1,74</text:p>
          </table:table-cell>
          <table:table-cell table:formula="of:=IF(ISNUMBER([.E26]);IF([.B27]&gt;=[.B25];[.G26];[.G26]+180);&quot;nan&quot;)" office:value-type="float" office:value="181.735022837738" calcext:value-type="float">
            <text:p>181,74</text:p>
          </table:table-cell>
          <table:table-cell table:number-columns-repeated="2"/>
          <table:table-cell table:style-name="Default" table:formula="of:=IF(MOD([.$A26];5)=0;[.$A26];&quot;&quot;)">
            <text:p/>
          </table:table-cell>
          <table:table-cell table:formula="of:=IF(ISNUMBER([.N26]);[.K2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0.1740079175" calcext:value-type="float">
            <text:p>0,1740079175</text:p>
          </table:table-cell>
          <table:table-cell office:value-type="float" office:value="0.0049805486" calcext:value-type="float">
            <text:p>0,0049805486</text:p>
          </table:table-cell>
          <table:table-cell/>
          <table:table-cell table:formula="of:=IF(AND(ISNUMBER([.B26]);ISNUMBER([.B28]));([.C28]-[.C26])/([.B28]-[.B26]);&quot;nan&quot;)" office:value-type="float" office:value="0.340037736552821" calcext:value-type="float">
            <text:p>0,3400377366</text:p>
          </table:table-cell>
          <table:table-cell table:formula="of:=IF(ISNUMBER([.E27]);ATAN([.E27]);&quot;nan&quot;)" office:value-type="float" office:value="0.327772332631045" calcext:value-type="float">
            <text:p>0,3277723326</text:p>
          </table:table-cell>
          <table:table-cell table:formula="of:=IF(ISNUMBER([.F27]);180*[.F27]/PI();&quot;nan&quot;)" office:value-type="float" office:value="18.779971300917" calcext:value-type="float">
            <text:p>18,78</text:p>
          </table:table-cell>
          <table:table-cell/>
          <table:table-cell table:formula="of:=IF(ISNUMBER([.E27]);IF([.B28]&gt;=[.B26];[.E27];-1*[.E27]);&quot;nan&quot;)" office:value-type="float" office:value="-0.340037736552821" calcext:value-type="float">
            <text:p>-0,3400377366</text:p>
          </table:table-cell>
          <table:table-cell table:formula="of:=IF(ISNUMBER([.F27]);180*ATAN([.I27])/PI();&quot;nan&quot;)" office:value-type="float" office:value="-18.779971300917" calcext:value-type="float">
            <text:p>-18,78</text:p>
          </table:table-cell>
          <table:table-cell table:formula="of:=IF(ISNUMBER([.E27]);IF([.B28]&gt;=[.B26];[.G27];[.G27]+180);&quot;nan&quot;)" office:value-type="float" office:value="198.779971300917" calcext:value-type="float">
            <text:p>198,78</text:p>
          </table:table-cell>
          <table:table-cell table:number-columns-repeated="2"/>
          <table:table-cell table:style-name="Default" table:formula="of:=IF(MOD([.$A27];5)=0;[.$A27];&quot;&quot;)" office:value-type="float" office:value="385" calcext:value-type="float">
            <text:p>385</text:p>
          </table:table-cell>
          <table:table-cell table:formula="of:=IF(ISNUMBER([.N27]);[.K27];&quot;&quot;)" office:value-type="float" office:value="198.779971300917" calcext:value-type="float">
            <text:p>198,78</text:p>
          </table:table-cell>
          <table:table-cell table:number-columns-repeated="1009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0.1739719298" calcext:value-type="float">
            <text:p>0,1739719298</text:p>
          </table:table-cell>
          <table:table-cell office:value-type="float" office:value="0.0049640831" calcext:value-type="float">
            <text:p>0,0049640831</text:p>
          </table:table-cell>
          <table:table-cell/>
          <table:table-cell table:formula="of:=IF(AND(ISNUMBER([.B27]);ISNUMBER([.B29]));([.C29]-[.C27])/([.B29]-[.B27]);&quot;nan&quot;)" office:value-type="float" office:value="0.487179117222321" calcext:value-type="float">
            <text:p>0,4871791172</text:p>
          </table:table-cell>
          <table:table-cell table:formula="of:=IF(ISNUMBER([.E28]);ATAN([.E28]);&quot;nan&quot;)" office:value-type="float" office:value="0.453338396861507" calcext:value-type="float">
            <text:p>0,4533383969</text:p>
          </table:table-cell>
          <table:table-cell table:formula="of:=IF(ISNUMBER([.F28]);180*[.F28]/PI();&quot;nan&quot;)" office:value-type="float" office:value="25.9743768313911" calcext:value-type="float">
            <text:p>25,97</text:p>
          </table:table-cell>
          <table:table-cell/>
          <table:table-cell table:formula="of:=IF(ISNUMBER([.E28]);IF([.B29]&gt;=[.B27];[.E28];-1*[.E28]);&quot;nan&quot;)" office:value-type="float" office:value="-0.487179117222321" calcext:value-type="float">
            <text:p>-0,4871791172</text:p>
          </table:table-cell>
          <table:table-cell table:formula="of:=IF(ISNUMBER([.F28]);180*ATAN([.I28])/PI();&quot;nan&quot;)" office:value-type="float" office:value="-25.9743768313911" calcext:value-type="float">
            <text:p>-25,97</text:p>
          </table:table-cell>
          <table:table-cell table:formula="of:=IF(ISNUMBER([.E28]);IF([.B29]&gt;=[.B27];[.G28];[.G28]+180);&quot;nan&quot;)" office:value-type="float" office:value="205.974376831391" calcext:value-type="float">
            <text:p>205,97</text:p>
          </table:table-cell>
          <table:table-cell table:number-columns-repeated="2"/>
          <table:table-cell table:style-name="Default" table:formula="of:=IF(MOD([.$A28];5)=0;[.$A28];&quot;&quot;)">
            <text:p/>
          </table:table-cell>
          <table:table-cell table:formula="of:=IF(ISNUMBER([.N28]);[.K2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0.1739316786" calcext:value-type="float">
            <text:p>0,1739316786</text:p>
          </table:table-cell>
          <table:table-cell office:value-type="float" office:value="0.0049434066" calcext:value-type="float">
            <text:p>0,0049434066</text:p>
          </table:table-cell>
          <table:table-cell/>
          <table:table-cell table:formula="of:=IF(AND(ISNUMBER([.B28]);ISNUMBER([.B30]));([.C30]-[.C28])/([.B30]-[.B28]);&quot;nan&quot;)" office:value-type="float" office:value="0.458834173764078" calcext:value-type="float">
            <text:p>0,4588341738</text:p>
          </table:table-cell>
          <table:table-cell table:formula="of:=IF(ISNUMBER([.E29]);ATAN([.E29]);&quot;nan&quot;)" office:value-type="float" office:value="0.430176094528812" calcext:value-type="float">
            <text:p>0,4301760945</text:p>
          </table:table-cell>
          <table:table-cell table:formula="of:=IF(ISNUMBER([.F29]);180*[.F29]/PI();&quot;nan&quot;)" office:value-type="float" office:value="24.6472746639217" calcext:value-type="float">
            <text:p>24,65</text:p>
          </table:table-cell>
          <table:table-cell/>
          <table:table-cell table:formula="of:=IF(ISNUMBER([.E29]);IF([.B30]&gt;=[.B28];[.E29];-1*[.E29]);&quot;nan&quot;)" office:value-type="float" office:value="-0.458834173764078" calcext:value-type="float">
            <text:p>-0,4588341738</text:p>
          </table:table-cell>
          <table:table-cell table:formula="of:=IF(ISNUMBER([.F29]);180*ATAN([.I29])/PI();&quot;nan&quot;)" office:value-type="float" office:value="-24.6472746639217" calcext:value-type="float">
            <text:p>-24,65</text:p>
          </table:table-cell>
          <table:table-cell table:formula="of:=IF(ISNUMBER([.E29]);IF([.B30]&gt;=[.B28];[.G29];[.G29]+180);&quot;nan&quot;)" office:value-type="float" office:value="204.647274663922" calcext:value-type="float">
            <text:p>204,65</text:p>
          </table:table-cell>
          <table:table-cell table:number-columns-repeated="2"/>
          <table:table-cell table:style-name="Default" table:formula="of:=IF(MOD([.$A29];5)=0;[.$A29];&quot;&quot;)">
            <text:p/>
          </table:table-cell>
          <table:table-cell table:formula="of:=IF(ISNUMBER([.N29]);[.K2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0.1738890358" calcext:value-type="float">
            <text:p>0,1738890358</text:p>
          </table:table-cell>
          <table:table-cell office:value-type="float" office:value="0.0049260485" calcext:value-type="float">
            <text:p>0,0049260485</text:p>
          </table:table-cell>
          <table:table-cell/>
          <table:table-cell table:formula="of:=IF(AND(ISNUMBER([.B29]);ISNUMBER([.B31]));([.C31]-[.C29])/([.B31]-[.B29]);&quot;nan&quot;)" office:value-type="float" office:value="0.316046534231937" calcext:value-type="float">
            <text:p>0,3160465342</text:p>
          </table:table-cell>
          <table:table-cell table:formula="of:=IF(ISNUMBER([.E30]);ATAN([.E30]);&quot;nan&quot;)" office:value-type="float" office:value="0.306112604418747" calcext:value-type="float">
            <text:p>0,3061126044</text:p>
          </table:table-cell>
          <table:table-cell table:formula="of:=IF(ISNUMBER([.F30]);180*[.F30]/PI();&quot;nan&quot;)" office:value-type="float" office:value="17.5389602889519" calcext:value-type="float">
            <text:p>17,54</text:p>
          </table:table-cell>
          <table:table-cell/>
          <table:table-cell table:formula="of:=IF(ISNUMBER([.E30]);IF([.B31]&gt;=[.B29];[.E30];-1*[.E30]);&quot;nan&quot;)" office:value-type="float" office:value="-0.316046534231937" calcext:value-type="float">
            <text:p>-0,3160465342</text:p>
          </table:table-cell>
          <table:table-cell table:formula="of:=IF(ISNUMBER([.F30]);180*ATAN([.I30])/PI();&quot;nan&quot;)" office:value-type="float" office:value="-17.5389602889519" calcext:value-type="float">
            <text:p>-17,54</text:p>
          </table:table-cell>
          <table:table-cell table:formula="of:=IF(ISNUMBER([.E30]);IF([.B31]&gt;=[.B29];[.G30];[.G30]+180);&quot;nan&quot;)" office:value-type="float" office:value="197.538960288952" calcext:value-type="float">
            <text:p>197,54</text:p>
          </table:table-cell>
          <table:table-cell table:number-columns-repeated="2"/>
          <table:table-cell table:style-name="Default" table:formula="of:=IF(MOD([.$A30];5)=0;[.$A30];&quot;&quot;)">
            <text:p/>
          </table:table-cell>
          <table:table-cell table:formula="of:=IF(ISNUMBER([.N30]);[.K3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0.1738452562" calcext:value-type="float">
            <text:p>0,1738452562</text:p>
          </table:table-cell>
          <table:table-cell office:value-type="float" office:value="0.0049160931" calcext:value-type="float">
            <text:p>0,0049160931</text:p>
          </table:table-cell>
          <table:table-cell/>
          <table:table-cell table:formula="of:=IF(AND(ISNUMBER([.B30]);ISNUMBER([.B32]));([.C32]-[.C30])/([.B32]-[.B30]);&quot;nan&quot;)" office:value-type="float" office:value="0.120510020031005" calcext:value-type="float">
            <text:p>0,1205100200</text:p>
          </table:table-cell>
          <table:table-cell table:formula="of:=IF(ISNUMBER([.E31]);ATAN([.E31]);&quot;nan&quot;)" office:value-type="float" office:value="0.119931675642302" calcext:value-type="float">
            <text:p>0,1199316756</text:p>
          </table:table-cell>
          <table:table-cell table:formula="of:=IF(ISNUMBER([.F31]);180*[.F31]/PI();&quot;nan&quot;)" office:value-type="float" office:value="6.87157884423585" calcext:value-type="float">
            <text:p>6,87</text:p>
          </table:table-cell>
          <table:table-cell/>
          <table:table-cell table:formula="of:=IF(ISNUMBER([.E31]);IF([.B32]&gt;=[.B30];[.E31];-1*[.E31]);&quot;nan&quot;)" office:value-type="float" office:value="-0.120510020031005" calcext:value-type="float">
            <text:p>-0,1205100200</text:p>
          </table:table-cell>
          <table:table-cell table:formula="of:=IF(ISNUMBER([.F31]);180*ATAN([.I31])/PI();&quot;nan&quot;)" office:value-type="float" office:value="-6.87157884423585" calcext:value-type="float">
            <text:p>-6,87</text:p>
          </table:table-cell>
          <table:table-cell table:formula="of:=IF(ISNUMBER([.E31]);IF([.B32]&gt;=[.B30];[.G31];[.G31]+180);&quot;nan&quot;)" office:value-type="float" office:value="186.871578844236" calcext:value-type="float">
            <text:p>186,87</text:p>
          </table:table-cell>
          <table:table-cell table:number-columns-repeated="2"/>
          <table:table-cell table:style-name="Default" table:formula="of:=IF(MOD([.$A31];5)=0;[.$A31];&quot;&quot;)">
            <text:p/>
          </table:table-cell>
          <table:table-cell table:formula="of:=IF(ISNUMBER([.N31]);[.K3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0.1738007726" calcext:value-type="float">
            <text:p>0,1738007726</text:p>
          </table:table-cell>
          <table:table-cell office:value-type="float" office:value="0.0049154119" calcext:value-type="float">
            <text:p>0,0049154119</text:p>
          </table:table-cell>
          <table:table-cell/>
          <table:table-cell table:formula="of:=IF(AND(ISNUMBER([.B31]);ISNUMBER([.B33]));([.C33]-[.C31])/([.B33]-[.B31]);&quot;nan&quot;)" office:value-type="float" office:value="-0.0964630437511352" calcext:value-type="float">
            <text:p>-0,0964630438</text:p>
          </table:table-cell>
          <table:table-cell table:formula="of:=IF(ISNUMBER([.E32]);ATAN([.E32]);&quot;nan&quot;)" office:value-type="float" office:value="-0.0961655031556451" calcext:value-type="float">
            <text:p>-0,0961655032</text:p>
          </table:table-cell>
          <table:table-cell table:formula="of:=IF(ISNUMBER([.F32]);180*[.F32]/PI();&quot;nan&quot;)" office:value-type="float" office:value="-5.50987746557047" calcext:value-type="float">
            <text:p>-5,51</text:p>
          </table:table-cell>
          <table:table-cell/>
          <table:table-cell table:formula="of:=IF(ISNUMBER([.E32]);IF([.B33]&gt;=[.B31];[.E32];-1*[.E32]);&quot;nan&quot;)" office:value-type="float" office:value="0.0964630437511352" calcext:value-type="float">
            <text:p>0,0964630438</text:p>
          </table:table-cell>
          <table:table-cell table:formula="of:=IF(ISNUMBER([.F32]);180*ATAN([.I32])/PI();&quot;nan&quot;)" office:value-type="float" office:value="5.50987746557047" calcext:value-type="float">
            <text:p>5,51</text:p>
          </table:table-cell>
          <table:table-cell table:formula="of:=IF(ISNUMBER([.E32]);IF([.B33]&gt;=[.B31];[.G32];[.G32]+180);&quot;nan&quot;)" office:value-type="float" office:value="174.49012253443" calcext:value-type="float">
            <text:p>174,49</text:p>
          </table:table-cell>
          <table:table-cell table:number-columns-repeated="2"/>
          <table:table-cell table:style-name="Default" table:formula="of:=IF(MOD([.$A32];5)=0;[.$A32];&quot;&quot;)" office:value-type="float" office:value="390" calcext:value-type="float">
            <text:p>390</text:p>
          </table:table-cell>
          <table:table-cell table:formula="of:=IF(ISNUMBER([.N32]);[.K32];&quot;&quot;)" office:value-type="float" office:value="174.49012253443" calcext:value-type="float">
            <text:p>174,49</text:p>
          </table:table-cell>
          <table:table-cell table:number-columns-repeated="1009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0.173754438" calcext:value-type="float">
            <text:p>0,1737544380</text:p>
          </table:table-cell>
          <table:table-cell office:value-type="float" office:value="0.0049248537" calcext:value-type="float">
            <text:p>0,0049248537</text:p>
          </table:table-cell>
          <table:table-cell/>
          <table:table-cell table:formula="of:=IF(AND(ISNUMBER([.B32]);ISNUMBER([.B34]));([.C34]-[.C32])/([.B34]-[.B32]);&quot;nan&quot;)" office:value-type="float" office:value="-0.22727439454452" calcext:value-type="float">
            <text:p>-0,2272743945</text:p>
          </table:table-cell>
          <table:table-cell table:formula="of:=IF(ISNUMBER([.E33]);ATAN([.E33]);&quot;nan&quot;)" office:value-type="float" office:value="-0.223478186522277" calcext:value-type="float">
            <text:p>-0,2234781865</text:p>
          </table:table-cell>
          <table:table-cell table:formula="of:=IF(ISNUMBER([.F33]);180*[.F33]/PI();&quot;nan&quot;)" office:value-type="float" office:value="-12.8043569009639" calcext:value-type="float">
            <text:p>-12,80</text:p>
          </table:table-cell>
          <table:table-cell/>
          <table:table-cell table:formula="of:=IF(ISNUMBER([.E33]);IF([.B34]&gt;=[.B32];[.E33];-1*[.E33]);&quot;nan&quot;)" office:value-type="float" office:value="0.22727439454452" calcext:value-type="float">
            <text:p>0,2272743945</text:p>
          </table:table-cell>
          <table:table-cell table:formula="of:=IF(ISNUMBER([.F33]);180*ATAN([.I33])/PI();&quot;nan&quot;)" office:value-type="float" office:value="12.8043569009639" calcext:value-type="float">
            <text:p>12,80</text:p>
          </table:table-cell>
          <table:table-cell table:formula="of:=IF(ISNUMBER([.E33]);IF([.B34]&gt;=[.B32];[.G33];[.G33]+180);&quot;nan&quot;)" office:value-type="float" office:value="167.195643099036" calcext:value-type="float">
            <text:p>167,20</text:p>
          </table:table-cell>
          <table:table-cell table:number-columns-repeated="2"/>
          <table:table-cell table:style-name="Default" table:formula="of:=IF(MOD([.$A33];5)=0;[.$A33];&quot;&quot;)">
            <text:p/>
          </table:table-cell>
          <table:table-cell table:formula="of:=IF(ISNUMBER([.N33]);[.K3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0.1737053527" calcext:value-type="float">
            <text:p>0,1737053527</text:p>
          </table:table-cell>
          <table:table-cell office:value-type="float" office:value="0.0049370984" calcext:value-type="float">
            <text:p>0,0049370984</text:p>
          </table:table-cell>
          <table:table-cell/>
          <table:table-cell table:formula="of:=IF(AND(ISNUMBER([.B33]);ISNUMBER([.B35]));([.C35]-[.C33])/([.B35]-[.B33]);&quot;nan&quot;)" office:value-type="float" office:value="-0.190806721706869" calcext:value-type="float">
            <text:p>-0,1908067217</text:p>
          </table:table-cell>
          <table:table-cell table:formula="of:=IF(ISNUMBER([.E34]);ATAN([.E34]);&quot;nan&quot;)" office:value-type="float" office:value="-0.188540444938355" calcext:value-type="float">
            <text:p>-0,1885404449</text:p>
          </table:table-cell>
          <table:table-cell table:formula="of:=IF(ISNUMBER([.F34]);180*[.F34]/PI();&quot;nan&quot;)" office:value-type="float" office:value="-10.8025717624864" calcext:value-type="float">
            <text:p>-10,80</text:p>
          </table:table-cell>
          <table:table-cell/>
          <table:table-cell table:formula="of:=IF(ISNUMBER([.E34]);IF([.B35]&gt;=[.B33];[.E34];-1*[.E34]);&quot;nan&quot;)" office:value-type="float" office:value="0.190806721706869" calcext:value-type="float">
            <text:p>0,1908067217</text:p>
          </table:table-cell>
          <table:table-cell table:formula="of:=IF(ISNUMBER([.F34]);180*ATAN([.I34])/PI();&quot;nan&quot;)" office:value-type="float" office:value="10.8025717624864" calcext:value-type="float">
            <text:p>10,80</text:p>
          </table:table-cell>
          <table:table-cell table:formula="of:=IF(ISNUMBER([.E34]);IF([.B35]&gt;=[.B33];[.G34];[.G34]+180);&quot;nan&quot;)" office:value-type="float" office:value="169.197428237514" calcext:value-type="float">
            <text:p>169,20</text:p>
          </table:table-cell>
          <table:table-cell table:number-columns-repeated="2"/>
          <table:table-cell table:style-name="Default" table:formula="of:=IF(MOD([.$A34];5)=0;[.$A34];&quot;&quot;)">
            <text:p/>
          </table:table-cell>
          <table:table-cell table:formula="of:=IF(ISNUMBER([.N34]);[.K3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0.1736551894" calcext:value-type="float">
            <text:p>0,1736551894</text:p>
          </table:table-cell>
          <table:table-cell office:value-type="float" office:value="0.004943791" calcext:value-type="float">
            <text:p>0,0049437910</text:p>
          </table:table-cell>
          <table:table-cell/>
          <table:table-cell table:formula="of:=IF(AND(ISNUMBER([.B34]);ISNUMBER([.B36]));([.C36]-[.C34])/([.B36]-[.B34]);&quot;nan&quot;)" office:value-type="float" office:value="-0.0281563807136525" calcext:value-type="float">
            <text:p>-0,0281563807</text:p>
          </table:table-cell>
          <table:table-cell table:formula="of:=IF(ISNUMBER([.E35]);ATAN([.E35]);&quot;nan&quot;)" office:value-type="float" office:value="-0.0281489436290976" calcext:value-type="float">
            <text:p>-0,0281489436</text:p>
          </table:table-cell>
          <table:table-cell table:formula="of:=IF(ISNUMBER([.F35]);180*[.F35]/PI();&quot;nan&quot;)" office:value-type="float" office:value="-1.61281566769896" calcext:value-type="float">
            <text:p>-1,61</text:p>
          </table:table-cell>
          <table:table-cell/>
          <table:table-cell table:formula="of:=IF(ISNUMBER([.E35]);IF([.B36]&gt;=[.B34];[.E35];-1*[.E35]);&quot;nan&quot;)" office:value-type="float" office:value="0.0281563807136525" calcext:value-type="float">
            <text:p>0,0281563807</text:p>
          </table:table-cell>
          <table:table-cell table:formula="of:=IF(ISNUMBER([.F35]);180*ATAN([.I35])/PI();&quot;nan&quot;)" office:value-type="float" office:value="1.61281566769896" calcext:value-type="float">
            <text:p>1,61</text:p>
          </table:table-cell>
          <table:table-cell table:formula="of:=IF(ISNUMBER([.E35]);IF([.B36]&gt;=[.B34];[.G35];[.G35]+180);&quot;nan&quot;)" office:value-type="float" office:value="178.387184332301" calcext:value-type="float">
            <text:p>178,39</text:p>
          </table:table-cell>
          <table:table-cell table:number-columns-repeated="2"/>
          <table:table-cell table:style-name="Default" table:formula="of:=IF(MOD([.$A35];5)=0;[.$A35];&quot;&quot;)">
            <text:p/>
          </table:table-cell>
          <table:table-cell table:formula="of:=IF(ISNUMBER([.N35]);[.K3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0.1736060182" calcext:value-type="float">
            <text:p>0,1736060182</text:p>
          </table:table-cell>
          <table:table-cell office:value-type="float" office:value="0.0049398953" calcext:value-type="float">
            <text:p>0,0049398953</text:p>
          </table:table-cell>
          <table:table-cell/>
          <table:table-cell table:formula="of:=IF(AND(ISNUMBER([.B35]);ISNUMBER([.B37]));([.C37]-[.C35])/([.B37]-[.B35]);&quot;nan&quot;)" office:value-type="float" office:value="0.216076546788582" calcext:value-type="float">
            <text:p>0,2160765468</text:p>
          </table:table-cell>
          <table:table-cell table:formula="of:=IF(ISNUMBER([.E36]);ATAN([.E36]);&quot;nan&quot;)" office:value-type="float" office:value="0.212804914155947" calcext:value-type="float">
            <text:p>0,2128049142</text:p>
          </table:table-cell>
          <table:table-cell table:formula="of:=IF(ISNUMBER([.F36]);180*[.F36]/PI();&quot;nan&quot;)" office:value-type="float" office:value="12.1928234407796" calcext:value-type="float">
            <text:p>12,19</text:p>
          </table:table-cell>
          <table:table-cell/>
          <table:table-cell table:formula="of:=IF(ISNUMBER([.E36]);IF([.B37]&gt;=[.B35];[.E36];-1*[.E36]);&quot;nan&quot;)" office:value-type="float" office:value="-0.216076546788582" calcext:value-type="float">
            <text:p>-0,2160765468</text:p>
          </table:table-cell>
          <table:table-cell table:formula="of:=IF(ISNUMBER([.F36]);180*ATAN([.I36])/PI();&quot;nan&quot;)" office:value-type="float" office:value="-12.1928234407796" calcext:value-type="float">
            <text:p>-12,19</text:p>
          </table:table-cell>
          <table:table-cell table:formula="of:=IF(ISNUMBER([.E36]);IF([.B37]&gt;=[.B35];[.G36];[.G36]+180);&quot;nan&quot;)" office:value-type="float" office:value="192.19282344078" calcext:value-type="float">
            <text:p>192,19</text:p>
          </table:table-cell>
          <table:table-cell table:number-columns-repeated="2"/>
          <table:table-cell table:style-name="Default" table:formula="of:=IF(MOD([.$A36];5)=0;[.$A36];&quot;&quot;)">
            <text:p/>
          </table:table-cell>
          <table:table-cell table:formula="of:=IF(ISNUMBER([.N36]);[.K3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0.1735599065" calcext:value-type="float">
            <text:p>0,1735599065</text:p>
          </table:table-cell>
          <table:table-cell office:value-type="float" office:value="0.0049232026" calcext:value-type="float">
            <text:p>0,0049232026</text:p>
          </table:table-cell>
          <table:table-cell/>
          <table:table-cell table:formula="of:=IF(AND(ISNUMBER([.B36]);ISNUMBER([.B38]));([.C38]-[.C36])/([.B38]-[.B36]);&quot;nan&quot;)" office:value-type="float" office:value="0.485413652074678" calcext:value-type="float">
            <text:p>0,4854136521</text:p>
          </table:table-cell>
          <table:table-cell table:formula="of:=IF(ISNUMBER([.E37]);ATAN([.E37]);&quot;nan&quot;)" office:value-type="float" office:value="0.451910586382392" calcext:value-type="float">
            <text:p>0,4519105864</text:p>
          </table:table-cell>
          <table:table-cell table:formula="of:=IF(ISNUMBER([.F37]);180*[.F37]/PI();&quot;nan&quot;)" office:value-type="float" office:value="25.8925693169933" calcext:value-type="float">
            <text:p>25,89</text:p>
          </table:table-cell>
          <table:table-cell/>
          <table:table-cell table:formula="of:=IF(ISNUMBER([.E37]);IF([.B38]&gt;=[.B36];[.E37];-1*[.E37]);&quot;nan&quot;)" office:value-type="float" office:value="-0.485413652074678" calcext:value-type="float">
            <text:p>-0,4854136521</text:p>
          </table:table-cell>
          <table:table-cell table:formula="of:=IF(ISNUMBER([.F37]);180*ATAN([.I37])/PI();&quot;nan&quot;)" office:value-type="float" office:value="-25.8925693169933" calcext:value-type="float">
            <text:p>-25,89</text:p>
          </table:table-cell>
          <table:table-cell table:formula="of:=IF(ISNUMBER([.E37]);IF([.B38]&gt;=[.B36];[.G37];[.G37]+180);&quot;nan&quot;)" office:value-type="float" office:value="205.892569316993" calcext:value-type="float">
            <text:p>205,89</text:p>
          </table:table-cell>
          <table:table-cell table:number-columns-repeated="2"/>
          <table:table-cell table:style-name="Default" table:formula="of:=IF(MOD([.$A37];5)=0;[.$A37];&quot;&quot;)" office:value-type="float" office:value="395" calcext:value-type="float">
            <text:p>395</text:p>
          </table:table-cell>
          <table:table-cell table:formula="of:=IF(ISNUMBER([.N37]);[.K37];&quot;&quot;)" office:value-type="float" office:value="205.892569316993" calcext:value-type="float">
            <text:p>205,89</text:p>
          </table:table-cell>
          <table:table-cell table:number-columns-repeated="1009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0.1735144497" calcext:value-type="float">
            <text:p>0,1735144497</text:p>
          </table:table-cell>
          <table:table-cell office:value-type="float" office:value="0.0048954467" calcext:value-type="float">
            <text:p>0,0048954467</text:p>
          </table:table-cell>
          <table:table-cell/>
          <table:table-cell table:formula="of:=IF(AND(ISNUMBER([.B37]);ISNUMBER([.B39]));([.C39]-[.C37])/([.B39]-[.B37]);&quot;nan&quot;)" office:value-type="float" office:value="0.641336727627684" calcext:value-type="float">
            <text:p>0,6413367276</text:p>
          </table:table-cell>
          <table:table-cell table:formula="of:=IF(ISNUMBER([.E38]);ATAN([.E38]);&quot;nan&quot;)" office:value-type="float" office:value="0.570260918428528" calcext:value-type="float">
            <text:p>0,5702609184</text:p>
          </table:table-cell>
          <table:table-cell table:formula="of:=IF(ISNUMBER([.F38]);180*[.F38]/PI();&quot;nan&quot;)" office:value-type="float" office:value="32.6735438472087" calcext:value-type="float">
            <text:p>32,67</text:p>
          </table:table-cell>
          <table:table-cell/>
          <table:table-cell table:formula="of:=IF(ISNUMBER([.E38]);IF([.B39]&gt;=[.B37];[.E38];-1*[.E38]);&quot;nan&quot;)" office:value-type="float" office:value="-0.641336727627684" calcext:value-type="float">
            <text:p>-0,6413367276</text:p>
          </table:table-cell>
          <table:table-cell table:formula="of:=IF(ISNUMBER([.F38]);180*ATAN([.I38])/PI();&quot;nan&quot;)" office:value-type="float" office:value="-32.6735438472087" calcext:value-type="float">
            <text:p>-32,67</text:p>
          </table:table-cell>
          <table:table-cell table:formula="of:=IF(ISNUMBER([.E38]);IF([.B39]&gt;=[.B37];[.G38];[.G38]+180);&quot;nan&quot;)" office:value-type="float" office:value="212.673543847209" calcext:value-type="float">
            <text:p>212,67</text:p>
          </table:table-cell>
          <table:table-cell table:number-columns-repeated="2"/>
          <table:table-cell table:style-name="Default" table:formula="of:=IF(MOD([.$A38];5)=0;[.$A38];&quot;&quot;)">
            <text:p/>
          </table:table-cell>
          <table:table-cell table:formula="of:=IF(ISNUMBER([.N38]);[.K3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0.1734684982" calcext:value-type="float">
            <text:p>0,1734684982</text:p>
          </table:table-cell>
          <table:table-cell office:value-type="float" office:value="0.0048645791" calcext:value-type="float">
            <text:p>0,0048645791</text:p>
          </table:table-cell>
          <table:table-cell/>
          <table:table-cell table:formula="of:=IF(AND(ISNUMBER([.B38]);ISNUMBER([.B40]));([.C40]-[.C38])/([.B40]-[.B38]);&quot;nan&quot;)" office:value-type="float" office:value="0.651380482135894" calcext:value-type="float">
            <text:p>0,6513804821</text:p>
          </table:table-cell>
          <table:table-cell table:formula="of:=IF(ISNUMBER([.E39]);ATAN([.E39]);&quot;nan&quot;)" office:value-type="float" office:value="0.577345070463794" calcext:value-type="float">
            <text:p>0,5773450705</text:p>
          </table:table-cell>
          <table:table-cell table:formula="of:=IF(ISNUMBER([.F39]);180*[.F39]/PI();&quot;nan&quot;)" office:value-type="float" office:value="33.0794358602585" calcext:value-type="float">
            <text:p>33,08</text:p>
          </table:table-cell>
          <table:table-cell/>
          <table:table-cell table:formula="of:=IF(ISNUMBER([.E39]);IF([.B40]&gt;=[.B38];[.E39];-1*[.E39]);&quot;nan&quot;)" office:value-type="float" office:value="-0.651380482135894" calcext:value-type="float">
            <text:p>-0,6513804821</text:p>
          </table:table-cell>
          <table:table-cell table:formula="of:=IF(ISNUMBER([.F39]);180*ATAN([.I39])/PI();&quot;nan&quot;)" office:value-type="float" office:value="-33.0794358602585" calcext:value-type="float">
            <text:p>-33,08</text:p>
          </table:table-cell>
          <table:table-cell table:formula="of:=IF(ISNUMBER([.E39]);IF([.B40]&gt;=[.B38];[.G39];[.G39]+180);&quot;nan&quot;)" office:value-type="float" office:value="213.079435860259" calcext:value-type="float">
            <text:p>213,08</text:p>
          </table:table-cell>
          <table:table-cell table:number-columns-repeated="2"/>
          <table:table-cell table:style-name="Default" table:formula="of:=IF(MOD([.$A39];5)=0;[.$A39];&quot;&quot;)">
            <text:p/>
          </table:table-cell>
          <table:table-cell table:formula="of:=IF(ISNUMBER([.N39]);[.K3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0.1734236662" calcext:value-type="float">
            <text:p>0,1734236662</text:p>
          </table:table-cell>
          <table:table-cell office:value-type="float" office:value="0.0048363121" calcext:value-type="float">
            <text:p>0,0048363121</text:p>
          </table:table-cell>
          <table:table-cell/>
          <table:table-cell table:formula="of:=IF(AND(ISNUMBER([.B39]);ISNUMBER([.B41]));([.C41]-[.C39])/([.B41]-[.B39]);&quot;nan&quot;)" office:value-type="float" office:value="0.578977697729508" calcext:value-type="float">
            <text:p>0,5789776977</text:p>
          </table:table-cell>
          <table:table-cell table:formula="of:=IF(ISNUMBER([.E40]);ATAN([.E40]);&quot;nan&quot;)" office:value-type="float" office:value="0.524818486870777" calcext:value-type="float">
            <text:p>0,5248184869</text:p>
          </table:table-cell>
          <table:table-cell table:formula="of:=IF(ISNUMBER([.F40]);180*[.F40]/PI();&quot;nan&quot;)" office:value-type="float" office:value="30.0698843081375" calcext:value-type="float">
            <text:p>30,07</text:p>
          </table:table-cell>
          <table:table-cell/>
          <table:table-cell table:formula="of:=IF(ISNUMBER([.E40]);IF([.B41]&gt;=[.B39];[.E40];-1*[.E40]);&quot;nan&quot;)" office:value-type="float" office:value="-0.578977697729508" calcext:value-type="float">
            <text:p>-0,5789776977</text:p>
          </table:table-cell>
          <table:table-cell table:formula="of:=IF(ISNUMBER([.F40]);180*ATAN([.I40])/PI();&quot;nan&quot;)" office:value-type="float" office:value="-30.0698843081375" calcext:value-type="float">
            <text:p>-30,07</text:p>
          </table:table-cell>
          <table:table-cell table:formula="of:=IF(ISNUMBER([.E40]);IF([.B41]&gt;=[.B39];[.G40];[.G40]+180);&quot;nan&quot;)" office:value-type="float" office:value="210.069884308138" calcext:value-type="float">
            <text:p>210,07</text:p>
          </table:table-cell>
          <table:table-cell table:number-columns-repeated="2"/>
          <table:table-cell table:style-name="Default" table:formula="of:=IF(MOD([.$A40];5)=0;[.$A40];&quot;&quot;)">
            <text:p/>
          </table:table-cell>
          <table:table-cell table:formula="of:=IF(ISNUMBER([.N40]);[.K4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0.173379996" calcext:value-type="float">
            <text:p>0,1733799960</text:p>
          </table:table-cell>
          <table:table-cell office:value-type="float" office:value="0.0048133383" calcext:value-type="float">
            <text:p>0,0048133383</text:p>
          </table:table-cell>
          <table:table-cell/>
          <table:table-cell table:formula="of:=IF(AND(ISNUMBER([.B40]);ISNUMBER([.B42]));([.C42]-[.C40])/([.B42]-[.B40]);&quot;nan&quot;)" office:value-type="float" office:value="0.455856922812833" calcext:value-type="float">
            <text:p>0,4558569228</text:p>
          </table:table-cell>
          <table:table-cell table:formula="of:=IF(ISNUMBER([.E41]);ATAN([.E41]);&quot;nan&quot;)" office:value-type="float" office:value="0.427713857768138" calcext:value-type="float">
            <text:p>0,4277138578</text:p>
          </table:table-cell>
          <table:table-cell table:formula="of:=IF(ISNUMBER([.F41]);180*[.F41]/PI();&quot;nan&quot;)" office:value-type="float" office:value="24.5061988893731" calcext:value-type="float">
            <text:p>24,51</text:p>
          </table:table-cell>
          <table:table-cell/>
          <table:table-cell table:formula="of:=IF(ISNUMBER([.E41]);IF([.B42]&gt;=[.B40];[.E41];-1*[.E41]);&quot;nan&quot;)" office:value-type="float" office:value="-0.455856922812833" calcext:value-type="float">
            <text:p>-0,4558569228</text:p>
          </table:table-cell>
          <table:table-cell table:formula="of:=IF(ISNUMBER([.F41]);180*ATAN([.I41])/PI();&quot;nan&quot;)" office:value-type="float" office:value="-24.5061988893731" calcext:value-type="float">
            <text:p>-24,51</text:p>
          </table:table-cell>
          <table:table-cell table:formula="of:=IF(ISNUMBER([.E41]);IF([.B42]&gt;=[.B40];[.G41];[.G41]+180);&quot;nan&quot;)" office:value-type="float" office:value="204.506198889373" calcext:value-type="float">
            <text:p>204,51</text:p>
          </table:table-cell>
          <table:table-cell table:number-columns-repeated="2"/>
          <table:table-cell table:style-name="Default" table:formula="of:=IF(MOD([.$A41];5)=0;[.$A41];&quot;&quot;)">
            <text:p/>
          </table:table-cell>
          <table:table-cell table:formula="of:=IF(ISNUMBER([.N41]);[.K4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1733368655" calcext:value-type="float">
            <text:p>0,1733368655</text:p>
          </table:table-cell>
          <table:table-cell office:value-type="float" office:value="0.0047967434" calcext:value-type="float">
            <text:p>0,0047967434</text:p>
          </table:table-cell>
          <table:table-cell/>
          <table:table-cell table:formula="of:=IF(AND(ISNUMBER([.B41]);ISNUMBER([.B43]));([.C43]-[.C41])/([.B43]-[.B41]);&quot;nan&quot;)" office:value-type="float" office:value="0.309915534047375" calcext:value-type="float">
            <text:p>0,3099155340</text:p>
          </table:table-cell>
          <table:table-cell table:formula="of:=IF(ISNUMBER([.E42]);ATAN([.E42]);&quot;nan&quot;)" office:value-type="float" office:value="0.300528607757667" calcext:value-type="float">
            <text:p>0,3005286078</text:p>
          </table:table-cell>
          <table:table-cell table:formula="of:=IF(ISNUMBER([.F42]);180*[.F42]/PI();&quot;nan&quot;)" office:value-type="float" office:value="17.2190208474569" calcext:value-type="float">
            <text:p>17,22</text:p>
          </table:table-cell>
          <table:table-cell/>
          <table:table-cell table:formula="of:=IF(ISNUMBER([.E42]);IF([.B43]&gt;=[.B41];[.E42];-1*[.E42]);&quot;nan&quot;)" office:value-type="float" office:value="-0.309915534047375" calcext:value-type="float">
            <text:p>-0,3099155340</text:p>
          </table:table-cell>
          <table:table-cell table:formula="of:=IF(ISNUMBER([.F42]);180*ATAN([.I42])/PI();&quot;nan&quot;)" office:value-type="float" office:value="-17.2190208474569" calcext:value-type="float">
            <text:p>-17,22</text:p>
          </table:table-cell>
          <table:table-cell table:formula="of:=IF(ISNUMBER([.E42]);IF([.B43]&gt;=[.B41];[.G42];[.G42]+180);&quot;nan&quot;)" office:value-type="float" office:value="197.219020847457" calcext:value-type="float">
            <text:p>197,22</text:p>
          </table:table-cell>
          <table:table-cell table:number-columns-repeated="2"/>
          <table:table-cell table:style-name="Default" table:formula="of:=IF(MOD([.$A42];5)=0;[.$A42];&quot;&quot;)" office:value-type="float" office:value="400" calcext:value-type="float">
            <text:p>400</text:p>
          </table:table-cell>
          <table:table-cell table:formula="of:=IF(ISNUMBER([.N42]);[.K42];&quot;&quot;)" office:value-type="float" office:value="197.219020847457" calcext:value-type="float">
            <text:p>197,22</text:p>
          </table:table-cell>
          <table:table-cell table:number-columns-repeated="1009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0.1732912857" calcext:value-type="float">
            <text:p>0,1732912857</text:p>
          </table:table-cell>
          <table:table-cell office:value-type="float" office:value="0.0047858456" calcext:value-type="float">
            <text:p>0,0047858456</text:p>
          </table:table-cell>
          <table:table-cell/>
          <table:table-cell table:formula="of:=IF(AND(ISNUMBER([.B42]);ISNUMBER([.B44]));([.C44]-[.C42])/([.B44]-[.B42]);&quot;nan&quot;)" office:value-type="float" office:value="0.180458840770148" calcext:value-type="float">
            <text:p>0,1804588408</text:p>
          </table:table-cell>
          <table:table-cell table:formula="of:=IF(ISNUMBER([.E43]);ATAN([.E43]);&quot;nan&quot;)" office:value-type="float" office:value="0.178537343535259" calcext:value-type="float">
            <text:p>0,1785373435</text:p>
          </table:table-cell>
          <table:table-cell table:formula="of:=IF(ISNUMBER([.F43]);180*[.F43]/PI();&quot;nan&quot;)" office:value-type="float" office:value="10.2294362700476" calcext:value-type="float">
            <text:p>10,23</text:p>
          </table:table-cell>
          <table:table-cell/>
          <table:table-cell table:formula="of:=IF(ISNUMBER([.E43]);IF([.B44]&gt;=[.B42];[.E43];-1*[.E43]);&quot;nan&quot;)" office:value-type="float" office:value="-0.180458840770148" calcext:value-type="float">
            <text:p>-0,1804588408</text:p>
          </table:table-cell>
          <table:table-cell table:formula="of:=IF(ISNUMBER([.F43]);180*ATAN([.I43])/PI();&quot;nan&quot;)" office:value-type="float" office:value="-10.2294362700476" calcext:value-type="float">
            <text:p>-10,23</text:p>
          </table:table-cell>
          <table:table-cell table:formula="of:=IF(ISNUMBER([.E43]);IF([.B44]&gt;=[.B42];[.G43];[.G43]+180);&quot;nan&quot;)" office:value-type="float" office:value="190.229436270048" calcext:value-type="float">
            <text:p>190,23</text:p>
          </table:table-cell>
          <table:table-cell table:number-columns-repeated="2"/>
          <table:table-cell table:style-name="Default" table:formula="of:=IF(MOD([.$A43];5)=0;[.$A43];&quot;&quot;)">
            <text:p/>
          </table:table-cell>
          <table:table-cell table:formula="of:=IF(ISNUMBER([.N43]);[.K4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0.1732379205" calcext:value-type="float">
            <text:p>0,1732379205</text:p>
          </table:table-cell>
          <table:table-cell office:value-type="float" office:value="0.0047788879" calcext:value-type="float">
            <text:p>0,0047788879</text:p>
          </table:table-cell>
          <table:table-cell/>
          <table:table-cell table:formula="of:=IF(AND(ISNUMBER([.B43]);ISNUMBER([.B45]));([.C45]-[.C43])/([.B45]-[.B43]);&quot;nan&quot;)" office:value-type="float" office:value="0.0915427918210599" calcext:value-type="float">
            <text:p>0,0915427918</text:p>
          </table:table-cell>
          <table:table-cell table:formula="of:=IF(ISNUMBER([.E44]);ATAN([.E44]);&quot;nan&quot;)" office:value-type="float" office:value="0.0912883578512885" calcext:value-type="float">
            <text:p>0,0912883579</text:p>
          </table:table-cell>
          <table:table-cell table:formula="of:=IF(ISNUMBER([.F44]);180*[.F44]/PI();&quot;nan&quot;)" office:value-type="float" office:value="5.23043762355879" calcext:value-type="float">
            <text:p>5,23</text:p>
          </table:table-cell>
          <table:table-cell/>
          <table:table-cell table:formula="of:=IF(ISNUMBER([.E44]);IF([.B45]&gt;=[.B43];[.E44];-1*[.E44]);&quot;nan&quot;)" office:value-type="float" office:value="-0.0915427918210599" calcext:value-type="float">
            <text:p>-0,0915427918</text:p>
          </table:table-cell>
          <table:table-cell table:formula="of:=IF(ISNUMBER([.F44]);180*ATAN([.I44])/PI();&quot;nan&quot;)" office:value-type="float" office:value="-5.23043762355879" calcext:value-type="float">
            <text:p>-5,23</text:p>
          </table:table-cell>
          <table:table-cell table:formula="of:=IF(ISNUMBER([.E44]);IF([.B45]&gt;=[.B43];[.G44];[.G44]+180);&quot;nan&quot;)" office:value-type="float" office:value="185.230437623559" calcext:value-type="float">
            <text:p>185,23</text:p>
          </table:table-cell>
          <table:table-cell table:number-columns-repeated="2"/>
          <table:table-cell table:style-name="Default" table:formula="of:=IF(MOD([.$A44];5)=0;[.$A44];&quot;&quot;)">
            <text:p/>
          </table:table-cell>
          <table:table-cell table:formula="of:=IF(ISNUMBER([.N44]);[.K4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0.1731742388" calcext:value-type="float">
            <text:p>0,1731742388</text:p>
          </table:table-cell>
          <table:table-cell office:value-type="float" office:value="0.0047751308" calcext:value-type="float">
            <text:p>0,0047751308</text:p>
          </table:table-cell>
          <table:table-cell/>
          <table:table-cell table:formula="of:=IF(AND(ISNUMBER([.B44]);ISNUMBER([.B46]));([.C46]-[.C44])/([.B46]-[.B44]);&quot;nan&quot;)" office:value-type="float" office:value="0.0354777613921149" calcext:value-type="float">
            <text:p>0,0354777614</text:p>
          </table:table-cell>
          <table:table-cell table:formula="of:=IF(ISNUMBER([.E45]);ATAN([.E45]);&quot;nan&quot;)" office:value-type="float" office:value="0.0354628876734953" calcext:value-type="float">
            <text:p>0,0354628877</text:p>
          </table:table-cell>
          <table:table-cell table:formula="of:=IF(ISNUMBER([.F45]);180*[.F45]/PI();&quot;nan&quot;)" office:value-type="float" office:value="2.03187379303779" calcext:value-type="float">
            <text:p>2,03</text:p>
          </table:table-cell>
          <table:table-cell/>
          <table:table-cell table:formula="of:=IF(ISNUMBER([.E45]);IF([.B46]&gt;=[.B44];[.E45];-1*[.E45]);&quot;nan&quot;)" office:value-type="float" office:value="-0.0354777613921149" calcext:value-type="float">
            <text:p>-0,0354777614</text:p>
          </table:table-cell>
          <table:table-cell table:formula="of:=IF(ISNUMBER([.F45]);180*ATAN([.I45])/PI();&quot;nan&quot;)" office:value-type="float" office:value="-2.03187379303779" calcext:value-type="float">
            <text:p>-2,03</text:p>
          </table:table-cell>
          <table:table-cell table:formula="of:=IF(ISNUMBER([.E45]);IF([.B46]&gt;=[.B44];[.G45];[.G45]+180);&quot;nan&quot;)" office:value-type="float" office:value="182.031873793038" calcext:value-type="float">
            <text:p>182,03</text:p>
          </table:table-cell>
          <table:table-cell table:number-columns-repeated="2"/>
          <table:table-cell table:style-name="Default" table:formula="of:=IF(MOD([.$A45];5)=0;[.$A45];&quot;&quot;)">
            <text:p/>
          </table:table-cell>
          <table:table-cell table:formula="of:=IF(ISNUMBER([.N45]);[.K4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0.1731010122" calcext:value-type="float">
            <text:p>0,1731010122</text:p>
          </table:table-cell>
          <table:table-cell office:value-type="float" office:value="0.0047740307" calcext:value-type="float">
            <text:p>0,0047740307</text:p>
          </table:table-cell>
          <table:table-cell/>
          <table:table-cell table:formula="of:=IF(AND(ISNUMBER([.B45]);ISNUMBER([.B47]));([.C47]-[.C45])/([.B47]-[.B45]);&quot;nan&quot;)" office:value-type="float" office:value="0.000524553200065882" calcext:value-type="float">
            <text:p>0,0005245532</text:p>
          </table:table-cell>
          <table:table-cell table:formula="of:=IF(ISNUMBER([.E46]);ATAN([.E46]);&quot;nan&quot;)" office:value-type="float" office:value="0.000524553151954559" calcext:value-type="float">
            <text:p>0,0005245532</text:p>
          </table:table-cell>
          <table:table-cell table:formula="of:=IF(ISNUMBER([.F46]);180*[.F46]/PI();&quot;nan&quot;)" office:value-type="float" office:value="0.0300546817372808" calcext:value-type="float">
            <text:p>0,03</text:p>
          </table:table-cell>
          <table:table-cell/>
          <table:table-cell table:formula="of:=IF(ISNUMBER([.E46]);IF([.B47]&gt;=[.B45];[.E46];-1*[.E46]);&quot;nan&quot;)" office:value-type="float" office:value="-0.000524553200065882" calcext:value-type="float">
            <text:p>-0,0005245532</text:p>
          </table:table-cell>
          <table:table-cell table:formula="of:=IF(ISNUMBER([.F46]);180*ATAN([.I46])/PI();&quot;nan&quot;)" office:value-type="float" office:value="-0.0300546817372808" calcext:value-type="float">
            <text:p>-0,03</text:p>
          </table:table-cell>
          <table:table-cell table:formula="of:=IF(ISNUMBER([.E46]);IF([.B47]&gt;=[.B45];[.G46];[.G46]+180);&quot;nan&quot;)" office:value-type="float" office:value="180.030054681737" calcext:value-type="float">
            <text:p>180,03</text:p>
          </table:table-cell>
          <table:table-cell table:number-columns-repeated="2"/>
          <table:table-cell table:style-name="Default" table:formula="of:=IF(MOD([.$A46];5)=0;[.$A46];&quot;&quot;)">
            <text:p/>
          </table:table-cell>
          <table:table-cell table:formula="of:=IF(ISNUMBER([.N46]);[.K4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0.1730209655" calcext:value-type="float">
            <text:p>0,1730209655</text:p>
          </table:table-cell>
          <table:table-cell office:value-type="float" office:value="0.0047750504" calcext:value-type="float">
            <text:p>0,0047750504</text:p>
          </table:table-cell>
          <table:table-cell/>
          <table:table-cell table:formula="of:=IF(AND(ISNUMBER([.B46]);ISNUMBER([.B48]));([.C48]-[.C46])/([.B48]-[.B46]);&quot;nan&quot;)" office:value-type="float" office:value="-0.0426763047411366" calcext:value-type="float">
            <text:p>-0,0426763047</text:p>
          </table:table-cell>
          <table:table-cell table:formula="of:=IF(ISNUMBER([.E47]);ATAN([.E47]);&quot;nan&quot;)" office:value-type="float" office:value="-0.0426504247009584" calcext:value-type="float">
            <text:p>-0,0426504247</text:p>
          </table:table-cell>
          <table:table-cell table:formula="of:=IF(ISNUMBER([.F47]);180*[.F47]/PI();&quot;nan&quot;)" office:value-type="float" office:value="-2.44368932980543" calcext:value-type="float">
            <text:p>-2,44</text:p>
          </table:table-cell>
          <table:table-cell/>
          <table:table-cell table:formula="of:=IF(ISNUMBER([.E47]);IF([.B48]&gt;=[.B46];[.E47];-1*[.E47]);&quot;nan&quot;)" office:value-type="float" office:value="0.0426763047411366" calcext:value-type="float">
            <text:p>0,0426763047</text:p>
          </table:table-cell>
          <table:table-cell table:formula="of:=IF(ISNUMBER([.F47]);180*ATAN([.I47])/PI();&quot;nan&quot;)" office:value-type="float" office:value="2.44368932980543" calcext:value-type="float">
            <text:p>2,44</text:p>
          </table:table-cell>
          <table:table-cell table:formula="of:=IF(ISNUMBER([.E47]);IF([.B48]&gt;=[.B46];[.G47];[.G47]+180);&quot;nan&quot;)" office:value-type="float" office:value="177.556310670195" calcext:value-type="float">
            <text:p>177,56</text:p>
          </table:table-cell>
          <table:table-cell table:number-columns-repeated="2"/>
          <table:table-cell table:style-name="Default" table:formula="of:=IF(MOD([.$A47];5)=0;[.$A47];&quot;&quot;)" office:value-type="float" office:value="405" calcext:value-type="float">
            <text:p>405</text:p>
          </table:table-cell>
          <table:table-cell table:formula="of:=IF(ISNUMBER([.N47]);[.K47];&quot;&quot;)" office:value-type="float" office:value="177.556310670195" calcext:value-type="float">
            <text:p>177,56</text:p>
          </table:table-cell>
          <table:table-cell table:number-columns-repeated="1009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0.1729342569" calcext:value-type="float">
            <text:p>0,1729342569</text:p>
          </table:table-cell>
          <table:table-cell office:value-type="float" office:value="0.0047811472" calcext:value-type="float">
            <text:p>0,0047811472</text:p>
          </table:table-cell>
          <table:table-cell/>
          <table:table-cell table:formula="of:=IF(AND(ISNUMBER([.B47]);ISNUMBER([.B49]));([.C49]-[.C47])/([.B49]-[.B47]);&quot;nan&quot;)" office:value-type="float" office:value="-0.0883370910849718" calcext:value-type="float">
            <text:p>-0,0883370911</text:p>
          </table:table-cell>
          <table:table-cell table:formula="of:=IF(ISNUMBER([.E48]);ATAN([.E48]);&quot;nan&quot;)" office:value-type="float" office:value="-0.0881083831801138" calcext:value-type="float">
            <text:p>-0,0881083832</text:p>
          </table:table-cell>
          <table:table-cell table:formula="of:=IF(ISNUMBER([.F48]);180*[.F48]/PI();&quot;nan&quot;)" office:value-type="float" office:value="-5.04823849594197" calcext:value-type="float">
            <text:p>-5,05</text:p>
          </table:table-cell>
          <table:table-cell/>
          <table:table-cell table:formula="of:=IF(ISNUMBER([.E48]);IF([.B49]&gt;=[.B47];[.E48];-1*[.E48]);&quot;nan&quot;)" office:value-type="float" office:value="0.0883370910849718" calcext:value-type="float">
            <text:p>0,0883370911</text:p>
          </table:table-cell>
          <table:table-cell table:formula="of:=IF(ISNUMBER([.F48]);180*ATAN([.I48])/PI();&quot;nan&quot;)" office:value-type="float" office:value="5.04823849594197" calcext:value-type="float">
            <text:p>5,05</text:p>
          </table:table-cell>
          <table:table-cell table:formula="of:=IF(ISNUMBER([.E48]);IF([.B49]&gt;=[.B47];[.G48];[.G48]+180);&quot;nan&quot;)" office:value-type="float" office:value="174.951761504058" calcext:value-type="float">
            <text:p>174,95</text:p>
          </table:table-cell>
          <table:table-cell table:number-columns-repeated="2"/>
          <table:table-cell table:style-name="Default" table:formula="of:=IF(MOD([.$A48];5)=0;[.$A48];&quot;&quot;)">
            <text:p/>
          </table:table-cell>
          <table:table-cell table:formula="of:=IF(ISNUMBER([.N48]);[.K4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0.1728427561" calcext:value-type="float">
            <text:p>0,1728427561</text:p>
          </table:table-cell>
          <table:table-cell office:value-type="float" office:value="0.0047907929" calcext:value-type="float">
            <text:p>0,0047907929</text:p>
          </table:table-cell>
          <table:table-cell/>
          <table:table-cell table:formula="of:=IF(AND(ISNUMBER([.B48]);ISNUMBER([.B50]));([.C50]-[.C48])/([.B50]-[.B48]);&quot;nan&quot;)" office:value-type="float" office:value="-0.0962014545808109" calcext:value-type="float">
            <text:p>-0,0962014546</text:p>
          </table:table-cell>
          <table:table-cell table:formula="of:=IF(ISNUMBER([.E49]);ATAN([.E49]);&quot;nan&quot;)" office:value-type="float" office:value="-0.0959063191886178" calcext:value-type="float">
            <text:p>-0,0959063192</text:p>
          </table:table-cell>
          <table:table-cell table:formula="of:=IF(ISNUMBER([.F49]);180*[.F49]/PI();&quot;nan&quot;)" office:value-type="float" office:value="-5.49502731814234" calcext:value-type="float">
            <text:p>-5,50</text:p>
          </table:table-cell>
          <table:table-cell/>
          <table:table-cell table:formula="of:=IF(ISNUMBER([.E49]);IF([.B50]&gt;=[.B48];[.E49];-1*[.E49]);&quot;nan&quot;)" office:value-type="float" office:value="0.0962014545808109" calcext:value-type="float">
            <text:p>0,0962014546</text:p>
          </table:table-cell>
          <table:table-cell table:formula="of:=IF(ISNUMBER([.F49]);180*ATAN([.I49])/PI();&quot;nan&quot;)" office:value-type="float" office:value="5.49502731814234" calcext:value-type="float">
            <text:p>5,50</text:p>
          </table:table-cell>
          <table:table-cell table:formula="of:=IF(ISNUMBER([.E49]);IF([.B50]&gt;=[.B48];[.G49];[.G49]+180);&quot;nan&quot;)" office:value-type="float" office:value="174.504972681858" calcext:value-type="float">
            <text:p>174,50</text:p>
          </table:table-cell>
          <table:table-cell table:number-columns-repeated="2"/>
          <table:table-cell table:style-name="Default" table:formula="of:=IF(MOD([.$A49];5)=0;[.$A49];&quot;&quot;)">
            <text:p/>
          </table:table-cell>
          <table:table-cell table:formula="of:=IF(ISNUMBER([.N49]);[.K4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0.1727511526" calcext:value-type="float">
            <text:p>0,1727511526</text:p>
          </table:table-cell>
          <table:table-cell office:value-type="float" office:value="0.0047987621" calcext:value-type="float">
            <text:p>0,0047987621</text:p>
          </table:table-cell>
          <table:table-cell/>
          <table:table-cell table:formula="of:=IF(AND(ISNUMBER([.B49]);ISNUMBER([.B51]));([.C51]-[.C49])/([.B51]-[.B49]);&quot;nan&quot;)" office:value-type="float" office:value="-0.0625046706208974" calcext:value-type="float">
            <text:p>-0,0625046706</text:p>
          </table:table-cell>
          <table:table-cell table:formula="of:=IF(ISNUMBER([.E50]);ATAN([.E50]);&quot;nan&quot;)" office:value-type="float" office:value="-0.0624234624418797" calcext:value-type="float">
            <text:p>-0,0624234624</text:p>
          </table:table-cell>
          <table:table-cell table:formula="of:=IF(ISNUMBER([.F50]);180*[.F50]/PI();&quot;nan&quot;)" office:value-type="float" office:value="-3.57660094051311" calcext:value-type="float">
            <text:p>-3,58</text:p>
          </table:table-cell>
          <table:table-cell/>
          <table:table-cell table:formula="of:=IF(ISNUMBER([.E50]);IF([.B51]&gt;=[.B49];[.E50];-1*[.E50]);&quot;nan&quot;)" office:value-type="float" office:value="0.0625046706208974" calcext:value-type="float">
            <text:p>0,0625046706</text:p>
          </table:table-cell>
          <table:table-cell table:formula="of:=IF(ISNUMBER([.F50]);180*ATAN([.I50])/PI();&quot;nan&quot;)" office:value-type="float" office:value="3.57660094051311" calcext:value-type="float">
            <text:p>3,58</text:p>
          </table:table-cell>
          <table:table-cell table:formula="of:=IF(ISNUMBER([.E50]);IF([.B51]&gt;=[.B49];[.G50];[.G50]+180);&quot;nan&quot;)" office:value-type="float" office:value="176.423399059487" calcext:value-type="float">
            <text:p>176,42</text:p>
          </table:table-cell>
          <table:table-cell table:number-columns-repeated="2"/>
          <table:table-cell table:style-name="Default" table:formula="of:=IF(MOD([.$A50];5)=0;[.$A50];&quot;&quot;)">
            <text:p/>
          </table:table-cell>
          <table:table-cell table:formula="of:=IF(ISNUMBER([.N50]);[.K5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0.1726621056" calcext:value-type="float">
            <text:p>0,1726621056</text:p>
          </table:table-cell>
          <table:table-cell office:value-type="float" office:value="0.0048020844" calcext:value-type="float">
            <text:p>0,0048020844</text:p>
          </table:table-cell>
          <table:table-cell/>
          <table:table-cell table:formula="of:=IF(AND(ISNUMBER([.B50]);ISNUMBER([.B52]));([.C52]-[.C50])/([.B52]-[.B50]);&quot;nan&quot;)" office:value-type="float" office:value="-0.00309160615755492" calcext:value-type="float">
            <text:p>-0,0030916062</text:p>
          </table:table-cell>
          <table:table-cell table:formula="of:=IF(ISNUMBER([.E51]);ATAN([.E51]);&quot;nan&quot;)" office:value-type="float" office:value="-0.00309159630772468" calcext:value-type="float">
            <text:p>-0,0030915963</text:p>
          </table:table-cell>
          <table:table-cell table:formula="of:=IF(ISNUMBER([.F51]);180*[.F51]/PI();&quot;nan&quot;)" office:value-type="float" office:value="-0.177135420390853" calcext:value-type="float">
            <text:p>-0,18</text:p>
          </table:table-cell>
          <table:table-cell/>
          <table:table-cell table:formula="of:=IF(ISNUMBER([.E51]);IF([.B52]&gt;=[.B50];[.E51];-1*[.E51]);&quot;nan&quot;)" office:value-type="float" office:value="0.00309160615755492" calcext:value-type="float">
            <text:p>0,0030916062</text:p>
          </table:table-cell>
          <table:table-cell table:formula="of:=IF(ISNUMBER([.F51]);180*ATAN([.I51])/PI();&quot;nan&quot;)" office:value-type="float" office:value="0.177135420390853" calcext:value-type="float">
            <text:p>0,18</text:p>
          </table:table-cell>
          <table:table-cell table:formula="of:=IF(ISNUMBER([.E51]);IF([.B52]&gt;=[.B50];[.G51];[.G51]+180);&quot;nan&quot;)" office:value-type="float" office:value="179.822864579609" calcext:value-type="float">
            <text:p>179,82</text:p>
          </table:table-cell>
          <table:table-cell table:number-columns-repeated="2"/>
          <table:table-cell table:style-name="Default" table:formula="of:=IF(MOD([.$A51];5)=0;[.$A51];&quot;&quot;)">
            <text:p/>
          </table:table-cell>
          <table:table-cell table:formula="of:=IF(ISNUMBER([.N51]);[.K5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0.1725765508" calcext:value-type="float">
            <text:p>0,1725765508</text:p>
          </table:table-cell>
          <table:table-cell office:value-type="float" office:value="0.0047993019" calcext:value-type="float">
            <text:p>0,0047993019</text:p>
          </table:table-cell>
          <table:table-cell/>
          <table:table-cell table:formula="of:=IF(AND(ISNUMBER([.B51]);ISNUMBER([.B53]));([.C53]-[.C51])/([.B53]-[.B51]);&quot;nan&quot;)" office:value-type="float" office:value="0.0395647987988077" calcext:value-type="float">
            <text:p>0,0395647988</text:p>
          </table:table-cell>
          <table:table-cell table:formula="of:=IF(ISNUMBER([.E52]);ATAN([.E52]);&quot;nan&quot;)" office:value-type="float" office:value="0.0395441736070804" calcext:value-type="float">
            <text:p>0,0395441736</text:p>
          </table:table-cell>
          <table:table-cell table:formula="of:=IF(ISNUMBER([.F52]);180*[.F52]/PI();&quot;nan&quot;)" office:value-type="float" office:value="2.26571425201833" calcext:value-type="float">
            <text:p>2,27</text:p>
          </table:table-cell>
          <table:table-cell/>
          <table:table-cell table:formula="of:=IF(ISNUMBER([.E52]);IF([.B53]&gt;=[.B51];[.E52];-1*[.E52]);&quot;nan&quot;)" office:value-type="float" office:value="-0.0395647987988077" calcext:value-type="float">
            <text:p>-0,0395647988</text:p>
          </table:table-cell>
          <table:table-cell table:formula="of:=IF(ISNUMBER([.F52]);180*ATAN([.I52])/PI();&quot;nan&quot;)" office:value-type="float" office:value="-2.26571425201833" calcext:value-type="float">
            <text:p>-2,27</text:p>
          </table:table-cell>
          <table:table-cell table:formula="of:=IF(ISNUMBER([.E52]);IF([.B53]&gt;=[.B51];[.G52];[.G52]+180);&quot;nan&quot;)" office:value-type="float" office:value="182.265714252018" calcext:value-type="float">
            <text:p>182,27</text:p>
          </table:table-cell>
          <table:table-cell table:number-columns-repeated="2"/>
          <table:table-cell table:style-name="Default" table:formula="of:=IF(MOD([.$A52];5)=0;[.$A52];&quot;&quot;)" office:value-type="float" office:value="410" calcext:value-type="float">
            <text:p>410</text:p>
          </table:table-cell>
          <table:table-cell table:formula="of:=IF(ISNUMBER([.N52]);[.K52];&quot;&quot;)" office:value-type="float" office:value="182.265714252018" calcext:value-type="float">
            <text:p>182,27</text:p>
          </table:table-cell>
          <table:table-cell table:number-columns-repeated="1009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0.1724894774" calcext:value-type="float">
            <text:p>0,1724894774</text:p>
          </table:table-cell>
          <table:table-cell office:value-type="float" office:value="0.0047952544" calcext:value-type="float">
            <text:p>0,0047952544</text:p>
          </table:table-cell>
          <table:table-cell/>
          <table:table-cell table:formula="of:=IF(AND(ISNUMBER([.B52]);ISNUMBER([.B54]));([.C54]-[.C52])/([.B54]-[.B52]);&quot;nan&quot;)" office:value-type="float" office:value="0.0175924053067364" calcext:value-type="float">
            <text:p>0,0175924053</text:p>
          </table:table-cell>
          <table:table-cell table:formula="of:=IF(ISNUMBER([.E53]);ATAN([.E53]);&quot;nan&quot;)" office:value-type="float" office:value="0.0175905907365328" calcext:value-type="float">
            <text:p>0,0175905907</text:p>
          </table:table-cell>
          <table:table-cell table:formula="of:=IF(ISNUMBER([.F53]);180*[.F53]/PI();&quot;nan&quot;)" office:value-type="float" office:value="1.00786660834525" calcext:value-type="float">
            <text:p>1,01</text:p>
          </table:table-cell>
          <table:table-cell/>
          <table:table-cell table:formula="of:=IF(ISNUMBER([.E53]);IF([.B54]&gt;=[.B52];[.E53];-1*[.E53]);&quot;nan&quot;)" office:value-type="float" office:value="-0.0175924053067364" calcext:value-type="float">
            <text:p>-0,0175924053</text:p>
          </table:table-cell>
          <table:table-cell table:formula="of:=IF(ISNUMBER([.F53]);180*ATAN([.I53])/PI();&quot;nan&quot;)" office:value-type="float" office:value="-1.00786660834525" calcext:value-type="float">
            <text:p>-1,01</text:p>
          </table:table-cell>
          <table:table-cell table:formula="of:=IF(ISNUMBER([.E53]);IF([.B54]&gt;=[.B52];[.G53];[.G53]+180);&quot;nan&quot;)" office:value-type="float" office:value="181.007866608345" calcext:value-type="float">
            <text:p>181,01</text:p>
          </table:table-cell>
          <table:table-cell table:number-columns-repeated="2"/>
          <table:table-cell table:style-name="Default" table:formula="of:=IF(MOD([.$A53];5)=0;[.$A53];&quot;&quot;)">
            <text:p/>
          </table:table-cell>
          <table:table-cell table:formula="of:=IF(ISNUMBER([.N53]);[.K5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0.1723956034" calcext:value-type="float">
            <text:p>0,1723956034</text:p>
          </table:table-cell>
          <table:table-cell office:value-type="float" office:value="0.0047961186" calcext:value-type="float">
            <text:p>0,0047961186</text:p>
          </table:table-cell>
          <table:table-cell/>
          <table:table-cell table:formula="of:=IF(AND(ISNUMBER([.B53]);ISNUMBER([.B55]));([.C55]-[.C53])/([.B55]-[.B53]);&quot;nan&quot;)" office:value-type="float" office:value="-0.0381190186256061" calcext:value-type="float">
            <text:p>-0,0381190186</text:p>
          </table:table-cell>
          <table:table-cell table:formula="of:=IF(ISNUMBER([.E54]);ATAN([.E54]);&quot;nan&quot;)" office:value-type="float" office:value="-0.0381005716372707" calcext:value-type="float">
            <text:p>-0,0381005716</text:p>
          </table:table-cell>
          <table:table-cell table:formula="of:=IF(ISNUMBER([.F54]);180*[.F54]/PI();&quot;nan&quot;)" office:value-type="float" office:value="-2.18300195185146" calcext:value-type="float">
            <text:p>-2,18</text:p>
          </table:table-cell>
          <table:table-cell/>
          <table:table-cell table:formula="of:=IF(ISNUMBER([.E54]);IF([.B55]&gt;=[.B53];[.E54];-1*[.E54]);&quot;nan&quot;)" office:value-type="float" office:value="0.0381190186256061" calcext:value-type="float">
            <text:p>0,0381190186</text:p>
          </table:table-cell>
          <table:table-cell table:formula="of:=IF(ISNUMBER([.F54]);180*ATAN([.I54])/PI();&quot;nan&quot;)" office:value-type="float" office:value="2.18300195185146" calcext:value-type="float">
            <text:p>2,18</text:p>
          </table:table-cell>
          <table:table-cell table:formula="of:=IF(ISNUMBER([.E54]);IF([.B55]&gt;=[.B53];[.G54];[.G54]+180);&quot;nan&quot;)" office:value-type="float" office:value="177.816998048149" calcext:value-type="float">
            <text:p>177,82</text:p>
          </table:table-cell>
          <table:table-cell table:number-columns-repeated="2"/>
          <table:table-cell table:style-name="Default" table:formula="of:=IF(MOD([.$A54];5)=0;[.$A54];&quot;&quot;)">
            <text:p/>
          </table:table-cell>
          <table:table-cell table:formula="of:=IF(ISNUMBER([.N54]);[.K5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0.1722960018" calcext:value-type="float">
            <text:p>0,1722960018</text:p>
          </table:table-cell>
          <table:table-cell office:value-type="float" office:value="0.0048026295" calcext:value-type="float">
            <text:p>0,0048026295</text:p>
          </table:table-cell>
          <table:table-cell/>
          <table:table-cell table:formula="of:=IF(AND(ISNUMBER([.B54]);ISNUMBER([.B56]));([.C56]-[.C54])/([.B56]-[.B54]);&quot;nan&quot;)" office:value-type="float" office:value="-0.0923357754018506" calcext:value-type="float">
            <text:p>-0,0923357754</text:p>
          </table:table-cell>
          <table:table-cell table:formula="of:=IF(ISNUMBER([.E55]);ATAN([.E55]);&quot;nan&quot;)" office:value-type="float" office:value="-0.0920746946197574" calcext:value-type="float">
            <text:p>-0,0920746946</text:p>
          </table:table-cell>
          <table:table-cell table:formula="of:=IF(ISNUMBER([.F55]);180*[.F55]/PI();&quot;nan&quot;)" office:value-type="float" office:value="-5.27549140166801" calcext:value-type="float">
            <text:p>-5,28</text:p>
          </table:table-cell>
          <table:table-cell/>
          <table:table-cell table:formula="of:=IF(ISNUMBER([.E55]);IF([.B56]&gt;=[.B54];[.E55];-1*[.E55]);&quot;nan&quot;)" office:value-type="float" office:value="0.0923357754018506" calcext:value-type="float">
            <text:p>0,0923357754</text:p>
          </table:table-cell>
          <table:table-cell table:formula="of:=IF(ISNUMBER([.F55]);180*ATAN([.I55])/PI();&quot;nan&quot;)" office:value-type="float" office:value="5.27549140166801" calcext:value-type="float">
            <text:p>5,28</text:p>
          </table:table-cell>
          <table:table-cell table:formula="of:=IF(ISNUMBER([.E55]);IF([.B56]&gt;=[.B54];[.G55];[.G55]+180);&quot;nan&quot;)" office:value-type="float" office:value="174.724508598332" calcext:value-type="float">
            <text:p>174,72</text:p>
          </table:table-cell>
          <table:table-cell table:number-columns-repeated="2"/>
          <table:table-cell table:style-name="Default" table:formula="of:=IF(MOD([.$A55];5)=0;[.$A55];&quot;&quot;)">
            <text:p/>
          </table:table-cell>
          <table:table-cell table:formula="of:=IF(ISNUMBER([.N55]);[.K5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0.1721923604" calcext:value-type="float">
            <text:p>0,1721923604</text:p>
          </table:table-cell>
          <table:table-cell office:value-type="float" office:value="0.0048148852" calcext:value-type="float">
            <text:p>0,0048148852</text:p>
          </table:table-cell>
          <table:table-cell/>
          <table:table-cell table:formula="of:=IF(AND(ISNUMBER([.B55]);ISNUMBER([.B57]));([.C57]-[.C55])/([.B57]-[.B55]);&quot;nan&quot;)" office:value-type="float" office:value="-0.142783384518384" calcext:value-type="float">
            <text:p>-0,1427833845</text:p>
          </table:table-cell>
          <table:table-cell table:formula="of:=IF(ISNUMBER([.E56]);ATAN([.E56]);&quot;nan&quot;)" office:value-type="float" office:value="-0.141824770685891" calcext:value-type="float">
            <text:p>-0,1418247707</text:p>
          </table:table-cell>
          <table:table-cell table:formula="of:=IF(ISNUMBER([.F56]);180*[.F56]/PI();&quot;nan&quot;)" office:value-type="float" office:value="-8.12596079071225" calcext:value-type="float">
            <text:p>-8,13</text:p>
          </table:table-cell>
          <table:table-cell/>
          <table:table-cell table:formula="of:=IF(ISNUMBER([.E56]);IF([.B57]&gt;=[.B55];[.E56];-1*[.E56]);&quot;nan&quot;)" office:value-type="float" office:value="0.142783384518384" calcext:value-type="float">
            <text:p>0,1427833845</text:p>
          </table:table-cell>
          <table:table-cell table:formula="of:=IF(ISNUMBER([.F56]);180*ATAN([.I56])/PI();&quot;nan&quot;)" office:value-type="float" office:value="8.12596079071225" calcext:value-type="float">
            <text:p>8,13</text:p>
          </table:table-cell>
          <table:table-cell table:formula="of:=IF(ISNUMBER([.E56]);IF([.B57]&gt;=[.B55];[.G56];[.G56]+180);&quot;nan&quot;)" office:value-type="float" office:value="171.874039209288" calcext:value-type="float">
            <text:p>171,87</text:p>
          </table:table-cell>
          <table:table-cell table:number-columns-repeated="2"/>
          <table:table-cell table:style-name="Default" table:formula="of:=IF(MOD([.$A56];5)=0;[.$A56];&quot;&quot;)">
            <text:p/>
          </table:table-cell>
          <table:table-cell table:formula="of:=IF(ISNUMBER([.N56]);[.K5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0.1720866308" calcext:value-type="float">
            <text:p>0,1720866308</text:p>
          </table:table-cell>
          <table:table-cell office:value-type="float" office:value="0.0048325242" calcext:value-type="float">
            <text:p>0,0048325242</text:p>
          </table:table-cell>
          <table:table-cell/>
          <table:table-cell table:formula="of:=IF(AND(ISNUMBER([.B56]);ISNUMBER([.B58]));([.C58]-[.C56])/([.B58]-[.B56]);&quot;nan&quot;)" office:value-type="float" office:value="-0.191149253624695" calcext:value-type="float">
            <text:p>-0,1911492536</text:p>
          </table:table-cell>
          <table:table-cell table:formula="of:=IF(ISNUMBER([.E57]);ATAN([.E57]);&quot;nan&quot;)" office:value-type="float" office:value="-0.188870923445716" calcext:value-type="float">
            <text:p>-0,1888709234</text:p>
          </table:table-cell>
          <table:table-cell table:formula="of:=IF(ISNUMBER([.F57]);180*[.F57]/PI();&quot;nan&quot;)" office:value-type="float" office:value="-10.821506786178" calcext:value-type="float">
            <text:p>-10,82</text:p>
          </table:table-cell>
          <table:table-cell/>
          <table:table-cell table:formula="of:=IF(ISNUMBER([.E57]);IF([.B58]&gt;=[.B56];[.E57];-1*[.E57]);&quot;nan&quot;)" office:value-type="float" office:value="0.191149253624695" calcext:value-type="float">
            <text:p>0,1911492536</text:p>
          </table:table-cell>
          <table:table-cell table:formula="of:=IF(ISNUMBER([.F57]);180*ATAN([.I57])/PI();&quot;nan&quot;)" office:value-type="float" office:value="10.821506786178" calcext:value-type="float">
            <text:p>10,82</text:p>
          </table:table-cell>
          <table:table-cell table:formula="of:=IF(ISNUMBER([.E57]);IF([.B58]&gt;=[.B56];[.G57];[.G57]+180);&quot;nan&quot;)" office:value-type="float" office:value="169.178493213822" calcext:value-type="float">
            <text:p>169,18</text:p>
          </table:table-cell>
          <table:table-cell table:number-columns-repeated="2"/>
          <table:table-cell table:style-name="Default" table:formula="of:=IF(MOD([.$A57];5)=0;[.$A57];&quot;&quot;)" office:value-type="float" office:value="415" calcext:value-type="float">
            <text:p>415</text:p>
          </table:table-cell>
          <table:table-cell table:formula="of:=IF(ISNUMBER([.N57]);[.K57];&quot;&quot;)" office:value-type="float" office:value="169.178493213822" calcext:value-type="float">
            <text:p>169,18</text:p>
          </table:table-cell>
          <table:table-cell table:number-columns-repeated="1009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0.1719824459" calcext:value-type="float">
            <text:p>0,1719824459</text:p>
          </table:table-cell>
          <table:table-cell office:value-type="float" office:value="0.0048550102" calcext:value-type="float">
            <text:p>0,0048550102</text:p>
          </table:table-cell>
          <table:table-cell/>
          <table:table-cell table:formula="of:=IF(AND(ISNUMBER([.B57]);ISNUMBER([.B59]));([.C59]-[.C57])/([.B59]-[.B57]);&quot;nan&quot;)" office:value-type="float" office:value="-0.259762238916888" calcext:value-type="float">
            <text:p>-0,2597622389</text:p>
          </table:table-cell>
          <table:table-cell table:formula="of:=IF(ISNUMBER([.E58]);ATAN([.E58]);&quot;nan&quot;)" office:value-type="float" office:value="-0.254145339513176" calcext:value-type="float">
            <text:p>-0,2541453395</text:p>
          </table:table-cell>
          <table:table-cell table:formula="of:=IF(ISNUMBER([.F58]);180*[.F58]/PI();&quot;nan&quot;)" office:value-type="float" office:value="-14.5614553370244" calcext:value-type="float">
            <text:p>-14,56</text:p>
          </table:table-cell>
          <table:table-cell/>
          <table:table-cell table:formula="of:=IF(ISNUMBER([.E58]);IF([.B59]&gt;=[.B57];[.E58];-1*[.E58]);&quot;nan&quot;)" office:value-type="float" office:value="0.259762238916888" calcext:value-type="float">
            <text:p>0,2597622389</text:p>
          </table:table-cell>
          <table:table-cell table:formula="of:=IF(ISNUMBER([.F58]);180*ATAN([.I58])/PI();&quot;nan&quot;)" office:value-type="float" office:value="14.5614553370244" calcext:value-type="float">
            <text:p>14,56</text:p>
          </table:table-cell>
          <table:table-cell table:formula="of:=IF(ISNUMBER([.E58]);IF([.B59]&gt;=[.B57];[.G58];[.G58]+180);&quot;nan&quot;)" office:value-type="float" office:value="165.438544662976" calcext:value-type="float">
            <text:p>165,44</text:p>
          </table:table-cell>
          <table:table-cell table:number-columns-repeated="2"/>
          <table:table-cell table:style-name="Default" table:formula="of:=IF(MOD([.$A58];5)=0;[.$A58];&quot;&quot;)">
            <text:p/>
          </table:table-cell>
          <table:table-cell table:formula="of:=IF(ISNUMBER([.N58]);[.K5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0.1718710194" calcext:value-type="float">
            <text:p>0,1718710194</text:p>
          </table:table-cell>
          <table:table-cell office:value-type="float" office:value="0.0048885319" calcext:value-type="float">
            <text:p>0,0048885319</text:p>
          </table:table-cell>
          <table:table-cell/>
          <table:table-cell table:formula="of:=IF(AND(ISNUMBER([.B58]);ISNUMBER([.B60]));([.C60]-[.C58])/([.B60]-[.B58]);&quot;nan&quot;)" office:value-type="float" office:value="-0.349548277551675" calcext:value-type="float">
            <text:p>-0,3495482776</text:p>
          </table:table-cell>
          <table:table-cell table:formula="of:=IF(ISNUMBER([.E59]);ATAN([.E59]);&quot;nan&quot;)" office:value-type="float" office:value="-0.336272337375601" calcext:value-type="float">
            <text:p>-0,3362723374</text:p>
          </table:table-cell>
          <table:table-cell table:formula="of:=IF(ISNUMBER([.F59]);180*[.F59]/PI();&quot;nan&quot;)" office:value-type="float" office:value="-19.2669856986213" calcext:value-type="float">
            <text:p>-19,27</text:p>
          </table:table-cell>
          <table:table-cell/>
          <table:table-cell table:formula="of:=IF(ISNUMBER([.E59]);IF([.B60]&gt;=[.B58];[.E59];-1*[.E59]);&quot;nan&quot;)" office:value-type="float" office:value="0.349548277551675" calcext:value-type="float">
            <text:p>0,3495482776</text:p>
          </table:table-cell>
          <table:table-cell table:formula="of:=IF(ISNUMBER([.F59]);180*ATAN([.I59])/PI();&quot;nan&quot;)" office:value-type="float" office:value="19.2669856986213" calcext:value-type="float">
            <text:p>19,27</text:p>
          </table:table-cell>
          <table:table-cell table:formula="of:=IF(ISNUMBER([.E59]);IF([.B60]&gt;=[.B58];[.G59];[.G59]+180);&quot;nan&quot;)" office:value-type="float" office:value="160.733014301379" calcext:value-type="float">
            <text:p>160,73</text:p>
          </table:table-cell>
          <table:table-cell table:number-columns-repeated="2"/>
          <table:table-cell table:style-name="Default" table:formula="of:=IF(MOD([.$A59];5)=0;[.$A59];&quot;&quot;)">
            <text:p/>
          </table:table-cell>
          <table:table-cell table:formula="of:=IF(ISNUMBER([.N59]);[.K5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0.1717412137" calcext:value-type="float">
            <text:p>0,1717412137</text:p>
          </table:table-cell>
          <table:table-cell office:value-type="float" office:value="0.0049393325" calcext:value-type="float">
            <text:p>0,0049393325</text:p>
          </table:table-cell>
          <table:table-cell/>
          <table:table-cell table:formula="of:=IF(AND(ISNUMBER([.B59]);ISNUMBER([.B61]));([.C61]-[.C59])/([.B61]-[.B59]);&quot;nan&quot;)" office:value-type="float" office:value="-0.429249066178006" calcext:value-type="float">
            <text:p>-0,4292490662</text:p>
          </table:table-cell>
          <table:table-cell table:formula="of:=IF(ISNUMBER([.E60]);ATAN([.E60]);&quot;nan&quot;)" office:value-type="float" office:value="-0.405464132739971" calcext:value-type="float">
            <text:p>-0,4054641327</text:p>
          </table:table-cell>
          <table:table-cell table:formula="of:=IF(ISNUMBER([.F60]);180*[.F60]/PI();&quot;nan&quot;)" office:value-type="float" office:value="-23.2313835499325" calcext:value-type="float">
            <text:p>-23,23</text:p>
          </table:table-cell>
          <table:table-cell/>
          <table:table-cell table:formula="of:=IF(ISNUMBER([.E60]);IF([.B61]&gt;=[.B59];[.E60];-1*[.E60]);&quot;nan&quot;)" office:value-type="float" office:value="0.429249066178006" calcext:value-type="float">
            <text:p>0,4292490662</text:p>
          </table:table-cell>
          <table:table-cell table:formula="of:=IF(ISNUMBER([.F60]);180*ATAN([.I60])/PI();&quot;nan&quot;)" office:value-type="float" office:value="23.2313835499325" calcext:value-type="float">
            <text:p>23,23</text:p>
          </table:table-cell>
          <table:table-cell table:formula="of:=IF(ISNUMBER([.E60]);IF([.B61]&gt;=[.B59];[.G60];[.G60]+180);&quot;nan&quot;)" office:value-type="float" office:value="156.768616450067" calcext:value-type="float">
            <text:p>156,77</text:p>
          </table:table-cell>
          <table:table-cell table:number-columns-repeated="2"/>
          <table:table-cell table:style-name="Default" table:formula="of:=IF(MOD([.$A60];5)=0;[.$A60];&quot;&quot;)">
            <text:p/>
          </table:table-cell>
          <table:table-cell table:formula="of:=IF(ISNUMBER([.N60]);[.K6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0.1715872394" calcext:value-type="float">
            <text:p>0,1715872394</text:p>
          </table:table-cell>
          <table:table-cell office:value-type="float" office:value="0.0050103442" calcext:value-type="float">
            <text:p>0,0050103442</text:p>
          </table:table-cell>
          <table:table-cell/>
          <table:table-cell table:formula="of:=IF(AND(ISNUMBER([.B60]);ISNUMBER([.B62]));([.C62]-[.C60])/([.B62]-[.B60]);&quot;nan&quot;)" office:value-type="float" office:value="-0.48786205756012" calcext:value-type="float">
            <text:p>-0,4878620576</text:p>
          </table:table-cell>
          <table:table-cell table:formula="of:=IF(ISNUMBER([.E61]);ATAN([.E61]);&quot;nan&quot;)" office:value-type="float" office:value="-0.453890189216311" calcext:value-type="float">
            <text:p>-0,4538901892</text:p>
          </table:table-cell>
          <table:table-cell table:formula="of:=IF(ISNUMBER([.F61]);180*[.F61]/PI();&quot;nan&quot;)" office:value-type="float" office:value="-26.005992204489" calcext:value-type="float">
            <text:p>-26,01</text:p>
          </table:table-cell>
          <table:table-cell/>
          <table:table-cell table:formula="of:=IF(ISNUMBER([.E61]);IF([.B62]&gt;=[.B60];[.E61];-1*[.E61]);&quot;nan&quot;)" office:value-type="float" office:value="0.48786205756012" calcext:value-type="float">
            <text:p>0,4878620576</text:p>
          </table:table-cell>
          <table:table-cell table:formula="of:=IF(ISNUMBER([.F61]);180*ATAN([.I61])/PI();&quot;nan&quot;)" office:value-type="float" office:value="26.005992204489" calcext:value-type="float">
            <text:p>26,01</text:p>
          </table:table-cell>
          <table:table-cell table:formula="of:=IF(ISNUMBER([.E61]);IF([.B62]&gt;=[.B60];[.G61];[.G61]+180);&quot;nan&quot;)" office:value-type="float" office:value="153.994007795511" calcext:value-type="float">
            <text:p>153,99</text:p>
          </table:table-cell>
          <table:table-cell table:number-columns-repeated="2"/>
          <table:table-cell table:style-name="Default" table:formula="of:=IF(MOD([.$A61];5)=0;[.$A61];&quot;&quot;)">
            <text:p/>
          </table:table-cell>
          <table:table-cell table:formula="of:=IF(ISNUMBER([.N61]);[.K6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0.1714074339" calcext:value-type="float">
            <text:p>0,1714074339</text:p>
          </table:table-cell>
          <table:table-cell office:value-type="float" office:value="0.005102171" calcext:value-type="float">
            <text:p>0,0051021710</text:p>
          </table:table-cell>
          <table:table-cell/>
          <table:table-cell table:formula="of:=IF(AND(ISNUMBER([.B61]);ISNUMBER([.B63]));([.C63]-[.C61])/([.B63]-[.B61]);&quot;nan&quot;)" office:value-type="float" office:value="-0.527158086081264" calcext:value-type="float">
            <text:p>-0,5271580861</text:p>
          </table:table-cell>
          <table:table-cell table:formula="of:=IF(ISNUMBER([.E62]);ATAN([.E62]);&quot;nan&quot;)" office:value-type="float" office:value="-0.485137285892128" calcext:value-type="float">
            <text:p>-0,4851372859</text:p>
          </table:table-cell>
          <table:table-cell table:formula="of:=IF(ISNUMBER([.F62]);180*[.F62]/PI();&quot;nan&quot;)" office:value-type="float" office:value="-27.7963189660506" calcext:value-type="float">
            <text:p>-27,80</text:p>
          </table:table-cell>
          <table:table-cell/>
          <table:table-cell table:formula="of:=IF(ISNUMBER([.E62]);IF([.B63]&gt;=[.B61];[.E62];-1*[.E62]);&quot;nan&quot;)" office:value-type="float" office:value="0.527158086081264" calcext:value-type="float">
            <text:p>0,5271580861</text:p>
          </table:table-cell>
          <table:table-cell table:formula="of:=IF(ISNUMBER([.F62]);180*ATAN([.I62])/PI();&quot;nan&quot;)" office:value-type="float" office:value="27.7963189660506" calcext:value-type="float">
            <text:p>27,80</text:p>
          </table:table-cell>
          <table:table-cell table:formula="of:=IF(ISNUMBER([.E62]);IF([.B63]&gt;=[.B61];[.G62];[.G62]+180);&quot;nan&quot;)" office:value-type="float" office:value="152.203681033949" calcext:value-type="float">
            <text:p>152,20</text:p>
          </table:table-cell>
          <table:table-cell table:number-columns-repeated="2"/>
          <table:table-cell table:style-name="Default" table:formula="of:=IF(MOD([.$A62];5)=0;[.$A62];&quot;&quot;)" office:value-type="float" office:value="420" calcext:value-type="float">
            <text:p>420</text:p>
          </table:table-cell>
          <table:table-cell table:formula="of:=IF(ISNUMBER([.N62]);[.K62];&quot;&quot;)" office:value-type="float" office:value="152.203681033949" calcext:value-type="float">
            <text:p>152,20</text:p>
          </table:table-cell>
          <table:table-cell table:number-columns-repeated="1009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0.1712061135" calcext:value-type="float">
            <text:p>0,1712061135</text:p>
          </table:table-cell>
          <table:table-cell office:value-type="float" office:value="0.0052112578" calcext:value-type="float">
            <text:p>0,0052112578</text:p>
          </table:table-cell>
          <table:table-cell/>
          <table:table-cell table:formula="of:=IF(AND(ISNUMBER([.B62]);ISNUMBER([.B64]));([.C64]-[.C62])/([.B64]-[.B62]);&quot;nan&quot;)" office:value-type="float" office:value="-0.558590771771731" calcext:value-type="float">
            <text:p>-0,5585907718</text:p>
          </table:table-cell>
          <table:table-cell table:formula="of:=IF(ISNUMBER([.E63]);ATAN([.E63]);&quot;nan&quot;)" office:value-type="float" office:value="-0.509414878849095" calcext:value-type="float">
            <text:p>-0,5094148788</text:p>
          </table:table-cell>
          <table:table-cell table:formula="of:=IF(ISNUMBER([.F63]);180*[.F63]/PI();&quot;nan&quot;)" office:value-type="float" office:value="-29.1873225792213" calcext:value-type="float">
            <text:p>-29,19</text:p>
          </table:table-cell>
          <table:table-cell/>
          <table:table-cell table:formula="of:=IF(ISNUMBER([.E63]);IF([.B64]&gt;=[.B62];[.E63];-1*[.E63]);&quot;nan&quot;)" office:value-type="float" office:value="0.558590771771731" calcext:value-type="float">
            <text:p>0,5585907718</text:p>
          </table:table-cell>
          <table:table-cell table:formula="of:=IF(ISNUMBER([.F63]);180*ATAN([.I63])/PI();&quot;nan&quot;)" office:value-type="float" office:value="29.1873225792213" calcext:value-type="float">
            <text:p>29,19</text:p>
          </table:table-cell>
          <table:table-cell table:formula="of:=IF(ISNUMBER([.E63]);IF([.B64]&gt;=[.B62];[.G63];[.G63]+180);&quot;nan&quot;)" office:value-type="float" office:value="150.812677420779" calcext:value-type="float">
            <text:p>150,81</text:p>
          </table:table-cell>
          <table:table-cell table:number-columns-repeated="2"/>
          <table:table-cell table:style-name="Default" table:formula="of:=IF(MOD([.$A63];5)=0;[.$A63];&quot;&quot;)">
            <text:p/>
          </table:table-cell>
          <table:table-cell table:formula="of:=IF(ISNUMBER([.N63]);[.K6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0.1709925742" calcext:value-type="float">
            <text:p>0,1709925742</text:p>
          </table:table-cell>
          <table:table-cell office:value-type="float" office:value="0.0053339078" calcext:value-type="float">
            <text:p>0,0053339078</text:p>
          </table:table-cell>
          <table:table-cell/>
          <table:table-cell table:formula="of:=IF(AND(ISNUMBER([.B63]);ISNUMBER([.B65]));([.C65]-[.C63])/([.B65]-[.B63]);&quot;nan&quot;)" office:value-type="float" office:value="-0.594381713140536" calcext:value-type="float">
            <text:p>-0,5943817131</text:p>
          </table:table-cell>
          <table:table-cell table:formula="of:=IF(ISNUMBER([.E64]);ATAN([.E64]);&quot;nan&quot;)" office:value-type="float" office:value="-0.536278165664841" calcext:value-type="float">
            <text:p>-0,5362781657</text:p>
          </table:table-cell>
          <table:table-cell table:formula="of:=IF(ISNUMBER([.F64]);180*[.F64]/PI();&quot;nan&quot;)" office:value-type="float" office:value="-30.726475537613" calcext:value-type="float">
            <text:p>-30,73</text:p>
          </table:table-cell>
          <table:table-cell/>
          <table:table-cell table:formula="of:=IF(ISNUMBER([.E64]);IF([.B65]&gt;=[.B63];[.E64];-1*[.E64]);&quot;nan&quot;)" office:value-type="float" office:value="0.594381713140536" calcext:value-type="float">
            <text:p>0,5943817131</text:p>
          </table:table-cell>
          <table:table-cell table:formula="of:=IF(ISNUMBER([.F64]);180*ATAN([.I64])/PI();&quot;nan&quot;)" office:value-type="float" office:value="30.726475537613" calcext:value-type="float">
            <text:p>30,73</text:p>
          </table:table-cell>
          <table:table-cell table:formula="of:=IF(ISNUMBER([.E64]);IF([.B65]&gt;=[.B63];[.G64];[.G64]+180);&quot;nan&quot;)" office:value-type="float" office:value="149.273524462387" calcext:value-type="float">
            <text:p>149,27</text:p>
          </table:table-cell>
          <table:table-cell table:number-columns-repeated="2"/>
          <table:table-cell table:style-name="Default" table:formula="of:=IF(MOD([.$A64];5)=0;[.$A64];&quot;&quot;)">
            <text:p/>
          </table:table-cell>
          <table:table-cell table:formula="of:=IF(ISNUMBER([.N64]);[.K6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0.1707705964" calcext:value-type="float">
            <text:p>0,1707705964</text:p>
          </table:table-cell>
          <table:table-cell office:value-type="float" office:value="0.0054701212" calcext:value-type="float">
            <text:p>0,0054701212</text:p>
          </table:table-cell>
          <table:table-cell/>
          <table:table-cell table:formula="of:=IF(AND(ISNUMBER([.B64]);ISNUMBER([.B66]));([.C66]-[.C64])/([.B66]-[.B64]);&quot;nan&quot;)" office:value-type="float" office:value="-0.635216390436823" calcext:value-type="float">
            <text:p>-0,6352163904</text:p>
          </table:table-cell>
          <table:table-cell table:formula="of:=IF(ISNUMBER([.E65]);ATAN([.E65]);&quot;nan&quot;)" office:value-type="float" office:value="-0.565912224007153" calcext:value-type="float">
            <text:p>-0,5659122240</text:p>
          </table:table-cell>
          <table:table-cell table:formula="of:=IF(ISNUMBER([.F65]);180*[.F65]/PI();&quot;nan&quot;)" office:value-type="float" office:value="-32.4243820104719" calcext:value-type="float">
            <text:p>-32,42</text:p>
          </table:table-cell>
          <table:table-cell/>
          <table:table-cell table:formula="of:=IF(ISNUMBER([.E65]);IF([.B66]&gt;=[.B64];[.E65];-1*[.E65]);&quot;nan&quot;)" office:value-type="float" office:value="0.635216390436823" calcext:value-type="float">
            <text:p>0,6352163904</text:p>
          </table:table-cell>
          <table:table-cell table:formula="of:=IF(ISNUMBER([.F65]);180*ATAN([.I65])/PI();&quot;nan&quot;)" office:value-type="float" office:value="32.4243820104719" calcext:value-type="float">
            <text:p>32,42</text:p>
          </table:table-cell>
          <table:table-cell table:formula="of:=IF(ISNUMBER([.E65]);IF([.B66]&gt;=[.B64];[.G65];[.G65]+180);&quot;nan&quot;)" office:value-type="float" office:value="147.575617989528" calcext:value-type="float">
            <text:p>147,58</text:p>
          </table:table-cell>
          <table:table-cell table:number-columns-repeated="2"/>
          <table:table-cell table:style-name="Default" table:formula="of:=IF(MOD([.$A65];5)=0;[.$A65];&quot;&quot;)">
            <text:p/>
          </table:table-cell>
          <table:table-cell table:formula="of:=IF(ISNUMBER([.N65]);[.K6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0.1705406619" calcext:value-type="float">
            <text:p>0,1705406619</text:p>
          </table:table-cell>
          <table:table-cell office:value-type="float" office:value="0.0056209699" calcext:value-type="float">
            <text:p>0,0056209699</text:p>
          </table:table-cell>
          <table:table-cell/>
          <table:table-cell table:formula="of:=IF(AND(ISNUMBER([.B65]);ISNUMBER([.B67]));([.C67]-[.C65])/([.B67]-[.B65]);&quot;nan&quot;)" office:value-type="float" office:value="-0.677978380247671" calcext:value-type="float">
            <text:p>-0,6779783802</text:p>
          </table:table-cell>
          <table:table-cell table:formula="of:=IF(ISNUMBER([.E66]);ATAN([.E66]);&quot;nan&quot;)" office:value-type="float" office:value="-0.595792959628252" calcext:value-type="float">
            <text:p>-0,5957929596</text:p>
          </table:table-cell>
          <table:table-cell table:formula="of:=IF(ISNUMBER([.F66]);180*[.F66]/PI();&quot;nan&quot;)" office:value-type="float" office:value="-34.1364220503071" calcext:value-type="float">
            <text:p>-34,14</text:p>
          </table:table-cell>
          <table:table-cell/>
          <table:table-cell table:formula="of:=IF(ISNUMBER([.E66]);IF([.B67]&gt;=[.B65];[.E66];-1*[.E66]);&quot;nan&quot;)" office:value-type="float" office:value="0.677978380247671" calcext:value-type="float">
            <text:p>0,6779783802</text:p>
          </table:table-cell>
          <table:table-cell table:formula="of:=IF(ISNUMBER([.F66]);180*ATAN([.I66])/PI();&quot;nan&quot;)" office:value-type="float" office:value="34.1364220503071" calcext:value-type="float">
            <text:p>34,14</text:p>
          </table:table-cell>
          <table:table-cell table:formula="of:=IF(ISNUMBER([.E66]);IF([.B67]&gt;=[.B65];[.G66];[.G66]+180);&quot;nan&quot;)" office:value-type="float" office:value="145.863577949693" calcext:value-type="float">
            <text:p>145,86</text:p>
          </table:table-cell>
          <table:table-cell table:number-columns-repeated="2"/>
          <table:table-cell table:style-name="Default" table:formula="of:=IF(MOD([.$A66];5)=0;[.$A66];&quot;&quot;)">
            <text:p/>
          </table:table-cell>
          <table:table-cell table:formula="of:=IF(ISNUMBER([.N66]);[.K6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0.1703009888" calcext:value-type="float">
            <text:p>0,1703009888</text:p>
          </table:table-cell>
          <table:table-cell office:value-type="float" office:value="0.005788505" calcext:value-type="float">
            <text:p>0,0057885050</text:p>
          </table:table-cell>
          <table:table-cell/>
          <table:table-cell table:formula="of:=IF(AND(ISNUMBER([.B66]);ISNUMBER([.B68]));([.C68]-[.C66])/([.B68]-[.B66]);&quot;nan&quot;)" office:value-type="float" office:value="-0.719516610696946" calcext:value-type="float">
            <text:p>-0,7195166107</text:p>
          </table:table-cell>
          <table:table-cell table:formula="of:=IF(ISNUMBER([.E67]);ATAN([.E67]);&quot;nan&quot;)" office:value-type="float" office:value="-0.62370462561093" calcext:value-type="float">
            <text:p>-0,6237046256</text:p>
          </table:table-cell>
          <table:table-cell table:formula="of:=IF(ISNUMBER([.F67]);180*[.F67]/PI();&quot;nan&quot;)" office:value-type="float" office:value="-35.7356427102934" calcext:value-type="float">
            <text:p>-35,74</text:p>
          </table:table-cell>
          <table:table-cell/>
          <table:table-cell table:formula="of:=IF(ISNUMBER([.E67]);IF([.B68]&gt;=[.B66];[.E67];-1*[.E67]);&quot;nan&quot;)" office:value-type="float" office:value="0.719516610696946" calcext:value-type="float">
            <text:p>0,7195166107</text:p>
          </table:table-cell>
          <table:table-cell table:formula="of:=IF(ISNUMBER([.F67]);180*ATAN([.I67])/PI();&quot;nan&quot;)" office:value-type="float" office:value="35.7356427102934" calcext:value-type="float">
            <text:p>35,74</text:p>
          </table:table-cell>
          <table:table-cell table:formula="of:=IF(ISNUMBER([.E67]);IF([.B68]&gt;=[.B66];[.G67];[.G67]+180);&quot;nan&quot;)" office:value-type="float" office:value="144.264357289707" calcext:value-type="float">
            <text:p>144,26</text:p>
          </table:table-cell>
          <table:table-cell table:number-columns-repeated="2"/>
          <table:table-cell table:style-name="Default" table:formula="of:=IF(MOD([.$A67];5)=0;[.$A67];&quot;&quot;)" office:value-type="float" office:value="425" calcext:value-type="float">
            <text:p>425</text:p>
          </table:table-cell>
          <table:table-cell table:formula="of:=IF(ISNUMBER([.N67]);[.K67];&quot;&quot;)" office:value-type="float" office:value="144.264357289707" calcext:value-type="float">
            <text:p>144,26</text:p>
          </table:table-cell>
          <table:table-cell table:number-columns-repeated="1009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0.1700501587" calcext:value-type="float">
            <text:p>0,1700501587</text:p>
          </table:table-cell>
          <table:table-cell office:value-type="float" office:value="0.0059738951" calcext:value-type="float">
            <text:p>0,0059738951</text:p>
          </table:table-cell>
          <table:table-cell/>
          <table:table-cell table:formula="of:=IF(AND(ISNUMBER([.B67]);ISNUMBER([.B69]));([.C69]-[.C67])/([.B69]-[.B67]);&quot;nan&quot;)" office:value-type="float" office:value="-0.75380979189318" calcext:value-type="float">
            <text:p>-0,7538097919</text:p>
          </table:table-cell>
          <table:table-cell table:formula="of:=IF(ISNUMBER([.E68]);ATAN([.E68]);&quot;nan&quot;)" office:value-type="float" office:value="-0.645934920079647" calcext:value-type="float">
            <text:p>-0,6459349201</text:p>
          </table:table-cell>
          <table:table-cell table:formula="of:=IF(ISNUMBER([.F68]);180*[.F68]/PI();&quot;nan&quot;)" office:value-type="float" office:value="-37.0093447606839" calcext:value-type="float">
            <text:p>-37,01</text:p>
          </table:table-cell>
          <table:table-cell/>
          <table:table-cell table:formula="of:=IF(ISNUMBER([.E68]);IF([.B69]&gt;=[.B67];[.E68];-1*[.E68]);&quot;nan&quot;)" office:value-type="float" office:value="0.75380979189318" calcext:value-type="float">
            <text:p>0,7538097919</text:p>
          </table:table-cell>
          <table:table-cell table:formula="of:=IF(ISNUMBER([.F68]);180*ATAN([.I68])/PI();&quot;nan&quot;)" office:value-type="float" office:value="37.0093447606839" calcext:value-type="float">
            <text:p>37,01</text:p>
          </table:table-cell>
          <table:table-cell table:formula="of:=IF(ISNUMBER([.E68]);IF([.B69]&gt;=[.B67];[.G68];[.G68]+180);&quot;nan&quot;)" office:value-type="float" office:value="142.990655239316" calcext:value-type="float">
            <text:p>142,99</text:p>
          </table:table-cell>
          <table:table-cell table:number-columns-repeated="2"/>
          <table:table-cell table:style-name="Default" table:formula="of:=IF(MOD([.$A68];5)=0;[.$A68];&quot;&quot;)">
            <text:p/>
          </table:table-cell>
          <table:table-cell table:formula="of:=IF(ISNUMBER([.N68]);[.K6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0.1697858688" calcext:value-type="float">
            <text:p>0,1697858688</text:p>
          </table:table-cell>
          <table:table-cell office:value-type="float" office:value="0.0061768075" calcext:value-type="float">
            <text:p>0,0061768075</text:p>
          </table:table-cell>
          <table:table-cell/>
          <table:table-cell table:formula="of:=IF(AND(ISNUMBER([.B68]);ISNUMBER([.B70]));([.C70]-[.C68])/([.B70]-[.B68]);&quot;nan&quot;)" office:value-type="float" office:value="-0.777448409531422" calcext:value-type="float">
            <text:p>-0,7774484095</text:p>
          </table:table-cell>
          <table:table-cell table:formula="of:=IF(ISNUMBER([.E69]);ATAN([.E69]);&quot;nan&quot;)" office:value-type="float" office:value="-0.660837914337977" calcext:value-type="float">
            <text:p>-0,6608379143</text:p>
          </table:table-cell>
          <table:table-cell table:formula="of:=IF(ISNUMBER([.F69]);180*[.F69]/PI();&quot;nan&quot;)" office:value-type="float" office:value="-37.8632234337939" calcext:value-type="float">
            <text:p>-37,86</text:p>
          </table:table-cell>
          <table:table-cell/>
          <table:table-cell table:formula="of:=IF(ISNUMBER([.E69]);IF([.B70]&gt;=[.B68];[.E69];-1*[.E69]);&quot;nan&quot;)" office:value-type="float" office:value="0.777448409531422" calcext:value-type="float">
            <text:p>0,7774484095</text:p>
          </table:table-cell>
          <table:table-cell table:formula="of:=IF(ISNUMBER([.F69]);180*ATAN([.I69])/PI();&quot;nan&quot;)" office:value-type="float" office:value="37.8632234337939" calcext:value-type="float">
            <text:p>37,86</text:p>
          </table:table-cell>
          <table:table-cell table:formula="of:=IF(ISNUMBER([.E69]);IF([.B70]&gt;=[.B68];[.G69];[.G69]+180);&quot;nan&quot;)" office:value-type="float" office:value="142.136776566206" calcext:value-type="float">
            <text:p>142,14</text:p>
          </table:table-cell>
          <table:table-cell table:number-columns-repeated="2"/>
          <table:table-cell table:style-name="Default" table:formula="of:=IF(MOD([.$A69];5)=0;[.$A69];&quot;&quot;)">
            <text:p/>
          </table:table-cell>
          <table:table-cell table:formula="of:=IF(ISNUMBER([.N69]);[.K6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0.1695046025" calcext:value-type="float">
            <text:p>0,1695046025</text:p>
          </table:table-cell>
          <table:table-cell office:value-type="float" office:value="0.0063980369" calcext:value-type="float">
            <text:p>0,0063980369</text:p>
          </table:table-cell>
          <table:table-cell/>
          <table:table-cell table:formula="of:=IF(AND(ISNUMBER([.B69]);ISNUMBER([.B71]));([.C71]-[.C69])/([.B71]-[.B69]);&quot;nan&quot;)" office:value-type="float" office:value="-0.792350455127048" calcext:value-type="float">
            <text:p>-0,7923504551</text:p>
          </table:table-cell>
          <table:table-cell table:formula="of:=IF(ISNUMBER([.E70]);ATAN([.E70]);&quot;nan&quot;)" office:value-type="float" office:value="-0.670059149633134" calcext:value-type="float">
            <text:p>-0,6700591496</text:p>
          </table:table-cell>
          <table:table-cell table:formula="of:=IF(ISNUMBER([.F70]);180*[.F70]/PI();&quot;nan&quot;)" office:value-type="float" office:value="-38.3915612981035" calcext:value-type="float">
            <text:p>-38,39</text:p>
          </table:table-cell>
          <table:table-cell/>
          <table:table-cell table:formula="of:=IF(ISNUMBER([.E70]);IF([.B71]&gt;=[.B69];[.E70];-1*[.E70]);&quot;nan&quot;)" office:value-type="float" office:value="0.792350455127048" calcext:value-type="float">
            <text:p>0,7923504551</text:p>
          </table:table-cell>
          <table:table-cell table:formula="of:=IF(ISNUMBER([.F70]);180*ATAN([.I70])/PI();&quot;nan&quot;)" office:value-type="float" office:value="38.3915612981035" calcext:value-type="float">
            <text:p>38,39</text:p>
          </table:table-cell>
          <table:table-cell table:formula="of:=IF(ISNUMBER([.E70]);IF([.B71]&gt;=[.B69];[.G70];[.G70]+180);&quot;nan&quot;)" office:value-type="float" office:value="141.608438701897" calcext:value-type="float">
            <text:p>141,61</text:p>
          </table:table-cell>
          <table:table-cell table:number-columns-repeated="2"/>
          <table:table-cell table:style-name="Default" table:formula="of:=IF(MOD([.$A70];5)=0;[.$A70];&quot;&quot;)">
            <text:p/>
          </table:table-cell>
          <table:table-cell table:formula="of:=IF(ISNUMBER([.N70]);[.K7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0.1692029217" calcext:value-type="float">
            <text:p>0,1692029217</text:p>
          </table:table-cell>
          <table:table-cell office:value-type="float" office:value="0.0066387059" calcext:value-type="float">
            <text:p>0,0066387059</text:p>
          </table:table-cell>
          <table:table-cell/>
          <table:table-cell table:formula="of:=IF(AND(ISNUMBER([.B70]);ISNUMBER([.B72]));([.C72]-[.C70])/([.B72]-[.B70]);&quot;nan&quot;)" office:value-type="float" office:value="-0.800863619387439" calcext:value-type="float">
            <text:p>-0,8008636194</text:p>
          </table:table-cell>
          <table:table-cell table:formula="of:=IF(ISNUMBER([.E71]);ATAN([.E71]);&quot;nan&quot;)" office:value-type="float" office:value="-0.675267317612141" calcext:value-type="float">
            <text:p>-0,6752673176</text:p>
          </table:table-cell>
          <table:table-cell table:formula="of:=IF(ISNUMBER([.F71]);180*[.F71]/PI();&quot;nan&quot;)" office:value-type="float" office:value="-38.6899673422958" calcext:value-type="float">
            <text:p>-38,69</text:p>
          </table:table-cell>
          <table:table-cell/>
          <table:table-cell table:formula="of:=IF(ISNUMBER([.E71]);IF([.B72]&gt;=[.B70];[.E71];-1*[.E71]);&quot;nan&quot;)" office:value-type="float" office:value="0.800863619387439" calcext:value-type="float">
            <text:p>0,8008636194</text:p>
          </table:table-cell>
          <table:table-cell table:formula="of:=IF(ISNUMBER([.F71]);180*ATAN([.I71])/PI();&quot;nan&quot;)" office:value-type="float" office:value="38.6899673422958" calcext:value-type="float">
            <text:p>38,69</text:p>
          </table:table-cell>
          <table:table-cell table:formula="of:=IF(ISNUMBER([.E71]);IF([.B72]&gt;=[.B70];[.G71];[.G71]+180);&quot;nan&quot;)" office:value-type="float" office:value="141.310032657704" calcext:value-type="float">
            <text:p>141,31</text:p>
          </table:table-cell>
          <table:table-cell table:number-columns-repeated="2"/>
          <table:table-cell table:style-name="Default" table:formula="of:=IF(MOD([.$A71];5)=0;[.$A71];&quot;&quot;)">
            <text:p/>
          </table:table-cell>
          <table:table-cell table:formula="of:=IF(ISNUMBER([.N71]);[.K7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0.1688775207" calcext:value-type="float">
            <text:p>0,1688775207</text:p>
          </table:table-cell>
          <table:table-cell office:value-type="float" office:value="0.0069002439" calcext:value-type="float">
            <text:p>0,0069002439</text:p>
          </table:table-cell>
          <table:table-cell/>
          <table:table-cell table:formula="of:=IF(AND(ISNUMBER([.B71]);ISNUMBER([.B73]));([.C73]-[.C71])/([.B73]-[.B71]);&quot;nan&quot;)" office:value-type="float" office:value="-0.804023345571497" calcext:value-type="float">
            <text:p>-0,8040233456</text:p>
          </table:table-cell>
          <table:table-cell table:formula="of:=IF(ISNUMBER([.E72]);ATAN([.E72]);&quot;nan&quot;)" office:value-type="float" office:value="-0.677189391470924" calcext:value-type="float">
            <text:p>-0,6771893915</text:p>
          </table:table-cell>
          <table:table-cell table:formula="of:=IF(ISNUMBER([.F72]);180*[.F72]/PI();&quot;nan&quot;)" office:value-type="float" office:value="-38.8000940623164" calcext:value-type="float">
            <text:p>-38,80</text:p>
          </table:table-cell>
          <table:table-cell/>
          <table:table-cell table:formula="of:=IF(ISNUMBER([.E72]);IF([.B73]&gt;=[.B71];[.E72];-1*[.E72]);&quot;nan&quot;)" office:value-type="float" office:value="0.804023345571497" calcext:value-type="float">
            <text:p>0,8040233456</text:p>
          </table:table-cell>
          <table:table-cell table:formula="of:=IF(ISNUMBER([.F72]);180*ATAN([.I72])/PI();&quot;nan&quot;)" office:value-type="float" office:value="38.8000940623164" calcext:value-type="float">
            <text:p>38,80</text:p>
          </table:table-cell>
          <table:table-cell table:formula="of:=IF(ISNUMBER([.E72]);IF([.B73]&gt;=[.B71];[.G72];[.G72]+180);&quot;nan&quot;)" office:value-type="float" office:value="141.199905937684" calcext:value-type="float">
            <text:p>141,20</text:p>
          </table:table-cell>
          <table:table-cell table:number-columns-repeated="2"/>
          <table:table-cell table:style-name="Default" table:formula="of:=IF(MOD([.$A72];5)=0;[.$A72];&quot;&quot;)" office:value-type="float" office:value="430" calcext:value-type="float">
            <text:p>430</text:p>
          </table:table-cell>
          <table:table-cell table:formula="of:=IF(ISNUMBER([.N72]);[.K72];&quot;&quot;)" office:value-type="float" office:value="141.199905937684" calcext:value-type="float">
            <text:p>141,20</text:p>
          </table:table-cell>
          <table:table-cell table:number-columns-repeated="1009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0.1685246603" calcext:value-type="float">
            <text:p>0,1685246603</text:p>
          </table:table-cell>
          <table:table-cell office:value-type="float" office:value="0.0071840439" calcext:value-type="float">
            <text:p>0,0071840439</text:p>
          </table:table-cell>
          <table:table-cell/>
          <table:table-cell table:formula="of:=IF(AND(ISNUMBER([.B72]);ISNUMBER([.B74]));([.C74]-[.C72])/([.B74]-[.B72]);&quot;nan&quot;)" office:value-type="float" office:value="-0.807295352645268" calcext:value-type="float">
            <text:p>-0,8072953526</text:p>
          </table:table-cell>
          <table:table-cell table:formula="of:=IF(ISNUMBER([.E73]);ATAN([.E73]);&quot;nan&quot;)" office:value-type="float" office:value="-0.679173524580194" calcext:value-type="float">
            <text:p>-0,6791735246</text:p>
          </table:table-cell>
          <table:table-cell table:formula="of:=IF(ISNUMBER([.F73]);180*[.F73]/PI();&quot;nan&quot;)" office:value-type="float" office:value="-38.9137765154698" calcext:value-type="float">
            <text:p>-38,91</text:p>
          </table:table-cell>
          <table:table-cell/>
          <table:table-cell table:formula="of:=IF(ISNUMBER([.E73]);IF([.B74]&gt;=[.B72];[.E73];-1*[.E73]);&quot;nan&quot;)" office:value-type="float" office:value="0.807295352645268" calcext:value-type="float">
            <text:p>0,8072953526</text:p>
          </table:table-cell>
          <table:table-cell table:formula="of:=IF(ISNUMBER([.F73]);180*ATAN([.I73])/PI();&quot;nan&quot;)" office:value-type="float" office:value="38.9137765154698" calcext:value-type="float">
            <text:p>38,91</text:p>
          </table:table-cell>
          <table:table-cell table:formula="of:=IF(ISNUMBER([.E73]);IF([.B74]&gt;=[.B72];[.G73];[.G73]+180);&quot;nan&quot;)" office:value-type="float" office:value="141.08622348453" calcext:value-type="float">
            <text:p>141,09</text:p>
          </table:table-cell>
          <table:table-cell table:number-columns-repeated="2"/>
          <table:table-cell table:style-name="Default" table:formula="of:=IF(MOD([.$A73];5)=0;[.$A73];&quot;&quot;)">
            <text:p/>
          </table:table-cell>
          <table:table-cell table:formula="of:=IF(ISNUMBER([.N73]);[.K7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0.1681461455" calcext:value-type="float">
            <text:p>0,1681461455</text:p>
          </table:table-cell>
          <table:table-cell office:value-type="float" office:value="0.0074906797" calcext:value-type="float">
            <text:p>0,0074906797</text:p>
          </table:table-cell>
          <table:table-cell/>
          <table:table-cell table:formula="of:=IF(AND(ISNUMBER([.B73]);ISNUMBER([.B75]));([.C75]-[.C73])/([.B75]-[.B73]);&quot;nan&quot;)" office:value-type="float" office:value="-0.818013194328912" calcext:value-type="float">
            <text:p>-0,8180131943</text:p>
          </table:table-cell>
          <table:table-cell table:formula="of:=IF(ISNUMBER([.E74]);ATAN([.E74]);&quot;nan&quot;)" office:value-type="float" office:value="-0.685628495201018" calcext:value-type="float">
            <text:p>-0,6856284952</text:p>
          </table:table-cell>
          <table:table-cell table:formula="of:=IF(ISNUMBER([.F74]);180*[.F74]/PI();&quot;nan&quot;)" office:value-type="float" office:value="-39.2836190889239" calcext:value-type="float">
            <text:p>-39,28</text:p>
          </table:table-cell>
          <table:table-cell/>
          <table:table-cell table:formula="of:=IF(ISNUMBER([.E74]);IF([.B75]&gt;=[.B73];[.E74];-1*[.E74]);&quot;nan&quot;)" office:value-type="float" office:value="0.818013194328912" calcext:value-type="float">
            <text:p>0,8180131943</text:p>
          </table:table-cell>
          <table:table-cell table:formula="of:=IF(ISNUMBER([.F74]);180*ATAN([.I74])/PI();&quot;nan&quot;)" office:value-type="float" office:value="39.2836190889239" calcext:value-type="float">
            <text:p>39,28</text:p>
          </table:table-cell>
          <table:table-cell table:formula="of:=IF(ISNUMBER([.E74]);IF([.B75]&gt;=[.B73];[.G74];[.G74]+180);&quot;nan&quot;)" office:value-type="float" office:value="140.716380911076" calcext:value-type="float">
            <text:p>140,72</text:p>
          </table:table-cell>
          <table:table-cell table:number-columns-repeated="2"/>
          <table:table-cell table:style-name="Default" table:formula="of:=IF(MOD([.$A74];5)=0;[.$A74];&quot;&quot;)">
            <text:p/>
          </table:table-cell>
          <table:table-cell table:formula="of:=IF(ISNUMBER([.N74]);[.K7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0.1677462198" calcext:value-type="float">
            <text:p>0,1677462198</text:p>
          </table:table-cell>
          <table:table-cell office:value-type="float" office:value="0.0078208185" calcext:value-type="float">
            <text:p>0,0078208185</text:p>
          </table:table-cell>
          <table:table-cell/>
          <table:table-cell table:formula="of:=IF(AND(ISNUMBER([.B74]);ISNUMBER([.B76]));([.C76]-[.C74])/([.B76]-[.B74]);&quot;nan&quot;)" office:value-type="float" office:value="-0.837250455418167" calcext:value-type="float">
            <text:p>-0,8372504554</text:p>
          </table:table-cell>
          <table:table-cell table:formula="of:=IF(ISNUMBER([.E75]);ATAN([.E75]);&quot;nan&quot;)" office:value-type="float" office:value="-0.697045571378796" calcext:value-type="float">
            <text:p>-0,6970455714</text:p>
          </table:table-cell>
          <table:table-cell table:formula="of:=IF(ISNUMBER([.F75]);180*[.F75]/PI();&quot;nan&quot;)" office:value-type="float" office:value="-39.93776936829" calcext:value-type="float">
            <text:p>-39,94</text:p>
          </table:table-cell>
          <table:table-cell/>
          <table:table-cell table:formula="of:=IF(ISNUMBER([.E75]);IF([.B76]&gt;=[.B74];[.E75];-1*[.E75]);&quot;nan&quot;)" office:value-type="float" office:value="0.837250455418167" calcext:value-type="float">
            <text:p>0,8372504554</text:p>
          </table:table-cell>
          <table:table-cell table:formula="of:=IF(ISNUMBER([.F75]);180*ATAN([.I75])/PI();&quot;nan&quot;)" office:value-type="float" office:value="39.93776936829" calcext:value-type="float">
            <text:p>39,94</text:p>
          </table:table-cell>
          <table:table-cell table:formula="of:=IF(ISNUMBER([.E75]);IF([.B76]&gt;=[.B74];[.G75];[.G75]+180);&quot;nan&quot;)" office:value-type="float" office:value="140.06223063171" calcext:value-type="float">
            <text:p>140,06</text:p>
          </table:table-cell>
          <table:table-cell table:number-columns-repeated="2"/>
          <table:table-cell table:style-name="Default" table:formula="of:=IF(MOD([.$A75];5)=0;[.$A75];&quot;&quot;)">
            <text:p/>
          </table:table-cell>
          <table:table-cell table:formula="of:=IF(ISNUMBER([.N75]);[.K7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0.1673283257" calcext:value-type="float">
            <text:p>0,1673283257</text:p>
          </table:table-cell>
          <table:table-cell office:value-type="float" office:value="0.0081753997" calcext:value-type="float">
            <text:p>0,0081753997</text:p>
          </table:table-cell>
          <table:table-cell/>
          <table:table-cell table:formula="of:=IF(AND(ISNUMBER([.B75]);ISNUMBER([.B77]));([.C77]-[.C75])/([.B77]-[.B75]);&quot;nan&quot;)" office:value-type="float" office:value="-0.86351217856616" calcext:value-type="float">
            <text:p>-0,8635121786</text:p>
          </table:table-cell>
          <table:table-cell table:formula="of:=IF(ISNUMBER([.E76]);ATAN([.E76]);&quot;nan&quot;)" office:value-type="float" office:value="-0.712286462867748" calcext:value-type="float">
            <text:p>-0,7122864629</text:p>
          </table:table-cell>
          <table:table-cell table:formula="of:=IF(ISNUMBER([.F76]);180*[.F76]/PI();&quot;nan&quot;)" office:value-type="float" office:value="-40.8110081266238" calcext:value-type="float">
            <text:p>-40,81</text:p>
          </table:table-cell>
          <table:table-cell/>
          <table:table-cell table:formula="of:=IF(ISNUMBER([.E76]);IF([.B77]&gt;=[.B75];[.E76];-1*[.E76]);&quot;nan&quot;)" office:value-type="float" office:value="0.86351217856616" calcext:value-type="float">
            <text:p>0,8635121786</text:p>
          </table:table-cell>
          <table:table-cell table:formula="of:=IF(ISNUMBER([.F76]);180*ATAN([.I76])/PI();&quot;nan&quot;)" office:value-type="float" office:value="40.8110081266238" calcext:value-type="float">
            <text:p>40,81</text:p>
          </table:table-cell>
          <table:table-cell table:formula="of:=IF(ISNUMBER([.E76]);IF([.B77]&gt;=[.B75];[.G76];[.G76]+180);&quot;nan&quot;)" office:value-type="float" office:value="139.188991873376" calcext:value-type="float">
            <text:p>139,19</text:p>
          </table:table-cell>
          <table:table-cell table:number-columns-repeated="2"/>
          <table:table-cell table:style-name="Default" table:formula="of:=IF(MOD([.$A76];5)=0;[.$A76];&quot;&quot;)">
            <text:p/>
          </table:table-cell>
          <table:table-cell table:formula="of:=IF(ISNUMBER([.N76]);[.K7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0.1668952904" calcext:value-type="float">
            <text:p>0,1668952904</text:p>
          </table:table-cell>
          <table:table-cell office:value-type="float" office:value="0.0085556064" calcext:value-type="float">
            <text:p>0,0085556064</text:p>
          </table:table-cell>
          <table:table-cell/>
          <table:table-cell table:formula="of:=IF(AND(ISNUMBER([.B76]);ISNUMBER([.B78]));([.C78]-[.C76])/([.B78]-[.B76]);&quot;nan&quot;)" office:value-type="float" office:value="-0.894560036716623" calcext:value-type="float">
            <text:p>-0,8945600367</text:p>
          </table:table-cell>
          <table:table-cell table:formula="of:=IF(ISNUMBER([.E77]);ATAN([.E77]);&quot;nan&quot;)" office:value-type="float" office:value="-0.729801454531239" calcext:value-type="float">
            <text:p>-0,7298014545</text:p>
          </table:table-cell>
          <table:table-cell table:formula="of:=IF(ISNUMBER([.F77]);180*[.F77]/PI();&quot;nan&quot;)" office:value-type="float" office:value="-41.8145432271487" calcext:value-type="float">
            <text:p>-41,81</text:p>
          </table:table-cell>
          <table:table-cell/>
          <table:table-cell table:formula="of:=IF(ISNUMBER([.E77]);IF([.B78]&gt;=[.B76];[.E77];-1*[.E77]);&quot;nan&quot;)" office:value-type="float" office:value="0.894560036716623" calcext:value-type="float">
            <text:p>0,8945600367</text:p>
          </table:table-cell>
          <table:table-cell table:formula="of:=IF(ISNUMBER([.F77]);180*ATAN([.I77])/PI();&quot;nan&quot;)" office:value-type="float" office:value="41.8145432271487" calcext:value-type="float">
            <text:p>41,81</text:p>
          </table:table-cell>
          <table:table-cell table:formula="of:=IF(ISNUMBER([.E77]);IF([.B78]&gt;=[.B76];[.G77];[.G77]+180);&quot;nan&quot;)" office:value-type="float" office:value="138.185456772851" calcext:value-type="float">
            <text:p>138,19</text:p>
          </table:table-cell>
          <table:table-cell table:number-columns-repeated="2"/>
          <table:table-cell table:style-name="Default" table:formula="of:=IF(MOD([.$A77];5)=0;[.$A77];&quot;&quot;)" office:value-type="float" office:value="435" calcext:value-type="float">
            <text:p>435</text:p>
          </table:table-cell>
          <table:table-cell table:formula="of:=IF(ISNUMBER([.N77]);[.K77];&quot;&quot;)" office:value-type="float" office:value="138.185456772851" calcext:value-type="float">
            <text:p>138,19</text:p>
          </table:table-cell>
          <table:table-cell table:number-columns-repeated="1009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0.1664463271" calcext:value-type="float">
            <text:p>0,1664463271</text:p>
          </table:table-cell>
          <table:table-cell office:value-type="float" office:value="0.0089644004" calcext:value-type="float">
            <text:p>0,0089644004</text:p>
          </table:table-cell>
          <table:table-cell/>
          <table:table-cell table:formula="of:=IF(AND(ISNUMBER([.B77]);ISNUMBER([.B79]));([.C79]-[.C77])/([.B79]-[.B77]);&quot;nan&quot;)" office:value-type="float" office:value="-0.921154206678884" calcext:value-type="float">
            <text:p>-0,9211542067</text:p>
          </table:table-cell>
          <table:table-cell table:formula="of:=IF(ISNUMBER([.E78]);ATAN([.E78]);&quot;nan&quot;)" office:value-type="float" office:value="-0.744380336856609" calcext:value-type="float">
            <text:p>-0,7443803369</text:p>
          </table:table-cell>
          <table:table-cell table:formula="of:=IF(ISNUMBER([.F78]);180*[.F78]/PI();&quot;nan&quot;)" office:value-type="float" office:value="-42.6498516544102" calcext:value-type="float">
            <text:p>-42,65</text:p>
          </table:table-cell>
          <table:table-cell/>
          <table:table-cell table:formula="of:=IF(ISNUMBER([.E78]);IF([.B79]&gt;=[.B77];[.E78];-1*[.E78]);&quot;nan&quot;)" office:value-type="float" office:value="0.921154206678884" calcext:value-type="float">
            <text:p>0,9211542067</text:p>
          </table:table-cell>
          <table:table-cell table:formula="of:=IF(ISNUMBER([.F78]);180*ATAN([.I78])/PI();&quot;nan&quot;)" office:value-type="float" office:value="42.6498516544102" calcext:value-type="float">
            <text:p>42,65</text:p>
          </table:table-cell>
          <table:table-cell table:formula="of:=IF(ISNUMBER([.E78]);IF([.B79]&gt;=[.B77];[.G78];[.G78]+180);&quot;nan&quot;)" office:value-type="float" office:value="137.35014834559" calcext:value-type="float">
            <text:p>137,35</text:p>
          </table:table-cell>
          <table:table-cell table:number-columns-repeated="2"/>
          <table:table-cell table:style-name="Default" table:formula="of:=IF(MOD([.$A78];5)=0;[.$A78];&quot;&quot;)">
            <text:p/>
          </table:table-cell>
          <table:table-cell table:formula="of:=IF(ISNUMBER([.N78]);[.K7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0.1659767582" calcext:value-type="float">
            <text:p>0,1659767582</text:p>
          </table:table-cell>
          <table:table-cell office:value-type="float" office:value="0.0094017162" calcext:value-type="float">
            <text:p>0,0094017162</text:p>
          </table:table-cell>
          <table:table-cell/>
          <table:table-cell table:formula="of:=IF(AND(ISNUMBER([.B78]);ISNUMBER([.B80]));([.C80]-[.C78])/([.B80]-[.B78]);&quot;nan&quot;)" office:value-type="float" office:value="-0.934843541948555" calcext:value-type="float">
            <text:p>-0,9348435419</text:p>
          </table:table-cell>
          <table:table-cell table:formula="of:=IF(ISNUMBER([.E79]);ATAN([.E79]);&quot;nan&quot;)" office:value-type="float" office:value="-0.751735573288235" calcext:value-type="float">
            <text:p>-0,7517355733</text:p>
          </table:table-cell>
          <table:table-cell table:formula="of:=IF(ISNUMBER([.F79]);180*[.F79]/PI();&quot;nan&quot;)" office:value-type="float" office:value="-43.0712756592633" calcext:value-type="float">
            <text:p>-43,07</text:p>
          </table:table-cell>
          <table:table-cell/>
          <table:table-cell table:formula="of:=IF(ISNUMBER([.E79]);IF([.B80]&gt;=[.B78];[.E79];-1*[.E79]);&quot;nan&quot;)" office:value-type="float" office:value="0.934843541948555" calcext:value-type="float">
            <text:p>0,9348435419</text:p>
          </table:table-cell>
          <table:table-cell table:formula="of:=IF(ISNUMBER([.F79]);180*ATAN([.I79])/PI();&quot;nan&quot;)" office:value-type="float" office:value="43.0712756592633" calcext:value-type="float">
            <text:p>43,07</text:p>
          </table:table-cell>
          <table:table-cell table:formula="of:=IF(ISNUMBER([.E79]);IF([.B80]&gt;=[.B78];[.G79];[.G79]+180);&quot;nan&quot;)" office:value-type="float" office:value="136.928724340737" calcext:value-type="float">
            <text:p>136,93</text:p>
          </table:table-cell>
          <table:table-cell table:number-columns-repeated="2"/>
          <table:table-cell table:style-name="Default" table:formula="of:=IF(MOD([.$A79];5)=0;[.$A79];&quot;&quot;)">
            <text:p/>
          </table:table-cell>
          <table:table-cell table:formula="of:=IF(ISNUMBER([.N79]);[.K7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0.165483299" calcext:value-type="float">
            <text:p>0,1654832990</text:p>
          </table:table-cell>
          <table:table-cell office:value-type="float" office:value="0.009864681" calcext:value-type="float">
            <text:p>0,0098646810</text:p>
          </table:table-cell>
          <table:table-cell/>
          <table:table-cell table:formula="of:=IF(AND(ISNUMBER([.B79]);ISNUMBER([.B81]));([.C81]-[.C79])/([.B81]-[.B79]);&quot;nan&quot;)" office:value-type="float" office:value="-0.935837143382588" calcext:value-type="float">
            <text:p>-0,9358371434</text:p>
          </table:table-cell>
          <table:table-cell table:formula="of:=IF(ISNUMBER([.E80]);ATAN([.E80]);&quot;nan&quot;)" office:value-type="float" office:value="-0.752265533203572" calcext:value-type="float">
            <text:p>-0,7522655332</text:p>
          </table:table-cell>
          <table:table-cell table:formula="of:=IF(ISNUMBER([.F80]);180*[.F80]/PI();&quot;nan&quot;)" office:value-type="float" office:value="-43.1016401257232" calcext:value-type="float">
            <text:p>-43,10</text:p>
          </table:table-cell>
          <table:table-cell/>
          <table:table-cell table:formula="of:=IF(ISNUMBER([.E80]);IF([.B81]&gt;=[.B79];[.E80];-1*[.E80]);&quot;nan&quot;)" office:value-type="float" office:value="0.935837143382588" calcext:value-type="float">
            <text:p>0,9358371434</text:p>
          </table:table-cell>
          <table:table-cell table:formula="of:=IF(ISNUMBER([.F80]);180*ATAN([.I80])/PI();&quot;nan&quot;)" office:value-type="float" office:value="43.1016401257232" calcext:value-type="float">
            <text:p>43,10</text:p>
          </table:table-cell>
          <table:table-cell table:formula="of:=IF(ISNUMBER([.E80]);IF([.B81]&gt;=[.B79];[.G80];[.G80]+180);&quot;nan&quot;)" office:value-type="float" office:value="136.898359874277" calcext:value-type="float">
            <text:p>136,90</text:p>
          </table:table-cell>
          <table:table-cell table:number-columns-repeated="2"/>
          <table:table-cell table:style-name="Default" table:formula="of:=IF(MOD([.$A80];5)=0;[.$A80];&quot;&quot;)">
            <text:p/>
          </table:table-cell>
          <table:table-cell table:formula="of:=IF(ISNUMBER([.N80]);[.K8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0.1649626637" calcext:value-type="float">
            <text:p>0,1649626637</text:p>
          </table:table-cell>
          <table:table-cell office:value-type="float" office:value="0.0103507435" calcext:value-type="float">
            <text:p>0,0103507435</text:p>
          </table:table-cell>
          <table:table-cell/>
          <table:table-cell table:formula="of:=IF(AND(ISNUMBER([.B80]);ISNUMBER([.B82]));([.C82]-[.C80])/([.B82]-[.B80]);&quot;nan&quot;)" office:value-type="float" office:value="-0.926586866448425" calcext:value-type="float">
            <text:p>-0,9265868664</text:p>
          </table:table-cell>
          <table:table-cell table:formula="of:=IF(ISNUMBER([.E81]);ATAN([.E81]);&quot;nan&quot;)" office:value-type="float" office:value="-0.747311309649692" calcext:value-type="float">
            <text:p>-0,7473113096</text:p>
          </table:table-cell>
          <table:table-cell table:formula="of:=IF(ISNUMBER([.F81]);180*[.F81]/PI();&quot;nan&quot;)" office:value-type="float" office:value="-42.8177840253216" calcext:value-type="float">
            <text:p>-42,82</text:p>
          </table:table-cell>
          <table:table-cell/>
          <table:table-cell table:formula="of:=IF(ISNUMBER([.E81]);IF([.B82]&gt;=[.B80];[.E81];-1*[.E81]);&quot;nan&quot;)" office:value-type="float" office:value="0.926586866448425" calcext:value-type="float">
            <text:p>0,9265868664</text:p>
          </table:table-cell>
          <table:table-cell table:formula="of:=IF(ISNUMBER([.F81]);180*ATAN([.I81])/PI();&quot;nan&quot;)" office:value-type="float" office:value="42.8177840253216" calcext:value-type="float">
            <text:p>42,82</text:p>
          </table:table-cell>
          <table:table-cell table:formula="of:=IF(ISNUMBER([.E81]);IF([.B82]&gt;=[.B80];[.G81];[.G81]+180);&quot;nan&quot;)" office:value-type="float" office:value="137.182215974678" calcext:value-type="float">
            <text:p>137,18</text:p>
          </table:table-cell>
          <table:table-cell table:number-columns-repeated="2"/>
          <table:table-cell table:style-name="Default" table:formula="of:=IF(MOD([.$A81];5)=0;[.$A81];&quot;&quot;)">
            <text:p/>
          </table:table-cell>
          <table:table-cell table:formula="of:=IF(ISNUMBER([.N81]);[.K8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0.1644117564" calcext:value-type="float">
            <text:p>0,1644117564</text:p>
          </table:table-cell>
          <table:table-cell office:value-type="float" office:value="0.0108575583" calcext:value-type="float">
            <text:p>0,0108575583</text:p>
          </table:table-cell>
          <table:table-cell/>
          <table:table-cell table:formula="of:=IF(AND(ISNUMBER([.B81]);ISNUMBER([.B83]));([.C83]-[.C81])/([.B83]-[.B81]);&quot;nan&quot;)" office:value-type="float" office:value="-0.911738606310228" calcext:value-type="float">
            <text:p>-0,9117386063</text:p>
          </table:table-cell>
          <table:table-cell table:formula="of:=IF(ISNUMBER([.E82]);ATAN([.E82]);&quot;nan&quot;)" office:value-type="float" office:value="-0.739262795376592" calcext:value-type="float">
            <text:p>-0,7392627954</text:p>
          </table:table-cell>
          <table:table-cell table:formula="of:=IF(ISNUMBER([.F82]);180*[.F82]/PI();&quot;nan&quot;)" office:value-type="float" office:value="-42.3566381261221" calcext:value-type="float">
            <text:p>-42,36</text:p>
          </table:table-cell>
          <table:table-cell/>
          <table:table-cell table:formula="of:=IF(ISNUMBER([.E82]);IF([.B83]&gt;=[.B81];[.E82];-1*[.E82]);&quot;nan&quot;)" office:value-type="float" office:value="0.911738606310228" calcext:value-type="float">
            <text:p>0,9117386063</text:p>
          </table:table-cell>
          <table:table-cell table:formula="of:=IF(ISNUMBER([.F82]);180*ATAN([.I82])/PI();&quot;nan&quot;)" office:value-type="float" office:value="42.3566381261221" calcext:value-type="float">
            <text:p>42,36</text:p>
          </table:table-cell>
          <table:table-cell table:formula="of:=IF(ISNUMBER([.E82]);IF([.B83]&gt;=[.B81];[.G82];[.G82]+180);&quot;nan&quot;)" office:value-type="float" office:value="137.643361873878" calcext:value-type="float">
            <text:p>137,64</text:p>
          </table:table-cell>
          <table:table-cell table:number-columns-repeated="2"/>
          <table:table-cell table:style-name="Default" table:formula="of:=IF(MOD([.$A82];5)=0;[.$A82];&quot;&quot;)" office:value-type="float" office:value="440" calcext:value-type="float">
            <text:p>440</text:p>
          </table:table-cell>
          <table:table-cell table:formula="of:=IF(ISNUMBER([.N82]);[.K82];&quot;&quot;)" office:value-type="float" office:value="137.643361873878" calcext:value-type="float">
            <text:p>137,64</text:p>
          </table:table-cell>
          <table:table-cell table:number-columns-repeated="1009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0.1638284328" calcext:value-type="float">
            <text:p>0,1638284328</text:p>
          </table:table-cell>
          <table:table-cell office:value-type="float" office:value="0.0113848656" calcext:value-type="float">
            <text:p>0,0113848656</text:p>
          </table:table-cell>
          <table:table-cell/>
          <table:table-cell table:formula="of:=IF(AND(ISNUMBER([.B82]);ISNUMBER([.B84]));([.C84]-[.C82])/([.B84]-[.B82]);&quot;nan&quot;)" office:value-type="float" office:value="-0.898463332347081" calcext:value-type="float">
            <text:p>-0,8984633323</text:p>
          </table:table-cell>
          <table:table-cell table:formula="of:=IF(ISNUMBER([.E83]);ATAN([.E83]);&quot;nan&quot;)" office:value-type="float" office:value="-0.731965465139329" calcext:value-type="float">
            <text:p>-0,7319654651</text:p>
          </table:table-cell>
          <table:table-cell table:formula="of:=IF(ISNUMBER([.F83]);180*[.F83]/PI();&quot;nan&quot;)" office:value-type="float" office:value="-41.9385319018137" calcext:value-type="float">
            <text:p>-41,94</text:p>
          </table:table-cell>
          <table:table-cell/>
          <table:table-cell table:formula="of:=IF(ISNUMBER([.E83]);IF([.B84]&gt;=[.B82];[.E83];-1*[.E83]);&quot;nan&quot;)" office:value-type="float" office:value="0.898463332347081" calcext:value-type="float">
            <text:p>0,8984633323</text:p>
          </table:table-cell>
          <table:table-cell table:formula="of:=IF(ISNUMBER([.F83]);180*ATAN([.I83])/PI();&quot;nan&quot;)" office:value-type="float" office:value="41.9385319018137" calcext:value-type="float">
            <text:p>41,94</text:p>
          </table:table-cell>
          <table:table-cell table:formula="of:=IF(ISNUMBER([.E83]);IF([.B84]&gt;=[.B82];[.G83];[.G83]+180);&quot;nan&quot;)" office:value-type="float" office:value="138.061468098186" calcext:value-type="float">
            <text:p>138,06</text:p>
          </table:table-cell>
          <table:table-cell table:number-columns-repeated="2"/>
          <table:table-cell table:style-name="Default" table:formula="of:=IF(MOD([.$A83];5)=0;[.$A83];&quot;&quot;)">
            <text:p/>
          </table:table-cell>
          <table:table-cell table:formula="of:=IF(ISNUMBER([.N83]);[.K8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0.163209896" calcext:value-type="float">
            <text:p>0,1632098960</text:p>
          </table:table-cell>
          <table:table-cell office:value-type="float" office:value="0.0119373858" calcext:value-type="float">
            <text:p>0,0119373858</text:p>
          </table:table-cell>
          <table:table-cell/>
          <table:table-cell table:formula="of:=IF(AND(ISNUMBER([.B83]);ISNUMBER([.B85]));([.C85]-[.C83])/([.B85]-[.B83]);&quot;nan&quot;)" office:value-type="float" office:value="-0.889422752591424" calcext:value-type="float">
            <text:p>-0,8894227526</text:p>
          </table:table-cell>
          <table:table-cell table:formula="of:=IF(ISNUMBER([.E84]);ATAN([.E84]);&quot;nan&quot;)" office:value-type="float" office:value="-0.726940488946177" calcext:value-type="float">
            <text:p>-0,7269404889</text:p>
          </table:table-cell>
          <table:table-cell table:formula="of:=IF(ISNUMBER([.F84]);180*[.F84]/PI();&quot;nan&quot;)" office:value-type="float" office:value="-41.6506219737924" calcext:value-type="float">
            <text:p>-41,65</text:p>
          </table:table-cell>
          <table:table-cell/>
          <table:table-cell table:formula="of:=IF(ISNUMBER([.E84]);IF([.B85]&gt;=[.B83];[.E84];-1*[.E84]);&quot;nan&quot;)" office:value-type="float" office:value="0.889422752591424" calcext:value-type="float">
            <text:p>0,8894227526</text:p>
          </table:table-cell>
          <table:table-cell table:formula="of:=IF(ISNUMBER([.F84]);180*ATAN([.I84])/PI();&quot;nan&quot;)" office:value-type="float" office:value="41.6506219737924" calcext:value-type="float">
            <text:p>41,65</text:p>
          </table:table-cell>
          <table:table-cell table:formula="of:=IF(ISNUMBER([.E84]);IF([.B85]&gt;=[.B83];[.G84];[.G84]+180);&quot;nan&quot;)" office:value-type="float" office:value="138.349378026208" calcext:value-type="float">
            <text:p>138,35</text:p>
          </table:table-cell>
          <table:table-cell table:number-columns-repeated="2"/>
          <table:table-cell table:style-name="Default" table:formula="of:=IF(MOD([.$A84];5)=0;[.$A84];&quot;&quot;)">
            <text:p/>
          </table:table-cell>
          <table:table-cell table:formula="of:=IF(ISNUMBER([.N84]);[.K8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0.1625521395" calcext:value-type="float">
            <text:p>0,1625521395</text:p>
          </table:table-cell>
          <table:table-cell office:value-type="float" office:value="0.0125200299" calcext:value-type="float">
            <text:p>0,0125200299</text:p>
          </table:table-cell>
          <table:table-cell/>
          <table:table-cell table:formula="of:=IF(AND(ISNUMBER([.B84]);ISNUMBER([.B86]));([.C86]-[.C84])/([.B86]-[.B84]);&quot;nan&quot;)" office:value-type="float" office:value="-0.883296640992703" calcext:value-type="float">
            <text:p>-0,8832966410</text:p>
          </table:table-cell>
          <table:table-cell table:formula="of:=IF(ISNUMBER([.E85]);ATAN([.E85]);&quot;nan&quot;)" office:value-type="float" office:value="-0.723509706699685" calcext:value-type="float">
            <text:p>-0,7235097067</text:p>
          </table:table-cell>
          <table:table-cell table:formula="of:=IF(ISNUMBER([.F85]);180*[.F85]/PI();&quot;nan&quot;)" office:value-type="float" office:value="-41.45405263064" calcext:value-type="float">
            <text:p>-41,45</text:p>
          </table:table-cell>
          <table:table-cell/>
          <table:table-cell table:formula="of:=IF(ISNUMBER([.E85]);IF([.B86]&gt;=[.B84];[.E85];-1*[.E85]);&quot;nan&quot;)" office:value-type="float" office:value="0.883296640992703" calcext:value-type="float">
            <text:p>0,8832966410</text:p>
          </table:table-cell>
          <table:table-cell table:formula="of:=IF(ISNUMBER([.F85]);180*ATAN([.I85])/PI();&quot;nan&quot;)" office:value-type="float" office:value="41.45405263064" calcext:value-type="float">
            <text:p>41,45</text:p>
          </table:table-cell>
          <table:table-cell table:formula="of:=IF(ISNUMBER([.E85]);IF([.B86]&gt;=[.B84];[.G85];[.G85]+180);&quot;nan&quot;)" office:value-type="float" office:value="138.54594736936" calcext:value-type="float">
            <text:p>138,55</text:p>
          </table:table-cell>
          <table:table-cell table:number-columns-repeated="2"/>
          <table:table-cell table:style-name="Default" table:formula="of:=IF(MOD([.$A85];5)=0;[.$A85];&quot;&quot;)">
            <text:p/>
          </table:table-cell>
          <table:table-cell table:formula="of:=IF(ISNUMBER([.N85]);[.K8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0.1618514381" calcext:value-type="float">
            <text:p>0,1618514381</text:p>
          </table:table-cell>
          <table:table-cell office:value-type="float" office:value="0.0131373071" calcext:value-type="float">
            <text:p>0,0131373071</text:p>
          </table:table-cell>
          <table:table-cell/>
          <table:table-cell table:formula="of:=IF(AND(ISNUMBER([.B85]);ISNUMBER([.B87]));([.C87]-[.C85])/([.B87]-[.B85]);&quot;nan&quot;)" office:value-type="float" office:value="-0.879638141399205" calcext:value-type="float">
            <text:p>-0,8796381414</text:p>
          </table:table-cell>
          <table:table-cell table:formula="of:=IF(ISNUMBER([.E86]);ATAN([.E86]);&quot;nan&quot;)" office:value-type="float" office:value="-0.721450881327491" calcext:value-type="float">
            <text:p>-0,7214508813</text:p>
          </table:table-cell>
          <table:table-cell table:formula="of:=IF(ISNUMBER([.F86]);180*[.F86]/PI();&quot;nan&quot;)" office:value-type="float" office:value="-41.3360906260589" calcext:value-type="float">
            <text:p>-41,34</text:p>
          </table:table-cell>
          <table:table-cell/>
          <table:table-cell table:formula="of:=IF(ISNUMBER([.E86]);IF([.B87]&gt;=[.B85];[.E86];-1*[.E86]);&quot;nan&quot;)" office:value-type="float" office:value="0.879638141399205" calcext:value-type="float">
            <text:p>0,8796381414</text:p>
          </table:table-cell>
          <table:table-cell table:formula="of:=IF(ISNUMBER([.F86]);180*ATAN([.I86])/PI();&quot;nan&quot;)" office:value-type="float" office:value="41.3360906260589" calcext:value-type="float">
            <text:p>41,34</text:p>
          </table:table-cell>
          <table:table-cell table:formula="of:=IF(ISNUMBER([.E86]);IF([.B87]&gt;=[.B85];[.G86];[.G86]+180);&quot;nan&quot;)" office:value-type="float" office:value="138.663909373941" calcext:value-type="float">
            <text:p>138,66</text:p>
          </table:table-cell>
          <table:table-cell table:number-columns-repeated="2"/>
          <table:table-cell table:style-name="Default" table:formula="of:=IF(MOD([.$A86];5)=0;[.$A86];&quot;&quot;)">
            <text:p/>
          </table:table-cell>
          <table:table-cell table:formula="of:=IF(ISNUMBER([.N86]);[.K8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0.1611045796" calcext:value-type="float">
            <text:p>0,1611045796</text:p>
          </table:table-cell>
          <table:table-cell office:value-type="float" office:value="0.0137933588" calcext:value-type="float">
            <text:p>0,0137933588</text:p>
          </table:table-cell>
          <table:table-cell/>
          <table:table-cell table:formula="of:=IF(AND(ISNUMBER([.B86]);ISNUMBER([.B88]));([.C88]-[.C86])/([.B88]-[.B86]);&quot;nan&quot;)" office:value-type="float" office:value="-0.878215883315237" calcext:value-type="float">
            <text:p>-0,8782158833</text:p>
          </table:table-cell>
          <table:table-cell table:formula="of:=IF(ISNUMBER([.E87]);ATAN([.E87]);&quot;nan&quot;)" office:value-type="float" office:value="-0.72064848471274" calcext:value-type="float">
            <text:p>-0,7206484847</text:p>
          </table:table-cell>
          <table:table-cell table:formula="of:=IF(ISNUMBER([.F87]);180*[.F87]/PI();&quot;nan&quot;)" office:value-type="float" office:value="-41.290116686538" calcext:value-type="float">
            <text:p>-41,29</text:p>
          </table:table-cell>
          <table:table-cell/>
          <table:table-cell table:formula="of:=IF(ISNUMBER([.E87]);IF([.B88]&gt;=[.B86];[.E87];-1*[.E87]);&quot;nan&quot;)" office:value-type="float" office:value="0.878215883315237" calcext:value-type="float">
            <text:p>0,8782158833</text:p>
          </table:table-cell>
          <table:table-cell table:formula="of:=IF(ISNUMBER([.F87]);180*ATAN([.I87])/PI();&quot;nan&quot;)" office:value-type="float" office:value="41.290116686538" calcext:value-type="float">
            <text:p>41,29</text:p>
          </table:table-cell>
          <table:table-cell table:formula="of:=IF(ISNUMBER([.E87]);IF([.B88]&gt;=[.B86];[.G87];[.G87]+180);&quot;nan&quot;)" office:value-type="float" office:value="138.709883313462" calcext:value-type="float">
            <text:p>138,71</text:p>
          </table:table-cell>
          <table:table-cell table:number-columns-repeated="2"/>
          <table:table-cell table:style-name="Default" table:formula="of:=IF(MOD([.$A87];5)=0;[.$A87];&quot;&quot;)" office:value-type="float" office:value="445" calcext:value-type="float">
            <text:p>445</text:p>
          </table:table-cell>
          <table:table-cell table:formula="of:=IF(ISNUMBER([.N87]);[.K87];&quot;&quot;)" office:value-type="float" office:value="138.709883313462" calcext:value-type="float">
            <text:p>138,71</text:p>
          </table:table-cell>
          <table:table-cell table:number-columns-repeated="1009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0.160309595" calcext:value-type="float">
            <text:p>0,1603095950</text:p>
          </table:table-cell>
          <table:table-cell office:value-type="float" office:value="0.0144913782" calcext:value-type="float">
            <text:p>0,0144913782</text:p>
          </table:table-cell>
          <table:table-cell/>
          <table:table-cell table:formula="of:=IF(AND(ISNUMBER([.B87]);ISNUMBER([.B89]));([.C89]-[.C87])/([.B89]-[.B87]);&quot;nan&quot;)" office:value-type="float" office:value="-0.877991043514415" calcext:value-type="float">
            <text:p>-0,8779910435</text:p>
          </table:table-cell>
          <table:table-cell table:formula="of:=IF(ISNUMBER([.E88]);ATAN([.E88]);&quot;nan&quot;)" office:value-type="float" office:value="-0.720521533012317" calcext:value-type="float">
            <text:p>-0,7205215330</text:p>
          </table:table-cell>
          <table:table-cell table:formula="of:=IF(ISNUMBER([.F88]);180*[.F88]/PI();&quot;nan&quot;)" office:value-type="float" office:value="-41.2828428899018" calcext:value-type="float">
            <text:p>-41,28</text:p>
          </table:table-cell>
          <table:table-cell/>
          <table:table-cell table:formula="of:=IF(ISNUMBER([.E88]);IF([.B89]&gt;=[.B87];[.E88];-1*[.E88]);&quot;nan&quot;)" office:value-type="float" office:value="0.877991043514415" calcext:value-type="float">
            <text:p>0,8779910435</text:p>
          </table:table-cell>
          <table:table-cell table:formula="of:=IF(ISNUMBER([.F88]);180*ATAN([.I88])/PI();&quot;nan&quot;)" office:value-type="float" office:value="41.2828428899018" calcext:value-type="float">
            <text:p>41,28</text:p>
          </table:table-cell>
          <table:table-cell table:formula="of:=IF(ISNUMBER([.E88]);IF([.B89]&gt;=[.B87];[.G88];[.G88]+180);&quot;nan&quot;)" office:value-type="float" office:value="138.717157110098" calcext:value-type="float">
            <text:p>138,72</text:p>
          </table:table-cell>
          <table:table-cell table:number-columns-repeated="2"/>
          <table:table-cell table:style-name="Default" table:formula="of:=IF(MOD([.$A88];5)=0;[.$A88];&quot;&quot;)">
            <text:p/>
          </table:table-cell>
          <table:table-cell table:formula="of:=IF(ISNUMBER([.N88]);[.K8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0.1594659458" calcext:value-type="float">
            <text:p>0,1594659458</text:p>
          </table:table-cell>
          <table:table-cell office:value-type="float" office:value="0.0152320646" calcext:value-type="float">
            <text:p>0,0152320646</text:p>
          </table:table-cell>
          <table:table-cell/>
          <table:table-cell table:formula="of:=IF(AND(ISNUMBER([.B88]);ISNUMBER([.B90]));([.C90]-[.C88])/([.B90]-[.B88]);&quot;nan&quot;)" office:value-type="float" office:value="-0.877507819105031" calcext:value-type="float">
            <text:p>-0,8775078191</text:p>
          </table:table-cell>
          <table:table-cell table:formula="of:=IF(ISNUMBER([.E89]);ATAN([.E89]);&quot;nan&quot;)" office:value-type="float" office:value="-0.720248593345315" calcext:value-type="float">
            <text:p>-0,7202485933</text:p>
          </table:table-cell>
          <table:table-cell table:formula="of:=IF(ISNUMBER([.F89]);180*[.F89]/PI();&quot;nan&quot;)" office:value-type="float" office:value="-41.2672045989209" calcext:value-type="float">
            <text:p>-41,27</text:p>
          </table:table-cell>
          <table:table-cell/>
          <table:table-cell table:formula="of:=IF(ISNUMBER([.E89]);IF([.B90]&gt;=[.B88];[.E89];-1*[.E89]);&quot;nan&quot;)" office:value-type="float" office:value="0.877507819105031" calcext:value-type="float">
            <text:p>0,8775078191</text:p>
          </table:table-cell>
          <table:table-cell table:formula="of:=IF(ISNUMBER([.F89]);180*ATAN([.I89])/PI();&quot;nan&quot;)" office:value-type="float" office:value="41.2672045989209" calcext:value-type="float">
            <text:p>41,27</text:p>
          </table:table-cell>
          <table:table-cell table:formula="of:=IF(ISNUMBER([.E89]);IF([.B90]&gt;=[.B88];[.G89];[.G89]+180);&quot;nan&quot;)" office:value-type="float" office:value="138.732795401079" calcext:value-type="float">
            <text:p>138,73</text:p>
          </table:table-cell>
          <table:table-cell table:number-columns-repeated="2"/>
          <table:table-cell table:style-name="Default" table:formula="of:=IF(MOD([.$A89];5)=0;[.$A89];&quot;&quot;)">
            <text:p/>
          </table:table-cell>
          <table:table-cell table:formula="of:=IF(ISNUMBER([.N89]);[.K8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0.1585731111" calcext:value-type="float">
            <text:p>0,1585731111</text:p>
          </table:table-cell>
          <table:table-cell office:value-type="float" office:value="0.0160151564" calcext:value-type="float">
            <text:p>0,0160151564</text:p>
          </table:table-cell>
          <table:table-cell/>
          <table:table-cell table:formula="of:=IF(AND(ISNUMBER([.B89]);ISNUMBER([.B91]));([.C91]-[.C89])/([.B91]-[.B89]);&quot;nan&quot;)" office:value-type="float" office:value="-0.876293738072823" calcext:value-type="float">
            <text:p>-0,8762937381</text:p>
          </table:table-cell>
          <table:table-cell table:formula="of:=IF(ISNUMBER([.E90]);ATAN([.E90]);&quot;nan&quot;)" office:value-type="float" office:value="-0.719562266609298" calcext:value-type="float">
            <text:p>-0,7195622666</text:p>
          </table:table-cell>
          <table:table-cell table:formula="of:=IF(ISNUMBER([.F90]);180*[.F90]/PI();&quot;nan&quot;)" office:value-type="float" office:value="-41.2278809735801" calcext:value-type="float">
            <text:p>-41,23</text:p>
          </table:table-cell>
          <table:table-cell/>
          <table:table-cell table:formula="of:=IF(ISNUMBER([.E90]);IF([.B91]&gt;=[.B89];[.E90];-1*[.E90]);&quot;nan&quot;)" office:value-type="float" office:value="0.876293738072823" calcext:value-type="float">
            <text:p>0,8762937381</text:p>
          </table:table-cell>
          <table:table-cell table:formula="of:=IF(ISNUMBER([.F90]);180*ATAN([.I90])/PI();&quot;nan&quot;)" office:value-type="float" office:value="41.2278809735801" calcext:value-type="float">
            <text:p>41,23</text:p>
          </table:table-cell>
          <table:table-cell table:formula="of:=IF(ISNUMBER([.E90]);IF([.B91]&gt;=[.B89];[.G90];[.G90]+180);&quot;nan&quot;)" office:value-type="float" office:value="138.77211902642" calcext:value-type="float">
            <text:p>138,77</text:p>
          </table:table-cell>
          <table:table-cell table:number-columns-repeated="2"/>
          <table:table-cell table:style-name="Default" table:formula="of:=IF(MOD([.$A90];5)=0;[.$A90];&quot;&quot;)">
            <text:p/>
          </table:table-cell>
          <table:table-cell table:formula="of:=IF(ISNUMBER([.N90]);[.K9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0.1576311656" calcext:value-type="float">
            <text:p>0,1576311656</text:p>
          </table:table-cell>
          <table:table-cell office:value-type="float" office:value="0.016839871" calcext:value-type="float">
            <text:p>0,0168398710</text:p>
          </table:table-cell>
          <table:table-cell/>
          <table:table-cell table:formula="of:=IF(AND(ISNUMBER([.B90]);ISNUMBER([.B92]));([.C92]-[.C90])/([.B92]-[.B90]);&quot;nan&quot;)" office:value-type="float" office:value="-0.874478522558866" calcext:value-type="float">
            <text:p>-0,8744785226</text:p>
          </table:table-cell>
          <table:table-cell table:formula="of:=IF(ISNUMBER([.E91]);ATAN([.E91]);&quot;nan&quot;)" office:value-type="float" office:value="-0.718534573227635" calcext:value-type="float">
            <text:p>-0,7185345732</text:p>
          </table:table-cell>
          <table:table-cell table:formula="of:=IF(ISNUMBER([.F91]);180*[.F91]/PI();&quot;nan&quot;)" office:value-type="float" office:value="-41.1689984801773" calcext:value-type="float">
            <text:p>-41,17</text:p>
          </table:table-cell>
          <table:table-cell/>
          <table:table-cell table:formula="of:=IF(ISNUMBER([.E91]);IF([.B92]&gt;=[.B90];[.E91];-1*[.E91]);&quot;nan&quot;)" office:value-type="float" office:value="0.874478522558866" calcext:value-type="float">
            <text:p>0,8744785226</text:p>
          </table:table-cell>
          <table:table-cell table:formula="of:=IF(ISNUMBER([.F91]);180*ATAN([.I91])/PI();&quot;nan&quot;)" office:value-type="float" office:value="41.1689984801773" calcext:value-type="float">
            <text:p>41,17</text:p>
          </table:table-cell>
          <table:table-cell table:formula="of:=IF(ISNUMBER([.E91]);IF([.B92]&gt;=[.B90];[.G91];[.G91]+180);&quot;nan&quot;)" office:value-type="float" office:value="138.831001519823" calcext:value-type="float">
            <text:p>138,83</text:p>
          </table:table-cell>
          <table:table-cell table:number-columns-repeated="2"/>
          <table:table-cell table:style-name="Default" table:formula="of:=IF(MOD([.$A91];5)=0;[.$A91];&quot;&quot;)">
            <text:p/>
          </table:table-cell>
          <table:table-cell table:formula="of:=IF(ISNUMBER([.N91]);[.K9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0.1566409326" calcext:value-type="float">
            <text:p>0,1566409326</text:p>
          </table:table-cell>
          <table:table-cell office:value-type="float" office:value="0.017704805" calcext:value-type="float">
            <text:p>0,0177048050</text:p>
          </table:table-cell>
          <table:table-cell/>
          <table:table-cell table:formula="of:=IF(AND(ISNUMBER([.B91]);ISNUMBER([.B93]));([.C93]-[.C91])/([.B93]-[.B91]);&quot;nan&quot;)" office:value-type="float" office:value="-0.872988346898174" calcext:value-type="float">
            <text:p>-0,8729883469</text:p>
          </table:table-cell>
          <table:table-cell table:formula="of:=IF(ISNUMBER([.E92]);ATAN([.E92]);&quot;nan&quot;)" office:value-type="float" office:value="-0.717689519792552" calcext:value-type="float">
            <text:p>-0,7176895198</text:p>
          </table:table-cell>
          <table:table-cell table:formula="of:=IF(ISNUMBER([.F92]);180*[.F92]/PI();&quot;nan&quot;)" office:value-type="float" office:value="-41.120580484884" calcext:value-type="float">
            <text:p>-41,12</text:p>
          </table:table-cell>
          <table:table-cell/>
          <table:table-cell table:formula="of:=IF(ISNUMBER([.E92]);IF([.B93]&gt;=[.B91];[.E92];-1*[.E92]);&quot;nan&quot;)" office:value-type="float" office:value="0.872988346898174" calcext:value-type="float">
            <text:p>0,8729883469</text:p>
          </table:table-cell>
          <table:table-cell table:formula="of:=IF(ISNUMBER([.F92]);180*ATAN([.I92])/PI();&quot;nan&quot;)" office:value-type="float" office:value="41.120580484884" calcext:value-type="float">
            <text:p>41,12</text:p>
          </table:table-cell>
          <table:table-cell table:formula="of:=IF(ISNUMBER([.E92]);IF([.B93]&gt;=[.B91];[.G92];[.G92]+180);&quot;nan&quot;)" office:value-type="float" office:value="138.879419515116" calcext:value-type="float">
            <text:p>138,88</text:p>
          </table:table-cell>
          <table:table-cell table:number-columns-repeated="2"/>
          <table:table-cell table:style-name="Default" table:formula="of:=IF(MOD([.$A92];5)=0;[.$A92];&quot;&quot;)" office:value-type="float" office:value="450" calcext:value-type="float">
            <text:p>450</text:p>
          </table:table-cell>
          <table:table-cell table:formula="of:=IF(ISNUMBER([.N92]);[.K92];&quot;&quot;)" office:value-type="float" office:value="138.879419515116" calcext:value-type="float">
            <text:p>138,88</text:p>
          </table:table-cell>
          <table:table-cell table:number-columns-repeated="1009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0.1556050956" calcext:value-type="float">
            <text:p>0,1556050956</text:p>
          </table:table-cell>
          <table:table-cell office:value-type="float" office:value="0.0186086065" calcext:value-type="float">
            <text:p>0,0186086065</text:p>
          </table:table-cell>
          <table:table-cell/>
          <table:table-cell table:formula="of:=IF(AND(ISNUMBER([.B92]);ISNUMBER([.B94]));([.C94]-[.C92])/([.B94]-[.B92]);&quot;nan&quot;)" office:value-type="float" office:value="-0.874580740408794" calcext:value-type="float">
            <text:p>-0,8745807404</text:p>
          </table:table-cell>
          <table:table-cell table:formula="of:=IF(ISNUMBER([.E93]);ATAN([.E93]);&quot;nan&quot;)" office:value-type="float" office:value="-0.718592493518717" calcext:value-type="float">
            <text:p>-0,7185924935</text:p>
          </table:table-cell>
          <table:table-cell table:formula="of:=IF(ISNUMBER([.F93]);180*[.F93]/PI();&quot;nan&quot;)" office:value-type="float" office:value="-41.1723170684045" calcext:value-type="float">
            <text:p>-41,17</text:p>
          </table:table-cell>
          <table:table-cell/>
          <table:table-cell table:formula="of:=IF(ISNUMBER([.E93]);IF([.B94]&gt;=[.B92];[.E93];-1*[.E93]);&quot;nan&quot;)" office:value-type="float" office:value="0.874580740408794" calcext:value-type="float">
            <text:p>0,8745807404</text:p>
          </table:table-cell>
          <table:table-cell table:formula="of:=IF(ISNUMBER([.F93]);180*ATAN([.I93])/PI();&quot;nan&quot;)" office:value-type="float" office:value="41.1723170684045" calcext:value-type="float">
            <text:p>41,17</text:p>
          </table:table-cell>
          <table:table-cell table:formula="of:=IF(ISNUMBER([.E93]);IF([.B94]&gt;=[.B92];[.G93];[.G93]+180);&quot;nan&quot;)" office:value-type="float" office:value="138.827682931596" calcext:value-type="float">
            <text:p>138,83</text:p>
          </table:table-cell>
          <table:table-cell table:number-columns-repeated="2"/>
          <table:table-cell table:style-name="Default" table:formula="of:=IF(MOD([.$A93];5)=0;[.$A93];&quot;&quot;)">
            <text:p/>
          </table:table-cell>
          <table:table-cell table:formula="of:=IF(ISNUMBER([.N93]);[.K9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0.1545246125" calcext:value-type="float">
            <text:p>0,1545246125</text:p>
          </table:table-cell>
          <table:table-cell office:value-type="float" office:value="0.0195556978" calcext:value-type="float">
            <text:p>0,0195556978</text:p>
          </table:table-cell>
          <table:table-cell/>
          <table:table-cell table:formula="of:=IF(AND(ISNUMBER([.B93]);ISNUMBER([.B95]));([.C95]-[.C93])/([.B95]-[.B93]);&quot;nan&quot;)" office:value-type="float" office:value="-0.880998545971738" calcext:value-type="float">
            <text:p>-0,8809985460</text:p>
          </table:table-cell>
          <table:table-cell table:formula="of:=IF(ISNUMBER([.E94]);ATAN([.E94]);&quot;nan&quot;)" office:value-type="float" office:value="-0.72221732359365" calcext:value-type="float">
            <text:p>-0,7222173236</text:p>
          </table:table-cell>
          <table:table-cell table:formula="of:=IF(ISNUMBER([.F94]);180*[.F94]/PI();&quot;nan&quot;)" office:value-type="float" office:value="-41.3800045331502" calcext:value-type="float">
            <text:p>-41,38</text:p>
          </table:table-cell>
          <table:table-cell/>
          <table:table-cell table:formula="of:=IF(ISNUMBER([.E94]);IF([.B95]&gt;=[.B93];[.E94];-1*[.E94]);&quot;nan&quot;)" office:value-type="float" office:value="0.880998545971738" calcext:value-type="float">
            <text:p>0,8809985460</text:p>
          </table:table-cell>
          <table:table-cell table:formula="of:=IF(ISNUMBER([.F94]);180*ATAN([.I94])/PI();&quot;nan&quot;)" office:value-type="float" office:value="41.3800045331502" calcext:value-type="float">
            <text:p>41,38</text:p>
          </table:table-cell>
          <table:table-cell table:formula="of:=IF(ISNUMBER([.E94]);IF([.B95]&gt;=[.B93];[.G94];[.G94]+180);&quot;nan&quot;)" office:value-type="float" office:value="138.61999546685" calcext:value-type="float">
            <text:p>138,62</text:p>
          </table:table-cell>
          <table:table-cell table:number-columns-repeated="2"/>
          <table:table-cell table:style-name="Default" table:formula="of:=IF(MOD([.$A94];5)=0;[.$A94];&quot;&quot;)">
            <text:p/>
          </table:table-cell>
          <table:table-cell table:formula="of:=IF(ISNUMBER([.N94]);[.K9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0.1533972293" calcext:value-type="float">
            <text:p>0,1533972293</text:p>
          </table:table-cell>
          <table:table-cell office:value-type="float" office:value="0.0205537335" calcext:value-type="float">
            <text:p>0,0205537335</text:p>
          </table:table-cell>
          <table:table-cell/>
          <table:table-cell table:formula="of:=IF(AND(ISNUMBER([.B94]);ISNUMBER([.B96]));([.C96]-[.C94])/([.B96]-[.B94]);&quot;nan&quot;)" office:value-type="float" office:value="-0.891834101009879" calcext:value-type="float">
            <text:p>-0,8918341010</text:p>
          </table:table-cell>
          <table:table-cell table:formula="of:=IF(ISNUMBER([.E95]);ATAN([.E95]);&quot;nan&quot;)" office:value-type="float" office:value="-0.728285193038085" calcext:value-type="float">
            <text:p>-0,7282851930</text:p>
          </table:table-cell>
          <table:table-cell table:formula="of:=IF(ISNUMBER([.F95]);180*[.F95]/PI();&quot;nan&quot;)" office:value-type="float" office:value="-41.7276678429527" calcext:value-type="float">
            <text:p>-41,73</text:p>
          </table:table-cell>
          <table:table-cell/>
          <table:table-cell table:formula="of:=IF(ISNUMBER([.E95]);IF([.B96]&gt;=[.B94];[.E95];-1*[.E95]);&quot;nan&quot;)" office:value-type="float" office:value="0.891834101009879" calcext:value-type="float">
            <text:p>0,8918341010</text:p>
          </table:table-cell>
          <table:table-cell table:formula="of:=IF(ISNUMBER([.F95]);180*ATAN([.I95])/PI();&quot;nan&quot;)" office:value-type="float" office:value="41.7276678429527" calcext:value-type="float">
            <text:p>41,73</text:p>
          </table:table-cell>
          <table:table-cell table:formula="of:=IF(ISNUMBER([.E95]);IF([.B96]&gt;=[.B94];[.G95];[.G95]+180);&quot;nan&quot;)" office:value-type="float" office:value="138.272332157047" calcext:value-type="float">
            <text:p>138,27</text:p>
          </table:table-cell>
          <table:table-cell table:number-columns-repeated="2"/>
          <table:table-cell table:style-name="Default" table:formula="of:=IF(MOD([.$A95];5)=0;[.$A95];&quot;&quot;)">
            <text:p/>
          </table:table-cell>
          <table:table-cell table:formula="of:=IF(ISNUMBER([.N95]);[.K9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0.1522192362" calcext:value-type="float">
            <text:p>0,1522192362</text:p>
          </table:table-cell>
          <table:table-cell office:value-type="float" office:value="0.021611711" calcext:value-type="float">
            <text:p>0,0216117110</text:p>
          </table:table-cell>
          <table:table-cell/>
          <table:table-cell table:formula="of:=IF(AND(ISNUMBER([.B95]);ISNUMBER([.B97]));([.C97]-[.C95])/([.B97]-[.B95]);&quot;nan&quot;)" office:value-type="float" office:value="-0.906559769840289" calcext:value-type="float">
            <text:p>-0,9065597698</text:p>
          </table:table-cell>
          <table:table-cell table:formula="of:=IF(ISNUMBER([.E96]);ATAN([.E96]);&quot;nan&quot;)" office:value-type="float" office:value="-0.73642748551111" calcext:value-type="float">
            <text:p>-0,7364274855</text:p>
          </table:table-cell>
          <table:table-cell table:formula="of:=IF(ISNUMBER([.F96]);180*[.F96]/PI();&quot;nan&quot;)" office:value-type="float" office:value="-42.1941868372182" calcext:value-type="float">
            <text:p>-42,19</text:p>
          </table:table-cell>
          <table:table-cell/>
          <table:table-cell table:formula="of:=IF(ISNUMBER([.E96]);IF([.B97]&gt;=[.B95];[.E96];-1*[.E96]);&quot;nan&quot;)" office:value-type="float" office:value="0.906559769840289" calcext:value-type="float">
            <text:p>0,9065597698</text:p>
          </table:table-cell>
          <table:table-cell table:formula="of:=IF(ISNUMBER([.F96]);180*ATAN([.I96])/PI();&quot;nan&quot;)" office:value-type="float" office:value="42.1941868372182" calcext:value-type="float">
            <text:p>42,19</text:p>
          </table:table-cell>
          <table:table-cell table:formula="of:=IF(ISNUMBER([.E96]);IF([.B97]&gt;=[.B95];[.G96];[.G96]+180);&quot;nan&quot;)" office:value-type="float" office:value="137.805813162782" calcext:value-type="float">
            <text:p>137,81</text:p>
          </table:table-cell>
          <table:table-cell table:number-columns-repeated="2"/>
          <table:table-cell table:style-name="Default" table:formula="of:=IF(MOD([.$A96];5)=0;[.$A96];&quot;&quot;)">
            <text:p/>
          </table:table-cell>
          <table:table-cell table:formula="of:=IF(ISNUMBER([.N96]);[.K9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0.1509854084" calcext:value-type="float">
            <text:p>0,1509854084</text:p>
          </table:table-cell>
          <table:table-cell office:value-type="float" office:value="0.0227401933" calcext:value-type="float">
            <text:p>0,0227401933</text:p>
          </table:table-cell>
          <table:table-cell/>
          <table:table-cell table:formula="of:=IF(AND(ISNUMBER([.B96]);ISNUMBER([.B98]));([.C98]-[.C96])/([.B98]-[.B96]);&quot;nan&quot;)" office:value-type="float" office:value="-0.924841084531589" calcext:value-type="float">
            <text:p>-0,9248410845</text:p>
          </table:table-cell>
          <table:table-cell table:formula="of:=IF(ISNUMBER([.E97]);ATAN([.E97]);&quot;nan&quot;)" office:value-type="float" office:value="-0.746371173654235" calcext:value-type="float">
            <text:p>-0,7463711737</text:p>
          </table:table-cell>
          <table:table-cell table:formula="of:=IF(ISNUMBER([.F97]);180*[.F97]/PI();&quot;nan&quot;)" office:value-type="float" office:value="-42.7639182006135" calcext:value-type="float">
            <text:p>-42,76</text:p>
          </table:table-cell>
          <table:table-cell/>
          <table:table-cell table:formula="of:=IF(ISNUMBER([.E97]);IF([.B98]&gt;=[.B96];[.E97];-1*[.E97]);&quot;nan&quot;)" office:value-type="float" office:value="0.924841084531589" calcext:value-type="float">
            <text:p>0,9248410845</text:p>
          </table:table-cell>
          <table:table-cell table:formula="of:=IF(ISNUMBER([.F97]);180*ATAN([.I97])/PI();&quot;nan&quot;)" office:value-type="float" office:value="42.7639182006135" calcext:value-type="float">
            <text:p>42,76</text:p>
          </table:table-cell>
          <table:table-cell table:formula="of:=IF(ISNUMBER([.E97]);IF([.B98]&gt;=[.B96];[.G97];[.G97]+180);&quot;nan&quot;)" office:value-type="float" office:value="137.236081799386" calcext:value-type="float">
            <text:p>137,24</text:p>
          </table:table-cell>
          <table:table-cell table:number-columns-repeated="2"/>
          <table:table-cell table:style-name="Default" table:formula="of:=IF(MOD([.$A97];5)=0;[.$A97];&quot;&quot;)" office:value-type="float" office:value="455" calcext:value-type="float">
            <text:p>455</text:p>
          </table:table-cell>
          <table:table-cell table:formula="of:=IF(ISNUMBER([.N97]);[.K97];&quot;&quot;)" office:value-type="float" office:value="137.236081799386" calcext:value-type="float">
            <text:p>137,24</text:p>
          </table:table-cell>
          <table:table-cell table:number-columns-repeated="1009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0.1496905648" calcext:value-type="float">
            <text:p>0,1496905648</text:p>
          </table:table-cell>
          <table:table-cell office:value-type="float" office:value="0.0239503302" calcext:value-type="float">
            <text:p>0,0239503302</text:p>
          </table:table-cell>
          <table:table-cell/>
          <table:table-cell table:formula="of:=IF(AND(ISNUMBER([.B97]);ISNUMBER([.B99]));([.C99]-[.C97])/([.B99]-[.B97]);&quot;nan&quot;)" office:value-type="float" office:value="-0.946618340096499" calcext:value-type="float">
            <text:p>-0,9466183401</text:p>
          </table:table-cell>
          <table:table-cell table:formula="of:=IF(ISNUMBER([.E98]);ATAN([.E98]);&quot;nan&quot;)" office:value-type="float" office:value="-0.757982268000036" calcext:value-type="float">
            <text:p>-0,7579822680</text:p>
          </table:table-cell>
          <table:table-cell table:formula="of:=IF(ISNUMBER([.F98]);180*[.F98]/PI();&quot;nan&quot;)" office:value-type="float" office:value="-43.4291849021561" calcext:value-type="float">
            <text:p>-43,43</text:p>
          </table:table-cell>
          <table:table-cell/>
          <table:table-cell table:formula="of:=IF(ISNUMBER([.E98]);IF([.B99]&gt;=[.B97];[.E98];-1*[.E98]);&quot;nan&quot;)" office:value-type="float" office:value="0.946618340096499" calcext:value-type="float">
            <text:p>0,9466183401</text:p>
          </table:table-cell>
          <table:table-cell table:formula="of:=IF(ISNUMBER([.F98]);180*ATAN([.I98])/PI();&quot;nan&quot;)" office:value-type="float" office:value="43.4291849021561" calcext:value-type="float">
            <text:p>43,43</text:p>
          </table:table-cell>
          <table:table-cell table:formula="of:=IF(ISNUMBER([.E98]);IF([.B99]&gt;=[.B97];[.G98];[.G98]+180);&quot;nan&quot;)" office:value-type="float" office:value="136.570815097844" calcext:value-type="float">
            <text:p>136,57</text:p>
          </table:table-cell>
          <table:table-cell table:number-columns-repeated="2"/>
          <table:table-cell table:style-name="Default" table:formula="of:=IF(MOD([.$A98];5)=0;[.$A98];&quot;&quot;)">
            <text:p/>
          </table:table-cell>
          <table:table-cell table:formula="of:=IF(ISNUMBER([.N98]);[.K9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0.1483368171" calcext:value-type="float">
            <text:p>0,1483368171</text:p>
          </table:table-cell>
          <table:table-cell office:value-type="float" office:value="0.0252473984" calcext:value-type="float">
            <text:p>0,0252473984</text:p>
          </table:table-cell>
          <table:table-cell/>
          <table:table-cell table:formula="of:=IF(AND(ISNUMBER([.B98]);ISNUMBER([.B100]));([.C100]-[.C98])/([.B100]-[.B98]);&quot;nan&quot;)" office:value-type="float" office:value="-0.97195035814404" calcext:value-type="float">
            <text:p>-0,9719503581</text:p>
          </table:table-cell>
          <table:table-cell table:formula="of:=IF(ISNUMBER([.E99]);ATAN([.E99]);&quot;nan&quot;)" office:value-type="float" office:value="-0.771174808231364" calcext:value-type="float">
            <text:p>-0,7711748082</text:p>
          </table:table-cell>
          <table:table-cell table:formula="of:=IF(ISNUMBER([.F99]);180*[.F99]/PI();&quot;nan&quot;)" office:value-type="float" office:value="-44.1850617784678" calcext:value-type="float">
            <text:p>-44,19</text:p>
          </table:table-cell>
          <table:table-cell/>
          <table:table-cell table:formula="of:=IF(ISNUMBER([.E99]);IF([.B100]&gt;=[.B98];[.E99];-1*[.E99]);&quot;nan&quot;)" office:value-type="float" office:value="0.97195035814404" calcext:value-type="float">
            <text:p>0,9719503581</text:p>
          </table:table-cell>
          <table:table-cell table:formula="of:=IF(ISNUMBER([.F99]);180*ATAN([.I99])/PI();&quot;nan&quot;)" office:value-type="float" office:value="44.1850617784678" calcext:value-type="float">
            <text:p>44,19</text:p>
          </table:table-cell>
          <table:table-cell table:formula="of:=IF(ISNUMBER([.E99]);IF([.B100]&gt;=[.B98];[.G99];[.G99]+180);&quot;nan&quot;)" office:value-type="float" office:value="135.814938221532" calcext:value-type="float">
            <text:p>135,81</text:p>
          </table:table-cell>
          <table:table-cell table:number-columns-repeated="2"/>
          <table:table-cell table:style-name="Default" table:formula="of:=IF(MOD([.$A99];5)=0;[.$A99];&quot;&quot;)">
            <text:p/>
          </table:table-cell>
          <table:table-cell table:formula="of:=IF(ISNUMBER([.N99]);[.K9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0.1469282265" calcext:value-type="float">
            <text:p>0,1469282265</text:p>
          </table:table-cell>
          <table:table-cell office:value-type="float" office:value="0.0266351859" calcext:value-type="float">
            <text:p>0,0266351859</text:p>
          </table:table-cell>
          <table:table-cell/>
          <table:table-cell table:formula="of:=IF(AND(ISNUMBER([.B99]);ISNUMBER([.B101]));([.C101]-[.C99])/([.B101]-[.B99]);&quot;nan&quot;)" office:value-type="float" office:value="-1.0009027886988" calcext:value-type="float">
            <text:p>-1,0009027887</text:p>
          </table:table-cell>
          <table:table-cell table:formula="of:=IF(ISNUMBER([.E100]);ATAN([.E100]);&quot;nan&quot;)" office:value-type="float" office:value="-0.785849354051308" calcext:value-type="float">
            <text:p>-0,7858493541</text:p>
          </table:table-cell>
          <table:table-cell table:formula="of:=IF(ISNUMBER([.F100]);180*[.F100]/PI();&quot;nan&quot;)" office:value-type="float" office:value="-45.0258513202219" calcext:value-type="float">
            <text:p>-45,03</text:p>
          </table:table-cell>
          <table:table-cell/>
          <table:table-cell table:formula="of:=IF(ISNUMBER([.E100]);IF([.B101]&gt;=[.B99];[.E100];-1*[.E100]);&quot;nan&quot;)" office:value-type="float" office:value="1.0009027886988" calcext:value-type="float">
            <text:p>1,0009027887</text:p>
          </table:table-cell>
          <table:table-cell table:formula="of:=IF(ISNUMBER([.F100]);180*ATAN([.I100])/PI();&quot;nan&quot;)" office:value-type="float" office:value="45.0258513202219" calcext:value-type="float">
            <text:p>45,03</text:p>
          </table:table-cell>
          <table:table-cell table:formula="of:=IF(ISNUMBER([.E100]);IF([.B101]&gt;=[.B99];[.G100];[.G100]+180);&quot;nan&quot;)" office:value-type="float" office:value="134.974148679778" calcext:value-type="float">
            <text:p>134,97</text:p>
          </table:table-cell>
          <table:table-cell table:number-columns-repeated="2"/>
          <table:table-cell table:style-name="Default" table:formula="of:=IF(MOD([.$A100];5)=0;[.$A100];&quot;&quot;)">
            <text:p/>
          </table:table-cell>
          <table:table-cell table:formula="of:=IF(ISNUMBER([.N100]);[.K10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0.1454683718" calcext:value-type="float">
            <text:p>0,1454683718</text:p>
          </table:table-cell>
          <table:table-cell office:value-type="float" office:value="0.0281184333" calcext:value-type="float">
            <text:p>0,0281184333</text:p>
          </table:table-cell>
          <table:table-cell/>
          <table:table-cell table:formula="of:=IF(AND(ISNUMBER([.B100]);ISNUMBER([.B102]));([.C102]-[.C100])/([.B102]-[.B100]);&quot;nan&quot;)" office:value-type="float" office:value="-1.03367911341298" calcext:value-type="float">
            <text:p>-1,0336791134</text:p>
          </table:table-cell>
          <table:table-cell table:formula="of:=IF(ISNUMBER([.E101]);ATAN([.E101]);&quot;nan&quot;)" office:value-type="float" office:value="-0.801957331850133" calcext:value-type="float">
            <text:p>-0,8019573319</text:p>
          </table:table-cell>
          <table:table-cell table:formula="of:=IF(ISNUMBER([.F101]);180*[.F101]/PI();&quot;nan&quot;)" office:value-type="float" office:value="-45.948770464585" calcext:value-type="float">
            <text:p>-45,95</text:p>
          </table:table-cell>
          <table:table-cell/>
          <table:table-cell table:formula="of:=IF(ISNUMBER([.E101]);IF([.B102]&gt;=[.B100];[.E101];-1*[.E101]);&quot;nan&quot;)" office:value-type="float" office:value="1.03367911341298" calcext:value-type="float">
            <text:p>1,0336791134</text:p>
          </table:table-cell>
          <table:table-cell table:formula="of:=IF(ISNUMBER([.F101]);180*ATAN([.I101])/PI();&quot;nan&quot;)" office:value-type="float" office:value="45.948770464585" calcext:value-type="float">
            <text:p>45,95</text:p>
          </table:table-cell>
          <table:table-cell table:formula="of:=IF(ISNUMBER([.E101]);IF([.B102]&gt;=[.B100];[.G101];[.G101]+180);&quot;nan&quot;)" office:value-type="float" office:value="134.051229535415" calcext:value-type="float">
            <text:p>134,05</text:p>
          </table:table-cell>
          <table:table-cell table:number-columns-repeated="2"/>
          <table:table-cell table:style-name="Default" table:formula="of:=IF(MOD([.$A101];5)=0;[.$A101];&quot;&quot;)">
            <text:p/>
          </table:table-cell>
          <table:table-cell table:formula="of:=IF(ISNUMBER([.N101]);[.K10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0.143960396" calcext:value-type="float">
            <text:p>0,1439603960</text:p>
          </table:table-cell>
          <table:table-cell office:value-type="float" office:value="0.0297029703" calcext:value-type="float">
            <text:p>0,0297029703</text:p>
          </table:table-cell>
          <table:table-cell/>
          <table:table-cell table:formula="of:=IF(AND(ISNUMBER([.B101]);ISNUMBER([.B103]));([.C103]-[.C101])/([.B103]-[.B101]);&quot;nan&quot;)" office:value-type="float" office:value="-1.06916409513249" calcext:value-type="float">
            <text:p>-1,0691640951</text:p>
          </table:table-cell>
          <table:table-cell table:formula="of:=IF(ISNUMBER([.E102]);ATAN([.E102]);&quot;nan&quot;)" office:value-type="float" office:value="-0.818811827124053" calcext:value-type="float">
            <text:p>-0,8188118271</text:p>
          </table:table-cell>
          <table:table-cell table:formula="of:=IF(ISNUMBER([.F102]);180*[.F102]/PI();&quot;nan&quot;)" office:value-type="float" office:value="-46.9144619096038" calcext:value-type="float">
            <text:p>-46,91</text:p>
          </table:table-cell>
          <table:table-cell/>
          <table:table-cell table:formula="of:=IF(ISNUMBER([.E102]);IF([.B103]&gt;=[.B101];[.E102];-1*[.E102]);&quot;nan&quot;)" office:value-type="float" office:value="1.06916409513249" calcext:value-type="float">
            <text:p>1,0691640951</text:p>
          </table:table-cell>
          <table:table-cell table:formula="of:=IF(ISNUMBER([.F102]);180*ATAN([.I102])/PI();&quot;nan&quot;)" office:value-type="float" office:value="46.9144619096038" calcext:value-type="float">
            <text:p>46,91</text:p>
          </table:table-cell>
          <table:table-cell table:formula="of:=IF(ISNUMBER([.E102]);IF([.B103]&gt;=[.B101];[.G102];[.G102]+180);&quot;nan&quot;)" office:value-type="float" office:value="133.085538090396" calcext:value-type="float">
            <text:p>133,09</text:p>
          </table:table-cell>
          <table:table-cell table:number-columns-repeated="2"/>
          <table:table-cell table:style-name="Default" table:formula="of:=IF(MOD([.$A102];5)=0;[.$A102];&quot;&quot;)" office:value-type="float" office:value="460" calcext:value-type="float">
            <text:p>460</text:p>
          </table:table-cell>
          <table:table-cell table:formula="of:=IF(ISNUMBER([.N102]);[.K102];&quot;&quot;)" office:value-type="float" office:value="133.085538090396" calcext:value-type="float">
            <text:p>133,09</text:p>
          </table:table-cell>
          <table:table-cell table:number-columns-repeated="1009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0.1424050902" calcext:value-type="float">
            <text:p>0,1424050902</text:p>
          </table:table-cell>
          <table:table-cell office:value-type="float" office:value="0.031393584" calcext:value-type="float">
            <text:p>0,0313935840</text:p>
          </table:table-cell>
          <table:table-cell/>
          <table:table-cell table:formula="of:=IF(AND(ISNUMBER([.B102]);ISNUMBER([.B104]));([.C104]-[.C102])/([.B104]-[.B102]);&quot;nan&quot;)" office:value-type="float" office:value="-1.10915082594377" calcext:value-type="float">
            <text:p>-1,1091508259</text:p>
          </table:table-cell>
          <table:table-cell table:formula="of:=IF(ISNUMBER([.E103]);ATAN([.E103]);&quot;nan&quot;)" office:value-type="float" office:value="-0.837103114627446" calcext:value-type="float">
            <text:p>-0,8371031146</text:p>
          </table:table-cell>
          <table:table-cell table:formula="of:=IF(ISNUMBER([.F103]);180*[.F103]/PI();&quot;nan&quot;)" office:value-type="float" office:value="-47.9624754854086" calcext:value-type="float">
            <text:p>-47,96</text:p>
          </table:table-cell>
          <table:table-cell/>
          <table:table-cell table:formula="of:=IF(ISNUMBER([.E103]);IF([.B104]&gt;=[.B102];[.E103];-1*[.E103]);&quot;nan&quot;)" office:value-type="float" office:value="1.10915082594377" calcext:value-type="float">
            <text:p>1,1091508259</text:p>
          </table:table-cell>
          <table:table-cell table:formula="of:=IF(ISNUMBER([.F103]);180*ATAN([.I103])/PI();&quot;nan&quot;)" office:value-type="float" office:value="47.9624754854086" calcext:value-type="float">
            <text:p>47,96</text:p>
          </table:table-cell>
          <table:table-cell table:formula="of:=IF(ISNUMBER([.E103]);IF([.B104]&gt;=[.B102];[.G103];[.G103]+180);&quot;nan&quot;)" office:value-type="float" office:value="132.037524514591" calcext:value-type="float">
            <text:p>132,04</text:p>
          </table:table-cell>
          <table:table-cell table:number-columns-repeated="2"/>
          <table:table-cell table:style-name="Default" table:formula="of:=IF(MOD([.$A103];5)=0;[.$A103];&quot;&quot;)">
            <text:p/>
          </table:table-cell>
          <table:table-cell table:formula="of:=IF(ISNUMBER([.N103]);[.K10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0.1407956467" calcext:value-type="float">
            <text:p>0,1407956467</text:p>
          </table:table-cell>
          <table:table-cell office:value-type="float" office:value="0.0332131546" calcext:value-type="float">
            <text:p>0,0332131546</text:p>
          </table:table-cell>
          <table:table-cell/>
          <table:table-cell table:formula="of:=IF(AND(ISNUMBER([.B103]);ISNUMBER([.B105]));([.C105]-[.C103])/([.B105]-[.B103]);&quot;nan&quot;)" office:value-type="float" office:value="-1.15910965745484" calcext:value-type="float">
            <text:p>-1,1591096575</text:p>
          </table:table-cell>
          <table:table-cell table:formula="of:=IF(ISNUMBER([.E104]);ATAN([.E104]);&quot;nan&quot;)" office:value-type="float" office:value="-0.85895745399531" calcext:value-type="float">
            <text:p>-0,8589574540</text:p>
          </table:table-cell>
          <table:table-cell table:formula="of:=IF(ISNUMBER([.F104]);180*[.F104]/PI();&quot;nan&quot;)" office:value-type="float" office:value="-49.2146368952338" calcext:value-type="float">
            <text:p>-49,21</text:p>
          </table:table-cell>
          <table:table-cell/>
          <table:table-cell table:formula="of:=IF(ISNUMBER([.E104]);IF([.B105]&gt;=[.B103];[.E104];-1*[.E104]);&quot;nan&quot;)" office:value-type="float" office:value="1.15910965745484" calcext:value-type="float">
            <text:p>1,1591096575</text:p>
          </table:table-cell>
          <table:table-cell table:formula="of:=IF(ISNUMBER([.F104]);180*ATAN([.I104])/PI();&quot;nan&quot;)" office:value-type="float" office:value="49.2146368952338" calcext:value-type="float">
            <text:p>49,21</text:p>
          </table:table-cell>
          <table:table-cell table:formula="of:=IF(ISNUMBER([.E104]);IF([.B105]&gt;=[.B103];[.G104];[.G104]+180);&quot;nan&quot;)" office:value-type="float" office:value="130.785363104766" calcext:value-type="float">
            <text:p>130,79</text:p>
          </table:table-cell>
          <table:table-cell table:number-columns-repeated="2"/>
          <table:table-cell table:style-name="Default" table:formula="of:=IF(MOD([.$A104];5)=0;[.$A104];&quot;&quot;)">
            <text:p/>
          </table:table-cell>
          <table:table-cell table:formula="of:=IF(ISNUMBER([.N104]);[.K10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0.1391206824" calcext:value-type="float">
            <text:p>0,1391206824</text:p>
          </table:table-cell>
          <table:table-cell office:value-type="float" office:value="0.0352005728" calcext:value-type="float">
            <text:p>0,0352005728</text:p>
          </table:table-cell>
          <table:table-cell/>
          <table:table-cell table:formula="of:=IF(AND(ISNUMBER([.B104]);ISNUMBER([.B106]));([.C106]-[.C104])/([.B106]-[.B104]);&quot;nan&quot;)" office:value-type="float" office:value="-1.22088332232676" calcext:value-type="float">
            <text:p>-1,2208833223</text:p>
          </table:table-cell>
          <table:table-cell table:formula="of:=IF(ISNUMBER([.E105]);ATAN([.E105]);&quot;nan&quot;)" office:value-type="float" office:value="-0.884529577806472" calcext:value-type="float">
            <text:p>-0,8845295778</text:p>
          </table:table-cell>
          <table:table-cell table:formula="of:=IF(ISNUMBER([.F105]);180*[.F105]/PI();&quot;nan&quot;)" office:value-type="float" office:value="-50.6798116627994" calcext:value-type="float">
            <text:p>-50,68</text:p>
          </table:table-cell>
          <table:table-cell/>
          <table:table-cell table:formula="of:=IF(ISNUMBER([.E105]);IF([.B106]&gt;=[.B104];[.E105];-1*[.E105]);&quot;nan&quot;)" office:value-type="float" office:value="1.22088332232676" calcext:value-type="float">
            <text:p>1,2208833223</text:p>
          </table:table-cell>
          <table:table-cell table:formula="of:=IF(ISNUMBER([.F105]);180*ATAN([.I105])/PI();&quot;nan&quot;)" office:value-type="float" office:value="50.6798116627994" calcext:value-type="float">
            <text:p>50,68</text:p>
          </table:table-cell>
          <table:table-cell table:formula="of:=IF(ISNUMBER([.E105]);IF([.B106]&gt;=[.B104];[.G105];[.G105]+180);&quot;nan&quot;)" office:value-type="float" office:value="129.320188337201" calcext:value-type="float">
            <text:p>129,32</text:p>
          </table:table-cell>
          <table:table-cell table:number-columns-repeated="2"/>
          <table:table-cell table:style-name="Default" table:formula="of:=IF(MOD([.$A105];5)=0;[.$A105];&quot;&quot;)">
            <text:p/>
          </table:table-cell>
          <table:table-cell table:formula="of:=IF(ISNUMBER([.N105]);[.K10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0.1373637579" calcext:value-type="float">
            <text:p>0,1373637579</text:p>
          </table:table-cell>
          <table:table-cell office:value-type="float" office:value="0.0374030904" calcext:value-type="float">
            <text:p>0,0374030904</text:p>
          </table:table-cell>
          <table:table-cell/>
          <table:table-cell table:formula="of:=IF(AND(ISNUMBER([.B105]);ISNUMBER([.B107]));([.C107]-[.C105])/([.B107]-[.B105]);&quot;nan&quot;)" office:value-type="float" office:value="-1.29312720203851" calcext:value-type="float">
            <text:p>-1,2931272020</text:p>
          </table:table-cell>
          <table:table-cell table:formula="of:=IF(ISNUMBER([.E106]);ATAN([.E106]);&quot;nan&quot;)" office:value-type="float" office:value="-0.912537248351543" calcext:value-type="float">
            <text:p>-0,9125372484</text:p>
          </table:table-cell>
          <table:table-cell table:formula="of:=IF(ISNUMBER([.F106]);180*[.F106]/PI();&quot;nan&quot;)" office:value-type="float" office:value="-52.2845329790249" calcext:value-type="float">
            <text:p>-52,28</text:p>
          </table:table-cell>
          <table:table-cell/>
          <table:table-cell table:formula="of:=IF(ISNUMBER([.E106]);IF([.B107]&gt;=[.B105];[.E106];-1*[.E106]);&quot;nan&quot;)" office:value-type="float" office:value="1.29312720203851" calcext:value-type="float">
            <text:p>1,2931272020</text:p>
          </table:table-cell>
          <table:table-cell table:formula="of:=IF(ISNUMBER([.F106]);180*ATAN([.I106])/PI();&quot;nan&quot;)" office:value-type="float" office:value="52.2845329790249" calcext:value-type="float">
            <text:p>52,28</text:p>
          </table:table-cell>
          <table:table-cell table:formula="of:=IF(ISNUMBER([.E106]);IF([.B107]&gt;=[.B105];[.G106];[.G106]+180);&quot;nan&quot;)" office:value-type="float" office:value="127.715467020975" calcext:value-type="float">
            <text:p>127,72</text:p>
          </table:table-cell>
          <table:table-cell table:number-columns-repeated="2"/>
          <table:table-cell table:style-name="Default" table:formula="of:=IF(MOD([.$A106];5)=0;[.$A106];&quot;&quot;)">
            <text:p/>
          </table:table-cell>
          <table:table-cell table:formula="of:=IF(ISNUMBER([.N106]);[.K10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0.1355026712" calcext:value-type="float">
            <text:p>0,1355026712</text:p>
          </table:table-cell>
          <table:table-cell office:value-type="float" office:value="0.0398791215" calcext:value-type="float">
            <text:p>0,0398791215</text:p>
          </table:table-cell>
          <table:table-cell/>
          <table:table-cell table:formula="of:=IF(AND(ISNUMBER([.B106]);ISNUMBER([.B108]));([.C108]-[.C106])/([.B108]-[.B106]);&quot;nan&quot;)" office:value-type="float" office:value="-1.37226971996725" calcext:value-type="float">
            <text:p>-1,3722697200</text:p>
          </table:table-cell>
          <table:table-cell table:formula="of:=IF(ISNUMBER([.E107]);ATAN([.E107]);&quot;nan&quot;)" office:value-type="float" office:value="-0.941054283071141" calcext:value-type="float">
            <text:p>-0,9410542831</text:p>
          </table:table-cell>
          <table:table-cell table:formula="of:=IF(ISNUMBER([.F107]);180*[.F107]/PI();&quot;nan&quot;)" office:value-type="float" office:value="-53.9184387126858" calcext:value-type="float">
            <text:p>-53,92</text:p>
          </table:table-cell>
          <table:table-cell/>
          <table:table-cell table:formula="of:=IF(ISNUMBER([.E107]);IF([.B108]&gt;=[.B106];[.E107];-1*[.E107]);&quot;nan&quot;)" office:value-type="float" office:value="1.37226971996725" calcext:value-type="float">
            <text:p>1,3722697200</text:p>
          </table:table-cell>
          <table:table-cell table:formula="of:=IF(ISNUMBER([.F107]);180*ATAN([.I107])/PI();&quot;nan&quot;)" office:value-type="float" office:value="53.9184387126858" calcext:value-type="float">
            <text:p>53,92</text:p>
          </table:table-cell>
          <table:table-cell table:formula="of:=IF(ISNUMBER([.E107]);IF([.B108]&gt;=[.B106];[.G107];[.G107]+180);&quot;nan&quot;)" office:value-type="float" office:value="126.081561287314" calcext:value-type="float">
            <text:p>126,08</text:p>
          </table:table-cell>
          <table:table-cell table:number-columns-repeated="2"/>
          <table:table-cell table:style-name="Default" table:formula="of:=IF(MOD([.$A107];5)=0;[.$A107];&quot;&quot;)" office:value-type="float" office:value="465" calcext:value-type="float">
            <text:p>465</text:p>
          </table:table-cell>
          <table:table-cell table:formula="of:=IF(ISNUMBER([.N107]);[.K107];&quot;&quot;)" office:value-type="float" office:value="126.081561287314" calcext:value-type="float">
            <text:p>126,08</text:p>
          </table:table-cell>
          <table:table-cell table:number-columns-repeated="1009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0.133509341" calcext:value-type="float">
            <text:p>0,1335093410</text:p>
          </table:table-cell>
          <table:table-cell office:value-type="float" office:value="0.04269239" calcext:value-type="float">
            <text:p>0,0426923900</text:p>
          </table:table-cell>
          <table:table-cell/>
          <table:table-cell table:formula="of:=IF(AND(ISNUMBER([.B107]);ISNUMBER([.B109]));([.C109]-[.C107])/([.B109]-[.B107]);&quot;nan&quot;)" office:value-type="float" office:value="-1.45130722481604" calcext:value-type="float">
            <text:p>-1,4513072248</text:p>
          </table:table-cell>
          <table:table-cell table:formula="of:=IF(ISNUMBER([.E108]);ATAN([.E108]);&quot;nan&quot;)" office:value-type="float" office:value="-0.967468081737813" calcext:value-type="float">
            <text:p>-0,9674680817</text:p>
          </table:table-cell>
          <table:table-cell table:formula="of:=IF(ISNUMBER([.F108]);180*[.F108]/PI();&quot;nan&quot;)" office:value-type="float" office:value="-55.4318378971944" calcext:value-type="float">
            <text:p>-55,43</text:p>
          </table:table-cell>
          <table:table-cell/>
          <table:table-cell table:formula="of:=IF(ISNUMBER([.E108]);IF([.B109]&gt;=[.B107];[.E108];-1*[.E108]);&quot;nan&quot;)" office:value-type="float" office:value="1.45130722481604" calcext:value-type="float">
            <text:p>1,4513072248</text:p>
          </table:table-cell>
          <table:table-cell table:formula="of:=IF(ISNUMBER([.F108]);180*ATAN([.I108])/PI();&quot;nan&quot;)" office:value-type="float" office:value="55.4318378971944" calcext:value-type="float">
            <text:p>55,43</text:p>
          </table:table-cell>
          <table:table-cell table:formula="of:=IF(ISNUMBER([.E108]);IF([.B109]&gt;=[.B107];[.G108];[.G108]+180);&quot;nan&quot;)" office:value-type="float" office:value="124.568162102806" calcext:value-type="float">
            <text:p>124,57</text:p>
          </table:table-cell>
          <table:table-cell table:number-columns-repeated="2"/>
          <table:table-cell table:style-name="Default" table:formula="of:=IF(MOD([.$A108];5)=0;[.$A108];&quot;&quot;)">
            <text:p/>
          </table:table-cell>
          <table:table-cell table:formula="of:=IF(ISNUMBER([.N108]);[.K10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0.1313706352" calcext:value-type="float">
            <text:p>0,1313706352</text:p>
          </table:table-cell>
          <table:table-cell office:value-type="float" office:value="0.0458759752" calcext:value-type="float">
            <text:p>0,0458759752</text:p>
          </table:table-cell>
          <table:table-cell/>
          <table:table-cell table:formula="of:=IF(AND(ISNUMBER([.B108]);ISNUMBER([.B110]));([.C110]-[.C108])/([.B110]-[.B108]);&quot;nan&quot;)" office:value-type="float" office:value="-1.52759977361192" calcext:value-type="float">
            <text:p>-1,5275997736</text:p>
          </table:table-cell>
          <table:table-cell table:formula="of:=IF(ISNUMBER([.E109]);ATAN([.E109]);&quot;nan&quot;)" office:value-type="float" office:value="-0.991178948255312" calcext:value-type="float">
            <text:p>-0,9911789483</text:p>
          </table:table-cell>
          <table:table-cell table:formula="of:=IF(ISNUMBER([.F109]);180*[.F109]/PI();&quot;nan&quot;)" office:value-type="float" office:value="-56.7903704772452" calcext:value-type="float">
            <text:p>-56,79</text:p>
          </table:table-cell>
          <table:table-cell/>
          <table:table-cell table:formula="of:=IF(ISNUMBER([.E109]);IF([.B110]&gt;=[.B108];[.E109];-1*[.E109]);&quot;nan&quot;)" office:value-type="float" office:value="1.52759977361192" calcext:value-type="float">
            <text:p>1,5275997736</text:p>
          </table:table-cell>
          <table:table-cell table:formula="of:=IF(ISNUMBER([.F109]);180*ATAN([.I109])/PI();&quot;nan&quot;)" office:value-type="float" office:value="56.7903704772452" calcext:value-type="float">
            <text:p>56,79</text:p>
          </table:table-cell>
          <table:table-cell table:formula="of:=IF(ISNUMBER([.E109]);IF([.B110]&gt;=[.B108];[.G109];[.G109]+180);&quot;nan&quot;)" office:value-type="float" office:value="123.209629522755" calcext:value-type="float">
            <text:p>123,21</text:p>
          </table:table-cell>
          <table:table-cell table:number-columns-repeated="2"/>
          <table:table-cell table:style-name="Default" table:formula="of:=IF(MOD([.$A109];5)=0;[.$A109];&quot;&quot;)">
            <text:p/>
          </table:table-cell>
          <table:table-cell table:formula="of:=IF(ISNUMBER([.N109]);[.K10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0.1290857866" calcext:value-type="float">
            <text:p>0,1290857866</text:p>
          </table:table-cell>
          <table:table-cell office:value-type="float" office:value="0.0494498107" calcext:value-type="float">
            <text:p>0,0494498107</text:p>
          </table:table-cell>
          <table:table-cell/>
          <table:table-cell table:formula="of:=IF(AND(ISNUMBER([.B109]);ISNUMBER([.B111]));([.C111]-[.C109])/([.B111]-[.B109]);&quot;nan&quot;)" office:value-type="float" office:value="-1.60347872057685" calcext:value-type="float">
            <text:p>-1,6034787206</text:p>
          </table:table-cell>
          <table:table-cell table:formula="of:=IF(ISNUMBER([.E110]);ATAN([.E110]);&quot;nan&quot;)" office:value-type="float" office:value="-1.01317265445416" calcext:value-type="float">
            <text:p>-1,0131726545</text:p>
          </table:table-cell>
          <table:table-cell table:formula="of:=IF(ISNUMBER([.F110]);180*[.F110]/PI();&quot;nan&quot;)" office:value-type="float" office:value="-58.0505170182898" calcext:value-type="float">
            <text:p>-58,05</text:p>
          </table:table-cell>
          <table:table-cell/>
          <table:table-cell table:formula="of:=IF(ISNUMBER([.E110]);IF([.B111]&gt;=[.B109];[.E110];-1*[.E110]);&quot;nan&quot;)" office:value-type="float" office:value="1.60347872057685" calcext:value-type="float">
            <text:p>1,6034787206</text:p>
          </table:table-cell>
          <table:table-cell table:formula="of:=IF(ISNUMBER([.F110]);180*ATAN([.I110])/PI();&quot;nan&quot;)" office:value-type="float" office:value="58.0505170182898" calcext:value-type="float">
            <text:p>58,05</text:p>
          </table:table-cell>
          <table:table-cell table:formula="of:=IF(ISNUMBER([.E110]);IF([.B111]&gt;=[.B109];[.G110];[.G110]+180);&quot;nan&quot;)" office:value-type="float" office:value="121.94948298171" calcext:value-type="float">
            <text:p>121,95</text:p>
          </table:table-cell>
          <table:table-cell table:number-columns-repeated="2"/>
          <table:table-cell table:style-name="Default" table:formula="of:=IF(MOD([.$A110];5)=0;[.$A110];&quot;&quot;)">
            <text:p/>
          </table:table-cell>
          <table:table-cell table:formula="of:=IF(ISNUMBER([.N110]);[.K11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0.126662157" calcext:value-type="float">
            <text:p>0,1266621570</text:p>
          </table:table-cell>
          <table:table-cell office:value-type="float" office:value="0.0534259198" calcext:value-type="float">
            <text:p>0,0534259198</text:p>
          </table:table-cell>
          <table:table-cell/>
          <table:table-cell table:formula="of:=IF(AND(ISNUMBER([.B110]);ISNUMBER([.B112]));([.C112]-[.C110])/([.B112]-[.B110]);&quot;nan&quot;)" office:value-type="float" office:value="-1.68153444583758" calcext:value-type="float">
            <text:p>-1,6815344458</text:p>
          </table:table-cell>
          <table:table-cell table:formula="of:=IF(ISNUMBER([.E111]);ATAN([.E111]);&quot;nan&quot;)" office:value-type="float" office:value="-1.0342867486649" calcext:value-type="float">
            <text:p>-1,0342867487</text:p>
          </table:table-cell>
          <table:table-cell table:formula="of:=IF(ISNUMBER([.F111]);180*[.F111]/PI();&quot;nan&quot;)" office:value-type="float" office:value="-59.2602655048069" calcext:value-type="float">
            <text:p>-59,26</text:p>
          </table:table-cell>
          <table:table-cell/>
          <table:table-cell table:formula="of:=IF(ISNUMBER([.E111]);IF([.B112]&gt;=[.B110];[.E111];-1*[.E111]);&quot;nan&quot;)" office:value-type="float" office:value="1.68153444583758" calcext:value-type="float">
            <text:p>1,6815344458</text:p>
          </table:table-cell>
          <table:table-cell table:formula="of:=IF(ISNUMBER([.F111]);180*ATAN([.I111])/PI();&quot;nan&quot;)" office:value-type="float" office:value="59.2602655048069" calcext:value-type="float">
            <text:p>59,26</text:p>
          </table:table-cell>
          <table:table-cell table:formula="of:=IF(ISNUMBER([.E111]);IF([.B112]&gt;=[.B110];[.G111];[.G111]+180);&quot;nan&quot;)" office:value-type="float" office:value="120.739734495193" calcext:value-type="float">
            <text:p>120,74</text:p>
          </table:table-cell>
          <table:table-cell table:number-columns-repeated="2"/>
          <table:table-cell table:style-name="Default" table:formula="of:=IF(MOD([.$A111];5)=0;[.$A111];&quot;&quot;)">
            <text:p/>
          </table:table-cell>
          <table:table-cell table:formula="of:=IF(ISNUMBER([.N111]);[.K11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0.1241184767" calcext:value-type="float">
            <text:p>0,1241184767</text:p>
          </table:table-cell>
          <table:table-cell office:value-type="float" office:value="0.0578025134" calcext:value-type="float">
            <text:p>0,0578025134</text:p>
          </table:table-cell>
          <table:table-cell/>
          <table:table-cell table:formula="of:=IF(AND(ISNUMBER([.B111]);ISNUMBER([.B113]));([.C113]-[.C111])/([.B113]-[.B111]);&quot;nan&quot;)" office:value-type="float" office:value="-1.76405571339701" calcext:value-type="float">
            <text:p>-1,7640557134</text:p>
          </table:table-cell>
          <table:table-cell table:formula="of:=IF(ISNUMBER([.E112]);ATAN([.E112]);&quot;nan&quot;)" office:value-type="float" office:value="-1.0550892442794" calcext:value-type="float">
            <text:p>-1,0550892443</text:p>
          </table:table-cell>
          <table:table-cell table:formula="of:=IF(ISNUMBER([.F112]);180*[.F112]/PI();&quot;nan&quot;)" office:value-type="float" office:value="-60.4521607068571" calcext:value-type="float">
            <text:p>-60,45</text:p>
          </table:table-cell>
          <table:table-cell/>
          <table:table-cell table:formula="of:=IF(ISNUMBER([.E112]);IF([.B113]&gt;=[.B111];[.E112];-1*[.E112]);&quot;nan&quot;)" office:value-type="float" office:value="1.76405571339701" calcext:value-type="float">
            <text:p>1,7640557134</text:p>
          </table:table-cell>
          <table:table-cell table:formula="of:=IF(ISNUMBER([.F112]);180*ATAN([.I112])/PI();&quot;nan&quot;)" office:value-type="float" office:value="60.4521607068571" calcext:value-type="float">
            <text:p>60,45</text:p>
          </table:table-cell>
          <table:table-cell table:formula="of:=IF(ISNUMBER([.E112]);IF([.B113]&gt;=[.B111];[.G112];[.G112]+180);&quot;nan&quot;)" office:value-type="float" office:value="119.547839293143" calcext:value-type="float">
            <text:p>119,55</text:p>
          </table:table-cell>
          <table:table-cell table:number-columns-repeated="2"/>
          <table:table-cell table:style-name="Default" table:formula="of:=IF(MOD([.$A112];5)=0;[.$A112];&quot;&quot;)" office:value-type="float" office:value="470" calcext:value-type="float">
            <text:p>470</text:p>
          </table:table-cell>
          <table:table-cell table:formula="of:=IF(ISNUMBER([.N112]);[.K112];&quot;&quot;)" office:value-type="float" office:value="119.547839293143" calcext:value-type="float">
            <text:p>119,55</text:p>
          </table:table-cell>
          <table:table-cell table:number-columns-repeated="1009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0.1214685839" calcext:value-type="float">
            <text:p>0,1214685839</text:p>
          </table:table-cell>
          <table:table-cell office:value-type="float" office:value="0.0625876721" calcext:value-type="float">
            <text:p>0,0625876721</text:p>
          </table:table-cell>
          <table:table-cell/>
          <table:table-cell table:formula="of:=IF(AND(ISNUMBER([.B112]);ISNUMBER([.B114]));([.C114]-[.C112])/([.B114]-[.B112]);&quot;nan&quot;)" office:value-type="float" office:value="-1.85112783906343" calcext:value-type="float">
            <text:p>-1,8511278391</text:p>
          </table:table-cell>
          <table:table-cell table:formula="of:=IF(ISNUMBER([.E113]);ATAN([.E113]);&quot;nan&quot;)" office:value-type="float" office:value="-1.07549955600753" calcext:value-type="float">
            <text:p>-1,0754995560</text:p>
          </table:table-cell>
          <table:table-cell table:formula="of:=IF(ISNUMBER([.F113]);180*[.F113]/PI();&quot;nan&quot;)" office:value-type="float" office:value="-61.6215854274254" calcext:value-type="float">
            <text:p>-61,62</text:p>
          </table:table-cell>
          <table:table-cell/>
          <table:table-cell table:formula="of:=IF(ISNUMBER([.E113]);IF([.B114]&gt;=[.B112];[.E113];-1*[.E113]);&quot;nan&quot;)" office:value-type="float" office:value="1.85112783906343" calcext:value-type="float">
            <text:p>1,8511278391</text:p>
          </table:table-cell>
          <table:table-cell table:formula="of:=IF(ISNUMBER([.F113]);180*ATAN([.I113])/PI();&quot;nan&quot;)" office:value-type="float" office:value="61.6215854274254" calcext:value-type="float">
            <text:p>61,62</text:p>
          </table:table-cell>
          <table:table-cell table:formula="of:=IF(ISNUMBER([.E113]);IF([.B114]&gt;=[.B112];[.G113];[.G113]+180);&quot;nan&quot;)" office:value-type="float" office:value="118.378414572575" calcext:value-type="float">
            <text:p>118,38</text:p>
          </table:table-cell>
          <table:table-cell table:number-columns-repeated="2"/>
          <table:table-cell table:style-name="Default" table:formula="of:=IF(MOD([.$A113];5)=0;[.$A113];&quot;&quot;)">
            <text:p/>
          </table:table-cell>
          <table:table-cell table:formula="of:=IF(ISNUMBER([.N113]);[.K11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0.1187012765" calcext:value-type="float">
            <text:p>0,1187012765</text:p>
          </table:table-cell>
          <table:table-cell office:value-type="float" office:value="0.0678304435" calcext:value-type="float">
            <text:p>0,0678304435</text:p>
          </table:table-cell>
          <table:table-cell/>
          <table:table-cell table:formula="of:=IF(AND(ISNUMBER([.B113]);ISNUMBER([.B115]));([.C115]-[.C113])/([.B115]-[.B113]);&quot;nan&quot;)" office:value-type="float" office:value="-1.94181218831945" calcext:value-type="float">
            <text:p>-1,9418121883</text:p>
          </table:table-cell>
          <table:table-cell table:formula="of:=IF(ISNUMBER([.E114]);ATAN([.E114]);&quot;nan&quot;)" office:value-type="float" office:value="-1.09523439885912" calcext:value-type="float">
            <text:p>-1,0952343989</text:p>
          </table:table-cell>
          <table:table-cell table:formula="of:=IF(ISNUMBER([.F114]);180*[.F114]/PI();&quot;nan&quot;)" office:value-type="float" office:value="-62.7523086321752" calcext:value-type="float">
            <text:p>-62,75</text:p>
          </table:table-cell>
          <table:table-cell/>
          <table:table-cell table:formula="of:=IF(ISNUMBER([.E114]);IF([.B115]&gt;=[.B113];[.E114];-1*[.E114]);&quot;nan&quot;)" office:value-type="float" office:value="1.94181218831945" calcext:value-type="float">
            <text:p>1,9418121883</text:p>
          </table:table-cell>
          <table:table-cell table:formula="of:=IF(ISNUMBER([.F114]);180*ATAN([.I114])/PI();&quot;nan&quot;)" office:value-type="float" office:value="62.7523086321752" calcext:value-type="float">
            <text:p>62,75</text:p>
          </table:table-cell>
          <table:table-cell table:formula="of:=IF(ISNUMBER([.E114]);IF([.B115]&gt;=[.B113];[.G114];[.G114]+180);&quot;nan&quot;)" office:value-type="float" office:value="117.247691367825" calcext:value-type="float">
            <text:p>117,25</text:p>
          </table:table-cell>
          <table:table-cell table:number-columns-repeated="2"/>
          <table:table-cell table:style-name="Default" table:formula="of:=IF(MOD([.$A114];5)=0;[.$A114];&quot;&quot;)">
            <text:p/>
          </table:table-cell>
          <table:table-cell table:formula="of:=IF(ISNUMBER([.N114]);[.K11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0.1158073588" calcext:value-type="float">
            <text:p>0,1158073588</text:p>
          </table:table-cell>
          <table:table-cell office:value-type="float" office:value="0.073580708" calcext:value-type="float">
            <text:p>0,0735807080</text:p>
          </table:table-cell>
          <table:table-cell/>
          <table:table-cell table:formula="of:=IF(AND(ISNUMBER([.B114]);ISNUMBER([.B116]));([.C116]-[.C114])/([.B116]-[.B114]);&quot;nan&quot;)" office:value-type="float" office:value="-2.03627476082456" calcext:value-type="float">
            <text:p>-2,0362747608</text:p>
          </table:table-cell>
          <table:table-cell table:formula="of:=IF(ISNUMBER([.E115]);ATAN([.E115]);&quot;nan&quot;)" office:value-type="float" office:value="-1.11429978499037" calcext:value-type="float">
            <text:p>-1,1142997850</text:p>
          </table:table-cell>
          <table:table-cell table:formula="of:=IF(ISNUMBER([.F115]);180*[.F115]/PI();&quot;nan&quot;)" office:value-type="float" office:value="-63.8446747922831" calcext:value-type="float">
            <text:p>-63,84</text:p>
          </table:table-cell>
          <table:table-cell/>
          <table:table-cell table:formula="of:=IF(ISNUMBER([.E115]);IF([.B116]&gt;=[.B114];[.E115];-1*[.E115]);&quot;nan&quot;)" office:value-type="float" office:value="2.03627476082456" calcext:value-type="float">
            <text:p>2,0362747608</text:p>
          </table:table-cell>
          <table:table-cell table:formula="of:=IF(ISNUMBER([.F115]);180*ATAN([.I115])/PI();&quot;nan&quot;)" office:value-type="float" office:value="63.8446747922831" calcext:value-type="float">
            <text:p>63,84</text:p>
          </table:table-cell>
          <table:table-cell table:formula="of:=IF(ISNUMBER([.E115]);IF([.B116]&gt;=[.B114];[.G115];[.G115]+180);&quot;nan&quot;)" office:value-type="float" office:value="116.155325207717" calcext:value-type="float">
            <text:p>116,16</text:p>
          </table:table-cell>
          <table:table-cell table:number-columns-repeated="2"/>
          <table:table-cell table:style-name="Default" table:formula="of:=IF(MOD([.$A115];5)=0;[.$A115];&quot;&quot;)">
            <text:p/>
          </table:table-cell>
          <table:table-cell table:formula="of:=IF(ISNUMBER([.N115]);[.K11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0.1127760548" calcext:value-type="float">
            <text:p>0,1127760548</text:p>
          </table:table-cell>
          <table:table-cell office:value-type="float" office:value="0.0798958229" calcext:value-type="float">
            <text:p>0,0798958229</text:p>
          </table:table-cell>
          <table:table-cell/>
          <table:table-cell table:formula="of:=IF(AND(ISNUMBER([.B115]);ISNUMBER([.B117]));([.C117]-[.C115])/([.B117]-[.B115]);&quot;nan&quot;)" office:value-type="float" office:value="-2.13451280623679" calcext:value-type="float">
            <text:p>-2,1345128062</text:p>
          </table:table-cell>
          <table:table-cell table:formula="of:=IF(ISNUMBER([.E116]);ATAN([.E116]);&quot;nan&quot;)" office:value-type="float" office:value="-1.13267214576933" calcext:value-type="float">
            <text:p>-1,1326721458</text:p>
          </table:table-cell>
          <table:table-cell table:formula="of:=IF(ISNUMBER([.F116]);180*[.F116]/PI();&quot;nan&quot;)" office:value-type="float" office:value="-64.8973335246091" calcext:value-type="float">
            <text:p>-64,90</text:p>
          </table:table-cell>
          <table:table-cell/>
          <table:table-cell table:formula="of:=IF(ISNUMBER([.E116]);IF([.B117]&gt;=[.B115];[.E116];-1*[.E116]);&quot;nan&quot;)" office:value-type="float" office:value="2.13451280623679" calcext:value-type="float">
            <text:p>2,1345128062</text:p>
          </table:table-cell>
          <table:table-cell table:formula="of:=IF(ISNUMBER([.F116]);180*ATAN([.I116])/PI();&quot;nan&quot;)" office:value-type="float" office:value="64.8973335246091" calcext:value-type="float">
            <text:p>64,90</text:p>
          </table:table-cell>
          <table:table-cell table:formula="of:=IF(ISNUMBER([.E116]);IF([.B117]&gt;=[.B115];[.G116];[.G116]+180);&quot;nan&quot;)" office:value-type="float" office:value="115.102666475391" calcext:value-type="float">
            <text:p>115,10</text:p>
          </table:table-cell>
          <table:table-cell table:number-columns-repeated="2"/>
          <table:table-cell table:style-name="Default" table:formula="of:=IF(MOD([.$A116];5)=0;[.$A116];&quot;&quot;)">
            <text:p/>
          </table:table-cell>
          <table:table-cell table:formula="of:=IF(ISNUMBER([.N116]);[.K11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0.1095943236" calcext:value-type="float">
            <text:p>0,1095943236</text:p>
          </table:table-cell>
          <table:table-cell office:value-type="float" office:value="0.0868425112" calcext:value-type="float">
            <text:p>0,0868425112</text:p>
          </table:table-cell>
          <table:table-cell/>
          <table:table-cell table:formula="of:=IF(AND(ISNUMBER([.B116]);ISNUMBER([.B118]));([.C118]-[.C116])/([.B118]-[.B116]);&quot;nan&quot;)" office:value-type="float" office:value="-2.23937587404578" calcext:value-type="float">
            <text:p>-2,2393758740</text:p>
          </table:table-cell>
          <table:table-cell table:formula="of:=IF(ISNUMBER([.E117]);ATAN([.E117]);&quot;nan&quot;)" office:value-type="float" office:value="-1.15081262873152" calcext:value-type="float">
            <text:p>-1,1508126287</text:p>
          </table:table-cell>
          <table:table-cell table:formula="of:=IF(ISNUMBER([.F117]);180*[.F117]/PI();&quot;nan&quot;)" office:value-type="float" office:value="-65.9367066366716" calcext:value-type="float">
            <text:p>-65,94</text:p>
          </table:table-cell>
          <table:table-cell/>
          <table:table-cell table:formula="of:=IF(ISNUMBER([.E117]);IF([.B118]&gt;=[.B116];[.E117];-1*[.E117]);&quot;nan&quot;)" office:value-type="float" office:value="2.23937587404578" calcext:value-type="float">
            <text:p>2,2393758740</text:p>
          </table:table-cell>
          <table:table-cell table:formula="of:=IF(ISNUMBER([.F117]);180*ATAN([.I117])/PI();&quot;nan&quot;)" office:value-type="float" office:value="65.9367066366716" calcext:value-type="float">
            <text:p>65,94</text:p>
          </table:table-cell>
          <table:table-cell table:formula="of:=IF(ISNUMBER([.E117]);IF([.B118]&gt;=[.B116];[.G117];[.G117]+180);&quot;nan&quot;)" office:value-type="float" office:value="114.063293363328" calcext:value-type="float">
            <text:p>114,06</text:p>
          </table:table-cell>
          <table:table-cell table:number-columns-repeated="2"/>
          <table:table-cell table:style-name="Default" table:formula="of:=IF(MOD([.$A117];5)=0;[.$A117];&quot;&quot;)" office:value-type="float" office:value="475" calcext:value-type="float">
            <text:p>475</text:p>
          </table:table-cell>
          <table:table-cell table:formula="of:=IF(ISNUMBER([.N117]);[.K117];&quot;&quot;)" office:value-type="float" office:value="114.063293363328" calcext:value-type="float">
            <text:p>114,06</text:p>
          </table:table-cell>
          <table:table-cell table:number-columns-repeated="1009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0.1062607353" calcext:value-type="float">
            <text:p>0,1062607353</text:p>
          </table:table-cell>
          <table:table-cell office:value-type="float" office:value="0.0944860722" calcext:value-type="float">
            <text:p>0,0944860722</text:p>
          </table:table-cell>
          <table:table-cell/>
          <table:table-cell table:formula="of:=IF(AND(ISNUMBER([.B117]);ISNUMBER([.B119]));([.C119]-[.C117])/([.B119]-[.B117]);&quot;nan&quot;)" office:value-type="float" office:value="-2.34968393966104" calcext:value-type="float">
            <text:p>-2,3496839397</text:p>
          </table:table-cell>
          <table:table-cell table:formula="of:=IF(ISNUMBER([.E118]);ATAN([.E118]);&quot;nan&quot;)" office:value-type="float" office:value="-1.16842676648389" calcext:value-type="float">
            <text:p>-1,1684267665</text:p>
          </table:table-cell>
          <table:table-cell table:formula="of:=IF(ISNUMBER([.F118]);180*[.F118]/PI();&quot;nan&quot;)" office:value-type="float" office:value="-66.9459223896449" calcext:value-type="float">
            <text:p>-66,95</text:p>
          </table:table-cell>
          <table:table-cell/>
          <table:table-cell table:formula="of:=IF(ISNUMBER([.E118]);IF([.B119]&gt;=[.B117];[.E118];-1*[.E118]);&quot;nan&quot;)" office:value-type="float" office:value="2.34968393966104" calcext:value-type="float">
            <text:p>2,3496839397</text:p>
          </table:table-cell>
          <table:table-cell table:formula="of:=IF(ISNUMBER([.F118]);180*ATAN([.I118])/PI();&quot;nan&quot;)" office:value-type="float" office:value="66.9459223896449" calcext:value-type="float">
            <text:p>66,95</text:p>
          </table:table-cell>
          <table:table-cell table:formula="of:=IF(ISNUMBER([.E118]);IF([.B119]&gt;=[.B117];[.G118];[.G118]+180);&quot;nan&quot;)" office:value-type="float" office:value="113.054077610355" calcext:value-type="float">
            <text:p>113,05</text:p>
          </table:table-cell>
          <table:table-cell table:number-columns-repeated="2"/>
          <table:table-cell table:style-name="Default" table:formula="of:=IF(MOD([.$A118];5)=0;[.$A118];&quot;&quot;)">
            <text:p/>
          </table:table-cell>
          <table:table-cell table:formula="of:=IF(ISNUMBER([.N118]);[.K11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0.1027758629" calcext:value-type="float">
            <text:p>0,1027758629</text:p>
          </table:table-cell>
          <table:table-cell office:value-type="float" office:value="0.1028637388" calcext:value-type="float">
            <text:p>0,1028637388</text:p>
          </table:table-cell>
          <table:table-cell/>
          <table:table-cell table:formula="of:=IF(AND(ISNUMBER([.B118]);ISNUMBER([.B120]));([.C120]-[.C118])/([.B120]-[.B118]);&quot;nan&quot;)" office:value-type="float" office:value="-2.45627761390874" calcext:value-type="float">
            <text:p>-2,4562776139</text:p>
          </table:table-cell>
          <table:table-cell table:formula="of:=IF(ISNUMBER([.E119]);ATAN([.E119]);&quot;nan&quot;)" office:value-type="float" office:value="-1.18416703789102" calcext:value-type="float">
            <text:p>-1,1841670379</text:p>
          </table:table-cell>
          <table:table-cell table:formula="of:=IF(ISNUMBER([.F119]);180*[.F119]/PI();&quot;nan&quot;)" office:value-type="float" office:value="-67.8477735096636" calcext:value-type="float">
            <text:p>-67,85</text:p>
          </table:table-cell>
          <table:table-cell/>
          <table:table-cell table:formula="of:=IF(ISNUMBER([.E119]);IF([.B120]&gt;=[.B118];[.E119];-1*[.E119]);&quot;nan&quot;)" office:value-type="float" office:value="2.45627761390874" calcext:value-type="float">
            <text:p>2,4562776139</text:p>
          </table:table-cell>
          <table:table-cell table:formula="of:=IF(ISNUMBER([.F119]);180*ATAN([.I119])/PI();&quot;nan&quot;)" office:value-type="float" office:value="67.8477735096636" calcext:value-type="float">
            <text:p>67,85</text:p>
          </table:table-cell>
          <table:table-cell table:formula="of:=IF(ISNUMBER([.E119]);IF([.B120]&gt;=[.B118];[.G119];[.G119]+180);&quot;nan&quot;)" office:value-type="float" office:value="112.152226490336" calcext:value-type="float">
            <text:p>112,15</text:p>
          </table:table-cell>
          <table:table-cell table:number-columns-repeated="2"/>
          <table:table-cell table:style-name="Default" table:formula="of:=IF(MOD([.$A119];5)=0;[.$A119];&quot;&quot;)">
            <text:p/>
          </table:table-cell>
          <table:table-cell table:formula="of:=IF(ISNUMBER([.N119]);[.K11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0.0991275999" calcext:value-type="float">
            <text:p>0,0991275999</text:p>
          </table:table-cell>
          <table:table-cell office:value-type="float" office:value="0.112007033" calcext:value-type="float">
            <text:p>0,1120070330</text:p>
          </table:table-cell>
          <table:table-cell/>
          <table:table-cell table:formula="of:=IF(AND(ISNUMBER([.B119]);ISNUMBER([.B121]));([.C121]-[.C119])/([.B121]-[.B119]);&quot;nan&quot;)" office:value-type="float" office:value="-2.55374975104749" calcext:value-type="float">
            <text:p>-2,5537497510</text:p>
          </table:table-cell>
          <table:table-cell table:formula="of:=IF(ISNUMBER([.E120]);ATAN([.E120]);&quot;nan&quot;)" office:value-type="float" office:value="-1.19756867081433" calcext:value-type="float">
            <text:p>-1,1975686708</text:p>
          </table:table-cell>
          <table:table-cell table:formula="of:=IF(ISNUMBER([.F120]);180*[.F120]/PI();&quot;nan&quot;)" office:value-type="float" office:value="-68.6156305147527" calcext:value-type="float">
            <text:p>-68,62</text:p>
          </table:table-cell>
          <table:table-cell/>
          <table:table-cell table:formula="of:=IF(ISNUMBER([.E120]);IF([.B121]&gt;=[.B119];[.E120];-1*[.E120]);&quot;nan&quot;)" office:value-type="float" office:value="2.55374975104749" calcext:value-type="float">
            <text:p>2,5537497510</text:p>
          </table:table-cell>
          <table:table-cell table:formula="of:=IF(ISNUMBER([.F120]);180*ATAN([.I120])/PI();&quot;nan&quot;)" office:value-type="float" office:value="68.6156305147527" calcext:value-type="float">
            <text:p>68,62</text:p>
          </table:table-cell>
          <table:table-cell table:formula="of:=IF(ISNUMBER([.E120]);IF([.B121]&gt;=[.B119];[.G120];[.G120]+180);&quot;nan&quot;)" office:value-type="float" office:value="111.384369485247" calcext:value-type="float">
            <text:p>111,38</text:p>
          </table:table-cell>
          <table:table-cell table:number-columns-repeated="2"/>
          <table:table-cell table:style-name="Default" table:formula="of:=IF(MOD([.$A120];5)=0;[.$A120];&quot;&quot;)">
            <text:p/>
          </table:table-cell>
          <table:table-cell table:formula="of:=IF(ISNUMBER([.N120]);[.K12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0.0953040562" calcext:value-type="float">
            <text:p>0,0953040562</text:p>
          </table:table-cell>
          <table:table-cell office:value-type="float" office:value="0.1219448633" calcext:value-type="float">
            <text:p>0,1219448633</text:p>
          </table:table-cell>
          <table:table-cell/>
          <table:table-cell table:formula="of:=IF(AND(ISNUMBER([.B120]);ISNUMBER([.B122]));([.C122]-[.C120])/([.B122]-[.B120]);&quot;nan&quot;)" office:value-type="float" office:value="-2.64165995529617" calcext:value-type="float">
            <text:p>-2,6416599553</text:p>
          </table:table-cell>
          <table:table-cell table:formula="of:=IF(ISNUMBER([.E121]);ATAN([.E121]);&quot;nan&quot;)" office:value-type="float" office:value="-1.20891709052838" calcext:value-type="float">
            <text:p>-1,2089170905</text:p>
          </table:table-cell>
          <table:table-cell table:formula="of:=IF(ISNUMBER([.F121]);180*[.F121]/PI();&quot;nan&quot;)" office:value-type="float" office:value="-69.265847068511" calcext:value-type="float">
            <text:p>-69,27</text:p>
          </table:table-cell>
          <table:table-cell/>
          <table:table-cell table:formula="of:=IF(ISNUMBER([.E121]);IF([.B122]&gt;=[.B120];[.E121];-1*[.E121]);&quot;nan&quot;)" office:value-type="float" office:value="2.64165995529617" calcext:value-type="float">
            <text:p>2,6416599553</text:p>
          </table:table-cell>
          <table:table-cell table:formula="of:=IF(ISNUMBER([.F121]);180*ATAN([.I121])/PI();&quot;nan&quot;)" office:value-type="float" office:value="69.265847068511" calcext:value-type="float">
            <text:p>69,27</text:p>
          </table:table-cell>
          <table:table-cell table:formula="of:=IF(ISNUMBER([.E121]);IF([.B122]&gt;=[.B120];[.G121];[.G121]+180);&quot;nan&quot;)" office:value-type="float" office:value="110.734152931489" calcext:value-type="float">
            <text:p>110,73</text:p>
          </table:table-cell>
          <table:table-cell table:number-columns-repeated="2"/>
          <table:table-cell table:style-name="Default" table:formula="of:=IF(MOD([.$A121];5)=0;[.$A121];&quot;&quot;)">
            <text:p/>
          </table:table-cell>
          <table:table-cell table:formula="of:=IF(ISNUMBER([.N121]);[.K12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0.091293507" calcext:value-type="float">
            <text:p>0,0912935070</text:p>
          </table:table-cell>
          <table:table-cell office:value-type="float" office:value="0.1327020425" calcext:value-type="float">
            <text:p>0,1327020425</text:p>
          </table:table-cell>
          <table:table-cell/>
          <table:table-cell table:formula="of:=IF(AND(ISNUMBER([.B121]);ISNUMBER([.B123]));([.C123]-[.C121])/([.B123]-[.B121]);&quot;nan&quot;)" office:value-type="float" office:value="-2.72108260356576" calcext:value-type="float">
            <text:p>-2,7210826036</text:p>
          </table:table-cell>
          <table:table-cell table:formula="of:=IF(ISNUMBER([.E122]);ATAN([.E122]);&quot;nan&quot;)" office:value-type="float" office:value="-1.21861646286874" calcext:value-type="float">
            <text:p>-1,2186164629</text:p>
          </table:table-cell>
          <table:table-cell table:formula="of:=IF(ISNUMBER([.F122]);180*[.F122]/PI();&quot;nan&quot;)" office:value-type="float" office:value="-69.8215801675396" calcext:value-type="float">
            <text:p>-69,82</text:p>
          </table:table-cell>
          <table:table-cell/>
          <table:table-cell table:formula="of:=IF(ISNUMBER([.E122]);IF([.B123]&gt;=[.B121];[.E122];-1*[.E122]);&quot;nan&quot;)" office:value-type="float" office:value="2.72108260356576" calcext:value-type="float">
            <text:p>2,7210826036</text:p>
          </table:table-cell>
          <table:table-cell table:formula="of:=IF(ISNUMBER([.F122]);180*ATAN([.I122])/PI();&quot;nan&quot;)" office:value-type="float" office:value="69.8215801675396" calcext:value-type="float">
            <text:p>69,82</text:p>
          </table:table-cell>
          <table:table-cell table:formula="of:=IF(ISNUMBER([.E122]);IF([.B123]&gt;=[.B121];[.G122];[.G122]+180);&quot;nan&quot;)" office:value-type="float" office:value="110.17841983246" calcext:value-type="float">
            <text:p>110,18</text:p>
          </table:table-cell>
          <table:table-cell table:number-columns-repeated="2"/>
          <table:table-cell table:style-name="Default" table:formula="of:=IF(MOD([.$A122];5)=0;[.$A122];&quot;&quot;)" office:value-type="float" office:value="480" calcext:value-type="float">
            <text:p>480</text:p>
          </table:table-cell>
          <table:table-cell table:formula="of:=IF(ISNUMBER([.N122]);[.K122];&quot;&quot;)" office:value-type="float" office:value="110.17841983246" calcext:value-type="float">
            <text:p>110,18</text:p>
          </table:table-cell>
          <table:table-cell table:number-columns-repeated="1009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0.0870824317" calcext:value-type="float">
            <text:p>0,0870824317</text:p>
          </table:table-cell>
          <table:table-cell office:value-type="float" office:value="0.1443165827" calcext:value-type="float">
            <text:p>0,1443165827</text:p>
          </table:table-cell>
          <table:table-cell/>
          <table:table-cell table:formula="of:=IF(AND(ISNUMBER([.B122]);ISNUMBER([.B124]));([.C124]-[.C122])/([.B124]-[.B122]);&quot;nan&quot;)" office:value-type="float" office:value="-2.80519999338284" calcext:value-type="float">
            <text:p>-2,8051999934</text:p>
          </table:table-cell>
          <table:table-cell table:formula="of:=IF(ISNUMBER([.E123]);ATAN([.E123]);&quot;nan&quot;)" office:value-type="float" office:value="-1.22835965358972" calcext:value-type="float">
            <text:p>-1,2283596536</text:p>
          </table:table-cell>
          <table:table-cell table:formula="of:=IF(ISNUMBER([.F123]);180*[.F123]/PI();&quot;nan&quot;)" office:value-type="float" office:value="-70.3798238748429" calcext:value-type="float">
            <text:p>-70,38</text:p>
          </table:table-cell>
          <table:table-cell/>
          <table:table-cell table:formula="of:=IF(ISNUMBER([.E123]);IF([.B124]&gt;=[.B122];[.E123];-1*[.E123]);&quot;nan&quot;)" office:value-type="float" office:value="2.80519999338284" calcext:value-type="float">
            <text:p>2,8051999934</text:p>
          </table:table-cell>
          <table:table-cell table:formula="of:=IF(ISNUMBER([.F123]);180*ATAN([.I123])/PI();&quot;nan&quot;)" office:value-type="float" office:value="70.3798238748429" calcext:value-type="float">
            <text:p>70,38</text:p>
          </table:table-cell>
          <table:table-cell table:formula="of:=IF(ISNUMBER([.E123]);IF([.B124]&gt;=[.B122];[.G123];[.G123]+180);&quot;nan&quot;)" office:value-type="float" office:value="109.620176125157" calcext:value-type="float">
            <text:p>109,62</text:p>
          </table:table-cell>
          <table:table-cell table:number-columns-repeated="2"/>
          <table:table-cell table:style-name="Default" table:formula="of:=IF(MOD([.$A123];5)=0;[.$A123];&quot;&quot;)">
            <text:p/>
          </table:table-cell>
          <table:table-cell table:formula="of:=IF(ISNUMBER([.N123]);[.K12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0.0826795345" calcext:value-type="float">
            <text:p>0,0826795345</text:p>
          </table:table-cell>
          <table:table-cell office:value-type="float" office:value="0.1568659581" calcext:value-type="float">
            <text:p>0,1568659581</text:p>
          </table:table-cell>
          <table:table-cell/>
          <table:table-cell table:formula="of:=IF(AND(ISNUMBER([.B123]);ISNUMBER([.B125]));([.C125]-[.C123])/([.B125]-[.B123]);&quot;nan&quot;)" office:value-type="float" office:value="-2.91128768299056" calcext:value-type="float">
            <text:p>-2,9112876830</text:p>
          </table:table-cell>
          <table:table-cell table:formula="of:=IF(ISNUMBER([.E124]);ATAN([.E124]);&quot;nan&quot;)" office:value-type="float" office:value="-1.23993224157228" calcext:value-type="float">
            <text:p>-1,2399322416</text:p>
          </table:table-cell>
          <table:table-cell table:formula="of:=IF(ISNUMBER([.F124]);180*[.F124]/PI();&quot;nan&quot;)" office:value-type="float" office:value="-71.0428843242871" calcext:value-type="float">
            <text:p>-71,04</text:p>
          </table:table-cell>
          <table:table-cell/>
          <table:table-cell table:formula="of:=IF(ISNUMBER([.E124]);IF([.B125]&gt;=[.B123];[.E124];-1*[.E124]);&quot;nan&quot;)" office:value-type="float" office:value="2.91128768299056" calcext:value-type="float">
            <text:p>2,9112876830</text:p>
          </table:table-cell>
          <table:table-cell table:formula="of:=IF(ISNUMBER([.F124]);180*ATAN([.I124])/PI();&quot;nan&quot;)" office:value-type="float" office:value="71.0428843242871" calcext:value-type="float">
            <text:p>71,04</text:p>
          </table:table-cell>
          <table:table-cell table:formula="of:=IF(ISNUMBER([.E124]);IF([.B125]&gt;=[.B123];[.G124];[.G124]+180);&quot;nan&quot;)" office:value-type="float" office:value="108.957115675713" calcext:value-type="float">
            <text:p>108,96</text:p>
          </table:table-cell>
          <table:table-cell table:number-columns-repeated="2"/>
          <table:table-cell table:style-name="Default" table:formula="of:=IF(MOD([.$A124];5)=0;[.$A124];&quot;&quot;)">
            <text:p/>
          </table:table-cell>
          <table:table-cell table:formula="of:=IF(ISNUMBER([.N124]);[.K12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0.0781159857" calcext:value-type="float">
            <text:p>0,0781159857</text:p>
          </table:table-cell>
          <table:table-cell office:value-type="float" office:value="0.1704204865" calcext:value-type="float">
            <text:p>0,1704204865</text:p>
          </table:table-cell>
          <table:table-cell/>
          <table:table-cell table:formula="of:=IF(AND(ISNUMBER([.B124]);ISNUMBER([.B126]));([.C126]-[.C124])/([.B126]-[.B124]);&quot;nan&quot;)" office:value-type="float" office:value="-3.04750979807503" calcext:value-type="float">
            <text:p>-3,0475097981</text:p>
          </table:table-cell>
          <table:table-cell table:formula="of:=IF(ISNUMBER([.E125]);ATAN([.E125]);&quot;nan&quot;)" office:value-type="float" office:value="-1.25372995409971" calcext:value-type="float">
            <text:p>-1,2537299541</text:p>
          </table:table-cell>
          <table:table-cell table:formula="of:=IF(ISNUMBER([.F125]);180*[.F125]/PI();&quot;nan&quot;)" office:value-type="float" office:value="-71.8334350190435" calcext:value-type="float">
            <text:p>-71,83</text:p>
          </table:table-cell>
          <table:table-cell/>
          <table:table-cell table:formula="of:=IF(ISNUMBER([.E125]);IF([.B126]&gt;=[.B124];[.E125];-1*[.E125]);&quot;nan&quot;)" office:value-type="float" office:value="3.04750979807503" calcext:value-type="float">
            <text:p>3,0475097981</text:p>
          </table:table-cell>
          <table:table-cell table:formula="of:=IF(ISNUMBER([.F125]);180*ATAN([.I125])/PI();&quot;nan&quot;)" office:value-type="float" office:value="71.8334350190435" calcext:value-type="float">
            <text:p>71,83</text:p>
          </table:table-cell>
          <table:table-cell table:formula="of:=IF(ISNUMBER([.E125]);IF([.B126]&gt;=[.B124];[.G125];[.G125]+180);&quot;nan&quot;)" office:value-type="float" office:value="108.166564980956" calcext:value-type="float">
            <text:p>108,17</text:p>
          </table:table-cell>
          <table:table-cell table:number-columns-repeated="2"/>
          <table:table-cell table:style-name="Default" table:formula="of:=IF(MOD([.$A125];5)=0;[.$A125];&quot;&quot;)">
            <text:p/>
          </table:table-cell>
          <table:table-cell table:formula="of:=IF(ISNUMBER([.N125]);[.K12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0.0734372599" calcext:value-type="float">
            <text:p>0,0734372599</text:p>
          </table:table-cell>
          <table:table-cell office:value-type="float" office:value="0.1850318805" calcext:value-type="float">
            <text:p>0,1850318805</text:p>
          </table:table-cell>
          <table:table-cell/>
          <table:table-cell table:formula="of:=IF(AND(ISNUMBER([.B125]);ISNUMBER([.B127]));([.C127]-[.C125])/([.B127]-[.B125]);&quot;nan&quot;)" office:value-type="float" office:value="-3.22024695176369" calcext:value-type="float">
            <text:p>-3,2202469518</text:p>
          </table:table-cell>
          <table:table-cell table:formula="of:=IF(ISNUMBER([.E126]);ATAN([.E126]);&quot;nan&quot;)" office:value-type="float" office:value="-1.26970246291227" calcext:value-type="float">
            <text:p>-1,2697024629</text:p>
          </table:table-cell>
          <table:table-cell table:formula="of:=IF(ISNUMBER([.F126]);180*[.F126]/PI();&quot;nan&quot;)" office:value-type="float" office:value="-72.7485923622391" calcext:value-type="float">
            <text:p>-72,75</text:p>
          </table:table-cell>
          <table:table-cell/>
          <table:table-cell table:formula="of:=IF(ISNUMBER([.E126]);IF([.B127]&gt;=[.B125];[.E126];-1*[.E126]);&quot;nan&quot;)" office:value-type="float" office:value="3.22024695176369" calcext:value-type="float">
            <text:p>3,2202469518</text:p>
          </table:table-cell>
          <table:table-cell table:formula="of:=IF(ISNUMBER([.F126]);180*ATAN([.I126])/PI();&quot;nan&quot;)" office:value-type="float" office:value="72.7485923622391" calcext:value-type="float">
            <text:p>72,75</text:p>
          </table:table-cell>
          <table:table-cell table:formula="of:=IF(ISNUMBER([.E126]);IF([.B127]&gt;=[.B125];[.G126];[.G126]+180);&quot;nan&quot;)" office:value-type="float" office:value="107.251407637761" calcext:value-type="float">
            <text:p>107,25</text:p>
          </table:table-cell>
          <table:table-cell table:number-columns-repeated="2"/>
          <table:table-cell table:style-name="Default" table:formula="of:=IF(MOD([.$A126];5)=0;[.$A126];&quot;&quot;)">
            <text:p/>
          </table:table-cell>
          <table:table-cell table:formula="of:=IF(ISNUMBER([.N126]);[.K12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0.0687059213" calcext:value-type="float">
            <text:p>0,0687059213</text:p>
          </table:table-cell>
          <table:table-cell office:value-type="float" office:value="0.2007232177" calcext:value-type="float">
            <text:p>0,2007232177</text:p>
          </table:table-cell>
          <table:table-cell/>
          <table:table-cell table:formula="of:=IF(AND(ISNUMBER([.B126]);ISNUMBER([.B128]));([.C128]-[.C126])/([.B128]-[.B126]);&quot;nan&quot;)" office:value-type="float" office:value="-3.43444659929196" calcext:value-type="float">
            <text:p>-3,4344465993</text:p>
          </table:table-cell>
          <table:table-cell table:formula="of:=IF(ISNUMBER([.E127]);ATAN([.E127]);&quot;nan&quot;)" office:value-type="float" office:value="-1.28746210466381" calcext:value-type="float">
            <text:p>-1,2874621047</text:p>
          </table:table-cell>
          <table:table-cell table:formula="of:=IF(ISNUMBER([.F127]);180*[.F127]/PI();&quot;nan&quot;)" office:value-type="float" office:value="-73.7661448802665" calcext:value-type="float">
            <text:p>-73,77</text:p>
          </table:table-cell>
          <table:table-cell/>
          <table:table-cell table:formula="of:=IF(ISNUMBER([.E127]);IF([.B128]&gt;=[.B126];[.E127];-1*[.E127]);&quot;nan&quot;)" office:value-type="float" office:value="3.43444659929196" calcext:value-type="float">
            <text:p>3,4344465993</text:p>
          </table:table-cell>
          <table:table-cell table:formula="of:=IF(ISNUMBER([.F127]);180*ATAN([.I127])/PI();&quot;nan&quot;)" office:value-type="float" office:value="73.7661448802665" calcext:value-type="float">
            <text:p>73,77</text:p>
          </table:table-cell>
          <table:table-cell table:formula="of:=IF(ISNUMBER([.E127]);IF([.B128]&gt;=[.B126];[.G127];[.G127]+180);&quot;nan&quot;)" office:value-type="float" office:value="106.233855119733" calcext:value-type="float">
            <text:p>106,23</text:p>
          </table:table-cell>
          <table:table-cell table:number-columns-repeated="2"/>
          <table:table-cell table:style-name="Default" table:formula="of:=IF(MOD([.$A127];5)=0;[.$A127];&quot;&quot;)" office:value-type="float" office:value="485" calcext:value-type="float">
            <text:p>485</text:p>
          </table:table-cell>
          <table:table-cell table:formula="of:=IF(ISNUMBER([.N127]);[.K127];&quot;&quot;)" office:value-type="float" office:value="106.233855119733" calcext:value-type="float">
            <text:p>106,23</text:p>
          </table:table-cell>
          <table:table-cell table:number-columns-repeated="1009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0.0639930237" calcext:value-type="float">
            <text:p>0,0639930237</text:p>
          </table:table-cell>
          <table:table-cell office:value-type="float" office:value="0.2174676054" calcext:value-type="float">
            <text:p>0,2174676054</text:p>
          </table:table-cell>
          <table:table-cell/>
          <table:table-cell table:formula="of:=IF(AND(ISNUMBER([.B127]);ISNUMBER([.B129]));([.C129]-[.C127])/([.B129]-[.B127]);&quot;nan&quot;)" office:value-type="float" office:value="-3.67733539985167" calcext:value-type="float">
            <text:p>-3,6773353999</text:p>
          </table:table-cell>
          <table:table-cell table:formula="of:=IF(ISNUMBER([.E128]);ATAN([.E128]);&quot;nan&quot;)" office:value-type="float" office:value="-1.30528088721702" calcext:value-type="float">
            <text:p>-1,3052808872</text:p>
          </table:table-cell>
          <table:table-cell table:formula="of:=IF(ISNUMBER([.F128]);180*[.F128]/PI();&quot;nan&quot;)" office:value-type="float" office:value="-74.7870859166266" calcext:value-type="float">
            <text:p>-74,79</text:p>
          </table:table-cell>
          <table:table-cell/>
          <table:table-cell table:formula="of:=IF(ISNUMBER([.E128]);IF([.B129]&gt;=[.B127];[.E128];-1*[.E128]);&quot;nan&quot;)" office:value-type="float" office:value="3.67733539985167" calcext:value-type="float">
            <text:p>3,6773353999</text:p>
          </table:table-cell>
          <table:table-cell table:formula="of:=IF(ISNUMBER([.F128]);180*ATAN([.I128])/PI();&quot;nan&quot;)" office:value-type="float" office:value="74.7870859166266" calcext:value-type="float">
            <text:p>74,79</text:p>
          </table:table-cell>
          <table:table-cell table:formula="of:=IF(ISNUMBER([.E128]);IF([.B129]&gt;=[.B127];[.G128];[.G128]+180);&quot;nan&quot;)" office:value-type="float" office:value="105.212914083373" calcext:value-type="float">
            <text:p>105,21</text:p>
          </table:table-cell>
          <table:table-cell table:number-columns-repeated="2"/>
          <table:table-cell table:style-name="Default" table:formula="of:=IF(MOD([.$A128];5)=0;[.$A128];&quot;&quot;)">
            <text:p/>
          </table:table-cell>
          <table:table-cell table:formula="of:=IF(ISNUMBER([.N128]);[.K12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0.059315828" calcext:value-type="float">
            <text:p>0,0593158280</text:p>
          </table:table-cell>
          <table:table-cell office:value-type="float" office:value="0.2352537402" calcext:value-type="float">
            <text:p>0,2352537402</text:p>
          </table:table-cell>
          <table:table-cell/>
          <table:table-cell table:formula="of:=IF(AND(ISNUMBER([.B128]);ISNUMBER([.B130]));([.C130]-[.C128])/([.B130]-[.B128]);&quot;nan&quot;)" office:value-type="float" office:value="-3.92730200591416" calcext:value-type="float">
            <text:p>-3,9273020059</text:p>
          </table:table-cell>
          <table:table-cell table:formula="of:=IF(ISNUMBER([.E129]);ATAN([.E129]);&quot;nan&quot;)" office:value-type="float" office:value="-1.3214669167456" calcext:value-type="float">
            <text:p>-1,3214669167</text:p>
          </table:table-cell>
          <table:table-cell table:formula="of:=IF(ISNUMBER([.F129]);180*[.F129]/PI();&quot;nan&quot;)" office:value-type="float" office:value="-75.7144770956887" calcext:value-type="float">
            <text:p>-75,71</text:p>
          </table:table-cell>
          <table:table-cell/>
          <table:table-cell table:formula="of:=IF(ISNUMBER([.E129]);IF([.B130]&gt;=[.B128];[.E129];-1*[.E129]);&quot;nan&quot;)" office:value-type="float" office:value="3.92730200591416" calcext:value-type="float">
            <text:p>3,9273020059</text:p>
          </table:table-cell>
          <table:table-cell table:formula="of:=IF(ISNUMBER([.F129]);180*ATAN([.I129])/PI();&quot;nan&quot;)" office:value-type="float" office:value="75.7144770956887" calcext:value-type="float">
            <text:p>75,71</text:p>
          </table:table-cell>
          <table:table-cell table:formula="of:=IF(ISNUMBER([.E129]);IF([.B130]&gt;=[.B128];[.G129];[.G129]+180);&quot;nan&quot;)" office:value-type="float" office:value="104.285522904311" calcext:value-type="float">
            <text:p>104,29</text:p>
          </table:table-cell>
          <table:table-cell table:number-columns-repeated="2"/>
          <table:table-cell table:style-name="Default" table:formula="of:=IF(MOD([.$A129];5)=0;[.$A129];&quot;&quot;)">
            <text:p/>
          </table:table-cell>
          <table:table-cell table:formula="of:=IF(ISNUMBER([.N129]);[.K12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0.0546665229" calcext:value-type="float">
            <text:p>0,0546665229</text:p>
          </table:table-cell>
          <table:table-cell office:value-type="float" office:value="0.2540955907" calcext:value-type="float">
            <text:p>0,2540955907</text:p>
          </table:table-cell>
          <table:table-cell/>
          <table:table-cell table:formula="of:=IF(AND(ISNUMBER([.B129]);ISNUMBER([.B131]));([.C131]-[.C129])/([.B131]-[.B129]);&quot;nan&quot;)" office:value-type="float" office:value="-4.17349008963048" calcext:value-type="float">
            <text:p>-4,1734900896</text:p>
          </table:table-cell>
          <table:table-cell table:formula="of:=IF(ISNUMBER([.E130]);ATAN([.E130]);&quot;nan&quot;)" office:value-type="float" office:value="-1.33562239515376" calcext:value-type="float">
            <text:p>-1,3356223952</text:p>
          </table:table-cell>
          <table:table-cell table:formula="of:=IF(ISNUMBER([.F130]);180*[.F130]/PI();&quot;nan&quot;)" office:value-type="float" office:value="-76.525526265465" calcext:value-type="float">
            <text:p>-76,53</text:p>
          </table:table-cell>
          <table:table-cell/>
          <table:table-cell table:formula="of:=IF(ISNUMBER([.E130]);IF([.B131]&gt;=[.B129];[.E130];-1*[.E130]);&quot;nan&quot;)" office:value-type="float" office:value="4.17349008963048" calcext:value-type="float">
            <text:p>4,1734900896</text:p>
          </table:table-cell>
          <table:table-cell table:formula="of:=IF(ISNUMBER([.F130]);180*ATAN([.I130])/PI();&quot;nan&quot;)" office:value-type="float" office:value="76.525526265465" calcext:value-type="float">
            <text:p>76,53</text:p>
          </table:table-cell>
          <table:table-cell table:formula="of:=IF(ISNUMBER([.E130]);IF([.B131]&gt;=[.B129];[.G130];[.G130]+180);&quot;nan&quot;)" office:value-type="float" office:value="103.474473734535" calcext:value-type="float">
            <text:p>103,47</text:p>
          </table:table-cell>
          <table:table-cell table:number-columns-repeated="2"/>
          <table:table-cell table:style-name="Default" table:formula="of:=IF(MOD([.$A130];5)=0;[.$A130];&quot;&quot;)">
            <text:p/>
          </table:table-cell>
          <table:table-cell table:formula="of:=IF(ISNUMBER([.N130]);[.K13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0.0500314971" calcext:value-type="float">
            <text:p>0,0500314971</text:p>
          </table:table-cell>
          <table:table-cell office:value-type="float" office:value="0.2740018032" calcext:value-type="float">
            <text:p>0,2740018032</text:p>
          </table:table-cell>
          <table:table-cell/>
          <table:table-cell table:formula="of:=IF(AND(ISNUMBER([.B130]);ISNUMBER([.B132]));([.C132]-[.C130])/([.B132]-[.B130]);&quot;nan&quot;)" office:value-type="float" office:value="-4.40721295253379" calcext:value-type="float">
            <text:p>-4,4072129525</text:p>
          </table:table-cell>
          <table:table-cell table:formula="of:=IF(ISNUMBER([.E131]);ATAN([.E131]);&quot;nan&quot;)" office:value-type="float" office:value="-1.34767344501795" calcext:value-type="float">
            <text:p>-1,3476734450</text:p>
          </table:table-cell>
          <table:table-cell table:formula="of:=IF(ISNUMBER([.F131]);180*[.F131]/PI();&quot;nan&quot;)" office:value-type="float" office:value="-77.2160005613845" calcext:value-type="float">
            <text:p>-77,22</text:p>
          </table:table-cell>
          <table:table-cell/>
          <table:table-cell table:formula="of:=IF(ISNUMBER([.E131]);IF([.B132]&gt;=[.B130];[.E131];-1*[.E131]);&quot;nan&quot;)" office:value-type="float" office:value="4.40721295253379" calcext:value-type="float">
            <text:p>4,4072129525</text:p>
          </table:table-cell>
          <table:table-cell table:formula="of:=IF(ISNUMBER([.F131]);180*ATAN([.I131])/PI();&quot;nan&quot;)" office:value-type="float" office:value="77.2160005613845" calcext:value-type="float">
            <text:p>77,22</text:p>
          </table:table-cell>
          <table:table-cell table:formula="of:=IF(ISNUMBER([.E131]);IF([.B132]&gt;=[.B130];[.G131];[.G131]+180);&quot;nan&quot;)" office:value-type="float" office:value="102.783999438616" calcext:value-type="float">
            <text:p>102,78</text:p>
          </table:table-cell>
          <table:table-cell table:number-columns-repeated="2"/>
          <table:table-cell table:style-name="Default" table:formula="of:=IF(MOD([.$A131];5)=0;[.$A131];&quot;&quot;)">
            <text:p/>
          </table:table-cell>
          <table:table-cell table:formula="of:=IF(ISNUMBER([.N131]);[.K13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0.0453907347" calcext:value-type="float">
            <text:p>0,0453907347</text:p>
          </table:table-cell>
          <table:table-cell office:value-type="float" office:value="0.2949759646" calcext:value-type="float">
            <text:p>0,2949759646</text:p>
          </table:table-cell>
          <table:table-cell/>
          <table:table-cell table:formula="of:=IF(AND(ISNUMBER([.B131]);ISNUMBER([.B133]));([.C133]-[.C131])/([.B133]-[.B131]);&quot;nan&quot;)" office:value-type="float" office:value="-4.63429319446811" calcext:value-type="float">
            <text:p>-4,6342931945</text:p>
          </table:table-cell>
          <table:table-cell table:formula="of:=IF(ISNUMBER([.E132]);ATAN([.E132]);&quot;nan&quot;)" office:value-type="float" office:value="-1.35827223045354" calcext:value-type="float">
            <text:p>-1,3582722305</text:p>
          </table:table-cell>
          <table:table-cell table:formula="of:=IF(ISNUMBER([.F132]);180*[.F132]/PI();&quot;nan&quot;)" office:value-type="float" office:value="-77.8232662348085" calcext:value-type="float">
            <text:p>-77,82</text:p>
          </table:table-cell>
          <table:table-cell/>
          <table:table-cell table:formula="of:=IF(ISNUMBER([.E132]);IF([.B133]&gt;=[.B131];[.E132];-1*[.E132]);&quot;nan&quot;)" office:value-type="float" office:value="4.63429319446811" calcext:value-type="float">
            <text:p>4,6342931945</text:p>
          </table:table-cell>
          <table:table-cell table:formula="of:=IF(ISNUMBER([.F132]);180*ATAN([.I132])/PI();&quot;nan&quot;)" office:value-type="float" office:value="77.8232662348085" calcext:value-type="float">
            <text:p>77,82</text:p>
          </table:table-cell>
          <table:table-cell table:formula="of:=IF(ISNUMBER([.E132]);IF([.B133]&gt;=[.B131];[.G132];[.G132]+180);&quot;nan&quot;)" office:value-type="float" office:value="102.176733765191" calcext:value-type="float">
            <text:p>102,18</text:p>
          </table:table-cell>
          <table:table-cell table:number-columns-repeated="2"/>
          <table:table-cell table:style-name="Default" table:formula="of:=IF(MOD([.$A132];5)=0;[.$A132];&quot;&quot;)" office:value-type="float" office:value="490" calcext:value-type="float">
            <text:p>490</text:p>
          </table:table-cell>
          <table:table-cell table:formula="of:=IF(ISNUMBER([.N132]);[.K132];&quot;&quot;)" office:value-type="float" office:value="102.176733765191" calcext:value-type="float">
            <text:p>102,18</text:p>
          </table:table-cell>
          <table:table-cell table:number-columns-repeated="1009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0.0407573153" calcext:value-type="float">
            <text:p>0,0407573153</text:p>
          </table:table-cell>
          <table:table-cell office:value-type="float" office:value="0.3169810808" calcext:value-type="float">
            <text:p>0,3169810808</text:p>
          </table:table-cell>
          <table:table-cell/>
          <table:table-cell table:formula="of:=IF(AND(ISNUMBER([.B132]);ISNUMBER([.B134]));([.C134]-[.C132])/([.B134]-[.B132]);&quot;nan&quot;)" office:value-type="float" office:value="-4.88536313272" calcext:value-type="float">
            <text:p>-4,8853631327</text:p>
          </table:table-cell>
          <table:table-cell table:formula="of:=IF(ISNUMBER([.E133]);ATAN([.E133]);&quot;nan&quot;)" office:value-type="float" office:value="-1.36889229478396" calcext:value-type="float">
            <text:p>-1,3688922948</text:p>
          </table:table-cell>
          <table:table-cell table:formula="of:=IF(ISNUMBER([.F133]);180*[.F133]/PI();&quot;nan&quot;)" office:value-type="float" office:value="-78.431751099099" calcext:value-type="float">
            <text:p>-78,43</text:p>
          </table:table-cell>
          <table:table-cell/>
          <table:table-cell table:formula="of:=IF(ISNUMBER([.E133]);IF([.B134]&gt;=[.B132];[.E133];-1*[.E133]);&quot;nan&quot;)" office:value-type="float" office:value="4.88536313272" calcext:value-type="float">
            <text:p>4,8853631327</text:p>
          </table:table-cell>
          <table:table-cell table:formula="of:=IF(ISNUMBER([.F133]);180*ATAN([.I133])/PI();&quot;nan&quot;)" office:value-type="float" office:value="78.431751099099" calcext:value-type="float">
            <text:p>78,43</text:p>
          </table:table-cell>
          <table:table-cell table:formula="of:=IF(ISNUMBER([.E133]);IF([.B134]&gt;=[.B132];[.G133];[.G133]+180);&quot;nan&quot;)" office:value-type="float" office:value="101.568248900901" calcext:value-type="float">
            <text:p>101,57</text:p>
          </table:table-cell>
          <table:table-cell table:number-columns-repeated="2"/>
          <table:table-cell table:style-name="Default" table:formula="of:=IF(MOD([.$A133];5)=0;[.$A133];&quot;&quot;)">
            <text:p/>
          </table:table-cell>
          <table:table-cell table:formula="of:=IF(ISNUMBER([.N133]);[.K13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0.0361951092" calcext:value-type="float">
            <text:p>0,0361951092</text:p>
          </table:table-cell>
          <table:table-cell office:value-type="float" office:value="0.3398999344" calcext:value-type="float">
            <text:p>0,3398999344</text:p>
          </table:table-cell>
          <table:table-cell/>
          <table:table-cell table:formula="of:=IF(AND(ISNUMBER([.B133]);ISNUMBER([.B135]));([.C135]-[.C133])/([.B135]-[.B133]);&quot;nan&quot;)" office:value-type="float" office:value="-5.17913739409064" calcext:value-type="float">
            <text:p>-5,1791373941</text:p>
          </table:table-cell>
          <table:table-cell table:formula="of:=IF(ISNUMBER([.E134]);ATAN([.E134]);&quot;nan&quot;)" office:value-type="float" office:value="-1.38006111904598" calcext:value-type="float">
            <text:p>-1,3800611190</text:p>
          </table:table-cell>
          <table:table-cell table:formula="of:=IF(ISNUMBER([.F134]);180*[.F134]/PI();&quot;nan&quot;)" office:value-type="float" office:value="-79.0716775914362" calcext:value-type="float">
            <text:p>-79,07</text:p>
          </table:table-cell>
          <table:table-cell/>
          <table:table-cell table:formula="of:=IF(ISNUMBER([.E134]);IF([.B135]&gt;=[.B133];[.E134];-1*[.E134]);&quot;nan&quot;)" office:value-type="float" office:value="5.17913739409064" calcext:value-type="float">
            <text:p>5,1791373941</text:p>
          </table:table-cell>
          <table:table-cell table:formula="of:=IF(ISNUMBER([.F134]);180*ATAN([.I134])/PI();&quot;nan&quot;)" office:value-type="float" office:value="79.0716775914362" calcext:value-type="float">
            <text:p>79,07</text:p>
          </table:table-cell>
          <table:table-cell table:formula="of:=IF(ISNUMBER([.E134]);IF([.B135]&gt;=[.B133];[.G134];[.G134]+180);&quot;nan&quot;)" office:value-type="float" office:value="100.928322408564" calcext:value-type="float">
            <text:p>100,93</text:p>
          </table:table-cell>
          <table:table-cell table:number-columns-repeated="2"/>
          <table:table-cell table:style-name="Default" table:formula="of:=IF(MOD([.$A134];5)=0;[.$A134];&quot;&quot;)">
            <text:p/>
          </table:table-cell>
          <table:table-cell table:formula="of:=IF(ISNUMBER([.N134]);[.K13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0.0317564704" calcext:value-type="float">
            <text:p>0,0317564704</text:p>
          </table:table-cell>
          <table:table-cell office:value-type="float" office:value="0.3635976932" calcext:value-type="float">
            <text:p>0,3635976932</text:p>
          </table:table-cell>
          <table:table-cell/>
          <table:table-cell table:formula="of:=IF(AND(ISNUMBER([.B134]);ISNUMBER([.B136]));([.C136]-[.C134])/([.B136]-[.B134]);&quot;nan&quot;)" office:value-type="float" office:value="-5.51911764214049" calcext:value-type="float">
            <text:p>-5,5191176421</text:p>
          </table:table-cell>
          <table:table-cell table:formula="of:=IF(ISNUMBER([.E135]);ATAN([.E135]);&quot;nan&quot;)" office:value-type="float" office:value="-1.39155253997082" calcext:value-type="float">
            <text:p>-1,3915525400</text:p>
          </table:table-cell>
          <table:table-cell table:formula="of:=IF(ISNUMBER([.F135]);180*[.F135]/PI();&quot;nan&quot;)" office:value-type="float" office:value="-79.7300875110379" calcext:value-type="float">
            <text:p>-79,73</text:p>
          </table:table-cell>
          <table:table-cell/>
          <table:table-cell table:formula="of:=IF(ISNUMBER([.E135]);IF([.B136]&gt;=[.B134];[.E135];-1*[.E135]);&quot;nan&quot;)" office:value-type="float" office:value="5.51911764214049" calcext:value-type="float">
            <text:p>5,5191176421</text:p>
          </table:table-cell>
          <table:table-cell table:formula="of:=IF(ISNUMBER([.F135]);180*ATAN([.I135])/PI();&quot;nan&quot;)" office:value-type="float" office:value="79.7300875110379" calcext:value-type="float">
            <text:p>79,73</text:p>
          </table:table-cell>
          <table:table-cell table:formula="of:=IF(ISNUMBER([.E135]);IF([.B136]&gt;=[.B134];[.G135];[.G135]+180);&quot;nan&quot;)" office:value-type="float" office:value="100.269912488962" calcext:value-type="float">
            <text:p>100,27</text:p>
          </table:table-cell>
          <table:table-cell table:number-columns-repeated="2"/>
          <table:table-cell table:style-name="Default" table:formula="of:=IF(MOD([.$A135];5)=0;[.$A135];&quot;&quot;)">
            <text:p/>
          </table:table-cell>
          <table:table-cell table:formula="of:=IF(ISNUMBER([.N135]);[.K13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0.0274941905" calcext:value-type="float">
            <text:p>0,0274941905</text:p>
          </table:table-cell>
          <table:table-cell office:value-type="float" office:value="0.3879213283" calcext:value-type="float">
            <text:p>0,3879213283</text:p>
          </table:table-cell>
          <table:table-cell/>
          <table:table-cell table:formula="of:=IF(AND(ISNUMBER([.B135]);ISNUMBER([.B137]));([.C137]-[.C135])/([.B137]-[.B135]);&quot;nan&quot;)" office:value-type="float" office:value="-5.91883574573407" calcext:value-type="float">
            <text:p>-5,9188357457</text:p>
          </table:table-cell>
          <table:table-cell table:formula="of:=IF(ISNUMBER([.E136]);ATAN([.E136]);&quot;nan&quot;)" office:value-type="float" office:value="-1.40342476743663" calcext:value-type="float">
            <text:p>-1,4034247674</text:p>
          </table:table-cell>
          <table:table-cell table:formula="of:=IF(ISNUMBER([.F136]);180*[.F136]/PI();&quot;nan&quot;)" office:value-type="float" office:value="-80.4103160382483" calcext:value-type="float">
            <text:p>-80,41</text:p>
          </table:table-cell>
          <table:table-cell/>
          <table:table-cell table:formula="of:=IF(ISNUMBER([.E136]);IF([.B137]&gt;=[.B135];[.E136];-1*[.E136]);&quot;nan&quot;)" office:value-type="float" office:value="5.91883574573407" calcext:value-type="float">
            <text:p>5,9188357457</text:p>
          </table:table-cell>
          <table:table-cell table:formula="of:=IF(ISNUMBER([.F136]);180*ATAN([.I136])/PI();&quot;nan&quot;)" office:value-type="float" office:value="80.4103160382483" calcext:value-type="float">
            <text:p>80,41</text:p>
          </table:table-cell>
          <table:table-cell table:formula="of:=IF(ISNUMBER([.E136]);IF([.B137]&gt;=[.B135];[.G136];[.G136]+180);&quot;nan&quot;)" office:value-type="float" office:value="99.5896839617518" calcext:value-type="float">
            <text:p>99,59</text:p>
          </table:table-cell>
          <table:table-cell table:number-columns-repeated="2"/>
          <table:table-cell table:style-name="Default" table:formula="of:=IF(MOD([.$A136];5)=0;[.$A136];&quot;&quot;)">
            <text:p/>
          </table:table-cell>
          <table:table-cell table:formula="of:=IF(ISNUMBER([.N136]);[.K13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0.0234599425" calcext:value-type="float">
            <text:p>0,0234599425</text:p>
          </table:table-cell>
          <table:table-cell office:value-type="float" office:value="0.4127034791" calcext:value-type="float">
            <text:p>0,4127034791</text:p>
          </table:table-cell>
          <table:table-cell/>
          <table:table-cell table:formula="of:=IF(AND(ISNUMBER([.B136]);ISNUMBER([.B138]));([.C138]-[.C136])/([.B138]-[.B136]);&quot;nan&quot;)" office:value-type="float" office:value="-6.3976139225015" calcext:value-type="float">
            <text:p>-6,3976139225</text:p>
          </table:table-cell>
          <table:table-cell table:formula="of:=IF(ISNUMBER([.E137]);ATAN([.E137]);&quot;nan&quot;)" office:value-type="float" office:value="-1.41574269864122" calcext:value-type="float">
            <text:p>-1,4157426986</text:p>
          </table:table-cell>
          <table:table-cell table:formula="of:=IF(ISNUMBER([.F137]);180*[.F137]/PI();&quot;nan&quot;)" office:value-type="float" office:value="-81.1160815086036" calcext:value-type="float">
            <text:p>-81,12</text:p>
          </table:table-cell>
          <table:table-cell/>
          <table:table-cell table:formula="of:=IF(ISNUMBER([.E137]);IF([.B138]&gt;=[.B136];[.E137];-1*[.E137]);&quot;nan&quot;)" office:value-type="float" office:value="6.3976139225015" calcext:value-type="float">
            <text:p>6,3976139225</text:p>
          </table:table-cell>
          <table:table-cell table:formula="of:=IF(ISNUMBER([.F137]);180*ATAN([.I137])/PI();&quot;nan&quot;)" office:value-type="float" office:value="81.1160815086036" calcext:value-type="float">
            <text:p>81,12</text:p>
          </table:table-cell>
          <table:table-cell table:formula="of:=IF(ISNUMBER([.E137]);IF([.B138]&gt;=[.B136];[.G137];[.G137]+180);&quot;nan&quot;)" office:value-type="float" office:value="98.8839184913964" calcext:value-type="float">
            <text:p>98,88</text:p>
          </table:table-cell>
          <table:table-cell table:number-columns-repeated="2"/>
          <table:table-cell table:style-name="Default" table:formula="of:=IF(MOD([.$A137];5)=0;[.$A137];&quot;&quot;)" office:value-type="float" office:value="495" calcext:value-type="float">
            <text:p>495</text:p>
          </table:table-cell>
          <table:table-cell table:formula="of:=IF(ISNUMBER([.N137]);[.K137];&quot;&quot;)" office:value-type="float" office:value="98.8839184913964" calcext:value-type="float">
            <text:p>98,88</text:p>
          </table:table-cell>
          <table:table-cell table:number-columns-repeated="1009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0.0197046363" calcext:value-type="float">
            <text:p>0,0197046363</text:p>
          </table:table-cell>
          <table:table-cell office:value-type="float" office:value="0.4377558887" calcext:value-type="float">
            <text:p>0,4377558887</text:p>
          </table:table-cell>
          <table:table-cell/>
          <table:table-cell table:formula="of:=IF(AND(ISNUMBER([.B137]);ISNUMBER([.B139]));([.C139]-[.C137])/([.B139]-[.B137]);&quot;nan&quot;)" office:value-type="float" office:value="-6.98758675415401" calcext:value-type="float">
            <text:p>-6,9875867542</text:p>
          </table:table-cell>
          <table:table-cell table:formula="of:=IF(ISNUMBER([.E138]);ATAN([.E138]);&quot;nan&quot;)" office:value-type="float" office:value="-1.42865057507956" calcext:value-type="float">
            <text:p>-1,4286505751</text:p>
          </table:table-cell>
          <table:table-cell table:formula="of:=IF(ISNUMBER([.F138]);180*[.F138]/PI();&quot;nan&quot;)" office:value-type="float" office:value="-81.8556483509966" calcext:value-type="float">
            <text:p>-81,86</text:p>
          </table:table-cell>
          <table:table-cell/>
          <table:table-cell table:formula="of:=IF(ISNUMBER([.E138]);IF([.B139]&gt;=[.B137];[.E138];-1*[.E138]);&quot;nan&quot;)" office:value-type="float" office:value="6.98758675415401" calcext:value-type="float">
            <text:p>6,9875867542</text:p>
          </table:table-cell>
          <table:table-cell table:formula="of:=IF(ISNUMBER([.F138]);180*ATAN([.I138])/PI();&quot;nan&quot;)" office:value-type="float" office:value="81.8556483509966" calcext:value-type="float">
            <text:p>81,86</text:p>
          </table:table-cell>
          <table:table-cell table:formula="of:=IF(ISNUMBER([.E138]);IF([.B139]&gt;=[.B137];[.G138];[.G138]+180);&quot;nan&quot;)" office:value-type="float" office:value="98.1443516490034" calcext:value-type="float">
            <text:p>98,14</text:p>
          </table:table-cell>
          <table:table-cell table:number-columns-repeated="2"/>
          <table:table-cell table:style-name="Default" table:formula="of:=IF(MOD([.$A138];5)=0;[.$A138];&quot;&quot;)">
            <text:p/>
          </table:table-cell>
          <table:table-cell table:formula="of:=IF(ISNUMBER([.N138]);[.K13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0.0162684713" calcext:value-type="float">
            <text:p>0,0162684713</text:p>
          </table:table-cell>
          <table:table-cell office:value-type="float" office:value="0.462954508" calcext:value-type="float">
            <text:p>0,4629545080</text:p>
          </table:table-cell>
          <table:table-cell/>
          <table:table-cell table:formula="of:=IF(AND(ISNUMBER([.B138]);ISNUMBER([.B140]));([.C140]-[.C138])/([.B140]-[.B138]);&quot;nan&quot;)" office:value-type="float" office:value="-7.73601840138772" calcext:value-type="float">
            <text:p>-7,7360184014</text:p>
          </table:table-cell>
          <table:table-cell table:formula="of:=IF(ISNUMBER([.E139]);ATAN([.E139]);&quot;nan&quot;)" office:value-type="float" office:value="-1.44224372014045" calcext:value-type="float">
            <text:p>-1,4422437201</text:p>
          </table:table-cell>
          <table:table-cell table:formula="of:=IF(ISNUMBER([.F139]);180*[.F139]/PI();&quot;nan&quot;)" office:value-type="float" office:value="-82.6344781932949" calcext:value-type="float">
            <text:p>-82,63</text:p>
          </table:table-cell>
          <table:table-cell/>
          <table:table-cell table:formula="of:=IF(ISNUMBER([.E139]);IF([.B140]&gt;=[.B138];[.E139];-1*[.E139]);&quot;nan&quot;)" office:value-type="float" office:value="7.73601840138772" calcext:value-type="float">
            <text:p>7,7360184014</text:p>
          </table:table-cell>
          <table:table-cell table:formula="of:=IF(ISNUMBER([.F139]);180*ATAN([.I139])/PI();&quot;nan&quot;)" office:value-type="float" office:value="82.6344781932949" calcext:value-type="float">
            <text:p>82,63</text:p>
          </table:table-cell>
          <table:table-cell table:formula="of:=IF(ISNUMBER([.E139]);IF([.B140]&gt;=[.B138];[.G139];[.G139]+180);&quot;nan&quot;)" office:value-type="float" office:value="97.3655218067051" calcext:value-type="float">
            <text:p>97,37</text:p>
          </table:table-cell>
          <table:table-cell table:number-columns-repeated="2"/>
          <table:table-cell table:style-name="Default" table:formula="of:=IF(MOD([.$A139];5)=0;[.$A139];&quot;&quot;)">
            <text:p/>
          </table:table-cell>
          <table:table-cell table:formula="of:=IF(ISNUMBER([.N139]);[.K13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0.0131830412" calcext:value-type="float">
            <text:p>0,0131830412</text:p>
          </table:table-cell>
          <table:table-cell office:value-type="float" office:value="0.4882070684" calcext:value-type="float">
            <text:p>0,4882070684</text:p>
          </table:table-cell>
          <table:table-cell/>
          <table:table-cell table:formula="of:=IF(AND(ISNUMBER([.B139]);ISNUMBER([.B141]));([.C141]-[.C139])/([.B141]-[.B139]);&quot;nan&quot;)" office:value-type="float" office:value="-8.70908597692441" calcext:value-type="float">
            <text:p>-8,7090859769</text:p>
          </table:table-cell>
          <table:table-cell table:formula="of:=IF(ISNUMBER([.E140]);ATAN([.E140]);&quot;nan&quot;)" office:value-type="float" office:value="-1.45647437621489" calcext:value-type="float">
            <text:p>-1,4564743762</text:p>
          </table:table-cell>
          <table:table-cell table:formula="of:=IF(ISNUMBER([.F140]);180*[.F140]/PI();&quot;nan&quot;)" office:value-type="float" office:value="-83.4498347260625" calcext:value-type="float">
            <text:p>-83,45</text:p>
          </table:table-cell>
          <table:table-cell/>
          <table:table-cell table:formula="of:=IF(ISNUMBER([.E140]);IF([.B141]&gt;=[.B139];[.E140];-1*[.E140]);&quot;nan&quot;)" office:value-type="float" office:value="8.70908597692441" calcext:value-type="float">
            <text:p>8,7090859769</text:p>
          </table:table-cell>
          <table:table-cell table:formula="of:=IF(ISNUMBER([.F140]);180*ATAN([.I140])/PI();&quot;nan&quot;)" office:value-type="float" office:value="83.4498347260625" calcext:value-type="float">
            <text:p>83,45</text:p>
          </table:table-cell>
          <table:table-cell table:formula="of:=IF(ISNUMBER([.E140]);IF([.B141]&gt;=[.B139];[.G140];[.G140]+180);&quot;nan&quot;)" office:value-type="float" office:value="96.5501652739375" calcext:value-type="float">
            <text:p>96,55</text:p>
          </table:table-cell>
          <table:table-cell table:number-columns-repeated="2"/>
          <table:table-cell table:style-name="Default" table:formula="of:=IF(MOD([.$A140];5)=0;[.$A140];&quot;&quot;)">
            <text:p/>
          </table:table-cell>
          <table:table-cell table:formula="of:=IF(ISNUMBER([.N140]);[.K14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0.0104757007" calcext:value-type="float">
            <text:p>0,0104757007</text:p>
          </table:table-cell>
          <table:table-cell office:value-type="float" office:value="0.5134042452" calcext:value-type="float">
            <text:p>0,5134042452</text:p>
          </table:table-cell>
          <table:table-cell/>
          <table:table-cell table:formula="of:=IF(AND(ISNUMBER([.B140]);ISNUMBER([.B142]));([.C142]-[.C140])/([.B142]-[.B140]);&quot;nan&quot;)" office:value-type="float" office:value="-10.01313458158" calcext:value-type="float">
            <text:p>-10,0131345816</text:p>
          </table:table-cell>
          <table:table-cell table:formula="of:=IF(ISNUMBER([.E141]);ATAN([.E141]);&quot;nan&quot;)" office:value-type="float" office:value="-1.47125755076686" calcext:value-type="float">
            <text:p>-1,4712575508</text:p>
          </table:table-cell>
          <table:table-cell table:formula="of:=IF(ISNUMBER([.F141]);180*[.F141]/PI();&quot;nan&quot;)" office:value-type="float" office:value="-84.2968482356958" calcext:value-type="float">
            <text:p>-84,30</text:p>
          </table:table-cell>
          <table:table-cell/>
          <table:table-cell table:formula="of:=IF(ISNUMBER([.E141]);IF([.B142]&gt;=[.B140];[.E141];-1*[.E141]);&quot;nan&quot;)" office:value-type="float" office:value="10.01313458158" calcext:value-type="float">
            <text:p>10,0131345816</text:p>
          </table:table-cell>
          <table:table-cell table:formula="of:=IF(ISNUMBER([.F141]);180*ATAN([.I141])/PI();&quot;nan&quot;)" office:value-type="float" office:value="84.2968482356958" calcext:value-type="float">
            <text:p>84,30</text:p>
          </table:table-cell>
          <table:table-cell table:formula="of:=IF(ISNUMBER([.E141]);IF([.B142]&gt;=[.B140];[.G141];[.G141]+180);&quot;nan&quot;)" office:value-type="float" office:value="95.7031517643042" calcext:value-type="float">
            <text:p>95,70</text:p>
          </table:table-cell>
          <table:table-cell table:number-columns-repeated="2"/>
          <table:table-cell table:style-name="Default" table:formula="of:=IF(MOD([.$A141];5)=0;[.$A141];&quot;&quot;)">
            <text:p/>
          </table:table-cell>
          <table:table-cell table:formula="of:=IF(ISNUMBER([.N141]);[.K14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008168028" calcext:value-type="float">
            <text:p>0,0081680280</text:p>
          </table:table-cell>
          <table:table-cell office:value-type="float" office:value="0.5384230705" calcext:value-type="float">
            <text:p>0,5384230705</text:p>
          </table:table-cell>
          <table:table-cell/>
          <table:table-cell table:formula="of:=IF(AND(ISNUMBER([.B141]);ISNUMBER([.B143]));([.C143]-[.C141])/([.B143]-[.B141]);&quot;nan&quot;)" office:value-type="float" office:value="-11.8506321547106" calcext:value-type="float">
            <text:p>-11,8506321547</text:p>
          </table:table-cell>
          <table:table-cell table:formula="of:=IF(ISNUMBER([.E142]);ATAN([.E142]);&quot;nan&quot;)" office:value-type="float" office:value="-1.48661207899196" calcext:value-type="float">
            <text:p>-1,4866120790</text:p>
          </table:table-cell>
          <table:table-cell table:formula="of:=IF(ISNUMBER([.F142]);180*[.F142]/PI();&quot;nan&quot;)" office:value-type="float" office:value="-85.1765978994084" calcext:value-type="float">
            <text:p>-85,18</text:p>
          </table:table-cell>
          <table:table-cell/>
          <table:table-cell table:formula="of:=IF(ISNUMBER([.E142]);IF([.B143]&gt;=[.B141];[.E142];-1*[.E142]);&quot;nan&quot;)" office:value-type="float" office:value="11.8506321547106" calcext:value-type="float">
            <text:p>11,8506321547</text:p>
          </table:table-cell>
          <table:table-cell table:formula="of:=IF(ISNUMBER([.F142]);180*ATAN([.I142])/PI();&quot;nan&quot;)" office:value-type="float" office:value="85.1765978994084" calcext:value-type="float">
            <text:p>85,18</text:p>
          </table:table-cell>
          <table:table-cell table:formula="of:=IF(ISNUMBER([.E142]);IF([.B143]&gt;=[.B141];[.G142];[.G142]+180);&quot;nan&quot;)" office:value-type="float" office:value="94.8234021005916" calcext:value-type="float">
            <text:p>94,82</text:p>
          </table:table-cell>
          <table:table-cell table:number-columns-repeated="2"/>
          <table:table-cell table:style-name="Default" table:formula="of:=IF(MOD([.$A142];5)=0;[.$A142];&quot;&quot;)" office:value-type="float" office:value="500" calcext:value-type="float">
            <text:p>500</text:p>
          </table:table-cell>
          <table:table-cell table:formula="of:=IF(ISNUMBER([.N142]);[.K142];&quot;&quot;)" office:value-type="float" office:value="94.8234021005916" calcext:value-type="float">
            <text:p>94,82</text:p>
          </table:table-cell>
          <table:table-cell table:number-columns-repeated="1009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0.0062848516" calcext:value-type="float">
            <text:p>0,0062848516</text:p>
          </table:table-cell>
          <table:table-cell office:value-type="float" office:value="0.5630684563" calcext:value-type="float">
            <text:p>0,5630684563</text:p>
          </table:table-cell>
          <table:table-cell/>
          <table:table-cell table:formula="of:=IF(AND(ISNUMBER([.B142]);ISNUMBER([.B144]));([.C144]-[.C142])/([.B144]-[.B142]);&quot;nan&quot;)" office:value-type="float" office:value="-14.7887374954367" calcext:value-type="float">
            <text:p>-14,7887374954</text:p>
          </table:table-cell>
          <table:table-cell table:formula="of:=IF(ISNUMBER([.E143]);ATAN([.E143]);&quot;nan&quot;)" office:value-type="float" office:value="-1.50328007957434" calcext:value-type="float">
            <text:p>-1,5032800796</text:p>
          </table:table-cell>
          <table:table-cell table:formula="of:=IF(ISNUMBER([.F143]);180*[.F143]/PI();&quot;nan&quot;)" office:value-type="float" office:value="-86.1316039857" calcext:value-type="float">
            <text:p>-86,13</text:p>
          </table:table-cell>
          <table:table-cell/>
          <table:table-cell table:formula="of:=IF(ISNUMBER([.E143]);IF([.B144]&gt;=[.B142];[.E143];-1*[.E143]);&quot;nan&quot;)" office:value-type="float" office:value="14.7887374954367" calcext:value-type="float">
            <text:p>14,7887374954</text:p>
          </table:table-cell>
          <table:table-cell table:formula="of:=IF(ISNUMBER([.F143]);180*ATAN([.I143])/PI();&quot;nan&quot;)" office:value-type="float" office:value="86.1316039857" calcext:value-type="float">
            <text:p>86,13</text:p>
          </table:table-cell>
          <table:table-cell table:formula="of:=IF(ISNUMBER([.E143]);IF([.B144]&gt;=[.B142];[.G143];[.G143]+180);&quot;nan&quot;)" office:value-type="float" office:value="93.8683960143" calcext:value-type="float">
            <text:p>93,87</text:p>
          </table:table-cell>
          <table:table-cell table:number-columns-repeated="2"/>
          <table:table-cell table:style-name="Default" table:formula="of:=IF(MOD([.$A143];5)=0;[.$A143];&quot;&quot;)">
            <text:p/>
          </table:table-cell>
          <table:table-cell table:formula="of:=IF(ISNUMBER([.N143]);[.K14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0.00487543" calcext:value-type="float">
            <text:p>0,0048754300</text:p>
          </table:table-cell>
          <table:table-cell office:value-type="float" office:value="0.587116438" calcext:value-type="float">
            <text:p>0,5871164380</text:p>
          </table:table-cell>
          <table:table-cell/>
          <table:table-cell table:formula="of:=IF(AND(ISNUMBER([.B143]);ISNUMBER([.B145]));([.C145]-[.C143])/([.B145]-[.B143]);&quot;nan&quot;)" office:value-type="float" office:value="-20.5778761985944" calcext:value-type="float">
            <text:p>-20,5778761986</text:p>
          </table:table-cell>
          <table:table-cell table:formula="of:=IF(ISNUMBER([.E144]);ATAN([.E144]);&quot;nan&quot;)" office:value-type="float" office:value="-1.52223864682066" calcext:value-type="float">
            <text:p>-1,5222386468</text:p>
          </table:table-cell>
          <table:table-cell table:formula="of:=IF(ISNUMBER([.F144]);180*[.F144]/PI();&quot;nan&quot;)" office:value-type="float" office:value="-87.2178498745294" calcext:value-type="float">
            <text:p>-87,22</text:p>
          </table:table-cell>
          <table:table-cell/>
          <table:table-cell table:formula="of:=IF(ISNUMBER([.E144]);IF([.B145]&gt;=[.B143];[.E144];-1*[.E144]);&quot;nan&quot;)" office:value-type="float" office:value="20.5778761985944" calcext:value-type="float">
            <text:p>20,5778761986</text:p>
          </table:table-cell>
          <table:table-cell table:formula="of:=IF(ISNUMBER([.F144]);180*ATAN([.I144])/PI();&quot;nan&quot;)" office:value-type="float" office:value="87.2178498745294" calcext:value-type="float">
            <text:p>87,22</text:p>
          </table:table-cell>
          <table:table-cell table:formula="of:=IF(ISNUMBER([.E144]);IF([.B145]&gt;=[.B143];[.G144];[.G144]+180);&quot;nan&quot;)" office:value-type="float" office:value="92.7821501254706" calcext:value-type="float">
            <text:p>92,78</text:p>
          </table:table-cell>
          <table:table-cell table:number-columns-repeated="2"/>
          <table:table-cell table:style-name="Default" table:formula="of:=IF(MOD([.$A144];5)=0;[.$A144];&quot;&quot;)">
            <text:p/>
          </table:table-cell>
          <table:table-cell table:formula="of:=IF(ISNUMBER([.N144]);[.K14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0.0039824254" calcext:value-type="float">
            <text:p>0,0039824254</text:p>
          </table:table-cell>
          <table:table-cell office:value-type="float" office:value="0.6104474976" calcext:value-type="float">
            <text:p>0,6104474976</text:p>
          </table:table-cell>
          <table:table-cell/>
          <table:table-cell table:formula="of:=IF(AND(ISNUMBER([.B144]);ISNUMBER([.B146]));([.C146]-[.C144])/([.B146]-[.B144]);&quot;nan&quot;)" office:value-type="float" office:value="-37.0405555629986" calcext:value-type="float">
            <text:p>-37,0405555630</text:p>
          </table:table-cell>
          <table:table-cell table:formula="of:=IF(ISNUMBER([.E145]);ATAN([.E145]);&quot;nan&quot;)" office:value-type="float" office:value="-1.54380544782021" calcext:value-type="float">
            <text:p>-1,5438054478</text:p>
          </table:table-cell>
          <table:table-cell table:formula="of:=IF(ISNUMBER([.F145]);180*[.F145]/PI();&quot;nan&quot;)" office:value-type="float" office:value="-88.4535365494021" calcext:value-type="float">
            <text:p>-88,45</text:p>
          </table:table-cell>
          <table:table-cell/>
          <table:table-cell table:formula="of:=IF(ISNUMBER([.E145]);IF([.B146]&gt;=[.B144];[.E145];-1*[.E145]);&quot;nan&quot;)" office:value-type="float" office:value="37.0405555629986" calcext:value-type="float">
            <text:p>37,0405555630</text:p>
          </table:table-cell>
          <table:table-cell table:formula="of:=IF(ISNUMBER([.F145]);180*ATAN([.I145])/PI();&quot;nan&quot;)" office:value-type="float" office:value="88.4535365494021" calcext:value-type="float">
            <text:p>88,45</text:p>
          </table:table-cell>
          <table:table-cell table:formula="of:=IF(ISNUMBER([.E145]);IF([.B146]&gt;=[.B144];[.G145];[.G145]+180);&quot;nan&quot;)" office:value-type="float" office:value="91.5464634505979" calcext:value-type="float">
            <text:p>91,55</text:p>
          </table:table-cell>
          <table:table-cell table:number-columns-repeated="2"/>
          <table:table-cell table:style-name="Default" table:formula="of:=IF(MOD([.$A145];5)=0;[.$A145];&quot;&quot;)">
            <text:p/>
          </table:table-cell>
          <table:table-cell table:formula="of:=IF(ISNUMBER([.N145]);[.K14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0.0036363842" calcext:value-type="float">
            <text:p>0,0036363842</text:p>
          </table:table-cell>
          <table:table-cell office:value-type="float" office:value="0.6330113828" calcext:value-type="float">
            <text:p>0,6330113828</text:p>
          </table:table-cell>
          <table:table-cell/>
          <table:table-cell table:formula="of:=IF(AND(ISNUMBER([.B145]);ISNUMBER([.B147]));([.C147]-[.C145])/([.B147]-[.B145]);&quot;nan&quot;)" office:value-type="float" office:value="-358.144002033823" calcext:value-type="float">
            <text:p>-358,1440020338</text:p>
          </table:table-cell>
          <table:table-cell table:formula="of:=IF(ISNUMBER([.E146]);ATAN([.E146]);&quot;nan&quot;)" office:value-type="float" office:value="-1.56800416108616" calcext:value-type="float">
            <text:p>-1,5680041611</text:p>
          </table:table-cell>
          <table:table-cell table:formula="of:=IF(ISNUMBER([.F146]);180*[.F146]/PI();&quot;nan&quot;)" office:value-type="float" office:value="-89.8400206891882" calcext:value-type="float">
            <text:p>-89,84</text:p>
          </table:table-cell>
          <table:table-cell/>
          <table:table-cell table:formula="of:=IF(ISNUMBER([.E146]);IF([.B147]&gt;=[.B145];[.E146];-1*[.E146]);&quot;nan&quot;)" office:value-type="float" office:value="358.144002033823" calcext:value-type="float">
            <text:p>358,1440020338</text:p>
          </table:table-cell>
          <table:table-cell table:formula="of:=IF(ISNUMBER([.F146]);180*ATAN([.I146])/PI();&quot;nan&quot;)" office:value-type="float" office:value="89.8400206891882" calcext:value-type="float">
            <text:p>89,84</text:p>
          </table:table-cell>
          <table:table-cell table:formula="of:=IF(ISNUMBER([.E146]);IF([.B147]&gt;=[.B145];[.G146];[.G146]+180);&quot;nan&quot;)" office:value-type="float" office:value="90.1599793108118" calcext:value-type="float">
            <text:p>90,16</text:p>
          </table:table-cell>
          <table:table-cell table:number-columns-repeated="2"/>
          <table:table-cell table:style-name="Default" table:formula="of:=IF(MOD([.$A146];5)=0;[.$A146];&quot;&quot;)">
            <text:p/>
          </table:table-cell>
          <table:table-cell table:formula="of:=IF(ISNUMBER([.N146]);[.K14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0.0038585209" calcext:value-type="float">
            <text:p>0,0038585209</text:p>
          </table:table-cell>
          <table:table-cell office:value-type="float" office:value="0.6548231511" calcext:value-type="float">
            <text:p>0,6548231511</text:p>
          </table:table-cell>
          <table:table-cell/>
          <table:table-cell table:formula="of:=IF(AND(ISNUMBER([.B146]);ISNUMBER([.B148]));([.C148]-[.C146])/([.B148]-[.B146]);&quot;nan&quot;)" office:value-type="float" office:value="42.4906802440036" calcext:value-type="float">
            <text:p>42,4906802440</text:p>
          </table:table-cell>
          <table:table-cell table:formula="of:=IF(ISNUMBER([.E147]);ATAN([.E147]);&quot;nan&quot;)" office:value-type="float" office:value="1.54726609780773" calcext:value-type="float">
            <text:p>1,5472660978</text:p>
          </table:table-cell>
          <table:table-cell table:formula="of:=IF(ISNUMBER([.F147]);180*[.F147]/PI();&quot;nan&quot;)" office:value-type="float" office:value="88.6518171880588" calcext:value-type="float">
            <text:p>88,65</text:p>
          </table:table-cell>
          <table:table-cell/>
          <table:table-cell table:formula="of:=IF(ISNUMBER([.E147]);IF([.B148]&gt;=[.B146];[.E147];-1*[.E147]);&quot;nan&quot;)" office:value-type="float" office:value="42.4906802440036" calcext:value-type="float">
            <text:p>42,4906802440</text:p>
          </table:table-cell>
          <table:table-cell table:formula="of:=IF(ISNUMBER([.F147]);180*ATAN([.I147])/PI();&quot;nan&quot;)" office:value-type="float" office:value="88.6518171880588" calcext:value-type="float">
            <text:p>88,65</text:p>
          </table:table-cell>
          <table:table-cell table:formula="of:=IF(ISNUMBER([.E147]);IF([.B148]&gt;=[.B146];[.G147];[.G147]+180);&quot;nan&quot;)" office:value-type="float" office:value="88.6518171880588" calcext:value-type="float">
            <text:p>88,65</text:p>
          </table:table-cell>
          <table:table-cell table:number-columns-repeated="2"/>
          <table:table-cell table:style-name="Default" table:formula="of:=IF(MOD([.$A147];5)=0;[.$A147];&quot;&quot;)" office:value-type="float" office:value="505" calcext:value-type="float">
            <text:p>505</text:p>
          </table:table-cell>
          <table:table-cell table:formula="of:=IF(ISNUMBER([.N147]);[.K147];&quot;&quot;)" office:value-type="float" office:value="88.6518171880588" calcext:value-type="float">
            <text:p>88,65</text:p>
          </table:table-cell>
          <table:table-cell table:number-columns-repeated="1009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0.0046457132" calcext:value-type="float">
            <text:p>0,0046457132</text:p>
          </table:table-cell>
          <table:table-cell office:value-type="float" office:value="0.6758984586" calcext:value-type="float">
            <text:p>0,6758984586</text:p>
          </table:table-cell>
          <table:table-cell/>
          <table:table-cell table:formula="of:=IF(AND(ISNUMBER([.B147]);ISNUMBER([.B149]));([.C149]-[.C147])/([.B149]-[.B147]);&quot;nan&quot;)" office:value-type="float" office:value="19.1865173085091" calcext:value-type="float">
            <text:p>19,1865173085</text:p>
          </table:table-cell>
          <table:table-cell table:formula="of:=IF(ISNUMBER([.E148]);ATAN([.E148]);&quot;nan&quot;)" office:value-type="float" office:value="1.51872351122724" calcext:value-type="float">
            <text:p>1,5187235112</text:p>
          </table:table-cell>
          <table:table-cell table:formula="of:=IF(ISNUMBER([.F148]);180*[.F148]/PI();&quot;nan&quot;)" office:value-type="float" office:value="87.0164474406099" calcext:value-type="float">
            <text:p>87,02</text:p>
          </table:table-cell>
          <table:table-cell/>
          <table:table-cell table:formula="of:=IF(ISNUMBER([.E148]);IF([.B149]&gt;=[.B147];[.E148];-1*[.E148]);&quot;nan&quot;)" office:value-type="float" office:value="19.1865173085091" calcext:value-type="float">
            <text:p>19,1865173085</text:p>
          </table:table-cell>
          <table:table-cell table:formula="of:=IF(ISNUMBER([.F148]);180*ATAN([.I148])/PI();&quot;nan&quot;)" office:value-type="float" office:value="87.0164474406099" calcext:value-type="float">
            <text:p>87,02</text:p>
          </table:table-cell>
          <table:table-cell table:formula="of:=IF(ISNUMBER([.E148]);IF([.B149]&gt;=[.B147];[.G148];[.G148]+180);&quot;nan&quot;)" office:value-type="float" office:value="87.0164474406099" calcext:value-type="float">
            <text:p>87,02</text:p>
          </table:table-cell>
          <table:table-cell table:number-columns-repeated="2"/>
          <table:table-cell table:style-name="Default" table:formula="of:=IF(MOD([.$A148];5)=0;[.$A148];&quot;&quot;)">
            <text:p/>
          </table:table-cell>
          <table:table-cell table:formula="of:=IF(ISNUMBER([.N148]);[.K14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0.0060109131" calcext:value-type="float">
            <text:p>0,0060109131</text:p>
          </table:table-cell>
          <table:table-cell office:value-type="float" office:value="0.6961200613" calcext:value-type="float">
            <text:p>0,6961200613</text:p>
          </table:table-cell>
          <table:table-cell/>
          <table:table-cell table:formula="of:=IF(AND(ISNUMBER([.B148]);ISNUMBER([.B150]));([.C150]-[.C148])/([.B150]-[.B148]);&quot;nan&quot;)" office:value-type="float" office:value="11.7998214069143" calcext:value-type="float">
            <text:p>11,7998214069</text:p>
          </table:table-cell>
          <table:table-cell table:formula="of:=IF(ISNUMBER([.E149]);ATAN([.E149]);&quot;nan&quot;)" office:value-type="float" office:value="1.48625129778098" calcext:value-type="float">
            <text:p>1,4862512978</text:p>
          </table:table-cell>
          <table:table-cell table:formula="of:=IF(ISNUMBER([.F149]);180*[.F149]/PI();&quot;nan&quot;)" office:value-type="float" office:value="85.1559266586912" calcext:value-type="float">
            <text:p>85,16</text:p>
          </table:table-cell>
          <table:table-cell/>
          <table:table-cell table:formula="of:=IF(ISNUMBER([.E149]);IF([.B150]&gt;=[.B148];[.E149];-1*[.E149]);&quot;nan&quot;)" office:value-type="float" office:value="11.7998214069143" calcext:value-type="float">
            <text:p>11,7998214069</text:p>
          </table:table-cell>
          <table:table-cell table:formula="of:=IF(ISNUMBER([.F149]);180*ATAN([.I149])/PI();&quot;nan&quot;)" office:value-type="float" office:value="85.1559266586912" calcext:value-type="float">
            <text:p>85,16</text:p>
          </table:table-cell>
          <table:table-cell table:formula="of:=IF(ISNUMBER([.E149]);IF([.B150]&gt;=[.B148];[.G149];[.G149]+180);&quot;nan&quot;)" office:value-type="float" office:value="85.1559266586912" calcext:value-type="float">
            <text:p>85,16</text:p>
          </table:table-cell>
          <table:table-cell table:number-columns-repeated="2"/>
          <table:table-cell table:style-name="Default" table:formula="of:=IF(MOD([.$A149];5)=0;[.$A149];&quot;&quot;)">
            <text:p/>
          </table:table-cell>
          <table:table-cell table:formula="of:=IF(ISNUMBER([.N149]);[.K14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0.0079883958" calcext:value-type="float">
            <text:p>0,0079883958</text:p>
          </table:table-cell>
          <table:table-cell office:value-type="float" office:value="0.7153415163" calcext:value-type="float">
            <text:p>0,7153415163</text:p>
          </table:table-cell>
          <table:table-cell/>
          <table:table-cell table:formula="of:=IF(AND(ISNUMBER([.B149]);ISNUMBER([.B151]));([.C151]-[.C149])/([.B151]-[.B149]);&quot;nan&quot;)" office:value-type="float" office:value="8.12060450169873" calcext:value-type="float">
            <text:p>8,1206045017</text:p>
          </table:table-cell>
          <table:table-cell table:formula="of:=IF(ISNUMBER([.E150]);ATAN([.E150]);&quot;nan&quot;)" office:value-type="float" office:value="1.44826964524949" calcext:value-type="float">
            <text:p>1,4482696452</text:p>
          </table:table-cell>
          <table:table-cell table:formula="of:=IF(ISNUMBER([.F150]);180*[.F150]/PI();&quot;nan&quot;)" office:value-type="float" office:value="82.9797382697048" calcext:value-type="float">
            <text:p>82,98</text:p>
          </table:table-cell>
          <table:table-cell/>
          <table:table-cell table:formula="of:=IF(ISNUMBER([.E150]);IF([.B151]&gt;=[.B149];[.E150];-1*[.E150]);&quot;nan&quot;)" office:value-type="float" office:value="8.12060450169873" calcext:value-type="float">
            <text:p>8,1206045017</text:p>
          </table:table-cell>
          <table:table-cell table:formula="of:=IF(ISNUMBER([.F150]);180*ATAN([.I150])/PI();&quot;nan&quot;)" office:value-type="float" office:value="82.9797382697048" calcext:value-type="float">
            <text:p>82,98</text:p>
          </table:table-cell>
          <table:table-cell table:formula="of:=IF(ISNUMBER([.E150]);IF([.B151]&gt;=[.B149];[.G150];[.G150]+180);&quot;nan&quot;)" office:value-type="float" office:value="82.9797382697048" calcext:value-type="float">
            <text:p>82,98</text:p>
          </table:table-cell>
          <table:table-cell table:number-columns-repeated="2"/>
          <table:table-cell table:style-name="Default" table:formula="of:=IF(MOD([.$A150];5)=0;[.$A150];&quot;&quot;)">
            <text:p/>
          </table:table-cell>
          <table:table-cell table:formula="of:=IF(ISNUMBER([.N150]);[.K15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0.0106032906" calcext:value-type="float">
            <text:p>0,0106032906</text:p>
          </table:table-cell>
          <table:table-cell office:value-type="float" office:value="0.7334129427" calcext:value-type="float">
            <text:p>0,7334129427</text:p>
          </table:table-cell>
          <table:table-cell/>
          <table:table-cell table:formula="of:=IF(AND(ISNUMBER([.B150]);ISNUMBER([.B152]));([.C152]-[.C150])/([.B152]-[.B150]);&quot;nan&quot;)" office:value-type="float" office:value="5.92414120094149" calcext:value-type="float">
            <text:p>5,9241412009</text:p>
          </table:table-cell>
          <table:table-cell table:formula="of:=IF(ISNUMBER([.E151]);ATAN([.E151]);&quot;nan&quot;)" office:value-type="float" office:value="1.4035718795822" calcext:value-type="float">
            <text:p>1,4035718796</text:p>
          </table:table-cell>
          <table:table-cell table:formula="of:=IF(ISNUMBER([.F151]);180*[.F151]/PI();&quot;nan&quot;)" office:value-type="float" office:value="80.4187449433043" calcext:value-type="float">
            <text:p>80,42</text:p>
          </table:table-cell>
          <table:table-cell/>
          <table:table-cell table:formula="of:=IF(ISNUMBER([.E151]);IF([.B152]&gt;=[.B150];[.E151];-1*[.E151]);&quot;nan&quot;)" office:value-type="float" office:value="5.92414120094149" calcext:value-type="float">
            <text:p>5,9241412009</text:p>
          </table:table-cell>
          <table:table-cell table:formula="of:=IF(ISNUMBER([.F151]);180*ATAN([.I151])/PI();&quot;nan&quot;)" office:value-type="float" office:value="80.4187449433043" calcext:value-type="float">
            <text:p>80,42</text:p>
          </table:table-cell>
          <table:table-cell table:formula="of:=IF(ISNUMBER([.E151]);IF([.B152]&gt;=[.B150];[.G151];[.G151]+180);&quot;nan&quot;)" office:value-type="float" office:value="80.4187449433043" calcext:value-type="float">
            <text:p>80,42</text:p>
          </table:table-cell>
          <table:table-cell table:number-columns-repeated="2"/>
          <table:table-cell table:style-name="Default" table:formula="of:=IF(MOD([.$A151];5)=0;[.$A151];&quot;&quot;)">
            <text:p/>
          </table:table-cell>
          <table:table-cell table:formula="of:=IF(ISNUMBER([.N151]);[.K15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0.0138702461" calcext:value-type="float">
            <text:p>0,0138702461</text:p>
          </table:table-cell>
          <table:table-cell office:value-type="float" office:value="0.750186428" calcext:value-type="float">
            <text:p>0,7501864280</text:p>
          </table:table-cell>
          <table:table-cell/>
          <table:table-cell table:formula="of:=IF(AND(ISNUMBER([.B151]);ISNUMBER([.B153]));([.C153]-[.C151])/([.B153]-[.B151]);&quot;nan&quot;)" office:value-type="float" office:value="4.49531756538363" calcext:value-type="float">
            <text:p>4,4953175654</text:p>
          </table:table-cell>
          <table:table-cell table:formula="of:=IF(ISNUMBER([.E152]);ATAN([.E152]);&quot;nan&quot;)" office:value-type="float" office:value="1.35190681235008" calcext:value-type="float">
            <text:p>1,3519068124</text:p>
          </table:table-cell>
          <table:table-cell table:formula="of:=IF(ISNUMBER([.F152]);180*[.F152]/PI();&quot;nan&quot;)" office:value-type="float" office:value="77.4585546426443" calcext:value-type="float">
            <text:p>77,46</text:p>
          </table:table-cell>
          <table:table-cell/>
          <table:table-cell table:formula="of:=IF(ISNUMBER([.E152]);IF([.B153]&gt;=[.B151];[.E152];-1*[.E152]);&quot;nan&quot;)" office:value-type="float" office:value="4.49531756538363" calcext:value-type="float">
            <text:p>4,4953175654</text:p>
          </table:table-cell>
          <table:table-cell table:formula="of:=IF(ISNUMBER([.F152]);180*ATAN([.I152])/PI();&quot;nan&quot;)" office:value-type="float" office:value="77.4585546426443" calcext:value-type="float">
            <text:p>77,46</text:p>
          </table:table-cell>
          <table:table-cell table:formula="of:=IF(ISNUMBER([.E152]);IF([.B153]&gt;=[.B151];[.G152];[.G152]+180);&quot;nan&quot;)" office:value-type="float" office:value="77.4585546426443" calcext:value-type="float">
            <text:p>77,46</text:p>
          </table:table-cell>
          <table:table-cell table:number-columns-repeated="2"/>
          <table:table-cell table:style-name="Default" table:formula="of:=IF(MOD([.$A152];5)=0;[.$A152];&quot;&quot;)" office:value-type="float" office:value="510" calcext:value-type="float">
            <text:p>510</text:p>
          </table:table-cell>
          <table:table-cell table:formula="of:=IF(ISNUMBER([.N152]);[.K152];&quot;&quot;)" office:value-type="float" office:value="77.4585546426443" calcext:value-type="float">
            <text:p>77,46</text:p>
          </table:table-cell>
          <table:table-cell table:number-columns-repeated="1009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0.0177661242" calcext:value-type="float">
            <text:p>0,0177661242</text:p>
          </table:table-cell>
          <table:table-cell office:value-type="float" office:value="0.7656121544" calcext:value-type="float">
            <text:p>0,7656121544</text:p>
          </table:table-cell>
          <table:table-cell/>
          <table:table-cell table:formula="of:=IF(AND(ISNUMBER([.B152]);ISNUMBER([.B154]));([.C154]-[.C152])/([.B154]-[.B152]);&quot;nan&quot;)" office:value-type="float" office:value="3.51607800926099" calcext:value-type="float">
            <text:p>3,5160780093</text:p>
          </table:table-cell>
          <table:table-cell table:formula="of:=IF(ISNUMBER([.E153]);ATAN([.E153]);&quot;nan&quot;)" office:value-type="float" office:value="1.29370497017447" calcext:value-type="float">
            <text:p>1,2937049702</text:p>
          </table:table-cell>
          <table:table-cell table:formula="of:=IF(ISNUMBER([.F153]);180*[.F153]/PI();&quot;nan&quot;)" office:value-type="float" office:value="74.1238347260954" calcext:value-type="float">
            <text:p>74,12</text:p>
          </table:table-cell>
          <table:table-cell/>
          <table:table-cell table:formula="of:=IF(ISNUMBER([.E153]);IF([.B154]&gt;=[.B152];[.E153];-1*[.E153]);&quot;nan&quot;)" office:value-type="float" office:value="3.51607800926099" calcext:value-type="float">
            <text:p>3,5160780093</text:p>
          </table:table-cell>
          <table:table-cell table:formula="of:=IF(ISNUMBER([.F153]);180*ATAN([.I153])/PI();&quot;nan&quot;)" office:value-type="float" office:value="74.1238347260954" calcext:value-type="float">
            <text:p>74,12</text:p>
          </table:table-cell>
          <table:table-cell table:formula="of:=IF(ISNUMBER([.E153]);IF([.B154]&gt;=[.B152];[.G153];[.G153]+180);&quot;nan&quot;)" office:value-type="float" office:value="74.1238347260954" calcext:value-type="float">
            <text:p>74,12</text:p>
          </table:table-cell>
          <table:table-cell table:number-columns-repeated="2"/>
          <table:table-cell table:style-name="Default" table:formula="of:=IF(MOD([.$A153];5)=0;[.$A153];&quot;&quot;)">
            <text:p/>
          </table:table-cell>
          <table:table-cell table:formula="of:=IF(ISNUMBER([.N153]);[.K15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0222442057" calcext:value-type="float">
            <text:p>0,0222442057</text:p>
          </table:table-cell>
          <table:table-cell office:value-type="float" office:value="0.7796299232" calcext:value-type="float">
            <text:p>0,7796299232</text:p>
          </table:table-cell>
          <table:table-cell/>
          <table:table-cell table:formula="of:=IF(AND(ISNUMBER([.B153]);ISNUMBER([.B155]));([.C155]-[.C153])/([.B155]-[.B153]);&quot;nan&quot;)" office:value-type="float" office:value="2.78646926579862" calcext:value-type="float">
            <text:p>2,7864692658</text:p>
          </table:table-cell>
          <table:table-cell table:formula="of:=IF(ISNUMBER([.E154]);ATAN([.E154]);&quot;nan&quot;)" office:value-type="float" office:value="1.22623517342407" calcext:value-type="float">
            <text:p>1,2262351734</text:p>
          </table:table-cell>
          <table:table-cell table:formula="of:=IF(ISNUMBER([.F154]);180*[.F154]/PI();&quot;nan&quot;)" office:value-type="float" office:value="70.2581001276916" calcext:value-type="float">
            <text:p>70,26</text:p>
          </table:table-cell>
          <table:table-cell/>
          <table:table-cell table:formula="of:=IF(ISNUMBER([.E154]);IF([.B155]&gt;=[.B153];[.E154];-1*[.E154]);&quot;nan&quot;)" office:value-type="float" office:value="2.78646926579862" calcext:value-type="float">
            <text:p>2,7864692658</text:p>
          </table:table-cell>
          <table:table-cell table:formula="of:=IF(ISNUMBER([.F154]);180*ATAN([.I154])/PI();&quot;nan&quot;)" office:value-type="float" office:value="70.2581001276916" calcext:value-type="float">
            <text:p>70,26</text:p>
          </table:table-cell>
          <table:table-cell table:formula="of:=IF(ISNUMBER([.E154]);IF([.B155]&gt;=[.B153];[.G154];[.G154]+180);&quot;nan&quot;)" office:value-type="float" office:value="70.2581001276916" calcext:value-type="float">
            <text:p>70,26</text:p>
          </table:table-cell>
          <table:table-cell table:number-columns-repeated="2"/>
          <table:table-cell table:style-name="Default" table:formula="of:=IF(MOD([.$A154];5)=0;[.$A154];&quot;&quot;)">
            <text:p/>
          </table:table-cell>
          <table:table-cell table:formula="of:=IF(ISNUMBER([.N154]);[.K15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0.0272732624" calcext:value-type="float">
            <text:p>0,0272732624</text:p>
          </table:table-cell>
          <table:table-cell office:value-type="float" office:value="0.7921035028" calcext:value-type="float">
            <text:p>0,7921035028</text:p>
          </table:table-cell>
          <table:table-cell/>
          <table:table-cell table:formula="of:=IF(AND(ISNUMBER([.B154]);ISNUMBER([.B156]));([.C156]-[.C154])/([.B156]-[.B154]);&quot;nan&quot;)" office:value-type="float" office:value="2.2026678739615" calcext:value-type="float">
            <text:p>2,2026678740</text:p>
          </table:table-cell>
          <table:table-cell table:formula="of:=IF(ISNUMBER([.E155]);ATAN([.E155]);&quot;nan&quot;)" office:value-type="float" office:value="1.14462520270896" calcext:value-type="float">
            <text:p>1,1446252027</text:p>
          </table:table-cell>
          <table:table-cell table:formula="of:=IF(ISNUMBER([.F155]);180*[.F155]/PI();&quot;nan&quot;)" office:value-type="float" office:value="65.5821932395299" calcext:value-type="float">
            <text:p>65,58</text:p>
          </table:table-cell>
          <table:table-cell/>
          <table:table-cell table:formula="of:=IF(ISNUMBER([.E155]);IF([.B156]&gt;=[.B154];[.E155];-1*[.E155]);&quot;nan&quot;)" office:value-type="float" office:value="2.2026678739615" calcext:value-type="float">
            <text:p>2,2026678740</text:p>
          </table:table-cell>
          <table:table-cell table:formula="of:=IF(ISNUMBER([.F155]);180*ATAN([.I155])/PI();&quot;nan&quot;)" office:value-type="float" office:value="65.5821932395299" calcext:value-type="float">
            <text:p>65,58</text:p>
          </table:table-cell>
          <table:table-cell table:formula="of:=IF(ISNUMBER([.E155]);IF([.B156]&gt;=[.B154];[.G155];[.G155]+180);&quot;nan&quot;)" office:value-type="float" office:value="65.5821932395299" calcext:value-type="float">
            <text:p>65,58</text:p>
          </table:table-cell>
          <table:table-cell table:number-columns-repeated="2"/>
          <table:table-cell table:style-name="Default" table:formula="of:=IF(MOD([.$A155];5)=0;[.$A155];&quot;&quot;)">
            <text:p/>
          </table:table-cell>
          <table:table-cell table:formula="of:=IF(ISNUMBER([.N155]);[.K15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0.0328203575" calcext:value-type="float">
            <text:p>0,0328203575</text:p>
          </table:table-cell>
          <table:table-cell office:value-type="float" office:value="0.802925673" calcext:value-type="float">
            <text:p>0,8029256730</text:p>
          </table:table-cell>
          <table:table-cell/>
          <table:table-cell table:formula="of:=IF(AND(ISNUMBER([.B155]);ISNUMBER([.B157]));([.C157]-[.C155])/([.B157]-[.B155]);&quot;nan&quot;)" office:value-type="float" office:value="1.71977802037217" calcext:value-type="float">
            <text:p>1,7197780204</text:p>
          </table:table-cell>
          <table:table-cell table:formula="of:=IF(ISNUMBER([.E156]);ATAN([.E156]);&quot;nan&quot;)" office:value-type="float" office:value="1.0441129718323" calcext:value-type="float">
            <text:p>1,0441129718</text:p>
          </table:table-cell>
          <table:table-cell table:formula="of:=IF(ISNUMBER([.F156]);180*[.F156]/PI();&quot;nan&quot;)" office:value-type="float" office:value="59.8232666208528" calcext:value-type="float">
            <text:p>59,82</text:p>
          </table:table-cell>
          <table:table-cell/>
          <table:table-cell table:formula="of:=IF(ISNUMBER([.E156]);IF([.B157]&gt;=[.B155];[.E156];-1*[.E156]);&quot;nan&quot;)" office:value-type="float" office:value="1.71977802037217" calcext:value-type="float">
            <text:p>1,7197780204</text:p>
          </table:table-cell>
          <table:table-cell table:formula="of:=IF(ISNUMBER([.F156]);180*ATAN([.I156])/PI();&quot;nan&quot;)" office:value-type="float" office:value="59.8232666208528" calcext:value-type="float">
            <text:p>59,82</text:p>
          </table:table-cell>
          <table:table-cell table:formula="of:=IF(ISNUMBER([.E156]);IF([.B157]&gt;=[.B155];[.G156];[.G156]+180);&quot;nan&quot;)" office:value-type="float" office:value="59.8232666208528" calcext:value-type="float">
            <text:p>59,82</text:p>
          </table:table-cell>
          <table:table-cell table:number-columns-repeated="2"/>
          <table:table-cell table:style-name="Default" table:formula="of:=IF(MOD([.$A156];5)=0;[.$A156];&quot;&quot;)">
            <text:p/>
          </table:table-cell>
          <table:table-cell table:formula="of:=IF(ISNUMBER([.N156]);[.K15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0.0388518024" calcext:value-type="float">
            <text:p>0,0388518024</text:p>
          </table:table-cell>
          <table:table-cell office:value-type="float" office:value="0.8120160214" calcext:value-type="float">
            <text:p>0,8120160214</text:p>
          </table:table-cell>
          <table:table-cell/>
          <table:table-cell table:formula="of:=IF(AND(ISNUMBER([.B156]);ISNUMBER([.B158]));([.C158]-[.C156])/([.B158]-[.B156]);&quot;nan&quot;)" office:value-type="float" office:value="1.3164069495419" calcext:value-type="float">
            <text:p>1,3164069495</text:p>
          </table:table-cell>
          <table:table-cell table:formula="of:=IF(ISNUMBER([.E157]);ATAN([.E157]);&quot;nan&quot;)" office:value-type="float" office:value="0.921151883968005" calcext:value-type="float">
            <text:p>0,9211518840</text:p>
          </table:table-cell>
          <table:table-cell table:formula="of:=IF(ISNUMBER([.F157]);180*[.F157]/PI();&quot;nan&quot;)" office:value-type="float" office:value="52.7781152418912" calcext:value-type="float">
            <text:p>52,78</text:p>
          </table:table-cell>
          <table:table-cell/>
          <table:table-cell table:formula="of:=IF(ISNUMBER([.E157]);IF([.B158]&gt;=[.B156];[.E157];-1*[.E157]);&quot;nan&quot;)" office:value-type="float" office:value="1.3164069495419" calcext:value-type="float">
            <text:p>1,3164069495</text:p>
          </table:table-cell>
          <table:table-cell table:formula="of:=IF(ISNUMBER([.F157]);180*ATAN([.I157])/PI();&quot;nan&quot;)" office:value-type="float" office:value="52.7781152418912" calcext:value-type="float">
            <text:p>52,78</text:p>
          </table:table-cell>
          <table:table-cell table:formula="of:=IF(ISNUMBER([.E157]);IF([.B158]&gt;=[.B156];[.G157];[.G157]+180);&quot;nan&quot;)" office:value-type="float" office:value="52.7781152418912" calcext:value-type="float">
            <text:p>52,78</text:p>
          </table:table-cell>
          <table:table-cell table:number-columns-repeated="2"/>
          <table:table-cell table:style-name="Default" table:formula="of:=IF(MOD([.$A157];5)=0;[.$A157];&quot;&quot;)" office:value-type="float" office:value="515" calcext:value-type="float">
            <text:p>515</text:p>
          </table:table-cell>
          <table:table-cell table:formula="of:=IF(ISNUMBER([.N157]);[.K157];&quot;&quot;)" office:value-type="float" office:value="52.7781152418912" calcext:value-type="float">
            <text:p>52,78</text:p>
          </table:table-cell>
          <table:table-cell table:number-columns-repeated="1009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0.0453279848" calcext:value-type="float">
            <text:p>0,0453279848</text:p>
          </table:table-cell>
          <table:table-cell office:value-type="float" office:value="0.8193908005" calcext:value-type="float">
            <text:p>0,8193908005</text:p>
          </table:table-cell>
          <table:table-cell/>
          <table:table-cell table:formula="of:=IF(AND(ISNUMBER([.B157]);ISNUMBER([.B159]));([.C159]-[.C157])/([.B159]-[.B157]);&quot;nan&quot;)" office:value-type="float" office:value="0.986689021825583" calcext:value-type="float">
            <text:p>0,9866890218</text:p>
          </table:table-cell>
          <table:table-cell table:formula="of:=IF(ISNUMBER([.E158]);ATAN([.E158]);&quot;nan&quot;)" office:value-type="float" office:value="0.778698182246847" calcext:value-type="float">
            <text:p>0,7786981822</text:p>
          </table:table-cell>
          <table:table-cell table:formula="of:=IF(ISNUMBER([.F158]);180*[.F158]/PI();&quot;nan&quot;)" office:value-type="float" office:value="44.6161193572533" calcext:value-type="float">
            <text:p>44,62</text:p>
          </table:table-cell>
          <table:table-cell/>
          <table:table-cell table:formula="of:=IF(ISNUMBER([.E158]);IF([.B159]&gt;=[.B157];[.E158];-1*[.E158]);&quot;nan&quot;)" office:value-type="float" office:value="0.986689021825583" calcext:value-type="float">
            <text:p>0,9866890218</text:p>
          </table:table-cell>
          <table:table-cell table:formula="of:=IF(ISNUMBER([.F158]);180*ATAN([.I158])/PI();&quot;nan&quot;)" office:value-type="float" office:value="44.6161193572533" calcext:value-type="float">
            <text:p>44,62</text:p>
          </table:table-cell>
          <table:table-cell table:formula="of:=IF(ISNUMBER([.E158]);IF([.B159]&gt;=[.B157];[.G158];[.G158]+180);&quot;nan&quot;)" office:value-type="float" office:value="44.6161193572533" calcext:value-type="float">
            <text:p>44,62</text:p>
          </table:table-cell>
          <table:table-cell table:number-columns-repeated="2"/>
          <table:table-cell table:style-name="Default" table:formula="of:=IF(MOD([.$A158];5)=0;[.$A158];&quot;&quot;)">
            <text:p/>
          </table:table-cell>
          <table:table-cell table:formula="of:=IF(ISNUMBER([.N158]);[.K15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0.0521766909" calcext:value-type="float">
            <text:p>0,0521766909</text:p>
          </table:table-cell>
          <table:table-cell office:value-type="float" office:value="0.8251635426" calcext:value-type="float">
            <text:p>0,8251635426</text:p>
          </table:table-cell>
          <table:table-cell/>
          <table:table-cell table:formula="of:=IF(AND(ISNUMBER([.B158]);ISNUMBER([.B160]));([.C160]-[.C158])/([.B160]-[.B158]);&quot;nan&quot;)" office:value-type="float" office:value="0.716909516570638" calcext:value-type="float">
            <text:p>0,7169095166</text:p>
          </table:table-cell>
          <table:table-cell table:formula="of:=IF(ISNUMBER([.E159]);ATAN([.E159]);&quot;nan&quot;)" office:value-type="float" office:value="0.621984713437433" calcext:value-type="float">
            <text:p>0,6219847134</text:p>
          </table:table-cell>
          <table:table-cell table:formula="of:=IF(ISNUMBER([.F159]);180*[.F159]/PI();&quot;nan&quot;)" office:value-type="float" office:value="35.6370990016189" calcext:value-type="float">
            <text:p>35,64</text:p>
          </table:table-cell>
          <table:table-cell/>
          <table:table-cell table:formula="of:=IF(ISNUMBER([.E159]);IF([.B160]&gt;=[.B158];[.E159];-1*[.E159]);&quot;nan&quot;)" office:value-type="float" office:value="0.716909516570638" calcext:value-type="float">
            <text:p>0,7169095166</text:p>
          </table:table-cell>
          <table:table-cell table:formula="of:=IF(ISNUMBER([.F159]);180*ATAN([.I159])/PI();&quot;nan&quot;)" office:value-type="float" office:value="35.6370990016189" calcext:value-type="float">
            <text:p>35,64</text:p>
          </table:table-cell>
          <table:table-cell table:formula="of:=IF(ISNUMBER([.E159]);IF([.B160]&gt;=[.B158];[.G159];[.G159]+180);&quot;nan&quot;)" office:value-type="float" office:value="35.6370990016189" calcext:value-type="float">
            <text:p>35,64</text:p>
          </table:table-cell>
          <table:table-cell table:number-columns-repeated="2"/>
          <table:table-cell table:style-name="Default" table:formula="of:=IF(MOD([.$A159];5)=0;[.$A159];&quot;&quot;)">
            <text:p/>
          </table:table-cell>
          <table:table-cell table:formula="of:=IF(ISNUMBER([.N159]);[.K15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0.0593255334" calcext:value-type="float">
            <text:p>0,0593255334</text:p>
          </table:table-cell>
          <table:table-cell office:value-type="float" office:value="0.8294257763" calcext:value-type="float">
            <text:p>0,8294257763</text:p>
          </table:table-cell>
          <table:table-cell/>
          <table:table-cell table:formula="of:=IF(AND(ISNUMBER([.B159]);ISNUMBER([.B161]));([.C161]-[.C159])/([.B161]-[.B159]);&quot;nan&quot;)" office:value-type="float" office:value="0.489036473552791" calcext:value-type="float">
            <text:p>0,4890364736</text:p>
          </table:table-cell>
          <table:table-cell table:formula="of:=IF(ISNUMBER([.E160]);ATAN([.E160]);&quot;nan&quot;)" office:value-type="float" office:value="0.454838382648903" calcext:value-type="float">
            <text:p>0,4548383826</text:p>
          </table:table-cell>
          <table:table-cell table:formula="of:=IF(ISNUMBER([.F160]);180*[.F160]/PI();&quot;nan&quot;)" office:value-type="float" office:value="26.0603196863385" calcext:value-type="float">
            <text:p>26,06</text:p>
          </table:table-cell>
          <table:table-cell/>
          <table:table-cell table:formula="of:=IF(ISNUMBER([.E160]);IF([.B161]&gt;=[.B159];[.E160];-1*[.E160]);&quot;nan&quot;)" office:value-type="float" office:value="0.489036473552791" calcext:value-type="float">
            <text:p>0,4890364736</text:p>
          </table:table-cell>
          <table:table-cell table:formula="of:=IF(ISNUMBER([.F160]);180*ATAN([.I160])/PI();&quot;nan&quot;)" office:value-type="float" office:value="26.0603196863385" calcext:value-type="float">
            <text:p>26,06</text:p>
          </table:table-cell>
          <table:table-cell table:formula="of:=IF(ISNUMBER([.E160]);IF([.B161]&gt;=[.B159];[.G160];[.G160]+180);&quot;nan&quot;)" office:value-type="float" office:value="26.0603196863385" calcext:value-type="float">
            <text:p>26,06</text:p>
          </table:table-cell>
          <table:table-cell table:number-columns-repeated="2"/>
          <table:table-cell table:style-name="Default" table:formula="of:=IF(MOD([.$A160];5)=0;[.$A160];&quot;&quot;)">
            <text:p/>
          </table:table-cell>
          <table:table-cell table:formula="of:=IF(ISNUMBER([.N160]);[.K16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0.066715886" calcext:value-type="float">
            <text:p>0,0667158860</text:p>
          </table:table-cell>
          <table:table-cell office:value-type="float" office:value="0.8322737393" calcext:value-type="float">
            <text:p>0,8322737393</text:p>
          </table:table-cell>
          <table:table-cell/>
          <table:table-cell table:formula="of:=IF(AND(ISNUMBER([.B160]);ISNUMBER([.B162]));([.C162]-[.C160])/([.B162]-[.B160]);&quot;nan&quot;)" office:value-type="float" office:value="0.292271265317451" calcext:value-type="float">
            <text:p>0,2922712653</text:p>
          </table:table-cell>
          <table:table-cell table:formula="of:=IF(ISNUMBER([.E161]);ATAN([.E161]);&quot;nan&quot;)" office:value-type="float" office:value="0.284351216728294" calcext:value-type="float">
            <text:p>0,2843512167</text:p>
          </table:table-cell>
          <table:table-cell table:formula="of:=IF(ISNUMBER([.F161]);180*[.F161]/PI();&quot;nan&quot;)" office:value-type="float" office:value="16.292124617941" calcext:value-type="float">
            <text:p>16,29</text:p>
          </table:table-cell>
          <table:table-cell/>
          <table:table-cell table:formula="of:=IF(ISNUMBER([.E161]);IF([.B162]&gt;=[.B160];[.E161];-1*[.E161]);&quot;nan&quot;)" office:value-type="float" office:value="0.292271265317451" calcext:value-type="float">
            <text:p>0,2922712653</text:p>
          </table:table-cell>
          <table:table-cell table:formula="of:=IF(ISNUMBER([.F161]);180*ATAN([.I161])/PI();&quot;nan&quot;)" office:value-type="float" office:value="16.292124617941" calcext:value-type="float">
            <text:p>16,29</text:p>
          </table:table-cell>
          <table:table-cell table:formula="of:=IF(ISNUMBER([.E161]);IF([.B162]&gt;=[.B160];[.G161];[.G161]+180);&quot;nan&quot;)" office:value-type="float" office:value="16.292124617941" calcext:value-type="float">
            <text:p>16,29</text:p>
          </table:table-cell>
          <table:table-cell table:number-columns-repeated="2"/>
          <table:table-cell table:style-name="Default" table:formula="of:=IF(MOD([.$A161];5)=0;[.$A161];&quot;&quot;)">
            <text:p/>
          </table:table-cell>
          <table:table-cell table:formula="of:=IF(ISNUMBER([.N161]);[.K16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0.0743024248" calcext:value-type="float">
            <text:p>0,0743024248</text:p>
          </table:table-cell>
          <table:table-cell office:value-type="float" office:value="0.8338030913" calcext:value-type="float">
            <text:p>0,8338030913</text:p>
          </table:table-cell>
          <table:table-cell/>
          <table:table-cell table:formula="of:=IF(AND(ISNUMBER([.B161]);ISNUMBER([.B163]));([.C163]-[.C161])/([.B163]-[.B161]);&quot;nan&quot;)" office:value-type="float" office:value="0.118440039794728" calcext:value-type="float">
            <text:p>0,1184400398</text:p>
          </table:table-cell>
          <table:table-cell table:formula="of:=IF(ISNUMBER([.E162]);ATAN([.E162]);&quot;nan&quot;)" office:value-type="float" office:value="0.117890827733866" calcext:value-type="float">
            <text:p>0,1178908277</text:p>
          </table:table-cell>
          <table:table-cell table:formula="of:=IF(ISNUMBER([.F162]);180*[.F162]/PI();&quot;nan&quot;)" office:value-type="float" office:value="6.75464687245434" calcext:value-type="float">
            <text:p>6,75</text:p>
          </table:table-cell>
          <table:table-cell/>
          <table:table-cell table:formula="of:=IF(ISNUMBER([.E162]);IF([.B163]&gt;=[.B161];[.E162];-1*[.E162]);&quot;nan&quot;)" office:value-type="float" office:value="0.118440039794728" calcext:value-type="float">
            <text:p>0,1184400398</text:p>
          </table:table-cell>
          <table:table-cell table:formula="of:=IF(ISNUMBER([.F162]);180*ATAN([.I162])/PI();&quot;nan&quot;)" office:value-type="float" office:value="6.75464687245434" calcext:value-type="float">
            <text:p>6,75</text:p>
          </table:table-cell>
          <table:table-cell table:formula="of:=IF(ISNUMBER([.E162]);IF([.B163]&gt;=[.B161];[.G162];[.G162]+180);&quot;nan&quot;)" office:value-type="float" office:value="6.75464687245434" calcext:value-type="float">
            <text:p>6,75</text:p>
          </table:table-cell>
          <table:table-cell table:number-columns-repeated="2"/>
          <table:table-cell table:style-name="Default" table:formula="of:=IF(MOD([.$A162];5)=0;[.$A162];&quot;&quot;)" office:value-type="float" office:value="520" calcext:value-type="float">
            <text:p>520</text:p>
          </table:table-cell>
          <table:table-cell table:formula="of:=IF(ISNUMBER([.N162]);[.K162];&quot;&quot;)" office:value-type="float" office:value="6.75464687245434" calcext:value-type="float">
            <text:p>6,75</text:p>
          </table:table-cell>
          <table:table-cell table:number-columns-repeated="1009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0.0820533952" calcext:value-type="float">
            <text:p>0,0820533952</text:p>
          </table:table-cell>
          <table:table-cell office:value-type="float" office:value="0.8340903145" calcext:value-type="float">
            <text:p>0,8340903145</text:p>
          </table:table-cell>
          <table:table-cell/>
          <table:table-cell table:formula="of:=IF(AND(ISNUMBER([.B162]);ISNUMBER([.B164]));([.C164]-[.C162])/([.B164]-[.B162]);&quot;nan&quot;)" office:value-type="float" office:value="-0.0328769135077496" calcext:value-type="float">
            <text:p>-0,0328769135</text:p>
          </table:table-cell>
          <table:table-cell table:formula="of:=IF(ISNUMBER([.E163]);ATAN([.E163]);&quot;nan&quot;)" office:value-type="float" office:value="-0.0328650757258683" calcext:value-type="float">
            <text:p>-0,0328650757</text:p>
          </table:table-cell>
          <table:table-cell table:formula="of:=IF(ISNUMBER([.F163]);180*[.F163]/PI();&quot;nan&quot;)" office:value-type="float" office:value="-1.8830301324701" calcext:value-type="float">
            <text:p>-1,88</text:p>
          </table:table-cell>
          <table:table-cell/>
          <table:table-cell table:formula="of:=IF(ISNUMBER([.E163]);IF([.B164]&gt;=[.B162];[.E163];-1*[.E163]);&quot;nan&quot;)" office:value-type="float" office:value="-0.0328769135077496" calcext:value-type="float">
            <text:p>-0,0328769135</text:p>
          </table:table-cell>
          <table:table-cell table:formula="of:=IF(ISNUMBER([.F163]);180*ATAN([.I163])/PI();&quot;nan&quot;)" office:value-type="float" office:value="-1.8830301324701" calcext:value-type="float">
            <text:p>-1,88</text:p>
          </table:table-cell>
          <table:table-cell table:formula="of:=IF(ISNUMBER([.E163]);IF([.B164]&gt;=[.B162];[.G163];[.G163]+180);&quot;nan&quot;)" office:value-type="float" office:value="-1.8830301324701" calcext:value-type="float">
            <text:p>-1,88</text:p>
          </table:table-cell>
          <table:table-cell table:number-columns-repeated="2"/>
          <table:table-cell table:style-name="Default" table:formula="of:=IF(MOD([.$A163];5)=0;[.$A163];&quot;&quot;)">
            <text:p/>
          </table:table-cell>
          <table:table-cell table:formula="of:=IF(ISNUMBER([.N163]);[.K16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0.0899417396" calcext:value-type="float">
            <text:p>0,0899417396</text:p>
          </table:table-cell>
          <table:table-cell office:value-type="float" office:value="0.8332889189" calcext:value-type="float">
            <text:p>0,8332889189</text:p>
          </table:table-cell>
          <table:table-cell/>
          <table:table-cell table:formula="of:=IF(AND(ISNUMBER([.B163]);ISNUMBER([.B165]));([.C165]-[.C163])/([.B165]-[.B163]);&quot;nan&quot;)" office:value-type="float" office:value="-0.157219703054724" calcext:value-type="float">
            <text:p>-0,1572197031</text:p>
          </table:table-cell>
          <table:table-cell table:formula="of:=IF(ISNUMBER([.E164]);ATAN([.E164]);&quot;nan&quot;)" office:value-type="float" office:value="-0.155943194533156" calcext:value-type="float">
            <text:p>-0,1559431945</text:p>
          </table:table-cell>
          <table:table-cell table:formula="of:=IF(ISNUMBER([.F164]);180*[.F164]/PI();&quot;nan&quot;)" office:value-type="float" office:value="-8.9348868905374" calcext:value-type="float">
            <text:p>-8,93</text:p>
          </table:table-cell>
          <table:table-cell/>
          <table:table-cell table:formula="of:=IF(ISNUMBER([.E164]);IF([.B165]&gt;=[.B163];[.E164];-1*[.E164]);&quot;nan&quot;)" office:value-type="float" office:value="-0.157219703054724" calcext:value-type="float">
            <text:p>-0,1572197031</text:p>
          </table:table-cell>
          <table:table-cell table:formula="of:=IF(ISNUMBER([.F164]);180*ATAN([.I164])/PI();&quot;nan&quot;)" office:value-type="float" office:value="-8.9348868905374" calcext:value-type="float">
            <text:p>-8,93</text:p>
          </table:table-cell>
          <table:table-cell table:formula="of:=IF(ISNUMBER([.E164]);IF([.B165]&gt;=[.B163];[.G164];[.G164]+180);&quot;nan&quot;)" office:value-type="float" office:value="-8.9348868905374" calcext:value-type="float">
            <text:p>-8,93</text:p>
          </table:table-cell>
          <table:table-cell table:number-columns-repeated="2"/>
          <table:table-cell table:style-name="Default" table:formula="of:=IF(MOD([.$A164];5)=0;[.$A164];&quot;&quot;)">
            <text:p/>
          </table:table-cell>
          <table:table-cell table:formula="of:=IF(ISNUMBER([.N164]);[.K16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0.0979397501" calcext:value-type="float">
            <text:p>0,0979397501</text:p>
          </table:table-cell>
          <table:table-cell office:value-type="float" office:value="0.8315926665" calcext:value-type="float">
            <text:p>0,8315926665</text:p>
          </table:table-cell>
          <table:table-cell/>
          <table:table-cell table:formula="of:=IF(AND(ISNUMBER([.B164]);ISNUMBER([.B166]));([.C166]-[.C164])/([.B166]-[.B164]);&quot;nan&quot;)" office:value-type="float" office:value="-0.255652608777647" calcext:value-type="float">
            <text:p>-0,2556526088</text:p>
          </table:table-cell>
          <table:table-cell table:formula="of:=IF(ISNUMBER([.E165]);ATAN([.E165]);&quot;nan&quot;)" office:value-type="float" office:value="-0.250291649040186" calcext:value-type="float">
            <text:p>-0,2502916490</text:p>
          </table:table-cell>
          <table:table-cell table:formula="of:=IF(ISNUMBER([.F165]);180*[.F165]/PI();&quot;nan&quot;)" office:value-type="float" office:value="-14.3406551373723" calcext:value-type="float">
            <text:p>-14,34</text:p>
          </table:table-cell>
          <table:table-cell/>
          <table:table-cell table:formula="of:=IF(ISNUMBER([.E165]);IF([.B166]&gt;=[.B164];[.E165];-1*[.E165]);&quot;nan&quot;)" office:value-type="float" office:value="-0.255652608777647" calcext:value-type="float">
            <text:p>-0,2556526088</text:p>
          </table:table-cell>
          <table:table-cell table:formula="of:=IF(ISNUMBER([.F165]);180*ATAN([.I165])/PI();&quot;nan&quot;)" office:value-type="float" office:value="-14.3406551373723" calcext:value-type="float">
            <text:p>-14,34</text:p>
          </table:table-cell>
          <table:table-cell table:formula="of:=IF(ISNUMBER([.E165]);IF([.B166]&gt;=[.B164];[.G165];[.G165]+180);&quot;nan&quot;)" office:value-type="float" office:value="-14.3406551373723" calcext:value-type="float">
            <text:p>-14,34</text:p>
          </table:table-cell>
          <table:table-cell table:number-columns-repeated="2"/>
          <table:table-cell table:style-name="Default" table:formula="of:=IF(MOD([.$A165];5)=0;[.$A165];&quot;&quot;)">
            <text:p/>
          </table:table-cell>
          <table:table-cell table:formula="of:=IF(ISNUMBER([.N165]);[.K16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0.1060211073" calcext:value-type="float">
            <text:p>0,1060211073</text:p>
          </table:table-cell>
          <table:table-cell office:value-type="float" office:value="0.8291781866" calcext:value-type="float">
            <text:p>0,8291781866</text:p>
          </table:table-cell>
          <table:table-cell/>
          <table:table-cell table:formula="of:=IF(AND(ISNUMBER([.B165]);ISNUMBER([.B167]));([.C167]-[.C165])/([.B167]-[.B165]);&quot;nan&quot;)" office:value-type="float" office:value="-0.332021258038864" calcext:value-type="float">
            <text:p>-0,3320212580</text:p>
          </table:table-cell>
          <table:table-cell table:formula="of:=IF(ISNUMBER([.E166]);ATAN([.E166]);&quot;nan&quot;)" office:value-type="float" office:value="-0.320569222181894" calcext:value-type="float">
            <text:p>-0,3205692222</text:p>
          </table:table-cell>
          <table:table-cell table:formula="of:=IF(ISNUMBER([.F166]);180*[.F166]/PI();&quot;nan&quot;)" office:value-type="float" office:value="-18.3672634728141" calcext:value-type="float">
            <text:p>-18,37</text:p>
          </table:table-cell>
          <table:table-cell/>
          <table:table-cell table:formula="of:=IF(ISNUMBER([.E166]);IF([.B167]&gt;=[.B165];[.E166];-1*[.E166]);&quot;nan&quot;)" office:value-type="float" office:value="-0.332021258038864" calcext:value-type="float">
            <text:p>-0,3320212580</text:p>
          </table:table-cell>
          <table:table-cell table:formula="of:=IF(ISNUMBER([.F166]);180*ATAN([.I166])/PI();&quot;nan&quot;)" office:value-type="float" office:value="-18.3672634728141" calcext:value-type="float">
            <text:p>-18,37</text:p>
          </table:table-cell>
          <table:table-cell table:formula="of:=IF(ISNUMBER([.E166]);IF([.B167]&gt;=[.B165];[.G166];[.G166]+180);&quot;nan&quot;)" office:value-type="float" office:value="-18.3672634728141" calcext:value-type="float">
            <text:p>-18,37</text:p>
          </table:table-cell>
          <table:table-cell table:number-columns-repeated="2"/>
          <table:table-cell table:style-name="Default" table:formula="of:=IF(MOD([.$A166];5)=0;[.$A166];&quot;&quot;)">
            <text:p/>
          </table:table-cell>
          <table:table-cell table:formula="of:=IF(ISNUMBER([.N166]);[.K16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0.1141607196" calcext:value-type="float">
            <text:p>0,1141607196</text:p>
          </table:table-cell>
          <table:table-cell office:value-type="float" office:value="0.8262069598" calcext:value-type="float">
            <text:p>0,8262069598</text:p>
          </table:table-cell>
          <table:table-cell/>
          <table:table-cell table:formula="of:=IF(AND(ISNUMBER([.B166]);ISNUMBER([.B168]));([.C168]-[.C166])/([.B168]-[.B166]);&quot;nan&quot;)" office:value-type="float" office:value="-0.392483466375339" calcext:value-type="float">
            <text:p>-0,3924834664</text:p>
          </table:table-cell>
          <table:table-cell table:formula="of:=IF(ISNUMBER([.E167]);ATAN([.E167]);&quot;nan&quot;)" office:value-type="float" office:value="-0.374009859528695" calcext:value-type="float">
            <text:p>-0,3740098595</text:p>
          </table:table-cell>
          <table:table-cell table:formula="of:=IF(ISNUMBER([.F167]);180*[.F167]/PI();&quot;nan&quot;)" office:value-type="float" office:value="-21.429186447275" calcext:value-type="float">
            <text:p>-21,43</text:p>
          </table:table-cell>
          <table:table-cell/>
          <table:table-cell table:formula="of:=IF(ISNUMBER([.E167]);IF([.B168]&gt;=[.B166];[.E167];-1*[.E167]);&quot;nan&quot;)" office:value-type="float" office:value="-0.392483466375339" calcext:value-type="float">
            <text:p>-0,3924834664</text:p>
          </table:table-cell>
          <table:table-cell table:formula="of:=IF(ISNUMBER([.F167]);180*ATAN([.I167])/PI();&quot;nan&quot;)" office:value-type="float" office:value="-21.429186447275" calcext:value-type="float">
            <text:p>-21,43</text:p>
          </table:table-cell>
          <table:table-cell table:formula="of:=IF(ISNUMBER([.E167]);IF([.B168]&gt;=[.B166];[.G167];[.G167]+180);&quot;nan&quot;)" office:value-type="float" office:value="-21.429186447275" calcext:value-type="float">
            <text:p>-21,43</text:p>
          </table:table-cell>
          <table:table-cell table:number-columns-repeated="2"/>
          <table:table-cell table:style-name="Default" table:formula="of:=IF(MOD([.$A167];5)=0;[.$A167];&quot;&quot;)" office:value-type="float" office:value="525" calcext:value-type="float">
            <text:p>525</text:p>
          </table:table-cell>
          <table:table-cell table:formula="of:=IF(ISNUMBER([.N167]);[.K167];&quot;&quot;)" office:value-type="float" office:value="-21.429186447275" calcext:value-type="float">
            <text:p>-21,43</text:p>
          </table:table-cell>
          <table:table-cell table:number-columns-repeated="1009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0.122347367" calcext:value-type="float">
            <text:p>0,1223473670</text:p>
          </table:table-cell>
          <table:table-cell office:value-type="float" office:value="0.8227703996" calcext:value-type="float">
            <text:p>0,8227703996</text:p>
          </table:table-cell>
          <table:table-cell/>
          <table:table-cell table:formula="of:=IF(AND(ISNUMBER([.B167]);ISNUMBER([.B169]));([.C169]-[.C167])/([.B169]-[.B167]);&quot;nan&quot;)" office:value-type="float" office:value="-0.44425570821904" calcext:value-type="float">
            <text:p>-0,4442557082</text:p>
          </table:table-cell>
          <table:table-cell table:formula="of:=IF(ISNUMBER([.E168]);ATAN([.E168]);&quot;nan&quot;)" office:value-type="float" office:value="-0.418066714063245" calcext:value-type="float">
            <text:p>-0,4180667141</text:p>
          </table:table-cell>
          <table:table-cell table:formula="of:=IF(ISNUMBER([.F168]);180*[.F168]/PI();&quot;nan&quot;)" office:value-type="float" office:value="-23.9534582707265" calcext:value-type="float">
            <text:p>-23,95</text:p>
          </table:table-cell>
          <table:table-cell/>
          <table:table-cell table:formula="of:=IF(ISNUMBER([.E168]);IF([.B169]&gt;=[.B167];[.E168];-1*[.E168]);&quot;nan&quot;)" office:value-type="float" office:value="-0.44425570821904" calcext:value-type="float">
            <text:p>-0,4442557082</text:p>
          </table:table-cell>
          <table:table-cell table:formula="of:=IF(ISNUMBER([.F168]);180*ATAN([.I168])/PI();&quot;nan&quot;)" office:value-type="float" office:value="-23.9534582707265" calcext:value-type="float">
            <text:p>-23,95</text:p>
          </table:table-cell>
          <table:table-cell table:formula="of:=IF(ISNUMBER([.E168]);IF([.B169]&gt;=[.B167];[.G168];[.G168]+180);&quot;nan&quot;)" office:value-type="float" office:value="-23.9534582707265" calcext:value-type="float">
            <text:p>-23,95</text:p>
          </table:table-cell>
          <table:table-cell table:number-columns-repeated="2"/>
          <table:table-cell table:style-name="Default" table:formula="of:=IF(MOD([.$A168];5)=0;[.$A168];&quot;&quot;)">
            <text:p/>
          </table:table-cell>
          <table:table-cell table:formula="of:=IF(ISNUMBER([.N168]);[.K16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0.1305456681" calcext:value-type="float">
            <text:p>0,1305456681</text:p>
          </table:table-cell>
          <table:table-cell office:value-type="float" office:value="0.8189278529" calcext:value-type="float">
            <text:p>0,8189278529</text:p>
          </table:table-cell>
          <table:table-cell/>
          <table:table-cell table:formula="of:=IF(AND(ISNUMBER([.B168]);ISNUMBER([.B170]));([.C170]-[.C168])/([.B170]-[.B168]);&quot;nan&quot;)" office:value-type="float" office:value="-0.488904047844208" calcext:value-type="float">
            <text:p>-0,4889040478</text:p>
          </table:table-cell>
          <table:table-cell table:formula="of:=IF(ISNUMBER([.E169]);ATAN([.E169]);&quot;nan&quot;)" office:value-type="float" office:value="-0.454731509456645" calcext:value-type="float">
            <text:p>-0,4547315095</text:p>
          </table:table-cell>
          <table:table-cell table:formula="of:=IF(ISNUMBER([.F169]);180*[.F169]/PI();&quot;nan&quot;)" office:value-type="float" office:value="-26.054196303479" calcext:value-type="float">
            <text:p>-26,05</text:p>
          </table:table-cell>
          <table:table-cell/>
          <table:table-cell table:formula="of:=IF(ISNUMBER([.E169]);IF([.B170]&gt;=[.B168];[.E169];-1*[.E169]);&quot;nan&quot;)" office:value-type="float" office:value="-0.488904047844208" calcext:value-type="float">
            <text:p>-0,4889040478</text:p>
          </table:table-cell>
          <table:table-cell table:formula="of:=IF(ISNUMBER([.F169]);180*ATAN([.I169])/PI();&quot;nan&quot;)" office:value-type="float" office:value="-26.054196303479" calcext:value-type="float">
            <text:p>-26,05</text:p>
          </table:table-cell>
          <table:table-cell table:formula="of:=IF(ISNUMBER([.E169]);IF([.B170]&gt;=[.B168];[.G169];[.G169]+180);&quot;nan&quot;)" office:value-type="float" office:value="-26.054196303479" calcext:value-type="float">
            <text:p>-26,05</text:p>
          </table:table-cell>
          <table:table-cell table:number-columns-repeated="2"/>
          <table:table-cell table:style-name="Default" table:formula="of:=IF(MOD([.$A169];5)=0;[.$A169];&quot;&quot;)">
            <text:p/>
          </table:table-cell>
          <table:table-cell table:formula="of:=IF(ISNUMBER([.N169]);[.K16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0.1387023492" calcext:value-type="float">
            <text:p>0,1387023492</text:p>
          </table:table-cell>
          <table:table-cell office:value-type="float" office:value="0.8147743826" calcext:value-type="float">
            <text:p>0,8147743826</text:p>
          </table:table-cell>
          <table:table-cell/>
          <table:table-cell table:formula="of:=IF(AND(ISNUMBER([.B169]);ISNUMBER([.B171]));([.C171]-[.C169])/([.B171]-[.B169]);&quot;nan&quot;)" office:value-type="float" office:value="-0.525849414239276" calcext:value-type="float">
            <text:p>-0,5258494142</text:p>
          </table:table-cell>
          <table:table-cell table:formula="of:=IF(ISNUMBER([.E170]);ATAN([.E170]);&quot;nan&quot;)" office:value-type="float" office:value="-0.484112649600978" calcext:value-type="float">
            <text:p>-0,4841126496</text:p>
          </table:table-cell>
          <table:table-cell table:formula="of:=IF(ISNUMBER([.F170]);180*[.F170]/PI();&quot;nan&quot;)" office:value-type="float" office:value="-27.7376116310317" calcext:value-type="float">
            <text:p>-27,74</text:p>
          </table:table-cell>
          <table:table-cell/>
          <table:table-cell table:formula="of:=IF(ISNUMBER([.E170]);IF([.B171]&gt;=[.B169];[.E170];-1*[.E170]);&quot;nan&quot;)" office:value-type="float" office:value="-0.525849414239276" calcext:value-type="float">
            <text:p>-0,5258494142</text:p>
          </table:table-cell>
          <table:table-cell table:formula="of:=IF(ISNUMBER([.F170]);180*ATAN([.I170])/PI();&quot;nan&quot;)" office:value-type="float" office:value="-27.7376116310317" calcext:value-type="float">
            <text:p>-27,74</text:p>
          </table:table-cell>
          <table:table-cell table:formula="of:=IF(ISNUMBER([.E170]);IF([.B171]&gt;=[.B169];[.G170];[.G170]+180);&quot;nan&quot;)" office:value-type="float" office:value="-27.7376116310317" calcext:value-type="float">
            <text:p>-27,74</text:p>
          </table:table-cell>
          <table:table-cell table:number-columns-repeated="2"/>
          <table:table-cell table:style-name="Default" table:formula="of:=IF(MOD([.$A170];5)=0;[.$A170];&quot;&quot;)">
            <text:p/>
          </table:table-cell>
          <table:table-cell table:formula="of:=IF(ISNUMBER([.N170]);[.K17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0.1467732157" calcext:value-type="float">
            <text:p>0,1467732157</text:p>
          </table:table-cell>
          <table:table-cell office:value-type="float" office:value="0.8103946065" calcext:value-type="float">
            <text:p>0,8103946065</text:p>
          </table:table-cell>
          <table:table-cell/>
          <table:table-cell table:formula="of:=IF(AND(ISNUMBER([.B170]);ISNUMBER([.B172]));([.C172]-[.C170])/([.B172]-[.B170]);&quot;nan&quot;)" office:value-type="float" office:value="-0.556242034813107" calcext:value-type="float">
            <text:p>-0,5562420348</text:p>
          </table:table-cell>
          <table:table-cell table:formula="of:=IF(ISNUMBER([.E171]);ATAN([.E171]);&quot;nan&quot;)" office:value-type="float" office:value="-0.507622925284614" calcext:value-type="float">
            <text:p>-0,5076229253</text:p>
          </table:table-cell>
          <table:table-cell table:formula="of:=IF(ISNUMBER([.F171]);180*[.F171]/PI();&quot;nan&quot;)" office:value-type="float" office:value="-29.0846512028931" calcext:value-type="float">
            <text:p>-29,08</text:p>
          </table:table-cell>
          <table:table-cell/>
          <table:table-cell table:formula="of:=IF(ISNUMBER([.E171]);IF([.B172]&gt;=[.B170];[.E171];-1*[.E171]);&quot;nan&quot;)" office:value-type="float" office:value="-0.556242034813107" calcext:value-type="float">
            <text:p>-0,5562420348</text:p>
          </table:table-cell>
          <table:table-cell table:formula="of:=IF(ISNUMBER([.F171]);180*ATAN([.I171])/PI();&quot;nan&quot;)" office:value-type="float" office:value="-29.0846512028931" calcext:value-type="float">
            <text:p>-29,08</text:p>
          </table:table-cell>
          <table:table-cell table:formula="of:=IF(ISNUMBER([.E171]);IF([.B172]&gt;=[.B170];[.G171];[.G171]+180);&quot;nan&quot;)" office:value-type="float" office:value="-29.0846512028931" calcext:value-type="float">
            <text:p>-29,08</text:p>
          </table:table-cell>
          <table:table-cell table:number-columns-repeated="2"/>
          <table:table-cell table:style-name="Default" table:formula="of:=IF(MOD([.$A171];5)=0;[.$A171];&quot;&quot;)">
            <text:p/>
          </table:table-cell>
          <table:table-cell table:formula="of:=IF(ISNUMBER([.N171]);[.K17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0.1547220612" calcext:value-type="float">
            <text:p>0,1547220612</text:p>
          </table:table-cell>
          <table:table-cell office:value-type="float" office:value="0.8058635454" calcext:value-type="float">
            <text:p>0,8058635454</text:p>
          </table:table-cell>
          <table:table-cell/>
          <table:table-cell table:formula="of:=IF(AND(ISNUMBER([.B171]);ISNUMBER([.B173]));([.C173]-[.C171])/([.B173]-[.B171]);&quot;nan&quot;)" office:value-type="float" office:value="-0.580891047695158" calcext:value-type="float">
            <text:p>-0,5808910477</text:p>
          </table:table-cell>
          <table:table-cell table:formula="of:=IF(ISNUMBER([.E172]);ATAN([.E172]);&quot;nan&quot;)" office:value-type="float" office:value="-0.526250287949849" calcext:value-type="float">
            <text:p>-0,5262502879</text:p>
          </table:table-cell>
          <table:table-cell table:formula="of:=IF(ISNUMBER([.F172]);180*[.F172]/PI();&quot;nan&quot;)" office:value-type="float" office:value="-30.1519204670706" calcext:value-type="float">
            <text:p>-30,15</text:p>
          </table:table-cell>
          <table:table-cell/>
          <table:table-cell table:formula="of:=IF(ISNUMBER([.E172]);IF([.B173]&gt;=[.B171];[.E172];-1*[.E172]);&quot;nan&quot;)" office:value-type="float" office:value="-0.580891047695158" calcext:value-type="float">
            <text:p>-0,5808910477</text:p>
          </table:table-cell>
          <table:table-cell table:formula="of:=IF(ISNUMBER([.F172]);180*ATAN([.I172])/PI();&quot;nan&quot;)" office:value-type="float" office:value="-30.1519204670706" calcext:value-type="float">
            <text:p>-30,15</text:p>
          </table:table-cell>
          <table:table-cell table:formula="of:=IF(ISNUMBER([.E172]);IF([.B173]&gt;=[.B171];[.G172];[.G172]+180);&quot;nan&quot;)" office:value-type="float" office:value="-30.1519204670706" calcext:value-type="float">
            <text:p>-30,15</text:p>
          </table:table-cell>
          <table:table-cell table:number-columns-repeated="2"/>
          <table:table-cell table:style-name="Default" table:formula="of:=IF(MOD([.$A172];5)=0;[.$A172];&quot;&quot;)" office:value-type="float" office:value="530" calcext:value-type="float">
            <text:p>530</text:p>
          </table:table-cell>
          <table:table-cell table:formula="of:=IF(ISNUMBER([.N172]);[.K172];&quot;&quot;)" office:value-type="float" office:value="-30.1519204670706" calcext:value-type="float">
            <text:p>-30,15</text:p>
          </table:table-cell>
          <table:table-cell table:number-columns-repeated="1009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0.1625354247" calcext:value-type="float">
            <text:p>0,1625354247</text:p>
          </table:table-cell>
          <table:table-cell office:value-type="float" office:value="0.8012384804" calcext:value-type="float">
            <text:p>0,8012384804</text:p>
          </table:table-cell>
          <table:table-cell/>
          <table:table-cell table:formula="of:=IF(AND(ISNUMBER([.B172]);ISNUMBER([.B174]));([.C174]-[.C172])/([.B174]-[.B172]);&quot;nan&quot;)" office:value-type="float" office:value="-0.602315327686206" calcext:value-type="float">
            <text:p>-0,6023153277</text:p>
          </table:table-cell>
          <table:table-cell table:formula="of:=IF(ISNUMBER([.E173]);ATAN([.E173]);&quot;nan&quot;)" office:value-type="float" office:value="-0.542120208238355" calcext:value-type="float">
            <text:p>-0,5421202082</text:p>
          </table:table-cell>
          <table:table-cell table:formula="of:=IF(ISNUMBER([.F173]);180*[.F173]/PI();&quot;nan&quot;)" office:value-type="float" office:value="-31.0611999208111" calcext:value-type="float">
            <text:p>-31,06</text:p>
          </table:table-cell>
          <table:table-cell/>
          <table:table-cell table:formula="of:=IF(ISNUMBER([.E173]);IF([.B174]&gt;=[.B172];[.E173];-1*[.E173]);&quot;nan&quot;)" office:value-type="float" office:value="-0.602315327686206" calcext:value-type="float">
            <text:p>-0,6023153277</text:p>
          </table:table-cell>
          <table:table-cell table:formula="of:=IF(ISNUMBER([.F173]);180*ATAN([.I173])/PI();&quot;nan&quot;)" office:value-type="float" office:value="-31.0611999208111" calcext:value-type="float">
            <text:p>-31,06</text:p>
          </table:table-cell>
          <table:table-cell table:formula="of:=IF(ISNUMBER([.E173]);IF([.B174]&gt;=[.B172];[.G173];[.G173]+180);&quot;nan&quot;)" office:value-type="float" office:value="-31.0611999208111" calcext:value-type="float">
            <text:p>-31,06</text:p>
          </table:table-cell>
          <table:table-cell table:number-columns-repeated="2"/>
          <table:table-cell table:style-name="Default" table:formula="of:=IF(MOD([.$A173];5)=0;[.$A173];&quot;&quot;)">
            <text:p/>
          </table:table-cell>
          <table:table-cell table:formula="of:=IF(ISNUMBER([.N173]);[.K17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0.1702371955" calcext:value-type="float">
            <text:p>0,1702371955</text:p>
          </table:table-cell>
          <table:table-cell office:value-type="float" office:value="0.7965185422" calcext:value-type="float">
            <text:p>0,7965185422</text:p>
          </table:table-cell>
          <table:table-cell/>
          <table:table-cell table:formula="of:=IF(AND(ISNUMBER([.B173]);ISNUMBER([.B175]));([.C175]-[.C173])/([.B175]-[.B173]);&quot;nan&quot;)" office:value-type="float" office:value="-0.62373232783404" calcext:value-type="float">
            <text:p>-0,6237323278</text:p>
          </table:table-cell>
          <table:table-cell table:formula="of:=IF(ISNUMBER([.E174]);ATAN([.E174]);&quot;nan&quot;)" office:value-type="float" office:value="-0.55768721145512" calcext:value-type="float">
            <text:p>-0,5576872115</text:p>
          </table:table-cell>
          <table:table-cell table:formula="of:=IF(ISNUMBER([.F174]);180*[.F174]/PI();&quot;nan&quot;)" office:value-type="float" office:value="-31.9531235047983" calcext:value-type="float">
            <text:p>-31,95</text:p>
          </table:table-cell>
          <table:table-cell/>
          <table:table-cell table:formula="of:=IF(ISNUMBER([.E174]);IF([.B175]&gt;=[.B173];[.E174];-1*[.E174]);&quot;nan&quot;)" office:value-type="float" office:value="-0.62373232783404" calcext:value-type="float">
            <text:p>-0,6237323278</text:p>
          </table:table-cell>
          <table:table-cell table:formula="of:=IF(ISNUMBER([.F174]);180*ATAN([.I174])/PI();&quot;nan&quot;)" office:value-type="float" office:value="-31.9531235047983" calcext:value-type="float">
            <text:p>-31,95</text:p>
          </table:table-cell>
          <table:table-cell table:formula="of:=IF(ISNUMBER([.E174]);IF([.B175]&gt;=[.B173];[.G174];[.G174]+180);&quot;nan&quot;)" office:value-type="float" office:value="-31.9531235047983" calcext:value-type="float">
            <text:p>-31,95</text:p>
          </table:table-cell>
          <table:table-cell table:number-columns-repeated="2"/>
          <table:table-cell table:style-name="Default" table:formula="of:=IF(MOD([.$A174];5)=0;[.$A174];&quot;&quot;)">
            <text:p/>
          </table:table-cell>
          <table:table-cell table:formula="of:=IF(ISNUMBER([.N174]);[.K17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0.177849528" calcext:value-type="float">
            <text:p>0,1778495280</text:p>
          </table:table-cell>
          <table:table-cell office:value-type="float" office:value="0.7916865791" calcext:value-type="float">
            <text:p>0,7916865791</text:p>
          </table:table-cell>
          <table:table-cell/>
          <table:table-cell table:formula="of:=IF(AND(ISNUMBER([.B174]);ISNUMBER([.B176]));([.C176]-[.C174])/([.B176]-[.B174]);&quot;nan&quot;)" office:value-type="float" office:value="-0.646103501250093" calcext:value-type="float">
            <text:p>-0,6461035013</text:p>
          </table:table-cell>
          <table:table-cell table:formula="of:=IF(ISNUMBER([.E175]);ATAN([.E175]);&quot;nan&quot;)" office:value-type="float" office:value="-0.573631151036787" calcext:value-type="float">
            <text:p>-0,5736311510</text:p>
          </table:table-cell>
          <table:table-cell table:formula="of:=IF(ISNUMBER([.F175]);180*[.F175]/PI();&quot;nan&quot;)" office:value-type="float" office:value="-32.8666439516394" calcext:value-type="float">
            <text:p>-32,87</text:p>
          </table:table-cell>
          <table:table-cell/>
          <table:table-cell table:formula="of:=IF(ISNUMBER([.E175]);IF([.B176]&gt;=[.B174];[.E175];-1*[.E175]);&quot;nan&quot;)" office:value-type="float" office:value="-0.646103501250093" calcext:value-type="float">
            <text:p>-0,6461035013</text:p>
          </table:table-cell>
          <table:table-cell table:formula="of:=IF(ISNUMBER([.F175]);180*ATAN([.I175])/PI();&quot;nan&quot;)" office:value-type="float" office:value="-32.8666439516394" calcext:value-type="float">
            <text:p>-32,87</text:p>
          </table:table-cell>
          <table:table-cell table:formula="of:=IF(ISNUMBER([.E175]);IF([.B176]&gt;=[.B174];[.G175];[.G175]+180);&quot;nan&quot;)" office:value-type="float" office:value="-32.8666439516394" calcext:value-type="float">
            <text:p>-32,87</text:p>
          </table:table-cell>
          <table:table-cell table:number-columns-repeated="2"/>
          <table:table-cell table:style-name="Default" table:formula="of:=IF(MOD([.$A175];5)=0;[.$A175];&quot;&quot;)">
            <text:p/>
          </table:table-cell>
          <table:table-cell table:formula="of:=IF(ISNUMBER([.N175]);[.K17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0.1853907574" calcext:value-type="float">
            <text:p>0,1853907574</text:p>
          </table:table-cell>
          <table:table-cell office:value-type="float" office:value="0.7867277728" calcext:value-type="float">
            <text:p>0,7867277728</text:p>
          </table:table-cell>
          <table:table-cell/>
          <table:table-cell table:formula="of:=IF(AND(ISNUMBER([.B175]);ISNUMBER([.B177]));([.C177]-[.C175])/([.B177]-[.B175]);&quot;nan&quot;)" office:value-type="float" office:value="-0.669305288361252" calcext:value-type="float">
            <text:p>-0,6693052884</text:p>
          </table:table-cell>
          <table:table-cell table:formula="of:=IF(ISNUMBER([.E176]);ATAN([.E176]);&quot;nan&quot;)" office:value-type="float" office:value="-0.589827117677193" calcext:value-type="float">
            <text:p>-0,5898271177</text:p>
          </table:table-cell>
          <table:table-cell table:formula="of:=IF(ISNUMBER([.F176]);180*[.F176]/PI();&quot;nan&quot;)" office:value-type="float" office:value="-33.7946044852693" calcext:value-type="float">
            <text:p>-33,79</text:p>
          </table:table-cell>
          <table:table-cell/>
          <table:table-cell table:formula="of:=IF(ISNUMBER([.E176]);IF([.B177]&gt;=[.B175];[.E176];-1*[.E176]);&quot;nan&quot;)" office:value-type="float" office:value="-0.669305288361252" calcext:value-type="float">
            <text:p>-0,6693052884</text:p>
          </table:table-cell>
          <table:table-cell table:formula="of:=IF(ISNUMBER([.F176]);180*ATAN([.I176])/PI();&quot;nan&quot;)" office:value-type="float" office:value="-33.7946044852693" calcext:value-type="float">
            <text:p>-33,79</text:p>
          </table:table-cell>
          <table:table-cell table:formula="of:=IF(ISNUMBER([.E176]);IF([.B177]&gt;=[.B175];[.G176];[.G176]+180);&quot;nan&quot;)" office:value-type="float" office:value="-33.7946044852693" calcext:value-type="float">
            <text:p>-33,79</text:p>
          </table:table-cell>
          <table:table-cell table:number-columns-repeated="2"/>
          <table:table-cell table:style-name="Default" table:formula="of:=IF(MOD([.$A176];5)=0;[.$A176];&quot;&quot;)">
            <text:p/>
          </table:table-cell>
          <table:table-cell table:formula="of:=IF(ISNUMBER([.N176]);[.K17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0.1928760979" calcext:value-type="float">
            <text:p>0,1928760979</text:p>
          </table:table-cell>
          <table:table-cell office:value-type="float" office:value="0.7816292164" calcext:value-type="float">
            <text:p>0,7816292164</text:p>
          </table:table-cell>
          <table:table-cell/>
          <table:table-cell table:formula="of:=IF(AND(ISNUMBER([.B176]);ISNUMBER([.B178]));([.C178]-[.C176])/([.B178]-[.B176]);&quot;nan&quot;)" office:value-type="float" office:value="-0.692340026931282" calcext:value-type="float">
            <text:p>-0,6923400269</text:p>
          </table:table-cell>
          <table:table-cell table:formula="of:=IF(ISNUMBER([.E177]);ATAN([.E177]);&quot;nan&quot;)" office:value-type="float" office:value="-0.605566521479747" calcext:value-type="float">
            <text:p>-0,6055665215</text:p>
          </table:table-cell>
          <table:table-cell table:formula="of:=IF(ISNUMBER([.F177]);180*[.F177]/PI();&quot;nan&quot;)" office:value-type="float" office:value="-34.6964058952078" calcext:value-type="float">
            <text:p>-34,70</text:p>
          </table:table-cell>
          <table:table-cell/>
          <table:table-cell table:formula="of:=IF(ISNUMBER([.E177]);IF([.B178]&gt;=[.B176];[.E177];-1*[.E177]);&quot;nan&quot;)" office:value-type="float" office:value="-0.692340026931282" calcext:value-type="float">
            <text:p>-0,6923400269</text:p>
          </table:table-cell>
          <table:table-cell table:formula="of:=IF(ISNUMBER([.F177]);180*ATAN([.I177])/PI();&quot;nan&quot;)" office:value-type="float" office:value="-34.6964058952078" calcext:value-type="float">
            <text:p>-34,70</text:p>
          </table:table-cell>
          <table:table-cell table:formula="of:=IF(ISNUMBER([.E177]);IF([.B178]&gt;=[.B176];[.G177];[.G177]+180);&quot;nan&quot;)" office:value-type="float" office:value="-34.6964058952078" calcext:value-type="float">
            <text:p>-34,70</text:p>
          </table:table-cell>
          <table:table-cell table:number-columns-repeated="2"/>
          <table:table-cell table:style-name="Default" table:formula="of:=IF(MOD([.$A177];5)=0;[.$A177];&quot;&quot;)" office:value-type="float" office:value="535" calcext:value-type="float">
            <text:p>535</text:p>
          </table:table-cell>
          <table:table-cell table:formula="of:=IF(ISNUMBER([.N177]);[.K177];&quot;&quot;)" office:value-type="float" office:value="-34.6964058952078" calcext:value-type="float">
            <text:p>-34,70</text:p>
          </table:table-cell>
          <table:table-cell table:number-columns-repeated="1009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0.2003087981" calcext:value-type="float">
            <text:p>0,2003087981</text:p>
          </table:table-cell>
          <table:table-cell office:value-type="float" office:value="0.7763994161" calcext:value-type="float">
            <text:p>0,7763994161</text:p>
          </table:table-cell>
          <table:table-cell/>
          <table:table-cell table:formula="of:=IF(AND(ISNUMBER([.B177]);ISNUMBER([.B179]));([.C179]-[.C177])/([.B179]-[.B177]);&quot;nan&quot;)" office:value-type="float" office:value="-0.713817668089085" calcext:value-type="float">
            <text:p>-0,7138176681</text:p>
          </table:table-cell>
          <table:table-cell table:formula="of:=IF(ISNUMBER([.E178]);ATAN([.E178]);&quot;nan&quot;)" office:value-type="float" office:value="-0.619939494887476" calcext:value-type="float">
            <text:p>-0,6199394949</text:p>
          </table:table-cell>
          <table:table-cell table:formula="of:=IF(ISNUMBER([.F178]);180*[.F178]/PI();&quot;nan&quot;)" office:value-type="float" office:value="-35.5199166105245" calcext:value-type="float">
            <text:p>-35,52</text:p>
          </table:table-cell>
          <table:table-cell/>
          <table:table-cell table:formula="of:=IF(ISNUMBER([.E178]);IF([.B179]&gt;=[.B177];[.E178];-1*[.E178]);&quot;nan&quot;)" office:value-type="float" office:value="-0.713817668089085" calcext:value-type="float">
            <text:p>-0,7138176681</text:p>
          </table:table-cell>
          <table:table-cell table:formula="of:=IF(ISNUMBER([.F178]);180*ATAN([.I178])/PI();&quot;nan&quot;)" office:value-type="float" office:value="-35.5199166105245" calcext:value-type="float">
            <text:p>-35,52</text:p>
          </table:table-cell>
          <table:table-cell table:formula="of:=IF(ISNUMBER([.E178]);IF([.B179]&gt;=[.B177];[.G178];[.G178]+180);&quot;nan&quot;)" office:value-type="float" office:value="-35.5199166105245" calcext:value-type="float">
            <text:p>-35,52</text:p>
          </table:table-cell>
          <table:table-cell table:number-columns-repeated="2"/>
          <table:table-cell table:style-name="Default" table:formula="of:=IF(MOD([.$A178];5)=0;[.$A178];&quot;&quot;)">
            <text:p/>
          </table:table-cell>
          <table:table-cell table:formula="of:=IF(ISNUMBER([.N178]);[.K17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0.2076899897" calcext:value-type="float">
            <text:p>0,2076899897</text:p>
          </table:table-cell>
          <table:table-cell office:value-type="float" office:value="0.7710547987" calcext:value-type="float">
            <text:p>0,7710547987</text:p>
          </table:table-cell>
          <table:table-cell/>
          <table:table-cell table:formula="of:=IF(AND(ISNUMBER([.B178]);ISNUMBER([.B180]));([.C180]-[.C178])/([.B180]-[.B178]);&quot;nan&quot;)" office:value-type="float" office:value="-0.733951640065348" calcext:value-type="float">
            <text:p>-0,7339516401</text:p>
          </table:table-cell>
          <table:table-cell table:formula="of:=IF(ISNUMBER([.E179]);ATAN([.E179]);&quot;nan&quot;)" office:value-type="float" office:value="-0.63315079453702" calcext:value-type="float">
            <text:p>-0,6331507945</text:p>
          </table:table-cell>
          <table:table-cell table:formula="of:=IF(ISNUMBER([.F179]);180*[.F179]/PI();&quot;nan&quot;)" office:value-type="float" office:value="-36.276868322326" calcext:value-type="float">
            <text:p>-36,28</text:p>
          </table:table-cell>
          <table:table-cell/>
          <table:table-cell table:formula="of:=IF(ISNUMBER([.E179]);IF([.B180]&gt;=[.B178];[.E179];-1*[.E179]);&quot;nan&quot;)" office:value-type="float" office:value="-0.733951640065348" calcext:value-type="float">
            <text:p>-0,7339516401</text:p>
          </table:table-cell>
          <table:table-cell table:formula="of:=IF(ISNUMBER([.F179]);180*ATAN([.I179])/PI();&quot;nan&quot;)" office:value-type="float" office:value="-36.276868322326" calcext:value-type="float">
            <text:p>-36,28</text:p>
          </table:table-cell>
          <table:table-cell table:formula="of:=IF(ISNUMBER([.E179]);IF([.B180]&gt;=[.B178];[.G179];[.G179]+180);&quot;nan&quot;)" office:value-type="float" office:value="-36.276868322326" calcext:value-type="float">
            <text:p>-36,28</text:p>
          </table:table-cell>
          <table:table-cell table:number-columns-repeated="2"/>
          <table:table-cell table:style-name="Default" table:formula="of:=IF(MOD([.$A179];5)=0;[.$A179];&quot;&quot;)">
            <text:p/>
          </table:table-cell>
          <table:table-cell table:formula="of:=IF(ISNUMBER([.N179]);[.K17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0.21502955" calcext:value-type="float">
            <text:p>0,2150295500</text:p>
          </table:table-cell>
          <table:table-cell office:value-type="float" office:value="0.7655950961" calcext:value-type="float">
            <text:p>0,7655950961</text:p>
          </table:table-cell>
          <table:table-cell/>
          <table:table-cell table:formula="of:=IF(AND(ISNUMBER([.B179]);ISNUMBER([.B181]));([.C181]-[.C179])/([.B181]-[.B179]);&quot;nan&quot;)" office:value-type="float" office:value="-0.753402726709379" calcext:value-type="float">
            <text:p>-0,7534027267</text:p>
          </table:table-cell>
          <table:table-cell table:formula="of:=IF(ISNUMBER([.E180]);ATAN([.E180]);&quot;nan&quot;)" office:value-type="float" office:value="-0.645675299331226" calcext:value-type="float">
            <text:p>-0,6456752993</text:p>
          </table:table-cell>
          <table:table-cell table:formula="of:=IF(ISNUMBER([.F180]);180*[.F180]/PI();&quot;nan&quot;)" office:value-type="float" office:value="-36.9944695875254" calcext:value-type="float">
            <text:p>-36,99</text:p>
          </table:table-cell>
          <table:table-cell/>
          <table:table-cell table:formula="of:=IF(ISNUMBER([.E180]);IF([.B181]&gt;=[.B179];[.E180];-1*[.E180]);&quot;nan&quot;)" office:value-type="float" office:value="-0.753402726709379" calcext:value-type="float">
            <text:p>-0,7534027267</text:p>
          </table:table-cell>
          <table:table-cell table:formula="of:=IF(ISNUMBER([.F180]);180*ATAN([.I180])/PI();&quot;nan&quot;)" office:value-type="float" office:value="-36.9944695875254" calcext:value-type="float">
            <text:p>-36,99</text:p>
          </table:table-cell>
          <table:table-cell table:formula="of:=IF(ISNUMBER([.E180]);IF([.B181]&gt;=[.B179];[.G180];[.G180]+180);&quot;nan&quot;)" office:value-type="float" office:value="-36.9944695875254" calcext:value-type="float">
            <text:p>-36,99</text:p>
          </table:table-cell>
          <table:table-cell table:number-columns-repeated="2"/>
          <table:table-cell table:style-name="Default" table:formula="of:=IF(MOD([.$A180];5)=0;[.$A180];&quot;&quot;)">
            <text:p/>
          </table:table-cell>
          <table:table-cell table:formula="of:=IF(ISNUMBER([.N180]);[.K18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0.2223366038" calcext:value-type="float">
            <text:p>0,2223366038</text:p>
          </table:table-cell>
          <table:table-cell office:value-type="float" office:value="0.7600199997" calcext:value-type="float">
            <text:p>0,7600199997</text:p>
          </table:table-cell>
          <table:table-cell/>
          <table:table-cell table:formula="of:=IF(AND(ISNUMBER([.B180]);ISNUMBER([.B182]));([.C182]-[.C180])/([.B182]-[.B180]);&quot;nan&quot;)" office:value-type="float" office:value="-0.772166657461806" calcext:value-type="float">
            <text:p>-0,7721666575</text:p>
          </table:table-cell>
          <table:table-cell table:formula="of:=IF(ISNUMBER([.E181]);ATAN([.E181]);&quot;nan&quot;)" office:value-type="float" office:value="-0.657537490828367" calcext:value-type="float">
            <text:p>-0,6575374908</text:p>
          </table:table-cell>
          <table:table-cell table:formula="of:=IF(ISNUMBER([.F181]);180*[.F181]/PI();&quot;nan&quot;)" office:value-type="float" office:value="-37.6741230960875" calcext:value-type="float">
            <text:p>-37,67</text:p>
          </table:table-cell>
          <table:table-cell/>
          <table:table-cell table:formula="of:=IF(ISNUMBER([.E181]);IF([.B182]&gt;=[.B180];[.E181];-1*[.E181]);&quot;nan&quot;)" office:value-type="float" office:value="-0.772166657461806" calcext:value-type="float">
            <text:p>-0,7721666575</text:p>
          </table:table-cell>
          <table:table-cell table:formula="of:=IF(ISNUMBER([.F181]);180*ATAN([.I181])/PI();&quot;nan&quot;)" office:value-type="float" office:value="-37.6741230960875" calcext:value-type="float">
            <text:p>-37,67</text:p>
          </table:table-cell>
          <table:table-cell table:formula="of:=IF(ISNUMBER([.E181]);IF([.B182]&gt;=[.B180];[.G181];[.G181]+180);&quot;nan&quot;)" office:value-type="float" office:value="-37.6741230960875" calcext:value-type="float">
            <text:p>-37,67</text:p>
          </table:table-cell>
          <table:table-cell table:number-columns-repeated="2"/>
          <table:table-cell table:style-name="Default" table:formula="of:=IF(MOD([.$A181];5)=0;[.$A181];&quot;&quot;)">
            <text:p/>
          </table:table-cell>
          <table:table-cell table:formula="of:=IF(ISNUMBER([.N181]);[.K18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0.2296196726" calcext:value-type="float">
            <text:p>0,2296196726</text:p>
          </table:table-cell>
          <table:table-cell office:value-type="float" office:value="0.7543290899" calcext:value-type="float">
            <text:p>0,7543290899</text:p>
          </table:table-cell>
          <table:table-cell/>
          <table:table-cell table:formula="of:=IF(AND(ISNUMBER([.B181]);ISNUMBER([.B183]));([.C183]-[.C181])/([.B183]-[.B181]);&quot;nan&quot;)" office:value-type="float" office:value="-0.790173371442821" calcext:value-type="float">
            <text:p>-0,7901733714</text:p>
          </table:table-cell>
          <table:table-cell table:formula="of:=IF(ISNUMBER([.E182]);ATAN([.E182]);&quot;nan&quot;)" office:value-type="float" office:value="-0.668720308167124" calcext:value-type="float">
            <text:p>-0,6687203082</text:p>
          </table:table-cell>
          <table:table-cell table:formula="of:=IF(ISNUMBER([.F182]);180*[.F182]/PI();&quot;nan&quot;)" office:value-type="float" office:value="-38.314851332664" calcext:value-type="float">
            <text:p>-38,31</text:p>
          </table:table-cell>
          <table:table-cell/>
          <table:table-cell table:formula="of:=IF(ISNUMBER([.E182]);IF([.B183]&gt;=[.B181];[.E182];-1*[.E182]);&quot;nan&quot;)" office:value-type="float" office:value="-0.790173371442821" calcext:value-type="float">
            <text:p>-0,7901733714</text:p>
          </table:table-cell>
          <table:table-cell table:formula="of:=IF(ISNUMBER([.F182]);180*ATAN([.I182])/PI();&quot;nan&quot;)" office:value-type="float" office:value="-38.314851332664" calcext:value-type="float">
            <text:p>-38,31</text:p>
          </table:table-cell>
          <table:table-cell table:formula="of:=IF(ISNUMBER([.E182]);IF([.B183]&gt;=[.B181];[.G182];[.G182]+180);&quot;nan&quot;)" office:value-type="float" office:value="-38.314851332664" calcext:value-type="float">
            <text:p>-38,31</text:p>
          </table:table-cell>
          <table:table-cell table:number-columns-repeated="2"/>
          <table:table-cell table:style-name="Default" table:formula="of:=IF(MOD([.$A182];5)=0;[.$A182];&quot;&quot;)" office:value-type="float" office:value="540" calcext:value-type="float">
            <text:p>540</text:p>
          </table:table-cell>
          <table:table-cell table:formula="of:=IF(ISNUMBER([.N182]);[.K182];&quot;&quot;)" office:value-type="float" office:value="-38.314851332664" calcext:value-type="float">
            <text:p>-38,31</text:p>
          </table:table-cell>
          <table:table-cell table:number-columns-repeated="1009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0.2368847206" calcext:value-type="float">
            <text:p>0,2368847206</text:p>
          </table:table-cell>
          <table:table-cell office:value-type="float" office:value="0.7485244652" calcext:value-type="float">
            <text:p>0,7485244652</text:p>
          </table:table-cell>
          <table:table-cell/>
          <table:table-cell table:formula="of:=IF(AND(ISNUMBER([.B182]);ISNUMBER([.B184]));([.C184]-[.C182])/([.B184]-[.B182]);&quot;nan&quot;)" office:value-type="float" office:value="-0.807220555247469" calcext:value-type="float">
            <text:p>-0,8072205552</text:p>
          </table:table-cell>
          <table:table-cell table:formula="of:=IF(ISNUMBER([.E183]);ATAN([.E183]);&quot;nan&quot;)" office:value-type="float" office:value="-0.679128238532778" calcext:value-type="float">
            <text:p>-0,6791282385</text:p>
          </table:table-cell>
          <table:table-cell table:formula="of:=IF(ISNUMBER([.F183]);180*[.F183]/PI();&quot;nan&quot;)" office:value-type="float" office:value="-38.911181816082" calcext:value-type="float">
            <text:p>-38,91</text:p>
          </table:table-cell>
          <table:table-cell/>
          <table:table-cell table:formula="of:=IF(ISNUMBER([.E183]);IF([.B184]&gt;=[.B182];[.E183];-1*[.E183]);&quot;nan&quot;)" office:value-type="float" office:value="-0.807220555247469" calcext:value-type="float">
            <text:p>-0,8072205552</text:p>
          </table:table-cell>
          <table:table-cell table:formula="of:=IF(ISNUMBER([.F183]);180*ATAN([.I183])/PI();&quot;nan&quot;)" office:value-type="float" office:value="-38.911181816082" calcext:value-type="float">
            <text:p>-38,91</text:p>
          </table:table-cell>
          <table:table-cell table:formula="of:=IF(ISNUMBER([.E183]);IF([.B184]&gt;=[.B182];[.G183];[.G183]+180);&quot;nan&quot;)" office:value-type="float" office:value="-38.911181816082" calcext:value-type="float">
            <text:p>-38,91</text:p>
          </table:table-cell>
          <table:table-cell table:number-columns-repeated="2"/>
          <table:table-cell table:style-name="Default" table:formula="of:=IF(MOD([.$A183];5)=0;[.$A183];&quot;&quot;)">
            <text:p/>
          </table:table-cell>
          <table:table-cell table:formula="of:=IF(ISNUMBER([.N183]);[.K18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0.2441325565" calcext:value-type="float">
            <text:p>0,2441325565</text:p>
          </table:table-cell>
          <table:table-cell office:value-type="float" office:value="0.7426139917" calcext:value-type="float">
            <text:p>0,7426139917</text:p>
          </table:table-cell>
          <table:table-cell/>
          <table:table-cell table:formula="of:=IF(AND(ISNUMBER([.B183]);ISNUMBER([.B185]));([.C185]-[.C183])/([.B185]-[.B183]);&quot;nan&quot;)" office:value-type="float" office:value="-0.823201905658819" calcext:value-type="float">
            <text:p>-0,8232019057</text:p>
          </table:table-cell>
          <table:table-cell table:formula="of:=IF(ISNUMBER([.E184]);ATAN([.E184]);&quot;nan&quot;)" office:value-type="float" office:value="-0.688729203725505" calcext:value-type="float">
            <text:p>-0,6887292037</text:p>
          </table:table-cell>
          <table:table-cell table:formula="of:=IF(ISNUMBER([.F184]);180*[.F184]/PI();&quot;nan&quot;)" office:value-type="float" office:value="-39.4612766008773" calcext:value-type="float">
            <text:p>-39,46</text:p>
          </table:table-cell>
          <table:table-cell/>
          <table:table-cell table:formula="of:=IF(ISNUMBER([.E184]);IF([.B185]&gt;=[.B183];[.E184];-1*[.E184]);&quot;nan&quot;)" office:value-type="float" office:value="-0.823201905658819" calcext:value-type="float">
            <text:p>-0,8232019057</text:p>
          </table:table-cell>
          <table:table-cell table:formula="of:=IF(ISNUMBER([.F184]);180*ATAN([.I184])/PI();&quot;nan&quot;)" office:value-type="float" office:value="-39.4612766008773" calcext:value-type="float">
            <text:p>-39,46</text:p>
          </table:table-cell>
          <table:table-cell table:formula="of:=IF(ISNUMBER([.E184]);IF([.B185]&gt;=[.B183];[.G184];[.G184]+180);&quot;nan&quot;)" office:value-type="float" office:value="-39.4612766008773" calcext:value-type="float">
            <text:p>-39,46</text:p>
          </table:table-cell>
          <table:table-cell table:number-columns-repeated="2"/>
          <table:table-cell table:style-name="Default" table:formula="of:=IF(MOD([.$A184];5)=0;[.$A184];&quot;&quot;)">
            <text:p/>
          </table:table-cell>
          <table:table-cell table:formula="of:=IF(ISNUMBER([.N184]);[.K18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0.2513634089" calcext:value-type="float">
            <text:p>0,2513634089</text:p>
          </table:table-cell>
          <table:table-cell office:value-type="float" office:value="0.7366055814" calcext:value-type="float">
            <text:p>0,7366055814</text:p>
          </table:table-cell>
          <table:table-cell/>
          <table:table-cell table:formula="of:=IF(AND(ISNUMBER([.B184]);ISNUMBER([.B186]));([.C186]-[.C184])/([.B186]-[.B184]);&quot;nan&quot;)" office:value-type="float" office:value="-0.838174457069843" calcext:value-type="float">
            <text:p>-0,8381744571</text:p>
          </table:table-cell>
          <table:table-cell table:formula="of:=IF(ISNUMBER([.E185]);ATAN([.E185]);&quot;nan&quot;)" office:value-type="float" office:value="-0.697588538956076" calcext:value-type="float">
            <text:p>-0,6975885390</text:p>
          </table:table-cell>
          <table:table-cell table:formula="of:=IF(ISNUMBER([.F185]);180*[.F185]/PI();&quot;nan&quot;)" office:value-type="float" office:value="-39.9688791188806" calcext:value-type="float">
            <text:p>-39,97</text:p>
          </table:table-cell>
          <table:table-cell/>
          <table:table-cell table:formula="of:=IF(ISNUMBER([.E185]);IF([.B186]&gt;=[.B184];[.E185];-1*[.E185]);&quot;nan&quot;)" office:value-type="float" office:value="-0.838174457069843" calcext:value-type="float">
            <text:p>-0,8381744571</text:p>
          </table:table-cell>
          <table:table-cell table:formula="of:=IF(ISNUMBER([.F185]);180*ATAN([.I185])/PI();&quot;nan&quot;)" office:value-type="float" office:value="-39.9688791188806" calcext:value-type="float">
            <text:p>-39,97</text:p>
          </table:table-cell>
          <table:table-cell table:formula="of:=IF(ISNUMBER([.E185]);IF([.B186]&gt;=[.B184];[.G185];[.G185]+180);&quot;nan&quot;)" office:value-type="float" office:value="-39.9688791188806" calcext:value-type="float">
            <text:p>-39,97</text:p>
          </table:table-cell>
          <table:table-cell table:number-columns-repeated="2"/>
          <table:table-cell table:style-name="Default" table:formula="of:=IF(MOD([.$A185];5)=0;[.$A185];&quot;&quot;)">
            <text:p/>
          </table:table-cell>
          <table:table-cell table:formula="of:=IF(ISNUMBER([.N185]);[.K18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0.2585775085" calcext:value-type="float">
            <text:p>0,2585775085</text:p>
          </table:table-cell>
          <table:table-cell office:value-type="float" office:value="0.7305066019" calcext:value-type="float">
            <text:p>0,7305066019</text:p>
          </table:table-cell>
          <table:table-cell/>
          <table:table-cell table:formula="of:=IF(AND(ISNUMBER([.B185]);ISNUMBER([.B187]));([.C187]-[.C185])/([.B187]-[.B185]);&quot;nan&quot;)" office:value-type="float" office:value="-0.85220181294527" calcext:value-type="float">
            <text:p>-0,8522018129</text:p>
          </table:table-cell>
          <table:table-cell table:formula="of:=IF(ISNUMBER([.E186]);ATAN([.E186]);&quot;nan&quot;)" office:value-type="float" office:value="-0.705770942047429" calcext:value-type="float">
            <text:p>-0,7057709420</text:p>
          </table:table-cell>
          <table:table-cell table:formula="of:=IF(ISNUMBER([.F186]);180*[.F186]/PI();&quot;nan&quot;)" office:value-type="float" office:value="-40.4376962822899" calcext:value-type="float">
            <text:p>-40,44</text:p>
          </table:table-cell>
          <table:table-cell/>
          <table:table-cell table:formula="of:=IF(ISNUMBER([.E186]);IF([.B187]&gt;=[.B185];[.E186];-1*[.E186]);&quot;nan&quot;)" office:value-type="float" office:value="-0.85220181294527" calcext:value-type="float">
            <text:p>-0,8522018129</text:p>
          </table:table-cell>
          <table:table-cell table:formula="of:=IF(ISNUMBER([.F186]);180*ATAN([.I186])/PI();&quot;nan&quot;)" office:value-type="float" office:value="-40.4376962822899" calcext:value-type="float">
            <text:p>-40,44</text:p>
          </table:table-cell>
          <table:table-cell table:formula="of:=IF(ISNUMBER([.E186]);IF([.B187]&gt;=[.B185];[.G186];[.G186]+180);&quot;nan&quot;)" office:value-type="float" office:value="-40.4376962822899" calcext:value-type="float">
            <text:p>-40,44</text:p>
          </table:table-cell>
          <table:table-cell table:number-columns-repeated="2"/>
          <table:table-cell table:style-name="Default" table:formula="of:=IF(MOD([.$A186];5)=0;[.$A186];&quot;&quot;)">
            <text:p/>
          </table:table-cell>
          <table:table-cell table:formula="of:=IF(ISNUMBER([.N186]);[.K18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0.265775085" calcext:value-type="float">
            <text:p>0,2657750850</text:p>
          </table:table-cell>
          <table:table-cell office:value-type="float" office:value="0.7243239249" calcext:value-type="float">
            <text:p>0,7243239249</text:p>
          </table:table-cell>
          <table:table-cell/>
          <table:table-cell table:formula="of:=IF(AND(ISNUMBER([.B186]);ISNUMBER([.B188]));([.C188]-[.C186])/([.B188]-[.B186]);&quot;nan&quot;)" office:value-type="float" office:value="-0.865391744630334" calcext:value-type="float">
            <text:p>-0,8653917446</text:p>
          </table:table-cell>
          <table:table-cell table:formula="of:=IF(ISNUMBER([.E187]);ATAN([.E187]);&quot;nan&quot;)" office:value-type="float" office:value="-0.713362174435323" calcext:value-type="float">
            <text:p>-0,7133621744</text:p>
          </table:table-cell>
          <table:table-cell table:formula="of:=IF(ISNUMBER([.F187]);180*[.F187]/PI();&quot;nan&quot;)" office:value-type="float" office:value="-40.8726418594192" calcext:value-type="float">
            <text:p>-40,87</text:p>
          </table:table-cell>
          <table:table-cell/>
          <table:table-cell table:formula="of:=IF(ISNUMBER([.E187]);IF([.B188]&gt;=[.B186];[.E187];-1*[.E187]);&quot;nan&quot;)" office:value-type="float" office:value="-0.865391744630334" calcext:value-type="float">
            <text:p>-0,8653917446</text:p>
          </table:table-cell>
          <table:table-cell table:formula="of:=IF(ISNUMBER([.F187]);180*ATAN([.I187])/PI();&quot;nan&quot;)" office:value-type="float" office:value="-40.8726418594192" calcext:value-type="float">
            <text:p>-40,87</text:p>
          </table:table-cell>
          <table:table-cell table:formula="of:=IF(ISNUMBER([.E187]);IF([.B188]&gt;=[.B186];[.G187];[.G187]+180);&quot;nan&quot;)" office:value-type="float" office:value="-40.8726418594192" calcext:value-type="float">
            <text:p>-40,87</text:p>
          </table:table-cell>
          <table:table-cell table:number-columns-repeated="2"/>
          <table:table-cell table:style-name="Default" table:formula="of:=IF(MOD([.$A187];5)=0;[.$A187];&quot;&quot;)" office:value-type="float" office:value="545" calcext:value-type="float">
            <text:p>545</text:p>
          </table:table-cell>
          <table:table-cell table:formula="of:=IF(ISNUMBER([.N187]);[.K187];&quot;&quot;)" office:value-type="float" office:value="-40.8726418594192" calcext:value-type="float">
            <text:p>-40,87</text:p>
          </table:table-cell>
          <table:table-cell table:number-columns-repeated="1009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0.2729576035" calcext:value-type="float">
            <text:p>0,2729576035</text:p>
          </table:table-cell>
          <table:table-cell office:value-type="float" office:value="0.7180621864" calcext:value-type="float">
            <text:p>0,7180621864</text:p>
          </table:table-cell>
          <table:table-cell/>
          <table:table-cell table:formula="of:=IF(AND(ISNUMBER([.B187]);ISNUMBER([.B189]));([.C189]-[.C187])/([.B189]-[.B187]);&quot;nan&quot;)" office:value-type="float" office:value="-0.877756401023201" calcext:value-type="float">
            <text:p>-0,8777564010</text:p>
          </table:table-cell>
          <table:table-cell table:formula="of:=IF(ISNUMBER([.E188]);ATAN([.E188]);&quot;nan&quot;)" office:value-type="float" office:value="-0.720389016216008" calcext:value-type="float">
            <text:p>-0,7203890162</text:p>
          </table:table-cell>
          <table:table-cell table:formula="of:=IF(ISNUMBER([.F188]);180*[.F188]/PI();&quot;nan&quot;)" office:value-type="float" office:value="-41.2752502367587" calcext:value-type="float">
            <text:p>-41,28</text:p>
          </table:table-cell>
          <table:table-cell/>
          <table:table-cell table:formula="of:=IF(ISNUMBER([.E188]);IF([.B189]&gt;=[.B187];[.E188];-1*[.E188]);&quot;nan&quot;)" office:value-type="float" office:value="-0.877756401023201" calcext:value-type="float">
            <text:p>-0,8777564010</text:p>
          </table:table-cell>
          <table:table-cell table:formula="of:=IF(ISNUMBER([.F188]);180*ATAN([.I188])/PI();&quot;nan&quot;)" office:value-type="float" office:value="-41.2752502367587" calcext:value-type="float">
            <text:p>-41,28</text:p>
          </table:table-cell>
          <table:table-cell table:formula="of:=IF(ISNUMBER([.E188]);IF([.B189]&gt;=[.B187];[.G188];[.G188]+180);&quot;nan&quot;)" office:value-type="float" office:value="-41.2752502367587" calcext:value-type="float">
            <text:p>-41,28</text:p>
          </table:table-cell>
          <table:table-cell table:number-columns-repeated="2"/>
          <table:table-cell table:style-name="Default" table:formula="of:=IF(MOD([.$A188];5)=0;[.$A188];&quot;&quot;)">
            <text:p/>
          </table:table-cell>
          <table:table-cell table:formula="of:=IF(ISNUMBER([.N188]);[.K18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0.2801289425" calcext:value-type="float">
            <text:p>0,2801289425</text:p>
          </table:table-cell>
          <table:table-cell office:value-type="float" office:value="0.7117247346" calcext:value-type="float">
            <text:p>0,7117247346</text:p>
          </table:table-cell>
          <table:table-cell/>
          <table:table-cell table:formula="of:=IF(AND(ISNUMBER([.B188]);ISNUMBER([.B190]));([.C190]-[.C188])/([.B190]-[.B188]);&quot;nan&quot;)" office:value-type="float" office:value="-0.889158378262207" calcext:value-type="float">
            <text:p>-0,8891583783</text:p>
          </table:table-cell>
          <table:table-cell table:formula="of:=IF(ISNUMBER([.E189]);ATAN([.E189]);&quot;nan&quot;)" office:value-type="float" office:value="-0.726792862877977" calcext:value-type="float">
            <text:p>-0,7267928629</text:p>
          </table:table-cell>
          <table:table-cell table:formula="of:=IF(ISNUMBER([.F189]);180*[.F189]/PI();&quot;nan&quot;)" office:value-type="float" office:value="-41.6421636231384" calcext:value-type="float">
            <text:p>-41,64</text:p>
          </table:table-cell>
          <table:table-cell/>
          <table:table-cell table:formula="of:=IF(ISNUMBER([.E189]);IF([.B190]&gt;=[.B188];[.E189];-1*[.E189]);&quot;nan&quot;)" office:value-type="float" office:value="-0.889158378262207" calcext:value-type="float">
            <text:p>-0,8891583783</text:p>
          </table:table-cell>
          <table:table-cell table:formula="of:=IF(ISNUMBER([.F189]);180*ATAN([.I189])/PI();&quot;nan&quot;)" office:value-type="float" office:value="-41.6421636231384" calcext:value-type="float">
            <text:p>-41,64</text:p>
          </table:table-cell>
          <table:table-cell table:formula="of:=IF(ISNUMBER([.E189]);IF([.B190]&gt;=[.B188];[.G189];[.G189]+180);&quot;nan&quot;)" office:value-type="float" office:value="-41.6421636231384" calcext:value-type="float">
            <text:p>-41,64</text:p>
          </table:table-cell>
          <table:table-cell table:number-columns-repeated="2"/>
          <table:table-cell table:style-name="Default" table:formula="of:=IF(MOD([.$A189];5)=0;[.$A189];&quot;&quot;)">
            <text:p/>
          </table:table-cell>
          <table:table-cell table:formula="of:=IF(ISNUMBER([.N189]);[.K18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0.2872924091" calcext:value-type="float">
            <text:p>0,2872924091</text:p>
          </table:table-cell>
          <table:table-cell office:value-type="float" office:value="0.7053162739" calcext:value-type="float">
            <text:p>0,7053162739</text:p>
          </table:table-cell>
          <table:table-cell/>
          <table:table-cell table:formula="of:=IF(AND(ISNUMBER([.B189]);ISNUMBER([.B191]));([.C191]-[.C189])/([.B191]-[.B189]);&quot;nan&quot;)" office:value-type="float" office:value="-0.899546693205718" calcext:value-type="float">
            <text:p>-0,8995466932</text:p>
          </table:table-cell>
          <table:table-cell table:formula="of:=IF(ISNUMBER([.E190]);ATAN([.E190]);&quot;nan&quot;)" office:value-type="float" office:value="-0.732564599585559" calcext:value-type="float">
            <text:p>-0,7325645996</text:p>
          </table:table-cell>
          <table:table-cell table:formula="of:=IF(ISNUMBER([.F190]);180*[.F190]/PI();&quot;nan&quot;)" office:value-type="float" office:value="-41.9728597769436" calcext:value-type="float">
            <text:p>-41,97</text:p>
          </table:table-cell>
          <table:table-cell/>
          <table:table-cell table:formula="of:=IF(ISNUMBER([.E190]);IF([.B191]&gt;=[.B189];[.E190];-1*[.E190]);&quot;nan&quot;)" office:value-type="float" office:value="-0.899546693205718" calcext:value-type="float">
            <text:p>-0,8995466932</text:p>
          </table:table-cell>
          <table:table-cell table:formula="of:=IF(ISNUMBER([.F190]);180*ATAN([.I190])/PI();&quot;nan&quot;)" office:value-type="float" office:value="-41.9728597769436" calcext:value-type="float">
            <text:p>-41,97</text:p>
          </table:table-cell>
          <table:table-cell table:formula="of:=IF(ISNUMBER([.E190]);IF([.B191]&gt;=[.B189];[.G190];[.G190]+180);&quot;nan&quot;)" office:value-type="float" office:value="-41.9728597769436" calcext:value-type="float">
            <text:p>-41,97</text:p>
          </table:table-cell>
          <table:table-cell table:number-columns-repeated="2"/>
          <table:table-cell table:style-name="Default" table:formula="of:=IF(MOD([.$A190];5)=0;[.$A190];&quot;&quot;)">
            <text:p/>
          </table:table-cell>
          <table:table-cell table:formula="of:=IF(ISNUMBER([.N190]);[.K19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0.2944502809" calcext:value-type="float">
            <text:p>0,2944502809</text:p>
          </table:table-cell>
          <table:table-cell office:value-type="float" office:value="0.698842022" calcext:value-type="float">
            <text:p>0,6988420220</text:p>
          </table:table-cell>
          <table:table-cell/>
          <table:table-cell table:formula="of:=IF(AND(ISNUMBER([.B190]);ISNUMBER([.B192]));([.C192]-[.C190])/([.B192]-[.B190]);&quot;nan&quot;)" office:value-type="float" office:value="-0.908962108314528" calcext:value-type="float">
            <text:p>-0,9089621083</text:p>
          </table:table-cell>
          <table:table-cell table:formula="of:=IF(ISNUMBER([.E191]);ATAN([.E191]);&quot;nan&quot;)" office:value-type="float" office:value="-0.737744535717243" calcext:value-type="float">
            <text:p>-0,7377445357</text:p>
          </table:table-cell>
          <table:table-cell table:formula="of:=IF(ISNUMBER([.F191]);180*[.F191]/PI();&quot;nan&quot;)" office:value-type="float" office:value="-42.2696482554365" calcext:value-type="float">
            <text:p>-42,27</text:p>
          </table:table-cell>
          <table:table-cell/>
          <table:table-cell table:formula="of:=IF(ISNUMBER([.E191]);IF([.B192]&gt;=[.B190];[.E191];-1*[.E191]);&quot;nan&quot;)" office:value-type="float" office:value="-0.908962108314528" calcext:value-type="float">
            <text:p>-0,9089621083</text:p>
          </table:table-cell>
          <table:table-cell table:formula="of:=IF(ISNUMBER([.F191]);180*ATAN([.I191])/PI();&quot;nan&quot;)" office:value-type="float" office:value="-42.2696482554365" calcext:value-type="float">
            <text:p>-42,27</text:p>
          </table:table-cell>
          <table:table-cell table:formula="of:=IF(ISNUMBER([.E191]);IF([.B192]&gt;=[.B190];[.G191];[.G191]+180);&quot;nan&quot;)" office:value-type="float" office:value="-42.2696482554365" calcext:value-type="float">
            <text:p>-42,27</text:p>
          </table:table-cell>
          <table:table-cell table:number-columns-repeated="2"/>
          <table:table-cell table:style-name="Default" table:formula="of:=IF(MOD([.$A191];5)=0;[.$A191];&quot;&quot;)">
            <text:p/>
          </table:table-cell>
          <table:table-cell table:formula="of:=IF(ISNUMBER([.N191]);[.K19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0.3016037994" calcext:value-type="float">
            <text:p>0,3016037994</text:p>
          </table:table-cell>
          <table:table-cell office:value-type="float" office:value="0.6923077624" calcext:value-type="float">
            <text:p>0,6923077624</text:p>
          </table:table-cell>
          <table:table-cell/>
          <table:table-cell table:formula="of:=IF(AND(ISNUMBER([.B191]);ISNUMBER([.B193]));([.C193]-[.C191])/([.B193]-[.B191]);&quot;nan&quot;)" office:value-type="float" office:value="-0.917560426493405" calcext:value-type="float">
            <text:p>-0,9175604265</text:p>
          </table:table-cell>
          <table:table-cell table:formula="of:=IF(ISNUMBER([.E192]);ATAN([.E192]);&quot;nan&quot;)" office:value-type="float" office:value="-0.742432717565913" calcext:value-type="float">
            <text:p>-0,7424327176</text:p>
          </table:table-cell>
          <table:table-cell table:formula="of:=IF(ISNUMBER([.F192]);180*[.F192]/PI();&quot;nan&quot;)" office:value-type="float" office:value="-42.5382612889551" calcext:value-type="float">
            <text:p>-42,54</text:p>
          </table:table-cell>
          <table:table-cell/>
          <table:table-cell table:formula="of:=IF(ISNUMBER([.E192]);IF([.B193]&gt;=[.B191];[.E192];-1*[.E192]);&quot;nan&quot;)" office:value-type="float" office:value="-0.917560426493405" calcext:value-type="float">
            <text:p>-0,9175604265</text:p>
          </table:table-cell>
          <table:table-cell table:formula="of:=IF(ISNUMBER([.F192]);180*ATAN([.I192])/PI();&quot;nan&quot;)" office:value-type="float" office:value="-42.5382612889551" calcext:value-type="float">
            <text:p>-42,54</text:p>
          </table:table-cell>
          <table:table-cell table:formula="of:=IF(ISNUMBER([.E192]);IF([.B193]&gt;=[.B191];[.G192];[.G192]+180);&quot;nan&quot;)" office:value-type="float" office:value="-42.5382612889551" calcext:value-type="float">
            <text:p>-42,54</text:p>
          </table:table-cell>
          <table:table-cell table:number-columns-repeated="2"/>
          <table:table-cell table:style-name="Default" table:formula="of:=IF(MOD([.$A192];5)=0;[.$A192];&quot;&quot;)" office:value-type="float" office:value="550" calcext:value-type="float">
            <text:p>550</text:p>
          </table:table-cell>
          <table:table-cell table:formula="of:=IF(ISNUMBER([.N192]);[.K192];&quot;&quot;)" office:value-type="float" office:value="-42.5382612889551" calcext:value-type="float">
            <text:p>-42,54</text:p>
          </table:table-cell>
          <table:table-cell table:number-columns-repeated="1009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0.3087599231" calcext:value-type="float">
            <text:p>0,3087599231</text:p>
          </table:table-cell>
          <table:table-cell office:value-type="float" office:value="0.6857120606" calcext:value-type="float">
            <text:p>0,6857120606</text:p>
          </table:table-cell>
          <table:table-cell/>
          <table:table-cell table:formula="of:=IF(AND(ISNUMBER([.B192]);ISNUMBER([.B194]));([.C194]-[.C192])/([.B194]-[.B192]);&quot;nan&quot;)" office:value-type="float" office:value="-0.925487892012871" calcext:value-type="float">
            <text:p>-0,9254878920</text:p>
          </table:table-cell>
          <table:table-cell table:formula="of:=IF(ISNUMBER([.E193]);ATAN([.E193]);&quot;nan&quot;)" office:value-type="float" office:value="-0.746719682339865" calcext:value-type="float">
            <text:p>-0,7467196823</text:p>
          </table:table-cell>
          <table:table-cell table:formula="of:=IF(ISNUMBER([.F193]);180*[.F193]/PI();&quot;nan&quot;)" office:value-type="float" office:value="-42.7838862774238" calcext:value-type="float">
            <text:p>-42,78</text:p>
          </table:table-cell>
          <table:table-cell/>
          <table:table-cell table:formula="of:=IF(ISNUMBER([.E193]);IF([.B194]&gt;=[.B192];[.E193];-1*[.E193]);&quot;nan&quot;)" office:value-type="float" office:value="-0.925487892012871" calcext:value-type="float">
            <text:p>-0,9254878920</text:p>
          </table:table-cell>
          <table:table-cell table:formula="of:=IF(ISNUMBER([.F193]);180*ATAN([.I193])/PI();&quot;nan&quot;)" office:value-type="float" office:value="-42.7838862774238" calcext:value-type="float">
            <text:p>-42,78</text:p>
          </table:table-cell>
          <table:table-cell table:formula="of:=IF(ISNUMBER([.E193]);IF([.B194]&gt;=[.B192];[.G193];[.G193]+180);&quot;nan&quot;)" office:value-type="float" office:value="-42.7838862774238" calcext:value-type="float">
            <text:p>-42,78</text:p>
          </table:table-cell>
          <table:table-cell table:number-columns-repeated="2"/>
          <table:table-cell table:style-name="Default" table:formula="of:=IF(MOD([.$A193];5)=0;[.$A193];&quot;&quot;)">
            <text:p/>
          </table:table-cell>
          <table:table-cell table:formula="of:=IF(ISNUMBER([.N193]);[.K19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0.3159143944" calcext:value-type="float">
            <text:p>0,3159143944</text:p>
          </table:table-cell>
          <table:table-cell office:value-type="float" office:value="0.67906348" calcext:value-type="float">
            <text:p>0,6790634800</text:p>
          </table:table-cell>
          <table:table-cell/>
          <table:table-cell table:formula="of:=IF(AND(ISNUMBER([.B193]);ISNUMBER([.B195]));([.C195]-[.C193])/([.B195]-[.B193]);&quot;nan&quot;)" office:value-type="float" office:value="-0.932779484802346" calcext:value-type="float">
            <text:p>-0,9327794848</text:p>
          </table:table-cell>
          <table:table-cell table:formula="of:=IF(ISNUMBER([.E194]);ATAN([.E194]);&quot;nan&quot;)" office:value-type="float" office:value="-0.750632980800444" calcext:value-type="float">
            <text:p>-0,7506329808</text:p>
          </table:table-cell>
          <table:table-cell table:formula="of:=IF(ISNUMBER([.F194]);180*[.F194]/PI();&quot;nan&quot;)" office:value-type="float" office:value="-43.00810176319" calcext:value-type="float">
            <text:p>-43,01</text:p>
          </table:table-cell>
          <table:table-cell/>
          <table:table-cell table:formula="of:=IF(ISNUMBER([.E194]);IF([.B195]&gt;=[.B193];[.E194];-1*[.E194]);&quot;nan&quot;)" office:value-type="float" office:value="-0.932779484802346" calcext:value-type="float">
            <text:p>-0,9327794848</text:p>
          </table:table-cell>
          <table:table-cell table:formula="of:=IF(ISNUMBER([.F194]);180*ATAN([.I194])/PI();&quot;nan&quot;)" office:value-type="float" office:value="-43.00810176319" calcext:value-type="float">
            <text:p>-43,01</text:p>
          </table:table-cell>
          <table:table-cell table:formula="of:=IF(ISNUMBER([.E194]);IF([.B195]&gt;=[.B193];[.G194];[.G194]+180);&quot;nan&quot;)" office:value-type="float" office:value="-43.00810176319" calcext:value-type="float">
            <text:p>-43,01</text:p>
          </table:table-cell>
          <table:table-cell table:number-columns-repeated="2"/>
          <table:table-cell table:style-name="Default" table:formula="of:=IF(MOD([.$A194];5)=0;[.$A194];&quot;&quot;)">
            <text:p/>
          </table:table-cell>
          <table:table-cell table:formula="of:=IF(ISNUMBER([.N194]);[.K19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0.3230662654" calcext:value-type="float">
            <text:p>0,3230662654</text:p>
          </table:table-cell>
          <table:table-cell office:value-type="float" office:value="0.672367398" calcext:value-type="float">
            <text:p>0,6723673980</text:p>
          </table:table-cell>
          <table:table-cell/>
          <table:table-cell table:formula="of:=IF(AND(ISNUMBER([.B194]);ISNUMBER([.B196]));([.C196]-[.C194])/([.B196]-[.B194]);&quot;nan&quot;)" office:value-type="float" office:value="-0.939466662508497" calcext:value-type="float">
            <text:p>-0,9394666625</text:p>
          </table:table-cell>
          <table:table-cell table:formula="of:=IF(ISNUMBER([.E195]);ATAN([.E195]);&quot;nan&quot;)" office:value-type="float" office:value="-0.754196960502676" calcext:value-type="float">
            <text:p>-0,7541969605</text:p>
          </table:table-cell>
          <table:table-cell table:formula="of:=IF(ISNUMBER([.F195]);180*[.F195]/PI();&quot;nan&quot;)" office:value-type="float" office:value="-43.2123027583982" calcext:value-type="float">
            <text:p>-43,21</text:p>
          </table:table-cell>
          <table:table-cell/>
          <table:table-cell table:formula="of:=IF(ISNUMBER([.E195]);IF([.B196]&gt;=[.B194];[.E195];-1*[.E195]);&quot;nan&quot;)" office:value-type="float" office:value="-0.939466662508497" calcext:value-type="float">
            <text:p>-0,9394666625</text:p>
          </table:table-cell>
          <table:table-cell table:formula="of:=IF(ISNUMBER([.F195]);180*ATAN([.I195])/PI();&quot;nan&quot;)" office:value-type="float" office:value="-43.2123027583982" calcext:value-type="float">
            <text:p>-43,21</text:p>
          </table:table-cell>
          <table:table-cell table:formula="of:=IF(ISNUMBER([.E195]);IF([.B196]&gt;=[.B194];[.G195];[.G195]+180);&quot;nan&quot;)" office:value-type="float" office:value="-43.2123027583982" calcext:value-type="float">
            <text:p>-43,21</text:p>
          </table:table-cell>
          <table:table-cell table:number-columns-repeated="2"/>
          <table:table-cell table:style-name="Default" table:formula="of:=IF(MOD([.$A195];5)=0;[.$A195];&quot;&quot;)">
            <text:p/>
          </table:table-cell>
          <table:table-cell table:formula="of:=IF(ISNUMBER([.N195]);[.K19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0.3302155454" calcext:value-type="float">
            <text:p>0,3302155454</text:p>
          </table:table-cell>
          <table:table-cell office:value-type="float" office:value="0.6656280254" calcext:value-type="float">
            <text:p>0,6656280254</text:p>
          </table:table-cell>
          <table:table-cell/>
          <table:table-cell table:formula="of:=IF(AND(ISNUMBER([.B195]);ISNUMBER([.B197]));([.C197]-[.C195])/([.B197]-[.B195]);&quot;nan&quot;)" office:value-type="float" office:value="-0.94558607210884" calcext:value-type="float">
            <text:p>-0,9455860721</text:p>
          </table:table-cell>
          <table:table-cell table:formula="of:=IF(ISNUMBER([.E196]);ATAN([.E196]);&quot;nan&quot;)" office:value-type="float" office:value="-0.757437566971603" calcext:value-type="float">
            <text:p>-0,7574375670</text:p>
          </table:table-cell>
          <table:table-cell table:formula="of:=IF(ISNUMBER([.F196]);180*[.F196]/PI();&quot;nan&quot;)" office:value-type="float" office:value="-43.3979758321305" calcext:value-type="float">
            <text:p>-43,40</text:p>
          </table:table-cell>
          <table:table-cell/>
          <table:table-cell table:formula="of:=IF(ISNUMBER([.E196]);IF([.B197]&gt;=[.B195];[.E196];-1*[.E196]);&quot;nan&quot;)" office:value-type="float" office:value="-0.94558607210884" calcext:value-type="float">
            <text:p>-0,9455860721</text:p>
          </table:table-cell>
          <table:table-cell table:formula="of:=IF(ISNUMBER([.F196]);180*ATAN([.I196])/PI();&quot;nan&quot;)" office:value-type="float" office:value="-43.3979758321305" calcext:value-type="float">
            <text:p>-43,40</text:p>
          </table:table-cell>
          <table:table-cell table:formula="of:=IF(ISNUMBER([.E196]);IF([.B197]&gt;=[.B195];[.G196];[.G196]+180);&quot;nan&quot;)" office:value-type="float" office:value="-43.3979758321305" calcext:value-type="float">
            <text:p>-43,40</text:p>
          </table:table-cell>
          <table:table-cell table:number-columns-repeated="2"/>
          <table:table-cell table:style-name="Default" table:formula="of:=IF(MOD([.$A196];5)=0;[.$A196];&quot;&quot;)">
            <text:p/>
          </table:table-cell>
          <table:table-cell table:formula="of:=IF(ISNUMBER([.N196]);[.K19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0.3373633329" calcext:value-type="float">
            <text:p>0,3373633329</text:p>
          </table:table-cell>
          <table:table-cell office:value-type="float" office:value="0.6588482901" calcext:value-type="float">
            <text:p>0,6588482901</text:p>
          </table:table-cell>
          <table:table-cell/>
          <table:table-cell table:formula="of:=IF(AND(ISNUMBER([.B196]);ISNUMBER([.B198]));([.C198]-[.C196])/([.B198]-[.B196]);&quot;nan&quot;)" office:value-type="float" office:value="-0.951192213155542" calcext:value-type="float">
            <text:p>-0,9511922132</text:p>
          </table:table-cell>
          <table:table-cell table:formula="of:=IF(ISNUMBER([.E197]);ATAN([.E197]);&quot;nan&quot;)" office:value-type="float" office:value="-0.760389038013654" calcext:value-type="float">
            <text:p>-0,7603890380</text:p>
          </table:table-cell>
          <table:table-cell table:formula="of:=IF(ISNUMBER([.F197]);180*[.F197]/PI();&quot;nan&quot;)" office:value-type="float" office:value="-43.5670826661951" calcext:value-type="float">
            <text:p>-43,57</text:p>
          </table:table-cell>
          <table:table-cell/>
          <table:table-cell table:formula="of:=IF(ISNUMBER([.E197]);IF([.B198]&gt;=[.B196];[.E197];-1*[.E197]);&quot;nan&quot;)" office:value-type="float" office:value="-0.951192213155542" calcext:value-type="float">
            <text:p>-0,9511922132</text:p>
          </table:table-cell>
          <table:table-cell table:formula="of:=IF(ISNUMBER([.F197]);180*ATAN([.I197])/PI();&quot;nan&quot;)" office:value-type="float" office:value="-43.5670826661951" calcext:value-type="float">
            <text:p>-43,57</text:p>
          </table:table-cell>
          <table:table-cell table:formula="of:=IF(ISNUMBER([.E197]);IF([.B198]&gt;=[.B196];[.G197];[.G197]+180);&quot;nan&quot;)" office:value-type="float" office:value="-43.5670826661951" calcext:value-type="float">
            <text:p>-43,57</text:p>
          </table:table-cell>
          <table:table-cell table:number-columns-repeated="2"/>
          <table:table-cell table:style-name="Default" table:formula="of:=IF(MOD([.$A197];5)=0;[.$A197];&quot;&quot;)" office:value-type="float" office:value="555" calcext:value-type="float">
            <text:p>555</text:p>
          </table:table-cell>
          <table:table-cell table:formula="of:=IF(ISNUMBER([.N197]);[.K197];&quot;&quot;)" office:value-type="float" office:value="-43.5670826661951" calcext:value-type="float">
            <text:p>-43,57</text:p>
          </table:table-cell>
          <table:table-cell table:number-columns-repeated="1009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0.3445131984" calcext:value-type="float">
            <text:p>0,3445131984</text:p>
          </table:table-cell>
          <table:table-cell office:value-type="float" office:value="0.6520282092" calcext:value-type="float">
            <text:p>0,6520282092</text:p>
          </table:table-cell>
          <table:table-cell/>
          <table:table-cell table:formula="of:=IF(AND(ISNUMBER([.B197]);ISNUMBER([.B199]));([.C199]-[.C197])/([.B199]-[.B197]);&quot;nan&quot;)" office:value-type="float" office:value="-0.956299624229733" calcext:value-type="float">
            <text:p>-0,9562996242</text:p>
          </table:table-cell>
          <table:table-cell table:formula="of:=IF(ISNUMBER([.E198]);ATAN([.E198]);&quot;nan&quot;)" office:value-type="float" office:value="-0.763063594300123" calcext:value-type="float">
            <text:p>-0,7630635943</text:p>
          </table:table-cell>
          <table:table-cell table:formula="of:=IF(ISNUMBER([.F198]);180*[.F198]/PI();&quot;nan&quot;)" office:value-type="float" office:value="-43.7203234534799" calcext:value-type="float">
            <text:p>-43,72</text:p>
          </table:table-cell>
          <table:table-cell/>
          <table:table-cell table:formula="of:=IF(ISNUMBER([.E198]);IF([.B199]&gt;=[.B197];[.E198];-1*[.E198]);&quot;nan&quot;)" office:value-type="float" office:value="-0.956299624229733" calcext:value-type="float">
            <text:p>-0,9562996242</text:p>
          </table:table-cell>
          <table:table-cell table:formula="of:=IF(ISNUMBER([.F198]);180*ATAN([.I198])/PI();&quot;nan&quot;)" office:value-type="float" office:value="-43.7203234534799" calcext:value-type="float">
            <text:p>-43,72</text:p>
          </table:table-cell>
          <table:table-cell table:formula="of:=IF(ISNUMBER([.E198]);IF([.B199]&gt;=[.B197];[.G198];[.G198]+180);&quot;nan&quot;)" office:value-type="float" office:value="-43.7203234534799" calcext:value-type="float">
            <text:p>-43,72</text:p>
          </table:table-cell>
          <table:table-cell table:number-columns-repeated="2"/>
          <table:table-cell table:style-name="Default" table:formula="of:=IF(MOD([.$A198];5)=0;[.$A198];&quot;&quot;)">
            <text:p/>
          </table:table-cell>
          <table:table-cell table:formula="of:=IF(ISNUMBER([.N198]);[.K19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0.3516644113" calcext:value-type="float">
            <text:p>0,3516644113</text:p>
          </table:table-cell>
          <table:table-cell office:value-type="float" office:value="0.6451721742" calcext:value-type="float">
            <text:p>0,6451721742</text:p>
          </table:table-cell>
          <table:table-cell/>
          <table:table-cell table:formula="of:=IF(AND(ISNUMBER([.B198]);ISNUMBER([.B200]));([.C200]-[.C198])/([.B200]-[.B198]);&quot;nan&quot;)" office:value-type="float" office:value="-0.960867378213931" calcext:value-type="float">
            <text:p>-0,9608673782</text:p>
          </table:table-cell>
          <table:table-cell table:formula="of:=IF(ISNUMBER([.E199]);ATAN([.E199]);&quot;nan&quot;)" office:value-type="float" office:value="-0.765444020501622" calcext:value-type="float">
            <text:p>-0,7654440205</text:p>
          </table:table-cell>
          <table:table-cell table:formula="of:=IF(ISNUMBER([.F199]);180*[.F199]/PI();&quot;nan&quot;)" office:value-type="float" office:value="-43.8567118282682" calcext:value-type="float">
            <text:p>-43,86</text:p>
          </table:table-cell>
          <table:table-cell/>
          <table:table-cell table:formula="of:=IF(ISNUMBER([.E199]);IF([.B200]&gt;=[.B198];[.E199];-1*[.E199]);&quot;nan&quot;)" office:value-type="float" office:value="-0.960867378213931" calcext:value-type="float">
            <text:p>-0,9608673782</text:p>
          </table:table-cell>
          <table:table-cell table:formula="of:=IF(ISNUMBER([.F199]);180*ATAN([.I199])/PI();&quot;nan&quot;)" office:value-type="float" office:value="-43.8567118282682" calcext:value-type="float">
            <text:p>-43,86</text:p>
          </table:table-cell>
          <table:table-cell table:formula="of:=IF(ISNUMBER([.E199]);IF([.B200]&gt;=[.B198];[.G199];[.G199]+180);&quot;nan&quot;)" office:value-type="float" office:value="-43.8567118282682" calcext:value-type="float">
            <text:p>-43,86</text:p>
          </table:table-cell>
          <table:table-cell table:number-columns-repeated="2"/>
          <table:table-cell table:style-name="Default" table:formula="of:=IF(MOD([.$A199];5)=0;[.$A199];&quot;&quot;)">
            <text:p/>
          </table:table-cell>
          <table:table-cell table:formula="of:=IF(ISNUMBER([.N199]);[.K19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0.3588136867" calcext:value-type="float">
            <text:p>0,3588136867</text:p>
          </table:table-cell>
          <table:table-cell office:value-type="float" office:value="0.6382873365" calcext:value-type="float">
            <text:p>0,6382873365</text:p>
          </table:table-cell>
          <table:table-cell/>
          <table:table-cell table:formula="of:=IF(AND(ISNUMBER([.B199]);ISNUMBER([.B201]));([.C201]-[.C199])/([.B201]-[.B199]);&quot;nan&quot;)" office:value-type="float" office:value="-0.964892997846933" calcext:value-type="float">
            <text:p>-0,9648929978</text:p>
          </table:table-cell>
          <table:table-cell table:formula="of:=IF(ISNUMBER([.E200]);ATAN([.E200]);&quot;nan&quot;)" office:value-type="float" office:value="-0.767532932507343" calcext:value-type="float">
            <text:p>-0,7675329325</text:p>
          </table:table-cell>
          <table:table-cell table:formula="of:=IF(ISNUMBER([.F200]);180*[.F200]/PI();&quot;nan&quot;)" office:value-type="float" office:value="-43.9763976699702" calcext:value-type="float">
            <text:p>-43,98</text:p>
          </table:table-cell>
          <table:table-cell/>
          <table:table-cell table:formula="of:=IF(ISNUMBER([.E200]);IF([.B201]&gt;=[.B199];[.E200];-1*[.E200]);&quot;nan&quot;)" office:value-type="float" office:value="-0.964892997846933" calcext:value-type="float">
            <text:p>-0,9648929978</text:p>
          </table:table-cell>
          <table:table-cell table:formula="of:=IF(ISNUMBER([.F200]);180*ATAN([.I200])/PI();&quot;nan&quot;)" office:value-type="float" office:value="-43.9763976699702" calcext:value-type="float">
            <text:p>-43,98</text:p>
          </table:table-cell>
          <table:table-cell table:formula="of:=IF(ISNUMBER([.E200]);IF([.B201]&gt;=[.B199];[.G200];[.G200]+180);&quot;nan&quot;)" office:value-type="float" office:value="-43.9763976699702" calcext:value-type="float">
            <text:p>-43,98</text:p>
          </table:table-cell>
          <table:table-cell table:number-columns-repeated="2"/>
          <table:table-cell table:style-name="Default" table:formula="of:=IF(MOD([.$A200];5)=0;[.$A200];&quot;&quot;)">
            <text:p/>
          </table:table-cell>
          <table:table-cell table:formula="of:=IF(ISNUMBER([.N200]);[.K20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0.3659593573" calcext:value-type="float">
            <text:p>0,3659593573</text:p>
          </table:table-cell>
          <table:table-cell office:value-type="float" office:value="0.6313790809" calcext:value-type="float">
            <text:p>0,6313790809</text:p>
          </table:table-cell>
          <table:table-cell/>
          <table:table-cell table:formula="of:=IF(AND(ISNUMBER([.B200]);ISNUMBER([.B202]));([.C202]-[.C200])/([.B202]-[.B200]);&quot;nan&quot;)" office:value-type="float" office:value="-0.968408103910782" calcext:value-type="float">
            <text:p>-0,9684081039</text:p>
          </table:table-cell>
          <table:table-cell table:formula="of:=IF(ISNUMBER([.E201]);ATAN([.E201]);&quot;nan&quot;)" office:value-type="float" office:value="-0.769350076667128" calcext:value-type="float">
            <text:p>-0,7693500767</text:p>
          </table:table-cell>
          <table:table-cell table:formula="of:=IF(ISNUMBER([.F201]);180*[.F201]/PI();&quot;nan&quot;)" office:value-type="float" office:value="-44.0805123610928" calcext:value-type="float">
            <text:p>-44,08</text:p>
          </table:table-cell>
          <table:table-cell/>
          <table:table-cell table:formula="of:=IF(ISNUMBER([.E201]);IF([.B202]&gt;=[.B200];[.E201];-1*[.E201]);&quot;nan&quot;)" office:value-type="float" office:value="-0.968408103910782" calcext:value-type="float">
            <text:p>-0,9684081039</text:p>
          </table:table-cell>
          <table:table-cell table:formula="of:=IF(ISNUMBER([.F201]);180*ATAN([.I201])/PI();&quot;nan&quot;)" office:value-type="float" office:value="-44.0805123610928" calcext:value-type="float">
            <text:p>-44,08</text:p>
          </table:table-cell>
          <table:table-cell table:formula="of:=IF(ISNUMBER([.E201]);IF([.B202]&gt;=[.B200];[.G201];[.G201]+180);&quot;nan&quot;)" office:value-type="float" office:value="-44.0805123610928" calcext:value-type="float">
            <text:p>-44,08</text:p>
          </table:table-cell>
          <table:table-cell table:number-columns-repeated="2"/>
          <table:table-cell table:style-name="Default" table:formula="of:=IF(MOD([.$A201];5)=0;[.$A201];&quot;&quot;)">
            <text:p/>
          </table:table-cell>
          <table:table-cell table:formula="of:=IF(ISNUMBER([.N201]);[.K20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0.3731015439" calcext:value-type="float">
            <text:p>0,3731015439</text:p>
          </table:table-cell>
          <table:table-cell office:value-type="float" office:value="0.6244508598" calcext:value-type="float">
            <text:p>0,6244508598</text:p>
          </table:table-cell>
          <table:table-cell/>
          <table:table-cell table:formula="of:=IF(AND(ISNUMBER([.B201]);ISNUMBER([.B203]));([.C203]-[.C201])/([.B203]-[.B201]);&quot;nan&quot;)" office:value-type="float" office:value="-0.971469066332434" calcext:value-type="float">
            <text:p>-0,9714690663</text:p>
          </table:table-cell>
          <table:table-cell table:formula="of:=IF(ISNUMBER([.E202]);ATAN([.E202]);&quot;nan&quot;)" office:value-type="float" office:value="-0.770927258121644" calcext:value-type="float">
            <text:p>-0,7709272581</text:p>
          </table:table-cell>
          <table:table-cell table:formula="of:=IF(ISNUMBER([.F202]);180*[.F202]/PI();&quot;nan&quot;)" office:value-type="float" office:value="-44.1708782019628" calcext:value-type="float">
            <text:p>-44,17</text:p>
          </table:table-cell>
          <table:table-cell/>
          <table:table-cell table:formula="of:=IF(ISNUMBER([.E202]);IF([.B203]&gt;=[.B201];[.E202];-1*[.E202]);&quot;nan&quot;)" office:value-type="float" office:value="-0.971469066332434" calcext:value-type="float">
            <text:p>-0,9714690663</text:p>
          </table:table-cell>
          <table:table-cell table:formula="of:=IF(ISNUMBER([.F202]);180*ATAN([.I202])/PI();&quot;nan&quot;)" office:value-type="float" office:value="-44.1708782019628" calcext:value-type="float">
            <text:p>-44,17</text:p>
          </table:table-cell>
          <table:table-cell table:formula="of:=IF(ISNUMBER([.E202]);IF([.B203]&gt;=[.B201];[.G202];[.G202]+180);&quot;nan&quot;)" office:value-type="float" office:value="-44.1708782019628" calcext:value-type="float">
            <text:p>-44,17</text:p>
          </table:table-cell>
          <table:table-cell table:number-columns-repeated="2"/>
          <table:table-cell table:style-name="Default" table:formula="of:=IF(MOD([.$A202];5)=0;[.$A202];&quot;&quot;)" office:value-type="float" office:value="560" calcext:value-type="float">
            <text:p>560</text:p>
          </table:table-cell>
          <table:table-cell table:formula="of:=IF(ISNUMBER([.N202]);[.K202];&quot;&quot;)" office:value-type="float" office:value="-44.1708782019628" calcext:value-type="float">
            <text:p>-44,17</text:p>
          </table:table-cell>
          <table:table-cell table:number-columns-repeated="1009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0.3802438355" calcext:value-type="float">
            <text:p>0,3802438355</text:p>
          </table:table-cell>
          <table:table-cell office:value-type="float" office:value="0.6175021522" calcext:value-type="float">
            <text:p>0,6175021522</text:p>
          </table:table-cell>
          <table:table-cell/>
          <table:table-cell table:formula="of:=IF(AND(ISNUMBER([.B202]);ISNUMBER([.B204]));([.C204]-[.C202])/([.B204]-[.B202]);&quot;nan&quot;)" office:value-type="float" office:value="-0.974198669213258" calcext:value-type="float">
            <text:p>-0,9741986692</text:p>
          </table:table-cell>
          <table:table-cell table:formula="of:=IF(ISNUMBER([.E203]);ATAN([.E203]);&quot;nan&quot;)" office:value-type="float" office:value="-0.77232963978109" calcext:value-type="float">
            <text:p>-0,7723296398</text:p>
          </table:table-cell>
          <table:table-cell table:formula="of:=IF(ISNUMBER([.F203]);180*[.F203]/PI();&quot;nan&quot;)" office:value-type="float" office:value="-44.2512287523156" calcext:value-type="float">
            <text:p>-44,25</text:p>
          </table:table-cell>
          <table:table-cell/>
          <table:table-cell table:formula="of:=IF(ISNUMBER([.E203]);IF([.B204]&gt;=[.B202];[.E203];-1*[.E203]);&quot;nan&quot;)" office:value-type="float" office:value="-0.974198669213258" calcext:value-type="float">
            <text:p>-0,9741986692</text:p>
          </table:table-cell>
          <table:table-cell table:formula="of:=IF(ISNUMBER([.F203]);180*ATAN([.I203])/PI();&quot;nan&quot;)" office:value-type="float" office:value="-44.2512287523156" calcext:value-type="float">
            <text:p>-44,25</text:p>
          </table:table-cell>
          <table:table-cell table:formula="of:=IF(ISNUMBER([.E203]);IF([.B204]&gt;=[.B202];[.G203];[.G203]+180);&quot;nan&quot;)" office:value-type="float" office:value="-44.2512287523156" calcext:value-type="float">
            <text:p>-44,25</text:p>
          </table:table-cell>
          <table:table-cell table:number-columns-repeated="2"/>
          <table:table-cell table:style-name="Default" table:formula="of:=IF(MOD([.$A203];5)=0;[.$A203];&quot;&quot;)">
            <text:p/>
          </table:table-cell>
          <table:table-cell table:formula="of:=IF(ISNUMBER([.N203]);[.K20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0.387378978" calcext:value-type="float">
            <text:p>0,3873789780</text:p>
          </table:table-cell>
          <table:table-cell office:value-type="float" office:value="0.6105418025" calcext:value-type="float">
            <text:p>0,6105418025</text:p>
          </table:table-cell>
          <table:table-cell/>
          <table:table-cell table:formula="of:=IF(AND(ISNUMBER([.B203]);ISNUMBER([.B205]));([.C205]-[.C203])/([.B205]-[.B203]);&quot;nan&quot;)" office:value-type="float" office:value="-0.976729680179441" calcext:value-type="float">
            <text:p>-0,9767296802</text:p>
          </table:table-cell>
          <table:table-cell table:formula="of:=IF(ISNUMBER([.E204]);ATAN([.E204]);&quot;nan&quot;)" office:value-type="float" office:value="-0.773626576626684" calcext:value-type="float">
            <text:p>-0,7736265766</text:p>
          </table:table-cell>
          <table:table-cell table:formula="of:=IF(ISNUMBER([.F204]);180*[.F204]/PI();&quot;nan&quot;)" office:value-type="float" office:value="-44.3255377598632" calcext:value-type="float">
            <text:p>-44,33</text:p>
          </table:table-cell>
          <table:table-cell/>
          <table:table-cell table:formula="of:=IF(ISNUMBER([.E204]);IF([.B205]&gt;=[.B203];[.E204];-1*[.E204]);&quot;nan&quot;)" office:value-type="float" office:value="-0.976729680179441" calcext:value-type="float">
            <text:p>-0,9767296802</text:p>
          </table:table-cell>
          <table:table-cell table:formula="of:=IF(ISNUMBER([.F204]);180*ATAN([.I204])/PI();&quot;nan&quot;)" office:value-type="float" office:value="-44.3255377598632" calcext:value-type="float">
            <text:p>-44,33</text:p>
          </table:table-cell>
          <table:table-cell table:formula="of:=IF(ISNUMBER([.E204]);IF([.B205]&gt;=[.B203];[.G204];[.G204]+180);&quot;nan&quot;)" office:value-type="float" office:value="-44.3255377598632" calcext:value-type="float">
            <text:p>-44,33</text:p>
          </table:table-cell>
          <table:table-cell table:number-columns-repeated="2"/>
          <table:table-cell table:style-name="Default" table:formula="of:=IF(MOD([.$A204];5)=0;[.$A204];&quot;&quot;)">
            <text:p/>
          </table:table-cell>
          <table:table-cell table:formula="of:=IF(ISNUMBER([.N204]);[.K20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0.3945065488" calcext:value-type="float">
            <text:p>0,3945065488</text:p>
          </table:table-cell>
          <table:table-cell office:value-type="float" office:value="0.6035713368" calcext:value-type="float">
            <text:p>0,6035713368</text:p>
          </table:table-cell>
          <table:table-cell/>
          <table:table-cell table:formula="of:=IF(AND(ISNUMBER([.B204]);ISNUMBER([.B206]));([.C206]-[.C204])/([.B206]-[.B204]);&quot;nan&quot;)" office:value-type="float" office:value="-0.979114091637129" calcext:value-type="float">
            <text:p>-0,9791140916</text:p>
          </table:table-cell>
          <table:table-cell table:formula="of:=IF(ISNUMBER([.E205]);ATAN([.E205]);&quot;nan&quot;)" office:value-type="float" office:value="-0.774845394785469" calcext:value-type="float">
            <text:p>-0,7748453948</text:p>
          </table:table-cell>
          <table:table-cell table:formula="of:=IF(ISNUMBER([.F205]);180*[.F205]/PI();&quot;nan&quot;)" office:value-type="float" office:value="-44.3953708963555" calcext:value-type="float">
            <text:p>-44,40</text:p>
          </table:table-cell>
          <table:table-cell/>
          <table:table-cell table:formula="of:=IF(ISNUMBER([.E205]);IF([.B206]&gt;=[.B204];[.E205];-1*[.E205]);&quot;nan&quot;)" office:value-type="float" office:value="-0.979114091637129" calcext:value-type="float">
            <text:p>-0,9791140916</text:p>
          </table:table-cell>
          <table:table-cell table:formula="of:=IF(ISNUMBER([.F205]);180*ATAN([.I205])/PI();&quot;nan&quot;)" office:value-type="float" office:value="-44.3953708963555" calcext:value-type="float">
            <text:p>-44,40</text:p>
          </table:table-cell>
          <table:table-cell table:formula="of:=IF(ISNUMBER([.E205]);IF([.B206]&gt;=[.B204];[.G205];[.G205]+180);&quot;nan&quot;)" office:value-type="float" office:value="-44.3953708963555" calcext:value-type="float">
            <text:p>-44,40</text:p>
          </table:table-cell>
          <table:table-cell table:number-columns-repeated="2"/>
          <table:table-cell table:style-name="Default" table:formula="of:=IF(MOD([.$A205];5)=0;[.$A205];&quot;&quot;)">
            <text:p/>
          </table:table-cell>
          <table:table-cell table:formula="of:=IF(ISNUMBER([.N205]);[.K20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0.4016259188" calcext:value-type="float">
            <text:p>0,4016259188</text:p>
          </table:table-cell>
          <table:table-cell office:value-type="float" office:value="0.596592422" calcext:value-type="float">
            <text:p>0,5965924220</text:p>
          </table:table-cell>
          <table:table-cell/>
          <table:table-cell table:formula="of:=IF(AND(ISNUMBER([.B205]);ISNUMBER([.B207]));([.C207]-[.C205])/([.B207]-[.B205]);&quot;nan&quot;)" office:value-type="float" office:value="-0.981360192317101" calcext:value-type="float">
            <text:p>-0,9813601923</text:p>
          </table:table-cell>
          <table:table-cell table:formula="of:=IF(ISNUMBER([.E206]);ATAN([.E206]);&quot;nan&quot;)" office:value-type="float" office:value="-0.775990859317178" calcext:value-type="float">
            <text:p>-0,7759908593</text:p>
          </table:table-cell>
          <table:table-cell table:formula="of:=IF(ISNUMBER([.F206]);180*[.F206]/PI();&quot;nan&quot;)" office:value-type="float" office:value="-44.4610011796043" calcext:value-type="float">
            <text:p>-44,46</text:p>
          </table:table-cell>
          <table:table-cell/>
          <table:table-cell table:formula="of:=IF(ISNUMBER([.E206]);IF([.B207]&gt;=[.B205];[.E206];-1*[.E206]);&quot;nan&quot;)" office:value-type="float" office:value="-0.981360192317101" calcext:value-type="float">
            <text:p>-0,9813601923</text:p>
          </table:table-cell>
          <table:table-cell table:formula="of:=IF(ISNUMBER([.F206]);180*ATAN([.I206])/PI();&quot;nan&quot;)" office:value-type="float" office:value="-44.4610011796043" calcext:value-type="float">
            <text:p>-44,46</text:p>
          </table:table-cell>
          <table:table-cell table:formula="of:=IF(ISNUMBER([.E206]);IF([.B207]&gt;=[.B205];[.G206];[.G206]+180);&quot;nan&quot;)" office:value-type="float" office:value="-44.4610011796043" calcext:value-type="float">
            <text:p>-44,46</text:p>
          </table:table-cell>
          <table:table-cell table:number-columns-repeated="2"/>
          <table:table-cell table:style-name="Default" table:formula="of:=IF(MOD([.$A206];5)=0;[.$A206];&quot;&quot;)">
            <text:p/>
          </table:table-cell>
          <table:table-cell table:formula="of:=IF(ISNUMBER([.N206]);[.K20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0.4087362557" calcext:value-type="float">
            <text:p>0,4087362557</text:p>
          </table:table-cell>
          <table:table-cell office:value-type="float" office:value="0.5896068689" calcext:value-type="float">
            <text:p>0,5896068689</text:p>
          </table:table-cell>
          <table:table-cell/>
          <table:table-cell table:formula="of:=IF(AND(ISNUMBER([.B206]);ISNUMBER([.B208]));([.C208]-[.C206])/([.B208]-[.B206]);&quot;nan&quot;)" office:value-type="float" office:value="-0.983433892528081" calcext:value-type="float">
            <text:p>-0,9834338925</text:p>
          </table:table-cell>
          <table:table-cell table:formula="of:=IF(ISNUMBER([.E207]);ATAN([.E207]);&quot;nan&quot;)" office:value-type="float" office:value="-0.777046121852681" calcext:value-type="float">
            <text:p>-0,7770461219</text:p>
          </table:table-cell>
          <table:table-cell table:formula="of:=IF(ISNUMBER([.F207]);180*[.F207]/PI();&quot;nan&quot;)" office:value-type="float" office:value="-44.5214632691669" calcext:value-type="float">
            <text:p>-44,52</text:p>
          </table:table-cell>
          <table:table-cell/>
          <table:table-cell table:formula="of:=IF(ISNUMBER([.E207]);IF([.B208]&gt;=[.B206];[.E207];-1*[.E207]);&quot;nan&quot;)" office:value-type="float" office:value="-0.983433892528081" calcext:value-type="float">
            <text:p>-0,9834338925</text:p>
          </table:table-cell>
          <table:table-cell table:formula="of:=IF(ISNUMBER([.F207]);180*ATAN([.I207])/PI();&quot;nan&quot;)" office:value-type="float" office:value="-44.5214632691669" calcext:value-type="float">
            <text:p>-44,52</text:p>
          </table:table-cell>
          <table:table-cell table:formula="of:=IF(ISNUMBER([.E207]);IF([.B208]&gt;=[.B206];[.G207];[.G207]+180);&quot;nan&quot;)" office:value-type="float" office:value="-44.5214632691669" calcext:value-type="float">
            <text:p>-44,52</text:p>
          </table:table-cell>
          <table:table-cell table:number-columns-repeated="2"/>
          <table:table-cell table:style-name="Default" table:formula="of:=IF(MOD([.$A207];5)=0;[.$A207];&quot;&quot;)" office:value-type="float" office:value="565" calcext:value-type="float">
            <text:p>565</text:p>
          </table:table-cell>
          <table:table-cell table:formula="of:=IF(ISNUMBER([.N207]);[.K207];&quot;&quot;)" office:value-type="float" office:value="-44.5214632691669" calcext:value-type="float">
            <text:p>-44,52</text:p>
          </table:table-cell>
          <table:table-cell table:number-columns-repeated="1009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0.4158357747" calcext:value-type="float">
            <text:p>0,4158357747</text:p>
          </table:table-cell>
          <table:table-cell office:value-type="float" office:value="0.5826179681" calcext:value-type="float">
            <text:p>0,5826179681</text:p>
          </table:table-cell>
          <table:table-cell/>
          <table:table-cell table:formula="of:=IF(AND(ISNUMBER([.B207]);ISNUMBER([.B209]));([.C209]-[.C207])/([.B209]-[.B207]);&quot;nan&quot;)" office:value-type="float" office:value="-0.985301710557828" calcext:value-type="float">
            <text:p>-0,9853017106</text:p>
          </table:table-cell>
          <table:table-cell table:formula="of:=IF(ISNUMBER([.E208]);ATAN([.E208]);&quot;nan&quot;)" office:value-type="float" office:value="-0.777994744147741" calcext:value-type="float">
            <text:p>-0,7779947441</text:p>
          </table:table-cell>
          <table:table-cell table:formula="of:=IF(ISNUMBER([.F208]);180*[.F208]/PI();&quot;nan&quot;)" office:value-type="float" office:value="-44.5758153230258" calcext:value-type="float">
            <text:p>-44,58</text:p>
          </table:table-cell>
          <table:table-cell/>
          <table:table-cell table:formula="of:=IF(ISNUMBER([.E208]);IF([.B209]&gt;=[.B207];[.E208];-1*[.E208]);&quot;nan&quot;)" office:value-type="float" office:value="-0.985301710557828" calcext:value-type="float">
            <text:p>-0,9853017106</text:p>
          </table:table-cell>
          <table:table-cell table:formula="of:=IF(ISNUMBER([.F208]);180*ATAN([.I208])/PI();&quot;nan&quot;)" office:value-type="float" office:value="-44.5758153230258" calcext:value-type="float">
            <text:p>-44,58</text:p>
          </table:table-cell>
          <table:table-cell table:formula="of:=IF(ISNUMBER([.E208]);IF([.B209]&gt;=[.B207];[.G208];[.G208]+180);&quot;nan&quot;)" office:value-type="float" office:value="-44.5758153230258" calcext:value-type="float">
            <text:p>-44,58</text:p>
          </table:table-cell>
          <table:table-cell table:number-columns-repeated="2"/>
          <table:table-cell table:style-name="Default" table:formula="of:=IF(MOD([.$A208];5)=0;[.$A208];&quot;&quot;)">
            <text:p/>
          </table:table-cell>
          <table:table-cell table:formula="of:=IF(ISNUMBER([.N208]);[.K20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0.4229209267" calcext:value-type="float">
            <text:p>0,4229209267</text:p>
          </table:table-cell>
          <table:table-cell office:value-type="float" office:value="0.5756306883" calcext:value-type="float">
            <text:p>0,5756306883</text:p>
          </table:table-cell>
          <table:table-cell/>
          <table:table-cell table:formula="of:=IF(AND(ISNUMBER([.B208]);ISNUMBER([.B210]));([.C210]-[.C208])/([.B210]-[.B208]);&quot;nan&quot;)" office:value-type="float" office:value="-0.987014984499441" calcext:value-type="float">
            <text:p>-0,9870149845</text:p>
          </table:table-cell>
          <table:table-cell table:formula="of:=IF(ISNUMBER([.E209]);ATAN([.E209]);&quot;nan&quot;)" office:value-type="float" office:value="-0.778863320548643" calcext:value-type="float">
            <text:p>-0,7788633205</text:p>
          </table:table-cell>
          <table:table-cell table:formula="of:=IF(ISNUMBER([.F209]);180*[.F209]/PI();&quot;nan&quot;)" office:value-type="float" office:value="-44.6255810849822" calcext:value-type="float">
            <text:p>-44,63</text:p>
          </table:table-cell>
          <table:table-cell/>
          <table:table-cell table:formula="of:=IF(ISNUMBER([.E209]);IF([.B210]&gt;=[.B208];[.E209];-1*[.E209]);&quot;nan&quot;)" office:value-type="float" office:value="-0.987014984499441" calcext:value-type="float">
            <text:p>-0,9870149845</text:p>
          </table:table-cell>
          <table:table-cell table:formula="of:=IF(ISNUMBER([.F209]);180*ATAN([.I209])/PI();&quot;nan&quot;)" office:value-type="float" office:value="-44.6255810849822" calcext:value-type="float">
            <text:p>-44,63</text:p>
          </table:table-cell>
          <table:table-cell table:formula="of:=IF(ISNUMBER([.E209]);IF([.B210]&gt;=[.B208];[.G209];[.G209]+180);&quot;nan&quot;)" office:value-type="float" office:value="-44.6255810849822" calcext:value-type="float">
            <text:p>-44,63</text:p>
          </table:table-cell>
          <table:table-cell table:number-columns-repeated="2"/>
          <table:table-cell table:style-name="Default" table:formula="of:=IF(MOD([.$A209];5)=0;[.$A209];&quot;&quot;)">
            <text:p/>
          </table:table-cell>
          <table:table-cell table:formula="of:=IF(ISNUMBER([.N209]);[.K20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0.4299886265" calcext:value-type="float">
            <text:p>0,4299886265</text:p>
          </table:table-cell>
          <table:table-cell office:value-type="float" office:value="0.5686488913" calcext:value-type="float">
            <text:p>0,5686488913</text:p>
          </table:table-cell>
          <table:table-cell/>
          <table:table-cell table:formula="of:=IF(AND(ISNUMBER([.B209]);ISNUMBER([.B211]));([.C211]-[.C209])/([.B211]-[.B209]);&quot;nan&quot;)" office:value-type="float" office:value="-0.988623736556075" calcext:value-type="float">
            <text:p>-0,9886237366</text:p>
          </table:table-cell>
          <table:table-cell table:formula="of:=IF(ISNUMBER([.E210]);ATAN([.E210]);&quot;nan&quot;)" office:value-type="float" office:value="-0.779677554145404" calcext:value-type="float">
            <text:p>-0,7796775541</text:p>
          </table:table-cell>
          <table:table-cell table:formula="of:=IF(ISNUMBER([.F210]);180*[.F210]/PI();&quot;nan&quot;)" office:value-type="float" office:value="-44.6722332336144" calcext:value-type="float">
            <text:p>-44,67</text:p>
          </table:table-cell>
          <table:table-cell/>
          <table:table-cell table:formula="of:=IF(ISNUMBER([.E210]);IF([.B211]&gt;=[.B209];[.E210];-1*[.E210]);&quot;nan&quot;)" office:value-type="float" office:value="-0.988623736556075" calcext:value-type="float">
            <text:p>-0,9886237366</text:p>
          </table:table-cell>
          <table:table-cell table:formula="of:=IF(ISNUMBER([.F210]);180*ATAN([.I210])/PI();&quot;nan&quot;)" office:value-type="float" office:value="-44.6722332336144" calcext:value-type="float">
            <text:p>-44,67</text:p>
          </table:table-cell>
          <table:table-cell table:formula="of:=IF(ISNUMBER([.E210]);IF([.B211]&gt;=[.B209];[.G210];[.G210]+180);&quot;nan&quot;)" office:value-type="float" office:value="-44.6722332336144" calcext:value-type="float">
            <text:p>-44,67</text:p>
          </table:table-cell>
          <table:table-cell table:number-columns-repeated="2"/>
          <table:table-cell table:style-name="Default" table:formula="of:=IF(MOD([.$A210];5)=0;[.$A210];&quot;&quot;)">
            <text:p/>
          </table:table-cell>
          <table:table-cell table:formula="of:=IF(ISNUMBER([.N210]);[.K21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0.4370364226" calcext:value-type="float">
            <text:p>0,4370364226</text:p>
          </table:table-cell>
          <table:table-cell office:value-type="float" office:value="0.561675774" calcext:value-type="float">
            <text:p>0,5616757740</text:p>
          </table:table-cell>
          <table:table-cell/>
          <table:table-cell table:formula="of:=IF(AND(ISNUMBER([.B210]);ISNUMBER([.B212]));([.C212]-[.C210])/([.B212]-[.B210]);&quot;nan&quot;)" office:value-type="float" office:value="-0.990134275463519" calcext:value-type="float">
            <text:p>-0,9901342755</text:p>
          </table:table-cell>
          <table:table-cell table:formula="of:=IF(ISNUMBER([.E211]);ATAN([.E211]);&quot;nan&quot;)" office:value-type="float" office:value="-0.780440887980086" calcext:value-type="float">
            <text:p>-0,7804408880</text:p>
          </table:table-cell>
          <table:table-cell table:formula="of:=IF(ISNUMBER([.F211]);180*[.F211]/PI();&quot;nan&quot;)" office:value-type="float" office:value="-44.7159690407012" calcext:value-type="float">
            <text:p>-44,72</text:p>
          </table:table-cell>
          <table:table-cell/>
          <table:table-cell table:formula="of:=IF(ISNUMBER([.E211]);IF([.B212]&gt;=[.B210];[.E211];-1*[.E211]);&quot;nan&quot;)" office:value-type="float" office:value="-0.990134275463519" calcext:value-type="float">
            <text:p>-0,9901342755</text:p>
          </table:table-cell>
          <table:table-cell table:formula="of:=IF(ISNUMBER([.F211]);180*ATAN([.I211])/PI();&quot;nan&quot;)" office:value-type="float" office:value="-44.7159690407012" calcext:value-type="float">
            <text:p>-44,72</text:p>
          </table:table-cell>
          <table:table-cell table:formula="of:=IF(ISNUMBER([.E211]);IF([.B212]&gt;=[.B210];[.G211];[.G211]+180);&quot;nan&quot;)" office:value-type="float" office:value="-44.7159690407012" calcext:value-type="float">
            <text:p>-44,72</text:p>
          </table:table-cell>
          <table:table-cell table:number-columns-repeated="2"/>
          <table:table-cell table:style-name="Default" table:formula="of:=IF(MOD([.$A211];5)=0;[.$A211];&quot;&quot;)">
            <text:p/>
          </table:table-cell>
          <table:table-cell table:formula="of:=IF(ISNUMBER([.N211]);[.K21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0.4440624636" calcext:value-type="float">
            <text:p>0,4440624636</text:p>
          </table:table-cell>
          <table:table-cell office:value-type="float" office:value="0.5547139028" calcext:value-type="float">
            <text:p>0,5547139028</text:p>
          </table:table-cell>
          <table:table-cell/>
          <table:table-cell table:formula="of:=IF(AND(ISNUMBER([.B211]);ISNUMBER([.B213]));([.C213]-[.C211])/([.B213]-[.B211]);&quot;nan&quot;)" office:value-type="float" office:value="-0.991532355975666" calcext:value-type="float">
            <text:p>-0,9915323560</text:p>
          </table:table-cell>
          <table:table-cell table:formula="of:=IF(ISNUMBER([.E212]);ATAN([.E212]);&quot;nan&quot;)" office:value-type="float" office:value="-0.781146365542671" calcext:value-type="float">
            <text:p>-0,7811463655</text:p>
          </table:table-cell>
          <table:table-cell table:formula="of:=IF(ISNUMBER([.F212]);180*[.F212]/PI();&quot;nan&quot;)" office:value-type="float" office:value="-44.7563899275785" calcext:value-type="float">
            <text:p>-44,76</text:p>
          </table:table-cell>
          <table:table-cell/>
          <table:table-cell table:formula="of:=IF(ISNUMBER([.E212]);IF([.B213]&gt;=[.B211];[.E212];-1*[.E212]);&quot;nan&quot;)" office:value-type="float" office:value="-0.991532355975666" calcext:value-type="float">
            <text:p>-0,9915323560</text:p>
          </table:table-cell>
          <table:table-cell table:formula="of:=IF(ISNUMBER([.F212]);180*ATAN([.I212])/PI();&quot;nan&quot;)" office:value-type="float" office:value="-44.7563899275785" calcext:value-type="float">
            <text:p>-44,76</text:p>
          </table:table-cell>
          <table:table-cell table:formula="of:=IF(ISNUMBER([.E212]);IF([.B213]&gt;=[.B211];[.G212];[.G212]+180);&quot;nan&quot;)" office:value-type="float" office:value="-44.7563899275785" calcext:value-type="float">
            <text:p>-44,76</text:p>
          </table:table-cell>
          <table:table-cell table:number-columns-repeated="2"/>
          <table:table-cell table:style-name="Default" table:formula="of:=IF(MOD([.$A212];5)=0;[.$A212];&quot;&quot;)" office:value-type="float" office:value="570" calcext:value-type="float">
            <text:p>570</text:p>
          </table:table-cell>
          <table:table-cell table:formula="of:=IF(ISNUMBER([.N212]);[.K212];&quot;&quot;)" office:value-type="float" office:value="-44.7563899275785" calcext:value-type="float">
            <text:p>-44,76</text:p>
          </table:table-cell>
          <table:table-cell table:number-columns-repeated="1009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0.451064941" calcext:value-type="float">
            <text:p>0,4510649410</text:p>
          </table:table-cell>
          <table:table-cell office:value-type="float" office:value="0.5477660441" calcext:value-type="float">
            <text:p>0,5477660441</text:p>
          </table:table-cell>
          <table:table-cell/>
          <table:table-cell table:formula="of:=IF(AND(ISNUMBER([.B212]);ISNUMBER([.B214]));([.C214]-[.C212])/([.B214]-[.B212]);&quot;nan&quot;)" office:value-type="float" office:value="-0.992779586387435" calcext:value-type="float">
            <text:p>-0,9927795864</text:p>
          </table:table-cell>
          <table:table-cell table:formula="of:=IF(ISNUMBER([.E213]);ATAN([.E213]);&quot;nan&quot;)" office:value-type="float" office:value="-0.781774891629164" calcext:value-type="float">
            <text:p>-0,7817748916</text:p>
          </table:table-cell>
          <table:table-cell table:formula="of:=IF(ISNUMBER([.F213]);180*[.F213]/PI();&quot;nan&quot;)" office:value-type="float" office:value="-44.7924018196484" calcext:value-type="float">
            <text:p>-44,79</text:p>
          </table:table-cell>
          <table:table-cell/>
          <table:table-cell table:formula="of:=IF(ISNUMBER([.E213]);IF([.B214]&gt;=[.B212];[.E213];-1*[.E213]);&quot;nan&quot;)" office:value-type="float" office:value="-0.992779586387435" calcext:value-type="float">
            <text:p>-0,9927795864</text:p>
          </table:table-cell>
          <table:table-cell table:formula="of:=IF(ISNUMBER([.F213]);180*ATAN([.I213])/PI();&quot;nan&quot;)" office:value-type="float" office:value="-44.7924018196484" calcext:value-type="float">
            <text:p>-44,79</text:p>
          </table:table-cell>
          <table:table-cell table:formula="of:=IF(ISNUMBER([.E213]);IF([.B214]&gt;=[.B212];[.G213];[.G213]+180);&quot;nan&quot;)" office:value-type="float" office:value="-44.7924018196484" calcext:value-type="float">
            <text:p>-44,79</text:p>
          </table:table-cell>
          <table:table-cell table:number-columns-repeated="2"/>
          <table:table-cell table:style-name="Default" table:formula="of:=IF(MOD([.$A213];5)=0;[.$A213];&quot;&quot;)">
            <text:p/>
          </table:table-cell>
          <table:table-cell table:formula="of:=IF(ISNUMBER([.N213]);[.K21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0.4580406656" calcext:value-type="float">
            <text:p>0,4580406656</text:p>
          </table:table-cell>
          <table:table-cell office:value-type="float" office:value="0.5408366292" calcext:value-type="float">
            <text:p>0,5408366292</text:p>
          </table:table-cell>
          <table:table-cell/>
          <table:table-cell table:formula="of:=IF(AND(ISNUMBER([.B213]);ISNUMBER([.B215]));([.C215]-[.C213])/([.B215]-[.B213]);&quot;nan&quot;)" office:value-type="float" office:value="-0.993865484141246" calcext:value-type="float">
            <text:p>-0,9938654841</text:p>
          </table:table-cell>
          <table:table-cell table:formula="of:=IF(ISNUMBER([.E214]);ATAN([.E214]);&quot;nan&quot;)" office:value-type="float" office:value="-0.782321478159097" calcext:value-type="float">
            <text:p>-0,7823214782</text:p>
          </table:table-cell>
          <table:table-cell table:formula="of:=IF(ISNUMBER([.F214]);180*[.F214]/PI();&quot;nan&quot;)" office:value-type="float" office:value="-44.8237189209523" calcext:value-type="float">
            <text:p>-44,82</text:p>
          </table:table-cell>
          <table:table-cell/>
          <table:table-cell table:formula="of:=IF(ISNUMBER([.E214]);IF([.B215]&gt;=[.B213];[.E214];-1*[.E214]);&quot;nan&quot;)" office:value-type="float" office:value="-0.993865484141246" calcext:value-type="float">
            <text:p>-0,9938654841</text:p>
          </table:table-cell>
          <table:table-cell table:formula="of:=IF(ISNUMBER([.F214]);180*ATAN([.I214])/PI();&quot;nan&quot;)" office:value-type="float" office:value="-44.8237189209523" calcext:value-type="float">
            <text:p>-44,82</text:p>
          </table:table-cell>
          <table:table-cell table:formula="of:=IF(ISNUMBER([.E214]);IF([.B215]&gt;=[.B213];[.G214];[.G214]+180);&quot;nan&quot;)" office:value-type="float" office:value="-44.8237189209523" calcext:value-type="float">
            <text:p>-44,82</text:p>
          </table:table-cell>
          <table:table-cell table:number-columns-repeated="2"/>
          <table:table-cell table:style-name="Default" table:formula="of:=IF(MOD([.$A214];5)=0;[.$A214];&quot;&quot;)">
            <text:p/>
          </table:table-cell>
          <table:table-cell table:formula="of:=IF(ISNUMBER([.N214]);[.K21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0.464986333" calcext:value-type="float">
            <text:p>0,4649863330</text:p>
          </table:table-cell>
          <table:table-cell office:value-type="float" office:value="0.5339300531" calcext:value-type="float">
            <text:p>0,5339300531</text:p>
          </table:table-cell>
          <table:table-cell/>
          <table:table-cell table:formula="of:=IF(AND(ISNUMBER([.B214]);ISNUMBER([.B216]));([.C216]-[.C214])/([.B216]-[.B214]);&quot;nan&quot;)" office:value-type="float" office:value="-0.994803153912033" calcext:value-type="float">
            <text:p>-0,9948031539</text:p>
          </table:table-cell>
          <table:table-cell table:formula="of:=IF(ISNUMBER([.E215]);ATAN([.E215]);&quot;nan&quot;)" office:value-type="float" office:value="-0.782792976855219" calcext:value-type="float">
            <text:p>-0,7827929769</text:p>
          </table:table-cell>
          <table:table-cell table:formula="of:=IF(ISNUMBER([.F215]);180*[.F215]/PI();&quot;nan&quot;)" office:value-type="float" office:value="-44.850733806286" calcext:value-type="float">
            <text:p>-44,85</text:p>
          </table:table-cell>
          <table:table-cell/>
          <table:table-cell table:formula="of:=IF(ISNUMBER([.E215]);IF([.B216]&gt;=[.B214];[.E215];-1*[.E215]);&quot;nan&quot;)" office:value-type="float" office:value="-0.994803153912033" calcext:value-type="float">
            <text:p>-0,9948031539</text:p>
          </table:table-cell>
          <table:table-cell table:formula="of:=IF(ISNUMBER([.F215]);180*ATAN([.I215])/PI();&quot;nan&quot;)" office:value-type="float" office:value="-44.850733806286" calcext:value-type="float">
            <text:p>-44,85</text:p>
          </table:table-cell>
          <table:table-cell table:formula="of:=IF(ISNUMBER([.E215]);IF([.B216]&gt;=[.B214];[.G215];[.G215]+180);&quot;nan&quot;)" office:value-type="float" office:value="-44.850733806286" calcext:value-type="float">
            <text:p>-44,85</text:p>
          </table:table-cell>
          <table:table-cell table:number-columns-repeated="2"/>
          <table:table-cell table:style-name="Default" table:formula="of:=IF(MOD([.$A215];5)=0;[.$A215];&quot;&quot;)">
            <text:p/>
          </table:table-cell>
          <table:table-cell table:formula="of:=IF(ISNUMBER([.N215]);[.K21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0.4718987439" calcext:value-type="float">
            <text:p>0,4718987439</text:p>
          </table:table-cell>
          <table:table-cell office:value-type="float" office:value="0.5270505692" calcext:value-type="float">
            <text:p>0,5270505692</text:p>
          </table:table-cell>
          <table:table-cell/>
          <table:table-cell table:formula="of:=IF(AND(ISNUMBER([.B215]);ISNUMBER([.B217]));([.C217]-[.C215])/([.B217]-[.B215]);&quot;nan&quot;)" office:value-type="float" office:value="-0.99559687536348" calcext:value-type="float">
            <text:p>-0,9955968754</text:p>
          </table:table-cell>
          <table:table-cell table:formula="of:=IF(ISNUMBER([.E216]);ATAN([.E216]);&quot;nan&quot;)" office:value-type="float" office:value="-0.783191747088788" calcext:value-type="float">
            <text:p>-0,7831917471</text:p>
          </table:table-cell>
          <table:table-cell table:formula="of:=IF(ISNUMBER([.F216]);180*[.F216]/PI();&quot;nan&quot;)" office:value-type="float" office:value="-44.8735816576649" calcext:value-type="float">
            <text:p>-44,87</text:p>
          </table:table-cell>
          <table:table-cell/>
          <table:table-cell table:formula="of:=IF(ISNUMBER([.E216]);IF([.B217]&gt;=[.B215];[.E216];-1*[.E216]);&quot;nan&quot;)" office:value-type="float" office:value="-0.99559687536348" calcext:value-type="float">
            <text:p>-0,9955968754</text:p>
          </table:table-cell>
          <table:table-cell table:formula="of:=IF(ISNUMBER([.F216]);180*ATAN([.I216])/PI();&quot;nan&quot;)" office:value-type="float" office:value="-44.8735816576649" calcext:value-type="float">
            <text:p>-44,87</text:p>
          </table:table-cell>
          <table:table-cell table:formula="of:=IF(ISNUMBER([.E216]);IF([.B217]&gt;=[.B215];[.G216];[.G216]+180);&quot;nan&quot;)" office:value-type="float" office:value="-44.8735816576649" calcext:value-type="float">
            <text:p>-44,87</text:p>
          </table:table-cell>
          <table:table-cell table:number-columns-repeated="2"/>
          <table:table-cell table:style-name="Default" table:formula="of:=IF(MOD([.$A216];5)=0;[.$A216];&quot;&quot;)">
            <text:p/>
          </table:table-cell>
          <table:table-cell table:formula="of:=IF(ISNUMBER([.N216]);[.K21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0.4787747912" calcext:value-type="float">
            <text:p>0,4787747912</text:p>
          </table:table-cell>
          <table:table-cell office:value-type="float" office:value="0.5202023072" calcext:value-type="float">
            <text:p>0,5202023072</text:p>
          </table:table-cell>
          <table:table-cell/>
          <table:table-cell table:formula="of:=IF(AND(ISNUMBER([.B216]);ISNUMBER([.B218]));([.C218]-[.C216])/([.B218]-[.B216]);&quot;nan&quot;)" office:value-type="float" office:value="-0.996285598890245" calcext:value-type="float">
            <text:p>-0,9962855989</text:p>
          </table:table-cell>
          <table:table-cell table:formula="of:=IF(ISNUMBER([.E217]);ATAN([.E217]);&quot;nan&quot;)" office:value-type="float" office:value="-0.783537509378124" calcext:value-type="float">
            <text:p>-0,7835375094</text:p>
          </table:table-cell>
          <table:table-cell table:formula="of:=IF(ISNUMBER([.F217]);180*[.F217]/PI();&quot;nan&quot;)" office:value-type="float" office:value="-44.8933923775587" calcext:value-type="float">
            <text:p>-44,89</text:p>
          </table:table-cell>
          <table:table-cell/>
          <table:table-cell table:formula="of:=IF(ISNUMBER([.E217]);IF([.B218]&gt;=[.B216];[.E217];-1*[.E217]);&quot;nan&quot;)" office:value-type="float" office:value="-0.996285598890245" calcext:value-type="float">
            <text:p>-0,9962855989</text:p>
          </table:table-cell>
          <table:table-cell table:formula="of:=IF(ISNUMBER([.F217]);180*ATAN([.I217])/PI();&quot;nan&quot;)" office:value-type="float" office:value="-44.8933923775587" calcext:value-type="float">
            <text:p>-44,89</text:p>
          </table:table-cell>
          <table:table-cell table:formula="of:=IF(ISNUMBER([.E217]);IF([.B218]&gt;=[.B216];[.G217];[.G217]+180);&quot;nan&quot;)" office:value-type="float" office:value="-44.8933923775587" calcext:value-type="float">
            <text:p>-44,89</text:p>
          </table:table-cell>
          <table:table-cell table:number-columns-repeated="2"/>
          <table:table-cell table:style-name="Default" table:formula="of:=IF(MOD([.$A217];5)=0;[.$A217];&quot;&quot;)" office:value-type="float" office:value="575" calcext:value-type="float">
            <text:p>575</text:p>
          </table:table-cell>
          <table:table-cell table:formula="of:=IF(ISNUMBER([.N217]);[.K217];&quot;&quot;)" office:value-type="float" office:value="-44.8933923775587" calcext:value-type="float">
            <text:p>-44,89</text:p>
          </table:table-cell>
          <table:table-cell table:number-columns-repeated="1009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0.4856115871" calcext:value-type="float">
            <text:p>0,4856115871</text:p>
          </table:table-cell>
          <table:table-cell office:value-type="float" office:value="0.513388661" calcext:value-type="float">
            <text:p>0,5133886610</text:p>
          </table:table-cell>
          <table:table-cell/>
          <table:table-cell table:formula="of:=IF(AND(ISNUMBER([.B217]);ISNUMBER([.B219]));([.C219]-[.C217])/([.B219]-[.B217]);&quot;nan&quot;)" office:value-type="float" office:value="-0.996859303021806" calcext:value-type="float">
            <text:p>-0,9968593030</text:p>
          </table:table-cell>
          <table:table-cell table:formula="of:=IF(ISNUMBER([.E218]);ATAN([.E218]);&quot;nan&quot;)" office:value-type="float" office:value="-0.783825346332335" calcext:value-type="float">
            <text:p>-0,7838253463</text:p>
          </table:table-cell>
          <table:table-cell table:formula="of:=IF(ISNUMBER([.F218]);180*[.F218]/PI();&quot;nan&quot;)" office:value-type="float" office:value="-44.9098842202229" calcext:value-type="float">
            <text:p>-44,91</text:p>
          </table:table-cell>
          <table:table-cell/>
          <table:table-cell table:formula="of:=IF(ISNUMBER([.E218]);IF([.B219]&gt;=[.B217];[.E218];-1*[.E218]);&quot;nan&quot;)" office:value-type="float" office:value="-0.996859303021806" calcext:value-type="float">
            <text:p>-0,9968593030</text:p>
          </table:table-cell>
          <table:table-cell table:formula="of:=IF(ISNUMBER([.F218]);180*ATAN([.I218])/PI();&quot;nan&quot;)" office:value-type="float" office:value="-44.9098842202229" calcext:value-type="float">
            <text:p>-44,91</text:p>
          </table:table-cell>
          <table:table-cell table:formula="of:=IF(ISNUMBER([.E218]);IF([.B219]&gt;=[.B217];[.G218];[.G218]+180);&quot;nan&quot;)" office:value-type="float" office:value="-44.9098842202229" calcext:value-type="float">
            <text:p>-44,91</text:p>
          </table:table-cell>
          <table:table-cell table:number-columns-repeated="2"/>
          <table:table-cell table:style-name="Default" table:formula="of:=IF(MOD([.$A218];5)=0;[.$A218];&quot;&quot;)">
            <text:p/>
          </table:table-cell>
          <table:table-cell table:formula="of:=IF(ISNUMBER([.N218]);[.K21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0.4924049823" calcext:value-type="float">
            <text:p>0,4924049823</text:p>
          </table:table-cell>
          <table:table-cell office:value-type="float" office:value="0.5066149244" calcext:value-type="float">
            <text:p>0,5066149244</text:p>
          </table:table-cell>
          <table:table-cell/>
          <table:table-cell table:formula="of:=IF(AND(ISNUMBER([.B218]);ISNUMBER([.B220]));([.C220]-[.C218])/([.B220]-[.B218]);&quot;nan&quot;)" office:value-type="float" office:value="-0.997210992426872" calcext:value-type="float">
            <text:p>-0,9972109924</text:p>
          </table:table-cell>
          <table:table-cell table:formula="of:=IF(ISNUMBER([.E219]);ATAN([.E219]);&quot;nan&quot;)" office:value-type="float" office:value="-0.784001713162205" calcext:value-type="float">
            <text:p>-0,7840017132</text:p>
          </table:table-cell>
          <table:table-cell table:formula="of:=IF(ISNUMBER([.F219]);180*[.F219]/PI();&quot;nan&quot;)" office:value-type="float" office:value="-44.9199892952205" calcext:value-type="float">
            <text:p>-44,92</text:p>
          </table:table-cell>
          <table:table-cell/>
          <table:table-cell table:formula="of:=IF(ISNUMBER([.E219]);IF([.B220]&gt;=[.B218];[.E219];-1*[.E219]);&quot;nan&quot;)" office:value-type="float" office:value="-0.997210992426872" calcext:value-type="float">
            <text:p>-0,9972109924</text:p>
          </table:table-cell>
          <table:table-cell table:formula="of:=IF(ISNUMBER([.F219]);180*ATAN([.I219])/PI();&quot;nan&quot;)" office:value-type="float" office:value="-44.9199892952205" calcext:value-type="float">
            <text:p>-44,92</text:p>
          </table:table-cell>
          <table:table-cell table:formula="of:=IF(ISNUMBER([.E219]);IF([.B220]&gt;=[.B218];[.G219];[.G219]+180);&quot;nan&quot;)" office:value-type="float" office:value="-44.9199892952205" calcext:value-type="float">
            <text:p>-44,92</text:p>
          </table:table-cell>
          <table:table-cell table:number-columns-repeated="2"/>
          <table:table-cell table:style-name="Default" table:formula="of:=IF(MOD([.$A219];5)=0;[.$A219];&quot;&quot;)">
            <text:p/>
          </table:table-cell>
          <table:table-cell table:formula="of:=IF(ISNUMBER([.N219]);[.K21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0.4991506683" calcext:value-type="float">
            <text:p>0,4991506683</text:p>
          </table:table-cell>
          <table:table-cell office:value-type="float" office:value="0.4998873404" calcext:value-type="float">
            <text:p>0,4998873404</text:p>
          </table:table-cell>
          <table:table-cell/>
          <table:table-cell table:formula="of:=IF(AND(ISNUMBER([.B219]);ISNUMBER([.B221]));([.C221]-[.C219])/([.B221]-[.B219]);&quot;nan&quot;)" office:value-type="float" office:value="-0.997280180061432" calcext:value-type="float">
            <text:p>-0,9972801801</text:p>
          </table:table-cell>
          <table:table-cell table:formula="of:=IF(ISNUMBER([.E220]);ATAN([.E220]);&quot;nan&quot;)" office:value-type="float" office:value="-0.784036402396406" calcext:value-type="float">
            <text:p>-0,7840364024</text:p>
          </table:table-cell>
          <table:table-cell table:formula="of:=IF(ISNUMBER([.F220]);180*[.F220]/PI();&quot;nan&quot;)" office:value-type="float" office:value="-44.9219768419348" calcext:value-type="float">
            <text:p>-44,92</text:p>
          </table:table-cell>
          <table:table-cell/>
          <table:table-cell table:formula="of:=IF(ISNUMBER([.E220]);IF([.B221]&gt;=[.B219];[.E220];-1*[.E220]);&quot;nan&quot;)" office:value-type="float" office:value="-0.997280180061432" calcext:value-type="float">
            <text:p>-0,9972801801</text:p>
          </table:table-cell>
          <table:table-cell table:formula="of:=IF(ISNUMBER([.F220]);180*ATAN([.I220])/PI();&quot;nan&quot;)" office:value-type="float" office:value="-44.9219768419348" calcext:value-type="float">
            <text:p>-44,92</text:p>
          </table:table-cell>
          <table:table-cell table:formula="of:=IF(ISNUMBER([.E220]);IF([.B221]&gt;=[.B219];[.G220];[.G220]+180);&quot;nan&quot;)" office:value-type="float" office:value="-44.9219768419348" calcext:value-type="float">
            <text:p>-44,92</text:p>
          </table:table-cell>
          <table:table-cell table:number-columns-repeated="2"/>
          <table:table-cell table:style-name="Default" table:formula="of:=IF(MOD([.$A220];5)=0;[.$A220];&quot;&quot;)">
            <text:p/>
          </table:table-cell>
          <table:table-cell table:formula="of:=IF(ISNUMBER([.N220]);[.K22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0.5058452838" calcext:value-type="float">
            <text:p>0,5058452838</text:p>
          </table:table-cell>
          <table:table-cell office:value-type="float" office:value="0.4932111781" calcext:value-type="float">
            <text:p>0,4932111781</text:p>
          </table:table-cell>
          <table:table-cell/>
          <table:table-cell table:formula="of:=IF(AND(ISNUMBER([.B220]);ISNUMBER([.B222]));([.C222]-[.C220])/([.B222]-[.B220]);&quot;nan&quot;)" office:value-type="float" office:value="-0.997064555711123" calcext:value-type="float">
            <text:p>-0,9970645557</text:p>
          </table:table-cell>
          <table:table-cell table:formula="of:=IF(ISNUMBER([.E221]);ATAN([.E221]);&quot;nan&quot;)" office:value-type="float" office:value="-0.783928284936869" calcext:value-type="float">
            <text:p>-0,7839282849</text:p>
          </table:table-cell>
          <table:table-cell table:formula="of:=IF(ISNUMBER([.F221]);180*[.F221]/PI();&quot;nan&quot;)" office:value-type="float" office:value="-44.9157821678116" calcext:value-type="float">
            <text:p>-44,92</text:p>
          </table:table-cell>
          <table:table-cell/>
          <table:table-cell table:formula="of:=IF(ISNUMBER([.E221]);IF([.B222]&gt;=[.B220];[.E221];-1*[.E221]);&quot;nan&quot;)" office:value-type="float" office:value="-0.997064555711123" calcext:value-type="float">
            <text:p>-0,9970645557</text:p>
          </table:table-cell>
          <table:table-cell table:formula="of:=IF(ISNUMBER([.F221]);180*ATAN([.I221])/PI();&quot;nan&quot;)" office:value-type="float" office:value="-44.9157821678116" calcext:value-type="float">
            <text:p>-44,92</text:p>
          </table:table-cell>
          <table:table-cell table:formula="of:=IF(ISNUMBER([.E221]);IF([.B222]&gt;=[.B220];[.G221];[.G221]+180);&quot;nan&quot;)" office:value-type="float" office:value="-44.9157821678116" calcext:value-type="float">
            <text:p>-44,92</text:p>
          </table:table-cell>
          <table:table-cell table:number-columns-repeated="2"/>
          <table:table-cell table:style-name="Default" table:formula="of:=IF(MOD([.$A221];5)=0;[.$A221];&quot;&quot;)">
            <text:p/>
          </table:table-cell>
          <table:table-cell table:formula="of:=IF(ISNUMBER([.N221]);[.K22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0.5124863668" calcext:value-type="float">
            <text:p>0,5124863668</text:p>
          </table:table-cell>
          <table:table-cell office:value-type="float" office:value="0.4865907881" calcext:value-type="float">
            <text:p>0,4865907881</text:p>
          </table:table-cell>
          <table:table-cell/>
          <table:table-cell table:formula="of:=IF(AND(ISNUMBER([.B221]);ISNUMBER([.B223]));([.C223]-[.C221])/([.B223]-[.B221]);&quot;nan&quot;)" office:value-type="float" office:value="-0.996623577916177" calcext:value-type="float">
            <text:p>-0,9966235779</text:p>
          </table:table-cell>
          <table:table-cell table:formula="of:=IF(ISNUMBER([.E222]);ATAN([.E222]);&quot;nan&quot;)" office:value-type="float" office:value="-0.783707099091361" calcext:value-type="float">
            <text:p>-0,7837070991</text:p>
          </table:table-cell>
          <table:table-cell table:formula="of:=IF(ISNUMBER([.F222]);180*[.F222]/PI();&quot;nan&quot;)" office:value-type="float" office:value="-44.903109152376" calcext:value-type="float">
            <text:p>-44,90</text:p>
          </table:table-cell>
          <table:table-cell/>
          <table:table-cell table:formula="of:=IF(ISNUMBER([.E222]);IF([.B223]&gt;=[.B221];[.E222];-1*[.E222]);&quot;nan&quot;)" office:value-type="float" office:value="-0.996623577916177" calcext:value-type="float">
            <text:p>-0,9966235779</text:p>
          </table:table-cell>
          <table:table-cell table:formula="of:=IF(ISNUMBER([.F222]);180*ATAN([.I222])/PI();&quot;nan&quot;)" office:value-type="float" office:value="-44.903109152376" calcext:value-type="float">
            <text:p>-44,90</text:p>
          </table:table-cell>
          <table:table-cell table:formula="of:=IF(ISNUMBER([.E222]);IF([.B223]&gt;=[.B221];[.G222];[.G222]+180);&quot;nan&quot;)" office:value-type="float" office:value="-44.903109152376" calcext:value-type="float">
            <text:p>-44,90</text:p>
          </table:table-cell>
          <table:table-cell table:number-columns-repeated="2"/>
          <table:table-cell table:style-name="Default" table:formula="of:=IF(MOD([.$A222];5)=0;[.$A222];&quot;&quot;)" office:value-type="float" office:value="580" calcext:value-type="float">
            <text:p>580</text:p>
          </table:table-cell>
          <table:table-cell table:formula="of:=IF(ISNUMBER([.N222]);[.K222];&quot;&quot;)" office:value-type="float" office:value="-44.903109152376" calcext:value-type="float">
            <text:p>-44,90</text:p>
          </table:table-cell>
          <table:table-cell table:number-columns-repeated="1009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0.5190725104" calcext:value-type="float">
            <text:p>0,5190725104</text:p>
          </table:table-cell>
          <table:table-cell office:value-type="float" office:value="0.4800286122" calcext:value-type="float">
            <text:p>0,4800286122</text:p>
          </table:table-cell>
          <table:table-cell/>
          <table:table-cell table:formula="of:=IF(AND(ISNUMBER([.B222]);ISNUMBER([.B224]));([.C224]-[.C222])/([.B224]-[.B222]);&quot;nan&quot;)" office:value-type="float" office:value="-0.996133321069712" calcext:value-type="float">
            <text:p>-0,9961333211</text:p>
          </table:table-cell>
          <table:table-cell table:formula="of:=IF(ISNUMBER([.E223]);ATAN([.E223]);&quot;nan&quot;)" office:value-type="float" office:value="-0.783461081313212" calcext:value-type="float">
            <text:p>-0,7834610813</text:p>
          </table:table-cell>
          <table:table-cell table:formula="of:=IF(ISNUMBER([.F223]);180*[.F223]/PI();&quot;nan&quot;)" office:value-type="float" office:value="-44.8890133720029" calcext:value-type="float">
            <text:p>-44,89</text:p>
          </table:table-cell>
          <table:table-cell/>
          <table:table-cell table:formula="of:=IF(ISNUMBER([.E223]);IF([.B224]&gt;=[.B222];[.E223];-1*[.E223]);&quot;nan&quot;)" office:value-type="float" office:value="-0.996133321069712" calcext:value-type="float">
            <text:p>-0,9961333211</text:p>
          </table:table-cell>
          <table:table-cell table:formula="of:=IF(ISNUMBER([.F223]);180*ATAN([.I223])/PI();&quot;nan&quot;)" office:value-type="float" office:value="-44.8890133720029" calcext:value-type="float">
            <text:p>-44,89</text:p>
          </table:table-cell>
          <table:table-cell table:formula="of:=IF(ISNUMBER([.E223]);IF([.B224]&gt;=[.B222];[.G223];[.G223]+180);&quot;nan&quot;)" office:value-type="float" office:value="-44.8890133720029" calcext:value-type="float">
            <text:p>-44,89</text:p>
          </table:table-cell>
          <table:table-cell table:number-columns-repeated="2"/>
          <table:table-cell table:style-name="Default" table:formula="of:=IF(MOD([.$A223];5)=0;[.$A223];&quot;&quot;)">
            <text:p/>
          </table:table-cell>
          <table:table-cell table:formula="of:=IF(ISNUMBER([.N223]);[.K22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0.525600489" calcext:value-type="float">
            <text:p>0,5256004890</text:p>
          </table:table-cell>
          <table:table-cell office:value-type="float" office:value="0.473527374" calcext:value-type="float">
            <text:p>0,4735273740</text:p>
          </table:table-cell>
          <table:table-cell/>
          <table:table-cell table:formula="of:=IF(AND(ISNUMBER([.B223]);ISNUMBER([.B225]));([.C225]-[.C223])/([.B225]-[.B223]);&quot;nan&quot;)" office:value-type="float" office:value="-0.99570230752213" calcext:value-type="float">
            <text:p>-0,9957023075</text:p>
          </table:table-cell>
          <table:table-cell table:formula="of:=IF(ISNUMBER([.E224]);ATAN([.E224]);&quot;nan&quot;)" office:value-type="float" office:value="-0.783244693003469" calcext:value-type="float">
            <text:p>-0,7832446930</text:p>
          </table:table-cell>
          <table:table-cell table:formula="of:=IF(ISNUMBER([.F224]);180*[.F224]/PI();&quot;nan&quot;)" office:value-type="float" office:value="-44.8766152351186" calcext:value-type="float">
            <text:p>-44,88</text:p>
          </table:table-cell>
          <table:table-cell/>
          <table:table-cell table:formula="of:=IF(ISNUMBER([.E224]);IF([.B225]&gt;=[.B223];[.E224];-1*[.E224]);&quot;nan&quot;)" office:value-type="float" office:value="-0.99570230752213" calcext:value-type="float">
            <text:p>-0,9957023075</text:p>
          </table:table-cell>
          <table:table-cell table:formula="of:=IF(ISNUMBER([.F224]);180*ATAN([.I224])/PI();&quot;nan&quot;)" office:value-type="float" office:value="-44.8766152351186" calcext:value-type="float">
            <text:p>-44,88</text:p>
          </table:table-cell>
          <table:table-cell table:formula="of:=IF(ISNUMBER([.E224]);IF([.B225]&gt;=[.B223];[.G224];[.G224]+180);&quot;nan&quot;)" office:value-type="float" office:value="-44.8766152351186" calcext:value-type="float">
            <text:p>-44,88</text:p>
          </table:table-cell>
          <table:table-cell table:number-columns-repeated="2"/>
          <table:table-cell table:style-name="Default" table:formula="of:=IF(MOD([.$A224];5)=0;[.$A224];&quot;&quot;)">
            <text:p/>
          </table:table-cell>
          <table:table-cell table:formula="of:=IF(ISNUMBER([.N224]);[.K22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0.5320655992" calcext:value-type="float">
            <text:p>0,5320655992</text:p>
          </table:table-cell>
          <table:table-cell office:value-type="float" office:value="0.4670913637" calcext:value-type="float">
            <text:p>0,4670913637</text:p>
          </table:table-cell>
          <table:table-cell/>
          <table:table-cell table:formula="of:=IF(AND(ISNUMBER([.B224]);ISNUMBER([.B226]));([.C226]-[.C224])/([.B226]-[.B224]);&quot;nan&quot;)" office:value-type="float" office:value="-0.995323322676509" calcext:value-type="float">
            <text:p>-0,9953233227</text:p>
          </table:table-cell>
          <table:table-cell table:formula="of:=IF(ISNUMBER([.E225]);ATAN([.E225]);&quot;nan&quot;)" office:value-type="float" office:value="-0.783054348384307" calcext:value-type="float">
            <text:p>-0,7830543484</text:p>
          </table:table-cell>
          <table:table-cell table:formula="of:=IF(ISNUMBER([.F225]);180*[.F225]/PI();&quot;nan&quot;)" office:value-type="float" office:value="-44.8657092917876" calcext:value-type="float">
            <text:p>-44,87</text:p>
          </table:table-cell>
          <table:table-cell/>
          <table:table-cell table:formula="of:=IF(ISNUMBER([.E225]);IF([.B226]&gt;=[.B224];[.E225];-1*[.E225]);&quot;nan&quot;)" office:value-type="float" office:value="-0.995323322676509" calcext:value-type="float">
            <text:p>-0,9953233227</text:p>
          </table:table-cell>
          <table:table-cell table:formula="of:=IF(ISNUMBER([.F225]);180*ATAN([.I225])/PI();&quot;nan&quot;)" office:value-type="float" office:value="-44.8657092917876" calcext:value-type="float">
            <text:p>-44,87</text:p>
          </table:table-cell>
          <table:table-cell table:formula="of:=IF(ISNUMBER([.E225]);IF([.B226]&gt;=[.B224];[.G225];[.G225]+180);&quot;nan&quot;)" office:value-type="float" office:value="-44.8657092917876" calcext:value-type="float">
            <text:p>-44,87</text:p>
          </table:table-cell>
          <table:table-cell table:number-columns-repeated="2"/>
          <table:table-cell table:style-name="Default" table:formula="of:=IF(MOD([.$A225];5)=0;[.$A225];&quot;&quot;)">
            <text:p/>
          </table:table-cell>
          <table:table-cell table:formula="of:=IF(ISNUMBER([.N225]);[.K22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0.5384627619" calcext:value-type="float">
            <text:p>0,5384627619</text:p>
          </table:table-cell>
          <table:table-cell office:value-type="float" office:value="0.4607252538" calcext:value-type="float">
            <text:p>0,4607252538</text:p>
          </table:table-cell>
          <table:table-cell/>
          <table:table-cell table:formula="of:=IF(AND(ISNUMBER([.B225]);ISNUMBER([.B227]));([.C227]-[.C225])/([.B227]-[.B225]);&quot;nan&quot;)" office:value-type="float" office:value="-0.994995851867926" calcext:value-type="float">
            <text:p>-0,9949958519</text:p>
          </table:table-cell>
          <table:table-cell table:formula="of:=IF(ISNUMBER([.E226]);ATAN([.E226]);&quot;nan&quot;)" office:value-type="float" office:value="-0.782889818514244" calcext:value-type="float">
            <text:p>-0,7828898185</text:p>
          </table:table-cell>
          <table:table-cell table:formula="of:=IF(ISNUMBER([.F226]);180*[.F226]/PI();&quot;nan&quot;)" office:value-type="float" office:value="-44.8562824246292" calcext:value-type="float">
            <text:p>-44,86</text:p>
          </table:table-cell>
          <table:table-cell/>
          <table:table-cell table:formula="of:=IF(ISNUMBER([.E226]);IF([.B227]&gt;=[.B225];[.E226];-1*[.E226]);&quot;nan&quot;)" office:value-type="float" office:value="-0.994995851867926" calcext:value-type="float">
            <text:p>-0,9949958519</text:p>
          </table:table-cell>
          <table:table-cell table:formula="of:=IF(ISNUMBER([.F226]);180*ATAN([.I226])/PI();&quot;nan&quot;)" office:value-type="float" office:value="-44.8562824246292" calcext:value-type="float">
            <text:p>-44,86</text:p>
          </table:table-cell>
          <table:table-cell table:formula="of:=IF(ISNUMBER([.E226]);IF([.B227]&gt;=[.B225];[.G226];[.G226]+180);&quot;nan&quot;)" office:value-type="float" office:value="-44.8562824246292" calcext:value-type="float">
            <text:p>-44,86</text:p>
          </table:table-cell>
          <table:table-cell table:number-columns-repeated="2"/>
          <table:table-cell table:style-name="Default" table:formula="of:=IF(MOD([.$A226];5)=0;[.$A226];&quot;&quot;)">
            <text:p/>
          </table:table-cell>
          <table:table-cell table:formula="of:=IF(ISNUMBER([.N226]);[.K22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0.5447865056" calcext:value-type="float">
            <text:p>0,5447865056</text:p>
          </table:table-cell>
          <table:table-cell office:value-type="float" office:value="0.4544341146" calcext:value-type="float">
            <text:p>0,4544341146</text:p>
          </table:table-cell>
          <table:table-cell/>
          <table:table-cell table:formula="of:=IF(AND(ISNUMBER([.B226]);ISNUMBER([.B228]));([.C228]-[.C226])/([.B228]-[.B226]);&quot;nan&quot;)" office:value-type="float" office:value="-0.994626364514566" calcext:value-type="float">
            <text:p>-0,9946263645</text:p>
          </table:table-cell>
          <table:table-cell table:formula="of:=IF(ISNUMBER([.E227]);ATAN([.E227]);&quot;nan&quot;)" office:value-type="float" office:value="-0.782704113734522" calcext:value-type="float">
            <text:p>-0,7827041137</text:p>
          </table:table-cell>
          <table:table-cell table:formula="of:=IF(ISNUMBER([.F227]);180*[.F227]/PI();&quot;nan&quot;)" office:value-type="float" office:value="-44.8456423245157" calcext:value-type="float">
            <text:p>-44,85</text:p>
          </table:table-cell>
          <table:table-cell/>
          <table:table-cell table:formula="of:=IF(ISNUMBER([.E227]);IF([.B228]&gt;=[.B226];[.E227];-1*[.E227]);&quot;nan&quot;)" office:value-type="float" office:value="-0.994626364514566" calcext:value-type="float">
            <text:p>-0,9946263645</text:p>
          </table:table-cell>
          <table:table-cell table:formula="of:=IF(ISNUMBER([.F227]);180*ATAN([.I227])/PI();&quot;nan&quot;)" office:value-type="float" office:value="-44.8456423245157" calcext:value-type="float">
            <text:p>-44,85</text:p>
          </table:table-cell>
          <table:table-cell table:formula="of:=IF(ISNUMBER([.E227]);IF([.B228]&gt;=[.B226];[.G227];[.G227]+180);&quot;nan&quot;)" office:value-type="float" office:value="-44.8456423245157" calcext:value-type="float">
            <text:p>-44,85</text:p>
          </table:table-cell>
          <table:table-cell table:number-columns-repeated="2"/>
          <table:table-cell table:style-name="Default" table:formula="of:=IF(MOD([.$A227];5)=0;[.$A227];&quot;&quot;)" office:value-type="float" office:value="585" calcext:value-type="float">
            <text:p>585</text:p>
          </table:table-cell>
          <table:table-cell table:formula="of:=IF(ISNUMBER([.N227]);[.K227];&quot;&quot;)" office:value-type="float" office:value="-44.8456423245157" calcext:value-type="float">
            <text:p>-44,85</text:p>
          </table:table-cell>
          <table:table-cell table:number-columns-repeated="1009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0.5510310502" calcext:value-type="float">
            <text:p>0,5510310502</text:p>
          </table:table-cell>
          <table:table-cell office:value-type="float" office:value="0.4482245029" calcext:value-type="float">
            <text:p>0,4482245029</text:p>
          </table:table-cell>
          <table:table-cell/>
          <table:table-cell table:formula="of:=IF(AND(ISNUMBER([.B227]);ISNUMBER([.B229]));([.C229]-[.C227])/([.B229]-[.B227]);&quot;nan&quot;)" office:value-type="float" office:value="-0.994242858756647" calcext:value-type="float">
            <text:p>-0,9942428588</text:p>
          </table:table-cell>
          <table:table-cell table:formula="of:=IF(ISNUMBER([.E228]);ATAN([.E228]);&quot;nan&quot;)" office:value-type="float" office:value="-0.782511290705559" calcext:value-type="float">
            <text:p>-0,7825112907</text:p>
          </table:table-cell>
          <table:table-cell table:formula="of:=IF(ISNUMBER([.F228]);180*[.F228]/PI();&quot;nan&quot;)" office:value-type="float" office:value="-44.8345943787632" calcext:value-type="float">
            <text:p>-44,83</text:p>
          </table:table-cell>
          <table:table-cell/>
          <table:table-cell table:formula="of:=IF(ISNUMBER([.E228]);IF([.B229]&gt;=[.B227];[.E228];-1*[.E228]);&quot;nan&quot;)" office:value-type="float" office:value="-0.994242858756647" calcext:value-type="float">
            <text:p>-0,9942428588</text:p>
          </table:table-cell>
          <table:table-cell table:formula="of:=IF(ISNUMBER([.F228]);180*ATAN([.I228])/PI();&quot;nan&quot;)" office:value-type="float" office:value="-44.8345943787632" calcext:value-type="float">
            <text:p>-44,83</text:p>
          </table:table-cell>
          <table:table-cell table:formula="of:=IF(ISNUMBER([.E228]);IF([.B229]&gt;=[.B227];[.G228];[.G228]+180);&quot;nan&quot;)" office:value-type="float" office:value="-44.8345943787632" calcext:value-type="float">
            <text:p>-44,83</text:p>
          </table:table-cell>
          <table:table-cell table:number-columns-repeated="2"/>
          <table:table-cell table:style-name="Default" table:formula="of:=IF(MOD([.$A228];5)=0;[.$A228];&quot;&quot;)">
            <text:p/>
          </table:table-cell>
          <table:table-cell table:formula="of:=IF(ISNUMBER([.N228]);[.K22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0.5571929061" calcext:value-type="float">
            <text:p>0,5571929061</text:p>
          </table:table-cell>
          <table:table-cell office:value-type="float" office:value="0.4420991395" calcext:value-type="float">
            <text:p>0,4420991395</text:p>
          </table:table-cell>
          <table:table-cell/>
          <table:table-cell table:formula="of:=IF(AND(ISNUMBER([.B228]);ISNUMBER([.B230]));([.C230]-[.C228])/([.B230]-[.B228]);&quot;nan&quot;)" office:value-type="float" office:value="-0.994131438040282" calcext:value-type="float">
            <text:p>-0,9941314380</text:p>
          </table:table-cell>
          <table:table-cell table:formula="of:=IF(ISNUMBER([.E229]);ATAN([.E229]);&quot;nan&quot;)" office:value-type="float" office:value="-0.782455255570113" calcext:value-type="float">
            <text:p>-0,7824552556</text:p>
          </table:table-cell>
          <table:table-cell table:formula="of:=IF(ISNUMBER([.F229]);180*[.F229]/PI();&quot;nan&quot;)" office:value-type="float" office:value="-44.8313838019977" calcext:value-type="float">
            <text:p>-44,83</text:p>
          </table:table-cell>
          <table:table-cell/>
          <table:table-cell table:formula="of:=IF(ISNUMBER([.E229]);IF([.B230]&gt;=[.B228];[.E229];-1*[.E229]);&quot;nan&quot;)" office:value-type="float" office:value="-0.994131438040282" calcext:value-type="float">
            <text:p>-0,9941314380</text:p>
          </table:table-cell>
          <table:table-cell table:formula="of:=IF(ISNUMBER([.F229]);180*ATAN([.I229])/PI();&quot;nan&quot;)" office:value-type="float" office:value="-44.8313838019977" calcext:value-type="float">
            <text:p>-44,83</text:p>
          </table:table-cell>
          <table:table-cell table:formula="of:=IF(ISNUMBER([.E229]);IF([.B230]&gt;=[.B228];[.G229];[.G229]+180);&quot;nan&quot;)" office:value-type="float" office:value="-44.8313838019977" calcext:value-type="float">
            <text:p>-44,83</text:p>
          </table:table-cell>
          <table:table-cell table:number-columns-repeated="2"/>
          <table:table-cell table:style-name="Default" table:formula="of:=IF(MOD([.$A229];5)=0;[.$A229];&quot;&quot;)">
            <text:p/>
          </table:table-cell>
          <table:table-cell table:formula="of:=IF(ISNUMBER([.N229]);[.K22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0.5632693124" calcext:value-type="float">
            <text:p>0,5632693124</text:p>
          </table:table-cell>
          <table:table-cell office:value-type="float" office:value="0.4360580617" calcext:value-type="float">
            <text:p>0,4360580617</text:p>
          </table:table-cell>
          <table:table-cell/>
          <table:table-cell table:formula="of:=IF(AND(ISNUMBER([.B229]);ISNUMBER([.B231]));([.C231]-[.C229])/([.B231]-[.B229]);&quot;nan&quot;)" office:value-type="float" office:value="-0.994466797602573" calcext:value-type="float">
            <text:p>-0,9944667976</text:p>
          </table:table-cell>
          <table:table-cell table:formula="of:=IF(ISNUMBER([.E230]);ATAN([.E230]);&quot;nan&quot;)" office:value-type="float" office:value="-0.782623893999477" calcext:value-type="float">
            <text:p>-0,7826238940</text:p>
          </table:table-cell>
          <table:table-cell table:formula="of:=IF(ISNUMBER([.F230]);180*[.F230]/PI();&quot;nan&quot;)" office:value-type="float" office:value="-44.841046072264" calcext:value-type="float">
            <text:p>-44,84</text:p>
          </table:table-cell>
          <table:table-cell/>
          <table:table-cell table:formula="of:=IF(ISNUMBER([.E230]);IF([.B231]&gt;=[.B229];[.E230];-1*[.E230]);&quot;nan&quot;)" office:value-type="float" office:value="-0.994466797602573" calcext:value-type="float">
            <text:p>-0,9944667976</text:p>
          </table:table-cell>
          <table:table-cell table:formula="of:=IF(ISNUMBER([.F230]);180*ATAN([.I230])/PI();&quot;nan&quot;)" office:value-type="float" office:value="-44.841046072264" calcext:value-type="float">
            <text:p>-44,84</text:p>
          </table:table-cell>
          <table:table-cell table:formula="of:=IF(ISNUMBER([.E230]);IF([.B231]&gt;=[.B229];[.G230];[.G230]+180);&quot;nan&quot;)" office:value-type="float" office:value="-44.841046072264" calcext:value-type="float">
            <text:p>-44,84</text:p>
          </table:table-cell>
          <table:table-cell table:number-columns-repeated="2"/>
          <table:table-cell table:style-name="Default" table:formula="of:=IF(MOD([.$A230];5)=0;[.$A230];&quot;&quot;)">
            <text:p/>
          </table:table-cell>
          <table:table-cell table:formula="of:=IF(ISNUMBER([.N230]);[.K23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0.5692568241" calcext:value-type="float">
            <text:p>0,5692568241</text:p>
          </table:table-cell>
          <table:table-cell office:value-type="float" office:value="0.4301019736" calcext:value-type="float">
            <text:p>0,4301019736</text:p>
          </table:table-cell>
          <table:table-cell/>
          <table:table-cell table:formula="of:=IF(AND(ISNUMBER([.B230]);ISNUMBER([.B232]));([.C232]-[.C230])/([.B232]-[.B230]);&quot;nan&quot;)" office:value-type="float" office:value="-0.995272495814889" calcext:value-type="float">
            <text:p>-0,9952724958</text:p>
          </table:table-cell>
          <table:table-cell table:formula="of:=IF(ISNUMBER([.E231]);ATAN([.E231]);&quot;nan&quot;)" office:value-type="float" office:value="-0.783028815176298" calcext:value-type="float">
            <text:p>-0,7830288152</text:p>
          </table:table-cell>
          <table:table-cell table:formula="of:=IF(ISNUMBER([.F231]);180*[.F231]/PI();&quot;nan&quot;)" office:value-type="float" office:value="-44.8642463467313" calcext:value-type="float">
            <text:p>-44,86</text:p>
          </table:table-cell>
          <table:table-cell/>
          <table:table-cell table:formula="of:=IF(ISNUMBER([.E231]);IF([.B232]&gt;=[.B230];[.E231];-1*[.E231]);&quot;nan&quot;)" office:value-type="float" office:value="-0.995272495814889" calcext:value-type="float">
            <text:p>-0,9952724958</text:p>
          </table:table-cell>
          <table:table-cell table:formula="of:=IF(ISNUMBER([.F231]);180*ATAN([.I231])/PI();&quot;nan&quot;)" office:value-type="float" office:value="-44.8642463467313" calcext:value-type="float">
            <text:p>-44,86</text:p>
          </table:table-cell>
          <table:table-cell table:formula="of:=IF(ISNUMBER([.E231]);IF([.B232]&gt;=[.B230];[.G231];[.G231]+180);&quot;nan&quot;)" office:value-type="float" office:value="-44.8642463467313" calcext:value-type="float">
            <text:p>-44,86</text:p>
          </table:table-cell>
          <table:table-cell table:number-columns-repeated="2"/>
          <table:table-cell table:style-name="Default" table:formula="of:=IF(MOD([.$A231];5)=0;[.$A231];&quot;&quot;)">
            <text:p/>
          </table:table-cell>
          <table:table-cell table:formula="of:=IF(ISNUMBER([.N231]);[.K23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0.5751513114" calcext:value-type="float">
            <text:p>0,5751513114</text:p>
          </table:table-cell>
          <table:table-cell office:value-type="float" office:value="0.4242322349" calcext:value-type="float">
            <text:p>0,4242322349</text:p>
          </table:table-cell>
          <table:table-cell/>
          <table:table-cell table:formula="of:=IF(AND(ISNUMBER([.B231]);ISNUMBER([.B233]));([.C233]-[.C231])/([.B233]-[.B231]);&quot;nan&quot;)" office:value-type="float" office:value="-0.996521198571337" calcext:value-type="float">
            <text:p>-0,9965211986</text:p>
          </table:table-cell>
          <table:table-cell table:formula="of:=IF(ISNUMBER([.E232]);ATAN([.E232]);&quot;nan&quot;)" office:value-type="float" office:value="-0.783655733659896" calcext:value-type="float">
            <text:p>-0,7836557337</text:p>
          </table:table-cell>
          <table:table-cell table:formula="of:=IF(ISNUMBER([.F232]);180*[.F232]/PI();&quot;nan&quot;)" office:value-type="float" office:value="-44.9001661299402" calcext:value-type="float">
            <text:p>-44,90</text:p>
          </table:table-cell>
          <table:table-cell/>
          <table:table-cell table:formula="of:=IF(ISNUMBER([.E232]);IF([.B233]&gt;=[.B231];[.E232];-1*[.E232]);&quot;nan&quot;)" office:value-type="float" office:value="-0.996521198571337" calcext:value-type="float">
            <text:p>-0,9965211986</text:p>
          </table:table-cell>
          <table:table-cell table:formula="of:=IF(ISNUMBER([.F232]);180*ATAN([.I232])/PI();&quot;nan&quot;)" office:value-type="float" office:value="-44.9001661299402" calcext:value-type="float">
            <text:p>-44,90</text:p>
          </table:table-cell>
          <table:table-cell table:formula="of:=IF(ISNUMBER([.E232]);IF([.B233]&gt;=[.B231];[.G232];[.G232]+180);&quot;nan&quot;)" office:value-type="float" office:value="-44.9001661299402" calcext:value-type="float">
            <text:p>-44,90</text:p>
          </table:table-cell>
          <table:table-cell table:number-columns-repeated="2"/>
          <table:table-cell table:style-name="Default" table:formula="of:=IF(MOD([.$A232];5)=0;[.$A232];&quot;&quot;)" office:value-type="float" office:value="590" calcext:value-type="float">
            <text:p>590</text:p>
          </table:table-cell>
          <table:table-cell table:formula="of:=IF(ISNUMBER([.N232]);[.K232];&quot;&quot;)" office:value-type="float" office:value="-44.9001661299402" calcext:value-type="float">
            <text:p>-44,90</text:p>
          </table:table-cell>
          <table:table-cell table:number-columns-repeated="1009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0.5809526052" calcext:value-type="float">
            <text:p>0,5809526052</text:p>
          </table:table-cell>
          <table:table-cell office:value-type="float" office:value="0.4184468798" calcext:value-type="float">
            <text:p>0,4184468798</text:p>
          </table:table-cell>
          <table:table-cell/>
          <table:table-cell table:formula="of:=IF(AND(ISNUMBER([.B232]);ISNUMBER([.B234]));([.C234]-[.C232])/([.B234]-[.B232]);&quot;nan&quot;)" office:value-type="float" office:value="-0.99782049992627" calcext:value-type="float">
            <text:p>-0,9978204999</text:p>
          </table:table-cell>
          <table:table-cell table:formula="of:=IF(ISNUMBER([.E233]);ATAN([.E233]);&quot;nan&quot;)" office:value-type="float" office:value="-0.784307224942683" calcext:value-type="float">
            <text:p>-0,7843072249</text:p>
          </table:table-cell>
          <table:table-cell table:formula="of:=IF(ISNUMBER([.F233]);180*[.F233]/PI();&quot;nan&quot;)" office:value-type="float" office:value="-44.9374938308334" calcext:value-type="float">
            <text:p>-44,94</text:p>
          </table:table-cell>
          <table:table-cell/>
          <table:table-cell table:formula="of:=IF(ISNUMBER([.E233]);IF([.B234]&gt;=[.B232];[.E233];-1*[.E233]);&quot;nan&quot;)" office:value-type="float" office:value="-0.99782049992627" calcext:value-type="float">
            <text:p>-0,9978204999</text:p>
          </table:table-cell>
          <table:table-cell table:formula="of:=IF(ISNUMBER([.F233]);180*ATAN([.I233])/PI();&quot;nan&quot;)" office:value-type="float" office:value="-44.9374938308334" calcext:value-type="float">
            <text:p>-44,94</text:p>
          </table:table-cell>
          <table:table-cell table:formula="of:=IF(ISNUMBER([.E233]);IF([.B234]&gt;=[.B232];[.G233];[.G233]+180);&quot;nan&quot;)" office:value-type="float" office:value="-44.9374938308334" calcext:value-type="float">
            <text:p>-44,94</text:p>
          </table:table-cell>
          <table:table-cell table:number-columns-repeated="2"/>
          <table:table-cell table:style-name="Default" table:formula="of:=IF(MOD([.$A233];5)=0;[.$A233];&quot;&quot;)">
            <text:p/>
          </table:table-cell>
          <table:table-cell table:formula="of:=IF(ISNUMBER([.N233]);[.K23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0.5866501869" calcext:value-type="float">
            <text:p>0,5866501869</text:p>
          </table:table-cell>
          <table:table-cell office:value-type="float" office:value="0.4127584212" calcext:value-type="float">
            <text:p>0,4127584212</text:p>
          </table:table-cell>
          <table:table-cell/>
          <table:table-cell table:formula="of:=IF(AND(ISNUMBER([.B233]);ISNUMBER([.B235]));([.C235]-[.C233])/([.B235]-[.B233]);&quot;nan&quot;)" office:value-type="float" office:value="-0.998683157971303" calcext:value-type="float">
            <text:p>-0,9986831580</text:p>
          </table:table-cell>
          <table:table-cell table:formula="of:=IF(ISNUMBER([.E234]);ATAN([.E234]);&quot;nan&quot;)" office:value-type="float" office:value="-0.784739308674576" calcext:value-type="float">
            <text:p>-0,7847393087</text:p>
          </table:table-cell>
          <table:table-cell table:formula="of:=IF(ISNUMBER([.F234]);180*[.F234]/PI();&quot;nan&quot;)" office:value-type="float" office:value="-44.9622504050672" calcext:value-type="float">
            <text:p>-44,96</text:p>
          </table:table-cell>
          <table:table-cell/>
          <table:table-cell table:formula="of:=IF(ISNUMBER([.E234]);IF([.B235]&gt;=[.B233];[.E234];-1*[.E234]);&quot;nan&quot;)" office:value-type="float" office:value="-0.998683157971303" calcext:value-type="float">
            <text:p>-0,9986831580</text:p>
          </table:table-cell>
          <table:table-cell table:formula="of:=IF(ISNUMBER([.F234]);180*ATAN([.I234])/PI();&quot;nan&quot;)" office:value-type="float" office:value="-44.9622504050672" calcext:value-type="float">
            <text:p>-44,96</text:p>
          </table:table-cell>
          <table:table-cell table:formula="of:=IF(ISNUMBER([.E234]);IF([.B235]&gt;=[.B233];[.G234];[.G234]+180);&quot;nan&quot;)" office:value-type="float" office:value="-44.9622504050672" calcext:value-type="float">
            <text:p>-44,96</text:p>
          </table:table-cell>
          <table:table-cell table:number-columns-repeated="2"/>
          <table:table-cell table:style-name="Default" table:formula="of:=IF(MOD([.$A234];5)=0;[.$A234];&quot;&quot;)">
            <text:p/>
          </table:table-cell>
          <table:table-cell table:formula="of:=IF(ISNUMBER([.N234]);[.K23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0.5922248001" calcext:value-type="float">
            <text:p>0,5922248001</text:p>
          </table:table-cell>
          <table:table-cell office:value-type="float" office:value="0.4071895286" calcext:value-type="float">
            <text:p>0,4071895286</text:p>
          </table:table-cell>
          <table:table-cell/>
          <table:table-cell table:formula="of:=IF(AND(ISNUMBER([.B234]);ISNUMBER([.B236]));([.C236]-[.C234])/([.B236]-[.B234]);&quot;nan&quot;)" office:value-type="float" office:value="-0.998956302154462" calcext:value-type="float">
            <text:p>-0,9989563022</text:p>
          </table:table-cell>
          <table:table-cell table:formula="of:=IF(ISNUMBER([.E235]);ATAN([.E235]);&quot;nan&quot;)" office:value-type="float" office:value="-0.784876042053639" calcext:value-type="float">
            <text:p>-0,7848760421</text:p>
          </table:table-cell>
          <table:table-cell table:formula="of:=IF(ISNUMBER([.F235]);180*[.F235]/PI();&quot;nan&quot;)" office:value-type="float" office:value="-44.970084650606" calcext:value-type="float">
            <text:p>-44,97</text:p>
          </table:table-cell>
          <table:table-cell/>
          <table:table-cell table:formula="of:=IF(ISNUMBER([.E235]);IF([.B236]&gt;=[.B234];[.E235];-1*[.E235]);&quot;nan&quot;)" office:value-type="float" office:value="-0.998956302154462" calcext:value-type="float">
            <text:p>-0,9989563022</text:p>
          </table:table-cell>
          <table:table-cell table:formula="of:=IF(ISNUMBER([.F235]);180*ATAN([.I235])/PI();&quot;nan&quot;)" office:value-type="float" office:value="-44.970084650606" calcext:value-type="float">
            <text:p>-44,97</text:p>
          </table:table-cell>
          <table:table-cell table:formula="of:=IF(ISNUMBER([.E235]);IF([.B236]&gt;=[.B234];[.G235];[.G235]+180);&quot;nan&quot;)" office:value-type="float" office:value="-44.970084650606" calcext:value-type="float">
            <text:p>-44,97</text:p>
          </table:table-cell>
          <table:table-cell table:number-columns-repeated="2"/>
          <table:table-cell table:style-name="Default" table:formula="of:=IF(MOD([.$A235];5)=0;[.$A235];&quot;&quot;)">
            <text:p/>
          </table:table-cell>
          <table:table-cell table:formula="of:=IF(ISNUMBER([.N235]);[.K23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0.5976581621" calcext:value-type="float">
            <text:p>0,5976581621</text:p>
          </table:table-cell>
          <table:table-cell office:value-type="float" office:value="0.401761935" calcext:value-type="float">
            <text:p>0,4017619350</text:p>
          </table:table-cell>
          <table:table-cell/>
          <table:table-cell table:formula="of:=IF(AND(ISNUMBER([.B235]);ISNUMBER([.B237]));([.C237]-[.C235])/([.B237]-[.B235]);&quot;nan&quot;)" office:value-type="float" office:value="-0.998590724651234" calcext:value-type="float">
            <text:p>-0,9985907247</text:p>
          </table:table-cell>
          <table:table-cell table:formula="of:=IF(ISNUMBER([.E236]);ATAN([.E236]);&quot;nan&quot;)" office:value-type="float" office:value="-0.784693028975572" calcext:value-type="float">
            <text:p>-0,7846930290</text:p>
          </table:table-cell>
          <table:table-cell table:formula="of:=IF(ISNUMBER([.F236]);180*[.F236]/PI();&quot;nan&quot;)" office:value-type="float" office:value="-44.9595987736371" calcext:value-type="float">
            <text:p>-44,96</text:p>
          </table:table-cell>
          <table:table-cell/>
          <table:table-cell table:formula="of:=IF(ISNUMBER([.E236]);IF([.B237]&gt;=[.B235];[.E236];-1*[.E236]);&quot;nan&quot;)" office:value-type="float" office:value="-0.998590724651234" calcext:value-type="float">
            <text:p>-0,9985907247</text:p>
          </table:table-cell>
          <table:table-cell table:formula="of:=IF(ISNUMBER([.F236]);180*ATAN([.I236])/PI();&quot;nan&quot;)" office:value-type="float" office:value="-44.9595987736371" calcext:value-type="float">
            <text:p>-44,96</text:p>
          </table:table-cell>
          <table:table-cell table:formula="of:=IF(ISNUMBER([.E236]);IF([.B237]&gt;=[.B235];[.G236];[.G236]+180);&quot;nan&quot;)" office:value-type="float" office:value="-44.9595987736371" calcext:value-type="float">
            <text:p>-44,96</text:p>
          </table:table-cell>
          <table:table-cell table:number-columns-repeated="2"/>
          <table:table-cell table:style-name="Default" table:formula="of:=IF(MOD([.$A236];5)=0;[.$A236];&quot;&quot;)">
            <text:p/>
          </table:table-cell>
          <table:table-cell table:formula="of:=IF(ISNUMBER([.N236]);[.K23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0.6029327856" calcext:value-type="float">
            <text:p>0,6029327856</text:p>
          </table:table-cell>
          <table:table-cell office:value-type="float" office:value="0.3964966336" calcext:value-type="float">
            <text:p>0,3964966336</text:p>
          </table:table-cell>
          <table:table-cell/>
          <table:table-cell table:formula="of:=IF(AND(ISNUMBER([.B236]);ISNUMBER([.B238]));([.C238]-[.C236])/([.B238]-[.B236]);&quot;nan&quot;)" office:value-type="float" office:value="-0.99767121337881" calcext:value-type="float">
            <text:p>-0,9976712134</text:p>
          </table:table-cell>
          <table:table-cell table:formula="of:=IF(ISNUMBER([.E237]);ATAN([.E237]);&quot;nan&quot;)" office:value-type="float" office:value="-0.784232413222608" calcext:value-type="float">
            <text:p>-0,7842324132</text:p>
          </table:table-cell>
          <table:table-cell table:formula="of:=IF(ISNUMBER([.F237]);180*[.F237]/PI();&quot;nan&quot;)" office:value-type="float" office:value="-44.933207435015" calcext:value-type="float">
            <text:p>-44,93</text:p>
          </table:table-cell>
          <table:table-cell/>
          <table:table-cell table:formula="of:=IF(ISNUMBER([.E237]);IF([.B238]&gt;=[.B236];[.E237];-1*[.E237]);&quot;nan&quot;)" office:value-type="float" office:value="-0.99767121337881" calcext:value-type="float">
            <text:p>-0,9976712134</text:p>
          </table:table-cell>
          <table:table-cell table:formula="of:=IF(ISNUMBER([.F237]);180*ATAN([.I237])/PI();&quot;nan&quot;)" office:value-type="float" office:value="-44.933207435015" calcext:value-type="float">
            <text:p>-44,93</text:p>
          </table:table-cell>
          <table:table-cell table:formula="of:=IF(ISNUMBER([.E237]);IF([.B238]&gt;=[.B236];[.G237];[.G237]+180);&quot;nan&quot;)" office:value-type="float" office:value="-44.933207435015" calcext:value-type="float">
            <text:p>-44,93</text:p>
          </table:table-cell>
          <table:table-cell table:number-columns-repeated="2"/>
          <table:table-cell table:style-name="Default" table:formula="of:=IF(MOD([.$A237];5)=0;[.$A237];&quot;&quot;)" office:value-type="float" office:value="595" calcext:value-type="float">
            <text:p>595</text:p>
          </table:table-cell>
          <table:table-cell table:formula="of:=IF(ISNUMBER([.N237]);[.K237];&quot;&quot;)" office:value-type="float" office:value="-44.933207435015" calcext:value-type="float">
            <text:p>-44,93</text:p>
          </table:table-cell>
          <table:table-cell table:number-columns-repeated="1009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0.6080351111" calcext:value-type="float">
            <text:p>0,6080351111</text:p>
          </table:table-cell>
          <table:table-cell office:value-type="float" office:value="0.3914091517" calcext:value-type="float">
            <text:p>0,3914091517</text:p>
          </table:table-cell>
          <table:table-cell/>
          <table:table-cell table:formula="of:=IF(AND(ISNUMBER([.B237]);ISNUMBER([.B239]));([.C239]-[.C237])/([.B239]-[.B237]);&quot;nan&quot;)" office:value-type="float" office:value="-0.996641081123921" calcext:value-type="float">
            <text:p>-0,9966410811</text:p>
          </table:table-cell>
          <table:table-cell table:formula="of:=IF(ISNUMBER([.E238]);ATAN([.E238]);&quot;nan&quot;)" office:value-type="float" office:value="-0.783715880217378" calcext:value-type="float">
            <text:p>-0,7837158802</text:p>
          </table:table-cell>
          <table:table-cell table:formula="of:=IF(ISNUMBER([.F238]);180*[.F238]/PI();&quot;nan&quot;)" office:value-type="float" office:value="-44.9036122738361" calcext:value-type="float">
            <text:p>-44,90</text:p>
          </table:table-cell>
          <table:table-cell/>
          <table:table-cell table:formula="of:=IF(ISNUMBER([.E238]);IF([.B239]&gt;=[.B237];[.E238];-1*[.E238]);&quot;nan&quot;)" office:value-type="float" office:value="-0.996641081123921" calcext:value-type="float">
            <text:p>-0,9966410811</text:p>
          </table:table-cell>
          <table:table-cell table:formula="of:=IF(ISNUMBER([.F238]);180*ATAN([.I238])/PI();&quot;nan&quot;)" office:value-type="float" office:value="-44.9036122738361" calcext:value-type="float">
            <text:p>-44,90</text:p>
          </table:table-cell>
          <table:table-cell table:formula="of:=IF(ISNUMBER([.E238]);IF([.B239]&gt;=[.B237];[.G238];[.G238]+180);&quot;nan&quot;)" office:value-type="float" office:value="-44.9036122738361" calcext:value-type="float">
            <text:p>-44,90</text:p>
          </table:table-cell>
          <table:table-cell table:number-columns-repeated="2"/>
          <table:table-cell table:style-name="Default" table:formula="of:=IF(MOD([.$A238];5)=0;[.$A238];&quot;&quot;)">
            <text:p/>
          </table:table-cell>
          <table:table-cell table:formula="of:=IF(ISNUMBER([.N238]);[.K23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0.6129769996" calcext:value-type="float">
            <text:p>0,6129769996</text:p>
          </table:table-cell>
          <table:table-cell office:value-type="float" office:value="0.3864861573" calcext:value-type="float">
            <text:p>0,3864861573</text:p>
          </table:table-cell>
          <table:table-cell/>
          <table:table-cell table:formula="of:=IF(AND(ISNUMBER([.B238]);ISNUMBER([.B240]));([.C240]-[.C238])/([.B240]-[.B238]);&quot;nan&quot;)" office:value-type="float" office:value="-0.995872209435209" calcext:value-type="float">
            <text:p>-0,9958722094</text:p>
          </table:table-cell>
          <table:table-cell table:formula="of:=IF(ISNUMBER([.E239]);ATAN([.E239]);&quot;nan&quot;)" office:value-type="float" office:value="-0.783330002590346" calcext:value-type="float">
            <text:p>-0,7833300026</text:p>
          </table:table-cell>
          <table:table-cell table:formula="of:=IF(ISNUMBER([.F239]);180*[.F239]/PI();&quot;nan&quot;)" office:value-type="float" office:value="-44.8815031143987" calcext:value-type="float">
            <text:p>-44,88</text:p>
          </table:table-cell>
          <table:table-cell/>
          <table:table-cell table:formula="of:=IF(ISNUMBER([.E239]);IF([.B240]&gt;=[.B238];[.E239];-1*[.E239]);&quot;nan&quot;)" office:value-type="float" office:value="-0.995872209435209" calcext:value-type="float">
            <text:p>-0,9958722094</text:p>
          </table:table-cell>
          <table:table-cell table:formula="of:=IF(ISNUMBER([.F239]);180*ATAN([.I239])/PI();&quot;nan&quot;)" office:value-type="float" office:value="-44.8815031143987" calcext:value-type="float">
            <text:p>-44,88</text:p>
          </table:table-cell>
          <table:table-cell table:formula="of:=IF(ISNUMBER([.E239]);IF([.B240]&gt;=[.B238];[.G239];[.G239]+180);&quot;nan&quot;)" office:value-type="float" office:value="-44.8815031143987" calcext:value-type="float">
            <text:p>-44,88</text:p>
          </table:table-cell>
          <table:table-cell table:number-columns-repeated="2"/>
          <table:table-cell table:style-name="Default" table:formula="of:=IF(MOD([.$A239];5)=0;[.$A239];&quot;&quot;)">
            <text:p/>
          </table:table-cell>
          <table:table-cell table:formula="of:=IF(ISNUMBER([.N239]);[.K23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0.6177787256" calcext:value-type="float">
            <text:p>0,6177787256</text:p>
          </table:table-cell>
          <table:table-cell office:value-type="float" office:value="0.3817057568" calcext:value-type="float">
            <text:p>0,3817057568</text:p>
          </table:table-cell>
          <table:table-cell/>
          <table:table-cell table:formula="of:=IF(AND(ISNUMBER([.B239]);ISNUMBER([.B241]));([.C241]-[.C239])/([.B241]-[.B239]);&quot;nan&quot;)" office:value-type="float" office:value="-0.995420454888809" calcext:value-type="float">
            <text:p>-0,9954204549</text:p>
          </table:table-cell>
          <table:table-cell table:formula="of:=IF(ISNUMBER([.E240]);ATAN([.E240]);&quot;nan&quot;)" office:value-type="float" office:value="-0.783103139779939" calcext:value-type="float">
            <text:p>-0,7831031398</text:p>
          </table:table-cell>
          <table:table-cell table:formula="of:=IF(ISNUMBER([.F240]);180*[.F240]/PI();&quot;nan&quot;)" office:value-type="float" office:value="-44.8685048328339" calcext:value-type="float">
            <text:p>-44,87</text:p>
          </table:table-cell>
          <table:table-cell/>
          <table:table-cell table:formula="of:=IF(ISNUMBER([.E240]);IF([.B241]&gt;=[.B239];[.E240];-1*[.E240]);&quot;nan&quot;)" office:value-type="float" office:value="-0.995420454888809" calcext:value-type="float">
            <text:p>-0,9954204549</text:p>
          </table:table-cell>
          <table:table-cell table:formula="of:=IF(ISNUMBER([.F240]);180*ATAN([.I240])/PI();&quot;nan&quot;)" office:value-type="float" office:value="-44.8685048328339" calcext:value-type="float">
            <text:p>-44,87</text:p>
          </table:table-cell>
          <table:table-cell table:formula="of:=IF(ISNUMBER([.E240]);IF([.B241]&gt;=[.B239];[.G240];[.G240]+180);&quot;nan&quot;)" office:value-type="float" office:value="-44.8685048328339" calcext:value-type="float">
            <text:p>-44,87</text:p>
          </table:table-cell>
          <table:table-cell table:number-columns-repeated="2"/>
          <table:table-cell table:style-name="Default" table:formula="of:=IF(MOD([.$A240];5)=0;[.$A240];&quot;&quot;)">
            <text:p/>
          </table:table-cell>
          <table:table-cell table:formula="of:=IF(ISNUMBER([.N240]);[.K24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0.6224592951" calcext:value-type="float">
            <text:p>0,6224592951</text:p>
          </table:table-cell>
          <table:table-cell office:value-type="float" office:value="0.3770472864" calcext:value-type="float">
            <text:p>0,3770472864</text:p>
          </table:table-cell>
          <table:table-cell/>
          <table:table-cell table:formula="of:=IF(AND(ISNUMBER([.B240]);ISNUMBER([.B242]));([.C242]-[.C240])/([.B242]-[.B240]);&quot;nan&quot;)" office:value-type="float" office:value="-0.995326940173799" calcext:value-type="float">
            <text:p>-0,9953269402</text:p>
          </table:table-cell>
          <table:table-cell table:formula="of:=IF(ISNUMBER([.E241]);ATAN([.E241]);&quot;nan&quot;)" office:value-type="float" office:value="-0.783056165608378" calcext:value-type="float">
            <text:p>-0,7830561656</text:p>
          </table:table-cell>
          <table:table-cell table:formula="of:=IF(ISNUMBER([.F241]);180*[.F241]/PI();&quot;nan&quot;)" office:value-type="float" office:value="-44.8658134110573" calcext:value-type="float">
            <text:p>-44,87</text:p>
          </table:table-cell>
          <table:table-cell/>
          <table:table-cell table:formula="of:=IF(ISNUMBER([.E241]);IF([.B242]&gt;=[.B240];[.E241];-1*[.E241]);&quot;nan&quot;)" office:value-type="float" office:value="-0.995326940173799" calcext:value-type="float">
            <text:p>-0,9953269402</text:p>
          </table:table-cell>
          <table:table-cell table:formula="of:=IF(ISNUMBER([.F241]);180*ATAN([.I241])/PI();&quot;nan&quot;)" office:value-type="float" office:value="-44.8658134110573" calcext:value-type="float">
            <text:p>-44,87</text:p>
          </table:table-cell>
          <table:table-cell table:formula="of:=IF(ISNUMBER([.E241]);IF([.B242]&gt;=[.B240];[.G241];[.G241]+180);&quot;nan&quot;)" office:value-type="float" office:value="-44.8658134110573" calcext:value-type="float">
            <text:p>-44,87</text:p>
          </table:table-cell>
          <table:table-cell table:number-columns-repeated="2"/>
          <table:table-cell table:style-name="Default" table:formula="of:=IF(MOD([.$A241];5)=0;[.$A241];&quot;&quot;)">
            <text:p/>
          </table:table-cell>
          <table:table-cell table:formula="of:=IF(ISNUMBER([.N241]);[.K24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0.6270365998" calcext:value-type="float">
            <text:p>0,6270365998</text:p>
          </table:table-cell>
          <table:table-cell office:value-type="float" office:value="0.3724911452" calcext:value-type="float">
            <text:p>0,3724911452</text:p>
          </table:table-cell>
          <table:table-cell/>
          <table:table-cell table:formula="of:=IF(AND(ISNUMBER([.B241]);ISNUMBER([.B243]));([.C243]-[.C241])/([.B243]-[.B241]);&quot;nan&quot;)" office:value-type="float" office:value="-0.995544717595393" calcext:value-type="float">
            <text:p>-0,9955447176</text:p>
          </table:table-cell>
          <table:table-cell table:formula="of:=IF(ISNUMBER([.E242]);ATAN([.E242]);&quot;nan&quot;)" office:value-type="float" office:value="-0.783165552440253" calcext:value-type="float">
            <text:p>-0,7831655524</text:p>
          </table:table-cell>
          <table:table-cell table:formula="of:=IF(ISNUMBER([.F242]);180*[.F242]/PI();&quot;nan&quot;)" office:value-type="float" office:value="-44.8720808148581" calcext:value-type="float">
            <text:p>-44,87</text:p>
          </table:table-cell>
          <table:table-cell/>
          <table:table-cell table:formula="of:=IF(ISNUMBER([.E242]);IF([.B243]&gt;=[.B241];[.E242];-1*[.E242]);&quot;nan&quot;)" office:value-type="float" office:value="-0.995544717595393" calcext:value-type="float">
            <text:p>-0,9955447176</text:p>
          </table:table-cell>
          <table:table-cell table:formula="of:=IF(ISNUMBER([.F242]);180*ATAN([.I242])/PI();&quot;nan&quot;)" office:value-type="float" office:value="-44.8720808148581" calcext:value-type="float">
            <text:p>-44,87</text:p>
          </table:table-cell>
          <table:table-cell table:formula="of:=IF(ISNUMBER([.E242]);IF([.B243]&gt;=[.B241];[.G242];[.G242]+180);&quot;nan&quot;)" office:value-type="float" office:value="-44.8720808148581" calcext:value-type="float">
            <text:p>-44,87</text:p>
          </table:table-cell>
          <table:table-cell table:number-columns-repeated="2"/>
          <table:table-cell table:style-name="Default" table:formula="of:=IF(MOD([.$A242];5)=0;[.$A242];&quot;&quot;)" office:value-type="float" office:value="600" calcext:value-type="float">
            <text:p>600</text:p>
          </table:table-cell>
          <table:table-cell table:formula="of:=IF(ISNUMBER([.N242]);[.K242];&quot;&quot;)" office:value-type="float" office:value="-44.8720808148581" calcext:value-type="float">
            <text:p>-44,87</text:p>
          </table:table-cell>
          <table:table-cell table:number-columns-repeated="1009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0.6315209429" calcext:value-type="float">
            <text:p>0,6315209429</text:p>
          </table:table-cell>
          <table:table-cell office:value-type="float" office:value="0.3680260108" calcext:value-type="float">
            <text:p>0,3680260108</text:p>
          </table:table-cell>
          <table:table-cell/>
          <table:table-cell table:formula="of:=IF(AND(ISNUMBER([.B242]);ISNUMBER([.B244]));([.C244]-[.C242])/([.B244]-[.B242]);&quot;nan&quot;)" office:value-type="float" office:value="-0.995771626920513" calcext:value-type="float">
            <text:p>-0,9957716269</text:p>
          </table:table-cell>
          <table:table-cell table:formula="of:=IF(ISNUMBER([.E243]);ATAN([.E243]);&quot;nan&quot;)" office:value-type="float" office:value="-0.783279500773041" calcext:value-type="float">
            <text:p>-0,7832795008</text:p>
          </table:table-cell>
          <table:table-cell table:formula="of:=IF(ISNUMBER([.F243]);180*[.F243]/PI();&quot;nan&quot;)" office:value-type="float" office:value="-44.8786095734094" calcext:value-type="float">
            <text:p>-44,88</text:p>
          </table:table-cell>
          <table:table-cell/>
          <table:table-cell table:formula="of:=IF(ISNUMBER([.E243]);IF([.B244]&gt;=[.B242];[.E243];-1*[.E243]);&quot;nan&quot;)" office:value-type="float" office:value="-0.995771626920513" calcext:value-type="float">
            <text:p>-0,9957716269</text:p>
          </table:table-cell>
          <table:table-cell table:formula="of:=IF(ISNUMBER([.F243]);180*ATAN([.I243])/PI();&quot;nan&quot;)" office:value-type="float" office:value="-44.8786095734094" calcext:value-type="float">
            <text:p>-44,88</text:p>
          </table:table-cell>
          <table:table-cell table:formula="of:=IF(ISNUMBER([.E243]);IF([.B244]&gt;=[.B242];[.G243];[.G243]+180);&quot;nan&quot;)" office:value-type="float" office:value="-44.8786095734094" calcext:value-type="float">
            <text:p>-44,88</text:p>
          </table:table-cell>
          <table:table-cell table:number-columns-repeated="2"/>
          <table:table-cell table:style-name="Default" table:formula="of:=IF(MOD([.$A243];5)=0;[.$A243];&quot;&quot;)">
            <text:p/>
          </table:table-cell>
          <table:table-cell table:formula="of:=IF(ISNUMBER([.N243]);[.K24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0.6358998196" calcext:value-type="float">
            <text:p>0,6358998196</text:p>
          </table:table-cell>
          <table:table-cell office:value-type="float" office:value="0.3636654024" calcext:value-type="float">
            <text:p>0,3636654024</text:p>
          </table:table-cell>
          <table:table-cell/>
          <table:table-cell table:formula="of:=IF(AND(ISNUMBER([.B243]);ISNUMBER([.B245]));([.C245]-[.C243])/([.B245]-[.B243]);&quot;nan&quot;)" office:value-type="float" office:value="-0.995723315151122" calcext:value-type="float">
            <text:p>-0,9957233152</text:p>
          </table:table-cell>
          <table:table-cell table:formula="of:=IF(ISNUMBER([.E244]);ATAN([.E244]);&quot;nan&quot;)" office:value-type="float" office:value="-0.783255241946329" calcext:value-type="float">
            <text:p>-0,7832552419</text:p>
          </table:table-cell>
          <table:table-cell table:formula="of:=IF(ISNUMBER([.F244]);180*[.F244]/PI();&quot;nan&quot;)" office:value-type="float" office:value="-44.8772196450228" calcext:value-type="float">
            <text:p>-44,88</text:p>
          </table:table-cell>
          <table:table-cell/>
          <table:table-cell table:formula="of:=IF(ISNUMBER([.E244]);IF([.B245]&gt;=[.B243];[.E244];-1*[.E244]);&quot;nan&quot;)" office:value-type="float" office:value="-0.995723315151122" calcext:value-type="float">
            <text:p>-0,9957233152</text:p>
          </table:table-cell>
          <table:table-cell table:formula="of:=IF(ISNUMBER([.F244]);180*ATAN([.I244])/PI();&quot;nan&quot;)" office:value-type="float" office:value="-44.8772196450228" calcext:value-type="float">
            <text:p>-44,88</text:p>
          </table:table-cell>
          <table:table-cell table:formula="of:=IF(ISNUMBER([.E244]);IF([.B245]&gt;=[.B243];[.G244];[.G244]+180);&quot;nan&quot;)" office:value-type="float" office:value="-44.8772196450228" calcext:value-type="float">
            <text:p>-44,88</text:p>
          </table:table-cell>
          <table:table-cell table:number-columns-repeated="2"/>
          <table:table-cell table:style-name="Default" table:formula="of:=IF(MOD([.$A244];5)=0;[.$A244];&quot;&quot;)">
            <text:p/>
          </table:table-cell>
          <table:table-cell table:formula="of:=IF(ISNUMBER([.N244]);[.K24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0.6401561595" calcext:value-type="float">
            <text:p>0,6401561595</text:p>
          </table:table-cell>
          <table:table-cell office:value-type="float" office:value="0.3594277243" calcext:value-type="float">
            <text:p>0,3594277243</text:p>
          </table:table-cell>
          <table:table-cell/>
          <table:table-cell table:formula="of:=IF(AND(ISNUMBER([.B244]);ISNUMBER([.B246]));([.C246]-[.C244])/([.B246]-[.B244]);&quot;nan&quot;)" office:value-type="float" office:value="-0.995329291656138" calcext:value-type="float">
            <text:p>-0,9953292917</text:p>
          </table:table-cell>
          <table:table-cell table:formula="of:=IF(ISNUMBER([.E245]);ATAN([.E245]);&quot;nan&quot;)" office:value-type="float" office:value="-0.783057346855305" calcext:value-type="float">
            <text:p>-0,7830573469</text:p>
          </table:table-cell>
          <table:table-cell table:formula="of:=IF(ISNUMBER([.F245]);180*[.F245]/PI();&quot;nan&quot;)" office:value-type="float" office:value="-44.8658810915208" calcext:value-type="float">
            <text:p>-44,87</text:p>
          </table:table-cell>
          <table:table-cell/>
          <table:table-cell table:formula="of:=IF(ISNUMBER([.E245]);IF([.B246]&gt;=[.B244];[.E245];-1*[.E245]);&quot;nan&quot;)" office:value-type="float" office:value="-0.995329291656138" calcext:value-type="float">
            <text:p>-0,9953292917</text:p>
          </table:table-cell>
          <table:table-cell table:formula="of:=IF(ISNUMBER([.F245]);180*ATAN([.I245])/PI();&quot;nan&quot;)" office:value-type="float" office:value="-44.8658810915208" calcext:value-type="float">
            <text:p>-44,87</text:p>
          </table:table-cell>
          <table:table-cell table:formula="of:=IF(ISNUMBER([.E245]);IF([.B246]&gt;=[.B244];[.G245];[.G245]+180);&quot;nan&quot;)" office:value-type="float" office:value="-44.8658810915208" calcext:value-type="float">
            <text:p>-44,87</text:p>
          </table:table-cell>
          <table:table-cell table:number-columns-repeated="2"/>
          <table:table-cell table:style-name="Default" table:formula="of:=IF(MOD([.$A245];5)=0;[.$A245];&quot;&quot;)">
            <text:p/>
          </table:table-cell>
          <table:table-cell table:formula="of:=IF(ISNUMBER([.N245]);[.K24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0.6442729607" calcext:value-type="float">
            <text:p>0,6442729607</text:p>
          </table:table-cell>
          <table:table-cell office:value-type="float" office:value="0.3553313698" calcext:value-type="float">
            <text:p>0,3553313698</text:p>
          </table:table-cell>
          <table:table-cell/>
          <table:table-cell table:formula="of:=IF(AND(ISNUMBER([.B245]);ISNUMBER([.B247]));([.C247]-[.C245])/([.B247]-[.B245]);&quot;nan&quot;)" office:value-type="float" office:value="-0.994535249181109" calcext:value-type="float">
            <text:p>-0,9945352492</text:p>
          </table:table-cell>
          <table:table-cell table:formula="of:=IF(ISNUMBER([.E246]);ATAN([.E246]);&quot;nan&quot;)" office:value-type="float" office:value="-0.782658308513031" calcext:value-type="float">
            <text:p>-0,7826583085</text:p>
          </table:table-cell>
          <table:table-cell table:formula="of:=IF(ISNUMBER([.F246]);180*[.F246]/PI();&quot;nan&quot;)" office:value-type="float" office:value="-44.8430178786446" calcext:value-type="float">
            <text:p>-44,84</text:p>
          </table:table-cell>
          <table:table-cell/>
          <table:table-cell table:formula="of:=IF(ISNUMBER([.E246]);IF([.B247]&gt;=[.B245];[.E246];-1*[.E246]);&quot;nan&quot;)" office:value-type="float" office:value="-0.994535249181109" calcext:value-type="float">
            <text:p>-0,9945352492</text:p>
          </table:table-cell>
          <table:table-cell table:formula="of:=IF(ISNUMBER([.F246]);180*ATAN([.I246])/PI();&quot;nan&quot;)" office:value-type="float" office:value="-44.8430178786446" calcext:value-type="float">
            <text:p>-44,84</text:p>
          </table:table-cell>
          <table:table-cell table:formula="of:=IF(ISNUMBER([.E246]);IF([.B247]&gt;=[.B245];[.G246];[.G246]+180);&quot;nan&quot;)" office:value-type="float" office:value="-44.8430178786446" calcext:value-type="float">
            <text:p>-44,84</text:p>
          </table:table-cell>
          <table:table-cell table:number-columns-repeated="2"/>
          <table:table-cell table:style-name="Default" table:formula="of:=IF(MOD([.$A246];5)=0;[.$A246];&quot;&quot;)">
            <text:p/>
          </table:table-cell>
          <table:table-cell table:formula="of:=IF(ISNUMBER([.N246]);[.K24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0.648233106" calcext:value-type="float">
            <text:p>0,6482331060</text:p>
          </table:table-cell>
          <table:table-cell office:value-type="float" office:value="0.3513949163" calcext:value-type="float">
            <text:p>0,3513949163</text:p>
          </table:table-cell>
          <table:table-cell/>
          <table:table-cell table:formula="of:=IF(AND(ISNUMBER([.B246]);ISNUMBER([.B248]));([.C248]-[.C246])/([.B248]-[.B246]);&quot;nan&quot;)" office:value-type="float" office:value="-0.993312177840251" calcext:value-type="float">
            <text:p>-0,9933121778</text:p>
          </table:table-cell>
          <table:table-cell table:formula="of:=IF(ISNUMBER([.E247]);ATAN([.E247]);&quot;nan&quot;)" office:value-type="float" office:value="-0.782043045649434" calcext:value-type="float">
            <text:p>-0,7820430456</text:p>
          </table:table-cell>
          <table:table-cell table:formula="of:=IF(ISNUMBER([.F247]);180*[.F247]/PI();&quot;nan&quot;)" office:value-type="float" office:value="-44.8077659132694" calcext:value-type="float">
            <text:p>-44,81</text:p>
          </table:table-cell>
          <table:table-cell/>
          <table:table-cell table:formula="of:=IF(ISNUMBER([.E247]);IF([.B248]&gt;=[.B246];[.E247];-1*[.E247]);&quot;nan&quot;)" office:value-type="float" office:value="-0.993312177840251" calcext:value-type="float">
            <text:p>-0,9933121778</text:p>
          </table:table-cell>
          <table:table-cell table:formula="of:=IF(ISNUMBER([.F247]);180*ATAN([.I247])/PI();&quot;nan&quot;)" office:value-type="float" office:value="-44.8077659132694" calcext:value-type="float">
            <text:p>-44,81</text:p>
          </table:table-cell>
          <table:table-cell table:formula="of:=IF(ISNUMBER([.E247]);IF([.B248]&gt;=[.B246];[.G247];[.G247]+180);&quot;nan&quot;)" office:value-type="float" office:value="-44.8077659132694" calcext:value-type="float">
            <text:p>-44,81</text:p>
          </table:table-cell>
          <table:table-cell table:number-columns-repeated="2"/>
          <table:table-cell table:style-name="Default" table:formula="of:=IF(MOD([.$A247];5)=0;[.$A247];&quot;&quot;)" office:value-type="float" office:value="605" calcext:value-type="float">
            <text:p>605</text:p>
          </table:table-cell>
          <table:table-cell table:formula="of:=IF(ISNUMBER([.N247]);[.K247];&quot;&quot;)" office:value-type="float" office:value="-44.8077659132694" calcext:value-type="float">
            <text:p>-44,81</text:p>
          </table:table-cell>
          <table:table-cell table:number-columns-repeated="1009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0.6520282357" calcext:value-type="float">
            <text:p>0,6520282357</text:p>
          </table:table-cell>
          <table:table-cell office:value-type="float" office:value="0.3476279607" calcext:value-type="float">
            <text:p>0,3476279607</text:p>
          </table:table-cell>
          <table:table-cell/>
          <table:table-cell table:formula="of:=IF(AND(ISNUMBER([.B247]);ISNUMBER([.B249]));([.C249]-[.C247])/([.B249]-[.B247]);&quot;nan&quot;)" office:value-type="float" office:value="-0.992004960360001" calcext:value-type="float">
            <text:p>-0,9920049604</text:p>
          </table:table-cell>
          <table:table-cell table:formula="of:=IF(ISNUMBER([.E248]);ATAN([.E248]);&quot;nan&quot;)" office:value-type="float" office:value="-0.781384620826209" calcext:value-type="float">
            <text:p>-0,7813846208</text:p>
          </table:table-cell>
          <table:table-cell table:formula="of:=IF(ISNUMBER([.F248]);180*[.F248]/PI();&quot;nan&quot;)" office:value-type="float" office:value="-44.7700409497719" calcext:value-type="float">
            <text:p>-44,77</text:p>
          </table:table-cell>
          <table:table-cell/>
          <table:table-cell table:formula="of:=IF(ISNUMBER([.E248]);IF([.B249]&gt;=[.B247];[.E248];-1*[.E248]);&quot;nan&quot;)" office:value-type="float" office:value="-0.992004960360001" calcext:value-type="float">
            <text:p>-0,9920049604</text:p>
          </table:table-cell>
          <table:table-cell table:formula="of:=IF(ISNUMBER([.F248]);180*ATAN([.I248])/PI();&quot;nan&quot;)" office:value-type="float" office:value="-44.7700409497719" calcext:value-type="float">
            <text:p>-44,77</text:p>
          </table:table-cell>
          <table:table-cell table:formula="of:=IF(ISNUMBER([.E248]);IF([.B249]&gt;=[.B247];[.G248];[.G248]+180);&quot;nan&quot;)" office:value-type="float" office:value="-44.7700409497719" calcext:value-type="float">
            <text:p>-44,77</text:p>
          </table:table-cell>
          <table:table-cell table:number-columns-repeated="2"/>
          <table:table-cell table:style-name="Default" table:formula="of:=IF(MOD([.$A248];5)=0;[.$A248];&quot;&quot;)">
            <text:p/>
          </table:table-cell>
          <table:table-cell table:formula="of:=IF(ISNUMBER([.N248]);[.K24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0.6556691792" calcext:value-type="float">
            <text:p>0,6556691792</text:p>
          </table:table-cell>
          <table:table-cell office:value-type="float" office:value="0.3440182948" calcext:value-type="float">
            <text:p>0,3440182948</text:p>
          </table:table-cell>
          <table:table-cell/>
          <table:table-cell table:formula="of:=IF(AND(ISNUMBER([.B248]);ISNUMBER([.B250]));([.C250]-[.C248])/([.B250]-[.B248]);&quot;nan&quot;)" office:value-type="float" office:value="-0.991150939513149" calcext:value-type="float">
            <text:p>-0,9911509395</text:p>
          </table:table-cell>
          <table:table-cell table:formula="of:=IF(ISNUMBER([.E249]);ATAN([.E249]);&quot;nan&quot;)" office:value-type="float" office:value="-0.780953998943065" calcext:value-type="float">
            <text:p>-0,7809539989</text:p>
          </table:table-cell>
          <table:table-cell table:formula="of:=IF(ISNUMBER([.F249]);180*[.F249]/PI();&quot;nan&quot;)" office:value-type="float" office:value="-44.7453681333018" calcext:value-type="float">
            <text:p>-44,75</text:p>
          </table:table-cell>
          <table:table-cell/>
          <table:table-cell table:formula="of:=IF(ISNUMBER([.E249]);IF([.B250]&gt;=[.B248];[.E249];-1*[.E249]);&quot;nan&quot;)" office:value-type="float" office:value="-0.991150939513149" calcext:value-type="float">
            <text:p>-0,9911509395</text:p>
          </table:table-cell>
          <table:table-cell table:formula="of:=IF(ISNUMBER([.F249]);180*ATAN([.I249])/PI();&quot;nan&quot;)" office:value-type="float" office:value="-44.7453681333018" calcext:value-type="float">
            <text:p>-44,75</text:p>
          </table:table-cell>
          <table:table-cell table:formula="of:=IF(ISNUMBER([.E249]);IF([.B250]&gt;=[.B248];[.G249];[.G249]+180);&quot;nan&quot;)" office:value-type="float" office:value="-44.7453681333018" calcext:value-type="float">
            <text:p>-44,75</text:p>
          </table:table-cell>
          <table:table-cell table:number-columns-repeated="2"/>
          <table:table-cell table:style-name="Default" table:formula="of:=IF(MOD([.$A249];5)=0;[.$A249];&quot;&quot;)">
            <text:p/>
          </table:table-cell>
          <table:table-cell table:formula="of:=IF(ISNUMBER([.N249]);[.K24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0.6591661347" calcext:value-type="float">
            <text:p>0,6591661347</text:p>
          </table:table-cell>
          <table:table-cell office:value-type="float" office:value="0.3405532254" calcext:value-type="float">
            <text:p>0,3405532254</text:p>
          </table:table-cell>
          <table:table-cell/>
          <table:table-cell table:formula="of:=IF(AND(ISNUMBER([.B249]);ISNUMBER([.B251]));([.C251]-[.C249])/([.B251]-[.B249]);&quot;nan&quot;)" office:value-type="float" office:value="-0.990998642099172" calcext:value-type="float">
            <text:p>-0,9909986421</text:p>
          </table:table-cell>
          <table:table-cell table:formula="of:=IF(ISNUMBER([.E250]);ATAN([.E250]);&quot;nan&quot;)" office:value-type="float" office:value="-0.780877167560006" calcext:value-type="float">
            <text:p>-0,7808771676</text:p>
          </table:table-cell>
          <table:table-cell table:formula="of:=IF(ISNUMBER([.F250]);180*[.F250]/PI();&quot;nan&quot;)" office:value-type="float" office:value="-44.7409660193184" calcext:value-type="float">
            <text:p>-44,74</text:p>
          </table:table-cell>
          <table:table-cell/>
          <table:table-cell table:formula="of:=IF(ISNUMBER([.E250]);IF([.B251]&gt;=[.B249];[.E250];-1*[.E250]);&quot;nan&quot;)" office:value-type="float" office:value="-0.990998642099172" calcext:value-type="float">
            <text:p>-0,9909986421</text:p>
          </table:table-cell>
          <table:table-cell table:formula="of:=IF(ISNUMBER([.F250]);180*ATAN([.I250])/PI();&quot;nan&quot;)" office:value-type="float" office:value="-44.7409660193184" calcext:value-type="float">
            <text:p>-44,74</text:p>
          </table:table-cell>
          <table:table-cell table:formula="of:=IF(ISNUMBER([.E250]);IF([.B251]&gt;=[.B249];[.G250];[.G250]+180);&quot;nan&quot;)" office:value-type="float" office:value="-44.7409660193184" calcext:value-type="float">
            <text:p>-44,74</text:p>
          </table:table-cell>
          <table:table-cell table:number-columns-repeated="2"/>
          <table:table-cell table:style-name="Default" table:formula="of:=IF(MOD([.$A250];5)=0;[.$A250];&quot;&quot;)">
            <text:p/>
          </table:table-cell>
          <table:table-cell table:formula="of:=IF(ISNUMBER([.N250]);[.K25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0.6625282221" calcext:value-type="float">
            <text:p>0,6625282221</text:p>
          </table:table-cell>
          <table:table-cell office:value-type="float" office:value="0.3372209926" calcext:value-type="float">
            <text:p>0,3372209926</text:p>
          </table:table-cell>
          <table:table-cell/>
          <table:table-cell table:formula="of:=IF(AND(ISNUMBER([.B250]);ISNUMBER([.B252]));([.C252]-[.C250])/([.B252]-[.B250]);&quot;nan&quot;)" office:value-type="float" office:value="-0.991683548842383" calcext:value-type="float">
            <text:p>-0,9916835488</text:p>
          </table:table-cell>
          <table:table-cell table:formula="of:=IF(ISNUMBER([.E251]);ATAN([.E251]);&quot;nan&quot;)" office:value-type="float" office:value="-0.781222599046868" calcext:value-type="float">
            <text:p>-0,7812225990</text:p>
          </table:table-cell>
          <table:table-cell table:formula="of:=IF(ISNUMBER([.F251]);180*[.F251]/PI();&quot;nan&quot;)" office:value-type="float" office:value="-44.7607577856265" calcext:value-type="float">
            <text:p>-44,76</text:p>
          </table:table-cell>
          <table:table-cell/>
          <table:table-cell table:formula="of:=IF(ISNUMBER([.E251]);IF([.B252]&gt;=[.B250];[.E251];-1*[.E251]);&quot;nan&quot;)" office:value-type="float" office:value="-0.991683548842383" calcext:value-type="float">
            <text:p>-0,9916835488</text:p>
          </table:table-cell>
          <table:table-cell table:formula="of:=IF(ISNUMBER([.F251]);180*ATAN([.I251])/PI();&quot;nan&quot;)" office:value-type="float" office:value="-44.7607577856265" calcext:value-type="float">
            <text:p>-44,76</text:p>
          </table:table-cell>
          <table:table-cell table:formula="of:=IF(ISNUMBER([.E251]);IF([.B252]&gt;=[.B250];[.G251];[.G251]+180);&quot;nan&quot;)" office:value-type="float" office:value="-44.7607577856265" calcext:value-type="float">
            <text:p>-44,76</text:p>
          </table:table-cell>
          <table:table-cell table:number-columns-repeated="2"/>
          <table:table-cell table:style-name="Default" table:formula="of:=IF(MOD([.$A251];5)=0;[.$A251];&quot;&quot;)">
            <text:p/>
          </table:table-cell>
          <table:table-cell table:formula="of:=IF(ISNUMBER([.N251]);[.K25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0.6657635762" calcext:value-type="float">
            <text:p>0,6657635762</text:p>
          </table:table-cell>
          <table:table-cell office:value-type="float" office:value="0.3340106512" calcext:value-type="float">
            <text:p>0,3340106512</text:p>
          </table:table-cell>
          <table:table-cell/>
          <table:table-cell table:formula="of:=IF(AND(ISNUMBER([.B251]);ISNUMBER([.B253]));([.C253]-[.C251])/([.B253]-[.B251]);&quot;nan&quot;)" office:value-type="float" office:value="-0.993148040152288" calcext:value-type="float">
            <text:p>-0,9931480402</text:p>
          </table:table-cell>
          <table:table-cell table:formula="of:=IF(ISNUMBER([.E252]);ATAN([.E252]);&quot;nan&quot;)" office:value-type="float" office:value="-0.78196041932761" calcext:value-type="float">
            <text:p>-0,7819604193</text:p>
          </table:table-cell>
          <table:table-cell table:formula="of:=IF(ISNUMBER([.F252]);180*[.F252]/PI();&quot;nan&quot;)" office:value-type="float" office:value="-44.8030317737521" calcext:value-type="float">
            <text:p>-44,80</text:p>
          </table:table-cell>
          <table:table-cell/>
          <table:table-cell table:formula="of:=IF(ISNUMBER([.E252]);IF([.B253]&gt;=[.B251];[.E252];-1*[.E252]);&quot;nan&quot;)" office:value-type="float" office:value="-0.993148040152288" calcext:value-type="float">
            <text:p>-0,9931480402</text:p>
          </table:table-cell>
          <table:table-cell table:formula="of:=IF(ISNUMBER([.F252]);180*ATAN([.I252])/PI();&quot;nan&quot;)" office:value-type="float" office:value="-44.8030317737521" calcext:value-type="float">
            <text:p>-44,80</text:p>
          </table:table-cell>
          <table:table-cell table:formula="of:=IF(ISNUMBER([.E252]);IF([.B253]&gt;=[.B251];[.G252];[.G252]+180);&quot;nan&quot;)" office:value-type="float" office:value="-44.8030317737521" calcext:value-type="float">
            <text:p>-44,80</text:p>
          </table:table-cell>
          <table:table-cell table:number-columns-repeated="2"/>
          <table:table-cell table:style-name="Default" table:formula="of:=IF(MOD([.$A252];5)=0;[.$A252];&quot;&quot;)" office:value-type="float" office:value="610" calcext:value-type="float">
            <text:p>610</text:p>
          </table:table-cell>
          <table:table-cell table:formula="of:=IF(ISNUMBER([.N252]);[.K252];&quot;&quot;)" office:value-type="float" office:value="-44.8030317737521" calcext:value-type="float">
            <text:p>-44,80</text:p>
          </table:table-cell>
          <table:table-cell table:number-columns-repeated="1009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0.6688741437" calcext:value-type="float">
            <text:p>0,6688741437</text:p>
          </table:table-cell>
          <table:table-cell office:value-type="float" office:value="0.330918553" calcext:value-type="float">
            <text:p>0,3309185530</text:p>
          </table:table-cell>
          <table:table-cell/>
          <table:table-cell table:formula="of:=IF(AND(ISNUMBER([.B252]);ISNUMBER([.B254]));([.C254]-[.C252])/([.B254]-[.B252]);&quot;nan&quot;)" office:value-type="float" office:value="-0.994829609514116" calcext:value-type="float">
            <text:p>-0,9948296095</text:p>
          </table:table-cell>
          <table:table-cell table:formula="of:=IF(ISNUMBER([.E253]);ATAN([.E253]);&quot;nan&quot;)" office:value-type="float" office:value="-0.782806273401845" calcext:value-type="float">
            <text:p>-0,7828062734</text:p>
          </table:table-cell>
          <table:table-cell table:formula="of:=IF(ISNUMBER([.F253]);180*[.F253]/PI();&quot;nan&quot;)" office:value-type="float" office:value="-44.8514956422897" calcext:value-type="float">
            <text:p>-44,85</text:p>
          </table:table-cell>
          <table:table-cell/>
          <table:table-cell table:formula="of:=IF(ISNUMBER([.E253]);IF([.B254]&gt;=[.B252];[.E253];-1*[.E253]);&quot;nan&quot;)" office:value-type="float" office:value="-0.994829609514116" calcext:value-type="float">
            <text:p>-0,9948296095</text:p>
          </table:table-cell>
          <table:table-cell table:formula="of:=IF(ISNUMBER([.F253]);180*ATAN([.I253])/PI();&quot;nan&quot;)" office:value-type="float" office:value="-44.8514956422897" calcext:value-type="float">
            <text:p>-44,85</text:p>
          </table:table-cell>
          <table:table-cell table:formula="of:=IF(ISNUMBER([.E253]);IF([.B254]&gt;=[.B252];[.G253];[.G253]+180);&quot;nan&quot;)" office:value-type="float" office:value="-44.8514956422897" calcext:value-type="float">
            <text:p>-44,85</text:p>
          </table:table-cell>
          <table:table-cell table:number-columns-repeated="2"/>
          <table:table-cell table:style-name="Default" table:formula="of:=IF(MOD([.$A253];5)=0;[.$A253];&quot;&quot;)">
            <text:p/>
          </table:table-cell>
          <table:table-cell table:formula="of:=IF(ISNUMBER([.N253]);[.K25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0.6718586671" calcext:value-type="float">
            <text:p>0,6718586671</text:p>
          </table:table-cell>
          <table:table-cell office:value-type="float" office:value="0.3279470743" calcext:value-type="float">
            <text:p>0,3279470743</text:p>
          </table:table-cell>
          <table:table-cell/>
          <table:table-cell table:formula="of:=IF(AND(ISNUMBER([.B253]);ISNUMBER([.B255]));([.C255]-[.C253])/([.B255]-[.B253]);&quot;nan&quot;)" office:value-type="float" office:value="-0.996236951675593" calcext:value-type="float">
            <text:p>-0,9962369517</text:p>
          </table:table-cell>
          <table:table-cell table:formula="of:=IF(ISNUMBER([.E254]);ATAN([.E254]);&quot;nan&quot;)" office:value-type="float" office:value="-0.783513094661527" calcext:value-type="float">
            <text:p>-0,7835130947</text:p>
          </table:table-cell>
          <table:table-cell table:formula="of:=IF(ISNUMBER([.F254]);180*[.F254]/PI();&quot;nan&quot;)" office:value-type="float" office:value="-44.8919935173396" calcext:value-type="float">
            <text:p>-44,89</text:p>
          </table:table-cell>
          <table:table-cell/>
          <table:table-cell table:formula="of:=IF(ISNUMBER([.E254]);IF([.B255]&gt;=[.B253];[.E254];-1*[.E254]);&quot;nan&quot;)" office:value-type="float" office:value="-0.996236951675593" calcext:value-type="float">
            <text:p>-0,9962369517</text:p>
          </table:table-cell>
          <table:table-cell table:formula="of:=IF(ISNUMBER([.F254]);180*ATAN([.I254])/PI();&quot;nan&quot;)" office:value-type="float" office:value="-44.8919935173396" calcext:value-type="float">
            <text:p>-44,89</text:p>
          </table:table-cell>
          <table:table-cell table:formula="of:=IF(ISNUMBER([.E254]);IF([.B255]&gt;=[.B253];[.G254];[.G254]+180);&quot;nan&quot;)" office:value-type="float" office:value="-44.8919935173396" calcext:value-type="float">
            <text:p>-44,89</text:p>
          </table:table-cell>
          <table:table-cell table:number-columns-repeated="2"/>
          <table:table-cell table:style-name="Default" table:formula="of:=IF(MOD([.$A254];5)=0;[.$A254];&quot;&quot;)">
            <text:p/>
          </table:table-cell>
          <table:table-cell table:formula="of:=IF(ISNUMBER([.N254]);[.K25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0.6747195111" calcext:value-type="float">
            <text:p>0,6747195111</text:p>
          </table:table-cell>
          <table:table-cell office:value-type="float" office:value="0.325095182" calcext:value-type="float">
            <text:p>0,3250951820</text:p>
          </table:table-cell>
          <table:table-cell/>
          <table:table-cell table:formula="of:=IF(AND(ISNUMBER([.B254]);ISNUMBER([.B256]));([.C256]-[.C254])/([.B256]-[.B254]);&quot;nan&quot;)" office:value-type="float" office:value="-0.997281607376508" calcext:value-type="float">
            <text:p>-0,9972816074</text:p>
          </table:table-cell>
          <table:table-cell table:formula="of:=IF(ISNUMBER([.E255]);ATAN([.E255]);&quot;nan&quot;)" office:value-type="float" office:value="-0.784037117997093" calcext:value-type="float">
            <text:p>-0,7840371180</text:p>
          </table:table-cell>
          <table:table-cell table:formula="of:=IF(ISNUMBER([.F255]);180*[.F255]/PI();&quot;nan&quot;)" office:value-type="float" office:value="-44.9220178428339" calcext:value-type="float">
            <text:p>-44,92</text:p>
          </table:table-cell>
          <table:table-cell/>
          <table:table-cell table:formula="of:=IF(ISNUMBER([.E255]);IF([.B256]&gt;=[.B254];[.E255];-1*[.E255]);&quot;nan&quot;)" office:value-type="float" office:value="-0.997281607376508" calcext:value-type="float">
            <text:p>-0,9972816074</text:p>
          </table:table-cell>
          <table:table-cell table:formula="of:=IF(ISNUMBER([.F255]);180*ATAN([.I255])/PI();&quot;nan&quot;)" office:value-type="float" office:value="-44.9220178428339" calcext:value-type="float">
            <text:p>-44,92</text:p>
          </table:table-cell>
          <table:table-cell table:formula="of:=IF(ISNUMBER([.E255]);IF([.B256]&gt;=[.B254];[.G255];[.G255]+180);&quot;nan&quot;)" office:value-type="float" office:value="-44.9220178428339" calcext:value-type="float">
            <text:p>-44,92</text:p>
          </table:table-cell>
          <table:table-cell table:number-columns-repeated="2"/>
          <table:table-cell table:style-name="Default" table:formula="of:=IF(MOD([.$A255];5)=0;[.$A255];&quot;&quot;)">
            <text:p/>
          </table:table-cell>
          <table:table-cell table:formula="of:=IF(ISNUMBER([.N255]);[.K25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0.6774588883" calcext:value-type="float">
            <text:p>0,6774588883</text:p>
          </table:table-cell>
          <table:table-cell office:value-type="float" office:value="0.3223620767" calcext:value-type="float">
            <text:p>0,3223620767</text:p>
          </table:table-cell>
          <table:table-cell/>
          <table:table-cell table:formula="of:=IF(AND(ISNUMBER([.B255]);ISNUMBER([.B257]));([.C257]-[.C255])/([.B257]-[.B255]);&quot;nan&quot;)" office:value-type="float" office:value="-0.997877779172242" calcext:value-type="float">
            <text:p>-0,9978777792</text:p>
          </table:table-cell>
          <table:table-cell table:formula="of:=IF(ISNUMBER([.E256]);ATAN([.E256]);&quot;nan&quot;)" office:value-type="float" office:value="-0.784335926231751" calcext:value-type="float">
            <text:p>-0,7843359262</text:p>
          </table:table-cell>
          <table:table-cell table:formula="of:=IF(ISNUMBER([.F256]);180*[.F256]/PI();&quot;nan&quot;)" office:value-type="float" office:value="-44.9391382935636" calcext:value-type="float">
            <text:p>-44,94</text:p>
          </table:table-cell>
          <table:table-cell/>
          <table:table-cell table:formula="of:=IF(ISNUMBER([.E256]);IF([.B257]&gt;=[.B255];[.E256];-1*[.E256]);&quot;nan&quot;)" office:value-type="float" office:value="-0.997877779172242" calcext:value-type="float">
            <text:p>-0,9978777792</text:p>
          </table:table-cell>
          <table:table-cell table:formula="of:=IF(ISNUMBER([.F256]);180*ATAN([.I256])/PI();&quot;nan&quot;)" office:value-type="float" office:value="-44.9391382935636" calcext:value-type="float">
            <text:p>-44,94</text:p>
          </table:table-cell>
          <table:table-cell table:formula="of:=IF(ISNUMBER([.E256]);IF([.B257]&gt;=[.B255];[.G256];[.G256]+180);&quot;nan&quot;)" office:value-type="float" office:value="-44.9391382935636" calcext:value-type="float">
            <text:p>-44,94</text:p>
          </table:table-cell>
          <table:table-cell table:number-columns-repeated="2"/>
          <table:table-cell table:style-name="Default" table:formula="of:=IF(MOD([.$A256];5)=0;[.$A256];&quot;&quot;)">
            <text:p/>
          </table:table-cell>
          <table:table-cell table:formula="of:=IF(ISNUMBER([.N256]);[.K25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0.6800788497" calcext:value-type="float">
            <text:p>0,6800788497</text:p>
          </table:table-cell>
          <table:table-cell office:value-type="float" office:value="0.3197472171" calcext:value-type="float">
            <text:p>0,3197472171</text:p>
          </table:table-cell>
          <table:table-cell/>
          <table:table-cell table:formula="of:=IF(AND(ISNUMBER([.B256]);ISNUMBER([.B258]));([.C258]-[.C256])/([.B258]-[.B256]);&quot;nan&quot;)" office:value-type="float" office:value="-0.998181578925233" calcext:value-type="float">
            <text:p>-0,9981815789</text:p>
          </table:table-cell>
          <table:table-cell table:formula="of:=IF(ISNUMBER([.E257]);ATAN([.E257]);&quot;nan&quot;)" office:value-type="float" office:value="-0.78448812569519" calcext:value-type="float">
            <text:p>-0,7844881257</text:p>
          </table:table-cell>
          <table:table-cell table:formula="of:=IF(ISNUMBER([.F257]);180*[.F257]/PI();&quot;nan&quot;)" office:value-type="float" office:value="-44.9478586804628" calcext:value-type="float">
            <text:p>-44,95</text:p>
          </table:table-cell>
          <table:table-cell/>
          <table:table-cell table:formula="of:=IF(ISNUMBER([.E257]);IF([.B258]&gt;=[.B256];[.E257];-1*[.E257]);&quot;nan&quot;)" office:value-type="float" office:value="-0.998181578925233" calcext:value-type="float">
            <text:p>-0,9981815789</text:p>
          </table:table-cell>
          <table:table-cell table:formula="of:=IF(ISNUMBER([.F257]);180*ATAN([.I257])/PI();&quot;nan&quot;)" office:value-type="float" office:value="-44.9478586804628" calcext:value-type="float">
            <text:p>-44,95</text:p>
          </table:table-cell>
          <table:table-cell table:formula="of:=IF(ISNUMBER([.E257]);IF([.B258]&gt;=[.B256];[.G257];[.G257]+180);&quot;nan&quot;)" office:value-type="float" office:value="-44.9478586804628" calcext:value-type="float">
            <text:p>-44,95</text:p>
          </table:table-cell>
          <table:table-cell table:number-columns-repeated="2"/>
          <table:table-cell table:style-name="Default" table:formula="of:=IF(MOD([.$A257];5)=0;[.$A257];&quot;&quot;)" office:value-type="float" office:value="615" calcext:value-type="float">
            <text:p>615</text:p>
          </table:table-cell>
          <table:table-cell table:formula="of:=IF(ISNUMBER([.N257]);[.K257];&quot;&quot;)" office:value-type="float" office:value="-44.9478586804628" calcext:value-type="float">
            <text:p>-44,95</text:p>
          </table:table-cell>
          <table:table-cell table:number-columns-repeated="1009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0.6825815742" calcext:value-type="float">
            <text:p>0,6825815742</text:p>
          </table:table-cell>
          <table:table-cell office:value-type="float" office:value="0.317248706" calcext:value-type="float">
            <text:p>0,3172487060</text:p>
          </table:table-cell>
          <table:table-cell/>
          <table:table-cell table:formula="of:=IF(AND(ISNUMBER([.B257]);ISNUMBER([.B259]));([.C259]-[.C257])/([.B259]-[.B257]);&quot;nan&quot;)" office:value-type="float" office:value="-0.998497552522957" calcext:value-type="float">
            <text:p>-0,9984975525</text:p>
          </table:table-cell>
          <table:table-cell table:formula="of:=IF(ISNUMBER([.E258]);ATAN([.E258]);&quot;nan&quot;)" office:value-type="float" office:value="-0.784646375039193" calcext:value-type="float">
            <text:p>-0,7846463750</text:p>
          </table:table-cell>
          <table:table-cell table:formula="of:=IF(ISNUMBER([.F258]);180*[.F258]/PI();&quot;nan&quot;)" office:value-type="float" office:value="-44.9569256999849" calcext:value-type="float">
            <text:p>-44,96</text:p>
          </table:table-cell>
          <table:table-cell/>
          <table:table-cell table:formula="of:=IF(ISNUMBER([.E258]);IF([.B259]&gt;=[.B257];[.E258];-1*[.E258]);&quot;nan&quot;)" office:value-type="float" office:value="-0.998497552522957" calcext:value-type="float">
            <text:p>-0,9984975525</text:p>
          </table:table-cell>
          <table:table-cell table:formula="of:=IF(ISNUMBER([.F258]);180*ATAN([.I258])/PI();&quot;nan&quot;)" office:value-type="float" office:value="-44.9569256999849" calcext:value-type="float">
            <text:p>-44,96</text:p>
          </table:table-cell>
          <table:table-cell table:formula="of:=IF(ISNUMBER([.E258]);IF([.B259]&gt;=[.B257];[.G258];[.G258]+180);&quot;nan&quot;)" office:value-type="float" office:value="-44.9569256999849" calcext:value-type="float">
            <text:p>-44,96</text:p>
          </table:table-cell>
          <table:table-cell table:number-columns-repeated="2"/>
          <table:table-cell table:style-name="Default" table:formula="of:=IF(MOD([.$A258];5)=0;[.$A258];&quot;&quot;)">
            <text:p/>
          </table:table-cell>
          <table:table-cell table:formula="of:=IF(ISNUMBER([.N258]);[.K25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0.6849706014" calcext:value-type="float">
            <text:p>0,6849706014</text:p>
          </table:table-cell>
          <table:table-cell office:value-type="float" office:value="0.314862815" calcext:value-type="float">
            <text:p>0,3148628150</text:p>
          </table:table-cell>
          <table:table-cell/>
          <table:table-cell table:formula="of:=IF(AND(ISNUMBER([.B258]);ISNUMBER([.B260]));([.C260]-[.C258])/([.B260]-[.B258]);&quot;nan&quot;)" office:value-type="float" office:value="-0.998685252250192" calcext:value-type="float">
            <text:p>-0,9986852523</text:p>
          </table:table-cell>
          <table:table-cell table:formula="of:=IF(ISNUMBER([.E259]);ATAN([.E259]);&quot;nan&quot;)" office:value-type="float" office:value="-0.784740357192748" calcext:value-type="float">
            <text:p>-0,7847403572</text:p>
          </table:table-cell>
          <table:table-cell table:formula="of:=IF(ISNUMBER([.F259]);180*[.F259]/PI();&quot;nan&quot;)" office:value-type="float" office:value="-44.9623104807331" calcext:value-type="float">
            <text:p>-44,96</text:p>
          </table:table-cell>
          <table:table-cell/>
          <table:table-cell table:formula="of:=IF(ISNUMBER([.E259]);IF([.B260]&gt;=[.B258];[.E259];-1*[.E259]);&quot;nan&quot;)" office:value-type="float" office:value="-0.998685252250192" calcext:value-type="float">
            <text:p>-0,9986852523</text:p>
          </table:table-cell>
          <table:table-cell table:formula="of:=IF(ISNUMBER([.F259]);180*ATAN([.I259])/PI();&quot;nan&quot;)" office:value-type="float" office:value="-44.9623104807331" calcext:value-type="float">
            <text:p>-44,96</text:p>
          </table:table-cell>
          <table:table-cell table:formula="of:=IF(ISNUMBER([.E259]);IF([.B260]&gt;=[.B258];[.G259];[.G259]+180);&quot;nan&quot;)" office:value-type="float" office:value="-44.9623104807331" calcext:value-type="float">
            <text:p>-44,96</text:p>
          </table:table-cell>
          <table:table-cell table:number-columns-repeated="2"/>
          <table:table-cell table:style-name="Default" table:formula="of:=IF(MOD([.$A259];5)=0;[.$A259];&quot;&quot;)">
            <text:p/>
          </table:table-cell>
          <table:table-cell table:formula="of:=IF(ISNUMBER([.N259]);[.K25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0.6872504546" calcext:value-type="float">
            <text:p>0,6872504546</text:p>
          </table:table-cell>
          <table:table-cell office:value-type="float" office:value="0.312585964" calcext:value-type="float">
            <text:p>0,3125859640</text:p>
          </table:table-cell>
          <table:table-cell/>
          <table:table-cell table:formula="of:=IF(AND(ISNUMBER([.B259]);ISNUMBER([.B261]));([.C261]-[.C259])/([.B261]-[.B259]);&quot;nan&quot;)" office:value-type="float" office:value="-0.998451893636665" calcext:value-type="float">
            <text:p>-0,9984518936</text:p>
          </table:table-cell>
          <table:table-cell table:formula="of:=IF(ISNUMBER([.E260]);ATAN([.E260]);&quot;nan&quot;)" office:value-type="float" office:value="-0.784623510748266" calcext:value-type="float">
            <text:p>-0,7846235107</text:p>
          </table:table-cell>
          <table:table-cell table:formula="of:=IF(ISNUMBER([.F260]);180*[.F260]/PI();&quot;nan&quot;)" office:value-type="float" office:value="-44.9556156726132" calcext:value-type="float">
            <text:p>-44,96</text:p>
          </table:table-cell>
          <table:table-cell/>
          <table:table-cell table:formula="of:=IF(ISNUMBER([.E260]);IF([.B261]&gt;=[.B259];[.E260];-1*[.E260]);&quot;nan&quot;)" office:value-type="float" office:value="-0.998451893636665" calcext:value-type="float">
            <text:p>-0,9984518936</text:p>
          </table:table-cell>
          <table:table-cell table:formula="of:=IF(ISNUMBER([.F260]);180*ATAN([.I260])/PI();&quot;nan&quot;)" office:value-type="float" office:value="-44.9556156726132" calcext:value-type="float">
            <text:p>-44,96</text:p>
          </table:table-cell>
          <table:table-cell table:formula="of:=IF(ISNUMBER([.E260]);IF([.B261]&gt;=[.B259];[.G260];[.G260]+180);&quot;nan&quot;)" office:value-type="float" office:value="-44.9556156726132" calcext:value-type="float">
            <text:p>-44,96</text:p>
          </table:table-cell>
          <table:table-cell table:number-columns-repeated="2"/>
          <table:table-cell table:style-name="Default" table:formula="of:=IF(MOD([.$A260];5)=0;[.$A260];&quot;&quot;)">
            <text:p/>
          </table:table-cell>
          <table:table-cell table:formula="of:=IF(ISNUMBER([.N260]);[.K26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0.689426303" calcext:value-type="float">
            <text:p>0,6894263030</text:p>
          </table:table-cell>
          <table:table-cell office:value-type="float" office:value="0.3104140113" calcext:value-type="float">
            <text:p>0,3104140113</text:p>
          </table:table-cell>
          <table:table-cell/>
          <table:table-cell table:formula="of:=IF(AND(ISNUMBER([.B260]);ISNUMBER([.B262]));([.C262]-[.C260])/([.B262]-[.B260]);&quot;nan&quot;)" office:value-type="float" office:value="-0.997692498520748" calcext:value-type="float">
            <text:p>-0,9976924985</text:p>
          </table:table-cell>
          <table:table-cell table:formula="of:=IF(ISNUMBER([.E261]);ATAN([.E261]);&quot;nan&quot;)" office:value-type="float" office:value="-0.784243080493185" calcext:value-type="float">
            <text:p>-0,7842430805</text:p>
          </table:table-cell>
          <table:table-cell table:formula="of:=IF(ISNUMBER([.F261]);180*[.F261]/PI();&quot;nan&quot;)" office:value-type="float" office:value="-44.933818624598" calcext:value-type="float">
            <text:p>-44,93</text:p>
          </table:table-cell>
          <table:table-cell/>
          <table:table-cell table:formula="of:=IF(ISNUMBER([.E261]);IF([.B262]&gt;=[.B260];[.E261];-1*[.E261]);&quot;nan&quot;)" office:value-type="float" office:value="-0.997692498520748" calcext:value-type="float">
            <text:p>-0,9976924985</text:p>
          </table:table-cell>
          <table:table-cell table:formula="of:=IF(ISNUMBER([.F261]);180*ATAN([.I261])/PI();&quot;nan&quot;)" office:value-type="float" office:value="-44.933818624598" calcext:value-type="float">
            <text:p>-44,93</text:p>
          </table:table-cell>
          <table:table-cell table:formula="of:=IF(ISNUMBER([.E261]);IF([.B262]&gt;=[.B260];[.G261];[.G261]+180);&quot;nan&quot;)" office:value-type="float" office:value="-44.933818624598" calcext:value-type="float">
            <text:p>-44,93</text:p>
          </table:table-cell>
          <table:table-cell table:number-columns-repeated="2"/>
          <table:table-cell table:style-name="Default" table:formula="of:=IF(MOD([.$A261];5)=0;[.$A261];&quot;&quot;)">
            <text:p/>
          </table:table-cell>
          <table:table-cell table:formula="of:=IF(ISNUMBER([.N261]);[.K26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0.691503973" calcext:value-type="float">
            <text:p>0,6915039730</text:p>
          </table:table-cell>
          <table:table-cell office:value-type="float" office:value="0.3083422606" calcext:value-type="float">
            <text:p>0,3083422606</text:p>
          </table:table-cell>
          <table:table-cell/>
          <table:table-cell table:formula="of:=IF(AND(ISNUMBER([.B261]);ISNUMBER([.B263]));([.C263]-[.C261])/([.B263]-[.B261]);&quot;nan&quot;)" office:value-type="float" office:value="-0.996305618147866" calcext:value-type="float">
            <text:p>-0,9963056181</text:p>
          </table:table-cell>
          <table:table-cell table:formula="of:=IF(ISNUMBER([.E262]);ATAN([.E262]);&quot;nan&quot;)" office:value-type="float" office:value="-0.783547556155197" calcext:value-type="float">
            <text:p>-0,7835475562</text:p>
          </table:table-cell>
          <table:table-cell table:formula="of:=IF(ISNUMBER([.F262]);180*[.F262]/PI();&quot;nan&quot;)" office:value-type="float" office:value="-44.8939680154826" calcext:value-type="float">
            <text:p>-44,89</text:p>
          </table:table-cell>
          <table:table-cell/>
          <table:table-cell table:formula="of:=IF(ISNUMBER([.E262]);IF([.B263]&gt;=[.B261];[.E262];-1*[.E262]);&quot;nan&quot;)" office:value-type="float" office:value="-0.996305618147866" calcext:value-type="float">
            <text:p>-0,9963056181</text:p>
          </table:table-cell>
          <table:table-cell table:formula="of:=IF(ISNUMBER([.F262]);180*ATAN([.I262])/PI();&quot;nan&quot;)" office:value-type="float" office:value="-44.8939680154826" calcext:value-type="float">
            <text:p>-44,89</text:p>
          </table:table-cell>
          <table:table-cell table:formula="of:=IF(ISNUMBER([.E262]);IF([.B263]&gt;=[.B261];[.G262];[.G262]+180);&quot;nan&quot;)" office:value-type="float" office:value="-44.8939680154826" calcext:value-type="float">
            <text:p>-44,89</text:p>
          </table:table-cell>
          <table:table-cell table:number-columns-repeated="2"/>
          <table:table-cell table:style-name="Default" table:formula="of:=IF(MOD([.$A262];5)=0;[.$A262];&quot;&quot;)" office:value-type="float" office:value="620" calcext:value-type="float">
            <text:p>620</text:p>
          </table:table-cell>
          <table:table-cell table:formula="of:=IF(ISNUMBER([.N262]);[.K262];&quot;&quot;)" office:value-type="float" office:value="-44.8939680154826" calcext:value-type="float">
            <text:p>-44,89</text:p>
          </table:table-cell>
          <table:table-cell table:number-columns-repeated="1009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0.693489635" calcext:value-type="float">
            <text:p>0,6934896350</text:p>
          </table:table-cell>
          <table:table-cell office:value-type="float" office:value="0.3063656908" calcext:value-type="float">
            <text:p>0,3063656908</text:p>
          </table:table-cell>
          <table:table-cell/>
          <table:table-cell table:formula="of:=IF(AND(ISNUMBER([.B262]);ISNUMBER([.B264]));([.C264]-[.C262])/([.B264]-[.B262]);&quot;nan&quot;)" office:value-type="float" office:value="-0.994604502715036" calcext:value-type="float">
            <text:p>-0,9946045027</text:p>
          </table:table-cell>
          <table:table-cell table:formula="of:=IF(ISNUMBER([.E263]);ATAN([.E263]);&quot;nan&quot;)" office:value-type="float" office:value="-0.78269312381814" calcext:value-type="float">
            <text:p>-0,7826931238</text:p>
          </table:table-cell>
          <table:table-cell table:formula="of:=IF(ISNUMBER([.F263]);180*[.F263]/PI();&quot;nan&quot;)" office:value-type="float" office:value="-44.8450126486898" calcext:value-type="float">
            <text:p>-44,85</text:p>
          </table:table-cell>
          <table:table-cell/>
          <table:table-cell table:formula="of:=IF(ISNUMBER([.E263]);IF([.B264]&gt;=[.B262];[.E263];-1*[.E263]);&quot;nan&quot;)" office:value-type="float" office:value="-0.994604502715036" calcext:value-type="float">
            <text:p>-0,9946045027</text:p>
          </table:table-cell>
          <table:table-cell table:formula="of:=IF(ISNUMBER([.F263]);180*ATAN([.I263])/PI();&quot;nan&quot;)" office:value-type="float" office:value="-44.8450126486898" calcext:value-type="float">
            <text:p>-44,85</text:p>
          </table:table-cell>
          <table:table-cell table:formula="of:=IF(ISNUMBER([.E263]);IF([.B264]&gt;=[.B262];[.G263];[.G263]+180);&quot;nan&quot;)" office:value-type="float" office:value="-44.8450126486898" calcext:value-type="float">
            <text:p>-44,85</text:p>
          </table:table-cell>
          <table:table-cell table:number-columns-repeated="2"/>
          <table:table-cell table:style-name="Default" table:formula="of:=IF(MOD([.$A263];5)=0;[.$A263];&quot;&quot;)">
            <text:p/>
          </table:table-cell>
          <table:table-cell table:formula="of:=IF(ISNUMBER([.N263]);[.K26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0.6953886381" calcext:value-type="float">
            <text:p>0,6953886381</text:p>
          </table:table-cell>
          <table:table-cell office:value-type="float" office:value="0.3044785552" calcext:value-type="float">
            <text:p>0,3044785552</text:p>
          </table:table-cell>
          <table:table-cell/>
          <table:table-cell table:formula="of:=IF(AND(ISNUMBER([.B263]);ISNUMBER([.B265]));([.C265]-[.C263])/([.B265]-[.B263]);&quot;nan&quot;)" office:value-type="float" office:value="-0.993186990256141" calcext:value-type="float">
            <text:p>-0,9931869903</text:p>
          </table:table-cell>
          <table:table-cell table:formula="of:=IF(ISNUMBER([.E264]);ATAN([.E264]);&quot;nan&quot;)" office:value-type="float" office:value="-0.781980027897098" calcext:value-type="float">
            <text:p>-0,7819800279</text:p>
          </table:table-cell>
          <table:table-cell table:formula="of:=IF(ISNUMBER([.F264]);180*[.F264]/PI();&quot;nan&quot;)" office:value-type="float" office:value="-44.8041552620261" calcext:value-type="float">
            <text:p>-44,80</text:p>
          </table:table-cell>
          <table:table-cell/>
          <table:table-cell table:formula="of:=IF(ISNUMBER([.E264]);IF([.B265]&gt;=[.B263];[.E264];-1*[.E264]);&quot;nan&quot;)" office:value-type="float" office:value="-0.993186990256141" calcext:value-type="float">
            <text:p>-0,9931869903</text:p>
          </table:table-cell>
          <table:table-cell table:formula="of:=IF(ISNUMBER([.F264]);180*ATAN([.I264])/PI();&quot;nan&quot;)" office:value-type="float" office:value="-44.8041552620261" calcext:value-type="float">
            <text:p>-44,80</text:p>
          </table:table-cell>
          <table:table-cell table:formula="of:=IF(ISNUMBER([.E264]);IF([.B265]&gt;=[.B263];[.G264];[.G264]+180);&quot;nan&quot;)" office:value-type="float" office:value="-44.8041552620261" calcext:value-type="float">
            <text:p>-44,80</text:p>
          </table:table-cell>
          <table:table-cell table:number-columns-repeated="2"/>
          <table:table-cell table:style-name="Default" table:formula="of:=IF(MOD([.$A264];5)=0;[.$A264];&quot;&quot;)">
            <text:p/>
          </table:table-cell>
          <table:table-cell table:formula="of:=IF(ISNUMBER([.N264]);[.K26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0.6972055698" calcext:value-type="float">
            <text:p>0,6972055698</text:p>
          </table:table-cell>
          <table:table-cell office:value-type="float" office:value="0.3026750727" calcext:value-type="float">
            <text:p>0,3026750727</text:p>
          </table:table-cell>
          <table:table-cell/>
          <table:table-cell table:formula="of:=IF(AND(ISNUMBER([.B264]);ISNUMBER([.B266]));([.C266]-[.C264])/([.B266]-[.B264]);&quot;nan&quot;)" office:value-type="float" office:value="-0.992365676181825" calcext:value-type="float">
            <text:p>-0,9923656762</text:p>
          </table:table-cell>
          <table:table-cell table:formula="of:=IF(ISNUMBER([.E265]);ATAN([.E265]);&quot;nan&quot;)" office:value-type="float" office:value="-0.781566393684762" calcext:value-type="float">
            <text:p>-0,7815663937</text:p>
          </table:table-cell>
          <table:table-cell table:formula="of:=IF(ISNUMBER([.F265]);180*[.F265]/PI();&quot;nan&quot;)" office:value-type="float" office:value="-44.780455767397" calcext:value-type="float">
            <text:p>-44,78</text:p>
          </table:table-cell>
          <table:table-cell/>
          <table:table-cell table:formula="of:=IF(ISNUMBER([.E265]);IF([.B266]&gt;=[.B264];[.E265];-1*[.E265]);&quot;nan&quot;)" office:value-type="float" office:value="-0.992365676181825" calcext:value-type="float">
            <text:p>-0,9923656762</text:p>
          </table:table-cell>
          <table:table-cell table:formula="of:=IF(ISNUMBER([.F265]);180*ATAN([.I265])/PI();&quot;nan&quot;)" office:value-type="float" office:value="-44.780455767397" calcext:value-type="float">
            <text:p>-44,78</text:p>
          </table:table-cell>
          <table:table-cell table:formula="of:=IF(ISNUMBER([.E265]);IF([.B266]&gt;=[.B264];[.G265];[.G265]+180);&quot;nan&quot;)" office:value-type="float" office:value="-44.780455767397" calcext:value-type="float">
            <text:p>-44,78</text:p>
          </table:table-cell>
          <table:table-cell table:number-columns-repeated="2"/>
          <table:table-cell table:style-name="Default" table:formula="of:=IF(MOD([.$A265];5)=0;[.$A265];&quot;&quot;)">
            <text:p/>
          </table:table-cell>
          <table:table-cell table:formula="of:=IF(ISNUMBER([.N265]);[.K26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0.6989439104" calcext:value-type="float">
            <text:p>0,6989439104</text:p>
          </table:table-cell>
          <table:table-cell office:value-type="float" office:value="0.300950425" calcext:value-type="float">
            <text:p>0,3009504250</text:p>
          </table:table-cell>
          <table:table-cell/>
          <table:table-cell table:formula="of:=IF(AND(ISNUMBER([.B265]);ISNUMBER([.B267]));([.C267]-[.C265])/([.B267]-[.B265]);&quot;nan&quot;)" office:value-type="float" office:value="-0.992319520464493" calcext:value-type="float">
            <text:p>-0,9923195205</text:p>
          </table:table-cell>
          <table:table-cell table:formula="of:=IF(ISNUMBER([.E266]);ATAN([.E266]);&quot;nan&quot;)" office:value-type="float" office:value="-0.781543138433086" calcext:value-type="float">
            <text:p>-0,7815431384</text:p>
          </table:table-cell>
          <table:table-cell table:formula="of:=IF(ISNUMBER([.F266]);180*[.F266]/PI();&quot;nan&quot;)" office:value-type="float" office:value="-44.7791233396245" calcext:value-type="float">
            <text:p>-44,78</text:p>
          </table:table-cell>
          <table:table-cell/>
          <table:table-cell table:formula="of:=IF(ISNUMBER([.E266]);IF([.B267]&gt;=[.B265];[.E266];-1*[.E266]);&quot;nan&quot;)" office:value-type="float" office:value="-0.992319520464493" calcext:value-type="float">
            <text:p>-0,9923195205</text:p>
          </table:table-cell>
          <table:table-cell table:formula="of:=IF(ISNUMBER([.F266]);180*ATAN([.I266])/PI();&quot;nan&quot;)" office:value-type="float" office:value="-44.7791233396245" calcext:value-type="float">
            <text:p>-44,78</text:p>
          </table:table-cell>
          <table:table-cell table:formula="of:=IF(ISNUMBER([.E266]);IF([.B267]&gt;=[.B265];[.G266];[.G266]+180);&quot;nan&quot;)" office:value-type="float" office:value="-44.7791233396245" calcext:value-type="float">
            <text:p>-44,78</text:p>
          </table:table-cell>
          <table:table-cell table:number-columns-repeated="2"/>
          <table:table-cell table:style-name="Default" table:formula="of:=IF(MOD([.$A266];5)=0;[.$A266];&quot;&quot;)">
            <text:p/>
          </table:table-cell>
          <table:table-cell table:formula="of:=IF(ISNUMBER([.N266]);[.K26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0.7006060606" calcext:value-type="float">
            <text:p>0,7006060606</text:p>
          </table:table-cell>
          <table:table-cell office:value-type="float" office:value="0.2993006993" calcext:value-type="float">
            <text:p>0,2993006993</text:p>
          </table:table-cell>
          <table:table-cell/>
          <table:table-cell table:formula="of:=IF(AND(ISNUMBER([.B266]);ISNUMBER([.B268]));([.C268]-[.C266])/([.B268]-[.B266]);&quot;nan&quot;)" office:value-type="float" office:value="-0.992992534409634" calcext:value-type="float">
            <text:p>-0,9929925344</text:p>
          </table:table-cell>
          <table:table-cell table:formula="of:=IF(ISNUMBER([.E267]);ATAN([.E267]);&quot;nan&quot;)" office:value-type="float" office:value="-0.781882125784306" calcext:value-type="float">
            <text:p>-0,7818821258</text:p>
          </table:table-cell>
          <table:table-cell table:formula="of:=IF(ISNUMBER([.F267]);180*[.F267]/PI();&quot;nan&quot;)" office:value-type="float" office:value="-44.7985458841577" calcext:value-type="float">
            <text:p>-44,80</text:p>
          </table:table-cell>
          <table:table-cell/>
          <table:table-cell table:formula="of:=IF(ISNUMBER([.E267]);IF([.B268]&gt;=[.B266];[.E267];-1*[.E267]);&quot;nan&quot;)" office:value-type="float" office:value="-0.992992534409634" calcext:value-type="float">
            <text:p>-0,9929925344</text:p>
          </table:table-cell>
          <table:table-cell table:formula="of:=IF(ISNUMBER([.F267]);180*ATAN([.I267])/PI();&quot;nan&quot;)" office:value-type="float" office:value="-44.7985458841577" calcext:value-type="float">
            <text:p>-44,80</text:p>
          </table:table-cell>
          <table:table-cell table:formula="of:=IF(ISNUMBER([.E267]);IF([.B268]&gt;=[.B266];[.G267];[.G267]+180);&quot;nan&quot;)" office:value-type="float" office:value="-44.7985458841577" calcext:value-type="float">
            <text:p>-44,80</text:p>
          </table:table-cell>
          <table:table-cell table:number-columns-repeated="2"/>
          <table:table-cell table:style-name="Default" table:formula="of:=IF(MOD([.$A267];5)=0;[.$A267];&quot;&quot;)" office:value-type="float" office:value="625" calcext:value-type="float">
            <text:p>625</text:p>
          </table:table-cell>
          <table:table-cell table:formula="of:=IF(ISNUMBER([.N267]);[.K267];&quot;&quot;)" office:value-type="float" office:value="-44.7985458841577" calcext:value-type="float">
            <text:p>-44,80</text:p>
          </table:table-cell>
          <table:table-cell table:number-columns-repeated="1009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0.7021925885" calcext:value-type="float">
            <text:p>0,7021925885</text:p>
          </table:table-cell>
          <table:table-cell office:value-type="float" office:value="0.2977245119" calcext:value-type="float">
            <text:p>0,2977245119</text:p>
          </table:table-cell>
          <table:table-cell/>
          <table:table-cell table:formula="of:=IF(AND(ISNUMBER([.B267]);ISNUMBER([.B269]));([.C269]-[.C267])/([.B269]-[.B267]);&quot;nan&quot;)" office:value-type="float" office:value="-0.99386030640327" calcext:value-type="float">
            <text:p>-0,9938603064</text:p>
          </table:table-cell>
          <table:table-cell table:formula="of:=IF(ISNUMBER([.E268]);ATAN([.E268]);&quot;nan&quot;)" office:value-type="float" office:value="-0.782318873353196" calcext:value-type="float">
            <text:p>-0,7823188734</text:p>
          </table:table-cell>
          <table:table-cell table:formula="of:=IF(ISNUMBER([.F268]);180*[.F268]/PI();&quot;nan&quot;)" office:value-type="float" office:value="-44.8235696765677" calcext:value-type="float">
            <text:p>-44,82</text:p>
          </table:table-cell>
          <table:table-cell/>
          <table:table-cell table:formula="of:=IF(ISNUMBER([.E268]);IF([.B269]&gt;=[.B267];[.E268];-1*[.E268]);&quot;nan&quot;)" office:value-type="float" office:value="-0.99386030640327" calcext:value-type="float">
            <text:p>-0,9938603064</text:p>
          </table:table-cell>
          <table:table-cell table:formula="of:=IF(ISNUMBER([.F268]);180*ATAN([.I268])/PI();&quot;nan&quot;)" office:value-type="float" office:value="-44.8235696765677" calcext:value-type="float">
            <text:p>-44,82</text:p>
          </table:table-cell>
          <table:table-cell table:formula="of:=IF(ISNUMBER([.E268]);IF([.B269]&gt;=[.B267];[.G268];[.G268]+180);&quot;nan&quot;)" office:value-type="float" office:value="-44.8235696765677" calcext:value-type="float">
            <text:p>-44,82</text:p>
          </table:table-cell>
          <table:table-cell table:number-columns-repeated="2"/>
          <table:table-cell table:style-name="Default" table:formula="of:=IF(MOD([.$A268];5)=0;[.$A268];&quot;&quot;)">
            <text:p/>
          </table:table-cell>
          <table:table-cell table:formula="of:=IF(ISNUMBER([.N268]);[.K26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0.703708691" calcext:value-type="float">
            <text:p>0,7037086910</text:p>
          </table:table-cell>
          <table:table-cell office:value-type="float" office:value="0.2962171181" calcext:value-type="float">
            <text:p>0,2962171181</text:p>
          </table:table-cell>
          <table:table-cell/>
          <table:table-cell table:formula="of:=IF(AND(ISNUMBER([.B268]);ISNUMBER([.B270]));([.C270]-[.C268])/([.B270]-[.B268]);&quot;nan&quot;)" office:value-type="float" office:value="-0.994598091234191" calcext:value-type="float">
            <text:p>-0,9945980912</text:p>
          </table:table-cell>
          <table:table-cell table:formula="of:=IF(ISNUMBER([.E269]);ATAN([.E269]);&quot;nan&quot;)" office:value-type="float" office:value="-0.782689900724161" calcext:value-type="float">
            <text:p>-0,7826899007</text:p>
          </table:table-cell>
          <table:table-cell table:formula="of:=IF(ISNUMBER([.F269]);180*[.F269]/PI();&quot;nan&quot;)" office:value-type="float" office:value="-44.8448279790078" calcext:value-type="float">
            <text:p>-44,84</text:p>
          </table:table-cell>
          <table:table-cell/>
          <table:table-cell table:formula="of:=IF(ISNUMBER([.E269]);IF([.B270]&gt;=[.B268];[.E269];-1*[.E269]);&quot;nan&quot;)" office:value-type="float" office:value="-0.994598091234191" calcext:value-type="float">
            <text:p>-0,9945980912</text:p>
          </table:table-cell>
          <table:table-cell table:formula="of:=IF(ISNUMBER([.F269]);180*ATAN([.I269])/PI();&quot;nan&quot;)" office:value-type="float" office:value="-44.8448279790078" calcext:value-type="float">
            <text:p>-44,84</text:p>
          </table:table-cell>
          <table:table-cell table:formula="of:=IF(ISNUMBER([.E269]);IF([.B270]&gt;=[.B268];[.G269];[.G269]+180);&quot;nan&quot;)" office:value-type="float" office:value="-44.8448279790078" calcext:value-type="float">
            <text:p>-44,84</text:p>
          </table:table-cell>
          <table:table-cell table:number-columns-repeated="2"/>
          <table:table-cell table:style-name="Default" table:formula="of:=IF(MOD([.$A269];5)=0;[.$A269];&quot;&quot;)">
            <text:p/>
          </table:table-cell>
          <table:table-cell table:formula="of:=IF(ISNUMBER([.N269]);[.K26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0.7051628534" calcext:value-type="float">
            <text:p>0,7051628534</text:p>
          </table:table-cell>
          <table:table-cell office:value-type="float" office:value="0.2947702921" calcext:value-type="float">
            <text:p>0,2947702921</text:p>
          </table:table-cell>
          <table:table-cell/>
          <table:table-cell table:formula="of:=IF(AND(ISNUMBER([.B269]);ISNUMBER([.B271]));([.C271]-[.C269])/([.B271]-[.B269]);&quot;nan&quot;)" office:value-type="float" office:value="-0.995238908808114" calcext:value-type="float">
            <text:p>-0,9952389088</text:p>
          </table:table-cell>
          <table:table-cell table:formula="of:=IF(ISNUMBER([.E270]);ATAN([.E270]);&quot;nan&quot;)" office:value-type="float" office:value="-0.783011941810535" calcext:value-type="float">
            <text:p>-0,7830119418</text:p>
          </table:table-cell>
          <table:table-cell table:formula="of:=IF(ISNUMBER([.F270]);180*[.F270]/PI();&quot;nan&quot;)" office:value-type="float" office:value="-44.8632795740869" calcext:value-type="float">
            <text:p>-44,86</text:p>
          </table:table-cell>
          <table:table-cell/>
          <table:table-cell table:formula="of:=IF(ISNUMBER([.E270]);IF([.B271]&gt;=[.B269];[.E270];-1*[.E270]);&quot;nan&quot;)" office:value-type="float" office:value="-0.995238908808114" calcext:value-type="float">
            <text:p>-0,9952389088</text:p>
          </table:table-cell>
          <table:table-cell table:formula="of:=IF(ISNUMBER([.F270]);180*ATAN([.I270])/PI();&quot;nan&quot;)" office:value-type="float" office:value="-44.8632795740869" calcext:value-type="float">
            <text:p>-44,86</text:p>
          </table:table-cell>
          <table:table-cell table:formula="of:=IF(ISNUMBER([.E270]);IF([.B271]&gt;=[.B269];[.G270];[.G270]+180);&quot;nan&quot;)" office:value-type="float" office:value="-44.8632795740869" calcext:value-type="float">
            <text:p>-44,86</text:p>
          </table:table-cell>
          <table:table-cell table:number-columns-repeated="2"/>
          <table:table-cell table:style-name="Default" table:formula="of:=IF(MOD([.$A270];5)=0;[.$A270];&quot;&quot;)">
            <text:p/>
          </table:table-cell>
          <table:table-cell table:formula="of:=IF(ISNUMBER([.N270]);[.K27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0.7065632467" calcext:value-type="float">
            <text:p>0,7065632467</text:p>
          </table:table-cell>
          <table:table-cell office:value-type="float" office:value="0.2933761532" calcext:value-type="float">
            <text:p>0,2933761532</text:p>
          </table:table-cell>
          <table:table-cell/>
          <table:table-cell table:formula="of:=IF(AND(ISNUMBER([.B270]);ISNUMBER([.B272]));([.C272]-[.C270])/([.B272]-[.B270]);&quot;nan&quot;)" office:value-type="float" office:value="-0.995733116626737" calcext:value-type="float">
            <text:p>-0,9957331166</text:p>
          </table:table-cell>
          <table:table-cell table:formula="of:=IF(ISNUMBER([.E271]);ATAN([.E271]);&quot;nan&quot;)" office:value-type="float" office:value="-0.783260163663744" calcext:value-type="float">
            <text:p>-0,7832601637</text:p>
          </table:table-cell>
          <table:table-cell table:formula="of:=IF(ISNUMBER([.F271]);180*[.F271]/PI();&quot;nan&quot;)" office:value-type="float" office:value="-44.8775016386587" calcext:value-type="float">
            <text:p>-44,88</text:p>
          </table:table-cell>
          <table:table-cell/>
          <table:table-cell table:formula="of:=IF(ISNUMBER([.E271]);IF([.B272]&gt;=[.B270];[.E271];-1*[.E271]);&quot;nan&quot;)" office:value-type="float" office:value="-0.995733116626737" calcext:value-type="float">
            <text:p>-0,9957331166</text:p>
          </table:table-cell>
          <table:table-cell table:formula="of:=IF(ISNUMBER([.F271]);180*ATAN([.I271])/PI();&quot;nan&quot;)" office:value-type="float" office:value="-44.8775016386587" calcext:value-type="float">
            <text:p>-44,88</text:p>
          </table:table-cell>
          <table:table-cell table:formula="of:=IF(ISNUMBER([.E271]);IF([.B272]&gt;=[.B270];[.G271];[.G271]+180);&quot;nan&quot;)" office:value-type="float" office:value="-44.8775016386587" calcext:value-type="float">
            <text:p>-44,88</text:p>
          </table:table-cell>
          <table:table-cell table:number-columns-repeated="2"/>
          <table:table-cell table:style-name="Default" table:formula="of:=IF(MOD([.$A271];5)=0;[.$A271];&quot;&quot;)">
            <text:p/>
          </table:table-cell>
          <table:table-cell table:formula="of:=IF(ISNUMBER([.N271]);[.K27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0.7079177916" calcext:value-type="float">
            <text:p>0,7079177916</text:p>
          </table:table-cell>
          <table:table-cell office:value-type="float" office:value="0.2920271089" calcext:value-type="float">
            <text:p>0,2920271089</text:p>
          </table:table-cell>
          <table:table-cell/>
          <table:table-cell table:formula="of:=IF(AND(ISNUMBER([.B271]);ISNUMBER([.B273]));([.C273]-[.C271])/([.B273]-[.B271]);&quot;nan&quot;)" office:value-type="float" office:value="-0.996173650740216" calcext:value-type="float">
            <text:p>-0,9961736507</text:p>
          </table:table-cell>
          <table:table-cell table:formula="of:=IF(ISNUMBER([.E272]);ATAN([.E272]);&quot;nan&quot;)" office:value-type="float" office:value="-0.783481323861964" calcext:value-type="float">
            <text:p>-0,7834813239</text:p>
          </table:table-cell>
          <table:table-cell table:formula="of:=IF(ISNUMBER([.F272]);180*[.F272]/PI();&quot;nan&quot;)" office:value-type="float" office:value="-44.8901731846129" calcext:value-type="float">
            <text:p>-44,89</text:p>
          </table:table-cell>
          <table:table-cell/>
          <table:table-cell table:formula="of:=IF(ISNUMBER([.E272]);IF([.B273]&gt;=[.B271];[.E272];-1*[.E272]);&quot;nan&quot;)" office:value-type="float" office:value="-0.996173650740216" calcext:value-type="float">
            <text:p>-0,9961736507</text:p>
          </table:table-cell>
          <table:table-cell table:formula="of:=IF(ISNUMBER([.F272]);180*ATAN([.I272])/PI();&quot;nan&quot;)" office:value-type="float" office:value="-44.8901731846129" calcext:value-type="float">
            <text:p>-44,89</text:p>
          </table:table-cell>
          <table:table-cell table:formula="of:=IF(ISNUMBER([.E272]);IF([.B273]&gt;=[.B271];[.G272];[.G272]+180);&quot;nan&quot;)" office:value-type="float" office:value="-44.8901731846129" calcext:value-type="float">
            <text:p>-44,89</text:p>
          </table:table-cell>
          <table:table-cell table:number-columns-repeated="2"/>
          <table:table-cell table:style-name="Default" table:formula="of:=IF(MOD([.$A272];5)=0;[.$A272];&quot;&quot;)" office:value-type="float" office:value="630" calcext:value-type="float">
            <text:p>630</text:p>
          </table:table-cell>
          <table:table-cell table:formula="of:=IF(ISNUMBER([.N272]);[.K272];&quot;&quot;)" office:value-type="float" office:value="-44.8901731846129" calcext:value-type="float">
            <text:p>-44,89</text:p>
          </table:table-cell>
          <table:table-cell table:number-columns-repeated="1009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0.7092309854" calcext:value-type="float">
            <text:p>0,7092309854</text:p>
          </table:table-cell>
          <table:table-cell office:value-type="float" office:value="0.2907186222" calcext:value-type="float">
            <text:p>0,2907186222</text:p>
          </table:table-cell>
          <table:table-cell/>
          <table:table-cell table:formula="of:=IF(AND(ISNUMBER([.B272]);ISNUMBER([.B274]));([.C274]-[.C272])/([.B274]-[.B272]);&quot;nan&quot;)" office:value-type="float" office:value="-0.996733837788208" calcext:value-type="float">
            <text:p>-0,9967338378</text:p>
          </table:table-cell>
          <table:table-cell table:formula="of:=IF(ISNUMBER([.E273]);ATAN([.E273]);&quot;nan&quot;)" office:value-type="float" office:value="-0.783762412434095" calcext:value-type="float">
            <text:p>-0,7837624124</text:p>
          </table:table-cell>
          <table:table-cell table:formula="of:=IF(ISNUMBER([.F273]);180*[.F273]/PI();&quot;nan&quot;)" office:value-type="float" office:value="-44.9062783734654" calcext:value-type="float">
            <text:p>-44,91</text:p>
          </table:table-cell>
          <table:table-cell/>
          <table:table-cell table:formula="of:=IF(ISNUMBER([.E273]);IF([.B274]&gt;=[.B272];[.E273];-1*[.E273]);&quot;nan&quot;)" office:value-type="float" office:value="-0.996733837788208" calcext:value-type="float">
            <text:p>-0,9967338378</text:p>
          </table:table-cell>
          <table:table-cell table:formula="of:=IF(ISNUMBER([.F273]);180*ATAN([.I273])/PI();&quot;nan&quot;)" office:value-type="float" office:value="-44.9062783734654" calcext:value-type="float">
            <text:p>-44,91</text:p>
          </table:table-cell>
          <table:table-cell table:formula="of:=IF(ISNUMBER([.E273]);IF([.B274]&gt;=[.B272];[.G273];[.G273]+180);&quot;nan&quot;)" office:value-type="float" office:value="-44.9062783734654" calcext:value-type="float">
            <text:p>-44,91</text:p>
          </table:table-cell>
          <table:table-cell table:number-columns-repeated="2"/>
          <table:table-cell table:style-name="Default" table:formula="of:=IF(MOD([.$A273];5)=0;[.$A273];&quot;&quot;)">
            <text:p/>
          </table:table-cell>
          <table:table-cell table:formula="of:=IF(ISNUMBER([.N273]);[.K27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0.7105003945" calcext:value-type="float">
            <text:p>0,7105003945</text:p>
          </table:table-cell>
          <table:table-cell office:value-type="float" office:value="0.2894529412" calcext:value-type="float">
            <text:p>0,2894529412</text:p>
          </table:table-cell>
          <table:table-cell/>
          <table:table-cell table:formula="of:=IF(AND(ISNUMBER([.B273]);ISNUMBER([.B275]));([.C275]-[.C273])/([.B275]-[.B273]);&quot;nan&quot;)" office:value-type="float" office:value="-0.997335350371324" calcext:value-type="float">
            <text:p>-0,9973353504</text:p>
          </table:table-cell>
          <table:table-cell table:formula="of:=IF(ISNUMBER([.E274]);ATAN([.E274]);&quot;nan&quot;)" office:value-type="float" office:value="-0.784064061917039" calcext:value-type="float">
            <text:p>-0,7840640619</text:p>
          </table:table-cell>
          <table:table-cell table:formula="of:=IF(ISNUMBER([.F274]);180*[.F274]/PI();&quot;nan&quot;)" office:value-type="float" office:value="-44.9235616157304" calcext:value-type="float">
            <text:p>-44,92</text:p>
          </table:table-cell>
          <table:table-cell/>
          <table:table-cell table:formula="of:=IF(ISNUMBER([.E274]);IF([.B275]&gt;=[.B273];[.E274];-1*[.E274]);&quot;nan&quot;)" office:value-type="float" office:value="-0.997335350371324" calcext:value-type="float">
            <text:p>-0,9973353504</text:p>
          </table:table-cell>
          <table:table-cell table:formula="of:=IF(ISNUMBER([.F274]);180*ATAN([.I274])/PI();&quot;nan&quot;)" office:value-type="float" office:value="-44.9235616157304" calcext:value-type="float">
            <text:p>-44,92</text:p>
          </table:table-cell>
          <table:table-cell table:formula="of:=IF(ISNUMBER([.E274]);IF([.B275]&gt;=[.B273];[.G274];[.G274]+180);&quot;nan&quot;)" office:value-type="float" office:value="-44.9235616157304" calcext:value-type="float">
            <text:p>-44,92</text:p>
          </table:table-cell>
          <table:table-cell table:number-columns-repeated="2"/>
          <table:table-cell table:style-name="Default" table:formula="of:=IF(MOD([.$A274];5)=0;[.$A274];&quot;&quot;)">
            <text:p/>
          </table:table-cell>
          <table:table-cell table:formula="of:=IF(ISNUMBER([.N274]);[.K27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0.7117241462" calcext:value-type="float">
            <text:p>0,7117241462</text:p>
          </table:table-cell>
          <table:table-cell office:value-type="float" office:value="0.2882321048" calcext:value-type="float">
            <text:p>0,2882321048</text:p>
          </table:table-cell>
          <table:table-cell/>
          <table:table-cell table:formula="of:=IF(AND(ISNUMBER([.B274]);ISNUMBER([.B276]));([.C276]-[.C274])/([.B276]-[.B274]);&quot;nan&quot;)" office:value-type="float" office:value="-0.997827507294743" calcext:value-type="float">
            <text:p>-0,9978275073</text:p>
          </table:table-cell>
          <table:table-cell table:formula="of:=IF(ISNUMBER([.E275]);ATAN([.E275]);&quot;nan&quot;)" office:value-type="float" office:value="-0.784310736259219" calcext:value-type="float">
            <text:p>-0,7843107363</text:p>
          </table:table-cell>
          <table:table-cell table:formula="of:=IF(ISNUMBER([.F275]);180*[.F275]/PI();&quot;nan&quot;)" office:value-type="float" office:value="-44.9376950144515" calcext:value-type="float">
            <text:p>-44,94</text:p>
          </table:table-cell>
          <table:table-cell/>
          <table:table-cell table:formula="of:=IF(ISNUMBER([.E275]);IF([.B276]&gt;=[.B274];[.E275];-1*[.E275]);&quot;nan&quot;)" office:value-type="float" office:value="-0.997827507294743" calcext:value-type="float">
            <text:p>-0,9978275073</text:p>
          </table:table-cell>
          <table:table-cell table:formula="of:=IF(ISNUMBER([.F275]);180*ATAN([.I275])/PI();&quot;nan&quot;)" office:value-type="float" office:value="-44.9376950144515" calcext:value-type="float">
            <text:p>-44,94</text:p>
          </table:table-cell>
          <table:table-cell table:formula="of:=IF(ISNUMBER([.E275]);IF([.B276]&gt;=[.B274];[.G275];[.G275]+180);&quot;nan&quot;)" office:value-type="float" office:value="-44.9376950144515" calcext:value-type="float">
            <text:p>-44,94</text:p>
          </table:table-cell>
          <table:table-cell table:number-columns-repeated="2"/>
          <table:table-cell table:style-name="Default" table:formula="of:=IF(MOD([.$A275];5)=0;[.$A275];&quot;&quot;)">
            <text:p/>
          </table:table-cell>
          <table:table-cell table:formula="of:=IF(ISNUMBER([.N275]);[.K27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0.7129012311" calcext:value-type="float">
            <text:p>0,7129012311</text:p>
          </table:table-cell>
          <table:table-cell office:value-type="float" office:value="0.2870573204" calcext:value-type="float">
            <text:p>0,2870573204</text:p>
          </table:table-cell>
          <table:table-cell/>
          <table:table-cell table:formula="of:=IF(AND(ISNUMBER([.B275]);ISNUMBER([.B277]));([.C277]-[.C275])/([.B277]-[.B275]);&quot;nan&quot;)" office:value-type="float" office:value="-0.998171315367982" calcext:value-type="float">
            <text:p>-0,9981713154</text:p>
          </table:table-cell>
          <table:table-cell table:formula="of:=IF(ISNUMBER([.E276]);ATAN([.E276]);&quot;nan&quot;)" office:value-type="float" office:value="-0.784482984549962" calcext:value-type="float">
            <text:p>-0,7844829845</text:p>
          </table:table-cell>
          <table:table-cell table:formula="of:=IF(ISNUMBER([.F276]);180*[.F276]/PI();&quot;nan&quot;)" office:value-type="float" office:value="-44.9475641145394" calcext:value-type="float">
            <text:p>-44,95</text:p>
          </table:table-cell>
          <table:table-cell/>
          <table:table-cell table:formula="of:=IF(ISNUMBER([.E276]);IF([.B277]&gt;=[.B275];[.E276];-1*[.E276]);&quot;nan&quot;)" office:value-type="float" office:value="-0.998171315367982" calcext:value-type="float">
            <text:p>-0,9981713154</text:p>
          </table:table-cell>
          <table:table-cell table:formula="of:=IF(ISNUMBER([.F276]);180*ATAN([.I276])/PI();&quot;nan&quot;)" office:value-type="float" office:value="-44.9475641145394" calcext:value-type="float">
            <text:p>-44,95</text:p>
          </table:table-cell>
          <table:table-cell table:formula="of:=IF(ISNUMBER([.E276]);IF([.B277]&gt;=[.B275];[.G276];[.G276]+180);&quot;nan&quot;)" office:value-type="float" office:value="-44.9475641145394" calcext:value-type="float">
            <text:p>-44,95</text:p>
          </table:table-cell>
          <table:table-cell table:number-columns-repeated="2"/>
          <table:table-cell table:style-name="Default" table:formula="of:=IF(MOD([.$A276];5)=0;[.$A276];&quot;&quot;)">
            <text:p/>
          </table:table-cell>
          <table:table-cell table:formula="of:=IF(ISNUMBER([.N276]);[.K27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0.7140315971" calcext:value-type="float">
            <text:p>0,7140315971</text:p>
          </table:table-cell>
          <table:table-cell office:value-type="float" office:value="0.2859288735" calcext:value-type="float">
            <text:p>0,2859288735</text:p>
          </table:table-cell>
          <table:table-cell/>
          <table:table-cell table:formula="of:=IF(AND(ISNUMBER([.B276]);ISNUMBER([.B278]));([.C278]-[.C276])/([.B278]-[.B276]);&quot;nan&quot;)" office:value-type="float" office:value="-0.998371665527011" calcext:value-type="float">
            <text:p>-0,9983716655</text:p>
          </table:table-cell>
          <table:table-cell table:formula="of:=IF(ISNUMBER([.E277]);ATAN([.E277]);&quot;nan&quot;)" office:value-type="float" office:value="-0.784583332932875" calcext:value-type="float">
            <text:p>-0,7845833329</text:p>
          </table:table-cell>
          <table:table-cell table:formula="of:=IF(ISNUMBER([.F277]);180*[.F277]/PI();&quot;nan&quot;)" office:value-type="float" office:value="-44.9533136533613" calcext:value-type="float">
            <text:p>-44,95</text:p>
          </table:table-cell>
          <table:table-cell/>
          <table:table-cell table:formula="of:=IF(ISNUMBER([.E277]);IF([.B278]&gt;=[.B276];[.E277];-1*[.E277]);&quot;nan&quot;)" office:value-type="float" office:value="-0.998371665527011" calcext:value-type="float">
            <text:p>-0,9983716655</text:p>
          </table:table-cell>
          <table:table-cell table:formula="of:=IF(ISNUMBER([.F277]);180*ATAN([.I277])/PI();&quot;nan&quot;)" office:value-type="float" office:value="-44.9533136533613" calcext:value-type="float">
            <text:p>-44,95</text:p>
          </table:table-cell>
          <table:table-cell table:formula="of:=IF(ISNUMBER([.E277]);IF([.B278]&gt;=[.B276];[.G277];[.G277]+180);&quot;nan&quot;)" office:value-type="float" office:value="-44.9533136533613" calcext:value-type="float">
            <text:p>-44,95</text:p>
          </table:table-cell>
          <table:table-cell table:number-columns-repeated="2"/>
          <table:table-cell table:style-name="Default" table:formula="of:=IF(MOD([.$A277];5)=0;[.$A277];&quot;&quot;)" office:value-type="float" office:value="635" calcext:value-type="float">
            <text:p>635</text:p>
          </table:table-cell>
          <table:table-cell table:formula="of:=IF(ISNUMBER([.N277]);[.K277];&quot;&quot;)" office:value-type="float" office:value="-44.9533136533613" calcext:value-type="float">
            <text:p>-44,95</text:p>
          </table:table-cell>
          <table:table-cell table:number-columns-repeated="1009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0.7151170535" calcext:value-type="float">
            <text:p>0,7151170535</text:p>
          </table:table-cell>
          <table:table-cell office:value-type="float" office:value="0.2848451061" calcext:value-type="float">
            <text:p>0,2848451061</text:p>
          </table:table-cell>
          <table:table-cell/>
          <table:table-cell table:formula="of:=IF(AND(ISNUMBER([.B277]);ISNUMBER([.B279]));([.C279]-[.C277])/([.B279]-[.B277]);&quot;nan&quot;)" office:value-type="float" office:value="-0.998506675239683" calcext:value-type="float">
            <text:p>-0,9985066752</text:p>
          </table:table-cell>
          <table:table-cell table:formula="of:=IF(ISNUMBER([.E278]);ATAN([.E278]);&quot;nan&quot;)" office:value-type="float" office:value="-0.784650943235068" calcext:value-type="float">
            <text:p>-0,7846509432</text:p>
          </table:table-cell>
          <table:table-cell table:formula="of:=IF(ISNUMBER([.F278]);180*[.F278]/PI();&quot;nan&quot;)" office:value-type="float" office:value="-44.9571874383286" calcext:value-type="float">
            <text:p>-44,96</text:p>
          </table:table-cell>
          <table:table-cell/>
          <table:table-cell table:formula="of:=IF(ISNUMBER([.E278]);IF([.B279]&gt;=[.B277];[.E278];-1*[.E278]);&quot;nan&quot;)" office:value-type="float" office:value="-0.998506675239683" calcext:value-type="float">
            <text:p>-0,9985066752</text:p>
          </table:table-cell>
          <table:table-cell table:formula="of:=IF(ISNUMBER([.F278]);180*ATAN([.I278])/PI();&quot;nan&quot;)" office:value-type="float" office:value="-44.9571874383286" calcext:value-type="float">
            <text:p>-44,96</text:p>
          </table:table-cell>
          <table:table-cell table:formula="of:=IF(ISNUMBER([.E278]);IF([.B279]&gt;=[.B277];[.G278];[.G278]+180);&quot;nan&quot;)" office:value-type="float" office:value="-44.9571874383286" calcext:value-type="float">
            <text:p>-44,96</text:p>
          </table:table-cell>
          <table:table-cell table:number-columns-repeated="2"/>
          <table:table-cell table:style-name="Default" table:formula="of:=IF(MOD([.$A278];5)=0;[.$A278];&quot;&quot;)">
            <text:p/>
          </table:table-cell>
          <table:table-cell table:formula="of:=IF(ISNUMBER([.N278]);[.K27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0.7161591986" calcext:value-type="float">
            <text:p>0,7161591986</text:p>
          </table:table-cell>
          <table:table-cell office:value-type="float" office:value="0.2838044492" calcext:value-type="float">
            <text:p>0,2838044492</text:p>
          </table:table-cell>
          <table:table-cell/>
          <table:table-cell table:formula="of:=IF(AND(ISNUMBER([.B278]);ISNUMBER([.B280]));([.C280]-[.C278])/([.B280]-[.B278]);&quot;nan&quot;)" office:value-type="float" office:value="-0.998596220606005" calcext:value-type="float">
            <text:p>-0,9985962206</text:p>
          </table:table-cell>
          <table:table-cell table:formula="of:=IF(ISNUMBER([.E279]);ATAN([.E279]);&quot;nan&quot;)" office:value-type="float" office:value="-0.784695780820781" calcext:value-type="float">
            <text:p>-0,7846957808</text:p>
          </table:table-cell>
          <table:table-cell table:formula="of:=IF(ISNUMBER([.F279]);180*[.F279]/PI();&quot;nan&quot;)" office:value-type="float" office:value="-44.9597564427534" calcext:value-type="float">
            <text:p>-44,96</text:p>
          </table:table-cell>
          <table:table-cell/>
          <table:table-cell table:formula="of:=IF(ISNUMBER([.E279]);IF([.B280]&gt;=[.B278];[.E279];-1*[.E279]);&quot;nan&quot;)" office:value-type="float" office:value="-0.998596220606005" calcext:value-type="float">
            <text:p>-0,9985962206</text:p>
          </table:table-cell>
          <table:table-cell table:formula="of:=IF(ISNUMBER([.F279]);180*ATAN([.I279])/PI();&quot;nan&quot;)" office:value-type="float" office:value="-44.9597564427534" calcext:value-type="float">
            <text:p>-44,96</text:p>
          </table:table-cell>
          <table:table-cell table:formula="of:=IF(ISNUMBER([.E279]);IF([.B280]&gt;=[.B278];[.G279];[.G279]+180);&quot;nan&quot;)" office:value-type="float" office:value="-44.9597564427534" calcext:value-type="float">
            <text:p>-44,96</text:p>
          </table:table-cell>
          <table:table-cell table:number-columns-repeated="2"/>
          <table:table-cell table:style-name="Default" table:formula="of:=IF(MOD([.$A279];5)=0;[.$A279];&quot;&quot;)">
            <text:p/>
          </table:table-cell>
          <table:table-cell table:formula="of:=IF(ISNUMBER([.N279]);[.K27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0.7171586136" calcext:value-type="float">
            <text:p>0,7171586136</text:p>
          </table:table-cell>
          <table:table-cell office:value-type="float" office:value="0.2828064119" calcext:value-type="float">
            <text:p>0,2828064119</text:p>
          </table:table-cell>
          <table:table-cell/>
          <table:table-cell table:formula="of:=IF(AND(ISNUMBER([.B279]);ISNUMBER([.B281]));([.C281]-[.C279])/([.B281]-[.B279]);&quot;nan&quot;)" office:value-type="float" office:value="-0.998594032327956" calcext:value-type="float">
            <text:p>-0,9985940323</text:p>
          </table:table-cell>
          <table:table-cell table:formula="of:=IF(ISNUMBER([.E280]);ATAN([.E280]);&quot;nan&quot;)" office:value-type="float" office:value="-0.784694685143549" calcext:value-type="float">
            <text:p>-0,7846946851</text:p>
          </table:table-cell>
          <table:table-cell table:formula="of:=IF(ISNUMBER([.F280]);180*[.F280]/PI();&quot;nan&quot;)" office:value-type="float" office:value="-44.9596936650724" calcext:value-type="float">
            <text:p>-44,96</text:p>
          </table:table-cell>
          <table:table-cell/>
          <table:table-cell table:formula="of:=IF(ISNUMBER([.E280]);IF([.B281]&gt;=[.B279];[.E280];-1*[.E280]);&quot;nan&quot;)" office:value-type="float" office:value="-0.998594032327956" calcext:value-type="float">
            <text:p>-0,9985940323</text:p>
          </table:table-cell>
          <table:table-cell table:formula="of:=IF(ISNUMBER([.F280]);180*ATAN([.I280])/PI();&quot;nan&quot;)" office:value-type="float" office:value="-44.9596936650724" calcext:value-type="float">
            <text:p>-44,96</text:p>
          </table:table-cell>
          <table:table-cell table:formula="of:=IF(ISNUMBER([.E280]);IF([.B281]&gt;=[.B279];[.G280];[.G280]+180);&quot;nan&quot;)" office:value-type="float" office:value="-44.9596936650724" calcext:value-type="float">
            <text:p>-44,96</text:p>
          </table:table-cell>
          <table:table-cell table:number-columns-repeated="2"/>
          <table:table-cell table:style-name="Default" table:formula="of:=IF(MOD([.$A280];5)=0;[.$A280];&quot;&quot;)">
            <text:p/>
          </table:table-cell>
          <table:table-cell table:formula="of:=IF(ISNUMBER([.N280]);[.K28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0.7181161426" calcext:value-type="float">
            <text:p>0,7181161426</text:p>
          </table:table-cell>
          <table:table-cell office:value-type="float" office:value="0.2818502566" calcext:value-type="float">
            <text:p>0,2818502566</text:p>
          </table:table-cell>
          <table:table-cell/>
          <table:table-cell table:formula="of:=IF(AND(ISNUMBER([.B280]);ISNUMBER([.B282]));([.C282]-[.C280])/([.B282]-[.B280]);&quot;nan&quot;)" office:value-type="float" office:value="-0.998470065004625" calcext:value-type="float">
            <text:p>-0,9984700650</text:p>
          </table:table-cell>
          <table:table-cell table:formula="of:=IF(ISNUMBER([.E281]);ATAN([.E281]);&quot;nan&quot;)" office:value-type="float" office:value="-0.784632610426062" calcext:value-type="float">
            <text:p>-0,7846326104</text:p>
          </table:table-cell>
          <table:table-cell table:formula="of:=IF(ISNUMBER([.F281]);180*[.F281]/PI();&quot;nan&quot;)" office:value-type="float" office:value="-44.9561370457459" calcext:value-type="float">
            <text:p>-44,96</text:p>
          </table:table-cell>
          <table:table-cell/>
          <table:table-cell table:formula="of:=IF(ISNUMBER([.E281]);IF([.B282]&gt;=[.B280];[.E281];-1*[.E281]);&quot;nan&quot;)" office:value-type="float" office:value="-0.998470065004625" calcext:value-type="float">
            <text:p>-0,9984700650</text:p>
          </table:table-cell>
          <table:table-cell table:formula="of:=IF(ISNUMBER([.F281]);180*ATAN([.I281])/PI();&quot;nan&quot;)" office:value-type="float" office:value="-44.9561370457459" calcext:value-type="float">
            <text:p>-44,96</text:p>
          </table:table-cell>
          <table:table-cell table:formula="of:=IF(ISNUMBER([.E281]);IF([.B282]&gt;=[.B280];[.G281];[.G281]+180);&quot;nan&quot;)" office:value-type="float" office:value="-44.9561370457459" calcext:value-type="float">
            <text:p>-44,96</text:p>
          </table:table-cell>
          <table:table-cell table:number-columns-repeated="2"/>
          <table:table-cell table:style-name="Default" table:formula="of:=IF(MOD([.$A281];5)=0;[.$A281];&quot;&quot;)">
            <text:p/>
          </table:table-cell>
          <table:table-cell table:formula="of:=IF(ISNUMBER([.N281]);[.K28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0.7190329416" calcext:value-type="float">
            <text:p>0,7190329416</text:p>
          </table:table-cell>
          <table:table-cell office:value-type="float" office:value="0.2809349515" calcext:value-type="float">
            <text:p>0,2809349515</text:p>
          </table:table-cell>
          <table:table-cell/>
          <table:table-cell table:formula="of:=IF(AND(ISNUMBER([.B281]);ISNUMBER([.B283]));([.C283]-[.C281])/([.B283]-[.B281]);&quot;nan&quot;)" office:value-type="float" office:value="-0.99819991007072" calcext:value-type="float">
            <text:p>-0,9981999101</text:p>
          </table:table-cell>
          <table:table-cell table:formula="of:=IF(ISNUMBER([.E282]);ATAN([.E282]);&quot;nan&quot;)" office:value-type="float" office:value="-0.784497307865798" calcext:value-type="float">
            <text:p>-0,7844973079</text:p>
          </table:table-cell>
          <table:table-cell table:formula="of:=IF(ISNUMBER([.F282]);180*[.F282]/PI();&quot;nan&quot;)" office:value-type="float" office:value="-44.9483847800854" calcext:value-type="float">
            <text:p>-44,95</text:p>
          </table:table-cell>
          <table:table-cell/>
          <table:table-cell table:formula="of:=IF(ISNUMBER([.E282]);IF([.B283]&gt;=[.B281];[.E282];-1*[.E282]);&quot;nan&quot;)" office:value-type="float" office:value="-0.99819991007072" calcext:value-type="float">
            <text:p>-0,9981999101</text:p>
          </table:table-cell>
          <table:table-cell table:formula="of:=IF(ISNUMBER([.F282]);180*ATAN([.I282])/PI();&quot;nan&quot;)" office:value-type="float" office:value="-44.9483847800854" calcext:value-type="float">
            <text:p>-44,95</text:p>
          </table:table-cell>
          <table:table-cell table:formula="of:=IF(ISNUMBER([.E282]);IF([.B283]&gt;=[.B281];[.G282];[.G282]+180);&quot;nan&quot;)" office:value-type="float" office:value="-44.9483847800854" calcext:value-type="float">
            <text:p>-44,95</text:p>
          </table:table-cell>
          <table:table-cell table:number-columns-repeated="2"/>
          <table:table-cell table:style-name="Default" table:formula="of:=IF(MOD([.$A282];5)=0;[.$A282];&quot;&quot;)" office:value-type="float" office:value="640" calcext:value-type="float">
            <text:p>640</text:p>
          </table:table-cell>
          <table:table-cell table:formula="of:=IF(ISNUMBER([.N282]);[.K282];&quot;&quot;)" office:value-type="float" office:value="-44.9483847800854" calcext:value-type="float">
            <text:p>-44,95</text:p>
          </table:table-cell>
          <table:table-cell table:number-columns-repeated="1009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0.7199115529" calcext:value-type="float">
            <text:p>0,7199115529</text:p>
          </table:table-cell>
          <table:table-cell office:value-type="float" office:value="0.2800580782" calcext:value-type="float">
            <text:p>0,2800580782</text:p>
          </table:table-cell>
          <table:table-cell/>
          <table:table-cell table:formula="of:=IF(AND(ISNUMBER([.B282]);ISNUMBER([.B284]));([.C284]-[.C282])/([.B284]-[.B282]);&quot;nan&quot;)" office:value-type="float" office:value="-0.997805921157827" calcext:value-type="float">
            <text:p>-0,9978059212</text:p>
          </table:table-cell>
          <table:table-cell table:formula="of:=IF(ISNUMBER([.E283]);ATAN([.E283]);&quot;nan&quot;)" office:value-type="float" office:value="-0.784299919600684" calcext:value-type="float">
            <text:p>-0,7842999196</text:p>
          </table:table-cell>
          <table:table-cell table:formula="of:=IF(ISNUMBER([.F283]);180*[.F283]/PI();&quot;nan&quot;)" office:value-type="float" office:value="-44.937075265569" calcext:value-type="float">
            <text:p>-44,94</text:p>
          </table:table-cell>
          <table:table-cell/>
          <table:table-cell table:formula="of:=IF(ISNUMBER([.E283]);IF([.B284]&gt;=[.B282];[.E283];-1*[.E283]);&quot;nan&quot;)" office:value-type="float" office:value="-0.997805921157827" calcext:value-type="float">
            <text:p>-0,9978059212</text:p>
          </table:table-cell>
          <table:table-cell table:formula="of:=IF(ISNUMBER([.F283]);180*ATAN([.I283])/PI();&quot;nan&quot;)" office:value-type="float" office:value="-44.937075265569" calcext:value-type="float">
            <text:p>-44,94</text:p>
          </table:table-cell>
          <table:table-cell table:formula="of:=IF(ISNUMBER([.E283]);IF([.B284]&gt;=[.B282];[.G283];[.G283]+180);&quot;nan&quot;)" office:value-type="float" office:value="-44.937075265569" calcext:value-type="float">
            <text:p>-44,94</text:p>
          </table:table-cell>
          <table:table-cell table:number-columns-repeated="2"/>
          <table:table-cell table:style-name="Default" table:formula="of:=IF(MOD([.$A283];5)=0;[.$A283];&quot;&quot;)">
            <text:p/>
          </table:table-cell>
          <table:table-cell table:formula="of:=IF(ISNUMBER([.N283]);[.K28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0.7207527066" calcext:value-type="float">
            <text:p>0,7207527066</text:p>
          </table:table-cell>
          <table:table-cell office:value-type="float" office:value="0.2792189598" calcext:value-type="float">
            <text:p>0,2792189598</text:p>
          </table:table-cell>
          <table:table-cell/>
          <table:table-cell table:formula="of:=IF(AND(ISNUMBER([.B283]);ISNUMBER([.B285]));([.C285]-[.C283])/([.B285]-[.B283]);&quot;nan&quot;)" office:value-type="float" office:value="-0.997318209661255" calcext:value-type="float">
            <text:p>-0,9973182097</text:p>
          </table:table-cell>
          <table:table-cell table:formula="of:=IF(ISNUMBER([.E284]);ATAN([.E284]);&quot;nan&quot;)" office:value-type="float" office:value="-0.784055468620938" calcext:value-type="float">
            <text:p>-0,7840554686</text:p>
          </table:table-cell>
          <table:table-cell table:formula="of:=IF(ISNUMBER([.F284]);180*[.F284]/PI();&quot;nan&quot;)" office:value-type="float" office:value="-44.9230692561317" calcext:value-type="float">
            <text:p>-44,92</text:p>
          </table:table-cell>
          <table:table-cell/>
          <table:table-cell table:formula="of:=IF(ISNUMBER([.E284]);IF([.B285]&gt;=[.B283];[.E284];-1*[.E284]);&quot;nan&quot;)" office:value-type="float" office:value="-0.997318209661255" calcext:value-type="float">
            <text:p>-0,9973182097</text:p>
          </table:table-cell>
          <table:table-cell table:formula="of:=IF(ISNUMBER([.F284]);180*ATAN([.I284])/PI();&quot;nan&quot;)" office:value-type="float" office:value="-44.9230692561317" calcext:value-type="float">
            <text:p>-44,92</text:p>
          </table:table-cell>
          <table:table-cell table:formula="of:=IF(ISNUMBER([.E284]);IF([.B285]&gt;=[.B283];[.G284];[.G284]+180);&quot;nan&quot;)" office:value-type="float" office:value="-44.9230692561317" calcext:value-type="float">
            <text:p>-44,92</text:p>
          </table:table-cell>
          <table:table-cell table:number-columns-repeated="2"/>
          <table:table-cell table:style-name="Default" table:formula="of:=IF(MOD([.$A284];5)=0;[.$A284];&quot;&quot;)">
            <text:p/>
          </table:table-cell>
          <table:table-cell table:formula="of:=IF(ISNUMBER([.N284]);[.K28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0.7215545225" calcext:value-type="float">
            <text:p>0,7215545225</text:p>
          </table:table-cell>
          <table:table-cell office:value-type="float" office:value="0.2784195147" calcext:value-type="float">
            <text:p>0,2784195147</text:p>
          </table:table-cell>
          <table:table-cell/>
          <table:table-cell table:formula="of:=IF(AND(ISNUMBER([.B284]);ISNUMBER([.B286]));([.C286]-[.C284])/([.B286]-[.B284]);&quot;nan&quot;)" office:value-type="float" office:value="-0.996722845662746" calcext:value-type="float">
            <text:p>-0,9967228457</text:p>
          </table:table-cell>
          <table:table-cell table:formula="of:=IF(ISNUMBER([.E285]);ATAN([.E285]);&quot;nan&quot;)" office:value-type="float" office:value="-0.783756898360711" calcext:value-type="float">
            <text:p>-0,7837568984</text:p>
          </table:table-cell>
          <table:table-cell table:formula="of:=IF(ISNUMBER([.F285]);180*[.F285]/PI();&quot;nan&quot;)" office:value-type="float" office:value="-44.9059624403326" calcext:value-type="float">
            <text:p>-44,91</text:p>
          </table:table-cell>
          <table:table-cell/>
          <table:table-cell table:formula="of:=IF(ISNUMBER([.E285]);IF([.B286]&gt;=[.B284];[.E285];-1*[.E285]);&quot;nan&quot;)" office:value-type="float" office:value="-0.996722845662746" calcext:value-type="float">
            <text:p>-0,9967228457</text:p>
          </table:table-cell>
          <table:table-cell table:formula="of:=IF(ISNUMBER([.F285]);180*ATAN([.I285])/PI();&quot;nan&quot;)" office:value-type="float" office:value="-44.9059624403326" calcext:value-type="float">
            <text:p>-44,91</text:p>
          </table:table-cell>
          <table:table-cell table:formula="of:=IF(ISNUMBER([.E285]);IF([.B286]&gt;=[.B284];[.G285];[.G285]+180);&quot;nan&quot;)" office:value-type="float" office:value="-44.9059624403326" calcext:value-type="float">
            <text:p>-44,91</text:p>
          </table:table-cell>
          <table:table-cell table:number-columns-repeated="2"/>
          <table:table-cell table:style-name="Default" table:formula="of:=IF(MOD([.$A285];5)=0;[.$A285];&quot;&quot;)">
            <text:p/>
          </table:table-cell>
          <table:table-cell table:formula="of:=IF(ISNUMBER([.N285]);[.K28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0.7223149156" calcext:value-type="float">
            <text:p>0,7223149156</text:p>
          </table:table-cell>
          <table:table-cell office:value-type="float" office:value="0.2776618704" calcext:value-type="float">
            <text:p>0,2776618704</text:p>
          </table:table-cell>
          <table:table-cell/>
          <table:table-cell table:formula="of:=IF(AND(ISNUMBER([.B285]);ISNUMBER([.B287]));([.C287]-[.C285])/([.B287]-[.B285]);&quot;nan&quot;)" office:value-type="float" office:value="-0.995989994043034" calcext:value-type="float">
            <text:p>-0,9959899940</text:p>
          </table:table-cell>
          <table:table-cell table:formula="of:=IF(ISNUMBER([.E286]);ATAN([.E286]);&quot;nan&quot;)" office:value-type="float" office:value="-0.78338913500859" calcext:value-type="float">
            <text:p>-0,7833891350</text:p>
          </table:table-cell>
          <table:table-cell table:formula="of:=IF(ISNUMBER([.F286]);180*[.F286]/PI();&quot;nan&quot;)" office:value-type="float" office:value="-44.8848911523965" calcext:value-type="float">
            <text:p>-44,88</text:p>
          </table:table-cell>
          <table:table-cell/>
          <table:table-cell table:formula="of:=IF(ISNUMBER([.E286]);IF([.B287]&gt;=[.B285];[.E286];-1*[.E286]);&quot;nan&quot;)" office:value-type="float" office:value="-0.995989994043034" calcext:value-type="float">
            <text:p>-0,9959899940</text:p>
          </table:table-cell>
          <table:table-cell table:formula="of:=IF(ISNUMBER([.F286]);180*ATAN([.I286])/PI();&quot;nan&quot;)" office:value-type="float" office:value="-44.8848911523965" calcext:value-type="float">
            <text:p>-44,88</text:p>
          </table:table-cell>
          <table:table-cell table:formula="of:=IF(ISNUMBER([.E286]);IF([.B287]&gt;=[.B285];[.G286];[.G286]+180);&quot;nan&quot;)" office:value-type="float" office:value="-44.8848911523965" calcext:value-type="float">
            <text:p>-44,88</text:p>
          </table:table-cell>
          <table:table-cell table:number-columns-repeated="2"/>
          <table:table-cell table:style-name="Default" table:formula="of:=IF(MOD([.$A286];5)=0;[.$A286];&quot;&quot;)">
            <text:p/>
          </table:table-cell>
          <table:table-cell table:formula="of:=IF(ISNUMBER([.N286]);[.K28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0.7230316026" calcext:value-type="float">
            <text:p>0,7230316026</text:p>
          </table:table-cell>
          <table:table-cell office:value-type="float" office:value="0.2769483577" calcext:value-type="float">
            <text:p>0,2769483577</text:p>
          </table:table-cell>
          <table:table-cell/>
          <table:table-cell table:formula="of:=IF(AND(ISNUMBER([.B286]);ISNUMBER([.B288]));([.C288]-[.C286])/([.B288]-[.B286]);&quot;nan&quot;)" office:value-type="float" office:value="-0.994977506855832" calcext:value-type="float">
            <text:p>-0,9949775069</text:p>
          </table:table-cell>
          <table:table-cell table:formula="of:=IF(ISNUMBER([.E287]);ATAN([.E287]);&quot;nan&quot;)" office:value-type="float" office:value="-0.782880599908216" calcext:value-type="float">
            <text:p>-0,7828805999</text:p>
          </table:table-cell>
          <table:table-cell table:formula="of:=IF(ISNUMBER([.F287]);180*[.F287]/PI();&quot;nan&quot;)" office:value-type="float" office:value="-44.8557542374108" calcext:value-type="float">
            <text:p>-44,86</text:p>
          </table:table-cell>
          <table:table-cell/>
          <table:table-cell table:formula="of:=IF(ISNUMBER([.E287]);IF([.B288]&gt;=[.B286];[.E287];-1*[.E287]);&quot;nan&quot;)" office:value-type="float" office:value="-0.994977506855832" calcext:value-type="float">
            <text:p>-0,9949775069</text:p>
          </table:table-cell>
          <table:table-cell table:formula="of:=IF(ISNUMBER([.F287]);180*ATAN([.I287])/PI();&quot;nan&quot;)" office:value-type="float" office:value="-44.8557542374108" calcext:value-type="float">
            <text:p>-44,86</text:p>
          </table:table-cell>
          <table:table-cell table:formula="of:=IF(ISNUMBER([.E287]);IF([.B288]&gt;=[.B286];[.G287];[.G287]+180);&quot;nan&quot;)" office:value-type="float" office:value="-44.8557542374108" calcext:value-type="float">
            <text:p>-44,86</text:p>
          </table:table-cell>
          <table:table-cell table:number-columns-repeated="2"/>
          <table:table-cell table:style-name="Default" table:formula="of:=IF(MOD([.$A287];5)=0;[.$A287];&quot;&quot;)" office:value-type="float" office:value="645" calcext:value-type="float">
            <text:p>645</text:p>
          </table:table-cell>
          <table:table-cell table:formula="of:=IF(ISNUMBER([.N287]);[.K287];&quot;&quot;)" office:value-type="float" office:value="-44.8557542374108" calcext:value-type="float">
            <text:p>-44,86</text:p>
          </table:table-cell>
          <table:table-cell table:number-columns-repeated="1009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0.723701916" calcext:value-type="float">
            <text:p>0,7237019160</text:p>
          </table:table-cell>
          <table:table-cell office:value-type="float" office:value="0.2762818362" calcext:value-type="float">
            <text:p>0,2762818362</text:p>
          </table:table-cell>
          <table:table-cell/>
          <table:table-cell table:formula="of:=IF(AND(ISNUMBER([.B287]);ISNUMBER([.B289]));([.C289]-[.C287])/([.B289]-[.B287]);&quot;nan&quot;)" office:value-type="float" office:value="-0.993726166509977" calcext:value-type="float">
            <text:p>-0,9937261665</text:p>
          </table:table-cell>
          <table:table-cell table:formula="of:=IF(ISNUMBER([.E288]);ATAN([.E288]);&quot;nan&quot;)" office:value-type="float" office:value="-0.782251385827326" calcext:value-type="float">
            <text:p>-0,7822513858</text:p>
          </table:table-cell>
          <table:table-cell table:formula="of:=IF(ISNUMBER([.F288]);180*[.F288]/PI();&quot;nan&quot;)" office:value-type="float" office:value="-44.8197029261656" calcext:value-type="float">
            <text:p>-44,82</text:p>
          </table:table-cell>
          <table:table-cell/>
          <table:table-cell table:formula="of:=IF(ISNUMBER([.E288]);IF([.B289]&gt;=[.B287];[.E288];-1*[.E288]);&quot;nan&quot;)" office:value-type="float" office:value="-0.993726166509977" calcext:value-type="float">
            <text:p>-0,9937261665</text:p>
          </table:table-cell>
          <table:table-cell table:formula="of:=IF(ISNUMBER([.F288]);180*ATAN([.I288])/PI();&quot;nan&quot;)" office:value-type="float" office:value="-44.8197029261656" calcext:value-type="float">
            <text:p>-44,82</text:p>
          </table:table-cell>
          <table:table-cell table:formula="of:=IF(ISNUMBER([.E288]);IF([.B289]&gt;=[.B287];[.G288];[.G288]+180);&quot;nan&quot;)" office:value-type="float" office:value="-44.8197029261656" calcext:value-type="float">
            <text:p>-44,82</text:p>
          </table:table-cell>
          <table:table-cell table:number-columns-repeated="2"/>
          <table:table-cell table:style-name="Default" table:formula="of:=IF(MOD([.$A288];5)=0;[.$A288];&quot;&quot;)">
            <text:p/>
          </table:table-cell>
          <table:table-cell table:formula="of:=IF(ISNUMBER([.N288]);[.K28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0.7243280189" calcext:value-type="float">
            <text:p>0,7243280189</text:p>
          </table:table-cell>
          <table:table-cell office:value-type="float" office:value="0.2756600749" calcext:value-type="float">
            <text:p>0,2756600749</text:p>
          </table:table-cell>
          <table:table-cell/>
          <table:table-cell table:formula="of:=IF(AND(ISNUMBER([.B288]);ISNUMBER([.B290]));([.C290]-[.C288])/([.B290]-[.B288]);&quot;nan&quot;)" office:value-type="float" office:value="-0.992711687057608" calcext:value-type="float">
            <text:p>-0,9927116871</text:p>
          </table:table-cell>
          <table:table-cell table:formula="of:=IF(ISNUMBER([.E289]);ATAN([.E289]);&quot;nan&quot;)" office:value-type="float" office:value="-0.781740694787752" calcext:value-type="float">
            <text:p>-0,7817406948</text:p>
          </table:table-cell>
          <table:table-cell table:formula="of:=IF(ISNUMBER([.F289]);180*[.F289]/PI();&quot;nan&quot;)" office:value-type="float" office:value="-44.7904424849628" calcext:value-type="float">
            <text:p>-44,79</text:p>
          </table:table-cell>
          <table:table-cell/>
          <table:table-cell table:formula="of:=IF(ISNUMBER([.E289]);IF([.B290]&gt;=[.B288];[.E289];-1*[.E289]);&quot;nan&quot;)" office:value-type="float" office:value="-0.992711687057608" calcext:value-type="float">
            <text:p>-0,9927116871</text:p>
          </table:table-cell>
          <table:table-cell table:formula="of:=IF(ISNUMBER([.F289]);180*ATAN([.I289])/PI();&quot;nan&quot;)" office:value-type="float" office:value="-44.7904424849628" calcext:value-type="float">
            <text:p>-44,79</text:p>
          </table:table-cell>
          <table:table-cell table:formula="of:=IF(ISNUMBER([.E289]);IF([.B290]&gt;=[.B288];[.G289];[.G289]+180);&quot;nan&quot;)" office:value-type="float" office:value="-44.7904424849628" calcext:value-type="float">
            <text:p>-44,79</text:p>
          </table:table-cell>
          <table:table-cell table:number-columns-repeated="2"/>
          <table:table-cell table:style-name="Default" table:formula="of:=IF(MOD([.$A289];5)=0;[.$A289];&quot;&quot;)">
            <text:p/>
          </table:table-cell>
          <table:table-cell table:formula="of:=IF(ISNUMBER([.N289]);[.K28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0.7249144051" calcext:value-type="float">
            <text:p>0,7249144051</text:p>
          </table:table-cell>
          <table:table-cell office:value-type="float" office:value="0.2750781841" calcext:value-type="float">
            <text:p>0,2750781841</text:p>
          </table:table-cell>
          <table:table-cell/>
          <table:table-cell table:formula="of:=IF(AND(ISNUMBER([.B289]);ISNUMBER([.B291]));([.C291]-[.C289])/([.B291]-[.B289]);&quot;nan&quot;)" office:value-type="float" office:value="-0.992394954780511" calcext:value-type="float">
            <text:p>-0,9923949548</text:p>
          </table:table-cell>
          <table:table-cell table:formula="of:=IF(ISNUMBER([.E290]);ATAN([.E290]);&quot;nan&quot;)" office:value-type="float" office:value="-0.781581144955912" calcext:value-type="float">
            <text:p>-0,7815811450</text:p>
          </table:table-cell>
          <table:table-cell table:formula="of:=IF(ISNUMBER([.F290]);180*[.F290]/PI();&quot;nan&quot;)" office:value-type="float" office:value="-44.7813009529764" calcext:value-type="float">
            <text:p>-44,78</text:p>
          </table:table-cell>
          <table:table-cell/>
          <table:table-cell table:formula="of:=IF(ISNUMBER([.E290]);IF([.B291]&gt;=[.B289];[.E290];-1*[.E290]);&quot;nan&quot;)" office:value-type="float" office:value="-0.992394954780511" calcext:value-type="float">
            <text:p>-0,9923949548</text:p>
          </table:table-cell>
          <table:table-cell table:formula="of:=IF(ISNUMBER([.F290]);180*ATAN([.I290])/PI();&quot;nan&quot;)" office:value-type="float" office:value="-44.7813009529764" calcext:value-type="float">
            <text:p>-44,78</text:p>
          </table:table-cell>
          <table:table-cell table:formula="of:=IF(ISNUMBER([.E290]);IF([.B291]&gt;=[.B289];[.G290];[.G290]+180);&quot;nan&quot;)" office:value-type="float" office:value="-44.7813009529764" calcext:value-type="float">
            <text:p>-44,78</text:p>
          </table:table-cell>
          <table:table-cell table:number-columns-repeated="2"/>
          <table:table-cell table:style-name="Default" table:formula="of:=IF(MOD([.$A290];5)=0;[.$A290];&quot;&quot;)">
            <text:p/>
          </table:table-cell>
          <table:table-cell table:formula="of:=IF(ISNUMBER([.N290]);[.K29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0.7254667761" calcext:value-type="float">
            <text:p>0,7254667761</text:p>
          </table:table-cell>
          <table:table-cell office:value-type="float" office:value="0.274529978" calcext:value-type="float">
            <text:p>0,2745299780</text:p>
          </table:table-cell>
          <table:table-cell/>
          <table:table-cell table:formula="of:=IF(AND(ISNUMBER([.B290]);ISNUMBER([.B292]));([.C292]-[.C290])/([.B292]-[.B290]);&quot;nan&quot;)" office:value-type="float" office:value="-0.993124858754759" calcext:value-type="float">
            <text:p>-0,9931248588</text:p>
          </table:table-cell>
          <table:table-cell table:formula="of:=IF(ISNUMBER([.E291]);ATAN([.E291]);&quot;nan&quot;)" office:value-type="float" office:value="-0.781948748802495" calcext:value-type="float">
            <text:p>-0,7819487488</text:p>
          </table:table-cell>
          <table:table-cell table:formula="of:=IF(ISNUMBER([.F291]);180*[.F291]/PI();&quot;nan&quot;)" office:value-type="float" office:value="-44.8023631019184" calcext:value-type="float">
            <text:p>-44,80</text:p>
          </table:table-cell>
          <table:table-cell/>
          <table:table-cell table:formula="of:=IF(ISNUMBER([.E291]);IF([.B292]&gt;=[.B290];[.E291];-1*[.E291]);&quot;nan&quot;)" office:value-type="float" office:value="-0.993124858754759" calcext:value-type="float">
            <text:p>-0,9931248588</text:p>
          </table:table-cell>
          <table:table-cell table:formula="of:=IF(ISNUMBER([.F291]);180*ATAN([.I291])/PI();&quot;nan&quot;)" office:value-type="float" office:value="-44.8023631019184" calcext:value-type="float">
            <text:p>-44,80</text:p>
          </table:table-cell>
          <table:table-cell table:formula="of:=IF(ISNUMBER([.E291]);IF([.B292]&gt;=[.B290];[.G291];[.G291]+180);&quot;nan&quot;)" office:value-type="float" office:value="-44.8023631019184" calcext:value-type="float">
            <text:p>-44,80</text:p>
          </table:table-cell>
          <table:table-cell table:number-columns-repeated="2"/>
          <table:table-cell table:style-name="Default" table:formula="of:=IF(MOD([.$A291];5)=0;[.$A291];&quot;&quot;)">
            <text:p/>
          </table:table-cell>
          <table:table-cell table:formula="of:=IF(ISNUMBER([.N291]);[.K29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0.7259923175" calcext:value-type="float">
            <text:p>0,7259923175</text:p>
          </table:table-cell>
          <table:table-cell office:value-type="float" office:value="0.2740076825" calcext:value-type="float">
            <text:p>0,2740076825</text:p>
          </table:table-cell>
          <table:table-cell/>
          <table:table-cell table:formula="of:=IF(AND(ISNUMBER([.B291]);ISNUMBER([.B293]));([.C293]-[.C291])/([.B293]-[.B291]);&quot;nan&quot;)" office:value-type="float" office:value="-0.996842357988741" calcext:value-type="float">
            <text:p>-0,9968423580</text:p>
          </table:table-cell>
          <table:table-cell table:formula="of:=IF(ISNUMBER([.E292]);ATAN([.E292]);&quot;nan&quot;)" office:value-type="float" office:value="-0.783816847092399" calcext:value-type="float">
            <text:p>-0,7838168471</text:p>
          </table:table-cell>
          <table:table-cell table:formula="of:=IF(ISNUMBER([.F292]);180*[.F292]/PI();&quot;nan&quot;)" office:value-type="float" office:value="-44.9093972496455" calcext:value-type="float">
            <text:p>-44,91</text:p>
          </table:table-cell>
          <table:table-cell/>
          <table:table-cell table:formula="of:=IF(ISNUMBER([.E292]);IF([.B293]&gt;=[.B291];[.E292];-1*[.E292]);&quot;nan&quot;)" office:value-type="float" office:value="-0.996842357988741" calcext:value-type="float">
            <text:p>-0,9968423580</text:p>
          </table:table-cell>
          <table:table-cell table:formula="of:=IF(ISNUMBER([.F292]);180*ATAN([.I292])/PI();&quot;nan&quot;)" office:value-type="float" office:value="-44.9093972496455" calcext:value-type="float">
            <text:p>-44,91</text:p>
          </table:table-cell>
          <table:table-cell table:formula="of:=IF(ISNUMBER([.E292]);IF([.B293]&gt;=[.B291];[.G292];[.G292]+180);&quot;nan&quot;)" office:value-type="float" office:value="-44.9093972496455" calcext:value-type="float">
            <text:p>-44,91</text:p>
          </table:table-cell>
          <table:table-cell table:number-columns-repeated="2"/>
          <table:table-cell table:style-name="Default" table:formula="of:=IF(MOD([.$A292];5)=0;[.$A292];&quot;&quot;)" office:value-type="float" office:value="650" calcext:value-type="float">
            <text:p>650</text:p>
          </table:table-cell>
          <table:table-cell table:formula="of:=IF(ISNUMBER([.N292]);[.K292];&quot;&quot;)" office:value-type="float" office:value="-44.9093972496455" calcext:value-type="float">
            <text:p>-44,91</text:p>
          </table:table-cell>
          <table:table-cell table:number-columns-repeated="1009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0.7264947267" calcext:value-type="float">
            <text:p>0,7264947267</text:p>
          </table:table-cell>
          <table:table-cell office:value-type="float" office:value="0.2735052733" calcext:value-type="float">
            <text:p>0,2735052733</text:p>
          </table:table-cell>
          <table:table-cell/>
          <table:table-cell table:formula="of:=IF(AND(ISNUMBER([.B292]);ISNUMBER([.B294]));([.C294]-[.C292])/([.B294]-[.B292]);&quot;nan&quot;)" office:value-type="float" office:value="-1" calcext:value-type="float">
            <text:p>-1,0000000000</text:p>
          </table:table-cell>
          <table:table-cell table:formula="of:=IF(ISNUMBER([.E293]);ATAN([.E293]);&quot;nan&quot;)" office:value-type="float" office:value="-0.785398163397448" calcext:value-type="float">
            <text:p>-0,7853981634</text:p>
          </table:table-cell>
          <table:table-cell table:formula="of:=IF(ISNUMBER([.F293]);180*[.F293]/PI();&quot;nan&quot;)" office:value-type="float" office:value="-45" calcext:value-type="float">
            <text:p>-45,00</text:p>
          </table:table-cell>
          <table:table-cell/>
          <table:table-cell table:formula="of:=IF(ISNUMBER([.E293]);IF([.B294]&gt;=[.B292];[.E293];-1*[.E293]);&quot;nan&quot;)" office:value-type="float" office:value="-1" calcext:value-type="float">
            <text:p>-1,0000000000</text:p>
          </table:table-cell>
          <table:table-cell table:formula="of:=IF(ISNUMBER([.F293]);180*ATAN([.I293])/PI();&quot;nan&quot;)" office:value-type="float" office:value="-45" calcext:value-type="float">
            <text:p>-45,00</text:p>
          </table:table-cell>
          <table:table-cell table:formula="of:=IF(ISNUMBER([.E293]);IF([.B294]&gt;=[.B292];[.G293];[.G293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293];5)=0;[.$A293];&quot;&quot;)">
            <text:p/>
          </table:table-cell>
          <table:table-cell table:formula="of:=IF(ISNUMBER([.N293]);[.K29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0.7269749705" calcext:value-type="float">
            <text:p>0,7269749705</text:p>
          </table:table-cell>
          <table:table-cell office:value-type="float" office:value="0.2730250295" calcext:value-type="float">
            <text:p>0,2730250295</text:p>
          </table:table-cell>
          <table:table-cell/>
          <table:table-cell table:formula="of:=IF(AND(ISNUMBER([.B293]);ISNUMBER([.B295]));([.C295]-[.C293])/([.B295]-[.B293]);&quot;nan&quot;)" office:value-type="float" office:value="-1.00000000000006" calcext:value-type="float">
            <text:p>-1,0000000000</text:p>
          </table:table-cell>
          <table:table-cell table:formula="of:=IF(ISNUMBER([.E294]);ATAN([.E294]);&quot;nan&quot;)" office:value-type="float" office:value="-0.785398163397478" calcext:value-type="float">
            <text:p>-0,7853981634</text:p>
          </table:table-cell>
          <table:table-cell table:formula="of:=IF(ISNUMBER([.F294]);180*[.F294]/PI();&quot;nan&quot;)" office:value-type="float" office:value="-45.0000000000017" calcext:value-type="float">
            <text:p>-45,00</text:p>
          </table:table-cell>
          <table:table-cell/>
          <table:table-cell table:formula="of:=IF(ISNUMBER([.E294]);IF([.B295]&gt;=[.B293];[.E294];-1*[.E294]);&quot;nan&quot;)" office:value-type="float" office:value="-1.00000000000006" calcext:value-type="float">
            <text:p>-1,0000000000</text:p>
          </table:table-cell>
          <table:table-cell table:formula="of:=IF(ISNUMBER([.F294]);180*ATAN([.I294])/PI();&quot;nan&quot;)" office:value-type="float" office:value="-45.0000000000017" calcext:value-type="float">
            <text:p>-45,00</text:p>
          </table:table-cell>
          <table:table-cell table:formula="of:=IF(ISNUMBER([.E294]);IF([.B295]&gt;=[.B293];[.G294];[.G294]+180);&quot;nan&quot;)" office:value-type="float" office:value="-45.0000000000017" calcext:value-type="float">
            <text:p>-45,00</text:p>
          </table:table-cell>
          <table:table-cell table:number-columns-repeated="2"/>
          <table:table-cell table:style-name="Default" table:formula="of:=IF(MOD([.$A294];5)=0;[.$A294];&quot;&quot;)">
            <text:p/>
          </table:table-cell>
          <table:table-cell table:formula="of:=IF(ISNUMBER([.N294]);[.K29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0.727431838" calcext:value-type="float">
            <text:p>0,7274318380</text:p>
          </table:table-cell>
          <table:table-cell office:value-type="float" office:value="0.272568162" calcext:value-type="float">
            <text:p>0,2725681620</text:p>
          </table:table-cell>
          <table:table-cell/>
          <table:table-cell table:formula="of:=IF(AND(ISNUMBER([.B294]);ISNUMBER([.B296]));([.C296]-[.C294])/([.B296]-[.B294]);&quot;nan&quot;)" office:value-type="float" office:value="-1" calcext:value-type="float">
            <text:p>-1,0000000000</text:p>
          </table:table-cell>
          <table:table-cell table:formula="of:=IF(ISNUMBER([.E295]);ATAN([.E295]);&quot;nan&quot;)" office:value-type="float" office:value="-0.785398163397448" calcext:value-type="float">
            <text:p>-0,7853981634</text:p>
          </table:table-cell>
          <table:table-cell table:formula="of:=IF(ISNUMBER([.F295]);180*[.F295]/PI();&quot;nan&quot;)" office:value-type="float" office:value="-45" calcext:value-type="float">
            <text:p>-45,00</text:p>
          </table:table-cell>
          <table:table-cell/>
          <table:table-cell table:formula="of:=IF(ISNUMBER([.E295]);IF([.B296]&gt;=[.B294];[.E295];-1*[.E295]);&quot;nan&quot;)" office:value-type="float" office:value="-1" calcext:value-type="float">
            <text:p>-1,0000000000</text:p>
          </table:table-cell>
          <table:table-cell table:formula="of:=IF(ISNUMBER([.F295]);180*ATAN([.I295])/PI();&quot;nan&quot;)" office:value-type="float" office:value="-45" calcext:value-type="float">
            <text:p>-45,00</text:p>
          </table:table-cell>
          <table:table-cell table:formula="of:=IF(ISNUMBER([.E295]);IF([.B296]&gt;=[.B294];[.G295];[.G295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295];5)=0;[.$A295];&quot;&quot;)">
            <text:p/>
          </table:table-cell>
          <table:table-cell table:formula="of:=IF(ISNUMBER([.N295]);[.K29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0.7278643108" calcext:value-type="float">
            <text:p>0,7278643108</text:p>
          </table:table-cell>
          <table:table-cell office:value-type="float" office:value="0.2721356892" calcext:value-type="float">
            <text:p>0,2721356892</text:p>
          </table:table-cell>
          <table:table-cell/>
          <table:table-cell table:formula="of:=IF(AND(ISNUMBER([.B295]);ISNUMBER([.B297]));([.C297]-[.C295])/([.B297]-[.B295]);&quot;nan&quot;)" office:value-type="float" office:value="-1" calcext:value-type="float">
            <text:p>-1,0000000000</text:p>
          </table:table-cell>
          <table:table-cell table:formula="of:=IF(ISNUMBER([.E296]);ATAN([.E296]);&quot;nan&quot;)" office:value-type="float" office:value="-0.785398163397448" calcext:value-type="float">
            <text:p>-0,7853981634</text:p>
          </table:table-cell>
          <table:table-cell table:formula="of:=IF(ISNUMBER([.F296]);180*[.F296]/PI();&quot;nan&quot;)" office:value-type="float" office:value="-45" calcext:value-type="float">
            <text:p>-45,00</text:p>
          </table:table-cell>
          <table:table-cell/>
          <table:table-cell table:formula="of:=IF(ISNUMBER([.E296]);IF([.B297]&gt;=[.B295];[.E296];-1*[.E296]);&quot;nan&quot;)" office:value-type="float" office:value="-1" calcext:value-type="float">
            <text:p>-1,0000000000</text:p>
          </table:table-cell>
          <table:table-cell table:formula="of:=IF(ISNUMBER([.F296]);180*ATAN([.I296])/PI();&quot;nan&quot;)" office:value-type="float" office:value="-45" calcext:value-type="float">
            <text:p>-45,00</text:p>
          </table:table-cell>
          <table:table-cell table:formula="of:=IF(ISNUMBER([.E296]);IF([.B297]&gt;=[.B295];[.G296];[.G296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296];5)=0;[.$A296];&quot;&quot;)">
            <text:p/>
          </table:table-cell>
          <table:table-cell table:formula="of:=IF(ISNUMBER([.N296]);[.K29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0.7282717283" calcext:value-type="float">
            <text:p>0,7282717283</text:p>
          </table:table-cell>
          <table:table-cell office:value-type="float" office:value="0.2717282717" calcext:value-type="float">
            <text:p>0,2717282717</text:p>
          </table:table-cell>
          <table:table-cell/>
          <table:table-cell table:formula="of:=IF(AND(ISNUMBER([.B296]);ISNUMBER([.B298]));([.C298]-[.C296])/([.B298]-[.B296]);&quot;nan&quot;)" office:value-type="float" office:value="-1.00000000000007" calcext:value-type="float">
            <text:p>-1,0000000000</text:p>
          </table:table-cell>
          <table:table-cell table:formula="of:=IF(ISNUMBER([.E297]);ATAN([.E297]);&quot;nan&quot;)" office:value-type="float" office:value="-0.785398163397483" calcext:value-type="float">
            <text:p>-0,7853981634</text:p>
          </table:table-cell>
          <table:table-cell table:formula="of:=IF(ISNUMBER([.F297]);180*[.F297]/PI();&quot;nan&quot;)" office:value-type="float" office:value="-45.000000000002" calcext:value-type="float">
            <text:p>-45,00</text:p>
          </table:table-cell>
          <table:table-cell/>
          <table:table-cell table:formula="of:=IF(ISNUMBER([.E297]);IF([.B298]&gt;=[.B296];[.E297];-1*[.E297]);&quot;nan&quot;)" office:value-type="float" office:value="-1.00000000000007" calcext:value-type="float">
            <text:p>-1,0000000000</text:p>
          </table:table-cell>
          <table:table-cell table:formula="of:=IF(ISNUMBER([.F297]);180*ATAN([.I297])/PI();&quot;nan&quot;)" office:value-type="float" office:value="-45.000000000002" calcext:value-type="float">
            <text:p>-45,00</text:p>
          </table:table-cell>
          <table:table-cell table:formula="of:=IF(ISNUMBER([.E297]);IF([.B298]&gt;=[.B296];[.G297];[.G297]+180);&quot;nan&quot;)" office:value-type="float" office:value="-45.000000000002" calcext:value-type="float">
            <text:p>-45,00</text:p>
          </table:table-cell>
          <table:table-cell table:number-columns-repeated="2"/>
          <table:table-cell table:style-name="Default" table:formula="of:=IF(MOD([.$A297];5)=0;[.$A297];&quot;&quot;)" office:value-type="float" office:value="655" calcext:value-type="float">
            <text:p>655</text:p>
          </table:table-cell>
          <table:table-cell table:formula="of:=IF(ISNUMBER([.N297]);[.K297];&quot;&quot;)" office:value-type="float" office:value="-45.000000000002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0.7286564871" calcext:value-type="float">
            <text:p>0,7286564871</text:p>
          </table:table-cell>
          <table:table-cell office:value-type="float" office:value="0.2713435129" calcext:value-type="float">
            <text:p>0,2713435129</text:p>
          </table:table-cell>
          <table:table-cell/>
          <table:table-cell table:formula="of:=IF(AND(ISNUMBER([.B297]);ISNUMBER([.B299]));([.C299]-[.C297])/([.B299]-[.B297]);&quot;nan&quot;)" office:value-type="float" office:value="-0.999999999999926" calcext:value-type="float">
            <text:p>-1,0000000000</text:p>
          </table:table-cell>
          <table:table-cell table:formula="of:=IF(ISNUMBER([.E298]);ATAN([.E298]);&quot;nan&quot;)" office:value-type="float" office:value="-0.785398163397411" calcext:value-type="float">
            <text:p>-0,7853981634</text:p>
          </table:table-cell>
          <table:table-cell table:formula="of:=IF(ISNUMBER([.F298]);180*[.F298]/PI();&quot;nan&quot;)" office:value-type="float" office:value="-44.9999999999979" calcext:value-type="float">
            <text:p>-45,00</text:p>
          </table:table-cell>
          <table:table-cell/>
          <table:table-cell table:formula="of:=IF(ISNUMBER([.E298]);IF([.B299]&gt;=[.B297];[.E298];-1*[.E298]);&quot;nan&quot;)" office:value-type="float" office:value="-0.999999999999926" calcext:value-type="float">
            <text:p>-1,0000000000</text:p>
          </table:table-cell>
          <table:table-cell table:formula="of:=IF(ISNUMBER([.F298]);180*ATAN([.I298])/PI();&quot;nan&quot;)" office:value-type="float" office:value="-44.9999999999979" calcext:value-type="float">
            <text:p>-45,00</text:p>
          </table:table-cell>
          <table:table-cell table:formula="of:=IF(ISNUMBER([.E298]);IF([.B299]&gt;=[.B297];[.G298];[.G298]+180);&quot;nan&quot;)" office:value-type="float" office:value="-44.9999999999979" calcext:value-type="float">
            <text:p>-45,00</text:p>
          </table:table-cell>
          <table:table-cell table:number-columns-repeated="2"/>
          <table:table-cell table:style-name="Default" table:formula="of:=IF(MOD([.$A298];5)=0;[.$A298];&quot;&quot;)">
            <text:p/>
          </table:table-cell>
          <table:table-cell table:formula="of:=IF(ISNUMBER([.N298]);[.K29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0.7290200303" calcext:value-type="float">
            <text:p>0,7290200303</text:p>
          </table:table-cell>
          <table:table-cell office:value-type="float" office:value="0.2709799697" calcext:value-type="float">
            <text:p>0,2709799697</text:p>
          </table:table-cell>
          <table:table-cell/>
          <table:table-cell table:formula="of:=IF(AND(ISNUMBER([.B298]);ISNUMBER([.B300]));([.C300]-[.C298])/([.B300]-[.B298]);&quot;nan&quot;)" office:value-type="float" office:value="-0.999999999999921" calcext:value-type="float">
            <text:p>-1,0000000000</text:p>
          </table:table-cell>
          <table:table-cell table:formula="of:=IF(ISNUMBER([.E299]);ATAN([.E299]);&quot;nan&quot;)" office:value-type="float" office:value="-0.785398163397409" calcext:value-type="float">
            <text:p>-0,7853981634</text:p>
          </table:table-cell>
          <table:table-cell table:formula="of:=IF(ISNUMBER([.F299]);180*[.F299]/PI();&quot;nan&quot;)" office:value-type="float" office:value="-44.9999999999977" calcext:value-type="float">
            <text:p>-45,00</text:p>
          </table:table-cell>
          <table:table-cell/>
          <table:table-cell table:formula="of:=IF(ISNUMBER([.E299]);IF([.B300]&gt;=[.B298];[.E299];-1*[.E299]);&quot;nan&quot;)" office:value-type="float" office:value="-0.999999999999921" calcext:value-type="float">
            <text:p>-1,0000000000</text:p>
          </table:table-cell>
          <table:table-cell table:formula="of:=IF(ISNUMBER([.F299]);180*ATAN([.I299])/PI();&quot;nan&quot;)" office:value-type="float" office:value="-44.9999999999977" calcext:value-type="float">
            <text:p>-45,00</text:p>
          </table:table-cell>
          <table:table-cell table:formula="of:=IF(ISNUMBER([.E299]);IF([.B300]&gt;=[.B298];[.G299];[.G299]+180);&quot;nan&quot;)" office:value-type="float" office:value="-44.9999999999977" calcext:value-type="float">
            <text:p>-45,00</text:p>
          </table:table-cell>
          <table:table-cell table:number-columns-repeated="2"/>
          <table:table-cell table:style-name="Default" table:formula="of:=IF(MOD([.$A299];5)=0;[.$A299];&quot;&quot;)">
            <text:p/>
          </table:table-cell>
          <table:table-cell table:formula="of:=IF(ISNUMBER([.N299]);[.K29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0.7293609507" calcext:value-type="float">
            <text:p>0,7293609507</text:p>
          </table:table-cell>
          <table:table-cell office:value-type="float" office:value="0.2706390493" calcext:value-type="float">
            <text:p>0,2706390493</text:p>
          </table:table-cell>
          <table:table-cell/>
          <table:table-cell table:formula="of:=IF(AND(ISNUMBER([.B299]);ISNUMBER([.B301]));([.C301]-[.C299])/([.B301]-[.B299]);&quot;nan&quot;)" office:value-type="float" office:value="-1.00000000000008" calcext:value-type="float">
            <text:p>-1,0000000000</text:p>
          </table:table-cell>
          <table:table-cell table:formula="of:=IF(ISNUMBER([.E300]);ATAN([.E300]);&quot;nan&quot;)" office:value-type="float" office:value="-0.785398163397491" calcext:value-type="float">
            <text:p>-0,7853981634</text:p>
          </table:table-cell>
          <table:table-cell table:formula="of:=IF(ISNUMBER([.F300]);180*[.F300]/PI();&quot;nan&quot;)" office:value-type="float" office:value="-45.0000000000024" calcext:value-type="float">
            <text:p>-45,00</text:p>
          </table:table-cell>
          <table:table-cell/>
          <table:table-cell table:formula="of:=IF(ISNUMBER([.E300]);IF([.B301]&gt;=[.B299];[.E300];-1*[.E300]);&quot;nan&quot;)" office:value-type="float" office:value="-1.00000000000008" calcext:value-type="float">
            <text:p>-1,0000000000</text:p>
          </table:table-cell>
          <table:table-cell table:formula="of:=IF(ISNUMBER([.F300]);180*ATAN([.I300])/PI();&quot;nan&quot;)" office:value-type="float" office:value="-45.0000000000024" calcext:value-type="float">
            <text:p>-45,00</text:p>
          </table:table-cell>
          <table:table-cell table:formula="of:=IF(ISNUMBER([.E300]);IF([.B301]&gt;=[.B299];[.G300];[.G300]+180);&quot;nan&quot;)" office:value-type="float" office:value="-45.0000000000024" calcext:value-type="float">
            <text:p>-45,00</text:p>
          </table:table-cell>
          <table:table-cell table:number-columns-repeated="2"/>
          <table:table-cell table:style-name="Default" table:formula="of:=IF(MOD([.$A300];5)=0;[.$A300];&quot;&quot;)">
            <text:p/>
          </table:table-cell>
          <table:table-cell table:formula="of:=IF(ISNUMBER([.N300]);[.K30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0.7296777832" calcext:value-type="float">
            <text:p>0,7296777832</text:p>
          </table:table-cell>
          <table:table-cell office:value-type="float" office:value="0.2703222168" calcext:value-type="float">
            <text:p>0,2703222168</text:p>
          </table:table-cell>
          <table:table-cell/>
          <table:table-cell table:formula="of:=IF(AND(ISNUMBER([.B300]);ISNUMBER([.B302]));([.C302]-[.C300])/([.B302]-[.B300]);&quot;nan&quot;)" office:value-type="float" office:value="-1" calcext:value-type="float">
            <text:p>-1,0000000000</text:p>
          </table:table-cell>
          <table:table-cell table:formula="of:=IF(ISNUMBER([.E301]);ATAN([.E301]);&quot;nan&quot;)" office:value-type="float" office:value="-0.785398163397448" calcext:value-type="float">
            <text:p>-0,7853981634</text:p>
          </table:table-cell>
          <table:table-cell table:formula="of:=IF(ISNUMBER([.F301]);180*[.F301]/PI();&quot;nan&quot;)" office:value-type="float" office:value="-45" calcext:value-type="float">
            <text:p>-45,00</text:p>
          </table:table-cell>
          <table:table-cell/>
          <table:table-cell table:formula="of:=IF(ISNUMBER([.E301]);IF([.B302]&gt;=[.B300];[.E301];-1*[.E301]);&quot;nan&quot;)" office:value-type="float" office:value="-1" calcext:value-type="float">
            <text:p>-1,0000000000</text:p>
          </table:table-cell>
          <table:table-cell table:formula="of:=IF(ISNUMBER([.F301]);180*ATAN([.I301])/PI();&quot;nan&quot;)" office:value-type="float" office:value="-45" calcext:value-type="float">
            <text:p>-45,00</text:p>
          </table:table-cell>
          <table:table-cell table:formula="of:=IF(ISNUMBER([.E301]);IF([.B302]&gt;=[.B300];[.G301];[.G301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01];5)=0;[.$A301];&quot;&quot;)">
            <text:p/>
          </table:table-cell>
          <table:table-cell table:formula="of:=IF(ISNUMBER([.N301]);[.K30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0.7299690128" calcext:value-type="float">
            <text:p>0,7299690128</text:p>
          </table:table-cell>
          <table:table-cell office:value-type="float" office:value="0.2700309872" calcext:value-type="float">
            <text:p>0,2700309872</text:p>
          </table:table-cell>
          <table:table-cell/>
          <table:table-cell table:formula="of:=IF(AND(ISNUMBER([.B301]);ISNUMBER([.B303]));([.C303]-[.C301])/([.B303]-[.B301]);&quot;nan&quot;)" office:value-type="float" office:value="-0.9999999999999" calcext:value-type="float">
            <text:p>-1,0000000000</text:p>
          </table:table-cell>
          <table:table-cell table:formula="of:=IF(ISNUMBER([.E302]);ATAN([.E302]);&quot;nan&quot;)" office:value-type="float" office:value="-0.785398163397398" calcext:value-type="float">
            <text:p>-0,7853981634</text:p>
          </table:table-cell>
          <table:table-cell table:formula="of:=IF(ISNUMBER([.F302]);180*[.F302]/PI();&quot;nan&quot;)" office:value-type="float" office:value="-44.9999999999971" calcext:value-type="float">
            <text:p>-45,00</text:p>
          </table:table-cell>
          <table:table-cell/>
          <table:table-cell table:formula="of:=IF(ISNUMBER([.E302]);IF([.B303]&gt;=[.B301];[.E302];-1*[.E302]);&quot;nan&quot;)" office:value-type="float" office:value="-0.9999999999999" calcext:value-type="float">
            <text:p>-1,0000000000</text:p>
          </table:table-cell>
          <table:table-cell table:formula="of:=IF(ISNUMBER([.F302]);180*ATAN([.I302])/PI();&quot;nan&quot;)" office:value-type="float" office:value="-44.9999999999971" calcext:value-type="float">
            <text:p>-45,00</text:p>
          </table:table-cell>
          <table:table-cell table:formula="of:=IF(ISNUMBER([.E302]);IF([.B303]&gt;=[.B301];[.G302];[.G302]+180);&quot;nan&quot;)" office:value-type="float" office:value="-44.9999999999971" calcext:value-type="float">
            <text:p>-45,00</text:p>
          </table:table-cell>
          <table:table-cell table:number-columns-repeated="2"/>
          <table:table-cell table:style-name="Default" table:formula="of:=IF(MOD([.$A302];5)=0;[.$A302];&quot;&quot;)" office:value-type="float" office:value="660" calcext:value-type="float">
            <text:p>660</text:p>
          </table:table-cell>
          <table:table-cell table:formula="of:=IF(ISNUMBER([.N302]);[.K302];&quot;&quot;)" office:value-type="float" office:value="-44.9999999999971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0.7302339491" calcext:value-type="float">
            <text:p>0,7302339491</text:p>
          </table:table-cell>
          <table:table-cell office:value-type="float" office:value="0.2697660509" calcext:value-type="float">
            <text:p>0,2697660509</text:p>
          </table:table-cell>
          <table:table-cell/>
          <table:table-cell table:formula="of:=IF(AND(ISNUMBER([.B302]);ISNUMBER([.B304]));([.C304]-[.C302])/([.B304]-[.B302]);&quot;nan&quot;)" office:value-type="float" office:value="-1.00000000000011" calcext:value-type="float">
            <text:p>-1,0000000000</text:p>
          </table:table-cell>
          <table:table-cell table:formula="of:=IF(ISNUMBER([.E303]);ATAN([.E303]);&quot;nan&quot;)" office:value-type="float" office:value="-0.785398163397503" calcext:value-type="float">
            <text:p>-0,7853981634</text:p>
          </table:table-cell>
          <table:table-cell table:formula="of:=IF(ISNUMBER([.F303]);180*[.F303]/PI();&quot;nan&quot;)" office:value-type="float" office:value="-45.0000000000031" calcext:value-type="float">
            <text:p>-45,00</text:p>
          </table:table-cell>
          <table:table-cell/>
          <table:table-cell table:formula="of:=IF(ISNUMBER([.E303]);IF([.B304]&gt;=[.B302];[.E303];-1*[.E303]);&quot;nan&quot;)" office:value-type="float" office:value="-1.00000000000011" calcext:value-type="float">
            <text:p>-1,0000000000</text:p>
          </table:table-cell>
          <table:table-cell table:formula="of:=IF(ISNUMBER([.F303]);180*ATAN([.I303])/PI();&quot;nan&quot;)" office:value-type="float" office:value="-45.0000000000031" calcext:value-type="float">
            <text:p>-45,00</text:p>
          </table:table-cell>
          <table:table-cell table:formula="of:=IF(ISNUMBER([.E303]);IF([.B304]&gt;=[.B302];[.G303];[.G303]+180);&quot;nan&quot;)" office:value-type="float" office:value="-45.0000000000031" calcext:value-type="float">
            <text:p>-45,00</text:p>
          </table:table-cell>
          <table:table-cell table:number-columns-repeated="2"/>
          <table:table-cell table:style-name="Default" table:formula="of:=IF(MOD([.$A303];5)=0;[.$A303];&quot;&quot;)">
            <text:p/>
          </table:table-cell>
          <table:table-cell table:formula="of:=IF(ISNUMBER([.N303]);[.K30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0.7304741653" calcext:value-type="float">
            <text:p>0,7304741653</text:p>
          </table:table-cell>
          <table:table-cell office:value-type="float" office:value="0.2695258347" calcext:value-type="float">
            <text:p>0,2695258347</text:p>
          </table:table-cell>
          <table:table-cell/>
          <table:table-cell table:formula="of:=IF(AND(ISNUMBER([.B303]);ISNUMBER([.B305]));([.C305]-[.C303])/([.B305]-[.B303]);&quot;nan&quot;)" office:value-type="float" office:value="-1.00000000000012" calcext:value-type="float">
            <text:p>-1,0000000000</text:p>
          </table:table-cell>
          <table:table-cell table:formula="of:=IF(ISNUMBER([.E304]);ATAN([.E304]);&quot;nan&quot;)" office:value-type="float" office:value="-0.785398163397509" calcext:value-type="float">
            <text:p>-0,7853981634</text:p>
          </table:table-cell>
          <table:table-cell table:formula="of:=IF(ISNUMBER([.F304]);180*[.F304]/PI();&quot;nan&quot;)" office:value-type="float" office:value="-45.0000000000035" calcext:value-type="float">
            <text:p>-45,00</text:p>
          </table:table-cell>
          <table:table-cell/>
          <table:table-cell table:formula="of:=IF(ISNUMBER([.E304]);IF([.B305]&gt;=[.B303];[.E304];-1*[.E304]);&quot;nan&quot;)" office:value-type="float" office:value="-1.00000000000012" calcext:value-type="float">
            <text:p>-1,0000000000</text:p>
          </table:table-cell>
          <table:table-cell table:formula="of:=IF(ISNUMBER([.F304]);180*ATAN([.I304])/PI();&quot;nan&quot;)" office:value-type="float" office:value="-45.0000000000035" calcext:value-type="float">
            <text:p>-45,00</text:p>
          </table:table-cell>
          <table:table-cell table:formula="of:=IF(ISNUMBER([.E304]);IF([.B305]&gt;=[.B303];[.G304];[.G304]+180);&quot;nan&quot;)" office:value-type="float" office:value="-45.0000000000035" calcext:value-type="float">
            <text:p>-45,00</text:p>
          </table:table-cell>
          <table:table-cell table:number-columns-repeated="2"/>
          <table:table-cell table:style-name="Default" table:formula="of:=IF(MOD([.$A304];5)=0;[.$A304];&quot;&quot;)">
            <text:p/>
          </table:table-cell>
          <table:table-cell table:formula="of:=IF(ISNUMBER([.N304]);[.K30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0.7306933067" calcext:value-type="float">
            <text:p>0,7306933067</text:p>
          </table:table-cell>
          <table:table-cell office:value-type="float" office:value="0.2693066933" calcext:value-type="float">
            <text:p>0,2693066933</text:p>
          </table:table-cell>
          <table:table-cell/>
          <table:table-cell table:formula="of:=IF(AND(ISNUMBER([.B304]);ISNUMBER([.B306]));([.C306]-[.C304])/([.B306]-[.B304]);&quot;nan&quot;)" office:value-type="float" office:value="-1" calcext:value-type="float">
            <text:p>-1,0000000000</text:p>
          </table:table-cell>
          <table:table-cell table:formula="of:=IF(ISNUMBER([.E305]);ATAN([.E305]);&quot;nan&quot;)" office:value-type="float" office:value="-0.785398163397448" calcext:value-type="float">
            <text:p>-0,7853981634</text:p>
          </table:table-cell>
          <table:table-cell table:formula="of:=IF(ISNUMBER([.F305]);180*[.F305]/PI();&quot;nan&quot;)" office:value-type="float" office:value="-45" calcext:value-type="float">
            <text:p>-45,00</text:p>
          </table:table-cell>
          <table:table-cell/>
          <table:table-cell table:formula="of:=IF(ISNUMBER([.E305]);IF([.B306]&gt;=[.B304];[.E305];-1*[.E305]);&quot;nan&quot;)" office:value-type="float" office:value="-1" calcext:value-type="float">
            <text:p>-1,0000000000</text:p>
          </table:table-cell>
          <table:table-cell table:formula="of:=IF(ISNUMBER([.F305]);180*ATAN([.I305])/PI();&quot;nan&quot;)" office:value-type="float" office:value="-45" calcext:value-type="float">
            <text:p>-45,00</text:p>
          </table:table-cell>
          <table:table-cell table:formula="of:=IF(ISNUMBER([.E305]);IF([.B306]&gt;=[.B304];[.G305];[.G305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05];5)=0;[.$A305];&quot;&quot;)">
            <text:p/>
          </table:table-cell>
          <table:table-cell table:formula="of:=IF(ISNUMBER([.N305]);[.K30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0.7308962522" calcext:value-type="float">
            <text:p>0,7308962522</text:p>
          </table:table-cell>
          <table:table-cell office:value-type="float" office:value="0.2691037478" calcext:value-type="float">
            <text:p>0,2691037478</text:p>
          </table:table-cell>
          <table:table-cell/>
          <table:table-cell table:formula="of:=IF(AND(ISNUMBER([.B305]);ISNUMBER([.B307]));([.C307]-[.C305])/([.B307]-[.B305]);&quot;nan&quot;)" office:value-type="float" office:value="-0.99999999999972" calcext:value-type="float">
            <text:p>-1,0000000000</text:p>
          </table:table-cell>
          <table:table-cell table:formula="of:=IF(ISNUMBER([.E306]);ATAN([.E306]);&quot;nan&quot;)" office:value-type="float" office:value="-0.785398163397308" calcext:value-type="float">
            <text:p>-0,7853981634</text:p>
          </table:table-cell>
          <table:table-cell table:formula="of:=IF(ISNUMBER([.F306]);180*[.F306]/PI();&quot;nan&quot;)" office:value-type="float" office:value="-44.999999999992" calcext:value-type="float">
            <text:p>-45,00</text:p>
          </table:table-cell>
          <table:table-cell/>
          <table:table-cell table:formula="of:=IF(ISNUMBER([.E306]);IF([.B307]&gt;=[.B305];[.E306];-1*[.E306]);&quot;nan&quot;)" office:value-type="float" office:value="-0.99999999999972" calcext:value-type="float">
            <text:p>-1,0000000000</text:p>
          </table:table-cell>
          <table:table-cell table:formula="of:=IF(ISNUMBER([.F306]);180*ATAN([.I306])/PI();&quot;nan&quot;)" office:value-type="float" office:value="-44.999999999992" calcext:value-type="float">
            <text:p>-45,00</text:p>
          </table:table-cell>
          <table:table-cell table:formula="of:=IF(ISNUMBER([.E306]);IF([.B307]&gt;=[.B305];[.G306];[.G306]+180);&quot;nan&quot;)" office:value-type="float" office:value="-44.999999999992" calcext:value-type="float">
            <text:p>-45,00</text:p>
          </table:table-cell>
          <table:table-cell table:number-columns-repeated="2"/>
          <table:table-cell table:style-name="Default" table:formula="of:=IF(MOD([.$A306];5)=0;[.$A306];&quot;&quot;)">
            <text:p/>
          </table:table-cell>
          <table:table-cell table:formula="of:=IF(ISNUMBER([.N306]);[.K30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0.7310893956" calcext:value-type="float">
            <text:p>0,7310893956</text:p>
          </table:table-cell>
          <table:table-cell office:value-type="float" office:value="0.2689106044" calcext:value-type="float">
            <text:p>0,2689106044</text:p>
          </table:table-cell>
          <table:table-cell/>
          <table:table-cell table:formula="of:=IF(AND(ISNUMBER([.B306]);ISNUMBER([.B308]));([.C308]-[.C306])/([.B308]-[.B306]);&quot;nan&quot;)" office:value-type="float" office:value="-1" calcext:value-type="float">
            <text:p>-1,0000000000</text:p>
          </table:table-cell>
          <table:table-cell table:formula="of:=IF(ISNUMBER([.E307]);ATAN([.E307]);&quot;nan&quot;)" office:value-type="float" office:value="-0.785398163397448" calcext:value-type="float">
            <text:p>-0,7853981634</text:p>
          </table:table-cell>
          <table:table-cell table:formula="of:=IF(ISNUMBER([.F307]);180*[.F307]/PI();&quot;nan&quot;)" office:value-type="float" office:value="-45" calcext:value-type="float">
            <text:p>-45,00</text:p>
          </table:table-cell>
          <table:table-cell/>
          <table:table-cell table:formula="of:=IF(ISNUMBER([.E307]);IF([.B308]&gt;=[.B306];[.E307];-1*[.E307]);&quot;nan&quot;)" office:value-type="float" office:value="-1" calcext:value-type="float">
            <text:p>-1,0000000000</text:p>
          </table:table-cell>
          <table:table-cell table:formula="of:=IF(ISNUMBER([.F307]);180*ATAN([.I307])/PI();&quot;nan&quot;)" office:value-type="float" office:value="-45" calcext:value-type="float">
            <text:p>-45,00</text:p>
          </table:table-cell>
          <table:table-cell table:formula="of:=IF(ISNUMBER([.E307]);IF([.B308]&gt;=[.B306];[.G307];[.G307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07];5)=0;[.$A307];&quot;&quot;)" office:value-type="float" office:value="665" calcext:value-type="float">
            <text:p>665</text:p>
          </table:table-cell>
          <table:table-cell table:formula="of:=IF(ISNUMBER([.N307]);[.K307];&quot;&quot;)" office:value-type="float" office:value="-45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0.7312796359" calcext:value-type="float">
            <text:p>0,7312796359</text:p>
          </table:table-cell>
          <table:table-cell office:value-type="float" office:value="0.2687203641" calcext:value-type="float">
            <text:p>0,2687203641</text:p>
          </table:table-cell>
          <table:table-cell/>
          <table:table-cell table:formula="of:=IF(AND(ISNUMBER([.B307]);ISNUMBER([.B309]));([.C309]-[.C307])/([.B309]-[.B307]);&quot;nan&quot;)" office:value-type="float" office:value="-1" calcext:value-type="float">
            <text:p>-1,0000000000</text:p>
          </table:table-cell>
          <table:table-cell table:formula="of:=IF(ISNUMBER([.E308]);ATAN([.E308]);&quot;nan&quot;)" office:value-type="float" office:value="-0.785398163397448" calcext:value-type="float">
            <text:p>-0,7853981634</text:p>
          </table:table-cell>
          <table:table-cell table:formula="of:=IF(ISNUMBER([.F308]);180*[.F308]/PI();&quot;nan&quot;)" office:value-type="float" office:value="-45" calcext:value-type="float">
            <text:p>-45,00</text:p>
          </table:table-cell>
          <table:table-cell/>
          <table:table-cell table:formula="of:=IF(ISNUMBER([.E308]);IF([.B309]&gt;=[.B307];[.E308];-1*[.E308]);&quot;nan&quot;)" office:value-type="float" office:value="-1" calcext:value-type="float">
            <text:p>-1,0000000000</text:p>
          </table:table-cell>
          <table:table-cell table:formula="of:=IF(ISNUMBER([.F308]);180*ATAN([.I308])/PI();&quot;nan&quot;)" office:value-type="float" office:value="-45" calcext:value-type="float">
            <text:p>-45,00</text:p>
          </table:table-cell>
          <table:table-cell table:formula="of:=IF(ISNUMBER([.E308]);IF([.B309]&gt;=[.B307];[.G308];[.G308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08];5)=0;[.$A308];&quot;&quot;)">
            <text:p/>
          </table:table-cell>
          <table:table-cell table:formula="of:=IF(ISNUMBER([.N308]);[.K30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0.7314670509" calcext:value-type="float">
            <text:p>0,7314670509</text:p>
          </table:table-cell>
          <table:table-cell office:value-type="float" office:value="0.2685329491" calcext:value-type="float">
            <text:p>0,2685329491</text:p>
          </table:table-cell>
          <table:table-cell/>
          <table:table-cell table:formula="of:=IF(AND(ISNUMBER([.B308]);ISNUMBER([.B310]));([.C310]-[.C308])/([.B310]-[.B308]);&quot;nan&quot;)" office:value-type="float" office:value="-0.99999999999985" calcext:value-type="float">
            <text:p>-1,0000000000</text:p>
          </table:table-cell>
          <table:table-cell table:formula="of:=IF(ISNUMBER([.E309]);ATAN([.E309]);&quot;nan&quot;)" office:value-type="float" office:value="-0.785398163397373" calcext:value-type="float">
            <text:p>-0,7853981634</text:p>
          </table:table-cell>
          <table:table-cell table:formula="of:=IF(ISNUMBER([.F309]);180*[.F309]/PI();&quot;nan&quot;)" office:value-type="float" office:value="-44.9999999999957" calcext:value-type="float">
            <text:p>-45,00</text:p>
          </table:table-cell>
          <table:table-cell/>
          <table:table-cell table:formula="of:=IF(ISNUMBER([.E309]);IF([.B310]&gt;=[.B308];[.E309];-1*[.E309]);&quot;nan&quot;)" office:value-type="float" office:value="-0.99999999999985" calcext:value-type="float">
            <text:p>-1,0000000000</text:p>
          </table:table-cell>
          <table:table-cell table:formula="of:=IF(ISNUMBER([.F309]);180*ATAN([.I309])/PI();&quot;nan&quot;)" office:value-type="float" office:value="-44.9999999999957" calcext:value-type="float">
            <text:p>-45,00</text:p>
          </table:table-cell>
          <table:table-cell table:formula="of:=IF(ISNUMBER([.E309]);IF([.B310]&gt;=[.B308];[.G309];[.G309]+180);&quot;nan&quot;)" office:value-type="float" office:value="-44.9999999999957" calcext:value-type="float">
            <text:p>-45,00</text:p>
          </table:table-cell>
          <table:table-cell table:number-columns-repeated="2"/>
          <table:table-cell table:style-name="Default" table:formula="of:=IF(MOD([.$A309];5)=0;[.$A309];&quot;&quot;)">
            <text:p/>
          </table:table-cell>
          <table:table-cell table:formula="of:=IF(ISNUMBER([.N309]);[.K30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0.7316499709" calcext:value-type="float">
            <text:p>0,7316499709</text:p>
          </table:table-cell>
          <table:table-cell office:value-type="float" office:value="0.2683500291" calcext:value-type="float">
            <text:p>0,2683500291</text:p>
          </table:table-cell>
          <table:table-cell/>
          <table:table-cell table:formula="of:=IF(AND(ISNUMBER([.B309]);ISNUMBER([.B311]));([.C311]-[.C309])/([.B311]-[.B309]);&quot;nan&quot;)" office:value-type="float" office:value="-1.00000000000015" calcext:value-type="float">
            <text:p>-1,0000000000</text:p>
          </table:table-cell>
          <table:table-cell table:formula="of:=IF(ISNUMBER([.E310]);ATAN([.E310]);&quot;nan&quot;)" office:value-type="float" office:value="-0.785398163397526" calcext:value-type="float">
            <text:p>-0,7853981634</text:p>
          </table:table-cell>
          <table:table-cell table:formula="of:=IF(ISNUMBER([.F310]);180*[.F310]/PI();&quot;nan&quot;)" office:value-type="float" office:value="-45.0000000000044" calcext:value-type="float">
            <text:p>-45,00</text:p>
          </table:table-cell>
          <table:table-cell/>
          <table:table-cell table:formula="of:=IF(ISNUMBER([.E310]);IF([.B311]&gt;=[.B309];[.E310];-1*[.E310]);&quot;nan&quot;)" office:value-type="float" office:value="-1.00000000000015" calcext:value-type="float">
            <text:p>-1,0000000000</text:p>
          </table:table-cell>
          <table:table-cell table:formula="of:=IF(ISNUMBER([.F310]);180*ATAN([.I310])/PI();&quot;nan&quot;)" office:value-type="float" office:value="-45.0000000000044" calcext:value-type="float">
            <text:p>-45,00</text:p>
          </table:table-cell>
          <table:table-cell table:formula="of:=IF(ISNUMBER([.E310]);IF([.B311]&gt;=[.B309];[.G310];[.G310]+180);&quot;nan&quot;)" office:value-type="float" office:value="-45.0000000000044" calcext:value-type="float">
            <text:p>-45,00</text:p>
          </table:table-cell>
          <table:table-cell table:number-columns-repeated="2"/>
          <table:table-cell table:style-name="Default" table:formula="of:=IF(MOD([.$A310];5)=0;[.$A310];&quot;&quot;)">
            <text:p/>
          </table:table-cell>
          <table:table-cell table:formula="of:=IF(ISNUMBER([.N310]);[.K31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0.7318263335" calcext:value-type="float">
            <text:p>0,7318263335</text:p>
          </table:table-cell>
          <table:table-cell office:value-type="float" office:value="0.2681736665" calcext:value-type="float">
            <text:p>0,2681736665</text:p>
          </table:table-cell>
          <table:table-cell/>
          <table:table-cell table:formula="of:=IF(AND(ISNUMBER([.B310]);ISNUMBER([.B312]));([.C312]-[.C310])/([.B312]-[.B310]);&quot;nan&quot;)" office:value-type="float" office:value="-1" calcext:value-type="float">
            <text:p>-1,0000000000</text:p>
          </table:table-cell>
          <table:table-cell table:formula="of:=IF(ISNUMBER([.E311]);ATAN([.E311]);&quot;nan&quot;)" office:value-type="float" office:value="-0.785398163397448" calcext:value-type="float">
            <text:p>-0,7853981634</text:p>
          </table:table-cell>
          <table:table-cell table:formula="of:=IF(ISNUMBER([.F311]);180*[.F311]/PI();&quot;nan&quot;)" office:value-type="float" office:value="-45" calcext:value-type="float">
            <text:p>-45,00</text:p>
          </table:table-cell>
          <table:table-cell/>
          <table:table-cell table:formula="of:=IF(ISNUMBER([.E311]);IF([.B312]&gt;=[.B310];[.E311];-1*[.E311]);&quot;nan&quot;)" office:value-type="float" office:value="-1" calcext:value-type="float">
            <text:p>-1,0000000000</text:p>
          </table:table-cell>
          <table:table-cell table:formula="of:=IF(ISNUMBER([.F311]);180*ATAN([.I311])/PI();&quot;nan&quot;)" office:value-type="float" office:value="-45" calcext:value-type="float">
            <text:p>-45,00</text:p>
          </table:table-cell>
          <table:table-cell table:formula="of:=IF(ISNUMBER([.E311]);IF([.B312]&gt;=[.B310];[.G311];[.G311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11];5)=0;[.$A311];&quot;&quot;)">
            <text:p/>
          </table:table-cell>
          <table:table-cell table:formula="of:=IF(ISNUMBER([.N311]);[.K31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0.7319932998" calcext:value-type="float">
            <text:p>0,7319932998</text:p>
          </table:table-cell>
          <table:table-cell office:value-type="float" office:value="0.2680067002" calcext:value-type="float">
            <text:p>0,2680067002</text:p>
          </table:table-cell>
          <table:table-cell/>
          <table:table-cell table:formula="of:=IF(AND(ISNUMBER([.B311]);ISNUMBER([.B313]));([.C313]-[.C311])/([.B313]-[.B311]);&quot;nan&quot;)" office:value-type="float" office:value="-1" calcext:value-type="float">
            <text:p>-1,0000000000</text:p>
          </table:table-cell>
          <table:table-cell table:formula="of:=IF(ISNUMBER([.E312]);ATAN([.E312]);&quot;nan&quot;)" office:value-type="float" office:value="-0.785398163397448" calcext:value-type="float">
            <text:p>-0,7853981634</text:p>
          </table:table-cell>
          <table:table-cell table:formula="of:=IF(ISNUMBER([.F312]);180*[.F312]/PI();&quot;nan&quot;)" office:value-type="float" office:value="-45" calcext:value-type="float">
            <text:p>-45,00</text:p>
          </table:table-cell>
          <table:table-cell/>
          <table:table-cell table:formula="of:=IF(ISNUMBER([.E312]);IF([.B313]&gt;=[.B311];[.E312];-1*[.E312]);&quot;nan&quot;)" office:value-type="float" office:value="-1" calcext:value-type="float">
            <text:p>-1,0000000000</text:p>
          </table:table-cell>
          <table:table-cell table:formula="of:=IF(ISNUMBER([.F312]);180*ATAN([.I312])/PI();&quot;nan&quot;)" office:value-type="float" office:value="-45" calcext:value-type="float">
            <text:p>-45,00</text:p>
          </table:table-cell>
          <table:table-cell table:formula="of:=IF(ISNUMBER([.E312]);IF([.B313]&gt;=[.B311];[.G312];[.G312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12];5)=0;[.$A312];&quot;&quot;)" office:value-type="float" office:value="670" calcext:value-type="float">
            <text:p>670</text:p>
          </table:table-cell>
          <table:table-cell table:formula="of:=IF(ISNUMBER([.N312]);[.K312];&quot;&quot;)" office:value-type="float" office:value="-45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0.7321504222" calcext:value-type="float">
            <text:p>0,7321504222</text:p>
          </table:table-cell>
          <table:table-cell office:value-type="float" office:value="0.2678495778" calcext:value-type="float">
            <text:p>0,2678495778</text:p>
          </table:table-cell>
          <table:table-cell/>
          <table:table-cell table:formula="of:=IF(AND(ISNUMBER([.B312]);ISNUMBER([.B314]));([.C314]-[.C312])/([.B314]-[.B312]);&quot;nan&quot;)" office:value-type="float" office:value="-0.999999999999819" calcext:value-type="float">
            <text:p>-1,0000000000</text:p>
          </table:table-cell>
          <table:table-cell table:formula="of:=IF(ISNUMBER([.E313]);ATAN([.E313]);&quot;nan&quot;)" office:value-type="float" office:value="-0.785398163397358" calcext:value-type="float">
            <text:p>-0,7853981634</text:p>
          </table:table-cell>
          <table:table-cell table:formula="of:=IF(ISNUMBER([.F313]);180*[.F313]/PI();&quot;nan&quot;)" office:value-type="float" office:value="-44.9999999999948" calcext:value-type="float">
            <text:p>-45,00</text:p>
          </table:table-cell>
          <table:table-cell/>
          <table:table-cell table:formula="of:=IF(ISNUMBER([.E313]);IF([.B314]&gt;=[.B312];[.E313];-1*[.E313]);&quot;nan&quot;)" office:value-type="float" office:value="-0.999999999999819" calcext:value-type="float">
            <text:p>-1,0000000000</text:p>
          </table:table-cell>
          <table:table-cell table:formula="of:=IF(ISNUMBER([.F313]);180*ATAN([.I313])/PI();&quot;nan&quot;)" office:value-type="float" office:value="-44.9999999999948" calcext:value-type="float">
            <text:p>-45,00</text:p>
          </table:table-cell>
          <table:table-cell table:formula="of:=IF(ISNUMBER([.E313]);IF([.B314]&gt;=[.B312];[.G313];[.G313]+180);&quot;nan&quot;)" office:value-type="float" office:value="-44.9999999999948" calcext:value-type="float">
            <text:p>-45,00</text:p>
          </table:table-cell>
          <table:table-cell table:number-columns-repeated="2"/>
          <table:table-cell table:style-name="Default" table:formula="of:=IF(MOD([.$A313];5)=0;[.$A313];&quot;&quot;)">
            <text:p/>
          </table:table-cell>
          <table:table-cell table:formula="of:=IF(ISNUMBER([.N313]);[.K31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0.7322998311" calcext:value-type="float">
            <text:p>0,7322998311</text:p>
          </table:table-cell>
          <table:table-cell office:value-type="float" office:value="0.2677001689" calcext:value-type="float">
            <text:p>0,2677001689</text:p>
          </table:table-cell>
          <table:table-cell/>
          <table:table-cell table:formula="of:=IF(AND(ISNUMBER([.B313]);ISNUMBER([.B315]));([.C315]-[.C313])/([.B315]-[.B313]);&quot;nan&quot;)" office:value-type="float" office:value="-1" calcext:value-type="float">
            <text:p>-1,0000000000</text:p>
          </table:table-cell>
          <table:table-cell table:formula="of:=IF(ISNUMBER([.E314]);ATAN([.E314]);&quot;nan&quot;)" office:value-type="float" office:value="-0.785398163397448" calcext:value-type="float">
            <text:p>-0,7853981634</text:p>
          </table:table-cell>
          <table:table-cell table:formula="of:=IF(ISNUMBER([.F314]);180*[.F314]/PI();&quot;nan&quot;)" office:value-type="float" office:value="-45" calcext:value-type="float">
            <text:p>-45,00</text:p>
          </table:table-cell>
          <table:table-cell/>
          <table:table-cell table:formula="of:=IF(ISNUMBER([.E314]);IF([.B315]&gt;=[.B313];[.E314];-1*[.E314]);&quot;nan&quot;)" office:value-type="float" office:value="-1" calcext:value-type="float">
            <text:p>-1,0000000000</text:p>
          </table:table-cell>
          <table:table-cell table:formula="of:=IF(ISNUMBER([.F314]);180*ATAN([.I314])/PI();&quot;nan&quot;)" office:value-type="float" office:value="-45" calcext:value-type="float">
            <text:p>-45,00</text:p>
          </table:table-cell>
          <table:table-cell table:formula="of:=IF(ISNUMBER([.E314]);IF([.B315]&gt;=[.B313];[.G314];[.G314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14];5)=0;[.$A314];&quot;&quot;)">
            <text:p/>
          </table:table-cell>
          <table:table-cell table:formula="of:=IF(ISNUMBER([.N314]);[.K31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0.7324428229" calcext:value-type="float">
            <text:p>0,7324428229</text:p>
          </table:table-cell>
          <table:table-cell office:value-type="float" office:value="0.2675571771" calcext:value-type="float">
            <text:p>0,2675571771</text:p>
          </table:table-cell>
          <table:table-cell/>
          <table:table-cell table:formula="of:=IF(AND(ISNUMBER([.B314]);ISNUMBER([.B316]));([.C316]-[.C314])/([.B316]-[.B314]);&quot;nan&quot;)" office:value-type="float" office:value="-1.0000000000002" calcext:value-type="float">
            <text:p>-1,0000000000</text:p>
          </table:table-cell>
          <table:table-cell table:formula="of:=IF(ISNUMBER([.E315]);ATAN([.E315]);&quot;nan&quot;)" office:value-type="float" office:value="-0.785398163397547" calcext:value-type="float">
            <text:p>-0,7853981634</text:p>
          </table:table-cell>
          <table:table-cell table:formula="of:=IF(ISNUMBER([.F315]);180*[.F315]/PI();&quot;nan&quot;)" office:value-type="float" office:value="-45.0000000000057" calcext:value-type="float">
            <text:p>-45,00</text:p>
          </table:table-cell>
          <table:table-cell/>
          <table:table-cell table:formula="of:=IF(ISNUMBER([.E315]);IF([.B316]&gt;=[.B314];[.E315];-1*[.E315]);&quot;nan&quot;)" office:value-type="float" office:value="-1.0000000000002" calcext:value-type="float">
            <text:p>-1,0000000000</text:p>
          </table:table-cell>
          <table:table-cell table:formula="of:=IF(ISNUMBER([.F315]);180*ATAN([.I315])/PI();&quot;nan&quot;)" office:value-type="float" office:value="-45.0000000000057" calcext:value-type="float">
            <text:p>-45,00</text:p>
          </table:table-cell>
          <table:table-cell table:formula="of:=IF(ISNUMBER([.E315]);IF([.B316]&gt;=[.B314];[.G315];[.G315]+180);&quot;nan&quot;)" office:value-type="float" office:value="-45.0000000000057" calcext:value-type="float">
            <text:p>-45,00</text:p>
          </table:table-cell>
          <table:table-cell table:number-columns-repeated="2"/>
          <table:table-cell table:style-name="Default" table:formula="of:=IF(MOD([.$A315];5)=0;[.$A315];&quot;&quot;)">
            <text:p/>
          </table:table-cell>
          <table:table-cell table:formula="of:=IF(ISNUMBER([.N315]);[.K31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0.7325814936" calcext:value-type="float">
            <text:p>0,7325814936</text:p>
          </table:table-cell>
          <table:table-cell office:value-type="float" office:value="0.2674185064" calcext:value-type="float">
            <text:p>0,2674185064</text:p>
          </table:table-cell>
          <table:table-cell/>
          <table:table-cell table:formula="of:=IF(AND(ISNUMBER([.B315]);ISNUMBER([.B317]));([.C317]-[.C315])/([.B317]-[.B315]);&quot;nan&quot;)" office:value-type="float" office:value="-1.0000000000002" calcext:value-type="float">
            <text:p>-1,0000000000</text:p>
          </table:table-cell>
          <table:table-cell table:formula="of:=IF(ISNUMBER([.E316]);ATAN([.E316]);&quot;nan&quot;)" office:value-type="float" office:value="-0.785398163397549" calcext:value-type="float">
            <text:p>-0,7853981634</text:p>
          </table:table-cell>
          <table:table-cell table:formula="of:=IF(ISNUMBER([.F316]);180*[.F316]/PI();&quot;nan&quot;)" office:value-type="float" office:value="-45.0000000000058" calcext:value-type="float">
            <text:p>-45,00</text:p>
          </table:table-cell>
          <table:table-cell/>
          <table:table-cell table:formula="of:=IF(ISNUMBER([.E316]);IF([.B317]&gt;=[.B315];[.E316];-1*[.E316]);&quot;nan&quot;)" office:value-type="float" office:value="-1.0000000000002" calcext:value-type="float">
            <text:p>-1,0000000000</text:p>
          </table:table-cell>
          <table:table-cell table:formula="of:=IF(ISNUMBER([.F316]);180*ATAN([.I316])/PI();&quot;nan&quot;)" office:value-type="float" office:value="-45.0000000000058" calcext:value-type="float">
            <text:p>-45,00</text:p>
          </table:table-cell>
          <table:table-cell table:formula="of:=IF(ISNUMBER([.E316]);IF([.B317]&gt;=[.B315];[.G316];[.G316]+180);&quot;nan&quot;)" office:value-type="float" office:value="-45.0000000000058" calcext:value-type="float">
            <text:p>-45,00</text:p>
          </table:table-cell>
          <table:table-cell table:number-columns-repeated="2"/>
          <table:table-cell table:style-name="Default" table:formula="of:=IF(MOD([.$A316];5)=0;[.$A316];&quot;&quot;)">
            <text:p/>
          </table:table-cell>
          <table:table-cell table:formula="of:=IF(ISNUMBER([.N316]);[.K31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0.732718894" calcext:value-type="float">
            <text:p>0,7327188940</text:p>
          </table:table-cell>
          <table:table-cell office:value-type="float" office:value="0.267281106" calcext:value-type="float">
            <text:p>0,2672811060</text:p>
          </table:table-cell>
          <table:table-cell/>
          <table:table-cell table:formula="of:=IF(AND(ISNUMBER([.B316]);ISNUMBER([.B318]));([.C318]-[.C316])/([.B318]-[.B316]);&quot;nan&quot;)" office:value-type="float" office:value="-1" calcext:value-type="float">
            <text:p>-1,0000000000</text:p>
          </table:table-cell>
          <table:table-cell table:formula="of:=IF(ISNUMBER([.E317]);ATAN([.E317]);&quot;nan&quot;)" office:value-type="float" office:value="-0.785398163397448" calcext:value-type="float">
            <text:p>-0,7853981634</text:p>
          </table:table-cell>
          <table:table-cell table:formula="of:=IF(ISNUMBER([.F317]);180*[.F317]/PI();&quot;nan&quot;)" office:value-type="float" office:value="-45" calcext:value-type="float">
            <text:p>-45,00</text:p>
          </table:table-cell>
          <table:table-cell/>
          <table:table-cell table:formula="of:=IF(ISNUMBER([.E317]);IF([.B318]&gt;=[.B316];[.E317];-1*[.E317]);&quot;nan&quot;)" office:value-type="float" office:value="-1" calcext:value-type="float">
            <text:p>-1,0000000000</text:p>
          </table:table-cell>
          <table:table-cell table:formula="of:=IF(ISNUMBER([.F317]);180*ATAN([.I317])/PI();&quot;nan&quot;)" office:value-type="float" office:value="-45" calcext:value-type="float">
            <text:p>-45,00</text:p>
          </table:table-cell>
          <table:table-cell table:formula="of:=IF(ISNUMBER([.E317]);IF([.B318]&gt;=[.B316];[.G317];[.G317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17];5)=0;[.$A317];&quot;&quot;)" office:value-type="float" office:value="675" calcext:value-type="float">
            <text:p>675</text:p>
          </table:table-cell>
          <table:table-cell table:formula="of:=IF(ISNUMBER([.N317]);[.K317];&quot;&quot;)" office:value-type="float" office:value="-45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0.7328586473" calcext:value-type="float">
            <text:p>0,7328586473</text:p>
          </table:table-cell>
          <table:table-cell office:value-type="float" office:value="0.2671413527" calcext:value-type="float">
            <text:p>0,2671413527</text:p>
          </table:table-cell>
          <table:table-cell/>
          <table:table-cell table:formula="of:=IF(AND(ISNUMBER([.B317]);ISNUMBER([.B319]));([.C319]-[.C317])/([.B319]-[.B317]);&quot;nan&quot;)" office:value-type="float" office:value="-1" calcext:value-type="float">
            <text:p>-1,0000000000</text:p>
          </table:table-cell>
          <table:table-cell table:formula="of:=IF(ISNUMBER([.E318]);ATAN([.E318]);&quot;nan&quot;)" office:value-type="float" office:value="-0.785398163397448" calcext:value-type="float">
            <text:p>-0,7853981634</text:p>
          </table:table-cell>
          <table:table-cell table:formula="of:=IF(ISNUMBER([.F318]);180*[.F318]/PI();&quot;nan&quot;)" office:value-type="float" office:value="-45" calcext:value-type="float">
            <text:p>-45,00</text:p>
          </table:table-cell>
          <table:table-cell/>
          <table:table-cell table:formula="of:=IF(ISNUMBER([.E318]);IF([.B319]&gt;=[.B317];[.E318];-1*[.E318]);&quot;nan&quot;)" office:value-type="float" office:value="-1" calcext:value-type="float">
            <text:p>-1,0000000000</text:p>
          </table:table-cell>
          <table:table-cell table:formula="of:=IF(ISNUMBER([.F318]);180*ATAN([.I318])/PI();&quot;nan&quot;)" office:value-type="float" office:value="-45" calcext:value-type="float">
            <text:p>-45,00</text:p>
          </table:table-cell>
          <table:table-cell table:formula="of:=IF(ISNUMBER([.E318]);IF([.B319]&gt;=[.B317];[.G318];[.G318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18];5)=0;[.$A318];&quot;&quot;)">
            <text:p/>
          </table:table-cell>
          <table:table-cell table:formula="of:=IF(ISNUMBER([.N318]);[.K31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0.7330002053" calcext:value-type="float">
            <text:p>0,7330002053</text:p>
          </table:table-cell>
          <table:table-cell office:value-type="float" office:value="0.2669997947" calcext:value-type="float">
            <text:p>0,2669997947</text:p>
          </table:table-cell>
          <table:table-cell/>
          <table:table-cell table:formula="of:=IF(AND(ISNUMBER([.B318]);ISNUMBER([.B320]));([.C320]-[.C318])/([.B320]-[.B318]);&quot;nan&quot;)" office:value-type="float" office:value="-1" calcext:value-type="float">
            <text:p>-1,0000000000</text:p>
          </table:table-cell>
          <table:table-cell table:formula="of:=IF(ISNUMBER([.E319]);ATAN([.E319]);&quot;nan&quot;)" office:value-type="float" office:value="-0.785398163397448" calcext:value-type="float">
            <text:p>-0,7853981634</text:p>
          </table:table-cell>
          <table:table-cell table:formula="of:=IF(ISNUMBER([.F319]);180*[.F319]/PI();&quot;nan&quot;)" office:value-type="float" office:value="-45" calcext:value-type="float">
            <text:p>-45,00</text:p>
          </table:table-cell>
          <table:table-cell/>
          <table:table-cell table:formula="of:=IF(ISNUMBER([.E319]);IF([.B320]&gt;=[.B318];[.E319];-1*[.E319]);&quot;nan&quot;)" office:value-type="float" office:value="-1" calcext:value-type="float">
            <text:p>-1,0000000000</text:p>
          </table:table-cell>
          <table:table-cell table:formula="of:=IF(ISNUMBER([.F319]);180*ATAN([.I319])/PI();&quot;nan&quot;)" office:value-type="float" office:value="-45" calcext:value-type="float">
            <text:p>-45,00</text:p>
          </table:table-cell>
          <table:table-cell table:formula="of:=IF(ISNUMBER([.E319]);IF([.B320]&gt;=[.B318];[.G319];[.G319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19];5)=0;[.$A319];&quot;&quot;)">
            <text:p/>
          </table:table-cell>
          <table:table-cell table:formula="of:=IF(ISNUMBER([.N319]);[.K31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0.7331416711" calcext:value-type="float">
            <text:p>0,7331416711</text:p>
          </table:table-cell>
          <table:table-cell office:value-type="float" office:value="0.2668583289" calcext:value-type="float">
            <text:p>0,2668583289</text:p>
          </table:table-cell>
          <table:table-cell/>
          <table:table-cell table:formula="of:=IF(AND(ISNUMBER([.B319]);ISNUMBER([.B321]));([.C321]-[.C319])/([.B321]-[.B319]);&quot;nan&quot;)" office:value-type="float" office:value="-1" calcext:value-type="float">
            <text:p>-1,0000000000</text:p>
          </table:table-cell>
          <table:table-cell table:formula="of:=IF(ISNUMBER([.E320]);ATAN([.E320]);&quot;nan&quot;)" office:value-type="float" office:value="-0.785398163397448" calcext:value-type="float">
            <text:p>-0,7853981634</text:p>
          </table:table-cell>
          <table:table-cell table:formula="of:=IF(ISNUMBER([.F320]);180*[.F320]/PI();&quot;nan&quot;)" office:value-type="float" office:value="-45" calcext:value-type="float">
            <text:p>-45,00</text:p>
          </table:table-cell>
          <table:table-cell/>
          <table:table-cell table:formula="of:=IF(ISNUMBER([.E320]);IF([.B321]&gt;=[.B319];[.E320];-1*[.E320]);&quot;nan&quot;)" office:value-type="float" office:value="-1" calcext:value-type="float">
            <text:p>-1,0000000000</text:p>
          </table:table-cell>
          <table:table-cell table:formula="of:=IF(ISNUMBER([.F320]);180*ATAN([.I320])/PI();&quot;nan&quot;)" office:value-type="float" office:value="-45" calcext:value-type="float">
            <text:p>-45,00</text:p>
          </table:table-cell>
          <table:table-cell table:formula="of:=IF(ISNUMBER([.E320]);IF([.B321]&gt;=[.B319];[.G320];[.G320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20];5)=0;[.$A320];&quot;&quot;)">
            <text:p/>
          </table:table-cell>
          <table:table-cell table:formula="of:=IF(ISNUMBER([.N320]);[.K32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0.7332811789" calcext:value-type="float">
            <text:p>0,7332811789</text:p>
          </table:table-cell>
          <table:table-cell office:value-type="float" office:value="0.2667188211" calcext:value-type="float">
            <text:p>0,2667188211</text:p>
          </table:table-cell>
          <table:table-cell/>
          <table:table-cell table:formula="of:=IF(AND(ISNUMBER([.B320]);ISNUMBER([.B322]));([.C322]-[.C320])/([.B322]-[.B320]);&quot;nan&quot;)" office:value-type="float" office:value="-1" calcext:value-type="float">
            <text:p>-1,0000000000</text:p>
          </table:table-cell>
          <table:table-cell table:formula="of:=IF(ISNUMBER([.E321]);ATAN([.E321]);&quot;nan&quot;)" office:value-type="float" office:value="-0.785398163397448" calcext:value-type="float">
            <text:p>-0,7853981634</text:p>
          </table:table-cell>
          <table:table-cell table:formula="of:=IF(ISNUMBER([.F321]);180*[.F321]/PI();&quot;nan&quot;)" office:value-type="float" office:value="-45" calcext:value-type="float">
            <text:p>-45,00</text:p>
          </table:table-cell>
          <table:table-cell/>
          <table:table-cell table:formula="of:=IF(ISNUMBER([.E321]);IF([.B322]&gt;=[.B320];[.E321];-1*[.E321]);&quot;nan&quot;)" office:value-type="float" office:value="-1" calcext:value-type="float">
            <text:p>-1,0000000000</text:p>
          </table:table-cell>
          <table:table-cell table:formula="of:=IF(ISNUMBER([.F321]);180*ATAN([.I321])/PI();&quot;nan&quot;)" office:value-type="float" office:value="-45" calcext:value-type="float">
            <text:p>-45,00</text:p>
          </table:table-cell>
          <table:table-cell table:formula="of:=IF(ISNUMBER([.E321]);IF([.B322]&gt;=[.B320];[.G321];[.G321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21];5)=0;[.$A321];&quot;&quot;)">
            <text:p/>
          </table:table-cell>
          <table:table-cell table:formula="of:=IF(ISNUMBER([.N321]);[.K32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0.7334169672" calcext:value-type="float">
            <text:p>0,7334169672</text:p>
          </table:table-cell>
          <table:table-cell office:value-type="float" office:value="0.2665830328" calcext:value-type="float">
            <text:p>0,2665830328</text:p>
          </table:table-cell>
          <table:table-cell/>
          <table:table-cell table:formula="of:=IF(AND(ISNUMBER([.B321]);ISNUMBER([.B323]));([.C323]-[.C321])/([.B323]-[.B321]);&quot;nan&quot;)" office:value-type="float" office:value="-1" calcext:value-type="float">
            <text:p>-1,0000000000</text:p>
          </table:table-cell>
          <table:table-cell table:formula="of:=IF(ISNUMBER([.E322]);ATAN([.E322]);&quot;nan&quot;)" office:value-type="float" office:value="-0.785398163397448" calcext:value-type="float">
            <text:p>-0,7853981634</text:p>
          </table:table-cell>
          <table:table-cell table:formula="of:=IF(ISNUMBER([.F322]);180*[.F322]/PI();&quot;nan&quot;)" office:value-type="float" office:value="-45" calcext:value-type="float">
            <text:p>-45,00</text:p>
          </table:table-cell>
          <table:table-cell/>
          <table:table-cell table:formula="of:=IF(ISNUMBER([.E322]);IF([.B323]&gt;=[.B321];[.E322];-1*[.E322]);&quot;nan&quot;)" office:value-type="float" office:value="-1" calcext:value-type="float">
            <text:p>-1,0000000000</text:p>
          </table:table-cell>
          <table:table-cell table:formula="of:=IF(ISNUMBER([.F322]);180*ATAN([.I322])/PI();&quot;nan&quot;)" office:value-type="float" office:value="-45" calcext:value-type="float">
            <text:p>-45,00</text:p>
          </table:table-cell>
          <table:table-cell table:formula="of:=IF(ISNUMBER([.E322]);IF([.B323]&gt;=[.B321];[.G322];[.G322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22];5)=0;[.$A322];&quot;&quot;)" office:value-type="float" office:value="680" calcext:value-type="float">
            <text:p>680</text:p>
          </table:table-cell>
          <table:table-cell table:formula="of:=IF(ISNUMBER([.N322]);[.K322];&quot;&quot;)" office:value-type="float" office:value="-45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0.7335505858" calcext:value-type="float">
            <text:p>0,7335505858</text:p>
          </table:table-cell>
          <table:table-cell office:value-type="float" office:value="0.2664494142" calcext:value-type="float">
            <text:p>0,2664494142</text:p>
          </table:table-cell>
          <table:table-cell/>
          <table:table-cell table:formula="of:=IF(AND(ISNUMBER([.B322]);ISNUMBER([.B324]));([.C324]-[.C322])/([.B324]-[.B322]);&quot;nan&quot;)" office:value-type="float" office:value="-1" calcext:value-type="float">
            <text:p>-1,0000000000</text:p>
          </table:table-cell>
          <table:table-cell table:formula="of:=IF(ISNUMBER([.E323]);ATAN([.E323]);&quot;nan&quot;)" office:value-type="float" office:value="-0.785398163397448" calcext:value-type="float">
            <text:p>-0,7853981634</text:p>
          </table:table-cell>
          <table:table-cell table:formula="of:=IF(ISNUMBER([.F323]);180*[.F323]/PI();&quot;nan&quot;)" office:value-type="float" office:value="-45" calcext:value-type="float">
            <text:p>-45,00</text:p>
          </table:table-cell>
          <table:table-cell/>
          <table:table-cell table:formula="of:=IF(ISNUMBER([.E323]);IF([.B324]&gt;=[.B322];[.E323];-1*[.E323]);&quot;nan&quot;)" office:value-type="float" office:value="-1" calcext:value-type="float">
            <text:p>-1,0000000000</text:p>
          </table:table-cell>
          <table:table-cell table:formula="of:=IF(ISNUMBER([.F323]);180*ATAN([.I323])/PI();&quot;nan&quot;)" office:value-type="float" office:value="-45" calcext:value-type="float">
            <text:p>-45,00</text:p>
          </table:table-cell>
          <table:table-cell table:formula="of:=IF(ISNUMBER([.E323]);IF([.B324]&gt;=[.B322];[.G323];[.G323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23];5)=0;[.$A323];&quot;&quot;)">
            <text:p/>
          </table:table-cell>
          <table:table-cell table:formula="of:=IF(ISNUMBER([.N323]);[.K32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0.7336832964" calcext:value-type="float">
            <text:p>0,7336832964</text:p>
          </table:table-cell>
          <table:table-cell office:value-type="float" office:value="0.2663167036" calcext:value-type="float">
            <text:p>0,2663167036</text:p>
          </table:table-cell>
          <table:table-cell/>
          <table:table-cell table:formula="of:=IF(AND(ISNUMBER([.B323]);ISNUMBER([.B325]));([.C325]-[.C323])/([.B325]-[.B323]);&quot;nan&quot;)" office:value-type="float" office:value="-0.999999999999788" calcext:value-type="float">
            <text:p>-1,0000000000</text:p>
          </table:table-cell>
          <table:table-cell table:formula="of:=IF(ISNUMBER([.E324]);ATAN([.E324]);&quot;nan&quot;)" office:value-type="float" office:value="-0.785398163397342" calcext:value-type="float">
            <text:p>-0,7853981634</text:p>
          </table:table-cell>
          <table:table-cell table:formula="of:=IF(ISNUMBER([.F324]);180*[.F324]/PI();&quot;nan&quot;)" office:value-type="float" office:value="-44.9999999999939" calcext:value-type="float">
            <text:p>-45,00</text:p>
          </table:table-cell>
          <table:table-cell/>
          <table:table-cell table:formula="of:=IF(ISNUMBER([.E324]);IF([.B325]&gt;=[.B323];[.E324];-1*[.E324]);&quot;nan&quot;)" office:value-type="float" office:value="-0.999999999999788" calcext:value-type="float">
            <text:p>-1,0000000000</text:p>
          </table:table-cell>
          <table:table-cell table:formula="of:=IF(ISNUMBER([.F324]);180*ATAN([.I324])/PI();&quot;nan&quot;)" office:value-type="float" office:value="-44.9999999999939" calcext:value-type="float">
            <text:p>-45,00</text:p>
          </table:table-cell>
          <table:table-cell table:formula="of:=IF(ISNUMBER([.E324]);IF([.B325]&gt;=[.B323];[.G324];[.G324]+180);&quot;nan&quot;)" office:value-type="float" office:value="-44.9999999999939" calcext:value-type="float">
            <text:p>-45,00</text:p>
          </table:table-cell>
          <table:table-cell table:number-columns-repeated="2"/>
          <table:table-cell table:style-name="Default" table:formula="of:=IF(MOD([.$A324];5)=0;[.$A324];&quot;&quot;)">
            <text:p/>
          </table:table-cell>
          <table:table-cell table:formula="of:=IF(ISNUMBER([.N324]);[.K32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0.7338127167" calcext:value-type="float">
            <text:p>0,7338127167</text:p>
          </table:table-cell>
          <table:table-cell office:value-type="float" office:value="0.2661872833" calcext:value-type="float">
            <text:p>0,2661872833</text:p>
          </table:table-cell>
          <table:table-cell/>
          <table:table-cell table:formula="of:=IF(AND(ISNUMBER([.B324]);ISNUMBER([.B326]));([.C326]-[.C324])/([.B326]-[.B324]);&quot;nan&quot;)" office:value-type="float" office:value="-1" calcext:value-type="float">
            <text:p>-1,0000000000</text:p>
          </table:table-cell>
          <table:table-cell table:formula="of:=IF(ISNUMBER([.E325]);ATAN([.E325]);&quot;nan&quot;)" office:value-type="float" office:value="-0.785398163397448" calcext:value-type="float">
            <text:p>-0,7853981634</text:p>
          </table:table-cell>
          <table:table-cell table:formula="of:=IF(ISNUMBER([.F325]);180*[.F325]/PI();&quot;nan&quot;)" office:value-type="float" office:value="-45" calcext:value-type="float">
            <text:p>-45,00</text:p>
          </table:table-cell>
          <table:table-cell/>
          <table:table-cell table:formula="of:=IF(ISNUMBER([.E325]);IF([.B326]&gt;=[.B324];[.E325];-1*[.E325]);&quot;nan&quot;)" office:value-type="float" office:value="-1" calcext:value-type="float">
            <text:p>-1,0000000000</text:p>
          </table:table-cell>
          <table:table-cell table:formula="of:=IF(ISNUMBER([.F325]);180*ATAN([.I325])/PI();&quot;nan&quot;)" office:value-type="float" office:value="-45" calcext:value-type="float">
            <text:p>-45,00</text:p>
          </table:table-cell>
          <table:table-cell table:formula="of:=IF(ISNUMBER([.E325]);IF([.B326]&gt;=[.B324];[.G325];[.G325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25];5)=0;[.$A325];&quot;&quot;)">
            <text:p/>
          </table:table-cell>
          <table:table-cell table:formula="of:=IF(ISNUMBER([.N325]);[.K32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0.7339356903" calcext:value-type="float">
            <text:p>0,7339356903</text:p>
          </table:table-cell>
          <table:table-cell office:value-type="float" office:value="0.2660643097" calcext:value-type="float">
            <text:p>0,2660643097</text:p>
          </table:table-cell>
          <table:table-cell/>
          <table:table-cell table:formula="of:=IF(AND(ISNUMBER([.B325]);ISNUMBER([.B327]));([.C327]-[.C325])/([.B327]-[.B325]);&quot;nan&quot;)" office:value-type="float" office:value="-1.00000000000024" calcext:value-type="float">
            <text:p>-1,0000000000</text:p>
          </table:table-cell>
          <table:table-cell table:formula="of:=IF(ISNUMBER([.E326]);ATAN([.E326]);&quot;nan&quot;)" office:value-type="float" office:value="-0.785398163397567" calcext:value-type="float">
            <text:p>-0,7853981634</text:p>
          </table:table-cell>
          <table:table-cell table:formula="of:=IF(ISNUMBER([.F326]);180*[.F326]/PI();&quot;nan&quot;)" office:value-type="float" office:value="-45.0000000000068" calcext:value-type="float">
            <text:p>-45,00</text:p>
          </table:table-cell>
          <table:table-cell/>
          <table:table-cell table:formula="of:=IF(ISNUMBER([.E326]);IF([.B327]&gt;=[.B325];[.E326];-1*[.E326]);&quot;nan&quot;)" office:value-type="float" office:value="-1.00000000000024" calcext:value-type="float">
            <text:p>-1,0000000000</text:p>
          </table:table-cell>
          <table:table-cell table:formula="of:=IF(ISNUMBER([.F326]);180*ATAN([.I326])/PI();&quot;nan&quot;)" office:value-type="float" office:value="-45.0000000000068" calcext:value-type="float">
            <text:p>-45,00</text:p>
          </table:table-cell>
          <table:table-cell table:formula="of:=IF(ISNUMBER([.E326]);IF([.B327]&gt;=[.B325];[.G326];[.G326]+180);&quot;nan&quot;)" office:value-type="float" office:value="-45.0000000000068" calcext:value-type="float">
            <text:p>-45,00</text:p>
          </table:table-cell>
          <table:table-cell table:number-columns-repeated="2"/>
          <table:table-cell table:style-name="Default" table:formula="of:=IF(MOD([.$A326];5)=0;[.$A326];&quot;&quot;)">
            <text:p/>
          </table:table-cell>
          <table:table-cell table:formula="of:=IF(ISNUMBER([.N326]);[.K32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0.7340473003" calcext:value-type="float">
            <text:p>0,7340473003</text:p>
          </table:table-cell>
          <table:table-cell office:value-type="float" office:value="0.2659526997" calcext:value-type="float">
            <text:p>0,2659526997</text:p>
          </table:table-cell>
          <table:table-cell/>
          <table:table-cell table:formula="of:=IF(AND(ISNUMBER([.B326]);ISNUMBER([.B328]));([.C328]-[.C326])/([.B328]-[.B326]);&quot;nan&quot;)" office:value-type="float" office:value="-0.999999999999732" calcext:value-type="float">
            <text:p>-1,0000000000</text:p>
          </table:table-cell>
          <table:table-cell table:formula="of:=IF(ISNUMBER([.E327]);ATAN([.E327]);&quot;nan&quot;)" office:value-type="float" office:value="-0.785398163397314" calcext:value-type="float">
            <text:p>-0,7853981634</text:p>
          </table:table-cell>
          <table:table-cell table:formula="of:=IF(ISNUMBER([.F327]);180*[.F327]/PI();&quot;nan&quot;)" office:value-type="float" office:value="-44.9999999999923" calcext:value-type="float">
            <text:p>-45,00</text:p>
          </table:table-cell>
          <table:table-cell/>
          <table:table-cell table:formula="of:=IF(ISNUMBER([.E327]);IF([.B328]&gt;=[.B326];[.E327];-1*[.E327]);&quot;nan&quot;)" office:value-type="float" office:value="-0.999999999999732" calcext:value-type="float">
            <text:p>-1,0000000000</text:p>
          </table:table-cell>
          <table:table-cell table:formula="of:=IF(ISNUMBER([.F327]);180*ATAN([.I327])/PI();&quot;nan&quot;)" office:value-type="float" office:value="-44.9999999999923" calcext:value-type="float">
            <text:p>-45,00</text:p>
          </table:table-cell>
          <table:table-cell table:formula="of:=IF(ISNUMBER([.E327]);IF([.B328]&gt;=[.B326];[.G327];[.G327]+180);&quot;nan&quot;)" office:value-type="float" office:value="-44.9999999999923" calcext:value-type="float">
            <text:p>-45,00</text:p>
          </table:table-cell>
          <table:table-cell table:number-columns-repeated="2"/>
          <table:table-cell table:style-name="Default" table:formula="of:=IF(MOD([.$A327];5)=0;[.$A327];&quot;&quot;)" office:value-type="float" office:value="685" calcext:value-type="float">
            <text:p>685</text:p>
          </table:table-cell>
          <table:table-cell table:formula="of:=IF(ISNUMBER([.N327]);[.K327];&quot;&quot;)" office:value-type="float" office:value="-44.9999999999923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0.7341425569" calcext:value-type="float">
            <text:p>0,7341425569</text:p>
          </table:table-cell>
          <table:table-cell office:value-type="float" office:value="0.2658574431" calcext:value-type="float">
            <text:p>0,2658574431</text:p>
          </table:table-cell>
          <table:table-cell/>
          <table:table-cell table:formula="of:=IF(AND(ISNUMBER([.B327]);ISNUMBER([.B329]));([.C329]-[.C327])/([.B329]-[.B327]);&quot;nan&quot;)" office:value-type="float" office:value="-0.999999999999681" calcext:value-type="float">
            <text:p>-1,0000000000</text:p>
          </table:table-cell>
          <table:table-cell table:formula="of:=IF(ISNUMBER([.E328]);ATAN([.E328]);&quot;nan&quot;)" office:value-type="float" office:value="-0.785398163397289" calcext:value-type="float">
            <text:p>-0,7853981634</text:p>
          </table:table-cell>
          <table:table-cell table:formula="of:=IF(ISNUMBER([.F328]);180*[.F328]/PI();&quot;nan&quot;)" office:value-type="float" office:value="-44.9999999999909" calcext:value-type="float">
            <text:p>-45,00</text:p>
          </table:table-cell>
          <table:table-cell/>
          <table:table-cell table:formula="of:=IF(ISNUMBER([.E328]);IF([.B329]&gt;=[.B327];[.E328];-1*[.E328]);&quot;nan&quot;)" office:value-type="float" office:value="-0.999999999999681" calcext:value-type="float">
            <text:p>-1,0000000000</text:p>
          </table:table-cell>
          <table:table-cell table:formula="of:=IF(ISNUMBER([.F328]);180*ATAN([.I328])/PI();&quot;nan&quot;)" office:value-type="float" office:value="-44.9999999999909" calcext:value-type="float">
            <text:p>-45,00</text:p>
          </table:table-cell>
          <table:table-cell table:formula="of:=IF(ISNUMBER([.E328]);IF([.B329]&gt;=[.B327];[.G328];[.G328]+180);&quot;nan&quot;)" office:value-type="float" office:value="-44.9999999999909" calcext:value-type="float">
            <text:p>-45,00</text:p>
          </table:table-cell>
          <table:table-cell table:number-columns-repeated="2"/>
          <table:table-cell table:style-name="Default" table:formula="of:=IF(MOD([.$A328];5)=0;[.$A328];&quot;&quot;)">
            <text:p/>
          </table:table-cell>
          <table:table-cell table:formula="of:=IF(ISNUMBER([.N328]);[.K32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0.7342214703" calcext:value-type="float">
            <text:p>0,7342214703</text:p>
          </table:table-cell>
          <table:table-cell office:value-type="float" office:value="0.2657785297" calcext:value-type="float">
            <text:p>0,2657785297</text:p>
          </table:table-cell>
          <table:table-cell/>
          <table:table-cell table:formula="of:=IF(AND(ISNUMBER([.B328]);ISNUMBER([.B330]));([.C330]-[.C328])/([.B330]-[.B328]);&quot;nan&quot;)" office:value-type="float" office:value="-1.00000000000039" calcext:value-type="float">
            <text:p>-1,0000000000</text:p>
          </table:table-cell>
          <table:table-cell table:formula="of:=IF(ISNUMBER([.E329]);ATAN([.E329]);&quot;nan&quot;)" office:value-type="float" office:value="-0.785398163397641" calcext:value-type="float">
            <text:p>-0,7853981634</text:p>
          </table:table-cell>
          <table:table-cell table:formula="of:=IF(ISNUMBER([.F329]);180*[.F329]/PI();&quot;nan&quot;)" office:value-type="float" office:value="-45.0000000000111" calcext:value-type="float">
            <text:p>-45,00</text:p>
          </table:table-cell>
          <table:table-cell/>
          <table:table-cell table:formula="of:=IF(ISNUMBER([.E329]);IF([.B330]&gt;=[.B328];[.E329];-1*[.E329]);&quot;nan&quot;)" office:value-type="float" office:value="-1.00000000000039" calcext:value-type="float">
            <text:p>-1,0000000000</text:p>
          </table:table-cell>
          <table:table-cell table:formula="of:=IF(ISNUMBER([.F329]);180*ATAN([.I329])/PI();&quot;nan&quot;)" office:value-type="float" office:value="-45.0000000000111" calcext:value-type="float">
            <text:p>-45,00</text:p>
          </table:table-cell>
          <table:table-cell table:formula="of:=IF(ISNUMBER([.E329]);IF([.B330]&gt;=[.B328];[.G329];[.G329]+180);&quot;nan&quot;)" office:value-type="float" office:value="-45.0000000000111" calcext:value-type="float">
            <text:p>-45,00</text:p>
          </table:table-cell>
          <table:table-cell table:number-columns-repeated="2"/>
          <table:table-cell table:style-name="Default" table:formula="of:=IF(MOD([.$A329];5)=0;[.$A329];&quot;&quot;)">
            <text:p/>
          </table:table-cell>
          <table:table-cell table:formula="of:=IF(ISNUMBER([.N329]);[.K32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0.7342864464" calcext:value-type="float">
            <text:p>0,7342864464</text:p>
          </table:table-cell>
          <table:table-cell office:value-type="float" office:value="0.2657135536" calcext:value-type="float">
            <text:p>0,2657135536</text:p>
          </table:table-cell>
          <table:table-cell/>
          <table:table-cell table:formula="of:=IF(AND(ISNUMBER([.B329]);ISNUMBER([.B331]));([.C331]-[.C329])/([.B331]-[.B329]);&quot;nan&quot;)" office:value-type="float" office:value="-1" calcext:value-type="float">
            <text:p>-1,0000000000</text:p>
          </table:table-cell>
          <table:table-cell table:formula="of:=IF(ISNUMBER([.E330]);ATAN([.E330]);&quot;nan&quot;)" office:value-type="float" office:value="-0.785398163397448" calcext:value-type="float">
            <text:p>-0,7853981634</text:p>
          </table:table-cell>
          <table:table-cell table:formula="of:=IF(ISNUMBER([.F330]);180*[.F330]/PI();&quot;nan&quot;)" office:value-type="float" office:value="-45" calcext:value-type="float">
            <text:p>-45,00</text:p>
          </table:table-cell>
          <table:table-cell/>
          <table:table-cell table:formula="of:=IF(ISNUMBER([.E330]);IF([.B331]&gt;=[.B329];[.E330];-1*[.E330]);&quot;nan&quot;)" office:value-type="float" office:value="-1" calcext:value-type="float">
            <text:p>-1,0000000000</text:p>
          </table:table-cell>
          <table:table-cell table:formula="of:=IF(ISNUMBER([.F330]);180*ATAN([.I330])/PI();&quot;nan&quot;)" office:value-type="float" office:value="-45" calcext:value-type="float">
            <text:p>-45,00</text:p>
          </table:table-cell>
          <table:table-cell table:formula="of:=IF(ISNUMBER([.E330]);IF([.B331]&gt;=[.B329];[.G330];[.G330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30];5)=0;[.$A330];&quot;&quot;)">
            <text:p/>
          </table:table-cell>
          <table:table-cell table:formula="of:=IF(ISNUMBER([.N330]);[.K33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0.73434092" calcext:value-type="float">
            <text:p>0,7343409200</text:p>
          </table:table-cell>
          <table:table-cell office:value-type="float" office:value="0.26565908" calcext:value-type="float">
            <text:p>0,2656590800</text:p>
          </table:table-cell>
          <table:table-cell/>
          <table:table-cell table:formula="of:=IF(AND(ISNUMBER([.B330]);ISNUMBER([.B332]));([.C332]-[.C330])/([.B332]-[.B330]);&quot;nan&quot;)" office:value-type="float" office:value="-1.00000000000054" calcext:value-type="float">
            <text:p>-1,0000000000</text:p>
          </table:table-cell>
          <table:table-cell table:formula="of:=IF(ISNUMBER([.E331]);ATAN([.E331]);&quot;nan&quot;)" office:value-type="float" office:value="-0.785398163397716" calcext:value-type="float">
            <text:p>-0,7853981634</text:p>
          </table:table-cell>
          <table:table-cell table:formula="of:=IF(ISNUMBER([.F331]);180*[.F331]/PI();&quot;nan&quot;)" office:value-type="float" office:value="-45.0000000000153" calcext:value-type="float">
            <text:p>-45,00</text:p>
          </table:table-cell>
          <table:table-cell/>
          <table:table-cell table:formula="of:=IF(ISNUMBER([.E331]);IF([.B332]&gt;=[.B330];[.E331];-1*[.E331]);&quot;nan&quot;)" office:value-type="float" office:value="-1.00000000000054" calcext:value-type="float">
            <text:p>-1,0000000000</text:p>
          </table:table-cell>
          <table:table-cell table:formula="of:=IF(ISNUMBER([.F331]);180*ATAN([.I331])/PI();&quot;nan&quot;)" office:value-type="float" office:value="-45.0000000000153" calcext:value-type="float">
            <text:p>-45,00</text:p>
          </table:table-cell>
          <table:table-cell table:formula="of:=IF(ISNUMBER([.E331]);IF([.B332]&gt;=[.B330];[.G331];[.G331]+180);&quot;nan&quot;)" office:value-type="float" office:value="-45.0000000000153" calcext:value-type="float">
            <text:p>-45,00</text:p>
          </table:table-cell>
          <table:table-cell table:number-columns-repeated="2"/>
          <table:table-cell table:style-name="Default" table:formula="of:=IF(MOD([.$A331];5)=0;[.$A331];&quot;&quot;)">
            <text:p/>
          </table:table-cell>
          <table:table-cell table:formula="of:=IF(ISNUMBER([.N331]);[.K33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0.734390165" calcext:value-type="float">
            <text:p>0,7343901650</text:p>
          </table:table-cell>
          <table:table-cell office:value-type="float" office:value="0.265609835" calcext:value-type="float">
            <text:p>0,2656098350</text:p>
          </table:table-cell>
          <table:table-cell/>
          <table:table-cell table:formula="of:=IF(AND(ISNUMBER([.B331]);ISNUMBER([.B333]));([.C333]-[.C331])/([.B333]-[.B331]);&quot;nan&quot;)" office:value-type="float" office:value="-1" calcext:value-type="float">
            <text:p>-1,0000000000</text:p>
          </table:table-cell>
          <table:table-cell table:formula="of:=IF(ISNUMBER([.E332]);ATAN([.E332]);&quot;nan&quot;)" office:value-type="float" office:value="-0.785398163397448" calcext:value-type="float">
            <text:p>-0,7853981634</text:p>
          </table:table-cell>
          <table:table-cell table:formula="of:=IF(ISNUMBER([.F332]);180*[.F332]/PI();&quot;nan&quot;)" office:value-type="float" office:value="-45" calcext:value-type="float">
            <text:p>-45,00</text:p>
          </table:table-cell>
          <table:table-cell/>
          <table:table-cell table:formula="of:=IF(ISNUMBER([.E332]);IF([.B333]&gt;=[.B331];[.E332];-1*[.E332]);&quot;nan&quot;)" office:value-type="float" office:value="-1" calcext:value-type="float">
            <text:p>-1,0000000000</text:p>
          </table:table-cell>
          <table:table-cell table:formula="of:=IF(ISNUMBER([.F332]);180*ATAN([.I332])/PI();&quot;nan&quot;)" office:value-type="float" office:value="-45" calcext:value-type="float">
            <text:p>-45,00</text:p>
          </table:table-cell>
          <table:table-cell table:formula="of:=IF(ISNUMBER([.E332]);IF([.B333]&gt;=[.B331];[.G332];[.G332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32];5)=0;[.$A332];&quot;&quot;)" office:value-type="float" office:value="690" calcext:value-type="float">
            <text:p>690</text:p>
          </table:table-cell>
          <table:table-cell table:formula="of:=IF(ISNUMBER([.N332]);[.K332];&quot;&quot;)" office:value-type="float" office:value="-45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0.7344377127" calcext:value-type="float">
            <text:p>0,7344377127</text:p>
          </table:table-cell>
          <table:table-cell office:value-type="float" office:value="0.2655622873" calcext:value-type="float">
            <text:p>0,2655622873</text:p>
          </table:table-cell>
          <table:table-cell/>
          <table:table-cell table:formula="of:=IF(AND(ISNUMBER([.B332]);ISNUMBER([.B334]));([.C334]-[.C332])/([.B334]-[.B332]);&quot;nan&quot;)" office:value-type="float" office:value="-0.999999999998793" calcext:value-type="float">
            <text:p>-1,0000000000</text:p>
          </table:table-cell>
          <table:table-cell table:formula="of:=IF(ISNUMBER([.E333]);ATAN([.E333]);&quot;nan&quot;)" office:value-type="float" office:value="-0.785398163396845" calcext:value-type="float">
            <text:p>-0,7853981634</text:p>
          </table:table-cell>
          <table:table-cell table:formula="of:=IF(ISNUMBER([.F333]);180*[.F333]/PI();&quot;nan&quot;)" office:value-type="float" office:value="-44.9999999999654" calcext:value-type="float">
            <text:p>-45,00</text:p>
          </table:table-cell>
          <table:table-cell/>
          <table:table-cell table:formula="of:=IF(ISNUMBER([.E333]);IF([.B334]&gt;=[.B332];[.E333];-1*[.E333]);&quot;nan&quot;)" office:value-type="float" office:value="-0.999999999998793" calcext:value-type="float">
            <text:p>-1,0000000000</text:p>
          </table:table-cell>
          <table:table-cell table:formula="of:=IF(ISNUMBER([.F333]);180*ATAN([.I333])/PI();&quot;nan&quot;)" office:value-type="float" office:value="-44.9999999999654" calcext:value-type="float">
            <text:p>-45,00</text:p>
          </table:table-cell>
          <table:table-cell table:formula="of:=IF(ISNUMBER([.E333]);IF([.B334]&gt;=[.B332];[.G333];[.G333]+180);&quot;nan&quot;)" office:value-type="float" office:value="-44.9999999999654" calcext:value-type="float">
            <text:p>-45,00</text:p>
          </table:table-cell>
          <table:table-cell table:number-columns-repeated="2"/>
          <table:table-cell table:style-name="Default" table:formula="of:=IF(MOD([.$A333];5)=0;[.$A333];&quot;&quot;)">
            <text:p/>
          </table:table-cell>
          <table:table-cell table:formula="of:=IF(ISNUMBER([.N333]);[.K33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0.7344821704" calcext:value-type="float">
            <text:p>0,7344821704</text:p>
          </table:table-cell>
          <table:table-cell office:value-type="float" office:value="0.2655178296" calcext:value-type="float">
            <text:p>0,2655178296</text:p>
          </table:table-cell>
          <table:table-cell/>
          <table:table-cell table:formula="of:=IF(AND(ISNUMBER([.B333]);ISNUMBER([.B335]));([.C335]-[.C333])/([.B335]-[.B333]);&quot;nan&quot;)" office:value-type="float" office:value="-1" calcext:value-type="float">
            <text:p>-1,0000000000</text:p>
          </table:table-cell>
          <table:table-cell table:formula="of:=IF(ISNUMBER([.E334]);ATAN([.E334]);&quot;nan&quot;)" office:value-type="float" office:value="-0.785398163397448" calcext:value-type="float">
            <text:p>-0,7853981634</text:p>
          </table:table-cell>
          <table:table-cell table:formula="of:=IF(ISNUMBER([.F334]);180*[.F334]/PI();&quot;nan&quot;)" office:value-type="float" office:value="-45" calcext:value-type="float">
            <text:p>-45,00</text:p>
          </table:table-cell>
          <table:table-cell/>
          <table:table-cell table:formula="of:=IF(ISNUMBER([.E334]);IF([.B335]&gt;=[.B333];[.E334];-1*[.E334]);&quot;nan&quot;)" office:value-type="float" office:value="-1" calcext:value-type="float">
            <text:p>-1,0000000000</text:p>
          </table:table-cell>
          <table:table-cell table:formula="of:=IF(ISNUMBER([.F334]);180*ATAN([.I334])/PI();&quot;nan&quot;)" office:value-type="float" office:value="-45" calcext:value-type="float">
            <text:p>-45,00</text:p>
          </table:table-cell>
          <table:table-cell table:formula="of:=IF(ISNUMBER([.E334]);IF([.B335]&gt;=[.B333];[.G334];[.G334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34];5)=0;[.$A334];&quot;&quot;)">
            <text:p/>
          </table:table-cell>
          <table:table-cell table:formula="of:=IF(ISNUMBER([.N334]);[.K33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0.7345229306" calcext:value-type="float">
            <text:p>0,7345229306</text:p>
          </table:table-cell>
          <table:table-cell office:value-type="float" office:value="0.2654770694" calcext:value-type="float">
            <text:p>0,2654770694</text:p>
          </table:table-cell>
          <table:table-cell/>
          <table:table-cell table:formula="of:=IF(AND(ISNUMBER([.B334]);ISNUMBER([.B336]));([.C336]-[.C334])/([.B336]-[.B334]);&quot;nan&quot;)" office:value-type="float" office:value="-1.00000000000144" calcext:value-type="float">
            <text:p>-1,0000000000</text:p>
          </table:table-cell>
          <table:table-cell table:formula="of:=IF(ISNUMBER([.E335]);ATAN([.E335]);&quot;nan&quot;)" office:value-type="float" office:value="-0.785398163398166" calcext:value-type="float">
            <text:p>-0,7853981634</text:p>
          </table:table-cell>
          <table:table-cell table:formula="of:=IF(ISNUMBER([.F335]);180*[.F335]/PI();&quot;nan&quot;)" office:value-type="float" office:value="-45.0000000000411" calcext:value-type="float">
            <text:p>-45,00</text:p>
          </table:table-cell>
          <table:table-cell/>
          <table:table-cell table:formula="of:=IF(ISNUMBER([.E335]);IF([.B336]&gt;=[.B334];[.E335];-1*[.E335]);&quot;nan&quot;)" office:value-type="float" office:value="-1.00000000000144" calcext:value-type="float">
            <text:p>-1,0000000000</text:p>
          </table:table-cell>
          <table:table-cell table:formula="of:=IF(ISNUMBER([.F335]);180*ATAN([.I335])/PI();&quot;nan&quot;)" office:value-type="float" office:value="-45.0000000000411" calcext:value-type="float">
            <text:p>-45,00</text:p>
          </table:table-cell>
          <table:table-cell table:formula="of:=IF(ISNUMBER([.E335]);IF([.B336]&gt;=[.B334];[.G335];[.G335]+180);&quot;nan&quot;)" office:value-type="float" office:value="-45.0000000000411" calcext:value-type="float">
            <text:p>-45,00</text:p>
          </table:table-cell>
          <table:table-cell table:number-columns-repeated="2"/>
          <table:table-cell table:style-name="Default" table:formula="of:=IF(MOD([.$A335];5)=0;[.$A335];&quot;&quot;)">
            <text:p/>
          </table:table-cell>
          <table:table-cell table:formula="of:=IF(ISNUMBER([.N335]);[.K33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0.7345595184" calcext:value-type="float">
            <text:p>0,7345595184</text:p>
          </table:table-cell>
          <table:table-cell office:value-type="float" office:value="0.2654404816" calcext:value-type="float">
            <text:p>0,2654404816</text:p>
          </table:table-cell>
          <table:table-cell/>
          <table:table-cell table:formula="of:=IF(AND(ISNUMBER([.B335]);ISNUMBER([.B337]));([.C337]-[.C335])/([.B337]-[.B335]);&quot;nan&quot;)" office:value-type="float" office:value="-1.00000000000081" calcext:value-type="float">
            <text:p>-1,0000000000</text:p>
          </table:table-cell>
          <table:table-cell table:formula="of:=IF(ISNUMBER([.E336]);ATAN([.E336]);&quot;nan&quot;)" office:value-type="float" office:value="-0.785398163397852" calcext:value-type="float">
            <text:p>-0,7853981634</text:p>
          </table:table-cell>
          <table:table-cell table:formula="of:=IF(ISNUMBER([.F336]);180*[.F336]/PI();&quot;nan&quot;)" office:value-type="float" office:value="-45.0000000000231" calcext:value-type="float">
            <text:p>-45,00</text:p>
          </table:table-cell>
          <table:table-cell/>
          <table:table-cell table:formula="of:=IF(ISNUMBER([.E336]);IF([.B337]&gt;=[.B335];[.E336];-1*[.E336]);&quot;nan&quot;)" office:value-type="float" office:value="-1.00000000000081" calcext:value-type="float">
            <text:p>-1,0000000000</text:p>
          </table:table-cell>
          <table:table-cell table:formula="of:=IF(ISNUMBER([.F336]);180*ATAN([.I336])/PI();&quot;nan&quot;)" office:value-type="float" office:value="-45.0000000000231" calcext:value-type="float">
            <text:p>-45,00</text:p>
          </table:table-cell>
          <table:table-cell table:formula="of:=IF(ISNUMBER([.E336]);IF([.B337]&gt;=[.B335];[.G336];[.G336]+180);&quot;nan&quot;)" office:value-type="float" office:value="-45.0000000000231" calcext:value-type="float">
            <text:p>-45,00</text:p>
          </table:table-cell>
          <table:table-cell table:number-columns-repeated="2"/>
          <table:table-cell table:style-name="Default" table:formula="of:=IF(MOD([.$A336];5)=0;[.$A336];&quot;&quot;)">
            <text:p/>
          </table:table-cell>
          <table:table-cell table:formula="of:=IF(ISNUMBER([.N336]);[.K33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0.7345916616" calcext:value-type="float">
            <text:p>0,7345916616</text:p>
          </table:table-cell>
          <table:table-cell office:value-type="float" office:value="0.2654083384" calcext:value-type="float">
            <text:p>0,2654083384</text:p>
          </table:table-cell>
          <table:table-cell/>
          <table:table-cell table:formula="of:=IF(AND(ISNUMBER([.B336]);ISNUMBER([.B338]));([.C338]-[.C336])/([.B338]-[.B336]);&quot;nan&quot;)" office:value-type="float" office:value="-0.999999999999099" calcext:value-type="float">
            <text:p>-1,0000000000</text:p>
          </table:table-cell>
          <table:table-cell table:formula="of:=IF(ISNUMBER([.E337]);ATAN([.E337]);&quot;nan&quot;)" office:value-type="float" office:value="-0.785398163396998" calcext:value-type="float">
            <text:p>-0,7853981634</text:p>
          </table:table-cell>
          <table:table-cell table:formula="of:=IF(ISNUMBER([.F337]);180*[.F337]/PI();&quot;nan&quot;)" office:value-type="float" office:value="-44.9999999999742" calcext:value-type="float">
            <text:p>-45,00</text:p>
          </table:table-cell>
          <table:table-cell/>
          <table:table-cell table:formula="of:=IF(ISNUMBER([.E337]);IF([.B338]&gt;=[.B336];[.E337];-1*[.E337]);&quot;nan&quot;)" office:value-type="float" office:value="-0.999999999999099" calcext:value-type="float">
            <text:p>-1,0000000000</text:p>
          </table:table-cell>
          <table:table-cell table:formula="of:=IF(ISNUMBER([.F337]);180*ATAN([.I337])/PI();&quot;nan&quot;)" office:value-type="float" office:value="-44.9999999999742" calcext:value-type="float">
            <text:p>-45,00</text:p>
          </table:table-cell>
          <table:table-cell table:formula="of:=IF(ISNUMBER([.E337]);IF([.B338]&gt;=[.B336];[.G337];[.G337]+180);&quot;nan&quot;)" office:value-type="float" office:value="-44.9999999999742" calcext:value-type="float">
            <text:p>-45,00</text:p>
          </table:table-cell>
          <table:table-cell table:number-columns-repeated="2"/>
          <table:table-cell table:style-name="Default" table:formula="of:=IF(MOD([.$A337];5)=0;[.$A337];&quot;&quot;)" office:value-type="float" office:value="695" calcext:value-type="float">
            <text:p>695</text:p>
          </table:table-cell>
          <table:table-cell table:formula="of:=IF(ISNUMBER([.N337]);[.K337];&quot;&quot;)" office:value-type="float" office:value="-44.9999999999742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0.7346210947" calcext:value-type="float">
            <text:p>0,7346210947</text:p>
          </table:table-cell>
          <table:table-cell office:value-type="float" office:value="0.2653789053" calcext:value-type="float">
            <text:p>0,2653789053</text:p>
          </table:table-cell>
          <table:table-cell/>
          <table:table-cell table:formula="of:=IF(AND(ISNUMBER([.B337]);ISNUMBER([.B339]));([.C339]-[.C337])/([.B339]-[.B337]);&quot;nan&quot;)" office:value-type="float" office:value="-1" calcext:value-type="float">
            <text:p>-1,0000000000</text:p>
          </table:table-cell>
          <table:table-cell table:formula="of:=IF(ISNUMBER([.E338]);ATAN([.E338]);&quot;nan&quot;)" office:value-type="float" office:value="-0.785398163397448" calcext:value-type="float">
            <text:p>-0,7853981634</text:p>
          </table:table-cell>
          <table:table-cell table:formula="of:=IF(ISNUMBER([.F338]);180*[.F338]/PI();&quot;nan&quot;)" office:value-type="float" office:value="-45" calcext:value-type="float">
            <text:p>-45,00</text:p>
          </table:table-cell>
          <table:table-cell/>
          <table:table-cell table:formula="of:=IF(ISNUMBER([.E338]);IF([.B339]&gt;=[.B337];[.E338];-1*[.E338]);&quot;nan&quot;)" office:value-type="float" office:value="-1" calcext:value-type="float">
            <text:p>-1,0000000000</text:p>
          </table:table-cell>
          <table:table-cell table:formula="of:=IF(ISNUMBER([.F338]);180*ATAN([.I338])/PI();&quot;nan&quot;)" office:value-type="float" office:value="-45" calcext:value-type="float">
            <text:p>-45,00</text:p>
          </table:table-cell>
          <table:table-cell table:formula="of:=IF(ISNUMBER([.E338]);IF([.B339]&gt;=[.B337];[.G338];[.G338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38];5)=0;[.$A338];&quot;&quot;)">
            <text:p/>
          </table:table-cell>
          <table:table-cell table:formula="of:=IF(ISNUMBER([.N338]);[.K33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0.7346488968" calcext:value-type="float">
            <text:p>0,7346488968</text:p>
          </table:table-cell>
          <table:table-cell office:value-type="float" office:value="0.2653511032" calcext:value-type="float">
            <text:p>0,2653511032</text:p>
          </table:table-cell>
          <table:table-cell/>
          <table:table-cell table:formula="of:=IF(AND(ISNUMBER([.B338]);ISNUMBER([.B340]));([.C340]-[.C338])/([.B340]-[.B338]);&quot;nan&quot;)" office:value-type="float" office:value="-1.00000000000106" calcext:value-type="float">
            <text:p>-1,0000000000</text:p>
          </table:table-cell>
          <table:table-cell table:formula="of:=IF(ISNUMBER([.E339]);ATAN([.E339]);&quot;nan&quot;)" office:value-type="float" office:value="-0.785398163397979" calcext:value-type="float">
            <text:p>-0,7853981634</text:p>
          </table:table-cell>
          <table:table-cell table:formula="of:=IF(ISNUMBER([.F339]);180*[.F339]/PI();&quot;nan&quot;)" office:value-type="float" office:value="-45.0000000000304" calcext:value-type="float">
            <text:p>-45,00</text:p>
          </table:table-cell>
          <table:table-cell/>
          <table:table-cell table:formula="of:=IF(ISNUMBER([.E339]);IF([.B340]&gt;=[.B338];[.E339];-1*[.E339]);&quot;nan&quot;)" office:value-type="float" office:value="-1.00000000000106" calcext:value-type="float">
            <text:p>-1,0000000000</text:p>
          </table:table-cell>
          <table:table-cell table:formula="of:=IF(ISNUMBER([.F339]);180*ATAN([.I339])/PI();&quot;nan&quot;)" office:value-type="float" office:value="-45.0000000000304" calcext:value-type="float">
            <text:p>-45,00</text:p>
          </table:table-cell>
          <table:table-cell table:formula="of:=IF(ISNUMBER([.E339]);IF([.B340]&gt;=[.B338];[.G339];[.G339]+180);&quot;nan&quot;)" office:value-type="float" office:value="-45.0000000000304" calcext:value-type="float">
            <text:p>-45,00</text:p>
          </table:table-cell>
          <table:table-cell table:number-columns-repeated="2"/>
          <table:table-cell table:style-name="Default" table:formula="of:=IF(MOD([.$A339];5)=0;[.$A339];&quot;&quot;)">
            <text:p/>
          </table:table-cell>
          <table:table-cell table:formula="of:=IF(ISNUMBER([.N339]);[.K33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0.734673378" calcext:value-type="float">
            <text:p>0,7346733780</text:p>
          </table:table-cell>
          <table:table-cell office:value-type="float" office:value="0.265326622" calcext:value-type="float">
            <text:p>0,2653266220</text:p>
          </table:table-cell>
          <table:table-cell/>
          <table:table-cell table:formula="of:=IF(AND(ISNUMBER([.B339]);ISNUMBER([.B341]));([.C341]-[.C339])/([.B341]-[.B339]);&quot;nan&quot;)" office:value-type="float" office:value="-0.999999999998651" calcext:value-type="float">
            <text:p>-1,0000000000</text:p>
          </table:table-cell>
          <table:table-cell table:formula="of:=IF(ISNUMBER([.E340]);ATAN([.E340]);&quot;nan&quot;)" office:value-type="float" office:value="-0.785398163396774" calcext:value-type="float">
            <text:p>-0,7853981634</text:p>
          </table:table-cell>
          <table:table-cell table:formula="of:=IF(ISNUMBER([.F340]);180*[.F340]/PI();&quot;nan&quot;)" office:value-type="float" office:value="-44.9999999999614" calcext:value-type="float">
            <text:p>-45,00</text:p>
          </table:table-cell>
          <table:table-cell/>
          <table:table-cell table:formula="of:=IF(ISNUMBER([.E340]);IF([.B341]&gt;=[.B339];[.E340];-1*[.E340]);&quot;nan&quot;)" office:value-type="float" office:value="-0.999999999998651" calcext:value-type="float">
            <text:p>-1,0000000000</text:p>
          </table:table-cell>
          <table:table-cell table:formula="of:=IF(ISNUMBER([.F340]);180*ATAN([.I340])/PI();&quot;nan&quot;)" office:value-type="float" office:value="-44.9999999999614" calcext:value-type="float">
            <text:p>-45,00</text:p>
          </table:table-cell>
          <table:table-cell table:formula="of:=IF(ISNUMBER([.E340]);IF([.B341]&gt;=[.B339];[.G340];[.G340]+180);&quot;nan&quot;)" office:value-type="float" office:value="-44.9999999999614" calcext:value-type="float">
            <text:p>-45,00</text:p>
          </table:table-cell>
          <table:table-cell table:number-columns-repeated="2"/>
          <table:table-cell table:style-name="Default" table:formula="of:=IF(MOD([.$A340];5)=0;[.$A340];&quot;&quot;)">
            <text:p/>
          </table:table-cell>
          <table:table-cell table:formula="of:=IF(ISNUMBER([.N340]);[.K34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0.7346900454" calcext:value-type="float">
            <text:p>0,7346900454</text:p>
          </table:table-cell>
          <table:table-cell office:value-type="float" office:value="0.2653099546" calcext:value-type="float">
            <text:p>0,2653099546</text:p>
          </table:table-cell>
          <table:table-cell/>
          <table:table-cell table:formula="of:=IF(AND(ISNUMBER([.B340]);ISNUMBER([.B342]));([.C342]-[.C340])/([.B342]-[.B340]);&quot;nan&quot;)" office:value-type="float" office:value="-1" calcext:value-type="float">
            <text:p>-1,0000000000</text:p>
          </table:table-cell>
          <table:table-cell table:formula="of:=IF(ISNUMBER([.E341]);ATAN([.E341]);&quot;nan&quot;)" office:value-type="float" office:value="-0.785398163397448" calcext:value-type="float">
            <text:p>-0,7853981634</text:p>
          </table:table-cell>
          <table:table-cell table:formula="of:=IF(ISNUMBER([.F341]);180*[.F341]/PI();&quot;nan&quot;)" office:value-type="float" office:value="-45" calcext:value-type="float">
            <text:p>-45,00</text:p>
          </table:table-cell>
          <table:table-cell/>
          <table:table-cell table:formula="of:=IF(ISNUMBER([.E341]);IF([.B342]&gt;=[.B340];[.E341];-1*[.E341]);&quot;nan&quot;)" office:value-type="float" office:value="-1" calcext:value-type="float">
            <text:p>-1,0000000000</text:p>
          </table:table-cell>
          <table:table-cell table:formula="of:=IF(ISNUMBER([.F341]);180*ATAN([.I341])/PI();&quot;nan&quot;)" office:value-type="float" office:value="-45" calcext:value-type="float">
            <text:p>-45,00</text:p>
          </table:table-cell>
          <table:table-cell table:formula="of:=IF(ISNUMBER([.E341]);IF([.B342]&gt;=[.B340];[.G341];[.G341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41];5)=0;[.$A341];&quot;&quot;)">
            <text:p/>
          </table:table-cell>
          <table:table-cell table:formula="of:=IF(ISNUMBER([.N341]);[.K34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0.7346900233" calcext:value-type="float">
            <text:p>0,7346900233</text:p>
          </table:table-cell>
          <table:table-cell office:value-type="float" office:value="0.2653099767" calcext:value-type="float">
            <text:p>0,2653099767</text:p>
          </table:table-cell>
          <table:table-cell/>
          <table:table-cell table:formula="of:=IF(AND(ISNUMBER([.B341]);ISNUMBER([.B343]));([.C343]-[.C341])/([.B343]-[.B341]);&quot;nan&quot;)" office:value-type="float" office:value="-0.999999999047836" calcext:value-type="float">
            <text:p>-0,9999999990</text:p>
          </table:table-cell>
          <table:table-cell table:formula="of:=IF(ISNUMBER([.E342]);ATAN([.E342]);&quot;nan&quot;)" office:value-type="float" office:value="-0.785398162921366" calcext:value-type="float">
            <text:p>-0,7853981629</text:p>
          </table:table-cell>
          <table:table-cell table:formula="of:=IF(ISNUMBER([.F342]);180*[.F342]/PI();&quot;nan&quot;)" office:value-type="float" office:value="-44.9999999727225" calcext:value-type="float">
            <text:p>-45,00</text:p>
          </table:table-cell>
          <table:table-cell/>
          <table:table-cell table:formula="of:=IF(ISNUMBER([.E342]);IF([.B343]&gt;=[.B341];[.E342];-1*[.E342]);&quot;nan&quot;)" office:value-type="float" office:value="0.999999999047836" calcext:value-type="float">
            <text:p>0,9999999990</text:p>
          </table:table-cell>
          <table:table-cell table:formula="of:=IF(ISNUMBER([.F342]);180*ATAN([.I342])/PI();&quot;nan&quot;)" office:value-type="float" office:value="44.9999999727225" calcext:value-type="float">
            <text:p>45,00</text:p>
          </table:table-cell>
          <table:table-cell table:formula="of:=IF(ISNUMBER([.E342]);IF([.B343]&gt;=[.B341];[.G342];[.G342]+180);&quot;nan&quot;)" office:value-type="float" office:value="135.000000027277" calcext:value-type="float">
            <text:p>135,00</text:p>
          </table:table-cell>
          <table:table-cell table:number-columns-repeated="2"/>
          <table:table-cell table:style-name="Default" table:formula="of:=IF(MOD([.$A342];5)=0;[.$A342];&quot;&quot;)" office:value-type="float" office:value="700" calcext:value-type="float">
            <text:p>700</text:p>
          </table:table-cell>
          <table:table-cell table:formula="of:=IF(ISNUMBER([.N342]);[.K342];&quot;&quot;)" office:value-type="float" office:value="135.000000027277" calcext:value-type="float">
            <text:p>135,00</text:p>
          </table:table-cell>
          <table:table-cell table:number-columns-repeated="1009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0.7346899871" calcext:value-type="float">
            <text:p>0,7346899871</text:p>
          </table:table-cell>
          <table:table-cell office:value-type="float" office:value="0.2653100129" calcext:value-type="float">
            <text:p>0,2653100129</text:p>
          </table:table-cell>
          <table:table-cell/>
          <table:table-cell table:formula="of:=IF(AND(ISNUMBER([.B342]);ISNUMBER([.B344]));([.C344]-[.C342])/([.B344]-[.B342]);&quot;nan&quot;)" office:value-type="float" office:value="-1.00000000330424" calcext:value-type="float">
            <text:p>-1,0000000033</text:p>
          </table:table-cell>
          <table:table-cell table:formula="of:=IF(ISNUMBER([.E343]);ATAN([.E343]);&quot;nan&quot;)" office:value-type="float" office:value="-0.785398165049566" calcext:value-type="float">
            <text:p>-0,7853981650</text:p>
          </table:table-cell>
          <table:table-cell table:formula="of:=IF(ISNUMBER([.F343]);180*[.F343]/PI();&quot;nan&quot;)" office:value-type="float" office:value="-45.0000000946594" calcext:value-type="float">
            <text:p>-45,00</text:p>
          </table:table-cell>
          <table:table-cell/>
          <table:table-cell table:formula="of:=IF(ISNUMBER([.E343]);IF([.B344]&gt;=[.B342];[.E343];-1*[.E343]);&quot;nan&quot;)" office:value-type="float" office:value="1.00000000330424" calcext:value-type="float">
            <text:p>1,0000000033</text:p>
          </table:table-cell>
          <table:table-cell table:formula="of:=IF(ISNUMBER([.F343]);180*ATAN([.I343])/PI();&quot;nan&quot;)" office:value-type="float" office:value="45.0000000946594" calcext:value-type="float">
            <text:p>45,00</text:p>
          </table:table-cell>
          <table:table-cell table:formula="of:=IF(ISNUMBER([.E343]);IF([.B344]&gt;=[.B342];[.G343];[.G343]+180);&quot;nan&quot;)" office:value-type="float" office:value="134.999999905341" calcext:value-type="float">
            <text:p>135,00</text:p>
          </table:table-cell>
          <table:table-cell table:number-columns-repeated="2"/>
          <table:table-cell table:style-name="Default" table:formula="of:=IF(MOD([.$A343];5)=0;[.$A343];&quot;&quot;)">
            <text:p/>
          </table:table-cell>
          <table:table-cell table:formula="of:=IF(ISNUMBER([.N343]);[.K34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0.7346900065" calcext:value-type="float">
            <text:p>0,7346900065</text:p>
          </table:table-cell>
          <table:table-cell office:value-type="float" office:value="0.2653099935" calcext:value-type="float">
            <text:p>0,2653099935</text:p>
          </table:table-cell>
          <table:table-cell/>
          <table:table-cell table:formula="of:=IF(AND(ISNUMBER([.B343]);ISNUMBER([.B345]));([.C345]-[.C343])/([.B345]-[.B343]);&quot;nan&quot;)" office:value-type="float" office:value="-0.999999997153274" calcext:value-type="float">
            <text:p>-0,9999999972</text:p>
          </table:table-cell>
          <table:table-cell table:formula="of:=IF(ISNUMBER([.E344]);ATAN([.E344]);&quot;nan&quot;)" office:value-type="float" office:value="-0.785398161974085" calcext:value-type="float">
            <text:p>-0,7853981620</text:p>
          </table:table-cell>
          <table:table-cell table:formula="of:=IF(ISNUMBER([.F344]);180*[.F344]/PI();&quot;nan&quot;)" office:value-type="float" office:value="-44.9999999184473" calcext:value-type="float">
            <text:p>-45,00</text:p>
          </table:table-cell>
          <table:table-cell/>
          <table:table-cell table:formula="of:=IF(ISNUMBER([.E344]);IF([.B345]&gt;=[.B343];[.E344];-1*[.E344]);&quot;nan&quot;)" office:value-type="float" office:value="-0.999999997153274" calcext:value-type="float">
            <text:p>-0,9999999972</text:p>
          </table:table-cell>
          <table:table-cell table:formula="of:=IF(ISNUMBER([.F344]);180*ATAN([.I344])/PI();&quot;nan&quot;)" office:value-type="float" office:value="-44.9999999184473" calcext:value-type="float">
            <text:p>-45,00</text:p>
          </table:table-cell>
          <table:table-cell table:formula="of:=IF(ISNUMBER([.E344]);IF([.B345]&gt;=[.B343];[.G344];[.G344]+180);&quot;nan&quot;)" office:value-type="float" office:value="-44.9999999184473" calcext:value-type="float">
            <text:p>-45,00</text:p>
          </table:table-cell>
          <table:table-cell table:number-columns-repeated="2"/>
          <table:table-cell table:style-name="Default" table:formula="of:=IF(MOD([.$A344];5)=0;[.$A344];&quot;&quot;)">
            <text:p/>
          </table:table-cell>
          <table:table-cell table:formula="of:=IF(ISNUMBER([.N344]);[.K34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0.7346900066" calcext:value-type="float">
            <text:p>0,7346900066</text:p>
          </table:table-cell>
          <table:table-cell office:value-type="float" office:value="0.2653099934" calcext:value-type="float">
            <text:p>0,2653099934</text:p>
          </table:table-cell>
          <table:table-cell/>
          <table:table-cell table:formula="of:=IF(AND(ISNUMBER([.B344]);ISNUMBER([.B346]));([.C346]-[.C344])/([.B346]-[.B344]);&quot;nan&quot;)" office:value-type="float" office:value="-1" calcext:value-type="float">
            <text:p>-1,0000000000</text:p>
          </table:table-cell>
          <table:table-cell table:formula="of:=IF(ISNUMBER([.E345]);ATAN([.E345]);&quot;nan&quot;)" office:value-type="float" office:value="-0.785398163397448" calcext:value-type="float">
            <text:p>-0,7853981634</text:p>
          </table:table-cell>
          <table:table-cell table:formula="of:=IF(ISNUMBER([.F345]);180*[.F345]/PI();&quot;nan&quot;)" office:value-type="float" office:value="-45" calcext:value-type="float">
            <text:p>-45,00</text:p>
          </table:table-cell>
          <table:table-cell/>
          <table:table-cell table:formula="of:=IF(ISNUMBER([.E345]);IF([.B346]&gt;=[.B344];[.E345];-1*[.E345]);&quot;nan&quot;)" office:value-type="float" office:value="1" calcext:value-type="float">
            <text:p>1,0000000000</text:p>
          </table:table-cell>
          <table:table-cell table:formula="of:=IF(ISNUMBER([.F345]);180*ATAN([.I345])/PI();&quot;nan&quot;)" office:value-type="float" office:value="45" calcext:value-type="float">
            <text:p>45,00</text:p>
          </table:table-cell>
          <table:table-cell table:formula="of:=IF(ISNUMBER([.E345]);IF([.B346]&gt;=[.B344];[.G345];[.G345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345];5)=0;[.$A345];&quot;&quot;)">
            <text:p/>
          </table:table-cell>
          <table:table-cell table:formula="of:=IF(ISNUMBER([.N345]);[.K34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0.7346899973" calcext:value-type="float">
            <text:p>0,7346899973</text:p>
          </table:table-cell>
          <table:table-cell office:value-type="float" office:value="0.2653100027" calcext:value-type="float">
            <text:p>0,2653100027</text:p>
          </table:table-cell>
          <table:table-cell/>
          <table:table-cell table:formula="of:=IF(AND(ISNUMBER([.B345]);ISNUMBER([.B347]));([.C347]-[.C345])/([.B347]-[.B345]);&quot;nan&quot;)" office:value-type="float" office:value="-1" calcext:value-type="float">
            <text:p>-1,0000000000</text:p>
          </table:table-cell>
          <table:table-cell table:formula="of:=IF(ISNUMBER([.E346]);ATAN([.E346]);&quot;nan&quot;)" office:value-type="float" office:value="-0.785398163397448" calcext:value-type="float">
            <text:p>-0,7853981634</text:p>
          </table:table-cell>
          <table:table-cell table:formula="of:=IF(ISNUMBER([.F346]);180*[.F346]/PI();&quot;nan&quot;)" office:value-type="float" office:value="-45" calcext:value-type="float">
            <text:p>-45,00</text:p>
          </table:table-cell>
          <table:table-cell/>
          <table:table-cell table:formula="of:=IF(ISNUMBER([.E346]);IF([.B347]&gt;=[.B345];[.E346];-1*[.E346]);&quot;nan&quot;)" office:value-type="float" office:value="-1" calcext:value-type="float">
            <text:p>-1,0000000000</text:p>
          </table:table-cell>
          <table:table-cell table:formula="of:=IF(ISNUMBER([.F346]);180*ATAN([.I346])/PI();&quot;nan&quot;)" office:value-type="float" office:value="-45" calcext:value-type="float">
            <text:p>-45,00</text:p>
          </table:table-cell>
          <table:table-cell table:formula="of:=IF(ISNUMBER([.E346]);IF([.B347]&gt;=[.B345];[.G346];[.G346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46];5)=0;[.$A346];&quot;&quot;)">
            <text:p/>
          </table:table-cell>
          <table:table-cell table:formula="of:=IF(ISNUMBER([.N346]);[.K34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0.7346900103" calcext:value-type="float">
            <text:p>0,7346900103</text:p>
          </table:table-cell>
          <table:table-cell office:value-type="float" office:value="0.2653099897" calcext:value-type="float">
            <text:p>0,2653099897</text:p>
          </table:table-cell>
          <table:table-cell/>
          <table:table-cell table:formula="of:=IF(AND(ISNUMBER([.B346]);ISNUMBER([.B348]));([.C348]-[.C346])/([.B348]-[.B346]);&quot;nan&quot;)" office:value-type="float" office:value="-1.00000001233581" calcext:value-type="float">
            <text:p>-1,0000000123</text:p>
          </table:table-cell>
          <table:table-cell table:formula="of:=IF(ISNUMBER([.E347]);ATAN([.E347]);&quot;nan&quot;)" office:value-type="float" office:value="-0.785398169565354" calcext:value-type="float">
            <text:p>-0,7853981696</text:p>
          </table:table-cell>
          <table:table-cell table:formula="of:=IF(ISNUMBER([.F347]);180*[.F347]/PI();&quot;nan&quot;)" office:value-type="float" office:value="-45.000000353395" calcext:value-type="float">
            <text:p>-45,00</text:p>
          </table:table-cell>
          <table:table-cell/>
          <table:table-cell table:formula="of:=IF(ISNUMBER([.E347]);IF([.B348]&gt;=[.B346];[.E347];-1*[.E347]);&quot;nan&quot;)" office:value-type="float" office:value="-1.00000001233581" calcext:value-type="float">
            <text:p>-1,0000000123</text:p>
          </table:table-cell>
          <table:table-cell table:formula="of:=IF(ISNUMBER([.F347]);180*ATAN([.I347])/PI();&quot;nan&quot;)" office:value-type="float" office:value="-45.000000353395" calcext:value-type="float">
            <text:p>-45,00</text:p>
          </table:table-cell>
          <table:table-cell table:formula="of:=IF(ISNUMBER([.E347]);IF([.B348]&gt;=[.B346];[.G347];[.G347]+180);&quot;nan&quot;)" office:value-type="float" office:value="-45.000000353395" calcext:value-type="float">
            <text:p>-45,00</text:p>
          </table:table-cell>
          <table:table-cell table:number-columns-repeated="2"/>
          <table:table-cell table:style-name="Default" table:formula="of:=IF(MOD([.$A347];5)=0;[.$A347];&quot;&quot;)" office:value-type="float" office:value="705" calcext:value-type="float">
            <text:p>705</text:p>
          </table:table-cell>
          <table:table-cell table:formula="of:=IF(ISNUMBER([.N347]);[.K347];&quot;&quot;)" office:value-type="float" office:value="-45.000000353395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0.7346900018" calcext:value-type="float">
            <text:p>0,7346900018</text:p>
          </table:table-cell>
          <table:table-cell office:value-type="float" office:value="0.2653099982" calcext:value-type="float">
            <text:p>0,2653099982</text:p>
          </table:table-cell>
          <table:table-cell/>
          <table:table-cell table:formula="of:=IF(AND(ISNUMBER([.B347]);ISNUMBER([.B349]));([.C349]-[.C347])/([.B349]-[.B347]);&quot;nan&quot;)" office:value-type="float" office:value="-0.999999997278865" calcext:value-type="float">
            <text:p>-0,9999999973</text:p>
          </table:table-cell>
          <table:table-cell table:formula="of:=IF(ISNUMBER([.E348]);ATAN([.E348]);&quot;nan&quot;)" office:value-type="float" office:value="-0.785398162036881" calcext:value-type="float">
            <text:p>-0,7853981620</text:p>
          </table:table-cell>
          <table:table-cell table:formula="of:=IF(ISNUMBER([.F348]);180*[.F348]/PI();&quot;nan&quot;)" office:value-type="float" office:value="-44.9999999220452" calcext:value-type="float">
            <text:p>-45,00</text:p>
          </table:table-cell>
          <table:table-cell/>
          <table:table-cell table:formula="of:=IF(ISNUMBER([.E348]);IF([.B349]&gt;=[.B347];[.E348];-1*[.E348]);&quot;nan&quot;)" office:value-type="float" office:value="0.999999997278865" calcext:value-type="float">
            <text:p>0,9999999973</text:p>
          </table:table-cell>
          <table:table-cell table:formula="of:=IF(ISNUMBER([.F348]);180*ATAN([.I348])/PI();&quot;nan&quot;)" office:value-type="float" office:value="44.9999999220452" calcext:value-type="float">
            <text:p>45,00</text:p>
          </table:table-cell>
          <table:table-cell table:formula="of:=IF(ISNUMBER([.E348]);IF([.B349]&gt;=[.B347];[.G348];[.G348]+180);&quot;nan&quot;)" office:value-type="float" office:value="135.000000077955" calcext:value-type="float">
            <text:p>135,00</text:p>
          </table:table-cell>
          <table:table-cell table:number-columns-repeated="2"/>
          <table:table-cell table:style-name="Default" table:formula="of:=IF(MOD([.$A348];5)=0;[.$A348];&quot;&quot;)">
            <text:p/>
          </table:table-cell>
          <table:table-cell table:formula="of:=IF(ISNUMBER([.N348]);[.K34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0.7346899899" calcext:value-type="float">
            <text:p>0,7346899899</text:p>
          </table:table-cell>
          <table:table-cell office:value-type="float" office:value="0.2653100101" calcext:value-type="float">
            <text:p>0,2653100101</text:p>
          </table:table-cell>
          <table:table-cell/>
          <table:table-cell table:formula="of:=IF(AND(ISNUMBER([.B348]);ISNUMBER([.B350]));([.C350]-[.C348])/([.B350]-[.B348]);&quot;nan&quot;)" office:value-type="float" office:value="-1.00000002581914" calcext:value-type="float">
            <text:p>-1,0000000258</text:p>
          </table:table-cell>
          <table:table-cell table:formula="of:=IF(ISNUMBER([.E349]);ATAN([.E349]);&quot;nan&quot;)" office:value-type="float" office:value="-0.785398176307018" calcext:value-type="float">
            <text:p>-0,7853981763</text:p>
          </table:table-cell>
          <table:table-cell table:formula="of:=IF(ISNUMBER([.F349]);180*[.F349]/PI();&quot;nan&quot;)" office:value-type="float" office:value="-45.0000007396639" calcext:value-type="float">
            <text:p>-45,00</text:p>
          </table:table-cell>
          <table:table-cell/>
          <table:table-cell table:formula="of:=IF(ISNUMBER([.E349]);IF([.B350]&gt;=[.B348];[.E349];-1*[.E349]);&quot;nan&quot;)" office:value-type="float" office:value="1.00000002581914" calcext:value-type="float">
            <text:p>1,0000000258</text:p>
          </table:table-cell>
          <table:table-cell table:formula="of:=IF(ISNUMBER([.F349]);180*ATAN([.I349])/PI();&quot;nan&quot;)" office:value-type="float" office:value="45.0000007396639" calcext:value-type="float">
            <text:p>45,00</text:p>
          </table:table-cell>
          <table:table-cell table:formula="of:=IF(ISNUMBER([.E349]);IF([.B350]&gt;=[.B348];[.G349];[.G349]+180);&quot;nan&quot;)" office:value-type="float" office:value="134.999999260336" calcext:value-type="float">
            <text:p>135,00</text:p>
          </table:table-cell>
          <table:table-cell table:number-columns-repeated="2"/>
          <table:table-cell table:style-name="Default" table:formula="of:=IF(MOD([.$A349];5)=0;[.$A349];&quot;&quot;)">
            <text:p/>
          </table:table-cell>
          <table:table-cell table:formula="of:=IF(ISNUMBER([.N349]);[.K34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0.7346899975" calcext:value-type="float">
            <text:p>0,7346899975</text:p>
          </table:table-cell>
          <table:table-cell office:value-type="float" office:value="0.2653100025" calcext:value-type="float">
            <text:p>0,2653100025</text:p>
          </table:table-cell>
          <table:table-cell/>
          <table:table-cell table:formula="of:=IF(AND(ISNUMBER([.B349]);ISNUMBER([.B351]));([.C351]-[.C349])/([.B351]-[.B349]);&quot;nan&quot;)" office:value-type="float" office:value="-1" calcext:value-type="float">
            <text:p>-1,0000000000</text:p>
          </table:table-cell>
          <table:table-cell table:formula="of:=IF(ISNUMBER([.E350]);ATAN([.E350]);&quot;nan&quot;)" office:value-type="float" office:value="-0.785398163397448" calcext:value-type="float">
            <text:p>-0,7853981634</text:p>
          </table:table-cell>
          <table:table-cell table:formula="of:=IF(ISNUMBER([.F350]);180*[.F350]/PI();&quot;nan&quot;)" office:value-type="float" office:value="-45" calcext:value-type="float">
            <text:p>-45,00</text:p>
          </table:table-cell>
          <table:table-cell/>
          <table:table-cell table:formula="of:=IF(ISNUMBER([.E350]);IF([.B351]&gt;=[.B349];[.E350];-1*[.E350]);&quot;nan&quot;)" office:value-type="float" office:value="-1" calcext:value-type="float">
            <text:p>-1,0000000000</text:p>
          </table:table-cell>
          <table:table-cell table:formula="of:=IF(ISNUMBER([.F350]);180*ATAN([.I350])/PI();&quot;nan&quot;)" office:value-type="float" office:value="-45" calcext:value-type="float">
            <text:p>-45,00</text:p>
          </table:table-cell>
          <table:table-cell table:formula="of:=IF(ISNUMBER([.E350]);IF([.B351]&gt;=[.B349];[.G350];[.G350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50];5)=0;[.$A350];&quot;&quot;)">
            <text:p/>
          </table:table-cell>
          <table:table-cell table:formula="of:=IF(ISNUMBER([.N350]);[.K35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0.734690015" calcext:value-type="float">
            <text:p>0,7346900150</text:p>
          </table:table-cell>
          <table:table-cell office:value-type="float" office:value="0.265309985" calcext:value-type="float">
            <text:p>0,2653099850</text:p>
          </table:table-cell>
          <table:table-cell/>
          <table:table-cell table:formula="of:=IF(AND(ISNUMBER([.B350]);ISNUMBER([.B352]));([.C352]-[.C350])/([.B352]-[.B350]);&quot;nan&quot;)" office:value-type="float" office:value="-0.999999988062118" calcext:value-type="float">
            <text:p>-0,9999999881</text:p>
          </table:table-cell>
          <table:table-cell table:formula="of:=IF(ISNUMBER([.E351]);ATAN([.E351]);&quot;nan&quot;)" office:value-type="float" office:value="-0.785398157428507" calcext:value-type="float">
            <text:p>-0,7853981574</text:p>
          </table:table-cell>
          <table:table-cell table:formula="of:=IF(ISNUMBER([.F351]);180*[.F351]/PI();&quot;nan&quot;)" office:value-type="float" office:value="-44.9999996580049" calcext:value-type="float">
            <text:p>-45,00</text:p>
          </table:table-cell>
          <table:table-cell/>
          <table:table-cell table:formula="of:=IF(ISNUMBER([.E351]);IF([.B352]&gt;=[.B350];[.E351];-1*[.E351]);&quot;nan&quot;)" office:value-type="float" office:value="0.999999988062118" calcext:value-type="float">
            <text:p>0,9999999881</text:p>
          </table:table-cell>
          <table:table-cell table:formula="of:=IF(ISNUMBER([.F351]);180*ATAN([.I351])/PI();&quot;nan&quot;)" office:value-type="float" office:value="44.9999996580049" calcext:value-type="float">
            <text:p>45,00</text:p>
          </table:table-cell>
          <table:table-cell table:formula="of:=IF(ISNUMBER([.E351]);IF([.B352]&gt;=[.B350];[.G351];[.G351]+180);&quot;nan&quot;)" office:value-type="float" office:value="135.000000341995" calcext:value-type="float">
            <text:p>135,00</text:p>
          </table:table-cell>
          <table:table-cell table:number-columns-repeated="2"/>
          <table:table-cell table:style-name="Default" table:formula="of:=IF(MOD([.$A351];5)=0;[.$A351];&quot;&quot;)">
            <text:p/>
          </table:table-cell>
          <table:table-cell table:formula="of:=IF(ISNUMBER([.N351]);[.K35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0.7346899882" calcext:value-type="float">
            <text:p>0,7346899882</text:p>
          </table:table-cell>
          <table:table-cell office:value-type="float" office:value="0.2653100118" calcext:value-type="float">
            <text:p>0,2653100118</text:p>
          </table:table-cell>
          <table:table-cell/>
          <table:table-cell table:formula="of:=IF(AND(ISNUMBER([.B351]);ISNUMBER([.B353]));([.C353]-[.C351])/([.B353]-[.B351]);&quot;nan&quot;)" office:value-type="float" office:value="-1" calcext:value-type="float">
            <text:p>-1,0000000000</text:p>
          </table:table-cell>
          <table:table-cell table:formula="of:=IF(ISNUMBER([.E352]);ATAN([.E352]);&quot;nan&quot;)" office:value-type="float" office:value="-0.785398163397448" calcext:value-type="float">
            <text:p>-0,7853981634</text:p>
          </table:table-cell>
          <table:table-cell table:formula="of:=IF(ISNUMBER([.F352]);180*[.F352]/PI();&quot;nan&quot;)" office:value-type="float" office:value="-45" calcext:value-type="float">
            <text:p>-45,00</text:p>
          </table:table-cell>
          <table:table-cell/>
          <table:table-cell table:formula="of:=IF(ISNUMBER([.E352]);IF([.B353]&gt;=[.B351];[.E352];-1*[.E352]);&quot;nan&quot;)" office:value-type="float" office:value="1" calcext:value-type="float">
            <text:p>1,0000000000</text:p>
          </table:table-cell>
          <table:table-cell table:formula="of:=IF(ISNUMBER([.F352]);180*ATAN([.I352])/PI();&quot;nan&quot;)" office:value-type="float" office:value="45" calcext:value-type="float">
            <text:p>45,00</text:p>
          </table:table-cell>
          <table:table-cell table:formula="of:=IF(ISNUMBER([.E352]);IF([.B353]&gt;=[.B351];[.G352];[.G352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352];5)=0;[.$A352];&quot;&quot;)" office:value-type="float" office:value="710" calcext:value-type="float">
            <text:p>710</text:p>
          </table:table-cell>
          <table:table-cell table:formula="of:=IF(ISNUMBER([.N352]);[.K352];&quot;&quot;)" office:value-type="float" office:value="135" calcext:value-type="float">
            <text:p>135,00</text:p>
          </table:table-cell>
          <table:table-cell table:number-columns-repeated="1009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0.734690014" calcext:value-type="float">
            <text:p>0,7346900140</text:p>
          </table:table-cell>
          <table:table-cell office:value-type="float" office:value="0.265309986" calcext:value-type="float">
            <text:p>0,2653099860</text:p>
          </table:table-cell>
          <table:table-cell/>
          <table:table-cell table:formula="of:=IF(AND(ISNUMBER([.B352]);ISNUMBER([.B354]));([.C354]-[.C352])/([.B354]-[.B352]);&quot;nan&quot;)" office:value-type="float" office:value="-1" calcext:value-type="float">
            <text:p>-1,0000000000</text:p>
          </table:table-cell>
          <table:table-cell table:formula="of:=IF(ISNUMBER([.E353]);ATAN([.E353]);&quot;nan&quot;)" office:value-type="float" office:value="-0.785398163397448" calcext:value-type="float">
            <text:p>-0,7853981634</text:p>
          </table:table-cell>
          <table:table-cell table:formula="of:=IF(ISNUMBER([.F353]);180*[.F353]/PI();&quot;nan&quot;)" office:value-type="float" office:value="-45" calcext:value-type="float">
            <text:p>-45,00</text:p>
          </table:table-cell>
          <table:table-cell/>
          <table:table-cell table:formula="of:=IF(ISNUMBER([.E353]);IF([.B354]&gt;=[.B352];[.E353];-1*[.E353]);&quot;nan&quot;)" office:value-type="float" office:value="-1" calcext:value-type="float">
            <text:p>-1,0000000000</text:p>
          </table:table-cell>
          <table:table-cell table:formula="of:=IF(ISNUMBER([.F353]);180*ATAN([.I353])/PI();&quot;nan&quot;)" office:value-type="float" office:value="-45" calcext:value-type="float">
            <text:p>-45,00</text:p>
          </table:table-cell>
          <table:table-cell table:formula="of:=IF(ISNUMBER([.E353]);IF([.B354]&gt;=[.B352];[.G353];[.G353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53];5)=0;[.$A353];&quot;&quot;)">
            <text:p/>
          </table:table-cell>
          <table:table-cell table:formula="of:=IF(ISNUMBER([.N353]);[.K35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0.7346900168" calcext:value-type="float">
            <text:p>0,7346900168</text:p>
          </table:table-cell>
          <table:table-cell office:value-type="float" office:value="0.2653099832" calcext:value-type="float">
            <text:p>0,2653099832</text:p>
          </table:table-cell>
          <table:table-cell/>
          <table:table-cell table:formula="of:=IF(AND(ISNUMBER([.B353]);ISNUMBER([.B355]));([.C355]-[.C353])/([.B355]-[.B353]);&quot;nan&quot;)" office:value-type="float" office:value="-1" calcext:value-type="float">
            <text:p>-1,0000000000</text:p>
          </table:table-cell>
          <table:table-cell table:formula="of:=IF(ISNUMBER([.E354]);ATAN([.E354]);&quot;nan&quot;)" office:value-type="float" office:value="-0.785398163397448" calcext:value-type="float">
            <text:p>-0,7853981634</text:p>
          </table:table-cell>
          <table:table-cell table:formula="of:=IF(ISNUMBER([.F354]);180*[.F354]/PI();&quot;nan&quot;)" office:value-type="float" office:value="-45" calcext:value-type="float">
            <text:p>-45,00</text:p>
          </table:table-cell>
          <table:table-cell/>
          <table:table-cell table:formula="of:=IF(ISNUMBER([.E354]);IF([.B355]&gt;=[.B353];[.E354];-1*[.E354]);&quot;nan&quot;)" office:value-type="float" office:value="1" calcext:value-type="float">
            <text:p>1,0000000000</text:p>
          </table:table-cell>
          <table:table-cell table:formula="of:=IF(ISNUMBER([.F354]);180*ATAN([.I354])/PI();&quot;nan&quot;)" office:value-type="float" office:value="45" calcext:value-type="float">
            <text:p>45,00</text:p>
          </table:table-cell>
          <table:table-cell table:formula="of:=IF(ISNUMBER([.E354]);IF([.B355]&gt;=[.B353];[.G354];[.G354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354];5)=0;[.$A354];&quot;&quot;)">
            <text:p/>
          </table:table-cell>
          <table:table-cell table:formula="of:=IF(ISNUMBER([.N354]);[.K35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float" office:value="0.7346899873" calcext:value-type="float">
            <text:p>0,7346899873</text:p>
          </table:table-cell>
          <table:table-cell office:value-type="float" office:value="0.2653100127" calcext:value-type="float">
            <text:p>0,2653100127</text:p>
          </table:table-cell>
          <table:table-cell/>
          <table:table-cell table:formula="of:=IF(AND(ISNUMBER([.B354]);ISNUMBER([.B356]));([.C356]-[.C354])/([.B356]-[.B354]);&quot;nan&quot;)" office:value-type="float" office:value="-1" calcext:value-type="float">
            <text:p>-1,0000000000</text:p>
          </table:table-cell>
          <table:table-cell table:formula="of:=IF(ISNUMBER([.E355]);ATAN([.E355]);&quot;nan&quot;)" office:value-type="float" office:value="-0.785398163397448" calcext:value-type="float">
            <text:p>-0,7853981634</text:p>
          </table:table-cell>
          <table:table-cell table:formula="of:=IF(ISNUMBER([.F355]);180*[.F355]/PI();&quot;nan&quot;)" office:value-type="float" office:value="-45" calcext:value-type="float">
            <text:p>-45,00</text:p>
          </table:table-cell>
          <table:table-cell/>
          <table:table-cell table:formula="of:=IF(ISNUMBER([.E355]);IF([.B356]&gt;=[.B354];[.E355];-1*[.E355]);&quot;nan&quot;)" office:value-type="float" office:value="1" calcext:value-type="float">
            <text:p>1,0000000000</text:p>
          </table:table-cell>
          <table:table-cell table:formula="of:=IF(ISNUMBER([.F355]);180*ATAN([.I355])/PI();&quot;nan&quot;)" office:value-type="float" office:value="45" calcext:value-type="float">
            <text:p>45,00</text:p>
          </table:table-cell>
          <table:table-cell table:formula="of:=IF(ISNUMBER([.E355]);IF([.B356]&gt;=[.B354];[.G355];[.G355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355];5)=0;[.$A355];&quot;&quot;)">
            <text:p/>
          </table:table-cell>
          <table:table-cell table:formula="of:=IF(ISNUMBER([.N355]);[.K35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0.7346899925" calcext:value-type="float">
            <text:p>0,7346899925</text:p>
          </table:table-cell>
          <table:table-cell office:value-type="float" office:value="0.2653100075" calcext:value-type="float">
            <text:p>0,2653100075</text:p>
          </table:table-cell>
          <table:table-cell/>
          <table:table-cell table:formula="of:=IF(AND(ISNUMBER([.B355]);ISNUMBER([.B357]));([.C357]-[.C355])/([.B357]-[.B355]);&quot;nan&quot;)" office:value-type="float" office:value="-1" calcext:value-type="float">
            <text:p>-1,0000000000</text:p>
          </table:table-cell>
          <table:table-cell table:formula="of:=IF(ISNUMBER([.E356]);ATAN([.E356]);&quot;nan&quot;)" office:value-type="float" office:value="-0.785398163397448" calcext:value-type="float">
            <text:p>-0,7853981634</text:p>
          </table:table-cell>
          <table:table-cell table:formula="of:=IF(ISNUMBER([.F356]);180*[.F356]/PI();&quot;nan&quot;)" office:value-type="float" office:value="-45" calcext:value-type="float">
            <text:p>-45,00</text:p>
          </table:table-cell>
          <table:table-cell/>
          <table:table-cell table:formula="of:=IF(ISNUMBER([.E356]);IF([.B357]&gt;=[.B355];[.E356];-1*[.E356]);&quot;nan&quot;)" office:value-type="float" office:value="-1" calcext:value-type="float">
            <text:p>-1,0000000000</text:p>
          </table:table-cell>
          <table:table-cell table:formula="of:=IF(ISNUMBER([.F356]);180*ATAN([.I356])/PI();&quot;nan&quot;)" office:value-type="float" office:value="-45" calcext:value-type="float">
            <text:p>-45,00</text:p>
          </table:table-cell>
          <table:table-cell table:formula="of:=IF(ISNUMBER([.E356]);IF([.B357]&gt;=[.B355];[.G356];[.G356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56];5)=0;[.$A356];&quot;&quot;)">
            <text:p/>
          </table:table-cell>
          <table:table-cell table:formula="of:=IF(ISNUMBER([.N356]);[.K35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0.7346900137" calcext:value-type="float">
            <text:p>0,7346900137</text:p>
          </table:table-cell>
          <table:table-cell office:value-type="float" office:value="0.2653099863" calcext:value-type="float">
            <text:p>0,2653099863</text:p>
          </table:table-cell>
          <table:table-cell/>
          <table:table-cell table:formula="of:=IF(AND(ISNUMBER([.B356]);ISNUMBER([.B358]));([.C358]-[.C356])/([.B358]-[.B356]);&quot;nan&quot;)" office:value-type="float" office:value="-0.999999995576801" calcext:value-type="float">
            <text:p>-0,9999999956</text:p>
          </table:table-cell>
          <table:table-cell table:formula="of:=IF(ISNUMBER([.E357]);ATAN([.E357]);&quot;nan&quot;)" office:value-type="float" office:value="-0.785398161185849" calcext:value-type="float">
            <text:p>-0,7853981612</text:p>
          </table:table-cell>
          <table:table-cell table:formula="of:=IF(ISNUMBER([.F357]);180*[.F357]/PI();&quot;nan&quot;)" office:value-type="float" office:value="-44.9999998732847" calcext:value-type="float">
            <text:p>-45,00</text:p>
          </table:table-cell>
          <table:table-cell/>
          <table:table-cell table:formula="of:=IF(ISNUMBER([.E357]);IF([.B358]&gt;=[.B356];[.E357];-1*[.E357]);&quot;nan&quot;)" office:value-type="float" office:value="-0.999999995576801" calcext:value-type="float">
            <text:p>-0,9999999956</text:p>
          </table:table-cell>
          <table:table-cell table:formula="of:=IF(ISNUMBER([.F357]);180*ATAN([.I357])/PI();&quot;nan&quot;)" office:value-type="float" office:value="-44.9999998732847" calcext:value-type="float">
            <text:p>-45,00</text:p>
          </table:table-cell>
          <table:table-cell table:formula="of:=IF(ISNUMBER([.E357]);IF([.B358]&gt;=[.B356];[.G357];[.G357]+180);&quot;nan&quot;)" office:value-type="float" office:value="-44.9999998732847" calcext:value-type="float">
            <text:p>-45,00</text:p>
          </table:table-cell>
          <table:table-cell table:number-columns-repeated="2"/>
          <table:table-cell table:style-name="Default" table:formula="of:=IF(MOD([.$A357];5)=0;[.$A357];&quot;&quot;)" office:value-type="float" office:value="715" calcext:value-type="float">
            <text:p>715</text:p>
          </table:table-cell>
          <table:table-cell table:formula="of:=IF(ISNUMBER([.N357]);[.K357];&quot;&quot;)" office:value-type="float" office:value="-44.9999998732847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0.7346900176" calcext:value-type="float">
            <text:p>0,7346900176</text:p>
          </table:table-cell>
          <table:table-cell office:value-type="float" office:value="0.2653099824" calcext:value-type="float">
            <text:p>0,2653099824</text:p>
          </table:table-cell>
          <table:table-cell/>
          <table:table-cell table:formula="of:=IF(AND(ISNUMBER([.B357]);ISNUMBER([.B359]));([.C359]-[.C357])/([.B359]-[.B357]);&quot;nan&quot;)" office:value-type="float" office:value="-1" calcext:value-type="float">
            <text:p>-1,0000000000</text:p>
          </table:table-cell>
          <table:table-cell table:formula="of:=IF(ISNUMBER([.E358]);ATAN([.E358]);&quot;nan&quot;)" office:value-type="float" office:value="-0.785398163397448" calcext:value-type="float">
            <text:p>-0,7853981634</text:p>
          </table:table-cell>
          <table:table-cell table:formula="of:=IF(ISNUMBER([.F358]);180*[.F358]/PI();&quot;nan&quot;)" office:value-type="float" office:value="-45" calcext:value-type="float">
            <text:p>-45,00</text:p>
          </table:table-cell>
          <table:table-cell/>
          <table:table-cell table:formula="of:=IF(ISNUMBER([.E358]);IF([.B359]&gt;=[.B357];[.E358];-1*[.E358]);&quot;nan&quot;)" office:value-type="float" office:value="1" calcext:value-type="float">
            <text:p>1,0000000000</text:p>
          </table:table-cell>
          <table:table-cell table:formula="of:=IF(ISNUMBER([.F358]);180*ATAN([.I358])/PI();&quot;nan&quot;)" office:value-type="float" office:value="45" calcext:value-type="float">
            <text:p>45,00</text:p>
          </table:table-cell>
          <table:table-cell table:formula="of:=IF(ISNUMBER([.E358]);IF([.B359]&gt;=[.B357];[.G358];[.G358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358];5)=0;[.$A358];&quot;&quot;)">
            <text:p/>
          </table:table-cell>
          <table:table-cell table:formula="of:=IF(ISNUMBER([.N358]);[.K35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0.7346900031" calcext:value-type="float">
            <text:p>0,7346900031</text:p>
          </table:table-cell>
          <table:table-cell office:value-type="float" office:value="0.2653099969" calcext:value-type="float">
            <text:p>0,2653099969</text:p>
          </table:table-cell>
          <table:table-cell/>
          <table:table-cell table:formula="of:=IF(AND(ISNUMBER([.B358]);ISNUMBER([.B360]));([.C360]-[.C358])/([.B360]-[.B358]);&quot;nan&quot;)" office:value-type="float" office:value="-0.999999998376867" calcext:value-type="float">
            <text:p>-0,9999999984</text:p>
          </table:table-cell>
          <table:table-cell table:formula="of:=IF(ISNUMBER([.E359]);ATAN([.E359]);&quot;nan&quot;)" office:value-type="float" office:value="-0.785398162585882" calcext:value-type="float">
            <text:p>-0,7853981626</text:p>
          </table:table-cell>
          <table:table-cell table:formula="of:=IF(ISNUMBER([.F359]);180*[.F359]/PI();&quot;nan&quot;)" office:value-type="float" office:value="-44.9999999535007" calcext:value-type="float">
            <text:p>-45,00</text:p>
          </table:table-cell>
          <table:table-cell/>
          <table:table-cell table:formula="of:=IF(ISNUMBER([.E359]);IF([.B360]&gt;=[.B358];[.E359];-1*[.E359]);&quot;nan&quot;)" office:value-type="float" office:value="0.999999998376867" calcext:value-type="float">
            <text:p>0,9999999984</text:p>
          </table:table-cell>
          <table:table-cell table:formula="of:=IF(ISNUMBER([.F359]);180*ATAN([.I359])/PI();&quot;nan&quot;)" office:value-type="float" office:value="44.9999999535007" calcext:value-type="float">
            <text:p>45,00</text:p>
          </table:table-cell>
          <table:table-cell table:formula="of:=IF(ISNUMBER([.E359]);IF([.B360]&gt;=[.B358];[.G359];[.G359]+180);&quot;nan&quot;)" office:value-type="float" office:value="135.000000046499" calcext:value-type="float">
            <text:p>135,00</text:p>
          </table:table-cell>
          <table:table-cell table:number-columns-repeated="2"/>
          <table:table-cell table:style-name="Default" table:formula="of:=IF(MOD([.$A359];5)=0;[.$A359];&quot;&quot;)">
            <text:p/>
          </table:table-cell>
          <table:table-cell table:formula="of:=IF(ISNUMBER([.N359]);[.K35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0.7346899834" calcext:value-type="float">
            <text:p>0,7346899834</text:p>
          </table:table-cell>
          <table:table-cell office:value-type="float" office:value="0.2653100166" calcext:value-type="float">
            <text:p>0,2653100166</text:p>
          </table:table-cell>
          <table:table-cell/>
          <table:table-cell table:formula="of:=IF(AND(ISNUMBER([.B359]);ISNUMBER([.B361]));([.C361]-[.C359])/([.B361]-[.B359]);&quot;nan&quot;)" office:value-type="float" office:value="-1" calcext:value-type="float">
            <text:p>-1,0000000000</text:p>
          </table:table-cell>
          <table:table-cell table:formula="of:=IF(ISNUMBER([.E360]);ATAN([.E360]);&quot;nan&quot;)" office:value-type="float" office:value="-0.785398163397448" calcext:value-type="float">
            <text:p>-0,7853981634</text:p>
          </table:table-cell>
          <table:table-cell table:formula="of:=IF(ISNUMBER([.F360]);180*[.F360]/PI();&quot;nan&quot;)" office:value-type="float" office:value="-45" calcext:value-type="float">
            <text:p>-45,00</text:p>
          </table:table-cell>
          <table:table-cell/>
          <table:table-cell table:formula="of:=IF(ISNUMBER([.E360]);IF([.B361]&gt;=[.B359];[.E360];-1*[.E360]);&quot;nan&quot;)" office:value-type="float" office:value="1" calcext:value-type="float">
            <text:p>1,0000000000</text:p>
          </table:table-cell>
          <table:table-cell table:formula="of:=IF(ISNUMBER([.F360]);180*ATAN([.I360])/PI();&quot;nan&quot;)" office:value-type="float" office:value="45" calcext:value-type="float">
            <text:p>45,00</text:p>
          </table:table-cell>
          <table:table-cell table:formula="of:=IF(ISNUMBER([.E360]);IF([.B361]&gt;=[.B359];[.G360];[.G360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360];5)=0;[.$A360];&quot;&quot;)">
            <text:p/>
          </table:table-cell>
          <table:table-cell table:formula="of:=IF(ISNUMBER([.N360]);[.K36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0.7346899761" calcext:value-type="float">
            <text:p>0,7346899761</text:p>
          </table:table-cell>
          <table:table-cell office:value-type="float" office:value="0.2653100239" calcext:value-type="float">
            <text:p>0,2653100239</text:p>
          </table:table-cell>
          <table:table-cell/>
          <table:table-cell table:formula="of:=IF(AND(ISNUMBER([.B360]);ISNUMBER([.B362]));([.C362]-[.C360])/([.B362]-[.B360]);&quot;nan&quot;)" office:value-type="float" office:value="-1" calcext:value-type="float">
            <text:p>-1,0000000000</text:p>
          </table:table-cell>
          <table:table-cell table:formula="of:=IF(ISNUMBER([.E361]);ATAN([.E361]);&quot;nan&quot;)" office:value-type="float" office:value="-0.785398163397448" calcext:value-type="float">
            <text:p>-0,7853981634</text:p>
          </table:table-cell>
          <table:table-cell table:formula="of:=IF(ISNUMBER([.F361]);180*[.F361]/PI();&quot;nan&quot;)" office:value-type="float" office:value="-45" calcext:value-type="float">
            <text:p>-45,00</text:p>
          </table:table-cell>
          <table:table-cell/>
          <table:table-cell table:formula="of:=IF(ISNUMBER([.E361]);IF([.B362]&gt;=[.B360];[.E361];-1*[.E361]);&quot;nan&quot;)" office:value-type="float" office:value="-1" calcext:value-type="float">
            <text:p>-1,0000000000</text:p>
          </table:table-cell>
          <table:table-cell table:formula="of:=IF(ISNUMBER([.F361]);180*ATAN([.I361])/PI();&quot;nan&quot;)" office:value-type="float" office:value="-45" calcext:value-type="float">
            <text:p>-45,00</text:p>
          </table:table-cell>
          <table:table-cell table:formula="of:=IF(ISNUMBER([.E361]);IF([.B362]&gt;=[.B360];[.G361];[.G361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61];5)=0;[.$A361];&quot;&quot;)">
            <text:p/>
          </table:table-cell>
          <table:table-cell table:formula="of:=IF(ISNUMBER([.N361]);[.K36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0.7346900041" calcext:value-type="float">
            <text:p>0,7346900041</text:p>
          </table:table-cell>
          <table:table-cell office:value-type="float" office:value="0.2653099959" calcext:value-type="float">
            <text:p>0,2653099959</text:p>
          </table:table-cell>
          <table:table-cell/>
          <table:table-cell table:formula="of:=IF(AND(ISNUMBER([.B361]);ISNUMBER([.B363]));([.C363]-[.C361])/([.B363]-[.B361]);&quot;nan&quot;)" office:value-type="float" office:value="-0.999999995214556" calcext:value-type="float">
            <text:p>-0,9999999952</text:p>
          </table:table-cell>
          <table:table-cell table:formula="of:=IF(ISNUMBER([.E362]);ATAN([.E362]);&quot;nan&quot;)" office:value-type="float" office:value="-0.785398161004726" calcext:value-type="float">
            <text:p>-0,7853981610</text:p>
          </table:table-cell>
          <table:table-cell table:formula="of:=IF(ISNUMBER([.F362]);180*[.F362]/PI();&quot;nan&quot;)" office:value-type="float" office:value="-44.9999998629071" calcext:value-type="float">
            <text:p>-45,00</text:p>
          </table:table-cell>
          <table:table-cell/>
          <table:table-cell table:formula="of:=IF(ISNUMBER([.E362]);IF([.B363]&gt;=[.B361];[.E362];-1*[.E362]);&quot;nan&quot;)" office:value-type="float" office:value="-0.999999995214556" calcext:value-type="float">
            <text:p>-0,9999999952</text:p>
          </table:table-cell>
          <table:table-cell table:formula="of:=IF(ISNUMBER([.F362]);180*ATAN([.I362])/PI();&quot;nan&quot;)" office:value-type="float" office:value="-44.9999998629071" calcext:value-type="float">
            <text:p>-45,00</text:p>
          </table:table-cell>
          <table:table-cell table:formula="of:=IF(ISNUMBER([.E362]);IF([.B363]&gt;=[.B361];[.G362];[.G362]+180);&quot;nan&quot;)" office:value-type="float" office:value="-44.9999998629071" calcext:value-type="float">
            <text:p>-45,00</text:p>
          </table:table-cell>
          <table:table-cell table:number-columns-repeated="2"/>
          <table:table-cell table:style-name="Default" table:formula="of:=IF(MOD([.$A362];5)=0;[.$A362];&quot;&quot;)" office:value-type="float" office:value="720" calcext:value-type="float">
            <text:p>720</text:p>
          </table:table-cell>
          <table:table-cell table:formula="of:=IF(ISNUMBER([.N362]);[.K362];&quot;&quot;)" office:value-type="float" office:value="-44.9999998629071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0.7346899877" calcext:value-type="float">
            <text:p>0,7346899877</text:p>
          </table:table-cell>
          <table:table-cell office:value-type="float" office:value="0.2653100123" calcext:value-type="float">
            <text:p>0,2653100123</text:p>
          </table:table-cell>
          <table:table-cell/>
          <table:table-cell table:formula="of:=IF(AND(ISNUMBER([.B362]);ISNUMBER([.B364]));([.C364]-[.C362])/([.B364]-[.B362]);&quot;nan&quot;)" office:value-type="float" office:value="-1" calcext:value-type="float">
            <text:p>-1,0000000000</text:p>
          </table:table-cell>
          <table:table-cell table:formula="of:=IF(ISNUMBER([.E363]);ATAN([.E363]);&quot;nan&quot;)" office:value-type="float" office:value="-0.785398163397448" calcext:value-type="float">
            <text:p>-0,7853981634</text:p>
          </table:table-cell>
          <table:table-cell table:formula="of:=IF(ISNUMBER([.F363]);180*[.F363]/PI();&quot;nan&quot;)" office:value-type="float" office:value="-45" calcext:value-type="float">
            <text:p>-45,00</text:p>
          </table:table-cell>
          <table:table-cell/>
          <table:table-cell table:formula="of:=IF(ISNUMBER([.E363]);IF([.B364]&gt;=[.B362];[.E363];-1*[.E363]);&quot;nan&quot;)" office:value-type="float" office:value="1" calcext:value-type="float">
            <text:p>1,0000000000</text:p>
          </table:table-cell>
          <table:table-cell table:formula="of:=IF(ISNUMBER([.F363]);180*ATAN([.I363])/PI();&quot;nan&quot;)" office:value-type="float" office:value="45" calcext:value-type="float">
            <text:p>45,00</text:p>
          </table:table-cell>
          <table:table-cell table:formula="of:=IF(ISNUMBER([.E363]);IF([.B364]&gt;=[.B362];[.G363];[.G363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363];5)=0;[.$A363];&quot;&quot;)">
            <text:p/>
          </table:table-cell>
          <table:table-cell table:formula="of:=IF(ISNUMBER([.N363]);[.K36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0.7346899744" calcext:value-type="float">
            <text:p>0,7346899744</text:p>
          </table:table-cell>
          <table:table-cell office:value-type="float" office:value="0.2653100256" calcext:value-type="float">
            <text:p>0,2653100256</text:p>
          </table:table-cell>
          <table:table-cell/>
          <table:table-cell table:formula="of:=IF(AND(ISNUMBER([.B363]);ISNUMBER([.B365]));([.C365]-[.C363])/([.B365]-[.B363]);&quot;nan&quot;)" office:value-type="float" office:value="-1" calcext:value-type="float">
            <text:p>-1,0000000000</text:p>
          </table:table-cell>
          <table:table-cell table:formula="of:=IF(ISNUMBER([.E364]);ATAN([.E364]);&quot;nan&quot;)" office:value-type="float" office:value="-0.785398163397448" calcext:value-type="float">
            <text:p>-0,7853981634</text:p>
          </table:table-cell>
          <table:table-cell table:formula="of:=IF(ISNUMBER([.F364]);180*[.F364]/PI();&quot;nan&quot;)" office:value-type="float" office:value="-45" calcext:value-type="float">
            <text:p>-45,00</text:p>
          </table:table-cell>
          <table:table-cell/>
          <table:table-cell table:formula="of:=IF(ISNUMBER([.E364]);IF([.B365]&gt;=[.B363];[.E364];-1*[.E364]);&quot;nan&quot;)" office:value-type="float" office:value="1" calcext:value-type="float">
            <text:p>1,0000000000</text:p>
          </table:table-cell>
          <table:table-cell table:formula="of:=IF(ISNUMBER([.F364]);180*ATAN([.I364])/PI();&quot;nan&quot;)" office:value-type="float" office:value="45" calcext:value-type="float">
            <text:p>45,00</text:p>
          </table:table-cell>
          <table:table-cell table:formula="of:=IF(ISNUMBER([.E364]);IF([.B365]&gt;=[.B363];[.G364];[.G364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364];5)=0;[.$A364];&quot;&quot;)">
            <text:p/>
          </table:table-cell>
          <table:table-cell table:formula="of:=IF(ISNUMBER([.N364]);[.K36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0.7346899848" calcext:value-type="float">
            <text:p>0,7346899848</text:p>
          </table:table-cell>
          <table:table-cell office:value-type="float" office:value="0.2653100152" calcext:value-type="float">
            <text:p>0,2653100152</text:p>
          </table:table-cell>
          <table:table-cell/>
          <table:table-cell table:formula="of:=IF(AND(ISNUMBER([.B364]);ISNUMBER([.B366]));([.C366]-[.C364])/([.B366]-[.B364]);&quot;nan&quot;)" office:value-type="float" office:value="-1" calcext:value-type="float">
            <text:p>-1,0000000000</text:p>
          </table:table-cell>
          <table:table-cell table:formula="of:=IF(ISNUMBER([.E365]);ATAN([.E365]);&quot;nan&quot;)" office:value-type="float" office:value="-0.785398163397448" calcext:value-type="float">
            <text:p>-0,7853981634</text:p>
          </table:table-cell>
          <table:table-cell table:formula="of:=IF(ISNUMBER([.F365]);180*[.F365]/PI();&quot;nan&quot;)" office:value-type="float" office:value="-45" calcext:value-type="float">
            <text:p>-45,00</text:p>
          </table:table-cell>
          <table:table-cell/>
          <table:table-cell table:formula="of:=IF(ISNUMBER([.E365]);IF([.B366]&gt;=[.B364];[.E365];-1*[.E365]);&quot;nan&quot;)" office:value-type="float" office:value="1" calcext:value-type="float">
            <text:p>1,0000000000</text:p>
          </table:table-cell>
          <table:table-cell table:formula="of:=IF(ISNUMBER([.F365]);180*ATAN([.I365])/PI();&quot;nan&quot;)" office:value-type="float" office:value="45" calcext:value-type="float">
            <text:p>45,00</text:p>
          </table:table-cell>
          <table:table-cell table:formula="of:=IF(ISNUMBER([.E365]);IF([.B366]&gt;=[.B364];[.G365];[.G365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365];5)=0;[.$A365];&quot;&quot;)">
            <text:p/>
          </table:table-cell>
          <table:table-cell table:formula="of:=IF(ISNUMBER([.N365]);[.K36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0.7346899568" calcext:value-type="float">
            <text:p>0,7346899568</text:p>
          </table:table-cell>
          <table:table-cell office:value-type="float" office:value="0.2653100432" calcext:value-type="float">
            <text:p>0,2653100432</text:p>
          </table:table-cell>
          <table:table-cell/>
          <table:table-cell table:formula="of:=IF(AND(ISNUMBER([.B365]);ISNUMBER([.B367]));([.C367]-[.C365])/([.B367]-[.B365]);&quot;nan&quot;)" office:value-type="float" office:value="-1" calcext:value-type="float">
            <text:p>-1,0000000000</text:p>
          </table:table-cell>
          <table:table-cell table:formula="of:=IF(ISNUMBER([.E366]);ATAN([.E366]);&quot;nan&quot;)" office:value-type="float" office:value="-0.785398163397448" calcext:value-type="float">
            <text:p>-0,7853981634</text:p>
          </table:table-cell>
          <table:table-cell table:formula="of:=IF(ISNUMBER([.F366]);180*[.F366]/PI();&quot;nan&quot;)" office:value-type="float" office:value="-45" calcext:value-type="float">
            <text:p>-45,00</text:p>
          </table:table-cell>
          <table:table-cell/>
          <table:table-cell table:formula="of:=IF(ISNUMBER([.E366]);IF([.B367]&gt;=[.B365];[.E366];-1*[.E366]);&quot;nan&quot;)" office:value-type="float" office:value="-1" calcext:value-type="float">
            <text:p>-1,0000000000</text:p>
          </table:table-cell>
          <table:table-cell table:formula="of:=IF(ISNUMBER([.F366]);180*ATAN([.I366])/PI();&quot;nan&quot;)" office:value-type="float" office:value="-45" calcext:value-type="float">
            <text:p>-45,00</text:p>
          </table:table-cell>
          <table:table-cell table:formula="of:=IF(ISNUMBER([.E366]);IF([.B367]&gt;=[.B365];[.G366];[.G366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66];5)=0;[.$A366];&quot;&quot;)">
            <text:p/>
          </table:table-cell>
          <table:table-cell table:formula="of:=IF(ISNUMBER([.N366]);[.K36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0.7346899996" calcext:value-type="float">
            <text:p>0,7346899996</text:p>
          </table:table-cell>
          <table:table-cell office:value-type="float" office:value="0.2653100004" calcext:value-type="float">
            <text:p>0,2653100004</text:p>
          </table:table-cell>
          <table:table-cell/>
          <table:table-cell table:formula="of:=IF(AND(ISNUMBER([.B366]);ISNUMBER([.B368]));([.C368]-[.C366])/([.B368]-[.B366]);&quot;nan&quot;)" office:value-type="float" office:value="-1.0000000028322" calcext:value-type="float">
            <text:p>-1,0000000028</text:p>
          </table:table-cell>
          <table:table-cell table:formula="of:=IF(ISNUMBER([.E367]);ATAN([.E367]);&quot;nan&quot;)" office:value-type="float" office:value="-0.785398164813549" calcext:value-type="float">
            <text:p>-0,7853981648</text:p>
          </table:table-cell>
          <table:table-cell table:formula="of:=IF(ISNUMBER([.F367]);180*[.F367]/PI();&quot;nan&quot;)" office:value-type="float" office:value="-45.0000000811366" calcext:value-type="float">
            <text:p>-45,00</text:p>
          </table:table-cell>
          <table:table-cell/>
          <table:table-cell table:formula="of:=IF(ISNUMBER([.E367]);IF([.B368]&gt;=[.B366];[.E367];-1*[.E367]);&quot;nan&quot;)" office:value-type="float" office:value="-1.0000000028322" calcext:value-type="float">
            <text:p>-1,0000000028</text:p>
          </table:table-cell>
          <table:table-cell table:formula="of:=IF(ISNUMBER([.F367]);180*ATAN([.I367])/PI();&quot;nan&quot;)" office:value-type="float" office:value="-45.0000000811366" calcext:value-type="float">
            <text:p>-45,00</text:p>
          </table:table-cell>
          <table:table-cell table:formula="of:=IF(ISNUMBER([.E367]);IF([.B368]&gt;=[.B366];[.G367];[.G367]+180);&quot;nan&quot;)" office:value-type="float" office:value="-45.0000000811366" calcext:value-type="float">
            <text:p>-45,00</text:p>
          </table:table-cell>
          <table:table-cell table:number-columns-repeated="2"/>
          <table:table-cell table:style-name="Default" table:formula="of:=IF(MOD([.$A367];5)=0;[.$A367];&quot;&quot;)" office:value-type="float" office:value="725" calcext:value-type="float">
            <text:p>725</text:p>
          </table:table-cell>
          <table:table-cell table:formula="of:=IF(ISNUMBER([.N367]);[.K367];&quot;&quot;)" office:value-type="float" office:value="-45.0000000811366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0.7346899764" calcext:value-type="float">
            <text:p>0,7346899764</text:p>
          </table:table-cell>
          <table:table-cell office:value-type="float" office:value="0.2653100236" calcext:value-type="float">
            <text:p>0,2653100236</text:p>
          </table:table-cell>
          <table:table-cell/>
          <table:table-cell table:formula="of:=IF(AND(ISNUMBER([.B367]);ISNUMBER([.B369]));([.C369]-[.C367])/([.B369]-[.B367]);&quot;nan&quot;)" office:value-type="float" office:value="-1" calcext:value-type="float">
            <text:p>-1,0000000000</text:p>
          </table:table-cell>
          <table:table-cell table:formula="of:=IF(ISNUMBER([.E368]);ATAN([.E368]);&quot;nan&quot;)" office:value-type="float" office:value="-0.785398163397448" calcext:value-type="float">
            <text:p>-0,7853981634</text:p>
          </table:table-cell>
          <table:table-cell table:formula="of:=IF(ISNUMBER([.F368]);180*[.F368]/PI();&quot;nan&quot;)" office:value-type="float" office:value="-45" calcext:value-type="float">
            <text:p>-45,00</text:p>
          </table:table-cell>
          <table:table-cell/>
          <table:table-cell table:formula="of:=IF(ISNUMBER([.E368]);IF([.B369]&gt;=[.B367];[.E368];-1*[.E368]);&quot;nan&quot;)" office:value-type="float" office:value="1" calcext:value-type="float">
            <text:p>1,0000000000</text:p>
          </table:table-cell>
          <table:table-cell table:formula="of:=IF(ISNUMBER([.F368]);180*ATAN([.I368])/PI();&quot;nan&quot;)" office:value-type="float" office:value="45" calcext:value-type="float">
            <text:p>45,00</text:p>
          </table:table-cell>
          <table:table-cell table:formula="of:=IF(ISNUMBER([.E368]);IF([.B369]&gt;=[.B367];[.G368];[.G368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368];5)=0;[.$A368];&quot;&quot;)">
            <text:p/>
          </table:table-cell>
          <table:table-cell table:formula="of:=IF(ISNUMBER([.N368]);[.K36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0.7346899554" calcext:value-type="float">
            <text:p>0,7346899554</text:p>
          </table:table-cell>
          <table:table-cell office:value-type="float" office:value="0.2653100446" calcext:value-type="float">
            <text:p>0,2653100446</text:p>
          </table:table-cell>
          <table:table-cell/>
          <table:table-cell table:formula="of:=IF(AND(ISNUMBER([.B368]);ISNUMBER([.B370]));([.C370]-[.C368])/([.B370]-[.B368]);&quot;nan&quot;)" office:value-type="float" office:value="-1" calcext:value-type="float">
            <text:p>-1,0000000000</text:p>
          </table:table-cell>
          <table:table-cell table:formula="of:=IF(ISNUMBER([.E369]);ATAN([.E369]);&quot;nan&quot;)" office:value-type="float" office:value="-0.785398163397448" calcext:value-type="float">
            <text:p>-0,7853981634</text:p>
          </table:table-cell>
          <table:table-cell table:formula="of:=IF(ISNUMBER([.F369]);180*[.F369]/PI();&quot;nan&quot;)" office:value-type="float" office:value="-45" calcext:value-type="float">
            <text:p>-45,00</text:p>
          </table:table-cell>
          <table:table-cell/>
          <table:table-cell table:formula="of:=IF(ISNUMBER([.E369]);IF([.B370]&gt;=[.B368];[.E369];-1*[.E369]);&quot;nan&quot;)" office:value-type="float" office:value="-1" calcext:value-type="float">
            <text:p>-1,0000000000</text:p>
          </table:table-cell>
          <table:table-cell table:formula="of:=IF(ISNUMBER([.F369]);180*ATAN([.I369])/PI();&quot;nan&quot;)" office:value-type="float" office:value="-45" calcext:value-type="float">
            <text:p>-45,00</text:p>
          </table:table-cell>
          <table:table-cell table:formula="of:=IF(ISNUMBER([.E369]);IF([.B370]&gt;=[.B368];[.G369];[.G369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69];5)=0;[.$A369];&quot;&quot;)">
            <text:p/>
          </table:table-cell>
          <table:table-cell table:formula="of:=IF(ISNUMBER([.N369]);[.K36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0.73469003" calcext:value-type="float">
            <text:p>0,7346900300</text:p>
          </table:table-cell>
          <table:table-cell office:value-type="float" office:value="0.26530997" calcext:value-type="float">
            <text:p>0,2653099700</text:p>
          </table:table-cell>
          <table:table-cell/>
          <table:table-cell table:formula="of:=IF(AND(ISNUMBER([.B369]);ISNUMBER([.B371]));([.C371]-[.C369])/([.B371]-[.B369]);&quot;nan&quot;)" office:value-type="float" office:value="-1" calcext:value-type="float">
            <text:p>-1,0000000000</text:p>
          </table:table-cell>
          <table:table-cell table:formula="of:=IF(ISNUMBER([.E370]);ATAN([.E370]);&quot;nan&quot;)" office:value-type="float" office:value="-0.785398163397448" calcext:value-type="float">
            <text:p>-0,7853981634</text:p>
          </table:table-cell>
          <table:table-cell table:formula="of:=IF(ISNUMBER([.F370]);180*[.F370]/PI();&quot;nan&quot;)" office:value-type="float" office:value="-45" calcext:value-type="float">
            <text:p>-45,00</text:p>
          </table:table-cell>
          <table:table-cell/>
          <table:table-cell table:formula="of:=IF(ISNUMBER([.E370]);IF([.B371]&gt;=[.B369];[.E370];-1*[.E370]);&quot;nan&quot;)" office:value-type="float" office:value="-1" calcext:value-type="float">
            <text:p>-1,0000000000</text:p>
          </table:table-cell>
          <table:table-cell table:formula="of:=IF(ISNUMBER([.F370]);180*ATAN([.I370])/PI();&quot;nan&quot;)" office:value-type="float" office:value="-45" calcext:value-type="float">
            <text:p>-45,00</text:p>
          </table:table-cell>
          <table:table-cell table:formula="of:=IF(ISNUMBER([.E370]);IF([.B371]&gt;=[.B369];[.G370];[.G370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70];5)=0;[.$A370];&quot;&quot;)">
            <text:p/>
          </table:table-cell>
          <table:table-cell table:formula="of:=IF(ISNUMBER([.N370]);[.K37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0.734689978" calcext:value-type="float">
            <text:p>0,7346899780</text:p>
          </table:table-cell>
          <table:table-cell office:value-type="float" office:value="0.265310022" calcext:value-type="float">
            <text:p>0,2653100220</text:p>
          </table:table-cell>
          <table:table-cell/>
          <table:table-cell table:formula="of:=IF(AND(ISNUMBER([.B370]);ISNUMBER([.B372]));([.C372]-[.C370])/([.B372]-[.B370]);&quot;nan&quot;)" office:value-type="float" office:value="-1" calcext:value-type="float">
            <text:p>-1,0000000000</text:p>
          </table:table-cell>
          <table:table-cell table:formula="of:=IF(ISNUMBER([.E371]);ATAN([.E371]);&quot;nan&quot;)" office:value-type="float" office:value="-0.785398163397448" calcext:value-type="float">
            <text:p>-0,7853981634</text:p>
          </table:table-cell>
          <table:table-cell table:formula="of:=IF(ISNUMBER([.F371]);180*[.F371]/PI();&quot;nan&quot;)" office:value-type="float" office:value="-45" calcext:value-type="float">
            <text:p>-45,00</text:p>
          </table:table-cell>
          <table:table-cell/>
          <table:table-cell table:formula="of:=IF(ISNUMBER([.E371]);IF([.B372]&gt;=[.B370];[.E371];-1*[.E371]);&quot;nan&quot;)" office:value-type="float" office:value="1" calcext:value-type="float">
            <text:p>1,0000000000</text:p>
          </table:table-cell>
          <table:table-cell table:formula="of:=IF(ISNUMBER([.F371]);180*ATAN([.I371])/PI();&quot;nan&quot;)" office:value-type="float" office:value="45" calcext:value-type="float">
            <text:p>45,00</text:p>
          </table:table-cell>
          <table:table-cell table:formula="of:=IF(ISNUMBER([.E371]);IF([.B372]&gt;=[.B370];[.G371];[.G371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371];5)=0;[.$A371];&quot;&quot;)">
            <text:p/>
          </table:table-cell>
          <table:table-cell table:formula="of:=IF(ISNUMBER([.N371]);[.K37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0.734689952" calcext:value-type="float">
            <text:p>0,7346899520</text:p>
          </table:table-cell>
          <table:table-cell office:value-type="float" office:value="0.265310048" calcext:value-type="float">
            <text:p>0,2653100480</text:p>
          </table:table-cell>
          <table:table-cell/>
          <table:table-cell table:formula="of:=IF(AND(ISNUMBER([.B371]);ISNUMBER([.B373]));([.C373]-[.C371])/([.B373]-[.B371]);&quot;nan&quot;)" office:value-type="float" office:value="-1" calcext:value-type="float">
            <text:p>-1,0000000000</text:p>
          </table:table-cell>
          <table:table-cell table:formula="of:=IF(ISNUMBER([.E372]);ATAN([.E372]);&quot;nan&quot;)" office:value-type="float" office:value="-0.785398163397448" calcext:value-type="float">
            <text:p>-0,7853981634</text:p>
          </table:table-cell>
          <table:table-cell table:formula="of:=IF(ISNUMBER([.F372]);180*[.F372]/PI();&quot;nan&quot;)" office:value-type="float" office:value="-45" calcext:value-type="float">
            <text:p>-45,00</text:p>
          </table:table-cell>
          <table:table-cell/>
          <table:table-cell table:formula="of:=IF(ISNUMBER([.E372]);IF([.B373]&gt;=[.B371];[.E372];-1*[.E372]);&quot;nan&quot;)" office:value-type="float" office:value="-1" calcext:value-type="float">
            <text:p>-1,0000000000</text:p>
          </table:table-cell>
          <table:table-cell table:formula="of:=IF(ISNUMBER([.F372]);180*ATAN([.I372])/PI();&quot;nan&quot;)" office:value-type="float" office:value="-45" calcext:value-type="float">
            <text:p>-45,00</text:p>
          </table:table-cell>
          <table:table-cell table:formula="of:=IF(ISNUMBER([.E372]);IF([.B373]&gt;=[.B371];[.G372];[.G372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72];5)=0;[.$A372];&quot;&quot;)" office:value-type="float" office:value="730" calcext:value-type="float">
            <text:p>730</text:p>
          </table:table-cell>
          <table:table-cell table:formula="of:=IF(ISNUMBER([.N372]);[.K372];&quot;&quot;)" office:value-type="float" office:value="-45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float" office:value="0.734690033" calcext:value-type="float">
            <text:p>0,7346900330</text:p>
          </table:table-cell>
          <table:table-cell office:value-type="float" office:value="0.265309967" calcext:value-type="float">
            <text:p>0,2653099670</text:p>
          </table:table-cell>
          <table:table-cell/>
          <table:table-cell table:formula="of:=IF(AND(ISNUMBER([.B372]);ISNUMBER([.B374]));([.C374]-[.C372])/([.B374]-[.B372]);&quot;nan&quot;)" office:value-type="float" office:value="-0.99999999059133" calcext:value-type="float">
            <text:p>-0,9999999906</text:p>
          </table:table-cell>
          <table:table-cell table:formula="of:=IF(ISNUMBER([.E373]);ATAN([.E373]);&quot;nan&quot;)" office:value-type="float" office:value="-0.785398158693113" calcext:value-type="float">
            <text:p>-0,7853981587</text:p>
          </table:table-cell>
          <table:table-cell table:formula="of:=IF(ISNUMBER([.F373]);180*[.F373]/PI();&quot;nan&quot;)" office:value-type="float" office:value="-44.9999997304615" calcext:value-type="float">
            <text:p>-45,00</text:p>
          </table:table-cell>
          <table:table-cell/>
          <table:table-cell table:formula="of:=IF(ISNUMBER([.E373]);IF([.B374]&gt;=[.B372];[.E373];-1*[.E373]);&quot;nan&quot;)" office:value-type="float" office:value="-0.99999999059133" calcext:value-type="float">
            <text:p>-0,9999999906</text:p>
          </table:table-cell>
          <table:table-cell table:formula="of:=IF(ISNUMBER([.F373]);180*ATAN([.I373])/PI();&quot;nan&quot;)" office:value-type="float" office:value="-44.9999997304615" calcext:value-type="float">
            <text:p>-45,00</text:p>
          </table:table-cell>
          <table:table-cell table:formula="of:=IF(ISNUMBER([.E373]);IF([.B374]&gt;=[.B372];[.G373];[.G373]+180);&quot;nan&quot;)" office:value-type="float" office:value="-44.9999997304615" calcext:value-type="float">
            <text:p>-45,00</text:p>
          </table:table-cell>
          <table:table-cell table:number-columns-repeated="2"/>
          <table:table-cell table:style-name="Default" table:formula="of:=IF(MOD([.$A373];5)=0;[.$A373];&quot;&quot;)">
            <text:p/>
          </table:table-cell>
          <table:table-cell table:formula="of:=IF(ISNUMBER([.N373]);[.K37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0.7346899579" calcext:value-type="float">
            <text:p>0,7346899579</text:p>
          </table:table-cell>
          <table:table-cell office:value-type="float" office:value="0.2653100421" calcext:value-type="float">
            <text:p>0,2653100421</text:p>
          </table:table-cell>
          <table:table-cell/>
          <table:table-cell table:formula="of:=IF(AND(ISNUMBER([.B373]);ISNUMBER([.B375]));([.C375]-[.C373])/([.B375]-[.B373]);&quot;nan&quot;)" office:value-type="float" office:value="-1" calcext:value-type="float">
            <text:p>-1,0000000000</text:p>
          </table:table-cell>
          <table:table-cell table:formula="of:=IF(ISNUMBER([.E374]);ATAN([.E374]);&quot;nan&quot;)" office:value-type="float" office:value="-0.785398163397448" calcext:value-type="float">
            <text:p>-0,7853981634</text:p>
          </table:table-cell>
          <table:table-cell table:formula="of:=IF(ISNUMBER([.F374]);180*[.F374]/PI();&quot;nan&quot;)" office:value-type="float" office:value="-45" calcext:value-type="float">
            <text:p>-45,00</text:p>
          </table:table-cell>
          <table:table-cell/>
          <table:table-cell table:formula="of:=IF(ISNUMBER([.E374]);IF([.B375]&gt;=[.B373];[.E374];-1*[.E374]);&quot;nan&quot;)" office:value-type="float" office:value="1" calcext:value-type="float">
            <text:p>1,0000000000</text:p>
          </table:table-cell>
          <table:table-cell table:formula="of:=IF(ISNUMBER([.F374]);180*ATAN([.I374])/PI();&quot;nan&quot;)" office:value-type="float" office:value="45" calcext:value-type="float">
            <text:p>45,00</text:p>
          </table:table-cell>
          <table:table-cell table:formula="of:=IF(ISNUMBER([.E374]);IF([.B375]&gt;=[.B373];[.G374];[.G374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374];5)=0;[.$A374];&quot;&quot;)">
            <text:p/>
          </table:table-cell>
          <table:table-cell table:formula="of:=IF(ISNUMBER([.N374]);[.K37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0.7346899404" calcext:value-type="float">
            <text:p>0,7346899404</text:p>
          </table:table-cell>
          <table:table-cell office:value-type="float" office:value="0.2653100596" calcext:value-type="float">
            <text:p>0,2653100596</text:p>
          </table:table-cell>
          <table:table-cell/>
          <table:table-cell table:formula="of:=IF(AND(ISNUMBER([.B374]);ISNUMBER([.B376]));([.C376]-[.C374])/([.B376]-[.B374]);&quot;nan&quot;)" office:value-type="float" office:value="-0.999999999557327" calcext:value-type="float">
            <text:p>-0,9999999996</text:p>
          </table:table-cell>
          <table:table-cell table:formula="of:=IF(ISNUMBER([.E375]);ATAN([.E375]);&quot;nan&quot;)" office:value-type="float" office:value="-0.785398163176112" calcext:value-type="float">
            <text:p>-0,7853981632</text:p>
          </table:table-cell>
          <table:table-cell table:formula="of:=IF(ISNUMBER([.F375]);180*[.F375]/PI();&quot;nan&quot;)" office:value-type="float" office:value="-44.9999999873184" calcext:value-type="float">
            <text:p>-45,00</text:p>
          </table:table-cell>
          <table:table-cell/>
          <table:table-cell table:formula="of:=IF(ISNUMBER([.E375]);IF([.B376]&gt;=[.B374];[.E375];-1*[.E375]);&quot;nan&quot;)" office:value-type="float" office:value="-0.999999999557327" calcext:value-type="float">
            <text:p>-0,9999999996</text:p>
          </table:table-cell>
          <table:table-cell table:formula="of:=IF(ISNUMBER([.F375]);180*ATAN([.I375])/PI();&quot;nan&quot;)" office:value-type="float" office:value="-44.9999999873184" calcext:value-type="float">
            <text:p>-45,00</text:p>
          </table:table-cell>
          <table:table-cell table:formula="of:=IF(ISNUMBER([.E375]);IF([.B376]&gt;=[.B374];[.G375];[.G375]+180);&quot;nan&quot;)" office:value-type="float" office:value="-44.9999999873184" calcext:value-type="float">
            <text:p>-45,00</text:p>
          </table:table-cell>
          <table:table-cell table:number-columns-repeated="2"/>
          <table:table-cell table:style-name="Default" table:formula="of:=IF(MOD([.$A375];5)=0;[.$A375];&quot;&quot;)">
            <text:p/>
          </table:table-cell>
          <table:table-cell table:formula="of:=IF(ISNUMBER([.N375]);[.K37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0.7346900833" calcext:value-type="float">
            <text:p>0,7346900833</text:p>
          </table:table-cell>
          <table:table-cell office:value-type="float" office:value="0.2653099167" calcext:value-type="float">
            <text:p>0,2653099167</text:p>
          </table:table-cell>
          <table:table-cell/>
          <table:table-cell table:formula="of:=IF(AND(ISNUMBER([.B375]);ISNUMBER([.B377]));([.C377]-[.C375])/([.B377]-[.B375]);&quot;nan&quot;)" office:value-type="float" office:value="-1.00000000106547" calcext:value-type="float">
            <text:p>-1,0000000011</text:p>
          </table:table-cell>
          <table:table-cell table:formula="of:=IF(ISNUMBER([.E376]);ATAN([.E376]);&quot;nan&quot;)" office:value-type="float" office:value="-0.785398163930185" calcext:value-type="float">
            <text:p>-0,7853981639</text:p>
          </table:table-cell>
          <table:table-cell table:formula="of:=IF(ISNUMBER([.F376]);180*[.F376]/PI();&quot;nan&quot;)" office:value-type="float" office:value="-45.0000000305236" calcext:value-type="float">
            <text:p>-45,00</text:p>
          </table:table-cell>
          <table:table-cell/>
          <table:table-cell table:formula="of:=IF(ISNUMBER([.E376]);IF([.B377]&gt;=[.B375];[.E376];-1*[.E376]);&quot;nan&quot;)" office:value-type="float" office:value="-1.00000000106547" calcext:value-type="float">
            <text:p>-1,0000000011</text:p>
          </table:table-cell>
          <table:table-cell table:formula="of:=IF(ISNUMBER([.F376]);180*ATAN([.I376])/PI();&quot;nan&quot;)" office:value-type="float" office:value="-45.0000000305236" calcext:value-type="float">
            <text:p>-45,00</text:p>
          </table:table-cell>
          <table:table-cell table:formula="of:=IF(ISNUMBER([.E376]);IF([.B377]&gt;=[.B375];[.G376];[.G376]+180);&quot;nan&quot;)" office:value-type="float" office:value="-45.0000000305236" calcext:value-type="float">
            <text:p>-45,00</text:p>
          </table:table-cell>
          <table:table-cell table:number-columns-repeated="2"/>
          <table:table-cell table:style-name="Default" table:formula="of:=IF(MOD([.$A376];5)=0;[.$A376];&quot;&quot;)">
            <text:p/>
          </table:table-cell>
          <table:table-cell table:formula="of:=IF(ISNUMBER([.N376]);[.K37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0.7346899925" calcext:value-type="float">
            <text:p>0,7346899925</text:p>
          </table:table-cell>
          <table:table-cell office:value-type="float" office:value="0.2653100075" calcext:value-type="float">
            <text:p>0,2653100075</text:p>
          </table:table-cell>
          <table:table-cell/>
          <table:table-cell table:formula="of:=IF(AND(ISNUMBER([.B376]);ISNUMBER([.B378]));([.C378]-[.C376])/([.B378]-[.B376]);&quot;nan&quot;)" office:value-type="float" office:value="-0.999999999383209" calcext:value-type="float">
            <text:p>-0,9999999994</text:p>
          </table:table-cell>
          <table:table-cell table:formula="of:=IF(ISNUMBER([.E377]);ATAN([.E377]);&quot;nan&quot;)" office:value-type="float" office:value="-0.785398163089053" calcext:value-type="float">
            <text:p>-0,7853981631</text:p>
          </table:table-cell>
          <table:table-cell table:formula="of:=IF(ISNUMBER([.F377]);180*[.F377]/PI();&quot;nan&quot;)" office:value-type="float" office:value="-44.9999999823303" calcext:value-type="float">
            <text:p>-45,00</text:p>
          </table:table-cell>
          <table:table-cell/>
          <table:table-cell table:formula="of:=IF(ISNUMBER([.E377]);IF([.B378]&gt;=[.B376];[.E377];-1*[.E377]);&quot;nan&quot;)" office:value-type="float" office:value="0.999999999383209" calcext:value-type="float">
            <text:p>0,9999999994</text:p>
          </table:table-cell>
          <table:table-cell table:formula="of:=IF(ISNUMBER([.F377]);180*ATAN([.I377])/PI();&quot;nan&quot;)" office:value-type="float" office:value="44.9999999823303" calcext:value-type="float">
            <text:p>45,00</text:p>
          </table:table-cell>
          <table:table-cell table:formula="of:=IF(ISNUMBER([.E377]);IF([.B378]&gt;=[.B376];[.G377];[.G377]+180);&quot;nan&quot;)" office:value-type="float" office:value="135.00000001767" calcext:value-type="float">
            <text:p>135,00</text:p>
          </table:table-cell>
          <table:table-cell table:number-columns-repeated="2"/>
          <table:table-cell table:style-name="Default" table:formula="of:=IF(MOD([.$A377];5)=0;[.$A377];&quot;&quot;)" office:value-type="float" office:value="735" calcext:value-type="float">
            <text:p>735</text:p>
          </table:table-cell>
          <table:table-cell table:formula="of:=IF(ISNUMBER([.N377]);[.K377];&quot;&quot;)" office:value-type="float" office:value="135.00000001767" calcext:value-type="float">
            <text:p>135,00</text:p>
          </table:table-cell>
          <table:table-cell table:number-columns-repeated="1009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0.7346899933" calcext:value-type="float">
            <text:p>0,7346899933</text:p>
          </table:table-cell>
          <table:table-cell office:value-type="float" office:value="0.2653100067" calcext:value-type="float">
            <text:p>0,2653100067</text:p>
          </table:table-cell>
          <table:table-cell/>
          <table:table-cell table:formula="of:=IF(AND(ISNUMBER([.B377]);ISNUMBER([.B379]));([.C379]-[.C377])/([.B379]-[.B377]);&quot;nan&quot;)" office:value-type="float" office:value="-0.999999995214556" calcext:value-type="float">
            <text:p>-0,9999999952</text:p>
          </table:table-cell>
          <table:table-cell table:formula="of:=IF(ISNUMBER([.E378]);ATAN([.E378]);&quot;nan&quot;)" office:value-type="float" office:value="-0.785398161004726" calcext:value-type="float">
            <text:p>-0,7853981610</text:p>
          </table:table-cell>
          <table:table-cell table:formula="of:=IF(ISNUMBER([.F378]);180*[.F378]/PI();&quot;nan&quot;)" office:value-type="float" office:value="-44.9999998629071" calcext:value-type="float">
            <text:p>-45,00</text:p>
          </table:table-cell>
          <table:table-cell/>
          <table:table-cell table:formula="of:=IF(ISNUMBER([.E378]);IF([.B379]&gt;=[.B377];[.E378];-1*[.E378]);&quot;nan&quot;)" office:value-type="float" office:value="-0.999999995214556" calcext:value-type="float">
            <text:p>-0,9999999952</text:p>
          </table:table-cell>
          <table:table-cell table:formula="of:=IF(ISNUMBER([.F378]);180*ATAN([.I378])/PI();&quot;nan&quot;)" office:value-type="float" office:value="-44.9999998629071" calcext:value-type="float">
            <text:p>-45,00</text:p>
          </table:table-cell>
          <table:table-cell table:formula="of:=IF(ISNUMBER([.E378]);IF([.B379]&gt;=[.B377];[.G378];[.G378]+180);&quot;nan&quot;)" office:value-type="float" office:value="-44.9999998629071" calcext:value-type="float">
            <text:p>-45,00</text:p>
          </table:table-cell>
          <table:table-cell table:number-columns-repeated="2"/>
          <table:table-cell table:style-name="Default" table:formula="of:=IF(MOD([.$A378];5)=0;[.$A378];&quot;&quot;)">
            <text:p/>
          </table:table-cell>
          <table:table-cell table:formula="of:=IF(ISNUMBER([.N378]);[.K37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0.7346900041" calcext:value-type="float">
            <text:p>0,7346900041</text:p>
          </table:table-cell>
          <table:table-cell office:value-type="float" office:value="0.2653099959" calcext:value-type="float">
            <text:p>0,2653099959</text:p>
          </table:table-cell>
          <table:table-cell/>
          <table:table-cell table:formula="of:=IF(AND(ISNUMBER([.B378]);ISNUMBER([.B380]));([.C380]-[.C378])/([.B380]-[.B378]);&quot;nan&quot;)" office:value-type="float" office:value="-0.999999988435177" calcext:value-type="float">
            <text:p>-0,9999999884</text:p>
          </table:table-cell>
          <table:table-cell table:formula="of:=IF(ISNUMBER([.E379]);ATAN([.E379]);&quot;nan&quot;)" office:value-type="float" office:value="-0.785398157615037" calcext:value-type="float">
            <text:p>-0,7853981576</text:p>
          </table:table-cell>
          <table:table-cell table:formula="of:=IF(ISNUMBER([.F379]);180*[.F379]/PI();&quot;nan&quot;)" office:value-type="float" office:value="-44.9999996686922" calcext:value-type="float">
            <text:p>-45,00</text:p>
          </table:table-cell>
          <table:table-cell/>
          <table:table-cell table:formula="of:=IF(ISNUMBER([.E379]);IF([.B380]&gt;=[.B378];[.E379];-1*[.E379]);&quot;nan&quot;)" office:value-type="float" office:value="0.999999988435177" calcext:value-type="float">
            <text:p>0,9999999884</text:p>
          </table:table-cell>
          <table:table-cell table:formula="of:=IF(ISNUMBER([.F379]);180*ATAN([.I379])/PI();&quot;nan&quot;)" office:value-type="float" office:value="44.9999996686922" calcext:value-type="float">
            <text:p>45,00</text:p>
          </table:table-cell>
          <table:table-cell table:formula="of:=IF(ISNUMBER([.E379]);IF([.B380]&gt;=[.B378];[.G379];[.G379]+180);&quot;nan&quot;)" office:value-type="float" office:value="135.000000331308" calcext:value-type="float">
            <text:p>135,00</text:p>
          </table:table-cell>
          <table:table-cell table:number-columns-repeated="2"/>
          <table:table-cell table:style-name="Default" table:formula="of:=IF(MOD([.$A379];5)=0;[.$A379];&quot;&quot;)">
            <text:p/>
          </table:table-cell>
          <table:table-cell table:formula="of:=IF(ISNUMBER([.N379]);[.K37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0.7346899885" calcext:value-type="float">
            <text:p>0,7346899885</text:p>
          </table:table-cell>
          <table:table-cell office:value-type="float" office:value="0.2653100115" calcext:value-type="float">
            <text:p>0,2653100115</text:p>
          </table:table-cell>
          <table:table-cell/>
          <table:table-cell table:formula="of:=IF(AND(ISNUMBER([.B379]);ISNUMBER([.B381]));([.C381]-[.C379])/([.B381]-[.B379]);&quot;nan&quot;)" office:value-type="float" office:value="-1" calcext:value-type="float">
            <text:p>-1,0000000000</text:p>
          </table:table-cell>
          <table:table-cell table:formula="of:=IF(ISNUMBER([.E380]);ATAN([.E380]);&quot;nan&quot;)" office:value-type="float" office:value="-0.785398163397448" calcext:value-type="float">
            <text:p>-0,7853981634</text:p>
          </table:table-cell>
          <table:table-cell table:formula="of:=IF(ISNUMBER([.F380]);180*[.F380]/PI();&quot;nan&quot;)" office:value-type="float" office:value="-45" calcext:value-type="float">
            <text:p>-45,00</text:p>
          </table:table-cell>
          <table:table-cell/>
          <table:table-cell table:formula="of:=IF(ISNUMBER([.E380]);IF([.B381]&gt;=[.B379];[.E380];-1*[.E380]);&quot;nan&quot;)" office:value-type="float" office:value="1" calcext:value-type="float">
            <text:p>1,0000000000</text:p>
          </table:table-cell>
          <table:table-cell table:formula="of:=IF(ISNUMBER([.F380]);180*ATAN([.I380])/PI();&quot;nan&quot;)" office:value-type="float" office:value="45" calcext:value-type="float">
            <text:p>45,00</text:p>
          </table:table-cell>
          <table:table-cell table:formula="of:=IF(ISNUMBER([.E380]);IF([.B381]&gt;=[.B379];[.G380];[.G380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380];5)=0;[.$A380];&quot;&quot;)">
            <text:p/>
          </table:table-cell>
          <table:table-cell table:formula="of:=IF(ISNUMBER([.N380]);[.K38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0.734689997" calcext:value-type="float">
            <text:p>0,7346899970</text:p>
          </table:table-cell>
          <table:table-cell office:value-type="float" office:value="0.265310003" calcext:value-type="float">
            <text:p>0,2653100030</text:p>
          </table:table-cell>
          <table:table-cell/>
          <table:table-cell table:formula="of:=IF(AND(ISNUMBER([.B380]);ISNUMBER([.B382]));([.C382]-[.C380])/([.B382]-[.B380]);&quot;nan&quot;)" office:value-type="float" office:value="-1" calcext:value-type="float">
            <text:p>-1,0000000000</text:p>
          </table:table-cell>
          <table:table-cell table:formula="of:=IF(ISNUMBER([.E381]);ATAN([.E381]);&quot;nan&quot;)" office:value-type="float" office:value="-0.785398163397448" calcext:value-type="float">
            <text:p>-0,7853981634</text:p>
          </table:table-cell>
          <table:table-cell table:formula="of:=IF(ISNUMBER([.F381]);180*[.F381]/PI();&quot;nan&quot;)" office:value-type="float" office:value="-45" calcext:value-type="float">
            <text:p>-45,00</text:p>
          </table:table-cell>
          <table:table-cell/>
          <table:table-cell table:formula="of:=IF(ISNUMBER([.E381]);IF([.B382]&gt;=[.B380];[.E381];-1*[.E381]);&quot;nan&quot;)" office:value-type="float" office:value="-1" calcext:value-type="float">
            <text:p>-1,0000000000</text:p>
          </table:table-cell>
          <table:table-cell table:formula="of:=IF(ISNUMBER([.F381]);180*ATAN([.I381])/PI();&quot;nan&quot;)" office:value-type="float" office:value="-45" calcext:value-type="float">
            <text:p>-45,00</text:p>
          </table:table-cell>
          <table:table-cell table:formula="of:=IF(ISNUMBER([.E381]);IF([.B382]&gt;=[.B380];[.G381];[.G381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81];5)=0;[.$A381];&quot;&quot;)">
            <text:p/>
          </table:table-cell>
          <table:table-cell table:formula="of:=IF(ISNUMBER([.N381]);[.K38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0.7346900057" calcext:value-type="float">
            <text:p>0,7346900057</text:p>
          </table:table-cell>
          <table:table-cell office:value-type="float" office:value="0.2653099943" calcext:value-type="float">
            <text:p>0,2653099943</text:p>
          </table:table-cell>
          <table:table-cell/>
          <table:table-cell table:formula="of:=IF(AND(ISNUMBER([.B381]);ISNUMBER([.B383]));([.C383]-[.C381])/([.B383]-[.B381]);&quot;nan&quot;)" office:value-type="float" office:value="-1" calcext:value-type="float">
            <text:p>-1,0000000000</text:p>
          </table:table-cell>
          <table:table-cell table:formula="of:=IF(ISNUMBER([.E382]);ATAN([.E382]);&quot;nan&quot;)" office:value-type="float" office:value="-0.785398163397448" calcext:value-type="float">
            <text:p>-0,7853981634</text:p>
          </table:table-cell>
          <table:table-cell table:formula="of:=IF(ISNUMBER([.F382]);180*[.F382]/PI();&quot;nan&quot;)" office:value-type="float" office:value="-45" calcext:value-type="float">
            <text:p>-45,00</text:p>
          </table:table-cell>
          <table:table-cell/>
          <table:table-cell table:formula="of:=IF(ISNUMBER([.E382]);IF([.B383]&gt;=[.B381];[.E382];-1*[.E382]);&quot;nan&quot;)" office:value-type="float" office:value="-1" calcext:value-type="float">
            <text:p>-1,0000000000</text:p>
          </table:table-cell>
          <table:table-cell table:formula="of:=IF(ISNUMBER([.F382]);180*ATAN([.I382])/PI();&quot;nan&quot;)" office:value-type="float" office:value="-45" calcext:value-type="float">
            <text:p>-45,00</text:p>
          </table:table-cell>
          <table:table-cell table:formula="of:=IF(ISNUMBER([.E382]);IF([.B383]&gt;=[.B381];[.G382];[.G382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82];5)=0;[.$A382];&quot;&quot;)" office:value-type="float" office:value="740" calcext:value-type="float">
            <text:p>740</text:p>
          </table:table-cell>
          <table:table-cell table:formula="of:=IF(ISNUMBER([.N382]);[.K382];&quot;&quot;)" office:value-type="float" office:value="-45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0.7346900011" calcext:value-type="float">
            <text:p>0,7346900011</text:p>
          </table:table-cell>
          <table:table-cell office:value-type="float" office:value="0.2653099989" calcext:value-type="float">
            <text:p>0,2653099989</text:p>
          </table:table-cell>
          <table:table-cell/>
          <table:table-cell table:formula="of:=IF(AND(ISNUMBER([.B382]);ISNUMBER([.B384]));([.C384]-[.C382])/([.B384]-[.B382]);&quot;nan&quot;)" office:value-type="float" office:value="-1" calcext:value-type="float">
            <text:p>-1,0000000000</text:p>
          </table:table-cell>
          <table:table-cell table:formula="of:=IF(ISNUMBER([.E383]);ATAN([.E383]);&quot;nan&quot;)" office:value-type="float" office:value="-0.785398163397448" calcext:value-type="float">
            <text:p>-0,7853981634</text:p>
          </table:table-cell>
          <table:table-cell table:formula="of:=IF(ISNUMBER([.F383]);180*[.F383]/PI();&quot;nan&quot;)" office:value-type="float" office:value="-45" calcext:value-type="float">
            <text:p>-45,00</text:p>
          </table:table-cell>
          <table:table-cell/>
          <table:table-cell table:formula="of:=IF(ISNUMBER([.E383]);IF([.B384]&gt;=[.B382];[.E383];-1*[.E383]);&quot;nan&quot;)" office:value-type="float" office:value="1" calcext:value-type="float">
            <text:p>1,0000000000</text:p>
          </table:table-cell>
          <table:table-cell table:formula="of:=IF(ISNUMBER([.F383]);180*ATAN([.I383])/PI();&quot;nan&quot;)" office:value-type="float" office:value="45" calcext:value-type="float">
            <text:p>45,00</text:p>
          </table:table-cell>
          <table:table-cell table:formula="of:=IF(ISNUMBER([.E383]);IF([.B384]&gt;=[.B382];[.G383];[.G383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383];5)=0;[.$A383];&quot;&quot;)">
            <text:p/>
          </table:table-cell>
          <table:table-cell table:formula="of:=IF(ISNUMBER([.N383]);[.K38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0.734689986" calcext:value-type="float">
            <text:p>0,7346899860</text:p>
          </table:table-cell>
          <table:table-cell office:value-type="float" office:value="0.265310014" calcext:value-type="float">
            <text:p>0,2653100140</text:p>
          </table:table-cell>
          <table:table-cell/>
          <table:table-cell table:formula="of:=IF(AND(ISNUMBER([.B383]);ISNUMBER([.B385]));([.C385]-[.C383])/([.B385]-[.B383]);&quot;nan&quot;)" office:value-type="float" office:value="-1.00000002643388" calcext:value-type="float">
            <text:p>-1,0000000264</text:p>
          </table:table-cell>
          <table:table-cell table:formula="of:=IF(ISNUMBER([.E384]);ATAN([.E384]);&quot;nan&quot;)" office:value-type="float" office:value="-0.785398176614389" calcext:value-type="float">
            <text:p>-0,7853981766</text:p>
          </table:table-cell>
          <table:table-cell table:formula="of:=IF(ISNUMBER([.F384]);180*[.F384]/PI();&quot;nan&quot;)" office:value-type="float" office:value="-45.0000007572749" calcext:value-type="float">
            <text:p>-45,00</text:p>
          </table:table-cell>
          <table:table-cell/>
          <table:table-cell table:formula="of:=IF(ISNUMBER([.E384]);IF([.B385]&gt;=[.B383];[.E384];-1*[.E384]);&quot;nan&quot;)" office:value-type="float" office:value="-1.00000002643388" calcext:value-type="float">
            <text:p>-1,0000000264</text:p>
          </table:table-cell>
          <table:table-cell table:formula="of:=IF(ISNUMBER([.F384]);180*ATAN([.I384])/PI();&quot;nan&quot;)" office:value-type="float" office:value="-45.0000007572749" calcext:value-type="float">
            <text:p>-45,00</text:p>
          </table:table-cell>
          <table:table-cell table:formula="of:=IF(ISNUMBER([.E384]);IF([.B385]&gt;=[.B383];[.G384];[.G384]+180);&quot;nan&quot;)" office:value-type="float" office:value="-45.0000007572749" calcext:value-type="float">
            <text:p>-45,00</text:p>
          </table:table-cell>
          <table:table-cell table:number-columns-repeated="2"/>
          <table:table-cell table:style-name="Default" table:formula="of:=IF(MOD([.$A384];5)=0;[.$A384];&quot;&quot;)">
            <text:p/>
          </table:table-cell>
          <table:table-cell table:formula="of:=IF(ISNUMBER([.N384]);[.K38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0.7346900032" calcext:value-type="float">
            <text:p>0,7346900032</text:p>
          </table:table-cell>
          <table:table-cell office:value-type="float" office:value="0.2653099968" calcext:value-type="float">
            <text:p>0,2653099968</text:p>
          </table:table-cell>
          <table:table-cell/>
          <table:table-cell table:formula="of:=IF(AND(ISNUMBER([.B384]);ISNUMBER([.B386]));([.C386]-[.C384])/([.B386]-[.B384]);&quot;nan&quot;)" office:value-type="string" office:string-value="" calcext:value-type="error">
            <text:p>#DIV/0 !</text:p>
          </table:table-cell>
          <table:table-cell table:formula="of:=IF(ISNUMBER([.E385]);ATAN([.E385]);&quot;nan&quot;)" office:value-type="string" office:string-value="nan" calcext:value-type="string">
            <text:p>nan</text:p>
          </table:table-cell>
          <table:table-cell table:formula="of:=IF(ISNUMBER([.F385]);180*[.F385]/PI();&quot;nan&quot;)" office:value-type="string" office:string-value="nan" calcext:value-type="string">
            <text:p>nan</text:p>
          </table:table-cell>
          <table:table-cell/>
          <table:table-cell table:formula="of:=IF(ISNUMBER([.E385]);IF([.B386]&gt;=[.B384];[.E385];-1*[.E385]);&quot;nan&quot;)" office:value-type="string" office:string-value="nan" calcext:value-type="string">
            <text:p>nan</text:p>
          </table:table-cell>
          <table:table-cell table:formula="of:=IF(ISNUMBER([.F385]);180*ATAN([.I385])/PI();&quot;nan&quot;)" office:value-type="string" office:string-value="nan" calcext:value-type="string">
            <text:p>nan</text:p>
          </table:table-cell>
          <table:table-cell table:formula="of:=IF(ISNUMBER([.E385]);IF([.B386]&gt;=[.B384];[.G385];[.G385]+180);&quot;nan&quot;)" office:value-type="string" office:string-value="nan" calcext:value-type="string">
            <text:p>nan</text:p>
          </table:table-cell>
          <table:table-cell table:number-columns-repeated="2"/>
          <table:table-cell table:style-name="Default" table:formula="of:=IF(MOD([.$A385];5)=0;[.$A385];&quot;&quot;)">
            <text:p/>
          </table:table-cell>
          <table:table-cell table:formula="of:=IF(ISNUMBER([.N385]);[.K38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0.734689986" calcext:value-type="float">
            <text:p>0,7346899860</text:p>
          </table:table-cell>
          <table:table-cell office:value-type="float" office:value="0.265310014" calcext:value-type="float">
            <text:p>0,2653100140</text:p>
          </table:table-cell>
          <table:table-cell/>
          <table:table-cell table:formula="of:=IF(AND(ISNUMBER([.B385]);ISNUMBER([.B387]));([.C387]-[.C385])/([.B387]-[.B385]);&quot;nan&quot;)" office:value-type="float" office:value="-1.00000003700744" calcext:value-type="float">
            <text:p>-1,0000000370</text:p>
          </table:table-cell>
          <table:table-cell table:formula="of:=IF(ISNUMBER([.E386]);ATAN([.E386]);&quot;nan&quot;)" office:value-type="float" office:value="-0.785398181901166" calcext:value-type="float">
            <text:p>-0,7853981819</text:p>
          </table:table-cell>
          <table:table-cell table:formula="of:=IF(ISNUMBER([.F386]);180*[.F386]/PI();&quot;nan&quot;)" office:value-type="float" office:value="-45.0000010601849" calcext:value-type="float">
            <text:p>-45,00</text:p>
          </table:table-cell>
          <table:table-cell/>
          <table:table-cell table:formula="of:=IF(ISNUMBER([.E386]);IF([.B387]&gt;=[.B385];[.E386];-1*[.E386]);&quot;nan&quot;)" office:value-type="float" office:value="1.00000003700744" calcext:value-type="float">
            <text:p>1,0000000370</text:p>
          </table:table-cell>
          <table:table-cell table:formula="of:=IF(ISNUMBER([.F386]);180*ATAN([.I386])/PI();&quot;nan&quot;)" office:value-type="float" office:value="45.0000010601849" calcext:value-type="float">
            <text:p>45,00</text:p>
          </table:table-cell>
          <table:table-cell table:formula="of:=IF(ISNUMBER([.E386]);IF([.B387]&gt;=[.B385];[.G386];[.G386]+180);&quot;nan&quot;)" office:value-type="float" office:value="134.999998939815" calcext:value-type="float">
            <text:p>135,00</text:p>
          </table:table-cell>
          <table:table-cell table:number-columns-repeated="2"/>
          <table:table-cell table:style-name="Default" table:formula="of:=IF(MOD([.$A386];5)=0;[.$A386];&quot;&quot;)">
            <text:p/>
          </table:table-cell>
          <table:table-cell table:formula="of:=IF(ISNUMBER([.N386]);[.K38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0.7346900002" calcext:value-type="float">
            <text:p>0,7346900002</text:p>
          </table:table-cell>
          <table:table-cell office:value-type="float" office:value="0.2653099998" calcext:value-type="float">
            <text:p>0,2653099998</text:p>
          </table:table-cell>
          <table:table-cell/>
          <table:table-cell table:formula="of:=IF(AND(ISNUMBER([.B386]);ISNUMBER([.B388]));([.C388]-[.C386])/([.B388]-[.B386]);&quot;nan&quot;)" office:value-type="float" office:value="-1" calcext:value-type="float">
            <text:p>-1,0000000000</text:p>
          </table:table-cell>
          <table:table-cell table:formula="of:=IF(ISNUMBER([.E387]);ATAN([.E387]);&quot;nan&quot;)" office:value-type="float" office:value="-0.785398163397448" calcext:value-type="float">
            <text:p>-0,7853981634</text:p>
          </table:table-cell>
          <table:table-cell table:formula="of:=IF(ISNUMBER([.F387]);180*[.F387]/PI();&quot;nan&quot;)" office:value-type="float" office:value="-45" calcext:value-type="float">
            <text:p>-45,00</text:p>
          </table:table-cell>
          <table:table-cell/>
          <table:table-cell table:formula="of:=IF(ISNUMBER([.E387]);IF([.B388]&gt;=[.B386];[.E387];-1*[.E387]);&quot;nan&quot;)" office:value-type="float" office:value="-1" calcext:value-type="float">
            <text:p>-1,0000000000</text:p>
          </table:table-cell>
          <table:table-cell table:formula="of:=IF(ISNUMBER([.F387]);180*ATAN([.I387])/PI();&quot;nan&quot;)" office:value-type="float" office:value="-45" calcext:value-type="float">
            <text:p>-45,00</text:p>
          </table:table-cell>
          <table:table-cell table:formula="of:=IF(ISNUMBER([.E387]);IF([.B388]&gt;=[.B386];[.G387];[.G387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87];5)=0;[.$A387];&quot;&quot;)" office:value-type="float" office:value="745" calcext:value-type="float">
            <text:p>745</text:p>
          </table:table-cell>
          <table:table-cell table:formula="of:=IF(ISNUMBER([.N387]);[.K387];&quot;&quot;)" office:value-type="float" office:value="-45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0.7346899873" calcext:value-type="float">
            <text:p>0,7346899873</text:p>
          </table:table-cell>
          <table:table-cell office:value-type="float" office:value="0.2653100127" calcext:value-type="float">
            <text:p>0,2653100127</text:p>
          </table:table-cell>
          <table:table-cell/>
          <table:table-cell table:formula="of:=IF(AND(ISNUMBER([.B387]);ISNUMBER([.B389]));([.C389]-[.C387])/([.B389]-[.B387]);&quot;nan&quot;)" office:value-type="float" office:value="-1.00000002643388" calcext:value-type="float">
            <text:p>-1,0000000264</text:p>
          </table:table-cell>
          <table:table-cell table:formula="of:=IF(ISNUMBER([.E388]);ATAN([.E388]);&quot;nan&quot;)" office:value-type="float" office:value="-0.785398176614389" calcext:value-type="float">
            <text:p>-0,7853981766</text:p>
          </table:table-cell>
          <table:table-cell table:formula="of:=IF(ISNUMBER([.F388]);180*[.F388]/PI();&quot;nan&quot;)" office:value-type="float" office:value="-45.0000007572749" calcext:value-type="float">
            <text:p>-45,00</text:p>
          </table:table-cell>
          <table:table-cell/>
          <table:table-cell table:formula="of:=IF(ISNUMBER([.E388]);IF([.B389]&gt;=[.B387];[.E388];-1*[.E388]);&quot;nan&quot;)" office:value-type="float" office:value="-1.00000002643388" calcext:value-type="float">
            <text:p>-1,0000000264</text:p>
          </table:table-cell>
          <table:table-cell table:formula="of:=IF(ISNUMBER([.F388]);180*ATAN([.I388])/PI();&quot;nan&quot;)" office:value-type="float" office:value="-45.0000007572749" calcext:value-type="float">
            <text:p>-45,00</text:p>
          </table:table-cell>
          <table:table-cell table:formula="of:=IF(ISNUMBER([.E388]);IF([.B389]&gt;=[.B387];[.G388];[.G388]+180);&quot;nan&quot;)" office:value-type="float" office:value="-45.0000007572749" calcext:value-type="float">
            <text:p>-45,00</text:p>
          </table:table-cell>
          <table:table-cell table:number-columns-repeated="2"/>
          <table:table-cell table:style-name="Default" table:formula="of:=IF(MOD([.$A388];5)=0;[.$A388];&quot;&quot;)">
            <text:p/>
          </table:table-cell>
          <table:table-cell table:formula="of:=IF(ISNUMBER([.N388]);[.K38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0.7346900044" calcext:value-type="float">
            <text:p>0,7346900044</text:p>
          </table:table-cell>
          <table:table-cell office:value-type="float" office:value="0.2653099956" calcext:value-type="float">
            <text:p>0,2653099956</text:p>
          </table:table-cell>
          <table:table-cell/>
          <table:table-cell table:formula="of:=IF(AND(ISNUMBER([.B388]);ISNUMBER([.B390]));([.C390]-[.C388])/([.B390]-[.B388]);&quot;nan&quot;)" office:value-type="float" office:value="-1.00000004625929" calcext:value-type="float">
            <text:p>-1,0000000463</text:p>
          </table:table-cell>
          <table:table-cell table:formula="of:=IF(ISNUMBER([.E389]);ATAN([.E389]);&quot;nan&quot;)" office:value-type="float" office:value="-0.785398186527094" calcext:value-type="float">
            <text:p>-0,7853981865</text:p>
          </table:table-cell>
          <table:table-cell table:formula="of:=IF(ISNUMBER([.F389]);180*[.F389]/PI();&quot;nan&quot;)" office:value-type="float" office:value="-45.0000013252311" calcext:value-type="float">
            <text:p>-45,00</text:p>
          </table:table-cell>
          <table:table-cell/>
          <table:table-cell table:formula="of:=IF(ISNUMBER([.E389]);IF([.B390]&gt;=[.B388];[.E389];-1*[.E389]);&quot;nan&quot;)" office:value-type="float" office:value="1.00000004625929" calcext:value-type="float">
            <text:p>1,0000000463</text:p>
          </table:table-cell>
          <table:table-cell table:formula="of:=IF(ISNUMBER([.F389]);180*ATAN([.I389])/PI();&quot;nan&quot;)" office:value-type="float" office:value="45.0000013252311" calcext:value-type="float">
            <text:p>45,00</text:p>
          </table:table-cell>
          <table:table-cell table:formula="of:=IF(ISNUMBER([.E389]);IF([.B390]&gt;=[.B388];[.G389];[.G389]+180);&quot;nan&quot;)" office:value-type="float" office:value="134.999998674769" calcext:value-type="float">
            <text:p>135,00</text:p>
          </table:table-cell>
          <table:table-cell table:number-columns-repeated="2"/>
          <table:table-cell table:style-name="Default" table:formula="of:=IF(MOD([.$A389];5)=0;[.$A389];&quot;&quot;)">
            <text:p/>
          </table:table-cell>
          <table:table-cell table:formula="of:=IF(ISNUMBER([.N389]);[.K38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0.7346899861" calcext:value-type="float">
            <text:p>0,7346899861</text:p>
          </table:table-cell>
          <table:table-cell office:value-type="float" office:value="0.2653100139" calcext:value-type="float">
            <text:p>0,2653100139</text:p>
          </table:table-cell>
          <table:table-cell/>
          <table:table-cell table:formula="of:=IF(AND(ISNUMBER([.B389]);ISNUMBER([.B391]));([.C391]-[.C389])/([.B391]-[.B389]);&quot;nan&quot;)" office:value-type="float" office:value="-0.999999996916047" calcext:value-type="float">
            <text:p>-0,9999999969</text:p>
          </table:table-cell>
          <table:table-cell table:formula="of:=IF(ISNUMBER([.E390]);ATAN([.E390]);&quot;nan&quot;)" office:value-type="float" office:value="-0.785398161855472" calcext:value-type="float">
            <text:p>-0,7853981619</text:p>
          </table:table-cell>
          <table:table-cell table:formula="of:=IF(ISNUMBER([.F390]);180*[.F390]/PI();&quot;nan&quot;)" office:value-type="float" office:value="-44.9999999116513" calcext:value-type="float">
            <text:p>-45,00</text:p>
          </table:table-cell>
          <table:table-cell/>
          <table:table-cell table:formula="of:=IF(ISNUMBER([.E390]);IF([.B391]&gt;=[.B389];[.E390];-1*[.E390]);&quot;nan&quot;)" office:value-type="float" office:value="-0.999999996916047" calcext:value-type="float">
            <text:p>-0,9999999969</text:p>
          </table:table-cell>
          <table:table-cell table:formula="of:=IF(ISNUMBER([.F390]);180*ATAN([.I390])/PI();&quot;nan&quot;)" office:value-type="float" office:value="-44.9999999116513" calcext:value-type="float">
            <text:p>-45,00</text:p>
          </table:table-cell>
          <table:table-cell table:formula="of:=IF(ISNUMBER([.E390]);IF([.B391]&gt;=[.B389];[.G390];[.G390]+180);&quot;nan&quot;)" office:value-type="float" office:value="-44.9999999116513" calcext:value-type="float">
            <text:p>-45,00</text:p>
          </table:table-cell>
          <table:table-cell table:number-columns-repeated="2"/>
          <table:table-cell table:style-name="Default" table:formula="of:=IF(MOD([.$A390];5)=0;[.$A390];&quot;&quot;)">
            <text:p/>
          </table:table-cell>
          <table:table-cell table:formula="of:=IF(ISNUMBER([.N390]);[.K39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0.7346900224" calcext:value-type="float">
            <text:p>0,7346900224</text:p>
          </table:table-cell>
          <table:table-cell office:value-type="float" office:value="0.2653099776" calcext:value-type="float">
            <text:p>0,2653099776</text:p>
          </table:table-cell>
          <table:table-cell/>
          <table:table-cell table:formula="of:=IF(AND(ISNUMBER([.B390]);ISNUMBER([.B392]));([.C392]-[.C390])/([.B392]-[.B390]);&quot;nan&quot;)" office:value-type="float" office:value="-1" calcext:value-type="float">
            <text:p>-1,0000000000</text:p>
          </table:table-cell>
          <table:table-cell table:formula="of:=IF(ISNUMBER([.E391]);ATAN([.E391]);&quot;nan&quot;)" office:value-type="float" office:value="-0.785398163397448" calcext:value-type="float">
            <text:p>-0,7853981634</text:p>
          </table:table-cell>
          <table:table-cell table:formula="of:=IF(ISNUMBER([.F391]);180*[.F391]/PI();&quot;nan&quot;)" office:value-type="float" office:value="-45" calcext:value-type="float">
            <text:p>-45,00</text:p>
          </table:table-cell>
          <table:table-cell/>
          <table:table-cell table:formula="of:=IF(ISNUMBER([.E391]);IF([.B392]&gt;=[.B390];[.E391];-1*[.E391]);&quot;nan&quot;)" office:value-type="float" office:value="-1" calcext:value-type="float">
            <text:p>-1,0000000000</text:p>
          </table:table-cell>
          <table:table-cell table:formula="of:=IF(ISNUMBER([.F391]);180*ATAN([.I391])/PI();&quot;nan&quot;)" office:value-type="float" office:value="-45" calcext:value-type="float">
            <text:p>-45,00</text:p>
          </table:table-cell>
          <table:table-cell table:formula="of:=IF(ISNUMBER([.E391]);IF([.B392]&gt;=[.B390];[.G391];[.G391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91];5)=0;[.$A391];&quot;&quot;)">
            <text:p/>
          </table:table-cell>
          <table:table-cell table:formula="of:=IF(ISNUMBER([.N391]);[.K39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0.7346900107" calcext:value-type="float">
            <text:p>0,7346900107</text:p>
          </table:table-cell>
          <table:table-cell office:value-type="float" office:value="0.2653099893" calcext:value-type="float">
            <text:p>0,2653099893</text:p>
          </table:table-cell>
          <table:table-cell/>
          <table:table-cell table:formula="of:=IF(AND(ISNUMBER([.B391]);ISNUMBER([.B393]));([.C393]-[.C391])/([.B393]-[.B391]);&quot;nan&quot;)" office:value-type="float" office:value="-1" calcext:value-type="float">
            <text:p>-1,0000000000</text:p>
          </table:table-cell>
          <table:table-cell table:formula="of:=IF(ISNUMBER([.E392]);ATAN([.E392]);&quot;nan&quot;)" office:value-type="float" office:value="-0.785398163397448" calcext:value-type="float">
            <text:p>-0,7853981634</text:p>
          </table:table-cell>
          <table:table-cell table:formula="of:=IF(ISNUMBER([.F392]);180*[.F392]/PI();&quot;nan&quot;)" office:value-type="float" office:value="-45" calcext:value-type="float">
            <text:p>-45,00</text:p>
          </table:table-cell>
          <table:table-cell/>
          <table:table-cell table:formula="of:=IF(ISNUMBER([.E392]);IF([.B393]&gt;=[.B391];[.E392];-1*[.E392]);&quot;nan&quot;)" office:value-type="float" office:value="1" calcext:value-type="float">
            <text:p>1,0000000000</text:p>
          </table:table-cell>
          <table:table-cell table:formula="of:=IF(ISNUMBER([.F392]);180*ATAN([.I392])/PI();&quot;nan&quot;)" office:value-type="float" office:value="45" calcext:value-type="float">
            <text:p>45,00</text:p>
          </table:table-cell>
          <table:table-cell table:formula="of:=IF(ISNUMBER([.E392]);IF([.B393]&gt;=[.B391];[.G392];[.G392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392];5)=0;[.$A392];&quot;&quot;)" office:value-type="float" office:value="750" calcext:value-type="float">
            <text:p>750</text:p>
          </table:table-cell>
          <table:table-cell table:formula="of:=IF(ISNUMBER([.N392]);[.K392];&quot;&quot;)" office:value-type="float" office:value="135" calcext:value-type="float">
            <text:p>135,00</text:p>
          </table:table-cell>
          <table:table-cell table:number-columns-repeated="1009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0.7346899955" calcext:value-type="float">
            <text:p>0,7346899955</text:p>
          </table:table-cell>
          <table:table-cell office:value-type="float" office:value="0.2653100045" calcext:value-type="float">
            <text:p>0,2653100045</text:p>
          </table:table-cell>
          <table:table-cell/>
          <table:table-cell table:formula="of:=IF(AND(ISNUMBER([.B392]);ISNUMBER([.B394]));([.C394]-[.C392])/([.B394]-[.B392]);&quot;nan&quot;)" office:value-type="float" office:value="-1.00000000265604" calcext:value-type="float">
            <text:p>-1,0000000027</text:p>
          </table:table-cell>
          <table:table-cell table:formula="of:=IF(ISNUMBER([.E393]);ATAN([.E393]);&quot;nan&quot;)" office:value-type="float" office:value="-0.785398164725466" calcext:value-type="float">
            <text:p>-0,7853981647</text:p>
          </table:table-cell>
          <table:table-cell table:formula="of:=IF(ISNUMBER([.F393]);180*[.F393]/PI();&quot;nan&quot;)" office:value-type="float" office:value="-45.0000000760898" calcext:value-type="float">
            <text:p>-45,00</text:p>
          </table:table-cell>
          <table:table-cell/>
          <table:table-cell table:formula="of:=IF(ISNUMBER([.E393]);IF([.B394]&gt;=[.B392];[.E393];-1*[.E393]);&quot;nan&quot;)" office:value-type="float" office:value="-1.00000000265604" calcext:value-type="float">
            <text:p>-1,0000000027</text:p>
          </table:table-cell>
          <table:table-cell table:formula="of:=IF(ISNUMBER([.F393]);180*ATAN([.I393])/PI();&quot;nan&quot;)" office:value-type="float" office:value="-45.0000000760898" calcext:value-type="float">
            <text:p>-45,00</text:p>
          </table:table-cell>
          <table:table-cell table:formula="of:=IF(ISNUMBER([.E393]);IF([.B394]&gt;=[.B392];[.G393];[.G393]+180);&quot;nan&quot;)" office:value-type="float" office:value="-45.0000000760898" calcext:value-type="float">
            <text:p>-45,00</text:p>
          </table:table-cell>
          <table:table-cell table:number-columns-repeated="2"/>
          <table:table-cell table:style-name="Default" table:formula="of:=IF(MOD([.$A393];5)=0;[.$A393];&quot;&quot;)">
            <text:p/>
          </table:table-cell>
          <table:table-cell table:formula="of:=IF(ISNUMBER([.N393]);[.K39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0.7346900316" calcext:value-type="float">
            <text:p>0,7346900316</text:p>
          </table:table-cell>
          <table:table-cell office:value-type="float" office:value="0.2653099684" calcext:value-type="float">
            <text:p>0,2653099684</text:p>
          </table:table-cell>
          <table:table-cell/>
          <table:table-cell table:formula="of:=IF(AND(ISNUMBER([.B393]);ISNUMBER([.B395]));([.C395]-[.C393])/([.B395]-[.B393]);&quot;nan&quot;)" office:value-type="float" office:value="-1" calcext:value-type="float">
            <text:p>-1,0000000000</text:p>
          </table:table-cell>
          <table:table-cell table:formula="of:=IF(ISNUMBER([.E394]);ATAN([.E394]);&quot;nan&quot;)" office:value-type="float" office:value="-0.785398163397448" calcext:value-type="float">
            <text:p>-0,7853981634</text:p>
          </table:table-cell>
          <table:table-cell table:formula="of:=IF(ISNUMBER([.F394]);180*[.F394]/PI();&quot;nan&quot;)" office:value-type="float" office:value="-45" calcext:value-type="float">
            <text:p>-45,00</text:p>
          </table:table-cell>
          <table:table-cell/>
          <table:table-cell table:formula="of:=IF(ISNUMBER([.E394]);IF([.B395]&gt;=[.B393];[.E394];-1*[.E394]);&quot;nan&quot;)" office:value-type="float" office:value="-1" calcext:value-type="float">
            <text:p>-1,0000000000</text:p>
          </table:table-cell>
          <table:table-cell table:formula="of:=IF(ISNUMBER([.F394]);180*ATAN([.I394])/PI();&quot;nan&quot;)" office:value-type="float" office:value="-45" calcext:value-type="float">
            <text:p>-45,00</text:p>
          </table:table-cell>
          <table:table-cell table:formula="of:=IF(ISNUMBER([.E394]);IF([.B395]&gt;=[.B393];[.G394];[.G394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94];5)=0;[.$A394];&quot;&quot;)">
            <text:p/>
          </table:table-cell>
          <table:table-cell table:formula="of:=IF(ISNUMBER([.N394]);[.K39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0.734690017" calcext:value-type="float">
            <text:p>0,7346900170</text:p>
          </table:table-cell>
          <table:table-cell office:value-type="float" office:value="0.265309983" calcext:value-type="float">
            <text:p>0,2653099830</text:p>
          </table:table-cell>
          <table:table-cell/>
          <table:table-cell table:formula="of:=IF(AND(ISNUMBER([.B394]);ISNUMBER([.B396]));([.C396]-[.C394])/([.B396]-[.B394]);&quot;nan&quot;)" office:value-type="float" office:value="-1.0000000048694" calcext:value-type="float">
            <text:p>-1,0000000049</text:p>
          </table:table-cell>
          <table:table-cell table:formula="of:=IF(ISNUMBER([.E395]);ATAN([.E395]);&quot;nan&quot;)" office:value-type="float" office:value="-0.785398165832148" calcext:value-type="float">
            <text:p>-0,7853981658</text:p>
          </table:table-cell>
          <table:table-cell table:formula="of:=IF(ISNUMBER([.F395]);180*[.F395]/PI();&quot;nan&quot;)" office:value-type="float" office:value="-45.000000139498" calcext:value-type="float">
            <text:p>-45,00</text:p>
          </table:table-cell>
          <table:table-cell/>
          <table:table-cell table:formula="of:=IF(ISNUMBER([.E395]);IF([.B396]&gt;=[.B394];[.E395];-1*[.E395]);&quot;nan&quot;)" office:value-type="float" office:value="1.0000000048694" calcext:value-type="float">
            <text:p>1,0000000049</text:p>
          </table:table-cell>
          <table:table-cell table:formula="of:=IF(ISNUMBER([.F395]);180*ATAN([.I395])/PI();&quot;nan&quot;)" office:value-type="float" office:value="45.000000139498" calcext:value-type="float">
            <text:p>45,00</text:p>
          </table:table-cell>
          <table:table-cell table:formula="of:=IF(ISNUMBER([.E395]);IF([.B396]&gt;=[.B394];[.G395];[.G395]+180);&quot;nan&quot;)" office:value-type="float" office:value="134.999999860502" calcext:value-type="float">
            <text:p>135,00</text:p>
          </table:table-cell>
          <table:table-cell table:number-columns-repeated="2"/>
          <table:table-cell table:style-name="Default" table:formula="of:=IF(MOD([.$A395];5)=0;[.$A395];&quot;&quot;)">
            <text:p/>
          </table:table-cell>
          <table:table-cell table:formula="of:=IF(ISNUMBER([.N395]);[.K39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0.7346900202" calcext:value-type="float">
            <text:p>0,7346900202</text:p>
          </table:table-cell>
          <table:table-cell office:value-type="float" office:value="0.2653099798" calcext:value-type="float">
            <text:p>0,2653099798</text:p>
          </table:table-cell>
          <table:table-cell/>
          <table:table-cell table:formula="of:=IF(AND(ISNUMBER([.B395]);ISNUMBER([.B397]));([.C397]-[.C395])/([.B397]-[.B395]);&quot;nan&quot;)" office:value-type="float" office:value="-0.999999996347951" calcext:value-type="float">
            <text:p>-0,9999999963</text:p>
          </table:table-cell>
          <table:table-cell table:formula="of:=IF(ISNUMBER([.E396]);ATAN([.E396]);&quot;nan&quot;)" office:value-type="float" office:value="-0.785398161571424" calcext:value-type="float">
            <text:p>-0,7853981616</text:p>
          </table:table-cell>
          <table:table-cell table:formula="of:=IF(ISNUMBER([.F396]);180*[.F396]/PI();&quot;nan&quot;)" office:value-type="float" office:value="-44.9999998953765" calcext:value-type="float">
            <text:p>-45,00</text:p>
          </table:table-cell>
          <table:table-cell/>
          <table:table-cell table:formula="of:=IF(ISNUMBER([.E396]);IF([.B397]&gt;=[.B395];[.E396];-1*[.E396]);&quot;nan&quot;)" office:value-type="float" office:value="0.999999996347951" calcext:value-type="float">
            <text:p>0,9999999963</text:p>
          </table:table-cell>
          <table:table-cell table:formula="of:=IF(ISNUMBER([.F396]);180*ATAN([.I396])/PI();&quot;nan&quot;)" office:value-type="float" office:value="44.9999998953765" calcext:value-type="float">
            <text:p>45,00</text:p>
          </table:table-cell>
          <table:table-cell table:formula="of:=IF(ISNUMBER([.E396]);IF([.B397]&gt;=[.B395];[.G396];[.G396]+180);&quot;nan&quot;)" office:value-type="float" office:value="135.000000104624" calcext:value-type="float">
            <text:p>135,00</text:p>
          </table:table-cell>
          <table:table-cell table:number-columns-repeated="2"/>
          <table:table-cell table:style-name="Default" table:formula="of:=IF(MOD([.$A396];5)=0;[.$A396];&quot;&quot;)">
            <text:p/>
          </table:table-cell>
          <table:table-cell table:formula="of:=IF(ISNUMBER([.N396]);[.K39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0.7346900018" calcext:value-type="float">
            <text:p>0,7346900018</text:p>
          </table:table-cell>
          <table:table-cell office:value-type="float" office:value="0.2653099982" calcext:value-type="float">
            <text:p>0,2653099982</text:p>
          </table:table-cell>
          <table:table-cell/>
          <table:table-cell table:formula="of:=IF(AND(ISNUMBER([.B396]);ISNUMBER([.B398]));([.C398]-[.C396])/([.B398]-[.B396]);&quot;nan&quot;)" office:value-type="float" office:value="-0.999999998896399" calcext:value-type="float">
            <text:p>-0,9999999989</text:p>
          </table:table-cell>
          <table:table-cell table:formula="of:=IF(ISNUMBER([.E397]);ATAN([.E397]);&quot;nan&quot;)" office:value-type="float" office:value="-0.785398162845648" calcext:value-type="float">
            <text:p>-0,7853981628</text:p>
          </table:table-cell>
          <table:table-cell table:formula="of:=IF(ISNUMBER([.F397]);180*[.F397]/PI();&quot;nan&quot;)" office:value-type="float" office:value="-44.9999999683842" calcext:value-type="float">
            <text:p>-45,00</text:p>
          </table:table-cell>
          <table:table-cell/>
          <table:table-cell table:formula="of:=IF(ISNUMBER([.E397]);IF([.B398]&gt;=[.B396];[.E397];-1*[.E397]);&quot;nan&quot;)" office:value-type="float" office:value="0.999999998896399" calcext:value-type="float">
            <text:p>0,9999999989</text:p>
          </table:table-cell>
          <table:table-cell table:formula="of:=IF(ISNUMBER([.F397]);180*ATAN([.I397])/PI();&quot;nan&quot;)" office:value-type="float" office:value="44.9999999683842" calcext:value-type="float">
            <text:p>45,00</text:p>
          </table:table-cell>
          <table:table-cell table:formula="of:=IF(ISNUMBER([.E397]);IF([.B398]&gt;=[.B396];[.G397];[.G397]+180);&quot;nan&quot;)" office:value-type="float" office:value="135.000000031616" calcext:value-type="float">
            <text:p>135,00</text:p>
          </table:table-cell>
          <table:table-cell table:number-columns-repeated="2"/>
          <table:table-cell table:style-name="Default" table:formula="of:=IF(MOD([.$A397];5)=0;[.$A397];&quot;&quot;)" office:value-type="float" office:value="755" calcext:value-type="float">
            <text:p>755</text:p>
          </table:table-cell>
          <table:table-cell table:formula="of:=IF(ISNUMBER([.N397]);[.K397];&quot;&quot;)" office:value-type="float" office:value="135.000000031616" calcext:value-type="float">
            <text:p>135,00</text:p>
          </table:table-cell>
          <table:table-cell table:number-columns-repeated="1009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0.7346899699" calcext:value-type="float">
            <text:p>0,7346899699</text:p>
          </table:table-cell>
          <table:table-cell office:value-type="float" office:value="0.2653100301" calcext:value-type="float">
            <text:p>0,2653100301</text:p>
          </table:table-cell>
          <table:table-cell/>
          <table:table-cell table:formula="of:=IF(AND(ISNUMBER([.B397]);ISNUMBER([.B399]));([.C399]-[.C397])/([.B399]-[.B397]);&quot;nan&quot;)" office:value-type="float" office:value="-0.999999997182175" calcext:value-type="float">
            <text:p>-0,9999999972</text:p>
          </table:table-cell>
          <table:table-cell table:formula="of:=IF(ISNUMBER([.E398]);ATAN([.E398]);&quot;nan&quot;)" office:value-type="float" office:value="-0.785398161988536" calcext:value-type="float">
            <text:p>-0,7853981620</text:p>
          </table:table-cell>
          <table:table-cell table:formula="of:=IF(ISNUMBER([.F398]);180*[.F398]/PI();&quot;nan&quot;)" office:value-type="float" office:value="-44.9999999192753" calcext:value-type="float">
            <text:p>-45,00</text:p>
          </table:table-cell>
          <table:table-cell/>
          <table:table-cell table:formula="of:=IF(ISNUMBER([.E398]);IF([.B399]&gt;=[.B397];[.E398];-1*[.E398]);&quot;nan&quot;)" office:value-type="float" office:value="-0.999999997182175" calcext:value-type="float">
            <text:p>-0,9999999972</text:p>
          </table:table-cell>
          <table:table-cell table:formula="of:=IF(ISNUMBER([.F398]);180*ATAN([.I398])/PI();&quot;nan&quot;)" office:value-type="float" office:value="-44.9999999192753" calcext:value-type="float">
            <text:p>-45,00</text:p>
          </table:table-cell>
          <table:table-cell table:formula="of:=IF(ISNUMBER([.E398]);IF([.B399]&gt;=[.B397];[.G398];[.G398]+180);&quot;nan&quot;)" office:value-type="float" office:value="-44.9999999192753" calcext:value-type="float">
            <text:p>-45,00</text:p>
          </table:table-cell>
          <table:table-cell table:number-columns-repeated="2"/>
          <table:table-cell table:style-name="Default" table:formula="of:=IF(MOD([.$A398];5)=0;[.$A398];&quot;&quot;)">
            <text:p/>
          </table:table-cell>
          <table:table-cell table:formula="of:=IF(ISNUMBER([.N398]);[.K39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0.7346900215" calcext:value-type="float">
            <text:p>0,7346900215</text:p>
          </table:table-cell>
          <table:table-cell office:value-type="float" office:value="0.2653099785" calcext:value-type="float">
            <text:p>0,2653099785</text:p>
          </table:table-cell>
          <table:table-cell/>
          <table:table-cell table:formula="of:=IF(AND(ISNUMBER([.B398]);ISNUMBER([.B400]));([.C400]-[.C398])/([.B400]-[.B398]);&quot;nan&quot;)" office:value-type="float" office:value="-1" calcext:value-type="float">
            <text:p>-1,0000000000</text:p>
          </table:table-cell>
          <table:table-cell table:formula="of:=IF(ISNUMBER([.E399]);ATAN([.E399]);&quot;nan&quot;)" office:value-type="float" office:value="-0.785398163397448" calcext:value-type="float">
            <text:p>-0,7853981634</text:p>
          </table:table-cell>
          <table:table-cell table:formula="of:=IF(ISNUMBER([.F399]);180*[.F399]/PI();&quot;nan&quot;)" office:value-type="float" office:value="-45" calcext:value-type="float">
            <text:p>-45,00</text:p>
          </table:table-cell>
          <table:table-cell/>
          <table:table-cell table:formula="of:=IF(ISNUMBER([.E399]);IF([.B400]&gt;=[.B398];[.E399];-1*[.E399]);&quot;nan&quot;)" office:value-type="float" office:value="-1" calcext:value-type="float">
            <text:p>-1,0000000000</text:p>
          </table:table-cell>
          <table:table-cell table:formula="of:=IF(ISNUMBER([.F399]);180*ATAN([.I399])/PI();&quot;nan&quot;)" office:value-type="float" office:value="-45" calcext:value-type="float">
            <text:p>-45,00</text:p>
          </table:table-cell>
          <table:table-cell table:formula="of:=IF(ISNUMBER([.E399]);IF([.B400]&gt;=[.B398];[.G399];[.G399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399];5)=0;[.$A399];&quot;&quot;)">
            <text:p/>
          </table:table-cell>
          <table:table-cell table:formula="of:=IF(ISNUMBER([.N399]);[.K39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0.7346899885" calcext:value-type="float">
            <text:p>0,7346899885</text:p>
          </table:table-cell>
          <table:table-cell office:value-type="float" office:value="0.2653100115" calcext:value-type="float">
            <text:p>0,2653100115</text:p>
          </table:table-cell>
          <table:table-cell/>
          <table:table-cell table:formula="of:=IF(AND(ISNUMBER([.B399]);ISNUMBER([.B401]));([.C401]-[.C399])/([.B401]-[.B399]);&quot;nan&quot;)" office:value-type="float" office:value="-1.0000000052369" calcext:value-type="float">
            <text:p>-1,0000000052</text:p>
          </table:table-cell>
          <table:table-cell table:formula="of:=IF(ISNUMBER([.E400]);ATAN([.E400]);&quot;nan&quot;)" office:value-type="float" office:value="-0.785398166015899" calcext:value-type="float">
            <text:p>-0,7853981660</text:p>
          </table:table-cell>
          <table:table-cell table:formula="of:=IF(ISNUMBER([.F400]);180*[.F400]/PI();&quot;nan&quot;)" office:value-type="float" office:value="-45.0000001500262" calcext:value-type="float">
            <text:p>-45,00</text:p>
          </table:table-cell>
          <table:table-cell/>
          <table:table-cell table:formula="of:=IF(ISNUMBER([.E400]);IF([.B401]&gt;=[.B399];[.E400];-1*[.E400]);&quot;nan&quot;)" office:value-type="float" office:value="1.0000000052369" calcext:value-type="float">
            <text:p>1,0000000052</text:p>
          </table:table-cell>
          <table:table-cell table:formula="of:=IF(ISNUMBER([.F400]);180*ATAN([.I400])/PI();&quot;nan&quot;)" office:value-type="float" office:value="45.0000001500262" calcext:value-type="float">
            <text:p>45,00</text:p>
          </table:table-cell>
          <table:table-cell table:formula="of:=IF(ISNUMBER([.E400]);IF([.B401]&gt;=[.B399];[.G400];[.G400]+180);&quot;nan&quot;)" office:value-type="float" office:value="134.999999849974" calcext:value-type="float">
            <text:p>135,00</text:p>
          </table:table-cell>
          <table:table-cell table:number-columns-repeated="2"/>
          <table:table-cell table:style-name="Default" table:formula="of:=IF(MOD([.$A400];5)=0;[.$A400];&quot;&quot;)">
            <text:p/>
          </table:table-cell>
          <table:table-cell table:formula="of:=IF(ISNUMBER([.N400]);[.K40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0.7346900109" calcext:value-type="float">
            <text:p>0,7346900109</text:p>
          </table:table-cell>
          <table:table-cell office:value-type="float" office:value="0.2653099891" calcext:value-type="float">
            <text:p>0,2653099891</text:p>
          </table:table-cell>
          <table:table-cell/>
          <table:table-cell table:formula="of:=IF(AND(ISNUMBER([.B400]);ISNUMBER([.B402]));([.C402]-[.C400])/([.B402]-[.B400]);&quot;nan&quot;)" office:value-type="float" office:value="-1" calcext:value-type="float">
            <text:p>-1,0000000000</text:p>
          </table:table-cell>
          <table:table-cell table:formula="of:=IF(ISNUMBER([.E401]);ATAN([.E401]);&quot;nan&quot;)" office:value-type="float" office:value="-0.785398163397448" calcext:value-type="float">
            <text:p>-0,7853981634</text:p>
          </table:table-cell>
          <table:table-cell table:formula="of:=IF(ISNUMBER([.F401]);180*[.F401]/PI();&quot;nan&quot;)" office:value-type="float" office:value="-45" calcext:value-type="float">
            <text:p>-45,00</text:p>
          </table:table-cell>
          <table:table-cell/>
          <table:table-cell table:formula="of:=IF(ISNUMBER([.E401]);IF([.B402]&gt;=[.B400];[.E401];-1*[.E401]);&quot;nan&quot;)" office:value-type="float" office:value="1" calcext:value-type="float">
            <text:p>1,0000000000</text:p>
          </table:table-cell>
          <table:table-cell table:formula="of:=IF(ISNUMBER([.F401]);180*ATAN([.I401])/PI();&quot;nan&quot;)" office:value-type="float" office:value="45" calcext:value-type="float">
            <text:p>45,00</text:p>
          </table:table-cell>
          <table:table-cell table:formula="of:=IF(ISNUMBER([.E401]);IF([.B402]&gt;=[.B400];[.G401];[.G401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401];5)=0;[.$A401];&quot;&quot;)">
            <text:p/>
          </table:table-cell>
          <table:table-cell table:formula="of:=IF(ISNUMBER([.N401]);[.K40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0.734689952" calcext:value-type="float">
            <text:p>0,7346899520</text:p>
          </table:table-cell>
          <table:table-cell office:value-type="float" office:value="0.265310048" calcext:value-type="float">
            <text:p>0,2653100480</text:p>
          </table:table-cell>
          <table:table-cell/>
          <table:table-cell table:formula="of:=IF(AND(ISNUMBER([.B401]);ISNUMBER([.B403]));([.C403]-[.C401])/([.B403]-[.B401]);&quot;nan&quot;)" office:value-type="float" office:value="-0.999999998940627" calcext:value-type="float">
            <text:p>-0,9999999989</text:p>
          </table:table-cell>
          <table:table-cell table:formula="of:=IF(ISNUMBER([.E402]);ATAN([.E402]);&quot;nan&quot;)" office:value-type="float" office:value="-0.785398162867762" calcext:value-type="float">
            <text:p>-0,7853981629</text:p>
          </table:table-cell>
          <table:table-cell table:formula="of:=IF(ISNUMBER([.F402]);180*[.F402]/PI();&quot;nan&quot;)" office:value-type="float" office:value="-44.9999999696512" calcext:value-type="float">
            <text:p>-45,00</text:p>
          </table:table-cell>
          <table:table-cell/>
          <table:table-cell table:formula="of:=IF(ISNUMBER([.E402]);IF([.B403]&gt;=[.B401];[.E402];-1*[.E402]);&quot;nan&quot;)" office:value-type="float" office:value="0.999999998940627" calcext:value-type="float">
            <text:p>0,9999999989</text:p>
          </table:table-cell>
          <table:table-cell table:formula="of:=IF(ISNUMBER([.F402]);180*ATAN([.I402])/PI();&quot;nan&quot;)" office:value-type="float" office:value="44.9999999696512" calcext:value-type="float">
            <text:p>45,00</text:p>
          </table:table-cell>
          <table:table-cell table:formula="of:=IF(ISNUMBER([.E402]);IF([.B403]&gt;=[.B401];[.G402];[.G402]+180);&quot;nan&quot;)" office:value-type="float" office:value="135.000000030349" calcext:value-type="float">
            <text:p>135,00</text:p>
          </table:table-cell>
          <table:table-cell table:number-columns-repeated="2"/>
          <table:table-cell table:style-name="Default" table:formula="of:=IF(MOD([.$A402];5)=0;[.$A402];&quot;&quot;)" office:value-type="float" office:value="760" calcext:value-type="float">
            <text:p>760</text:p>
          </table:table-cell>
          <table:table-cell table:formula="of:=IF(ISNUMBER([.N402]);[.K402];&quot;&quot;)" office:value-type="float" office:value="135.000000030349" calcext:value-type="float">
            <text:p>135,00</text:p>
          </table:table-cell>
          <table:table-cell table:number-columns-repeated="1009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0.7346899585" calcext:value-type="float">
            <text:p>0,7346899585</text:p>
          </table:table-cell>
          <table:table-cell office:value-type="float" office:value="0.2653100415" calcext:value-type="float">
            <text:p>0,2653100415</text:p>
          </table:table-cell>
          <table:table-cell/>
          <table:table-cell table:formula="of:=IF(AND(ISNUMBER([.B402]);ISNUMBER([.B404]));([.C404]-[.C402])/([.B404]-[.B402]);&quot;nan&quot;)" office:value-type="float" office:value="-0.999999999444333" calcext:value-type="float">
            <text:p>-0,9999999994</text:p>
          </table:table-cell>
          <table:table-cell table:formula="of:=IF(ISNUMBER([.E403]);ATAN([.E403]);&quot;nan&quot;)" office:value-type="float" office:value="-0.785398163119615" calcext:value-type="float">
            <text:p>-0,7853981631</text:p>
          </table:table-cell>
          <table:table-cell table:formula="of:=IF(ISNUMBER([.F403]);180*[.F403]/PI();&quot;nan&quot;)" office:value-type="float" office:value="-44.9999999840813" calcext:value-type="float">
            <text:p>-45,00</text:p>
          </table:table-cell>
          <table:table-cell/>
          <table:table-cell table:formula="of:=IF(ISNUMBER([.E403]);IF([.B404]&gt;=[.B402];[.E403];-1*[.E403]);&quot;nan&quot;)" office:value-type="float" office:value="-0.999999999444333" calcext:value-type="float">
            <text:p>-0,9999999994</text:p>
          </table:table-cell>
          <table:table-cell table:formula="of:=IF(ISNUMBER([.F403]);180*ATAN([.I403])/PI();&quot;nan&quot;)" office:value-type="float" office:value="-44.9999999840813" calcext:value-type="float">
            <text:p>-45,00</text:p>
          </table:table-cell>
          <table:table-cell table:formula="of:=IF(ISNUMBER([.E403]);IF([.B404]&gt;=[.B402];[.G403];[.G403]+180);&quot;nan&quot;)" office:value-type="float" office:value="-44.9999999840813" calcext:value-type="float">
            <text:p>-45,00</text:p>
          </table:table-cell>
          <table:table-cell table:number-columns-repeated="2"/>
          <table:table-cell table:style-name="Default" table:formula="of:=IF(MOD([.$A403];5)=0;[.$A403];&quot;&quot;)">
            <text:p/>
          </table:table-cell>
          <table:table-cell table:formula="of:=IF(ISNUMBER([.N403]);[.K40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0.7346900519" calcext:value-type="float">
            <text:p>0,7346900519</text:p>
          </table:table-cell>
          <table:table-cell office:value-type="float" office:value="0.2653099481" calcext:value-type="float">
            <text:p>0,2653099481</text:p>
          </table:table-cell>
          <table:table-cell/>
          <table:table-cell table:formula="of:=IF(AND(ISNUMBER([.B403]);ISNUMBER([.B405]));([.C405]-[.C403])/([.B405]-[.B403]);&quot;nan&quot;)" office:value-type="float" office:value="-1" calcext:value-type="float">
            <text:p>-1,0000000000</text:p>
          </table:table-cell>
          <table:table-cell table:formula="of:=IF(ISNUMBER([.E404]);ATAN([.E404]);&quot;nan&quot;)" office:value-type="float" office:value="-0.785398163397448" calcext:value-type="float">
            <text:p>-0,7853981634</text:p>
          </table:table-cell>
          <table:table-cell table:formula="of:=IF(ISNUMBER([.F404]);180*[.F404]/PI();&quot;nan&quot;)" office:value-type="float" office:value="-45" calcext:value-type="float">
            <text:p>-45,00</text:p>
          </table:table-cell>
          <table:table-cell/>
          <table:table-cell table:formula="of:=IF(ISNUMBER([.E404]);IF([.B405]&gt;=[.B403];[.E404];-1*[.E404]);&quot;nan&quot;)" office:value-type="float" office:value="-1" calcext:value-type="float">
            <text:p>-1,0000000000</text:p>
          </table:table-cell>
          <table:table-cell table:formula="of:=IF(ISNUMBER([.F404]);180*ATAN([.I404])/PI();&quot;nan&quot;)" office:value-type="float" office:value="-45" calcext:value-type="float">
            <text:p>-45,00</text:p>
          </table:table-cell>
          <table:table-cell table:formula="of:=IF(ISNUMBER([.E404]);IF([.B405]&gt;=[.B403];[.G404];[.G404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04];5)=0;[.$A404];&quot;&quot;)">
            <text:p/>
          </table:table-cell>
          <table:table-cell table:formula="of:=IF(ISNUMBER([.N404]);[.K40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0.7346899877" calcext:value-type="float">
            <text:p>0,7346899877</text:p>
          </table:table-cell>
          <table:table-cell office:value-type="float" office:value="0.2653100123" calcext:value-type="float">
            <text:p>0,2653100123</text:p>
          </table:table-cell>
          <table:table-cell/>
          <table:table-cell table:formula="of:=IF(AND(ISNUMBER([.B404]);ISNUMBER([.B406]));([.C406]-[.C404])/([.B406]-[.B404]);&quot;nan&quot;)" office:value-type="float" office:value="-1" calcext:value-type="float">
            <text:p>-1,0000000000</text:p>
          </table:table-cell>
          <table:table-cell table:formula="of:=IF(ISNUMBER([.E405]);ATAN([.E405]);&quot;nan&quot;)" office:value-type="float" office:value="-0.785398163397448" calcext:value-type="float">
            <text:p>-0,7853981634</text:p>
          </table:table-cell>
          <table:table-cell table:formula="of:=IF(ISNUMBER([.F405]);180*[.F405]/PI();&quot;nan&quot;)" office:value-type="float" office:value="-45" calcext:value-type="float">
            <text:p>-45,00</text:p>
          </table:table-cell>
          <table:table-cell/>
          <table:table-cell table:formula="of:=IF(ISNUMBER([.E405]);IF([.B406]&gt;=[.B404];[.E405];-1*[.E405]);&quot;nan&quot;)" office:value-type="float" office:value="1" calcext:value-type="float">
            <text:p>1,0000000000</text:p>
          </table:table-cell>
          <table:table-cell table:formula="of:=IF(ISNUMBER([.F405]);180*ATAN([.I405])/PI();&quot;nan&quot;)" office:value-type="float" office:value="45" calcext:value-type="float">
            <text:p>45,00</text:p>
          </table:table-cell>
          <table:table-cell table:formula="of:=IF(ISNUMBER([.E405]);IF([.B406]&gt;=[.B404];[.G405];[.G405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405];5)=0;[.$A405];&quot;&quot;)">
            <text:p/>
          </table:table-cell>
          <table:table-cell table:formula="of:=IF(ISNUMBER([.N405]);[.K40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0.7346899555" calcext:value-type="float">
            <text:p>0,7346899555</text:p>
          </table:table-cell>
          <table:table-cell office:value-type="float" office:value="0.2653100445" calcext:value-type="float">
            <text:p>0,2653100445</text:p>
          </table:table-cell>
          <table:table-cell/>
          <table:table-cell table:formula="of:=IF(AND(ISNUMBER([.B405]);ISNUMBER([.B407]));([.C407]-[.C405])/([.B407]-[.B405]);&quot;nan&quot;)" office:value-type="float" office:value="-0.999999999194323" calcext:value-type="float">
            <text:p>-0,9999999992</text:p>
          </table:table-cell>
          <table:table-cell table:formula="of:=IF(ISNUMBER([.E406]);ATAN([.E406]);&quot;nan&quot;)" office:value-type="float" office:value="-0.78539816299461" calcext:value-type="float">
            <text:p>-0,7853981630</text:p>
          </table:table-cell>
          <table:table-cell table:formula="of:=IF(ISNUMBER([.F406]);180*[.F406]/PI();&quot;nan&quot;)" office:value-type="float" office:value="-44.9999999769191" calcext:value-type="float">
            <text:p>-45,00</text:p>
          </table:table-cell>
          <table:table-cell/>
          <table:table-cell table:formula="of:=IF(ISNUMBER([.E406]);IF([.B407]&gt;=[.B405];[.E406];-1*[.E406]);&quot;nan&quot;)" office:value-type="float" office:value="0.999999999194323" calcext:value-type="float">
            <text:p>0,9999999992</text:p>
          </table:table-cell>
          <table:table-cell table:formula="of:=IF(ISNUMBER([.F406]);180*ATAN([.I406])/PI();&quot;nan&quot;)" office:value-type="float" office:value="44.9999999769191" calcext:value-type="float">
            <text:p>45,00</text:p>
          </table:table-cell>
          <table:table-cell table:formula="of:=IF(ISNUMBER([.E406]);IF([.B407]&gt;=[.B405];[.G406];[.G406]+180);&quot;nan&quot;)" office:value-type="float" office:value="135.000000023081" calcext:value-type="float">
            <text:p>135,00</text:p>
          </table:table-cell>
          <table:table-cell table:number-columns-repeated="2"/>
          <table:table-cell table:style-name="Default" table:formula="of:=IF(MOD([.$A406];5)=0;[.$A406];&quot;&quot;)">
            <text:p/>
          </table:table-cell>
          <table:table-cell table:formula="of:=IF(ISNUMBER([.N406]);[.K40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0.7346899188" calcext:value-type="float">
            <text:p>0,7346899188</text:p>
          </table:table-cell>
          <table:table-cell office:value-type="float" office:value="0.2653100812" calcext:value-type="float">
            <text:p>0,2653100812</text:p>
          </table:table-cell>
          <table:table-cell/>
          <table:table-cell table:formula="of:=IF(AND(ISNUMBER([.B406]);ISNUMBER([.B408]));([.C408]-[.C406])/([.B408]-[.B406]);&quot;nan&quot;)" office:value-type="float" office:value="-1" calcext:value-type="float">
            <text:p>-1,0000000000</text:p>
          </table:table-cell>
          <table:table-cell table:formula="of:=IF(ISNUMBER([.E407]);ATAN([.E407]);&quot;nan&quot;)" office:value-type="float" office:value="-0.785398163397448" calcext:value-type="float">
            <text:p>-0,7853981634</text:p>
          </table:table-cell>
          <table:table-cell table:formula="of:=IF(ISNUMBER([.F407]);180*[.F407]/PI();&quot;nan&quot;)" office:value-type="float" office:value="-45" calcext:value-type="float">
            <text:p>-45,00</text:p>
          </table:table-cell>
          <table:table-cell/>
          <table:table-cell table:formula="of:=IF(ISNUMBER([.E407]);IF([.B408]&gt;=[.B406];[.E407];-1*[.E407]);&quot;nan&quot;)" office:value-type="float" office:value="-1" calcext:value-type="float">
            <text:p>-1,0000000000</text:p>
          </table:table-cell>
          <table:table-cell table:formula="of:=IF(ISNUMBER([.F407]);180*ATAN([.I407])/PI();&quot;nan&quot;)" office:value-type="float" office:value="-45" calcext:value-type="float">
            <text:p>-45,00</text:p>
          </table:table-cell>
          <table:table-cell table:formula="of:=IF(ISNUMBER([.E407]);IF([.B408]&gt;=[.B406];[.G407];[.G407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07];5)=0;[.$A407];&quot;&quot;)" office:value-type="float" office:value="765" calcext:value-type="float">
            <text:p>765</text:p>
          </table:table-cell>
          <table:table-cell table:formula="of:=IF(ISNUMBER([.N407]);[.K407];&quot;&quot;)" office:value-type="float" office:value="-45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0.7346900536" calcext:value-type="float">
            <text:p>0,7346900536</text:p>
          </table:table-cell>
          <table:table-cell office:value-type="float" office:value="0.2653099464" calcext:value-type="float">
            <text:p>0,2653099464</text:p>
          </table:table-cell>
          <table:table-cell/>
          <table:table-cell table:formula="of:=IF(AND(ISNUMBER([.B407]);ISNUMBER([.B409]));([.C409]-[.C407])/([.B409]-[.B407]);&quot;nan&quot;)" office:value-type="float" office:value="-1" calcext:value-type="float">
            <text:p>-1,0000000000</text:p>
          </table:table-cell>
          <table:table-cell table:formula="of:=IF(ISNUMBER([.E408]);ATAN([.E408]);&quot;nan&quot;)" office:value-type="float" office:value="-0.785398163397448" calcext:value-type="float">
            <text:p>-0,7853981634</text:p>
          </table:table-cell>
          <table:table-cell table:formula="of:=IF(ISNUMBER([.F408]);180*[.F408]/PI();&quot;nan&quot;)" office:value-type="float" office:value="-45" calcext:value-type="float">
            <text:p>-45,00</text:p>
          </table:table-cell>
          <table:table-cell/>
          <table:table-cell table:formula="of:=IF(ISNUMBER([.E408]);IF([.B409]&gt;=[.B407];[.E408];-1*[.E408]);&quot;nan&quot;)" office:value-type="float" office:value="-1" calcext:value-type="float">
            <text:p>-1,0000000000</text:p>
          </table:table-cell>
          <table:table-cell table:formula="of:=IF(ISNUMBER([.F408]);180*ATAN([.I408])/PI();&quot;nan&quot;)" office:value-type="float" office:value="-45" calcext:value-type="float">
            <text:p>-45,00</text:p>
          </table:table-cell>
          <table:table-cell table:formula="of:=IF(ISNUMBER([.E408]);IF([.B409]&gt;=[.B407];[.G408];[.G408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08];5)=0;[.$A408];&quot;&quot;)">
            <text:p/>
          </table:table-cell>
          <table:table-cell table:formula="of:=IF(ISNUMBER([.N408]);[.K40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0.7346900904" calcext:value-type="float">
            <text:p>0,7346900904</text:p>
          </table:table-cell>
          <table:table-cell office:value-type="float" office:value="0.2653099096" calcext:value-type="float">
            <text:p>0,2653099096</text:p>
          </table:table-cell>
          <table:table-cell/>
          <table:table-cell table:formula="of:=IF(AND(ISNUMBER([.B408]);ISNUMBER([.B410]));([.C410]-[.C408])/([.B410]-[.B408]);&quot;nan&quot;)" office:value-type="float" office:value="-1" calcext:value-type="float">
            <text:p>-1,0000000000</text:p>
          </table:table-cell>
          <table:table-cell table:formula="of:=IF(ISNUMBER([.E409]);ATAN([.E409]);&quot;nan&quot;)" office:value-type="float" office:value="-0.785398163397448" calcext:value-type="float">
            <text:p>-0,7853981634</text:p>
          </table:table-cell>
          <table:table-cell table:formula="of:=IF(ISNUMBER([.F409]);180*[.F409]/PI();&quot;nan&quot;)" office:value-type="float" office:value="-45" calcext:value-type="float">
            <text:p>-45,00</text:p>
          </table:table-cell>
          <table:table-cell/>
          <table:table-cell table:formula="of:=IF(ISNUMBER([.E409]);IF([.B410]&gt;=[.B408];[.E409];-1*[.E409]);&quot;nan&quot;)" office:value-type="float" office:value="1" calcext:value-type="float">
            <text:p>1,0000000000</text:p>
          </table:table-cell>
          <table:table-cell table:formula="of:=IF(ISNUMBER([.F409]);180*ATAN([.I409])/PI();&quot;nan&quot;)" office:value-type="float" office:value="45" calcext:value-type="float">
            <text:p>45,00</text:p>
          </table:table-cell>
          <table:table-cell table:formula="of:=IF(ISNUMBER([.E409]);IF([.B410]&gt;=[.B408];[.G409];[.G409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409];5)=0;[.$A409];&quot;&quot;)">
            <text:p/>
          </table:table-cell>
          <table:table-cell table:formula="of:=IF(ISNUMBER([.N409]);[.K40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0.7346900063" calcext:value-type="float">
            <text:p>0,7346900063</text:p>
          </table:table-cell>
          <table:table-cell office:value-type="float" office:value="0.2653099937" calcext:value-type="float">
            <text:p>0,2653099937</text:p>
          </table:table-cell>
          <table:table-cell/>
          <table:table-cell table:formula="of:=IF(AND(ISNUMBER([.B409]);ISNUMBER([.B411]));([.C411]-[.C409])/([.B411]-[.B409]);&quot;nan&quot;)" office:value-type="float" office:value="-1" calcext:value-type="float">
            <text:p>-1,0000000000</text:p>
          </table:table-cell>
          <table:table-cell table:formula="of:=IF(ISNUMBER([.E410]);ATAN([.E410]);&quot;nan&quot;)" office:value-type="float" office:value="-0.785398163397448" calcext:value-type="float">
            <text:p>-0,7853981634</text:p>
          </table:table-cell>
          <table:table-cell table:formula="of:=IF(ISNUMBER([.F410]);180*[.F410]/PI();&quot;nan&quot;)" office:value-type="float" office:value="-45" calcext:value-type="float">
            <text:p>-45,00</text:p>
          </table:table-cell>
          <table:table-cell/>
          <table:table-cell table:formula="of:=IF(ISNUMBER([.E410]);IF([.B411]&gt;=[.B409];[.E410];-1*[.E410]);&quot;nan&quot;)" office:value-type="float" office:value="1" calcext:value-type="float">
            <text:p>1,0000000000</text:p>
          </table:table-cell>
          <table:table-cell table:formula="of:=IF(ISNUMBER([.F410]);180*ATAN([.I410])/PI();&quot;nan&quot;)" office:value-type="float" office:value="45" calcext:value-type="float">
            <text:p>45,00</text:p>
          </table:table-cell>
          <table:table-cell table:formula="of:=IF(ISNUMBER([.E410]);IF([.B411]&gt;=[.B409];[.G410];[.G410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410];5)=0;[.$A410];&quot;&quot;)">
            <text:p/>
          </table:table-cell>
          <table:table-cell table:formula="of:=IF(ISNUMBER([.N410]);[.K41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0.7346899937" calcext:value-type="float">
            <text:p>0,7346899937</text:p>
          </table:table-cell>
          <table:table-cell office:value-type="float" office:value="0.2653100063" calcext:value-type="float">
            <text:p>0,2653100063</text:p>
          </table:table-cell>
          <table:table-cell/>
          <table:table-cell table:formula="of:=IF(AND(ISNUMBER([.B410]);ISNUMBER([.B412]));([.C412]-[.C410])/([.B412]-[.B410]);&quot;nan&quot;)" office:value-type="float" office:value="-0.999999992395733" calcext:value-type="float">
            <text:p>-0,9999999924</text:p>
          </table:table-cell>
          <table:table-cell table:formula="of:=IF(ISNUMBER([.E411]);ATAN([.E411]);&quot;nan&quot;)" office:value-type="float" office:value="-0.785398159595315" calcext:value-type="float">
            <text:p>-0,7853981596</text:p>
          </table:table-cell>
          <table:table-cell table:formula="of:=IF(ISNUMBER([.F411]);180*[.F411]/PI();&quot;nan&quot;)" office:value-type="float" office:value="-44.9999997821538" calcext:value-type="float">
            <text:p>-45,00</text:p>
          </table:table-cell>
          <table:table-cell/>
          <table:table-cell table:formula="of:=IF(ISNUMBER([.E411]);IF([.B412]&gt;=[.B410];[.E411];-1*[.E411]);&quot;nan&quot;)" office:value-type="float" office:value="0.999999992395733" calcext:value-type="float">
            <text:p>0,9999999924</text:p>
          </table:table-cell>
          <table:table-cell table:formula="of:=IF(ISNUMBER([.F411]);180*ATAN([.I411])/PI();&quot;nan&quot;)" office:value-type="float" office:value="44.9999997821538" calcext:value-type="float">
            <text:p>45,00</text:p>
          </table:table-cell>
          <table:table-cell table:formula="of:=IF(ISNUMBER([.E411]);IF([.B412]&gt;=[.B410];[.G411];[.G411]+180);&quot;nan&quot;)" office:value-type="float" office:value="135.000000217846" calcext:value-type="float">
            <text:p>135,00</text:p>
          </table:table-cell>
          <table:table-cell table:number-columns-repeated="2"/>
          <table:table-cell table:style-name="Default" table:formula="of:=IF(MOD([.$A411];5)=0;[.$A411];&quot;&quot;)">
            <text:p/>
          </table:table-cell>
          <table:table-cell table:formula="of:=IF(ISNUMBER([.N411]);[.K41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0.734689999" calcext:value-type="float">
            <text:p>0,7346899990</text:p>
          </table:table-cell>
          <table:table-cell office:value-type="float" office:value="0.265310001" calcext:value-type="float">
            <text:p>0,2653100010</text:p>
          </table:table-cell>
          <table:table-cell/>
          <table:table-cell table:formula="of:=IF(AND(ISNUMBER([.B411]);ISNUMBER([.B413]));([.C413]-[.C411])/([.B413]-[.B411]);&quot;nan&quot;)" office:value-type="float" office:value="-1" calcext:value-type="float">
            <text:p>-1,0000000000</text:p>
          </table:table-cell>
          <table:table-cell table:formula="of:=IF(ISNUMBER([.E412]);ATAN([.E412]);&quot;nan&quot;)" office:value-type="float" office:value="-0.785398163397448" calcext:value-type="float">
            <text:p>-0,7853981634</text:p>
          </table:table-cell>
          <table:table-cell table:formula="of:=IF(ISNUMBER([.F412]);180*[.F412]/PI();&quot;nan&quot;)" office:value-type="float" office:value="-45" calcext:value-type="float">
            <text:p>-45,00</text:p>
          </table:table-cell>
          <table:table-cell/>
          <table:table-cell table:formula="of:=IF(ISNUMBER([.E412]);IF([.B413]&gt;=[.B411];[.E412];-1*[.E412]);&quot;nan&quot;)" office:value-type="float" office:value="-1" calcext:value-type="float">
            <text:p>-1,0000000000</text:p>
          </table:table-cell>
          <table:table-cell table:formula="of:=IF(ISNUMBER([.F412]);180*ATAN([.I412])/PI();&quot;nan&quot;)" office:value-type="float" office:value="-45" calcext:value-type="float">
            <text:p>-45,00</text:p>
          </table:table-cell>
          <table:table-cell table:formula="of:=IF(ISNUMBER([.E412]);IF([.B413]&gt;=[.B411];[.G412];[.G412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12];5)=0;[.$A412];&quot;&quot;)" office:value-type="float" office:value="770" calcext:value-type="float">
            <text:p>770</text:p>
          </table:table-cell>
          <table:table-cell table:formula="of:=IF(ISNUMBER([.N412]);[.K412];&quot;&quot;)" office:value-type="float" office:value="-45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0.734690003" calcext:value-type="float">
            <text:p>0,7346900030</text:p>
          </table:table-cell>
          <table:table-cell office:value-type="float" office:value="0.265309997" calcext:value-type="float">
            <text:p>0,2653099970</text:p>
          </table:table-cell>
          <table:table-cell/>
          <table:table-cell table:formula="of:=IF(AND(ISNUMBER([.B412]);ISNUMBER([.B414]));([.C414]-[.C412])/([.B414]-[.B412]);&quot;nan&quot;)" office:value-type="float" office:value="-1" calcext:value-type="float">
            <text:p>-1,0000000000</text:p>
          </table:table-cell>
          <table:table-cell table:formula="of:=IF(ISNUMBER([.E413]);ATAN([.E413]);&quot;nan&quot;)" office:value-type="float" office:value="-0.785398163397448" calcext:value-type="float">
            <text:p>-0,7853981634</text:p>
          </table:table-cell>
          <table:table-cell table:formula="of:=IF(ISNUMBER([.F413]);180*[.F413]/PI();&quot;nan&quot;)" office:value-type="float" office:value="-45" calcext:value-type="float">
            <text:p>-45,00</text:p>
          </table:table-cell>
          <table:table-cell/>
          <table:table-cell table:formula="of:=IF(ISNUMBER([.E413]);IF([.B414]&gt;=[.B412];[.E413];-1*[.E413]);&quot;nan&quot;)" office:value-type="float" office:value="-1" calcext:value-type="float">
            <text:p>-1,0000000000</text:p>
          </table:table-cell>
          <table:table-cell table:formula="of:=IF(ISNUMBER([.F413]);180*ATAN([.I413])/PI();&quot;nan&quot;)" office:value-type="float" office:value="-45" calcext:value-type="float">
            <text:p>-45,00</text:p>
          </table:table-cell>
          <table:table-cell table:formula="of:=IF(ISNUMBER([.E413]);IF([.B414]&gt;=[.B412];[.G413];[.G413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13];5)=0;[.$A413];&quot;&quot;)">
            <text:p/>
          </table:table-cell>
          <table:table-cell table:formula="of:=IF(ISNUMBER([.N413]);[.K41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0.7346900127" calcext:value-type="float">
            <text:p>0,7346900127</text:p>
          </table:table-cell>
          <table:table-cell office:value-type="float" office:value="0.2653099873" calcext:value-type="float">
            <text:p>0,2653099873</text:p>
          </table:table-cell>
          <table:table-cell/>
          <table:table-cell table:formula="of:=IF(AND(ISNUMBER([.B413]);ISNUMBER([.B415]));([.C415]-[.C413])/([.B415]-[.B413]);&quot;nan&quot;)" office:value-type="float" office:value="-1.00000000367624" calcext:value-type="float">
            <text:p>-1,0000000037</text:p>
          </table:table-cell>
          <table:table-cell table:formula="of:=IF(ISNUMBER([.E414]);ATAN([.E414]);&quot;nan&quot;)" office:value-type="float" office:value="-0.785398165235566" calcext:value-type="float">
            <text:p>-0,7853981652</text:p>
          </table:table-cell>
          <table:table-cell table:formula="of:=IF(ISNUMBER([.F414]);180*[.F414]/PI();&quot;nan&quot;)" office:value-type="float" office:value="-45.0000001053164" calcext:value-type="float">
            <text:p>-45,00</text:p>
          </table:table-cell>
          <table:table-cell/>
          <table:table-cell table:formula="of:=IF(ISNUMBER([.E414]);IF([.B415]&gt;=[.B413];[.E414];-1*[.E414]);&quot;nan&quot;)" office:value-type="float" office:value="1.00000000367624" calcext:value-type="float">
            <text:p>1,0000000037</text:p>
          </table:table-cell>
          <table:table-cell table:formula="of:=IF(ISNUMBER([.F414]);180*ATAN([.I414])/PI();&quot;nan&quot;)" office:value-type="float" office:value="45.0000001053164" calcext:value-type="float">
            <text:p>45,00</text:p>
          </table:table-cell>
          <table:table-cell table:formula="of:=IF(ISNUMBER([.E414]);IF([.B415]&gt;=[.B413];[.G414];[.G414]+180);&quot;nan&quot;)" office:value-type="float" office:value="134.999999894684" calcext:value-type="float">
            <text:p>135,00</text:p>
          </table:table-cell>
          <table:table-cell table:number-columns-repeated="2"/>
          <table:table-cell table:style-name="Default" table:formula="of:=IF(MOD([.$A414];5)=0;[.$A414];&quot;&quot;)">
            <text:p/>
          </table:table-cell>
          <table:table-cell table:formula="of:=IF(ISNUMBER([.N414]);[.K41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0.7346899879" calcext:value-type="float">
            <text:p>0,7346899879</text:p>
          </table:table-cell>
          <table:table-cell office:value-type="float" office:value="0.2653100121" calcext:value-type="float">
            <text:p>0,2653100121</text:p>
          </table:table-cell>
          <table:table-cell/>
          <table:table-cell table:formula="of:=IF(AND(ISNUMBER([.B414]);ISNUMBER([.B416]));([.C416]-[.C414])/([.B416]-[.B414]);&quot;nan&quot;)" office:value-type="float" office:value="-1.00000001206764" calcext:value-type="float">
            <text:p>-1,0000000121</text:p>
          </table:table-cell>
          <table:table-cell table:formula="of:=IF(ISNUMBER([.E415]);ATAN([.E415]);&quot;nan&quot;)" office:value-type="float" office:value="-0.785398169431269" calcext:value-type="float">
            <text:p>-0,7853981694</text:p>
          </table:table-cell>
          <table:table-cell table:formula="of:=IF(ISNUMBER([.F415]);180*[.F415]/PI();&quot;nan&quot;)" office:value-type="float" office:value="-45.0000003457125" calcext:value-type="float">
            <text:p>-45,00</text:p>
          </table:table-cell>
          <table:table-cell/>
          <table:table-cell table:formula="of:=IF(ISNUMBER([.E415]);IF([.B416]&gt;=[.B414];[.E415];-1*[.E415]);&quot;nan&quot;)" office:value-type="float" office:value="1.00000001206764" calcext:value-type="float">
            <text:p>1,0000000121</text:p>
          </table:table-cell>
          <table:table-cell table:formula="of:=IF(ISNUMBER([.F415]);180*ATAN([.I415])/PI();&quot;nan&quot;)" office:value-type="float" office:value="45.0000003457125" calcext:value-type="float">
            <text:p>45,00</text:p>
          </table:table-cell>
          <table:table-cell table:formula="of:=IF(ISNUMBER([.E415]);IF([.B416]&gt;=[.B414];[.G415];[.G415]+180);&quot;nan&quot;)" office:value-type="float" office:value="134.999999654288" calcext:value-type="float">
            <text:p>135,00</text:p>
          </table:table-cell>
          <table:table-cell table:number-columns-repeated="2"/>
          <table:table-cell table:style-name="Default" table:formula="of:=IF(MOD([.$A415];5)=0;[.$A415];&quot;&quot;)">
            <text:p/>
          </table:table-cell>
          <table:table-cell table:formula="of:=IF(ISNUMBER([.N415]);[.K41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0.7346900081" calcext:value-type="float">
            <text:p>0,7346900081</text:p>
          </table:table-cell>
          <table:table-cell office:value-type="float" office:value="0.2653099919" calcext:value-type="float">
            <text:p>0,2653099919</text:p>
          </table:table-cell>
          <table:table-cell/>
          <table:table-cell table:formula="of:=IF(AND(ISNUMBER([.B415]);ISNUMBER([.B417]));([.C417]-[.C415])/([.B417]-[.B415]);&quot;nan&quot;)" office:value-type="float" office:value="-1" calcext:value-type="float">
            <text:p>-1,0000000000</text:p>
          </table:table-cell>
          <table:table-cell table:formula="of:=IF(ISNUMBER([.E416]);ATAN([.E416]);&quot;nan&quot;)" office:value-type="float" office:value="-0.785398163397448" calcext:value-type="float">
            <text:p>-0,7853981634</text:p>
          </table:table-cell>
          <table:table-cell table:formula="of:=IF(ISNUMBER([.F416]);180*[.F416]/PI();&quot;nan&quot;)" office:value-type="float" office:value="-45" calcext:value-type="float">
            <text:p>-45,00</text:p>
          </table:table-cell>
          <table:table-cell/>
          <table:table-cell table:formula="of:=IF(ISNUMBER([.E416]);IF([.B417]&gt;=[.B415];[.E416];-1*[.E416]);&quot;nan&quot;)" office:value-type="float" office:value="1" calcext:value-type="float">
            <text:p>1,0000000000</text:p>
          </table:table-cell>
          <table:table-cell table:formula="of:=IF(ISNUMBER([.F416]);180*ATAN([.I416])/PI();&quot;nan&quot;)" office:value-type="float" office:value="45" calcext:value-type="float">
            <text:p>45,00</text:p>
          </table:table-cell>
          <table:table-cell table:formula="of:=IF(ISNUMBER([.E416]);IF([.B417]&gt;=[.B415];[.G416];[.G416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416];5)=0;[.$A416];&quot;&quot;)">
            <text:p/>
          </table:table-cell>
          <table:table-cell table:formula="of:=IF(ISNUMBER([.N416]);[.K41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0.7346899852" calcext:value-type="float">
            <text:p>0,7346899852</text:p>
          </table:table-cell>
          <table:table-cell office:value-type="float" office:value="0.2653100148" calcext:value-type="float">
            <text:p>0,2653100148</text:p>
          </table:table-cell>
          <table:table-cell/>
          <table:table-cell table:formula="of:=IF(AND(ISNUMBER([.B416]);ISNUMBER([.B418]));([.C418]-[.C416])/([.B418]-[.B416]);&quot;nan&quot;)" office:value-type="float" office:value="-1" calcext:value-type="float">
            <text:p>-1,0000000000</text:p>
          </table:table-cell>
          <table:table-cell table:formula="of:=IF(ISNUMBER([.E417]);ATAN([.E417]);&quot;nan&quot;)" office:value-type="float" office:value="-0.785398163397448" calcext:value-type="float">
            <text:p>-0,7853981634</text:p>
          </table:table-cell>
          <table:table-cell table:formula="of:=IF(ISNUMBER([.F417]);180*[.F417]/PI();&quot;nan&quot;)" office:value-type="float" office:value="-45" calcext:value-type="float">
            <text:p>-45,00</text:p>
          </table:table-cell>
          <table:table-cell/>
          <table:table-cell table:formula="of:=IF(ISNUMBER([.E417]);IF([.B418]&gt;=[.B416];[.E417];-1*[.E417]);&quot;nan&quot;)" office:value-type="float" office:value="1" calcext:value-type="float">
            <text:p>1,0000000000</text:p>
          </table:table-cell>
          <table:table-cell table:formula="of:=IF(ISNUMBER([.F417]);180*ATAN([.I417])/PI();&quot;nan&quot;)" office:value-type="float" office:value="45" calcext:value-type="float">
            <text:p>45,00</text:p>
          </table:table-cell>
          <table:table-cell table:formula="of:=IF(ISNUMBER([.E417]);IF([.B418]&gt;=[.B416];[.G417];[.G417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417];5)=0;[.$A417];&quot;&quot;)" office:value-type="float" office:value="775" calcext:value-type="float">
            <text:p>775</text:p>
          </table:table-cell>
          <table:table-cell table:formula="of:=IF(ISNUMBER([.N417]);[.K417];&quot;&quot;)" office:value-type="float" office:value="135" calcext:value-type="float">
            <text:p>135,00</text:p>
          </table:table-cell>
          <table:table-cell table:number-columns-repeated="1009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0.7346900012" calcext:value-type="float">
            <text:p>0,7346900012</text:p>
          </table:table-cell>
          <table:table-cell office:value-type="float" office:value="0.2653099988" calcext:value-type="float">
            <text:p>0,2653099988</text:p>
          </table:table-cell>
          <table:table-cell/>
          <table:table-cell table:formula="of:=IF(AND(ISNUMBER([.B417]);ISNUMBER([.B419]));([.C419]-[.C417])/([.B419]-[.B417]);&quot;nan&quot;)" office:value-type="float" office:value="-1.00000003469447" calcext:value-type="float">
            <text:p>-1,0000000347</text:p>
          </table:table-cell>
          <table:table-cell table:formula="of:=IF(ISNUMBER([.E418]);ATAN([.E418]);&quot;nan&quot;)" office:value-type="float" office:value="-0.785398180744684" calcext:value-type="float">
            <text:p>-0,7853981807</text:p>
          </table:table-cell>
          <table:table-cell table:formula="of:=IF(ISNUMBER([.F418]);180*[.F418]/PI();&quot;nan&quot;)" office:value-type="float" office:value="-45.0000009939234" calcext:value-type="float">
            <text:p>-45,00</text:p>
          </table:table-cell>
          <table:table-cell/>
          <table:table-cell table:formula="of:=IF(ISNUMBER([.E418]);IF([.B419]&gt;=[.B417];[.E418];-1*[.E418]);&quot;nan&quot;)" office:value-type="float" office:value="-1.00000003469447" calcext:value-type="float">
            <text:p>-1,0000000347</text:p>
          </table:table-cell>
          <table:table-cell table:formula="of:=IF(ISNUMBER([.F418]);180*ATAN([.I418])/PI();&quot;nan&quot;)" office:value-type="float" office:value="-45.0000009939234" calcext:value-type="float">
            <text:p>-45,00</text:p>
          </table:table-cell>
          <table:table-cell table:formula="of:=IF(ISNUMBER([.E418]);IF([.B419]&gt;=[.B417];[.G418];[.G418]+180);&quot;nan&quot;)" office:value-type="float" office:value="-45.0000009939234" calcext:value-type="float">
            <text:p>-45,00</text:p>
          </table:table-cell>
          <table:table-cell table:number-columns-repeated="2"/>
          <table:table-cell table:style-name="Default" table:formula="of:=IF(MOD([.$A418];5)=0;[.$A418];&quot;&quot;)">
            <text:p/>
          </table:table-cell>
          <table:table-cell table:formula="of:=IF(ISNUMBER([.N418]);[.K41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0.7346899868" calcext:value-type="float">
            <text:p>0,7346899868</text:p>
          </table:table-cell>
          <table:table-cell office:value-type="float" office:value="0.2653100132" calcext:value-type="float">
            <text:p>0,2653100132</text:p>
          </table:table-cell>
          <table:table-cell/>
          <table:table-cell table:formula="of:=IF(AND(ISNUMBER([.B418]);ISNUMBER([.B420]));([.C420]-[.C418])/([.B420]-[.B418]);&quot;nan&quot;)" office:value-type="float" office:value="-1" calcext:value-type="float">
            <text:p>-1,0000000000</text:p>
          </table:table-cell>
          <table:table-cell table:formula="of:=IF(ISNUMBER([.E419]);ATAN([.E419]);&quot;nan&quot;)" office:value-type="float" office:value="-0.785398163397448" calcext:value-type="float">
            <text:p>-0,7853981634</text:p>
          </table:table-cell>
          <table:table-cell table:formula="of:=IF(ISNUMBER([.F419]);180*[.F419]/PI();&quot;nan&quot;)" office:value-type="float" office:value="-45" calcext:value-type="float">
            <text:p>-45,00</text:p>
          </table:table-cell>
          <table:table-cell/>
          <table:table-cell table:formula="of:=IF(ISNUMBER([.E419]);IF([.B420]&gt;=[.B418];[.E419];-1*[.E419]);&quot;nan&quot;)" office:value-type="float" office:value="-1" calcext:value-type="float">
            <text:p>-1,0000000000</text:p>
          </table:table-cell>
          <table:table-cell table:formula="of:=IF(ISNUMBER([.F419]);180*ATAN([.I419])/PI();&quot;nan&quot;)" office:value-type="float" office:value="-45" calcext:value-type="float">
            <text:p>-45,00</text:p>
          </table:table-cell>
          <table:table-cell table:formula="of:=IF(ISNUMBER([.E419]);IF([.B420]&gt;=[.B418];[.G419];[.G419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19];5)=0;[.$A419];&quot;&quot;)">
            <text:p/>
          </table:table-cell>
          <table:table-cell table:formula="of:=IF(ISNUMBER([.N419]);[.K41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0.7346900094" calcext:value-type="float">
            <text:p>0,7346900094</text:p>
          </table:table-cell>
          <table:table-cell office:value-type="float" office:value="0.2653099906" calcext:value-type="float">
            <text:p>0,2653099906</text:p>
          </table:table-cell>
          <table:table-cell/>
          <table:table-cell table:formula="of:=IF(AND(ISNUMBER([.B419]);ISNUMBER([.B421]));([.C421]-[.C419])/([.B421]-[.B419]);&quot;nan&quot;)" office:value-type="float" office:value="-0.999999987932359" calcext:value-type="float">
            <text:p>-0,9999999879</text:p>
          </table:table-cell>
          <table:table-cell table:formula="of:=IF(ISNUMBER([.E420]);ATAN([.E420]);&quot;nan&quot;)" office:value-type="float" office:value="-0.785398157363627" calcext:value-type="float">
            <text:p>-0,7853981574</text:p>
          </table:table-cell>
          <table:table-cell table:formula="of:=IF(ISNUMBER([.F420]);180*[.F420]/PI();&quot;nan&quot;)" office:value-type="float" office:value="-44.9999996542875" calcext:value-type="float">
            <text:p>-45,00</text:p>
          </table:table-cell>
          <table:table-cell/>
          <table:table-cell table:formula="of:=IF(ISNUMBER([.E420]);IF([.B421]&gt;=[.B419];[.E420];-1*[.E420]);&quot;nan&quot;)" office:value-type="float" office:value="-0.999999987932359" calcext:value-type="float">
            <text:p>-0,9999999879</text:p>
          </table:table-cell>
          <table:table-cell table:formula="of:=IF(ISNUMBER([.F420]);180*ATAN([.I420])/PI();&quot;nan&quot;)" office:value-type="float" office:value="-44.9999996542875" calcext:value-type="float">
            <text:p>-45,00</text:p>
          </table:table-cell>
          <table:table-cell table:formula="of:=IF(ISNUMBER([.E420]);IF([.B421]&gt;=[.B419];[.G420];[.G420]+180);&quot;nan&quot;)" office:value-type="float" office:value="-44.9999996542875" calcext:value-type="float">
            <text:p>-45,00</text:p>
          </table:table-cell>
          <table:table-cell table:number-columns-repeated="2"/>
          <table:table-cell table:style-name="Default" table:formula="of:=IF(MOD([.$A420];5)=0;[.$A420];&quot;&quot;)">
            <text:p/>
          </table:table-cell>
          <table:table-cell table:formula="of:=IF(ISNUMBER([.N420]);[.K42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0.7346899914" calcext:value-type="float">
            <text:p>0,7346899914</text:p>
          </table:table-cell>
          <table:table-cell office:value-type="float" office:value="0.2653100086" calcext:value-type="float">
            <text:p>0,2653100086</text:p>
          </table:table-cell>
          <table:table-cell/>
          <table:table-cell table:formula="of:=IF(AND(ISNUMBER([.B420]);ISNUMBER([.B422]));([.C422]-[.C420])/([.B422]-[.B420]);&quot;nan&quot;)" office:value-type="float" office:value="-1" calcext:value-type="float">
            <text:p>-1,0000000000</text:p>
          </table:table-cell>
          <table:table-cell table:formula="of:=IF(ISNUMBER([.E421]);ATAN([.E421]);&quot;nan&quot;)" office:value-type="float" office:value="-0.785398163397448" calcext:value-type="float">
            <text:p>-0,7853981634</text:p>
          </table:table-cell>
          <table:table-cell table:formula="of:=IF(ISNUMBER([.F421]);180*[.F421]/PI();&quot;nan&quot;)" office:value-type="float" office:value="-45" calcext:value-type="float">
            <text:p>-45,00</text:p>
          </table:table-cell>
          <table:table-cell/>
          <table:table-cell table:formula="of:=IF(ISNUMBER([.E421]);IF([.B422]&gt;=[.B420];[.E421];-1*[.E421]);&quot;nan&quot;)" office:value-type="float" office:value="1" calcext:value-type="float">
            <text:p>1,0000000000</text:p>
          </table:table-cell>
          <table:table-cell table:formula="of:=IF(ISNUMBER([.F421]);180*ATAN([.I421])/PI();&quot;nan&quot;)" office:value-type="float" office:value="45" calcext:value-type="float">
            <text:p>45,00</text:p>
          </table:table-cell>
          <table:table-cell table:formula="of:=IF(ISNUMBER([.E421]);IF([.B422]&gt;=[.B420];[.G421];[.G421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421];5)=0;[.$A421];&quot;&quot;)">
            <text:p/>
          </table:table-cell>
          <table:table-cell table:formula="of:=IF(ISNUMBER([.N421]);[.K42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0.7346899837" calcext:value-type="float">
            <text:p>0,7346899837</text:p>
          </table:table-cell>
          <table:table-cell office:value-type="float" office:value="0.2653100163" calcext:value-type="float">
            <text:p>0,2653100163</text:p>
          </table:table-cell>
          <table:table-cell/>
          <table:table-cell table:formula="of:=IF(AND(ISNUMBER([.B421]);ISNUMBER([.B423]));([.C423]-[.C421])/([.B423]-[.B421]);&quot;nan&quot;)" office:value-type="float" office:value="-1.00000000181409" calcext:value-type="float">
            <text:p>-1,0000000018</text:p>
          </table:table-cell>
          <table:table-cell table:formula="of:=IF(ISNUMBER([.E422]);ATAN([.E422]);&quot;nan&quot;)" office:value-type="float" office:value="-0.785398164304493" calcext:value-type="float">
            <text:p>-0,7853981643</text:p>
          </table:table-cell>
          <table:table-cell table:formula="of:=IF(ISNUMBER([.F422]);180*[.F422]/PI();&quot;nan&quot;)" office:value-type="float" office:value="-45.0000000519699" calcext:value-type="float">
            <text:p>-45,00</text:p>
          </table:table-cell>
          <table:table-cell/>
          <table:table-cell table:formula="of:=IF(ISNUMBER([.E422]);IF([.B423]&gt;=[.B421];[.E422];-1*[.E422]);&quot;nan&quot;)" office:value-type="float" office:value="-1.00000000181409" calcext:value-type="float">
            <text:p>-1,0000000018</text:p>
          </table:table-cell>
          <table:table-cell table:formula="of:=IF(ISNUMBER([.F422]);180*ATAN([.I422])/PI();&quot;nan&quot;)" office:value-type="float" office:value="-45.0000000519699" calcext:value-type="float">
            <text:p>-45,00</text:p>
          </table:table-cell>
          <table:table-cell table:formula="of:=IF(ISNUMBER([.E422]);IF([.B423]&gt;=[.B421];[.G422];[.G422]+180);&quot;nan&quot;)" office:value-type="float" office:value="-45.0000000519699" calcext:value-type="float">
            <text:p>-45,00</text:p>
          </table:table-cell>
          <table:table-cell table:number-columns-repeated="2"/>
          <table:table-cell table:style-name="Default" table:formula="of:=IF(MOD([.$A422];5)=0;[.$A422];&quot;&quot;)" office:value-type="float" office:value="780" calcext:value-type="float">
            <text:p>780</text:p>
          </table:table-cell>
          <table:table-cell table:formula="of:=IF(ISNUMBER([.N422]);[.K422];&quot;&quot;)" office:value-type="float" office:value="-45.0000000519699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0.734690022" calcext:value-type="float">
            <text:p>0,7346900220</text:p>
          </table:table-cell>
          <table:table-cell office:value-type="float" office:value="0.265309978" calcext:value-type="float">
            <text:p>0,2653099780</text:p>
          </table:table-cell>
          <table:table-cell/>
          <table:table-cell table:formula="of:=IF(AND(ISNUMBER([.B422]);ISNUMBER([.B424]));([.C424]-[.C422])/([.B424]-[.B422]);&quot;nan&quot;)" office:value-type="float" office:value="-0.999999994392813" calcext:value-type="float">
            <text:p>-0,9999999944</text:p>
          </table:table-cell>
          <table:table-cell table:formula="of:=IF(ISNUMBER([.E423]);ATAN([.E423]);&quot;nan&quot;)" office:value-type="float" office:value="-0.785398160593855" calcext:value-type="float">
            <text:p>-0,7853981606</text:p>
          </table:table-cell>
          <table:table-cell table:formula="of:=IF(ISNUMBER([.F423]);180*[.F423]/PI();&quot;nan&quot;)" office:value-type="float" office:value="-44.9999998393659" calcext:value-type="float">
            <text:p>-45,00</text:p>
          </table:table-cell>
          <table:table-cell/>
          <table:table-cell table:formula="of:=IF(ISNUMBER([.E423]);IF([.B424]&gt;=[.B422];[.E423];-1*[.E423]);&quot;nan&quot;)" office:value-type="float" office:value="0.999999994392813" calcext:value-type="float">
            <text:p>0,9999999944</text:p>
          </table:table-cell>
          <table:table-cell table:formula="of:=IF(ISNUMBER([.F423]);180*ATAN([.I423])/PI();&quot;nan&quot;)" office:value-type="float" office:value="44.9999998393659" calcext:value-type="float">
            <text:p>45,00</text:p>
          </table:table-cell>
          <table:table-cell table:formula="of:=IF(ISNUMBER([.E423]);IF([.B424]&gt;=[.B422];[.G423];[.G423]+180);&quot;nan&quot;)" office:value-type="float" office:value="135.000000160634" calcext:value-type="float">
            <text:p>135,00</text:p>
          </table:table-cell>
          <table:table-cell table:number-columns-repeated="2"/>
          <table:table-cell table:style-name="Default" table:formula="of:=IF(MOD([.$A423];5)=0;[.$A423];&quot;&quot;)">
            <text:p/>
          </table:table-cell>
          <table:table-cell table:formula="of:=IF(ISNUMBER([.N423]);[.K42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0.7346899738" calcext:value-type="float">
            <text:p>0,7346899738</text:p>
          </table:table-cell>
          <table:table-cell office:value-type="float" office:value="0.2653100262" calcext:value-type="float">
            <text:p>0,2653100262</text:p>
          </table:table-cell>
          <table:table-cell/>
          <table:table-cell table:formula="of:=IF(AND(ISNUMBER([.B423]);ISNUMBER([.B425]));([.C425]-[.C423])/([.B425]-[.B423]);&quot;nan&quot;)" office:value-type="float" office:value="-1" calcext:value-type="float">
            <text:p>-1,0000000000</text:p>
          </table:table-cell>
          <table:table-cell table:formula="of:=IF(ISNUMBER([.E424]);ATAN([.E424]);&quot;nan&quot;)" office:value-type="float" office:value="-0.785398163397448" calcext:value-type="float">
            <text:p>-0,7853981634</text:p>
          </table:table-cell>
          <table:table-cell table:formula="of:=IF(ISNUMBER([.F424]);180*[.F424]/PI();&quot;nan&quot;)" office:value-type="float" office:value="-45" calcext:value-type="float">
            <text:p>-45,00</text:p>
          </table:table-cell>
          <table:table-cell/>
          <table:table-cell table:formula="of:=IF(ISNUMBER([.E424]);IF([.B425]&gt;=[.B423];[.E424];-1*[.E424]);&quot;nan&quot;)" office:value-type="float" office:value="1" calcext:value-type="float">
            <text:p>1,0000000000</text:p>
          </table:table-cell>
          <table:table-cell table:formula="of:=IF(ISNUMBER([.F424]);180*ATAN([.I424])/PI();&quot;nan&quot;)" office:value-type="float" office:value="45" calcext:value-type="float">
            <text:p>45,00</text:p>
          </table:table-cell>
          <table:table-cell table:formula="of:=IF(ISNUMBER([.E424]);IF([.B425]&gt;=[.B423];[.G424];[.G424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424];5)=0;[.$A424];&quot;&quot;)">
            <text:p/>
          </table:table-cell>
          <table:table-cell table:formula="of:=IF(ISNUMBER([.N424]);[.K42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0.7346900006" calcext:value-type="float">
            <text:p>0,7346900006</text:p>
          </table:table-cell>
          <table:table-cell office:value-type="float" office:value="0.2653099994" calcext:value-type="float">
            <text:p>0,2653099994</text:p>
          </table:table-cell>
          <table:table-cell/>
          <table:table-cell table:formula="of:=IF(AND(ISNUMBER([.B424]);ISNUMBER([.B426]));([.C426]-[.C424])/([.B426]-[.B424]);&quot;nan&quot;)" office:value-type="float" office:value="-1" calcext:value-type="float">
            <text:p>-1,0000000000</text:p>
          </table:table-cell>
          <table:table-cell table:formula="of:=IF(ISNUMBER([.E425]);ATAN([.E425]);&quot;nan&quot;)" office:value-type="float" office:value="-0.785398163397448" calcext:value-type="float">
            <text:p>-0,7853981634</text:p>
          </table:table-cell>
          <table:table-cell table:formula="of:=IF(ISNUMBER([.F425]);180*[.F425]/PI();&quot;nan&quot;)" office:value-type="float" office:value="-45" calcext:value-type="float">
            <text:p>-45,00</text:p>
          </table:table-cell>
          <table:table-cell/>
          <table:table-cell table:formula="of:=IF(ISNUMBER([.E425]);IF([.B426]&gt;=[.B424];[.E425];-1*[.E425]);&quot;nan&quot;)" office:value-type="float" office:value="-1" calcext:value-type="float">
            <text:p>-1,0000000000</text:p>
          </table:table-cell>
          <table:table-cell table:formula="of:=IF(ISNUMBER([.F425]);180*ATAN([.I425])/PI();&quot;nan&quot;)" office:value-type="float" office:value="-45" calcext:value-type="float">
            <text:p>-45,00</text:p>
          </table:table-cell>
          <table:table-cell table:formula="of:=IF(ISNUMBER([.E425]);IF([.B426]&gt;=[.B424];[.G425];[.G425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25];5)=0;[.$A425];&quot;&quot;)">
            <text:p/>
          </table:table-cell>
          <table:table-cell table:formula="of:=IF(ISNUMBER([.N425]);[.K42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0.7346900034" calcext:value-type="float">
            <text:p>0,7346900034</text:p>
          </table:table-cell>
          <table:table-cell office:value-type="float" office:value="0.2653099966" calcext:value-type="float">
            <text:p>0,2653099966</text:p>
          </table:table-cell>
          <table:table-cell/>
          <table:table-cell table:formula="of:=IF(AND(ISNUMBER([.B425]);ISNUMBER([.B427]));([.C427]-[.C425])/([.B427]-[.B425]);&quot;nan&quot;)" office:value-type="float" office:value="-1.00000000360462" calcext:value-type="float">
            <text:p>-1,0000000036</text:p>
          </table:table-cell>
          <table:table-cell table:formula="of:=IF(ISNUMBER([.E426]);ATAN([.E426]);&quot;nan&quot;)" office:value-type="float" office:value="-0.785398165199758" calcext:value-type="float">
            <text:p>-0,7853981652</text:p>
          </table:table-cell>
          <table:table-cell table:formula="of:=IF(ISNUMBER([.F426]);180*[.F426]/PI();&quot;nan&quot;)" office:value-type="float" office:value="-45.0000001032648" calcext:value-type="float">
            <text:p>-45,00</text:p>
          </table:table-cell>
          <table:table-cell/>
          <table:table-cell table:formula="of:=IF(ISNUMBER([.E426]);IF([.B427]&gt;=[.B425];[.E426];-1*[.E426]);&quot;nan&quot;)" office:value-type="float" office:value="1.00000000360462" calcext:value-type="float">
            <text:p>1,0000000036</text:p>
          </table:table-cell>
          <table:table-cell table:formula="of:=IF(ISNUMBER([.F426]);180*ATAN([.I426])/PI();&quot;nan&quot;)" office:value-type="float" office:value="45.0000001032648" calcext:value-type="float">
            <text:p>45,00</text:p>
          </table:table-cell>
          <table:table-cell table:formula="of:=IF(ISNUMBER([.E426]);IF([.B427]&gt;=[.B425];[.G426];[.G426]+180);&quot;nan&quot;)" office:value-type="float" office:value="134.999999896735" calcext:value-type="float">
            <text:p>135,00</text:p>
          </table:table-cell>
          <table:table-cell table:number-columns-repeated="2"/>
          <table:table-cell table:style-name="Default" table:formula="of:=IF(MOD([.$A426];5)=0;[.$A426];&quot;&quot;)">
            <text:p/>
          </table:table-cell>
          <table:table-cell table:formula="of:=IF(ISNUMBER([.N426]);[.K42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0.7346899852" calcext:value-type="float">
            <text:p>0,7346899852</text:p>
          </table:table-cell>
          <table:table-cell office:value-type="float" office:value="0.2653100148" calcext:value-type="float">
            <text:p>0,2653100148</text:p>
          </table:table-cell>
          <table:table-cell/>
          <table:table-cell table:formula="of:=IF(AND(ISNUMBER([.B426]);ISNUMBER([.B428]));([.C428]-[.C426])/([.B428]-[.B426]);&quot;nan&quot;)" office:value-type="float" office:value="-1.00000001181088" calcext:value-type="float">
            <text:p>-1,0000000118</text:p>
          </table:table-cell>
          <table:table-cell table:formula="of:=IF(ISNUMBER([.E427]);ATAN([.E427]);&quot;nan&quot;)" office:value-type="float" office:value="-0.78539816930289" calcext:value-type="float">
            <text:p>-0,7853981693</text:p>
          </table:table-cell>
          <table:table-cell table:formula="of:=IF(ISNUMBER([.F427]);180*[.F427]/PI();&quot;nan&quot;)" office:value-type="float" office:value="-45.0000003383569" calcext:value-type="float">
            <text:p>-45,00</text:p>
          </table:table-cell>
          <table:table-cell/>
          <table:table-cell table:formula="of:=IF(ISNUMBER([.E427]);IF([.B428]&gt;=[.B426];[.E427];-1*[.E427]);&quot;nan&quot;)" office:value-type="float" office:value="1.00000001181088" calcext:value-type="float">
            <text:p>1,0000000118</text:p>
          </table:table-cell>
          <table:table-cell table:formula="of:=IF(ISNUMBER([.F427]);180*ATAN([.I427])/PI();&quot;nan&quot;)" office:value-type="float" office:value="45.0000003383569" calcext:value-type="float">
            <text:p>45,00</text:p>
          </table:table-cell>
          <table:table-cell table:formula="of:=IF(ISNUMBER([.E427]);IF([.B428]&gt;=[.B426];[.G427];[.G427]+180);&quot;nan&quot;)" office:value-type="float" office:value="134.999999661643" calcext:value-type="float">
            <text:p>135,00</text:p>
          </table:table-cell>
          <table:table-cell table:number-columns-repeated="2"/>
          <table:table-cell table:style-name="Default" table:formula="of:=IF(MOD([.$A427];5)=0;[.$A427];&quot;&quot;)" office:value-type="float" office:value="785" calcext:value-type="float">
            <text:p>785</text:p>
          </table:table-cell>
          <table:table-cell table:formula="of:=IF(ISNUMBER([.N427]);[.K427];&quot;&quot;)" office:value-type="float" office:value="134.999999661643" calcext:value-type="float">
            <text:p>135,00</text:p>
          </table:table-cell>
          <table:table-cell table:number-columns-repeated="1009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0.7346899987" calcext:value-type="float">
            <text:p>0,7346899987</text:p>
          </table:table-cell>
          <table:table-cell office:value-type="float" office:value="0.2653100013" calcext:value-type="float">
            <text:p>0,2653100013</text:p>
          </table:table-cell>
          <table:table-cell/>
          <table:table-cell table:formula="of:=IF(AND(ISNUMBER([.B427]);ISNUMBER([.B429]));([.C429]-[.C427])/([.B429]-[.B427]);&quot;nan&quot;)" office:value-type="float" office:value="-1" calcext:value-type="float">
            <text:p>-1,0000000000</text:p>
          </table:table-cell>
          <table:table-cell table:formula="of:=IF(ISNUMBER([.E428]);ATAN([.E428]);&quot;nan&quot;)" office:value-type="float" office:value="-0.785398163397448" calcext:value-type="float">
            <text:p>-0,7853981634</text:p>
          </table:table-cell>
          <table:table-cell table:formula="of:=IF(ISNUMBER([.F428]);180*[.F428]/PI();&quot;nan&quot;)" office:value-type="float" office:value="-45" calcext:value-type="float">
            <text:p>-45,00</text:p>
          </table:table-cell>
          <table:table-cell/>
          <table:table-cell table:formula="of:=IF(ISNUMBER([.E428]);IF([.B429]&gt;=[.B427];[.E428];-1*[.E428]);&quot;nan&quot;)" office:value-type="float" office:value="1" calcext:value-type="float">
            <text:p>1,0000000000</text:p>
          </table:table-cell>
          <table:table-cell table:formula="of:=IF(ISNUMBER([.F428]);180*ATAN([.I428])/PI();&quot;nan&quot;)" office:value-type="float" office:value="45" calcext:value-type="float">
            <text:p>45,00</text:p>
          </table:table-cell>
          <table:table-cell table:formula="of:=IF(ISNUMBER([.E428]);IF([.B429]&gt;=[.B427];[.G428];[.G428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428];5)=0;[.$A428];&quot;&quot;)">
            <text:p/>
          </table:table-cell>
          <table:table-cell table:formula="of:=IF(ISNUMBER([.N428]);[.K42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0.7346899688" calcext:value-type="float">
            <text:p>0,7346899688</text:p>
          </table:table-cell>
          <table:table-cell office:value-type="float" office:value="0.2653100312" calcext:value-type="float">
            <text:p>0,2653100312</text:p>
          </table:table-cell>
          <table:table-cell/>
          <table:table-cell table:formula="of:=IF(AND(ISNUMBER([.B428]);ISNUMBER([.B430]));([.C430]-[.C428])/([.B430]-[.B428]);&quot;nan&quot;)" office:value-type="float" office:value="-1" calcext:value-type="float">
            <text:p>-1,0000000000</text:p>
          </table:table-cell>
          <table:table-cell table:formula="of:=IF(ISNUMBER([.E429]);ATAN([.E429]);&quot;nan&quot;)" office:value-type="float" office:value="-0.785398163397448" calcext:value-type="float">
            <text:p>-0,7853981634</text:p>
          </table:table-cell>
          <table:table-cell table:formula="of:=IF(ISNUMBER([.F429]);180*[.F429]/PI();&quot;nan&quot;)" office:value-type="float" office:value="-45" calcext:value-type="float">
            <text:p>-45,00</text:p>
          </table:table-cell>
          <table:table-cell/>
          <table:table-cell table:formula="of:=IF(ISNUMBER([.E429]);IF([.B430]&gt;=[.B428];[.E429];-1*[.E429]);&quot;nan&quot;)" office:value-type="float" office:value="-1" calcext:value-type="float">
            <text:p>-1,0000000000</text:p>
          </table:table-cell>
          <table:table-cell table:formula="of:=IF(ISNUMBER([.F429]);180*ATAN([.I429])/PI();&quot;nan&quot;)" office:value-type="float" office:value="-45" calcext:value-type="float">
            <text:p>-45,00</text:p>
          </table:table-cell>
          <table:table-cell table:formula="of:=IF(ISNUMBER([.E429]);IF([.B430]&gt;=[.B428];[.G429];[.G429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29];5)=0;[.$A429];&quot;&quot;)">
            <text:p/>
          </table:table-cell>
          <table:table-cell table:formula="of:=IF(ISNUMBER([.N429]);[.K42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0.7346900009" calcext:value-type="float">
            <text:p>0,7346900009</text:p>
          </table:table-cell>
          <table:table-cell office:value-type="float" office:value="0.2653099991" calcext:value-type="float">
            <text:p>0,2653099991</text:p>
          </table:table-cell>
          <table:table-cell/>
          <table:table-cell table:formula="of:=IF(AND(ISNUMBER([.B429]);ISNUMBER([.B431]));([.C431]-[.C429])/([.B431]-[.B429]);&quot;nan&quot;)" office:value-type="float" office:value="-1" calcext:value-type="float">
            <text:p>-1,0000000000</text:p>
          </table:table-cell>
          <table:table-cell table:formula="of:=IF(ISNUMBER([.E430]);ATAN([.E430]);&quot;nan&quot;)" office:value-type="float" office:value="-0.785398163397448" calcext:value-type="float">
            <text:p>-0,7853981634</text:p>
          </table:table-cell>
          <table:table-cell table:formula="of:=IF(ISNUMBER([.F430]);180*[.F430]/PI();&quot;nan&quot;)" office:value-type="float" office:value="-45" calcext:value-type="float">
            <text:p>-45,00</text:p>
          </table:table-cell>
          <table:table-cell/>
          <table:table-cell table:formula="of:=IF(ISNUMBER([.E430]);IF([.B431]&gt;=[.B429];[.E430];-1*[.E430]);&quot;nan&quot;)" office:value-type="float" office:value="-1" calcext:value-type="float">
            <text:p>-1,0000000000</text:p>
          </table:table-cell>
          <table:table-cell table:formula="of:=IF(ISNUMBER([.F430]);180*ATAN([.I430])/PI();&quot;nan&quot;)" office:value-type="float" office:value="-45" calcext:value-type="float">
            <text:p>-45,00</text:p>
          </table:table-cell>
          <table:table-cell table:formula="of:=IF(ISNUMBER([.E430]);IF([.B431]&gt;=[.B429];[.G430];[.G430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30];5)=0;[.$A430];&quot;&quot;)">
            <text:p/>
          </table:table-cell>
          <table:table-cell table:formula="of:=IF(ISNUMBER([.N430]);[.K43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0.7346900322" calcext:value-type="float">
            <text:p>0,7346900322</text:p>
          </table:table-cell>
          <table:table-cell office:value-type="float" office:value="0.2653099678" calcext:value-type="float">
            <text:p>0,2653099678</text:p>
          </table:table-cell>
          <table:table-cell/>
          <table:table-cell table:formula="of:=IF(AND(ISNUMBER([.B430]);ISNUMBER([.B432]));([.C432]-[.C430])/([.B432]-[.B430]);&quot;nan&quot;)" office:value-type="float" office:value="-1" calcext:value-type="float">
            <text:p>-1,0000000000</text:p>
          </table:table-cell>
          <table:table-cell table:formula="of:=IF(ISNUMBER([.E431]);ATAN([.E431]);&quot;nan&quot;)" office:value-type="float" office:value="-0.785398163397448" calcext:value-type="float">
            <text:p>-0,7853981634</text:p>
          </table:table-cell>
          <table:table-cell table:formula="of:=IF(ISNUMBER([.F431]);180*[.F431]/PI();&quot;nan&quot;)" office:value-type="float" office:value="-45" calcext:value-type="float">
            <text:p>-45,00</text:p>
          </table:table-cell>
          <table:table-cell/>
          <table:table-cell table:formula="of:=IF(ISNUMBER([.E431]);IF([.B432]&gt;=[.B430];[.E431];-1*[.E431]);&quot;nan&quot;)" office:value-type="float" office:value="1" calcext:value-type="float">
            <text:p>1,0000000000</text:p>
          </table:table-cell>
          <table:table-cell table:formula="of:=IF(ISNUMBER([.F431]);180*ATAN([.I431])/PI();&quot;nan&quot;)" office:value-type="float" office:value="45" calcext:value-type="float">
            <text:p>45,00</text:p>
          </table:table-cell>
          <table:table-cell table:formula="of:=IF(ISNUMBER([.E431]);IF([.B432]&gt;=[.B430];[.G431];[.G431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431];5)=0;[.$A431];&quot;&quot;)">
            <text:p/>
          </table:table-cell>
          <table:table-cell table:formula="of:=IF(ISNUMBER([.N431]);[.K43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0.734689954" calcext:value-type="float">
            <text:p>0,7346899540</text:p>
          </table:table-cell>
          <table:table-cell office:value-type="float" office:value="0.265310046" calcext:value-type="float">
            <text:p>0,2653100460</text:p>
          </table:table-cell>
          <table:table-cell/>
          <table:table-cell table:formula="of:=IF(AND(ISNUMBER([.B431]);ISNUMBER([.B433]));([.C433]-[.C431])/([.B433]-[.B431]);&quot;nan&quot;)" office:value-type="float" office:value="-0.999999999201278" calcext:value-type="float">
            <text:p>-0,9999999992</text:p>
          </table:table-cell>
          <table:table-cell table:formula="of:=IF(ISNUMBER([.E432]);ATAN([.E432]);&quot;nan&quot;)" office:value-type="float" office:value="-0.785398162998088" calcext:value-type="float">
            <text:p>-0,7853981630</text:p>
          </table:table-cell>
          <table:table-cell table:formula="of:=IF(ISNUMBER([.F432]);180*[.F432]/PI();&quot;nan&quot;)" office:value-type="float" office:value="-44.9999999771183" calcext:value-type="float">
            <text:p>-45,00</text:p>
          </table:table-cell>
          <table:table-cell/>
          <table:table-cell table:formula="of:=IF(ISNUMBER([.E432]);IF([.B433]&gt;=[.B431];[.E432];-1*[.E432]);&quot;nan&quot;)" office:value-type="float" office:value="0.999999999201278" calcext:value-type="float">
            <text:p>0,9999999992</text:p>
          </table:table-cell>
          <table:table-cell table:formula="of:=IF(ISNUMBER([.F432]);180*ATAN([.I432])/PI();&quot;nan&quot;)" office:value-type="float" office:value="44.9999999771183" calcext:value-type="float">
            <text:p>45,00</text:p>
          </table:table-cell>
          <table:table-cell table:formula="of:=IF(ISNUMBER([.E432]);IF([.B433]&gt;=[.B431];[.G432];[.G432]+180);&quot;nan&quot;)" office:value-type="float" office:value="135.000000022882" calcext:value-type="float">
            <text:p>135,00</text:p>
          </table:table-cell>
          <table:table-cell table:number-columns-repeated="2"/>
          <table:table-cell table:style-name="Default" table:formula="of:=IF(MOD([.$A432];5)=0;[.$A432];&quot;&quot;)" office:value-type="float" office:value="790" calcext:value-type="float">
            <text:p>790</text:p>
          </table:table-cell>
          <table:table-cell table:formula="of:=IF(ISNUMBER([.N432]);[.K432];&quot;&quot;)" office:value-type="float" office:value="135.000000022882" calcext:value-type="float">
            <text:p>135,00</text:p>
          </table:table-cell>
          <table:table-cell table:number-columns-repeated="1009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0.7346899627" calcext:value-type="float">
            <text:p>0,7346899627</text:p>
          </table:table-cell>
          <table:table-cell office:value-type="float" office:value="0.2653100373" calcext:value-type="float">
            <text:p>0,2653100373</text:p>
          </table:table-cell>
          <table:table-cell/>
          <table:table-cell table:formula="of:=IF(AND(ISNUMBER([.B432]);ISNUMBER([.B434]));([.C434]-[.C432])/([.B434]-[.B432]);&quot;nan&quot;)" office:value-type="float" office:value="-1.00000000081634" calcext:value-type="float">
            <text:p>-1,0000000008</text:p>
          </table:table-cell>
          <table:table-cell table:formula="of:=IF(ISNUMBER([.E433]);ATAN([.E433]);&quot;nan&quot;)" office:value-type="float" office:value="-0.785398163805619" calcext:value-type="float">
            <text:p>-0,7853981638</text:p>
          </table:table-cell>
          <table:table-cell table:formula="of:=IF(ISNUMBER([.F433]);180*[.F433]/PI();&quot;nan&quot;)" office:value-type="float" office:value="-45.0000000233864" calcext:value-type="float">
            <text:p>-45,00</text:p>
          </table:table-cell>
          <table:table-cell/>
          <table:table-cell table:formula="of:=IF(ISNUMBER([.E433]);IF([.B434]&gt;=[.B432];[.E433];-1*[.E433]);&quot;nan&quot;)" office:value-type="float" office:value="-1.00000000081634" calcext:value-type="float">
            <text:p>-1,0000000008</text:p>
          </table:table-cell>
          <table:table-cell table:formula="of:=IF(ISNUMBER([.F433]);180*ATAN([.I433])/PI();&quot;nan&quot;)" office:value-type="float" office:value="-45.0000000233864" calcext:value-type="float">
            <text:p>-45,00</text:p>
          </table:table-cell>
          <table:table-cell table:formula="of:=IF(ISNUMBER([.E433]);IF([.B434]&gt;=[.B432];[.G433];[.G433]+180);&quot;nan&quot;)" office:value-type="float" office:value="-45.0000000233864" calcext:value-type="float">
            <text:p>-45,00</text:p>
          </table:table-cell>
          <table:table-cell table:number-columns-repeated="2"/>
          <table:table-cell table:style-name="Default" table:formula="of:=IF(MOD([.$A433];5)=0;[.$A433];&quot;&quot;)">
            <text:p/>
          </table:table-cell>
          <table:table-cell table:formula="of:=IF(ISNUMBER([.N433]);[.K43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0.734690022" calcext:value-type="float">
            <text:p>0,7346900220</text:p>
          </table:table-cell>
          <table:table-cell office:value-type="float" office:value="0.265309978" calcext:value-type="float">
            <text:p>0,2653099780</text:p>
          </table:table-cell>
          <table:table-cell/>
          <table:table-cell table:formula="of:=IF(AND(ISNUMBER([.B433]);ISNUMBER([.B435]));([.C435]-[.C433])/([.B435]-[.B433]);&quot;nan&quot;)" office:value-type="float" office:value="-1" calcext:value-type="float">
            <text:p>-1,0000000000</text:p>
          </table:table-cell>
          <table:table-cell table:formula="of:=IF(ISNUMBER([.E434]);ATAN([.E434]);&quot;nan&quot;)" office:value-type="float" office:value="-0.785398163397448" calcext:value-type="float">
            <text:p>-0,7853981634</text:p>
          </table:table-cell>
          <table:table-cell table:formula="of:=IF(ISNUMBER([.F434]);180*[.F434]/PI();&quot;nan&quot;)" office:value-type="float" office:value="-45" calcext:value-type="float">
            <text:p>-45,00</text:p>
          </table:table-cell>
          <table:table-cell/>
          <table:table-cell table:formula="of:=IF(ISNUMBER([.E434]);IF([.B435]&gt;=[.B433];[.E434];-1*[.E434]);&quot;nan&quot;)" office:value-type="float" office:value="-1" calcext:value-type="float">
            <text:p>-1,0000000000</text:p>
          </table:table-cell>
          <table:table-cell table:formula="of:=IF(ISNUMBER([.F434]);180*ATAN([.I434])/PI();&quot;nan&quot;)" office:value-type="float" office:value="-45" calcext:value-type="float">
            <text:p>-45,00</text:p>
          </table:table-cell>
          <table:table-cell table:formula="of:=IF(ISNUMBER([.E434]);IF([.B435]&gt;=[.B433];[.G434];[.G434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34];5)=0;[.$A434];&quot;&quot;)">
            <text:p/>
          </table:table-cell>
          <table:table-cell table:formula="of:=IF(ISNUMBER([.N434]);[.K43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0.734689998" calcext:value-type="float">
            <text:p>0,7346899980</text:p>
          </table:table-cell>
          <table:table-cell office:value-type="float" office:value="0.265310002" calcext:value-type="float">
            <text:p>0,2653100020</text:p>
          </table:table-cell>
          <table:table-cell/>
          <table:table-cell table:formula="of:=IF(AND(ISNUMBER([.B434]);ISNUMBER([.B436]));([.C436]-[.C434])/([.B436]-[.B434]);&quot;nan&quot;)" office:value-type="float" office:value="-1" calcext:value-type="float">
            <text:p>-1,0000000000</text:p>
          </table:table-cell>
          <table:table-cell table:formula="of:=IF(ISNUMBER([.E435]);ATAN([.E435]);&quot;nan&quot;)" office:value-type="float" office:value="-0.785398163397448" calcext:value-type="float">
            <text:p>-0,7853981634</text:p>
          </table:table-cell>
          <table:table-cell table:formula="of:=IF(ISNUMBER([.F435]);180*[.F435]/PI();&quot;nan&quot;)" office:value-type="float" office:value="-45" calcext:value-type="float">
            <text:p>-45,00</text:p>
          </table:table-cell>
          <table:table-cell/>
          <table:table-cell table:formula="of:=IF(ISNUMBER([.E435]);IF([.B436]&gt;=[.B434];[.E435];-1*[.E435]);&quot;nan&quot;)" office:value-type="float" office:value="1" calcext:value-type="float">
            <text:p>1,0000000000</text:p>
          </table:table-cell>
          <table:table-cell table:formula="of:=IF(ISNUMBER([.F435]);180*ATAN([.I435])/PI();&quot;nan&quot;)" office:value-type="float" office:value="45" calcext:value-type="float">
            <text:p>45,00</text:p>
          </table:table-cell>
          <table:table-cell table:formula="of:=IF(ISNUMBER([.E435]);IF([.B436]&gt;=[.B434];[.G435];[.G435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435];5)=0;[.$A435];&quot;&quot;)">
            <text:p/>
          </table:table-cell>
          <table:table-cell table:formula="of:=IF(ISNUMBER([.N435]);[.K43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0.7346900217" calcext:value-type="float">
            <text:p>0,7346900217</text:p>
          </table:table-cell>
          <table:table-cell office:value-type="float" office:value="0.2653099783" calcext:value-type="float">
            <text:p>0,2653099783</text:p>
          </table:table-cell>
          <table:table-cell/>
          <table:table-cell table:formula="of:=IF(AND(ISNUMBER([.B435]);ISNUMBER([.B437]));([.C437]-[.C435])/([.B437]-[.B435]);&quot;nan&quot;)" office:value-type="float" office:value="-1.00000000237227" calcext:value-type="float">
            <text:p>-1,0000000024</text:p>
          </table:table-cell>
          <table:table-cell table:formula="of:=IF(ISNUMBER([.E436]);ATAN([.E436]);&quot;nan&quot;)" office:value-type="float" office:value="-0.785398164583584" calcext:value-type="float">
            <text:p>-0,7853981646</text:p>
          </table:table-cell>
          <table:table-cell table:formula="of:=IF(ISNUMBER([.F436]);180*[.F436]/PI();&quot;nan&quot;)" office:value-type="float" office:value="-45.0000000679606" calcext:value-type="float">
            <text:p>-45,00</text:p>
          </table:table-cell>
          <table:table-cell/>
          <table:table-cell table:formula="of:=IF(ISNUMBER([.E436]);IF([.B437]&gt;=[.B435];[.E436];-1*[.E436]);&quot;nan&quot;)" office:value-type="float" office:value="1.00000000237227" calcext:value-type="float">
            <text:p>1,0000000024</text:p>
          </table:table-cell>
          <table:table-cell table:formula="of:=IF(ISNUMBER([.F436]);180*ATAN([.I436])/PI();&quot;nan&quot;)" office:value-type="float" office:value="45.0000000679606" calcext:value-type="float">
            <text:p>45,00</text:p>
          </table:table-cell>
          <table:table-cell table:formula="of:=IF(ISNUMBER([.E436]);IF([.B437]&gt;=[.B435];[.G436];[.G436]+180);&quot;nan&quot;)" office:value-type="float" office:value="134.999999932039" calcext:value-type="float">
            <text:p>135,00</text:p>
          </table:table-cell>
          <table:table-cell table:number-columns-repeated="2"/>
          <table:table-cell table:style-name="Default" table:formula="of:=IF(MOD([.$A436];5)=0;[.$A436];&quot;&quot;)">
            <text:p/>
          </table:table-cell>
          <table:table-cell table:formula="of:=IF(ISNUMBER([.N436]);[.K43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0.7346899746" calcext:value-type="float">
            <text:p>0,7346899746</text:p>
          </table:table-cell>
          <table:table-cell office:value-type="float" office:value="0.2653100254" calcext:value-type="float">
            <text:p>0,2653100254</text:p>
          </table:table-cell>
          <table:table-cell/>
          <table:table-cell table:formula="of:=IF(AND(ISNUMBER([.B436]);ISNUMBER([.B438]));([.C438]-[.C436])/([.B438]-[.B436]);&quot;nan&quot;)" office:value-type="float" office:value="-0.999999998876293" calcext:value-type="float">
            <text:p>-0,9999999989</text:p>
          </table:table-cell>
          <table:table-cell table:formula="of:=IF(ISNUMBER([.E437]);ATAN([.E437]);&quot;nan&quot;)" office:value-type="float" office:value="-0.785398162835595" calcext:value-type="float">
            <text:p>-0,7853981628</text:p>
          </table:table-cell>
          <table:table-cell table:formula="of:=IF(ISNUMBER([.F437]);180*[.F437]/PI();&quot;nan&quot;)" office:value-type="float" office:value="-44.9999999678082" calcext:value-type="float">
            <text:p>-45,00</text:p>
          </table:table-cell>
          <table:table-cell/>
          <table:table-cell table:formula="of:=IF(ISNUMBER([.E437]);IF([.B438]&gt;=[.B436];[.E437];-1*[.E437]);&quot;nan&quot;)" office:value-type="float" office:value="-0.999999998876293" calcext:value-type="float">
            <text:p>-0,9999999989</text:p>
          </table:table-cell>
          <table:table-cell table:formula="of:=IF(ISNUMBER([.F437]);180*ATAN([.I437])/PI();&quot;nan&quot;)" office:value-type="float" office:value="-44.9999999678082" calcext:value-type="float">
            <text:p>-45,00</text:p>
          </table:table-cell>
          <table:table-cell table:formula="of:=IF(ISNUMBER([.E437]);IF([.B438]&gt;=[.B436];[.G437];[.G437]+180);&quot;nan&quot;)" office:value-type="float" office:value="-44.9999999678082" calcext:value-type="float">
            <text:p>-45,00</text:p>
          </table:table-cell>
          <table:table-cell table:number-columns-repeated="2"/>
          <table:table-cell table:style-name="Default" table:formula="of:=IF(MOD([.$A437];5)=0;[.$A437];&quot;&quot;)" office:value-type="float" office:value="795" calcext:value-type="float">
            <text:p>795</text:p>
          </table:table-cell>
          <table:table-cell table:formula="of:=IF(ISNUMBER([.N437]);[.K437];&quot;&quot;)" office:value-type="float" office:value="-44.9999999678082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0.7346900711" calcext:value-type="float">
            <text:p>0,7346900711</text:p>
          </table:table-cell>
          <table:table-cell office:value-type="float" office:value="0.2653099289" calcext:value-type="float">
            <text:p>0,2653099289</text:p>
          </table:table-cell>
          <table:table-cell/>
          <table:table-cell table:formula="of:=IF(AND(ISNUMBER([.B437]);ISNUMBER([.B439]));([.C439]-[.C437])/([.B439]-[.B437]);&quot;nan&quot;)" office:value-type="float" office:value="-1" calcext:value-type="float">
            <text:p>-1,0000000000</text:p>
          </table:table-cell>
          <table:table-cell table:formula="of:=IF(ISNUMBER([.E438]);ATAN([.E438]);&quot;nan&quot;)" office:value-type="float" office:value="-0.785398163397448" calcext:value-type="float">
            <text:p>-0,7853981634</text:p>
          </table:table-cell>
          <table:table-cell table:formula="of:=IF(ISNUMBER([.F438]);180*[.F438]/PI();&quot;nan&quot;)" office:value-type="float" office:value="-45" calcext:value-type="float">
            <text:p>-45,00</text:p>
          </table:table-cell>
          <table:table-cell/>
          <table:table-cell table:formula="of:=IF(ISNUMBER([.E438]);IF([.B439]&gt;=[.B437];[.E438];-1*[.E438]);&quot;nan&quot;)" office:value-type="float" office:value="-1" calcext:value-type="float">
            <text:p>-1,0000000000</text:p>
          </table:table-cell>
          <table:table-cell table:formula="of:=IF(ISNUMBER([.F438]);180*ATAN([.I438])/PI();&quot;nan&quot;)" office:value-type="float" office:value="-45" calcext:value-type="float">
            <text:p>-45,00</text:p>
          </table:table-cell>
          <table:table-cell table:formula="of:=IF(ISNUMBER([.E438]);IF([.B439]&gt;=[.B437];[.G438];[.G438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38];5)=0;[.$A438];&quot;&quot;)">
            <text:p/>
          </table:table-cell>
          <table:table-cell table:formula="of:=IF(ISNUMBER([.N438]);[.K43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0.7346900386" calcext:value-type="float">
            <text:p>0,7346900386</text:p>
          </table:table-cell>
          <table:table-cell office:value-type="float" office:value="0.2653099614" calcext:value-type="float">
            <text:p>0,2653099614</text:p>
          </table:table-cell>
          <table:table-cell/>
          <table:table-cell table:formula="of:=IF(AND(ISNUMBER([.B438]);ISNUMBER([.B440]));([.C440]-[.C438])/([.B440]-[.B438]);&quot;nan&quot;)" office:value-type="float" office:value="-1" calcext:value-type="float">
            <text:p>-1,0000000000</text:p>
          </table:table-cell>
          <table:table-cell table:formula="of:=IF(ISNUMBER([.E439]);ATAN([.E439]);&quot;nan&quot;)" office:value-type="float" office:value="-0.785398163397448" calcext:value-type="float">
            <text:p>-0,7853981634</text:p>
          </table:table-cell>
          <table:table-cell table:formula="of:=IF(ISNUMBER([.F439]);180*[.F439]/PI();&quot;nan&quot;)" office:value-type="float" office:value="-45" calcext:value-type="float">
            <text:p>-45,00</text:p>
          </table:table-cell>
          <table:table-cell/>
          <table:table-cell table:formula="of:=IF(ISNUMBER([.E439]);IF([.B440]&gt;=[.B438];[.E439];-1*[.E439]);&quot;nan&quot;)" office:value-type="float" office:value="-1" calcext:value-type="float">
            <text:p>-1,0000000000</text:p>
          </table:table-cell>
          <table:table-cell table:formula="of:=IF(ISNUMBER([.F439]);180*ATAN([.I439])/PI();&quot;nan&quot;)" office:value-type="float" office:value="-45" calcext:value-type="float">
            <text:p>-45,00</text:p>
          </table:table-cell>
          <table:table-cell table:formula="of:=IF(ISNUMBER([.E439]);IF([.B440]&gt;=[.B438];[.G439];[.G439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39];5)=0;[.$A439];&quot;&quot;)">
            <text:p/>
          </table:table-cell>
          <table:table-cell table:formula="of:=IF(ISNUMBER([.N439]);[.K43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0.7346900723" calcext:value-type="float">
            <text:p>0,7346900723</text:p>
          </table:table-cell>
          <table:table-cell office:value-type="float" office:value="0.2653099277" calcext:value-type="float">
            <text:p>0,2653099277</text:p>
          </table:table-cell>
          <table:table-cell/>
          <table:table-cell table:formula="of:=IF(AND(ISNUMBER([.B439]);ISNUMBER([.B441]));([.C441]-[.C439])/([.B441]-[.B439]);&quot;nan&quot;)" office:value-type="float" office:value="-1" calcext:value-type="float">
            <text:p>-1,0000000000</text:p>
          </table:table-cell>
          <table:table-cell table:formula="of:=IF(ISNUMBER([.E440]);ATAN([.E440]);&quot;nan&quot;)" office:value-type="float" office:value="-0.785398163397448" calcext:value-type="float">
            <text:p>-0,7853981634</text:p>
          </table:table-cell>
          <table:table-cell table:formula="of:=IF(ISNUMBER([.F440]);180*[.F440]/PI();&quot;nan&quot;)" office:value-type="float" office:value="-45" calcext:value-type="float">
            <text:p>-45,00</text:p>
          </table:table-cell>
          <table:table-cell/>
          <table:table-cell table:formula="of:=IF(ISNUMBER([.E440]);IF([.B441]&gt;=[.B439];[.E440];-1*[.E440]);&quot;nan&quot;)" office:value-type="float" office:value="1" calcext:value-type="float">
            <text:p>1,0000000000</text:p>
          </table:table-cell>
          <table:table-cell table:formula="of:=IF(ISNUMBER([.F440]);180*ATAN([.I440])/PI();&quot;nan&quot;)" office:value-type="float" office:value="45" calcext:value-type="float">
            <text:p>45,00</text:p>
          </table:table-cell>
          <table:table-cell table:formula="of:=IF(ISNUMBER([.E440]);IF([.B441]&gt;=[.B439];[.G440];[.G440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440];5)=0;[.$A440];&quot;&quot;)">
            <text:p/>
          </table:table-cell>
          <table:table-cell table:formula="of:=IF(ISNUMBER([.N440]);[.K44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0.7346899459" calcext:value-type="float">
            <text:p>0,7346899459</text:p>
          </table:table-cell>
          <table:table-cell office:value-type="float" office:value="0.2653100541" calcext:value-type="float">
            <text:p>0,2653100541</text:p>
          </table:table-cell>
          <table:table-cell/>
          <table:table-cell table:formula="of:=IF(AND(ISNUMBER([.B440]);ISNUMBER([.B442]));([.C442]-[.C440])/([.B442]-[.B440]);&quot;nan&quot;)" office:value-type="float" office:value="-1" calcext:value-type="float">
            <text:p>-1,0000000000</text:p>
          </table:table-cell>
          <table:table-cell table:formula="of:=IF(ISNUMBER([.E441]);ATAN([.E441]);&quot;nan&quot;)" office:value-type="float" office:value="-0.785398163397448" calcext:value-type="float">
            <text:p>-0,7853981634</text:p>
          </table:table-cell>
          <table:table-cell table:formula="of:=IF(ISNUMBER([.F441]);180*[.F441]/PI();&quot;nan&quot;)" office:value-type="float" office:value="-45" calcext:value-type="float">
            <text:p>-45,00</text:p>
          </table:table-cell>
          <table:table-cell/>
          <table:table-cell table:formula="of:=IF(ISNUMBER([.E441]);IF([.B442]&gt;=[.B440];[.E441];-1*[.E441]);&quot;nan&quot;)" office:value-type="float" office:value="1" calcext:value-type="float">
            <text:p>1,0000000000</text:p>
          </table:table-cell>
          <table:table-cell table:formula="of:=IF(ISNUMBER([.F441]);180*ATAN([.I441])/PI();&quot;nan&quot;)" office:value-type="float" office:value="45" calcext:value-type="float">
            <text:p>45,00</text:p>
          </table:table-cell>
          <table:table-cell table:formula="of:=IF(ISNUMBER([.E441]);IF([.B442]&gt;=[.B440];[.G441];[.G441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441];5)=0;[.$A441];&quot;&quot;)">
            <text:p/>
          </table:table-cell>
          <table:table-cell table:formula="of:=IF(ISNUMBER([.N441]);[.K44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734689988" calcext:value-type="float">
            <text:p>0,7346899880</text:p>
          </table:table-cell>
          <table:table-cell office:value-type="float" office:value="0.265310012" calcext:value-type="float">
            <text:p>0,2653100120</text:p>
          </table:table-cell>
          <table:table-cell/>
          <table:table-cell table:formula="of:=IF(AND(ISNUMBER([.B441]);ISNUMBER([.B443]));([.C443]-[.C441])/([.B443]-[.B441]);&quot;nan&quot;)" office:value-type="float" office:value="-1" calcext:value-type="float">
            <text:p>-1,0000000000</text:p>
          </table:table-cell>
          <table:table-cell table:formula="of:=IF(ISNUMBER([.E442]);ATAN([.E442]);&quot;nan&quot;)" office:value-type="float" office:value="-0.785398163397448" calcext:value-type="float">
            <text:p>-0,7853981634</text:p>
          </table:table-cell>
          <table:table-cell table:formula="of:=IF(ISNUMBER([.F442]);180*[.F442]/PI();&quot;nan&quot;)" office:value-type="float" office:value="-45" calcext:value-type="float">
            <text:p>-45,00</text:p>
          </table:table-cell>
          <table:table-cell/>
          <table:table-cell table:formula="of:=IF(ISNUMBER([.E442]);IF([.B443]&gt;=[.B441];[.E442];-1*[.E442]);&quot;nan&quot;)" office:value-type="float" office:value="-1" calcext:value-type="float">
            <text:p>-1,0000000000</text:p>
          </table:table-cell>
          <table:table-cell table:formula="of:=IF(ISNUMBER([.F442]);180*ATAN([.I442])/PI();&quot;nan&quot;)" office:value-type="float" office:value="-45" calcext:value-type="float">
            <text:p>-45,00</text:p>
          </table:table-cell>
          <table:table-cell table:formula="of:=IF(ISNUMBER([.E442]);IF([.B443]&gt;=[.B441];[.G442];[.G442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42];5)=0;[.$A442];&quot;&quot;)" office:value-type="float" office:value="800" calcext:value-type="float">
            <text:p>800</text:p>
          </table:table-cell>
          <table:table-cell table:formula="of:=IF(ISNUMBER([.N442]);[.K442];&quot;&quot;)" office:value-type="float" office:value="-45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0.7346900035" calcext:value-type="float">
            <text:p>0,7346900035</text:p>
          </table:table-cell>
          <table:table-cell office:value-type="float" office:value="0.2653099965" calcext:value-type="float">
            <text:p>0,2653099965</text:p>
          </table:table-cell>
          <table:table-cell/>
          <table:table-cell table:formula="of:=IF(AND(ISNUMBER([.B442]);ISNUMBER([.B444]));([.C444]-[.C442])/([.B444]-[.B442]);&quot;nan&quot;)" office:value-type="float" office:value="-1" calcext:value-type="float">
            <text:p>-1,0000000000</text:p>
          </table:table-cell>
          <table:table-cell table:formula="of:=IF(ISNUMBER([.E443]);ATAN([.E443]);&quot;nan&quot;)" office:value-type="float" office:value="-0.785398163397448" calcext:value-type="float">
            <text:p>-0,7853981634</text:p>
          </table:table-cell>
          <table:table-cell table:formula="of:=IF(ISNUMBER([.F443]);180*[.F443]/PI();&quot;nan&quot;)" office:value-type="float" office:value="-45" calcext:value-type="float">
            <text:p>-45,00</text:p>
          </table:table-cell>
          <table:table-cell/>
          <table:table-cell table:formula="of:=IF(ISNUMBER([.E443]);IF([.B444]&gt;=[.B442];[.E443];-1*[.E443]);&quot;nan&quot;)" office:value-type="float" office:value="-1" calcext:value-type="float">
            <text:p>-1,0000000000</text:p>
          </table:table-cell>
          <table:table-cell table:formula="of:=IF(ISNUMBER([.F443]);180*ATAN([.I443])/PI();&quot;nan&quot;)" office:value-type="float" office:value="-45" calcext:value-type="float">
            <text:p>-45,00</text:p>
          </table:table-cell>
          <table:table-cell table:formula="of:=IF(ISNUMBER([.E443]);IF([.B444]&gt;=[.B442];[.G443];[.G443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43];5)=0;[.$A443];&quot;&quot;)">
            <text:p/>
          </table:table-cell>
          <table:table-cell table:formula="of:=IF(ISNUMBER([.N443]);[.K44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0.734690008" calcext:value-type="float">
            <text:p>0,7346900080</text:p>
          </table:table-cell>
          <table:table-cell office:value-type="float" office:value="0.265309992" calcext:value-type="float">
            <text:p>0,2653099920</text:p>
          </table:table-cell>
          <table:table-cell/>
          <table:table-cell table:formula="of:=IF(AND(ISNUMBER([.B443]);ISNUMBER([.B445]));([.C445]-[.C443])/([.B445]-[.B443]);&quot;nan&quot;)" office:value-type="float" office:value="-1" calcext:value-type="float">
            <text:p>-1,0000000000</text:p>
          </table:table-cell>
          <table:table-cell table:formula="of:=IF(ISNUMBER([.E444]);ATAN([.E444]);&quot;nan&quot;)" office:value-type="float" office:value="-0.785398163397448" calcext:value-type="float">
            <text:p>-0,7853981634</text:p>
          </table:table-cell>
          <table:table-cell table:formula="of:=IF(ISNUMBER([.F444]);180*[.F444]/PI();&quot;nan&quot;)" office:value-type="float" office:value="-45" calcext:value-type="float">
            <text:p>-45,00</text:p>
          </table:table-cell>
          <table:table-cell/>
          <table:table-cell table:formula="of:=IF(ISNUMBER([.E444]);IF([.B445]&gt;=[.B443];[.E444];-1*[.E444]);&quot;nan&quot;)" office:value-type="float" office:value="-1" calcext:value-type="float">
            <text:p>-1,0000000000</text:p>
          </table:table-cell>
          <table:table-cell table:formula="of:=IF(ISNUMBER([.F444]);180*ATAN([.I444])/PI();&quot;nan&quot;)" office:value-type="float" office:value="-45" calcext:value-type="float">
            <text:p>-45,00</text:p>
          </table:table-cell>
          <table:table-cell table:formula="of:=IF(ISNUMBER([.E444]);IF([.B445]&gt;=[.B443];[.G444];[.G444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44];5)=0;[.$A444];&quot;&quot;)">
            <text:p/>
          </table:table-cell>
          <table:table-cell table:formula="of:=IF(ISNUMBER([.N444]);[.K44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0.7346900048" calcext:value-type="float">
            <text:p>0,7346900048</text:p>
          </table:table-cell>
          <table:table-cell office:value-type="float" office:value="0.2653099952" calcext:value-type="float">
            <text:p>0,2653099952</text:p>
          </table:table-cell>
          <table:table-cell/>
          <table:table-cell table:formula="of:=IF(AND(ISNUMBER([.B444]);ISNUMBER([.B446]));([.C446]-[.C444])/([.B446]-[.B444]);&quot;nan&quot;)" office:value-type="float" office:value="-0.99999999639538" calcext:value-type="float">
            <text:p>-0,9999999964</text:p>
          </table:table-cell>
          <table:table-cell table:formula="of:=IF(ISNUMBER([.E445]);ATAN([.E445]);&quot;nan&quot;)" office:value-type="float" office:value="-0.785398161595138" calcext:value-type="float">
            <text:p>-0,7853981616</text:p>
          </table:table-cell>
          <table:table-cell table:formula="of:=IF(ISNUMBER([.F445]);180*[.F445]/PI();&quot;nan&quot;)" office:value-type="float" office:value="-44.9999998967352" calcext:value-type="float">
            <text:p>-45,00</text:p>
          </table:table-cell>
          <table:table-cell/>
          <table:table-cell table:formula="of:=IF(ISNUMBER([.E445]);IF([.B446]&gt;=[.B444];[.E445];-1*[.E445]);&quot;nan&quot;)" office:value-type="float" office:value="0.99999999639538" calcext:value-type="float">
            <text:p>0,9999999964</text:p>
          </table:table-cell>
          <table:table-cell table:formula="of:=IF(ISNUMBER([.F445]);180*ATAN([.I445])/PI();&quot;nan&quot;)" office:value-type="float" office:value="44.9999998967352" calcext:value-type="float">
            <text:p>45,00</text:p>
          </table:table-cell>
          <table:table-cell table:formula="of:=IF(ISNUMBER([.E445]);IF([.B446]&gt;=[.B444];[.G445];[.G445]+180);&quot;nan&quot;)" office:value-type="float" office:value="135.000000103265" calcext:value-type="float">
            <text:p>135,00</text:p>
          </table:table-cell>
          <table:table-cell table:number-columns-repeated="2"/>
          <table:table-cell table:style-name="Default" table:formula="of:=IF(MOD([.$A445];5)=0;[.$A445];&quot;&quot;)">
            <text:p/>
          </table:table-cell>
          <table:table-cell table:formula="of:=IF(ISNUMBER([.N445]);[.K44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0.7346899926" calcext:value-type="float">
            <text:p>0,7346899926</text:p>
          </table:table-cell>
          <table:table-cell office:value-type="float" office:value="0.2653100074" calcext:value-type="float">
            <text:p>0,2653100074</text:p>
          </table:table-cell>
          <table:table-cell/>
          <table:table-cell table:formula="of:=IF(AND(ISNUMBER([.B445]);ISNUMBER([.B447]));([.C447]-[.C445])/([.B447]-[.B445]);&quot;nan&quot;)" office:value-type="float" office:value="-1.00000000396508" calcext:value-type="float">
            <text:p>-1,0000000040</text:p>
          </table:table-cell>
          <table:table-cell table:formula="of:=IF(ISNUMBER([.E446]);ATAN([.E446]);&quot;nan&quot;)" office:value-type="float" office:value="-0.785398165379989" calcext:value-type="float">
            <text:p>-0,7853981654</text:p>
          </table:table-cell>
          <table:table-cell table:formula="of:=IF(ISNUMBER([.F446]);180*[.F446]/PI();&quot;nan&quot;)" office:value-type="float" office:value="-45.0000001135912" calcext:value-type="float">
            <text:p>-45,00</text:p>
          </table:table-cell>
          <table:table-cell/>
          <table:table-cell table:formula="of:=IF(ISNUMBER([.E446]);IF([.B447]&gt;=[.B445];[.E446];-1*[.E446]);&quot;nan&quot;)" office:value-type="float" office:value="1.00000000396508" calcext:value-type="float">
            <text:p>1,0000000040</text:p>
          </table:table-cell>
          <table:table-cell table:formula="of:=IF(ISNUMBER([.F446]);180*ATAN([.I446])/PI();&quot;nan&quot;)" office:value-type="float" office:value="45.0000001135912" calcext:value-type="float">
            <text:p>45,00</text:p>
          </table:table-cell>
          <table:table-cell table:formula="of:=IF(ISNUMBER([.E446]);IF([.B447]&gt;=[.B445];[.G446];[.G446]+180);&quot;nan&quot;)" office:value-type="float" office:value="134.999999886409" calcext:value-type="float">
            <text:p>135,00</text:p>
          </table:table-cell>
          <table:table-cell table:number-columns-repeated="2"/>
          <table:table-cell table:style-name="Default" table:formula="of:=IF(MOD([.$A446];5)=0;[.$A446];&quot;&quot;)">
            <text:p/>
          </table:table-cell>
          <table:table-cell table:formula="of:=IF(ISNUMBER([.N446]);[.K44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0.7346899908" calcext:value-type="float">
            <text:p>0,7346899908</text:p>
          </table:table-cell>
          <table:table-cell office:value-type="float" office:value="0.2653100092" calcext:value-type="float">
            <text:p>0,2653100092</text:p>
          </table:table-cell>
          <table:table-cell/>
          <table:table-cell table:formula="of:=IF(AND(ISNUMBER([.B446]);ISNUMBER([.B448]));([.C448]-[.C446])/([.B448]-[.B446]);&quot;nan&quot;)" office:value-type="float" office:value="-1" calcext:value-type="float">
            <text:p>-1,0000000000</text:p>
          </table:table-cell>
          <table:table-cell table:formula="of:=IF(ISNUMBER([.E447]);ATAN([.E447]);&quot;nan&quot;)" office:value-type="float" office:value="-0.785398163397448" calcext:value-type="float">
            <text:p>-0,7853981634</text:p>
          </table:table-cell>
          <table:table-cell table:formula="of:=IF(ISNUMBER([.F447]);180*[.F447]/PI();&quot;nan&quot;)" office:value-type="float" office:value="-45" calcext:value-type="float">
            <text:p>-45,00</text:p>
          </table:table-cell>
          <table:table-cell/>
          <table:table-cell table:formula="of:=IF(ISNUMBER([.E447]);IF([.B448]&gt;=[.B446];[.E447];-1*[.E447]);&quot;nan&quot;)" office:value-type="float" office:value="1" calcext:value-type="float">
            <text:p>1,0000000000</text:p>
          </table:table-cell>
          <table:table-cell table:formula="of:=IF(ISNUMBER([.F447]);180*ATAN([.I447])/PI();&quot;nan&quot;)" office:value-type="float" office:value="45" calcext:value-type="float">
            <text:p>45,00</text:p>
          </table:table-cell>
          <table:table-cell table:formula="of:=IF(ISNUMBER([.E447]);IF([.B448]&gt;=[.B446];[.G447];[.G447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447];5)=0;[.$A447];&quot;&quot;)" office:value-type="float" office:value="805" calcext:value-type="float">
            <text:p>805</text:p>
          </table:table-cell>
          <table:table-cell table:formula="of:=IF(ISNUMBER([.N447]);[.K447];&quot;&quot;)" office:value-type="float" office:value="135" calcext:value-type="float">
            <text:p>135,00</text:p>
          </table:table-cell>
          <table:table-cell table:number-columns-repeated="1009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0.7346899913" calcext:value-type="float">
            <text:p>0,7346899913</text:p>
          </table:table-cell>
          <table:table-cell office:value-type="float" office:value="0.2653100087" calcext:value-type="float">
            <text:p>0,2653100087</text:p>
          </table:table-cell>
          <table:table-cell/>
          <table:table-cell table:formula="of:=IF(AND(ISNUMBER([.B447]);ISNUMBER([.B449]));([.C449]-[.C447])/([.B449]-[.B447]);&quot;nan&quot;)" office:value-type="float" office:value="-1.00000000232264" calcext:value-type="float">
            <text:p>-1,0000000023</text:p>
          </table:table-cell>
          <table:table-cell table:formula="of:=IF(ISNUMBER([.E448]);ATAN([.E448]);&quot;nan&quot;)" office:value-type="float" office:value="-0.785398164558769" calcext:value-type="float">
            <text:p>-0,7853981646</text:p>
          </table:table-cell>
          <table:table-cell table:formula="of:=IF(ISNUMBER([.F448]);180*[.F448]/PI();&quot;nan&quot;)" office:value-type="float" office:value="-45.0000000665388" calcext:value-type="float">
            <text:p>-45,00</text:p>
          </table:table-cell>
          <table:table-cell/>
          <table:table-cell table:formula="of:=IF(ISNUMBER([.E448]);IF([.B449]&gt;=[.B447];[.E448];-1*[.E448]);&quot;nan&quot;)" office:value-type="float" office:value="-1.00000000232264" calcext:value-type="float">
            <text:p>-1,0000000023</text:p>
          </table:table-cell>
          <table:table-cell table:formula="of:=IF(ISNUMBER([.F448]);180*ATAN([.I448])/PI();&quot;nan&quot;)" office:value-type="float" office:value="-45.0000000665388" calcext:value-type="float">
            <text:p>-45,00</text:p>
          </table:table-cell>
          <table:table-cell table:formula="of:=IF(ISNUMBER([.E448]);IF([.B449]&gt;=[.B447];[.G448];[.G448]+180);&quot;nan&quot;)" office:value-type="float" office:value="-45.0000000665388" calcext:value-type="float">
            <text:p>-45,00</text:p>
          </table:table-cell>
          <table:table-cell table:number-columns-repeated="2"/>
          <table:table-cell table:style-name="Default" table:formula="of:=IF(MOD([.$A448];5)=0;[.$A448];&quot;&quot;)">
            <text:p/>
          </table:table-cell>
          <table:table-cell table:formula="of:=IF(ISNUMBER([.N448]);[.K44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0.7346900147" calcext:value-type="float">
            <text:p>0,7346900147</text:p>
          </table:table-cell>
          <table:table-cell office:value-type="float" office:value="0.2653099853" calcext:value-type="float">
            <text:p>0,2653099853</text:p>
          </table:table-cell>
          <table:table-cell/>
          <table:table-cell table:formula="of:=IF(AND(ISNUMBER([.B448]);ISNUMBER([.B450]));([.C450]-[.C448])/([.B450]-[.B448]);&quot;nan&quot;)" office:value-type="float" office:value="-0.999999965305531" calcext:value-type="float">
            <text:p>-0,9999999653</text:p>
          </table:table-cell>
          <table:table-cell table:formula="of:=IF(ISNUMBER([.E449]);ATAN([.E449]);&quot;nan&quot;)" office:value-type="float" office:value="-0.785398146050214" calcext:value-type="float">
            <text:p>-0,7853981461</text:p>
          </table:table-cell>
          <table:table-cell table:formula="of:=IF(ISNUMBER([.F449]);180*[.F449]/PI();&quot;nan&quot;)" office:value-type="float" office:value="-44.9999990060767" calcext:value-type="float">
            <text:p>-45,00</text:p>
          </table:table-cell>
          <table:table-cell/>
          <table:table-cell table:formula="of:=IF(ISNUMBER([.E449]);IF([.B450]&gt;=[.B448];[.E449];-1*[.E449]);&quot;nan&quot;)" office:value-type="float" office:value="-0.999999965305531" calcext:value-type="float">
            <text:p>-0,9999999653</text:p>
          </table:table-cell>
          <table:table-cell table:formula="of:=IF(ISNUMBER([.F449]);180*ATAN([.I449])/PI();&quot;nan&quot;)" office:value-type="float" office:value="-44.9999990060767" calcext:value-type="float">
            <text:p>-45,00</text:p>
          </table:table-cell>
          <table:table-cell table:formula="of:=IF(ISNUMBER([.E449]);IF([.B450]&gt;=[.B448];[.G449];[.G449]+180);&quot;nan&quot;)" office:value-type="float" office:value="-44.9999990060767" calcext:value-type="float">
            <text:p>-45,00</text:p>
          </table:table-cell>
          <table:table-cell table:number-columns-repeated="2"/>
          <table:table-cell table:style-name="Default" table:formula="of:=IF(MOD([.$A449];5)=0;[.$A449];&quot;&quot;)">
            <text:p/>
          </table:table-cell>
          <table:table-cell table:formula="of:=IF(ISNUMBER([.N449]);[.K44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0.7346899929" calcext:value-type="float">
            <text:p>0,7346899929</text:p>
          </table:table-cell>
          <table:table-cell office:value-type="float" office:value="0.2653100071" calcext:value-type="float">
            <text:p>0,2653100071</text:p>
          </table:table-cell>
          <table:table-cell/>
          <table:table-cell table:formula="of:=IF(AND(ISNUMBER([.B449]);ISNUMBER([.B451]));([.C451]-[.C449])/([.B451]-[.B449]);&quot;nan&quot;)" office:value-type="float" office:value="-0.999999997647833" calcext:value-type="float">
            <text:p>-0,9999999976</text:p>
          </table:table-cell>
          <table:table-cell table:formula="of:=IF(ISNUMBER([.E450]);ATAN([.E450]);&quot;nan&quot;)" office:value-type="float" office:value="-0.785398162221365" calcext:value-type="float">
            <text:p>-0,7853981622</text:p>
          </table:table-cell>
          <table:table-cell table:formula="of:=IF(ISNUMBER([.F450]);180*[.F450]/PI();&quot;nan&quot;)" office:value-type="float" office:value="-44.9999999326154" calcext:value-type="float">
            <text:p>-45,00</text:p>
          </table:table-cell>
          <table:table-cell/>
          <table:table-cell table:formula="of:=IF(ISNUMBER([.E450]);IF([.B451]&gt;=[.B449];[.E450];-1*[.E450]);&quot;nan&quot;)" office:value-type="float" office:value="0.999999997647833" calcext:value-type="float">
            <text:p>0,9999999976</text:p>
          </table:table-cell>
          <table:table-cell table:formula="of:=IF(ISNUMBER([.F450]);180*ATAN([.I450])/PI();&quot;nan&quot;)" office:value-type="float" office:value="44.9999999326154" calcext:value-type="float">
            <text:p>45,00</text:p>
          </table:table-cell>
          <table:table-cell table:formula="of:=IF(ISNUMBER([.E450]);IF([.B451]&gt;=[.B449];[.G450];[.G450]+180);&quot;nan&quot;)" office:value-type="float" office:value="135.000000067385" calcext:value-type="float">
            <text:p>135,00</text:p>
          </table:table-cell>
          <table:table-cell table:number-columns-repeated="2"/>
          <table:table-cell table:style-name="Default" table:formula="of:=IF(MOD([.$A450];5)=0;[.$A450];&quot;&quot;)">
            <text:p/>
          </table:table-cell>
          <table:table-cell table:formula="of:=IF(ISNUMBER([.N450]);[.K45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0.7346899911" calcext:value-type="float">
            <text:p>0,7346899911</text:p>
          </table:table-cell>
          <table:table-cell office:value-type="float" office:value="0.2653100089" calcext:value-type="float">
            <text:p>0,2653100089</text:p>
          </table:table-cell>
          <table:table-cell/>
          <table:table-cell table:formula="of:=IF(AND(ISNUMBER([.B450]);ISNUMBER([.B452]));([.C452]-[.C450])/([.B452]-[.B450]);&quot;nan&quot;)" office:value-type="float" office:value="-1.00000001132881" calcext:value-type="float">
            <text:p>-1,0000000113</text:p>
          </table:table-cell>
          <table:table-cell table:formula="of:=IF(ISNUMBER([.E451]);ATAN([.E451]);&quot;nan&quot;)" office:value-type="float" office:value="-0.785398169061852" calcext:value-type="float">
            <text:p>-0,7853981691</text:p>
          </table:table-cell>
          <table:table-cell table:formula="of:=IF(ISNUMBER([.F451]);180*[.F451]/PI();&quot;nan&quot;)" office:value-type="float" office:value="-45.0000003245464" calcext:value-type="float">
            <text:p>-45,00</text:p>
          </table:table-cell>
          <table:table-cell/>
          <table:table-cell table:formula="of:=IF(ISNUMBER([.E451]);IF([.B452]&gt;=[.B450];[.E451];-1*[.E451]);&quot;nan&quot;)" office:value-type="float" office:value="-1.00000001132881" calcext:value-type="float">
            <text:p>-1,0000000113</text:p>
          </table:table-cell>
          <table:table-cell table:formula="of:=IF(ISNUMBER([.F451]);180*ATAN([.I451])/PI();&quot;nan&quot;)" office:value-type="float" office:value="-45.0000003245464" calcext:value-type="float">
            <text:p>-45,00</text:p>
          </table:table-cell>
          <table:table-cell table:formula="of:=IF(ISNUMBER([.E451]);IF([.B452]&gt;=[.B450];[.G451];[.G451]+180);&quot;nan&quot;)" office:value-type="float" office:value="-45.0000003245464" calcext:value-type="float">
            <text:p>-45,00</text:p>
          </table:table-cell>
          <table:table-cell table:number-columns-repeated="2"/>
          <table:table-cell table:style-name="Default" table:formula="of:=IF(MOD([.$A451];5)=0;[.$A451];&quot;&quot;)">
            <text:p/>
          </table:table-cell>
          <table:table-cell table:formula="of:=IF(ISNUMBER([.N451]);[.K45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0.7346899978" calcext:value-type="float">
            <text:p>0,7346899978</text:p>
          </table:table-cell>
          <table:table-cell office:value-type="float" office:value="0.2653100022" calcext:value-type="float">
            <text:p>0,2653100022</text:p>
          </table:table-cell>
          <table:table-cell/>
          <table:table-cell table:formula="of:=IF(AND(ISNUMBER([.B451]);ISNUMBER([.B453]));([.C453]-[.C451])/([.B453]-[.B451]);&quot;nan&quot;)" office:value-type="float" office:value="-0.999999997499498" calcext:value-type="float">
            <text:p>-0,9999999975</text:p>
          </table:table-cell>
          <table:table-cell table:formula="of:=IF(ISNUMBER([.E452]);ATAN([.E452]);&quot;nan&quot;)" office:value-type="float" office:value="-0.785398162147197" calcext:value-type="float">
            <text:p>-0,7853981621</text:p>
          </table:table-cell>
          <table:table-cell table:formula="of:=IF(ISNUMBER([.F452]);180*[.F452]/PI();&quot;nan&quot;)" office:value-type="float" office:value="-44.9999999283659" calcext:value-type="float">
            <text:p>-45,00</text:p>
          </table:table-cell>
          <table:table-cell/>
          <table:table-cell table:formula="of:=IF(ISNUMBER([.E452]);IF([.B453]&gt;=[.B451];[.E452];-1*[.E452]);&quot;nan&quot;)" office:value-type="float" office:value="-0.999999997499498" calcext:value-type="float">
            <text:p>-0,9999999975</text:p>
          </table:table-cell>
          <table:table-cell table:formula="of:=IF(ISNUMBER([.F452]);180*ATAN([.I452])/PI();&quot;nan&quot;)" office:value-type="float" office:value="-44.9999999283659" calcext:value-type="float">
            <text:p>-45,00</text:p>
          </table:table-cell>
          <table:table-cell table:formula="of:=IF(ISNUMBER([.E452]);IF([.B453]&gt;=[.B451];[.G452];[.G452]+180);&quot;nan&quot;)" office:value-type="float" office:value="-44.9999999283659" calcext:value-type="float">
            <text:p>-45,00</text:p>
          </table:table-cell>
          <table:table-cell table:number-columns-repeated="2"/>
          <table:table-cell table:style-name="Default" table:formula="of:=IF(MOD([.$A452];5)=0;[.$A452];&quot;&quot;)" office:value-type="float" office:value="810" calcext:value-type="float">
            <text:p>810</text:p>
          </table:table-cell>
          <table:table-cell table:formula="of:=IF(ISNUMBER([.N452]);[.K452];&quot;&quot;)" office:value-type="float" office:value="-44.9999999283659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0.7346900133" calcext:value-type="float">
            <text:p>0,7346900133</text:p>
          </table:table-cell>
          <table:table-cell office:value-type="float" office:value="0.2653099867" calcext:value-type="float">
            <text:p>0,2653099867</text:p>
          </table:table-cell>
          <table:table-cell/>
          <table:table-cell table:formula="of:=IF(AND(ISNUMBER([.B452]);ISNUMBER([.B454]));([.C454]-[.C452])/([.B454]-[.B452]);&quot;nan&quot;)" office:value-type="float" office:value="-0.999999995663191" calcext:value-type="float">
            <text:p>-0,9999999957</text:p>
          </table:table-cell>
          <table:table-cell table:formula="of:=IF(ISNUMBER([.E453]);ATAN([.E453]);&quot;nan&quot;)" office:value-type="float" office:value="-0.785398161229044" calcext:value-type="float">
            <text:p>-0,7853981612</text:p>
          </table:table-cell>
          <table:table-cell table:formula="of:=IF(ISNUMBER([.F453]);180*[.F453]/PI();&quot;nan&quot;)" office:value-type="float" office:value="-44.9999998757596" calcext:value-type="float">
            <text:p>-45,00</text:p>
          </table:table-cell>
          <table:table-cell/>
          <table:table-cell table:formula="of:=IF(ISNUMBER([.E453]);IF([.B454]&gt;=[.B452];[.E453];-1*[.E453]);&quot;nan&quot;)" office:value-type="float" office:value="-0.999999995663191" calcext:value-type="float">
            <text:p>-0,9999999957</text:p>
          </table:table-cell>
          <table:table-cell table:formula="of:=IF(ISNUMBER([.F453]);180*ATAN([.I453])/PI();&quot;nan&quot;)" office:value-type="float" office:value="-44.9999998757596" calcext:value-type="float">
            <text:p>-45,00</text:p>
          </table:table-cell>
          <table:table-cell table:formula="of:=IF(ISNUMBER([.E453]);IF([.B454]&gt;=[.B452];[.G453];[.G453]+180);&quot;nan&quot;)" office:value-type="float" office:value="-44.9999998757596" calcext:value-type="float">
            <text:p>-45,00</text:p>
          </table:table-cell>
          <table:table-cell table:number-columns-repeated="2"/>
          <table:table-cell table:style-name="Default" table:formula="of:=IF(MOD([.$A453];5)=0;[.$A453];&quot;&quot;)">
            <text:p/>
          </table:table-cell>
          <table:table-cell table:formula="of:=IF(ISNUMBER([.N453]);[.K45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0.7346900106" calcext:value-type="float">
            <text:p>0,7346900106</text:p>
          </table:table-cell>
          <table:table-cell office:value-type="float" office:value="0.2653099894" calcext:value-type="float">
            <text:p>0,2653099894</text:p>
          </table:table-cell>
          <table:table-cell/>
          <table:table-cell table:formula="of:=IF(AND(ISNUMBER([.B453]);ISNUMBER([.B455]));([.C455]-[.C453])/([.B455]-[.B453]);&quot;nan&quot;)" office:value-type="float" office:value="-1" calcext:value-type="float">
            <text:p>-1,0000000000</text:p>
          </table:table-cell>
          <table:table-cell table:formula="of:=IF(ISNUMBER([.E454]);ATAN([.E454]);&quot;nan&quot;)" office:value-type="float" office:value="-0.785398163397448" calcext:value-type="float">
            <text:p>-0,7853981634</text:p>
          </table:table-cell>
          <table:table-cell table:formula="of:=IF(ISNUMBER([.F454]);180*[.F454]/PI();&quot;nan&quot;)" office:value-type="float" office:value="-45" calcext:value-type="float">
            <text:p>-45,00</text:p>
          </table:table-cell>
          <table:table-cell/>
          <table:table-cell table:formula="of:=IF(ISNUMBER([.E454]);IF([.B455]&gt;=[.B453];[.E454];-1*[.E454]);&quot;nan&quot;)" office:value-type="float" office:value="-1" calcext:value-type="float">
            <text:p>-1,0000000000</text:p>
          </table:table-cell>
          <table:table-cell table:formula="of:=IF(ISNUMBER([.F454]);180*ATAN([.I454])/PI();&quot;nan&quot;)" office:value-type="float" office:value="-45" calcext:value-type="float">
            <text:p>-45,00</text:p>
          </table:table-cell>
          <table:table-cell table:formula="of:=IF(ISNUMBER([.E454]);IF([.B455]&gt;=[.B453];[.G454];[.G454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54];5)=0;[.$A454];&quot;&quot;)">
            <text:p/>
          </table:table-cell>
          <table:table-cell table:formula="of:=IF(ISNUMBER([.N454]);[.K45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0.734690017" calcext:value-type="float">
            <text:p>0,7346900170</text:p>
          </table:table-cell>
          <table:table-cell office:value-type="float" office:value="0.265309983" calcext:value-type="float">
            <text:p>0,2653099830</text:p>
          </table:table-cell>
          <table:table-cell/>
          <table:table-cell table:formula="of:=IF(AND(ISNUMBER([.B454]);ISNUMBER([.B456]));([.C456]-[.C454])/([.B456]-[.B454]);&quot;nan&quot;)" office:value-type="float" office:value="-1" calcext:value-type="float">
            <text:p>-1,0000000000</text:p>
          </table:table-cell>
          <table:table-cell table:formula="of:=IF(ISNUMBER([.E455]);ATAN([.E455]);&quot;nan&quot;)" office:value-type="float" office:value="-0.785398163397448" calcext:value-type="float">
            <text:p>-0,7853981634</text:p>
          </table:table-cell>
          <table:table-cell table:formula="of:=IF(ISNUMBER([.F455]);180*[.F455]/PI();&quot;nan&quot;)" office:value-type="float" office:value="-45" calcext:value-type="float">
            <text:p>-45,00</text:p>
          </table:table-cell>
          <table:table-cell/>
          <table:table-cell table:formula="of:=IF(ISNUMBER([.E455]);IF([.B456]&gt;=[.B454];[.E455];-1*[.E455]);&quot;nan&quot;)" office:value-type="float" office:value="1" calcext:value-type="float">
            <text:p>1,0000000000</text:p>
          </table:table-cell>
          <table:table-cell table:formula="of:=IF(ISNUMBER([.F455]);180*ATAN([.I455])/PI();&quot;nan&quot;)" office:value-type="float" office:value="45" calcext:value-type="float">
            <text:p>45,00</text:p>
          </table:table-cell>
          <table:table-cell table:formula="of:=IF(ISNUMBER([.E455]);IF([.B456]&gt;=[.B454];[.G455];[.G455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455];5)=0;[.$A455];&quot;&quot;)">
            <text:p/>
          </table:table-cell>
          <table:table-cell table:formula="of:=IF(ISNUMBER([.N455]);[.K45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0.7346899903" calcext:value-type="float">
            <text:p>0,7346899903</text:p>
          </table:table-cell>
          <table:table-cell office:value-type="float" office:value="0.2653100097" calcext:value-type="float">
            <text:p>0,2653100097</text:p>
          </table:table-cell>
          <table:table-cell/>
          <table:table-cell table:formula="of:=IF(AND(ISNUMBER([.B455]);ISNUMBER([.B457]));([.C457]-[.C455])/([.B457]-[.B455]);&quot;nan&quot;)" office:value-type="float" office:value="-1.00000000740149" calcext:value-type="float">
            <text:p>-1,0000000074</text:p>
          </table:table-cell>
          <table:table-cell table:formula="of:=IF(ISNUMBER([.E456]);ATAN([.E456]);&quot;nan&quot;)" office:value-type="float" office:value="-0.785398167098192" calcext:value-type="float">
            <text:p>-0,7853981671</text:p>
          </table:table-cell>
          <table:table-cell table:formula="of:=IF(ISNUMBER([.F456]);180*[.F456]/PI();&quot;nan&quot;)" office:value-type="float" office:value="-45.000000212037" calcext:value-type="float">
            <text:p>-45,00</text:p>
          </table:table-cell>
          <table:table-cell/>
          <table:table-cell table:formula="of:=IF(ISNUMBER([.E456]);IF([.B457]&gt;=[.B455];[.E456];-1*[.E456]);&quot;nan&quot;)" office:value-type="float" office:value="1.00000000740149" calcext:value-type="float">
            <text:p>1,0000000074</text:p>
          </table:table-cell>
          <table:table-cell table:formula="of:=IF(ISNUMBER([.F456]);180*ATAN([.I456])/PI();&quot;nan&quot;)" office:value-type="float" office:value="45.000000212037" calcext:value-type="float">
            <text:p>45,00</text:p>
          </table:table-cell>
          <table:table-cell table:formula="of:=IF(ISNUMBER([.E456]);IF([.B457]&gt;=[.B455];[.G456];[.G456]+180);&quot;nan&quot;)" office:value-type="float" office:value="134.999999787963" calcext:value-type="float">
            <text:p>135,00</text:p>
          </table:table-cell>
          <table:table-cell table:number-columns-repeated="2"/>
          <table:table-cell table:style-name="Default" table:formula="of:=IF(MOD([.$A456];5)=0;[.$A456];&quot;&quot;)">
            <text:p/>
          </table:table-cell>
          <table:table-cell table:formula="of:=IF(ISNUMBER([.N456]);[.K45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0.7346900095" calcext:value-type="float">
            <text:p>0,7346900095</text:p>
          </table:table-cell>
          <table:table-cell office:value-type="float" office:value="0.2653099905" calcext:value-type="float">
            <text:p>0,2653099905</text:p>
          </table:table-cell>
          <table:table-cell/>
          <table:table-cell table:formula="of:=IF(AND(ISNUMBER([.B456]);ISNUMBER([.B458]));([.C458]-[.C456])/([.B458]-[.B456]);&quot;nan&quot;)" office:value-type="float" office:value="-1" calcext:value-type="float">
            <text:p>-1,0000000000</text:p>
          </table:table-cell>
          <table:table-cell table:formula="of:=IF(ISNUMBER([.E457]);ATAN([.E457]);&quot;nan&quot;)" office:value-type="float" office:value="-0.785398163397448" calcext:value-type="float">
            <text:p>-0,7853981634</text:p>
          </table:table-cell>
          <table:table-cell table:formula="of:=IF(ISNUMBER([.F457]);180*[.F457]/PI();&quot;nan&quot;)" office:value-type="float" office:value="-45" calcext:value-type="float">
            <text:p>-45,00</text:p>
          </table:table-cell>
          <table:table-cell/>
          <table:table-cell table:formula="of:=IF(ISNUMBER([.E457]);IF([.B458]&gt;=[.B456];[.E457];-1*[.E457]);&quot;nan&quot;)" office:value-type="float" office:value="1" calcext:value-type="float">
            <text:p>1,0000000000</text:p>
          </table:table-cell>
          <table:table-cell table:formula="of:=IF(ISNUMBER([.F457]);180*ATAN([.I457])/PI();&quot;nan&quot;)" office:value-type="float" office:value="45" calcext:value-type="float">
            <text:p>45,00</text:p>
          </table:table-cell>
          <table:table-cell table:formula="of:=IF(ISNUMBER([.E457]);IF([.B458]&gt;=[.B456];[.G457];[.G457]+180);&quot;nan&quot;)" office:value-type="float" office:value="135" calcext:value-type="float">
            <text:p>135,00</text:p>
          </table:table-cell>
          <table:table-cell table:number-columns-repeated="2"/>
          <table:table-cell table:style-name="Default" table:formula="of:=IF(MOD([.$A457];5)=0;[.$A457];&quot;&quot;)" office:value-type="float" office:value="815" calcext:value-type="float">
            <text:p>815</text:p>
          </table:table-cell>
          <table:table-cell table:formula="of:=IF(ISNUMBER([.N457]);[.K457];&quot;&quot;)" office:value-type="float" office:value="135" calcext:value-type="float">
            <text:p>135,00</text:p>
          </table:table-cell>
          <table:table-cell table:number-columns-repeated="1009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0.7346899755" calcext:value-type="float">
            <text:p>0,7346899755</text:p>
          </table:table-cell>
          <table:table-cell office:value-type="float" office:value="0.2653100245" calcext:value-type="float">
            <text:p>0,2653100245</text:p>
          </table:table-cell>
          <table:table-cell/>
          <table:table-cell table:formula="of:=IF(AND(ISNUMBER([.B457]);ISNUMBER([.B459]));([.C459]-[.C457])/([.B459]-[.B457]);&quot;nan&quot;)" office:value-type="float" office:value="-0.999999998546829" calcext:value-type="float">
            <text:p>-0,9999999985</text:p>
          </table:table-cell>
          <table:table-cell table:formula="of:=IF(ISNUMBER([.E458]);ATAN([.E458]);&quot;nan&quot;)" office:value-type="float" office:value="-0.785398162670863" calcext:value-type="float">
            <text:p>-0,7853981627</text:p>
          </table:table-cell>
          <table:table-cell table:formula="of:=IF(ISNUMBER([.F458]);180*[.F458]/PI();&quot;nan&quot;)" office:value-type="float" office:value="-44.9999999583697" calcext:value-type="float">
            <text:p>-45,00</text:p>
          </table:table-cell>
          <table:table-cell/>
          <table:table-cell table:formula="of:=IF(ISNUMBER([.E458]);IF([.B459]&gt;=[.B457];[.E458];-1*[.E458]);&quot;nan&quot;)" office:value-type="float" office:value="0.999999998546829" calcext:value-type="float">
            <text:p>0,9999999985</text:p>
          </table:table-cell>
          <table:table-cell table:formula="of:=IF(ISNUMBER([.F458]);180*ATAN([.I458])/PI();&quot;nan&quot;)" office:value-type="float" office:value="44.9999999583697" calcext:value-type="float">
            <text:p>45,00</text:p>
          </table:table-cell>
          <table:table-cell table:formula="of:=IF(ISNUMBER([.E458]);IF([.B459]&gt;=[.B457];[.G458];[.G458]+180);&quot;nan&quot;)" office:value-type="float" office:value="135.00000004163" calcext:value-type="float">
            <text:p>135,00</text:p>
          </table:table-cell>
          <table:table-cell table:number-columns-repeated="2"/>
          <table:table-cell table:style-name="Default" table:formula="of:=IF(MOD([.$A458];5)=0;[.$A458];&quot;&quot;)">
            <text:p/>
          </table:table-cell>
          <table:table-cell table:formula="of:=IF(ISNUMBER([.N458]);[.K45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0.7346899713" calcext:value-type="float">
            <text:p>0,7346899713</text:p>
          </table:table-cell>
          <table:table-cell office:value-type="float" office:value="0.2653100287" calcext:value-type="float">
            <text:p>0,2653100287</text:p>
          </table:table-cell>
          <table:table-cell/>
          <table:table-cell table:formula="of:=IF(AND(ISNUMBER([.B458]);ISNUMBER([.B460]));([.C460]-[.C458])/([.B460]-[.B458]);&quot;nan&quot;)" office:value-type="float" office:value="-0.999999997476766" calcext:value-type="float">
            <text:p>-0,9999999975</text:p>
          </table:table-cell>
          <table:table-cell table:formula="of:=IF(ISNUMBER([.E459]);ATAN([.E459]);&quot;nan&quot;)" office:value-type="float" office:value="-0.785398162135831" calcext:value-type="float">
            <text:p>-0,7853981621</text:p>
          </table:table-cell>
          <table:table-cell table:formula="of:=IF(ISNUMBER([.F459]);180*[.F459]/PI();&quot;nan&quot;)" office:value-type="float" office:value="-44.9999999277147" calcext:value-type="float">
            <text:p>-45,00</text:p>
          </table:table-cell>
          <table:table-cell/>
          <table:table-cell table:formula="of:=IF(ISNUMBER([.E459]);IF([.B460]&gt;=[.B458];[.E459];-1*[.E459]);&quot;nan&quot;)" office:value-type="float" office:value="-0.999999997476766" calcext:value-type="float">
            <text:p>-0,9999999975</text:p>
          </table:table-cell>
          <table:table-cell table:formula="of:=IF(ISNUMBER([.F459]);180*ATAN([.I459])/PI();&quot;nan&quot;)" office:value-type="float" office:value="-44.9999999277147" calcext:value-type="float">
            <text:p>-45,00</text:p>
          </table:table-cell>
          <table:table-cell table:formula="of:=IF(ISNUMBER([.E459]);IF([.B460]&gt;=[.B458];[.G459];[.G459]+180);&quot;nan&quot;)" office:value-type="float" office:value="-44.9999999277147" calcext:value-type="float">
            <text:p>-45,00</text:p>
          </table:table-cell>
          <table:table-cell table:number-columns-repeated="2"/>
          <table:table-cell table:style-name="Default" table:formula="of:=IF(MOD([.$A459];5)=0;[.$A459];&quot;&quot;)">
            <text:p/>
          </table:table-cell>
          <table:table-cell table:formula="of:=IF(ISNUMBER([.N459]);[.K45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0.7346899975" calcext:value-type="float">
            <text:p>0,7346899975</text:p>
          </table:table-cell>
          <table:table-cell office:value-type="float" office:value="0.2653100025" calcext:value-type="float">
            <text:p>0,2653100025</text:p>
          </table:table-cell>
          <table:table-cell/>
          <table:table-cell table:formula="of:=IF(AND(ISNUMBER([.B459]);ISNUMBER([.B461]));([.C461]-[.C459])/([.B461]-[.B459]);&quot;nan&quot;)" office:value-type="float" office:value="-1.00000000110141" calcext:value-type="float">
            <text:p>-1,0000000011</text:p>
          </table:table-cell>
          <table:table-cell table:formula="of:=IF(ISNUMBER([.E460]);ATAN([.E460]);&quot;nan&quot;)" office:value-type="float" office:value="-0.785398163948154" calcext:value-type="float">
            <text:p>-0,7853981639</text:p>
          </table:table-cell>
          <table:table-cell table:formula="of:=IF(ISNUMBER([.F460]);180*[.F460]/PI();&quot;nan&quot;)" office:value-type="float" office:value="-45.0000000315531" calcext:value-type="float">
            <text:p>-45,00</text:p>
          </table:table-cell>
          <table:table-cell/>
          <table:table-cell table:formula="of:=IF(ISNUMBER([.E460]);IF([.B461]&gt;=[.B459];[.E460];-1*[.E460]);&quot;nan&quot;)" office:value-type="float" office:value="-1.00000000110141" calcext:value-type="float">
            <text:p>-1,0000000011</text:p>
          </table:table-cell>
          <table:table-cell table:formula="of:=IF(ISNUMBER([.F460]);180*ATAN([.I460])/PI();&quot;nan&quot;)" office:value-type="float" office:value="-45.0000000315531" calcext:value-type="float">
            <text:p>-45,00</text:p>
          </table:table-cell>
          <table:table-cell table:formula="of:=IF(ISNUMBER([.E460]);IF([.B461]&gt;=[.B459];[.G460];[.G460]+180);&quot;nan&quot;)" office:value-type="float" office:value="-45.0000000315531" calcext:value-type="float">
            <text:p>-45,00</text:p>
          </table:table-cell>
          <table:table-cell table:number-columns-repeated="2"/>
          <table:table-cell table:style-name="Default" table:formula="of:=IF(MOD([.$A460];5)=0;[.$A460];&quot;&quot;)">
            <text:p/>
          </table:table-cell>
          <table:table-cell table:formula="of:=IF(ISNUMBER([.N460]);[.K46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0.7346900217" calcext:value-type="float">
            <text:p>0,7346900217</text:p>
          </table:table-cell>
          <table:table-cell office:value-type="float" office:value="0.2653099783" calcext:value-type="float">
            <text:p>0,2653099783</text:p>
          </table:table-cell>
          <table:table-cell/>
          <table:table-cell table:formula="of:=IF(AND(ISNUMBER([.B460]);ISNUMBER([.B462]));([.C462]-[.C460])/([.B462]-[.B460]);&quot;nan&quot;)" office:value-type="float" office:value="-0.99999999158922" calcext:value-type="float">
            <text:p>-0,9999999916</text:p>
          </table:table-cell>
          <table:table-cell table:formula="of:=IF(ISNUMBER([.E461]);ATAN([.E461]);&quot;nan&quot;)" office:value-type="float" office:value="-0.785398159192058" calcext:value-type="float">
            <text:p>-0,7853981592</text:p>
          </table:table-cell>
          <table:table-cell table:formula="of:=IF(ISNUMBER([.F461]);180*[.F461]/PI();&quot;nan&quot;)" office:value-type="float" office:value="-44.9999997590489" calcext:value-type="float">
            <text:p>-45,00</text:p>
          </table:table-cell>
          <table:table-cell/>
          <table:table-cell table:formula="of:=IF(ISNUMBER([.E461]);IF([.B462]&gt;=[.B460];[.E461];-1*[.E461]);&quot;nan&quot;)" office:value-type="float" office:value="0.99999999158922" calcext:value-type="float">
            <text:p>0,9999999916</text:p>
          </table:table-cell>
          <table:table-cell table:formula="of:=IF(ISNUMBER([.F461]);180*ATAN([.I461])/PI();&quot;nan&quot;)" office:value-type="float" office:value="44.9999997590489" calcext:value-type="float">
            <text:p>45,00</text:p>
          </table:table-cell>
          <table:table-cell table:formula="of:=IF(ISNUMBER([.E461]);IF([.B462]&gt;=[.B460];[.G461];[.G461]+180);&quot;nan&quot;)" office:value-type="float" office:value="135.000000240951" calcext:value-type="float">
            <text:p>135,00</text:p>
          </table:table-cell>
          <table:table-cell table:number-columns-repeated="2"/>
          <table:table-cell table:style-name="Default" table:formula="of:=IF(MOD([.$A461];5)=0;[.$A461];&quot;&quot;)">
            <text:p/>
          </table:table-cell>
          <table:table-cell table:formula="of:=IF(ISNUMBER([.N461]);[.K46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0.7346899843" calcext:value-type="float">
            <text:p>0,7346899843</text:p>
          </table:table-cell>
          <table:table-cell office:value-type="float" office:value="0.2653100157" calcext:value-type="float">
            <text:p>0,2653100157</text:p>
          </table:table-cell>
          <table:table-cell/>
          <table:table-cell table:formula="of:=IF(AND(ISNUMBER([.B461]);ISNUMBER([.B463]));([.C463]-[.C461])/([.B463]-[.B461]);&quot;nan&quot;)" office:value-type="float" office:value="-1.00000000433681" calcext:value-type="float">
            <text:p>-1,0000000043</text:p>
          </table:table-cell>
          <table:table-cell table:formula="of:=IF(ISNUMBER([.E462]);ATAN([.E462]);&quot;nan&quot;)" office:value-type="float" office:value="-0.785398165565853" calcext:value-type="float">
            <text:p>-0,7853981656</text:p>
          </table:table-cell>
          <table:table-cell table:formula="of:=IF(ISNUMBER([.F462]);180*[.F462]/PI();&quot;nan&quot;)" office:value-type="float" office:value="-45.0000001242404" calcext:value-type="float">
            <text:p>-45,00</text:p>
          </table:table-cell>
          <table:table-cell/>
          <table:table-cell table:formula="of:=IF(ISNUMBER([.E462]);IF([.B463]&gt;=[.B461];[.E462];-1*[.E462]);&quot;nan&quot;)" office:value-type="float" office:value="1.00000000433681" calcext:value-type="float">
            <text:p>1,0000000043</text:p>
          </table:table-cell>
          <table:table-cell table:formula="of:=IF(ISNUMBER([.F462]);180*ATAN([.I462])/PI();&quot;nan&quot;)" office:value-type="float" office:value="45.0000001242404" calcext:value-type="float">
            <text:p>45,00</text:p>
          </table:table-cell>
          <table:table-cell table:formula="of:=IF(ISNUMBER([.E462]);IF([.B463]&gt;=[.B461];[.G462];[.G462]+180);&quot;nan&quot;)" office:value-type="float" office:value="134.99999987576" calcext:value-type="float">
            <text:p>135,00</text:p>
          </table:table-cell>
          <table:table-cell table:number-columns-repeated="2"/>
          <table:table-cell table:style-name="Default" table:formula="of:=IF(MOD([.$A462];5)=0;[.$A462];&quot;&quot;)" office:value-type="float" office:value="820" calcext:value-type="float">
            <text:p>820</text:p>
          </table:table-cell>
          <table:table-cell table:formula="of:=IF(ISNUMBER([.N462]);[.K462];&quot;&quot;)" office:value-type="float" office:value="134.99999987576" calcext:value-type="float">
            <text:p>135,00</text:p>
          </table:table-cell>
          <table:table-cell table:number-columns-repeated="1009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0.7346899961" calcext:value-type="float">
            <text:p>0,7346899961</text:p>
          </table:table-cell>
          <table:table-cell office:value-type="float" office:value="0.2653100039" calcext:value-type="float">
            <text:p>0,2653100039</text:p>
          </table:table-cell>
          <table:table-cell/>
          <table:table-cell table:formula="of:=IF(AND(ISNUMBER([.B462]);ISNUMBER([.B464]));([.C464]-[.C462])/([.B464]-[.B462]);&quot;nan&quot;)" office:value-type="float" office:value="-0.999999992498493" calcext:value-type="float">
            <text:p>-0,9999999925</text:p>
          </table:table-cell>
          <table:table-cell table:formula="of:=IF(ISNUMBER([.E463]);ATAN([.E463]);&quot;nan&quot;)" office:value-type="float" office:value="-0.785398159646695" calcext:value-type="float">
            <text:p>-0,7853981596</text:p>
          </table:table-cell>
          <table:table-cell table:formula="of:=IF(ISNUMBER([.F463]);180*[.F463]/PI();&quot;nan&quot;)" office:value-type="float" office:value="-44.9999997850977" calcext:value-type="float">
            <text:p>-45,00</text:p>
          </table:table-cell>
          <table:table-cell/>
          <table:table-cell table:formula="of:=IF(ISNUMBER([.E463]);IF([.B464]&gt;=[.B462];[.E463];-1*[.E463]);&quot;nan&quot;)" office:value-type="float" office:value="-0.999999992498493" calcext:value-type="float">
            <text:p>-0,9999999925</text:p>
          </table:table-cell>
          <table:table-cell table:formula="of:=IF(ISNUMBER([.F463]);180*ATAN([.I463])/PI();&quot;nan&quot;)" office:value-type="float" office:value="-44.9999997850977" calcext:value-type="float">
            <text:p>-45,00</text:p>
          </table:table-cell>
          <table:table-cell table:formula="of:=IF(ISNUMBER([.E463]);IF([.B464]&gt;=[.B462];[.G463];[.G463]+180);&quot;nan&quot;)" office:value-type="float" office:value="-44.9999997850977" calcext:value-type="float">
            <text:p>-45,00</text:p>
          </table:table-cell>
          <table:table-cell table:number-columns-repeated="2"/>
          <table:table-cell table:style-name="Default" table:formula="of:=IF(MOD([.$A463];5)=0;[.$A463];&quot;&quot;)">
            <text:p/>
          </table:table-cell>
          <table:table-cell table:formula="of:=IF(ISNUMBER([.N463]);[.K463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0.7346899917" calcext:value-type="float">
            <text:p>0,7346899917</text:p>
          </table:table-cell>
          <table:table-cell office:value-type="float" office:value="0.2653100083" calcext:value-type="float">
            <text:p>0,2653100083</text:p>
          </table:table-cell>
          <table:table-cell/>
          <table:table-cell table:formula="of:=IF(AND(ISNUMBER([.B463]);ISNUMBER([.B465]));([.C465]-[.C463])/([.B465]-[.B463]);&quot;nan&quot;)" office:value-type="float" office:value="-1.00000001067522" calcext:value-type="float">
            <text:p>-1,0000000107</text:p>
          </table:table-cell>
          <table:table-cell table:formula="of:=IF(ISNUMBER([.E464]);ATAN([.E464]);&quot;nan&quot;)" office:value-type="float" office:value="-0.785398168735059" calcext:value-type="float">
            <text:p>-0,7853981687</text:p>
          </table:table-cell>
          <table:table-cell table:formula="of:=IF(ISNUMBER([.F464]);180*[.F464]/PI();&quot;nan&quot;)" office:value-type="float" office:value="-45.0000003058226" calcext:value-type="float">
            <text:p>-45,00</text:p>
          </table:table-cell>
          <table:table-cell/>
          <table:table-cell table:formula="of:=IF(ISNUMBER([.E464]);IF([.B465]&gt;=[.B463];[.E464];-1*[.E464]);&quot;nan&quot;)" office:value-type="float" office:value="-1.00000001067522" calcext:value-type="float">
            <text:p>-1,0000000107</text:p>
          </table:table-cell>
          <table:table-cell table:formula="of:=IF(ISNUMBER([.F464]);180*ATAN([.I464])/PI();&quot;nan&quot;)" office:value-type="float" office:value="-45.0000003058226" calcext:value-type="float">
            <text:p>-45,00</text:p>
          </table:table-cell>
          <table:table-cell table:formula="of:=IF(ISNUMBER([.E464]);IF([.B465]&gt;=[.B463];[.G464];[.G464]+180);&quot;nan&quot;)" office:value-type="float" office:value="-45.0000003058226" calcext:value-type="float">
            <text:p>-45,00</text:p>
          </table:table-cell>
          <table:table-cell table:number-columns-repeated="2"/>
          <table:table-cell table:style-name="Default" table:formula="of:=IF(MOD([.$A464];5)=0;[.$A464];&quot;&quot;)">
            <text:p/>
          </table:table-cell>
          <table:table-cell table:formula="of:=IF(ISNUMBER([.N464]);[.K464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0.7346900013" calcext:value-type="float">
            <text:p>0,7346900013</text:p>
          </table:table-cell>
          <table:table-cell office:value-type="float" office:value="0.2653099987" calcext:value-type="float">
            <text:p>0,2653099987</text:p>
          </table:table-cell>
          <table:table-cell/>
          <table:table-cell table:formula="of:=IF(AND(ISNUMBER([.B464]);ISNUMBER([.B466]));([.C466]-[.C464])/([.B466]-[.B464]);&quot;nan&quot;)" office:value-type="float" office:value="-1" calcext:value-type="float">
            <text:p>-1,0000000000</text:p>
          </table:table-cell>
          <table:table-cell table:formula="of:=IF(ISNUMBER([.E465]);ATAN([.E465]);&quot;nan&quot;)" office:value-type="float" office:value="-0.785398163397448" calcext:value-type="float">
            <text:p>-0,7853981634</text:p>
          </table:table-cell>
          <table:table-cell table:formula="of:=IF(ISNUMBER([.F465]);180*[.F465]/PI();&quot;nan&quot;)" office:value-type="float" office:value="-45" calcext:value-type="float">
            <text:p>-45,00</text:p>
          </table:table-cell>
          <table:table-cell/>
          <table:table-cell table:formula="of:=IF(ISNUMBER([.E465]);IF([.B466]&gt;=[.B464];[.E465];-1*[.E465]);&quot;nan&quot;)" office:value-type="float" office:value="-1" calcext:value-type="float">
            <text:p>-1,0000000000</text:p>
          </table:table-cell>
          <table:table-cell table:formula="of:=IF(ISNUMBER([.F465]);180*ATAN([.I465])/PI();&quot;nan&quot;)" office:value-type="float" office:value="-45" calcext:value-type="float">
            <text:p>-45,00</text:p>
          </table:table-cell>
          <table:table-cell table:formula="of:=IF(ISNUMBER([.E465]);IF([.B466]&gt;=[.B464];[.G465];[.G465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65];5)=0;[.$A465];&quot;&quot;)">
            <text:p/>
          </table:table-cell>
          <table:table-cell table:formula="of:=IF(ISNUMBER([.N465]);[.K465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0.7346900078" calcext:value-type="float">
            <text:p>0,7346900078</text:p>
          </table:table-cell>
          <table:table-cell office:value-type="float" office:value="0.2653099922" calcext:value-type="float">
            <text:p>0,2653099922</text:p>
          </table:table-cell>
          <table:table-cell/>
          <table:table-cell table:formula="of:=IF(AND(ISNUMBER([.B465]);ISNUMBER([.B467]));([.C467]-[.C465])/([.B467]-[.B465]);&quot;nan&quot;)" office:value-type="float" office:value="-0.999999998237741" calcext:value-type="float">
            <text:p>-0,9999999982</text:p>
          </table:table-cell>
          <table:table-cell table:formula="of:=IF(ISNUMBER([.E466]);ATAN([.E466]);&quot;nan&quot;)" office:value-type="float" office:value="-0.785398162516319" calcext:value-type="float">
            <text:p>-0,7853981625</text:p>
          </table:table-cell>
          <table:table-cell table:formula="of:=IF(ISNUMBER([.F466]);180*[.F466]/PI();&quot;nan&quot;)" office:value-type="float" office:value="-44.999999949515" calcext:value-type="float">
            <text:p>-45,00</text:p>
          </table:table-cell>
          <table:table-cell/>
          <table:table-cell table:formula="of:=IF(ISNUMBER([.E466]);IF([.B467]&gt;=[.B465];[.E466];-1*[.E466]);&quot;nan&quot;)" office:value-type="float" office:value="0.999999998237741" calcext:value-type="float">
            <text:p>0,9999999982</text:p>
          </table:table-cell>
          <table:table-cell table:formula="of:=IF(ISNUMBER([.F466]);180*ATAN([.I466])/PI();&quot;nan&quot;)" office:value-type="float" office:value="44.999999949515" calcext:value-type="float">
            <text:p>45,00</text:p>
          </table:table-cell>
          <table:table-cell table:formula="of:=IF(ISNUMBER([.E466]);IF([.B467]&gt;=[.B465];[.G466];[.G466]+180);&quot;nan&quot;)" office:value-type="float" office:value="135.000000050485" calcext:value-type="float">
            <text:p>135,00</text:p>
          </table:table-cell>
          <table:table-cell table:number-columns-repeated="2"/>
          <table:table-cell table:style-name="Default" table:formula="of:=IF(MOD([.$A466];5)=0;[.$A466];&quot;&quot;)">
            <text:p/>
          </table:table-cell>
          <table:table-cell table:formula="of:=IF(ISNUMBER([.N466]);[.K466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0.7346899698" calcext:value-type="float">
            <text:p>0,7346899698</text:p>
          </table:table-cell>
          <table:table-cell office:value-type="float" office:value="0.2653100302" calcext:value-type="float">
            <text:p>0,2653100302</text:p>
          </table:table-cell>
          <table:table-cell/>
          <table:table-cell table:formula="of:=IF(AND(ISNUMBER([.B466]);ISNUMBER([.B468]));([.C468]-[.C466])/([.B468]-[.B466]);&quot;nan&quot;)" office:value-type="float" office:value="-1" calcext:value-type="float">
            <text:p>-1,0000000000</text:p>
          </table:table-cell>
          <table:table-cell table:formula="of:=IF(ISNUMBER([.E467]);ATAN([.E467]);&quot;nan&quot;)" office:value-type="float" office:value="-0.785398163397448" calcext:value-type="float">
            <text:p>-0,7853981634</text:p>
          </table:table-cell>
          <table:table-cell table:formula="of:=IF(ISNUMBER([.F467]);180*[.F467]/PI();&quot;nan&quot;)" office:value-type="float" office:value="-45" calcext:value-type="float">
            <text:p>-45,00</text:p>
          </table:table-cell>
          <table:table-cell/>
          <table:table-cell table:formula="of:=IF(ISNUMBER([.E467]);IF([.B468]&gt;=[.B466];[.E467];-1*[.E467]);&quot;nan&quot;)" office:value-type="float" office:value="-1" calcext:value-type="float">
            <text:p>-1,0000000000</text:p>
          </table:table-cell>
          <table:table-cell table:formula="of:=IF(ISNUMBER([.F467]);180*ATAN([.I467])/PI();&quot;nan&quot;)" office:value-type="float" office:value="-45" calcext:value-type="float">
            <text:p>-45,00</text:p>
          </table:table-cell>
          <table:table-cell table:formula="of:=IF(ISNUMBER([.E467]);IF([.B468]&gt;=[.B466];[.G467];[.G467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67];5)=0;[.$A467];&quot;&quot;)" office:value-type="float" office:value="825" calcext:value-type="float">
            <text:p>825</text:p>
          </table:table-cell>
          <table:table-cell table:formula="of:=IF(ISNUMBER([.N467]);[.K467];&quot;&quot;)" office:value-type="float" office:value="-45" calcext:value-type="float">
            <text:p>-45,00</text:p>
          </table:table-cell>
          <table:table-cell table:number-columns-repeated="1009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0.7346900119" calcext:value-type="float">
            <text:p>0,7346900119</text:p>
          </table:table-cell>
          <table:table-cell office:value-type="float" office:value="0.2653099881" calcext:value-type="float">
            <text:p>0,2653099881</text:p>
          </table:table-cell>
          <table:table-cell/>
          <table:table-cell table:formula="of:=IF(AND(ISNUMBER([.B467]);ISNUMBER([.B469]));([.C469]-[.C467])/([.B469]-[.B467]);&quot;nan&quot;)" office:value-type="float" office:value="-0.999999997966624" calcext:value-type="float">
            <text:p>-0,9999999980</text:p>
          </table:table-cell>
          <table:table-cell table:formula="of:=IF(ISNUMBER([.E468]);ATAN([.E468]);&quot;nan&quot;)" office:value-type="float" office:value="-0.785398162380761" calcext:value-type="float">
            <text:p>-0,7853981624</text:p>
          </table:table-cell>
          <table:table-cell table:formula="of:=IF(ISNUMBER([.F468]);180*[.F468]/PI();&quot;nan&quot;)" office:value-type="float" office:value="-44.9999999417481" calcext:value-type="float">
            <text:p>-45,00</text:p>
          </table:table-cell>
          <table:table-cell/>
          <table:table-cell table:formula="of:=IF(ISNUMBER([.E468]);IF([.B469]&gt;=[.B467];[.E468];-1*[.E468]);&quot;nan&quot;)" office:value-type="float" office:value="-0.999999997966624" calcext:value-type="float">
            <text:p>-0,9999999980</text:p>
          </table:table-cell>
          <table:table-cell table:formula="of:=IF(ISNUMBER([.F468]);180*ATAN([.I468])/PI();&quot;nan&quot;)" office:value-type="float" office:value="-44.9999999417481" calcext:value-type="float">
            <text:p>-45,00</text:p>
          </table:table-cell>
          <table:table-cell table:formula="of:=IF(ISNUMBER([.E468]);IF([.B469]&gt;=[.B467];[.G468];[.G468]+180);&quot;nan&quot;)" office:value-type="float" office:value="-44.9999999417481" calcext:value-type="float">
            <text:p>-45,00</text:p>
          </table:table-cell>
          <table:table-cell table:number-columns-repeated="2"/>
          <table:table-cell table:style-name="Default" table:formula="of:=IF(MOD([.$A468];5)=0;[.$A468];&quot;&quot;)">
            <text:p/>
          </table:table-cell>
          <table:table-cell table:formula="of:=IF(ISNUMBER([.N468]);[.K468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0.7346899971" calcext:value-type="float">
            <text:p>0,7346899971</text:p>
          </table:table-cell>
          <table:table-cell office:value-type="float" office:value="0.2653100029" calcext:value-type="float">
            <text:p>0,2653100029</text:p>
          </table:table-cell>
          <table:table-cell/>
          <table:table-cell table:formula="of:=IF(AND(ISNUMBER([.B468]);ISNUMBER([.B470]));([.C470]-[.C468])/([.B470]-[.B468]);&quot;nan&quot;)" office:value-type="float" office:value="-1" calcext:value-type="float">
            <text:p>-1,0000000000</text:p>
          </table:table-cell>
          <table:table-cell table:formula="of:=IF(ISNUMBER([.E469]);ATAN([.E469]);&quot;nan&quot;)" office:value-type="float" office:value="-0.785398163397448" calcext:value-type="float">
            <text:p>-0,7853981634</text:p>
          </table:table-cell>
          <table:table-cell table:formula="of:=IF(ISNUMBER([.F469]);180*[.F469]/PI();&quot;nan&quot;)" office:value-type="float" office:value="-45" calcext:value-type="float">
            <text:p>-45,00</text:p>
          </table:table-cell>
          <table:table-cell/>
          <table:table-cell table:formula="of:=IF(ISNUMBER([.E469]);IF([.B470]&gt;=[.B468];[.E469];-1*[.E469]);&quot;nan&quot;)" office:value-type="float" office:value="-1" calcext:value-type="float">
            <text:p>-1,0000000000</text:p>
          </table:table-cell>
          <table:table-cell table:formula="of:=IF(ISNUMBER([.F469]);180*ATAN([.I469])/PI();&quot;nan&quot;)" office:value-type="float" office:value="-45" calcext:value-type="float">
            <text:p>-45,00</text:p>
          </table:table-cell>
          <table:table-cell table:formula="of:=IF(ISNUMBER([.E469]);IF([.B470]&gt;=[.B468];[.G469];[.G469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69];5)=0;[.$A469];&quot;&quot;)">
            <text:p/>
          </table:table-cell>
          <table:table-cell table:formula="of:=IF(ISNUMBER([.N469]);[.K469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0.7346900443" calcext:value-type="float">
            <text:p>0,7346900443</text:p>
          </table:table-cell>
          <table:table-cell office:value-type="float" office:value="0.2653099557" calcext:value-type="float">
            <text:p>0,2653099557</text:p>
          </table:table-cell>
          <table:table-cell/>
          <table:table-cell table:formula="of:=IF(AND(ISNUMBER([.B469]);ISNUMBER([.B471]));([.C471]-[.C469])/([.B471]-[.B469]);&quot;nan&quot;)" office:value-type="float" office:value="-1" calcext:value-type="float">
            <text:p>-1,0000000000</text:p>
          </table:table-cell>
          <table:table-cell table:formula="of:=IF(ISNUMBER([.E470]);ATAN([.E470]);&quot;nan&quot;)" office:value-type="float" office:value="-0.785398163397448" calcext:value-type="float">
            <text:p>-0,7853981634</text:p>
          </table:table-cell>
          <table:table-cell table:formula="of:=IF(ISNUMBER([.F470]);180*[.F470]/PI();&quot;nan&quot;)" office:value-type="float" office:value="-45" calcext:value-type="float">
            <text:p>-45,00</text:p>
          </table:table-cell>
          <table:table-cell/>
          <table:table-cell table:formula="of:=IF(ISNUMBER([.E470]);IF([.B471]&gt;=[.B469];[.E470];-1*[.E470]);&quot;nan&quot;)" office:value-type="float" office:value="-1" calcext:value-type="float">
            <text:p>-1,0000000000</text:p>
          </table:table-cell>
          <table:table-cell table:formula="of:=IF(ISNUMBER([.F470]);180*ATAN([.I470])/PI();&quot;nan&quot;)" office:value-type="float" office:value="-45" calcext:value-type="float">
            <text:p>-45,00</text:p>
          </table:table-cell>
          <table:table-cell table:formula="of:=IF(ISNUMBER([.E470]);IF([.B471]&gt;=[.B469];[.G470];[.G470]+180);&quot;nan&quot;)" office:value-type="float" office:value="-45" calcext:value-type="float">
            <text:p>-45,00</text:p>
          </table:table-cell>
          <table:table-cell table:number-columns-repeated="2"/>
          <table:table-cell table:style-name="Default" table:formula="of:=IF(MOD([.$A470];5)=0;[.$A470];&quot;&quot;)">
            <text:p/>
          </table:table-cell>
          <table:table-cell table:formula="of:=IF(ISNUMBER([.N470]);[.K470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0.7346900587" calcext:value-type="float">
            <text:p>0,7346900587</text:p>
          </table:table-cell>
          <table:table-cell office:value-type="float" office:value="0.2653099413" calcext:value-type="float">
            <text:p>0,2653099413</text:p>
          </table:table-cell>
          <table:table-cell/>
          <table:table-cell table:formula="of:=IF(AND(ISNUMBER([.B470]);ISNUMBER([.B472]));([.C472]-[.C470])/([.B472]-[.B470]);&quot;nan&quot;)" office:value-type="float" office:value="-0.999999999350747" calcext:value-type="float">
            <text:p>-0,9999999994</text:p>
          </table:table-cell>
          <table:table-cell table:formula="of:=IF(ISNUMBER([.E471]);ATAN([.E471]);&quot;nan&quot;)" office:value-type="float" office:value="-0.785398163072822" calcext:value-type="float">
            <text:p>-0,7853981631</text:p>
          </table:table-cell>
          <table:table-cell table:formula="of:=IF(ISNUMBER([.F471]);180*[.F471]/PI();&quot;nan&quot;)" office:value-type="float" office:value="-44.9999999814003" calcext:value-type="float">
            <text:p>-45,00</text:p>
          </table:table-cell>
          <table:table-cell/>
          <table:table-cell table:formula="of:=IF(ISNUMBER([.E471]);IF([.B472]&gt;=[.B470];[.E471];-1*[.E471]);&quot;nan&quot;)" office:value-type="float" office:value="0.999999999350747" calcext:value-type="float">
            <text:p>0,9999999994</text:p>
          </table:table-cell>
          <table:table-cell table:formula="of:=IF(ISNUMBER([.F471]);180*ATAN([.I471])/PI();&quot;nan&quot;)" office:value-type="float" office:value="44.9999999814003" calcext:value-type="float">
            <text:p>45,00</text:p>
          </table:table-cell>
          <table:table-cell table:formula="of:=IF(ISNUMBER([.E471]);IF([.B472]&gt;=[.B470];[.G471];[.G471]+180);&quot;nan&quot;)" office:value-type="float" office:value="135.0000000186" calcext:value-type="float">
            <text:p>135,00</text:p>
          </table:table-cell>
          <table:table-cell table:number-columns-repeated="2"/>
          <table:table-cell table:style-name="Default" table:formula="of:=IF(MOD([.$A471];5)=0;[.$A471];&quot;&quot;)">
            <text:p/>
          </table:table-cell>
          <table:table-cell table:formula="of:=IF(ISNUMBER([.N471]);[.K471];&quot;&quot;)">
            <text:p/>
          </table:table-cell>
          <table:table-cell table:number-columns-repeated="1009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0.7346899588" calcext:value-type="float">
            <text:p>0,7346899588</text:p>
          </table:table-cell>
          <table:table-cell office:value-type="float" office:value="0.2653100412" calcext:value-type="float">
            <text:p>0,2653100412</text:p>
          </table:table-cell>
          <table:table-cell/>
          <table:table-cell table:formula="of:=IF(AND(ISNUMBER([.B471]);ISNUMBER([.B473]));([.C473]-[.C471])/([.B473]-[.B471]);&quot;nan&quot;)" office:value-type="string" office:string-value="nan" calcext:value-type="string">
            <text:p>nan</text:p>
          </table:table-cell>
          <table:table-cell table:formula="of:=IF(ISNUMBER([.E472]);ATAN([.E472]);&quot;nan&quot;)" office:value-type="string" office:string-value="nan" calcext:value-type="string">
            <text:p>nan</text:p>
          </table:table-cell>
          <table:table-cell table:formula="of:=IF(ISNUMBER([.F472]);180*[.F472]/PI();&quot;nan&quot;)" office:value-type="string" office:string-value="nan" calcext:value-type="string">
            <text:p>nan</text:p>
          </table:table-cell>
          <table:table-cell/>
          <table:table-cell table:formula="of:=IF(ISNUMBER([.E472]);IF([.B473]&gt;=[.B471];[.E472];-1*[.E472]);&quot;nan&quot;)" office:value-type="string" office:string-value="nan" calcext:value-type="string">
            <text:p>nan</text:p>
          </table:table-cell>
          <table:table-cell table:formula="of:=IF(ISNUMBER([.F472]);180*ATAN([.I472])/PI();&quot;nan&quot;)" office:value-type="string" office:string-value="nan" calcext:value-type="string">
            <text:p>nan</text:p>
          </table:table-cell>
          <table:table-cell table:formula="of:=IF(ISNUMBER([.E472]);IF([.B473]&gt;=[.B471];[.G472];[.G472]+180);&quot;nan&quot;)" office:value-type="string" office:string-value="nan" calcext:value-type="string">
            <text:p>nan</text:p>
          </table:table-cell>
          <table:table-cell table:number-columns-repeated="2"/>
          <table:table-cell table:style-name="Default" table:formula="of:=IF(MOD([.$A472];5)=0;[.$A472];&quot;&quot;)" office:value-type="float" office:value="830" calcext:value-type="float">
            <text:p>830</text:p>
          </table:table-cell>
          <table:table-cell table:formula="of:=IF(ISNUMBER([.N472]);[.K472];&quot;&quot;)" office:value-type="string" office:string-value="nan" calcext:value-type="string">
            <text:p>nan</text:p>
          </table:table-cell>
          <table:table-cell table:number-columns-repeated="1009"/>
        </table:table-row>
        <table:table-row table:style-name="ro2" table:number-rows-repeated="10481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3" table:number-columns-repeated="1024" table:default-cell-style-name="Default"/>
        <table:table-row table:style-name="ro1">
          <table:table-cell table:style-name="ce1" office:value-type="string" calcext:value-type="string">
            <text:p>lambda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5"/>
          <table:table-cell table:style-name="ce5" office:value-type="string" calcext:value-type="string">
            <text:p>pente (=tan)</text:p>
          </table:table-cell>
          <table:table-cell table:style-name="ce5" office:value-type="string" calcext:value-type="string">
            <text:p>angle (rad)</text:p>
          </table:table-cell>
          <table:table-cell table:style-name="ce7" office:value-type="string" calcext:value-type="string">
            <text:p>angle (deg)</text:p>
          </table:table-cell>
          <table:table-cell table:style-name="ce5"/>
          <table:table-cell table:style-name="ce5" office:value-type="string" calcext:value-type="string">
            <text:p>pente corrigée</text:p>
          </table:table-cell>
          <table:table-cell table:style-name="ce7" office:value-type="string" calcext:value-type="string" table:number-columns-spanned="2" table:number-rows-spanned="1">
            <text:p>angle corr</text:p>
          </table:table-cell>
          <table:covered-table-cell table:style-name="ce7"/>
          <table:table-cell table:style-name="ce5" table:number-columns-repeated="1013"/>
        </table:table-row>
        <table:table-row table:style-name="ro3">
          <table:table-cell table:formula="of:=IF(MOD([Feuille1.$A2];5)=0;[Feuille1.$A2];&quot;&quot;)" office:value-type="float" office:value="360" calcext:value-type="float">
            <text:p>360</text:p>
          </table:table-cell>
          <table:table-cell table:style-name="ce9" table:formula="of:=IF(ISNUMBER([.A2]);[Feuille1.K2];&quot;f&quot;)" office:value-type="string" office:string-value="nan" calcext:value-type="string">
            <text:p>nan</text:p>
          </table:table-cell>
          <table:table-cell table:number-columns-repeated="1022"/>
        </table:table-row>
        <table:table-row table:style-name="ro3">
          <table:table-cell table:formula="of:=IF(MOD([Feuille1.$A3];5)=0;[Feuille1.$A3];&quot;&quot;)">
            <text:p/>
          </table:table-cell>
          <table:table-cell table:style-name="ce9" table:formula="of:=IF(ISNUMBER([.A3]);[Feuille1.K3];&quot;f&quot;)" office:value-type="string" office:string-value="f" calcext:value-type="string">
            <text:p>f</text:p>
          </table:table-cell>
          <table:table-cell table:number-columns-repeated="1022"/>
        </table:table-row>
        <table:table-row table:style-name="ro3">
          <table:table-cell table:formula="of:=IF(MOD([Feuille1.$A4];5)=0;[Feuille1.$A4];&quot;&quot;)">
            <text:p/>
          </table:table-cell>
          <table:table-cell table:style-name="ce9" table:formula="of:=IF(ISNUMBER([.A4]);[Feuille1.K4];&quot;f&quot;)" office:value-type="string" office:string-value="f" calcext:value-type="string">
            <text:p>f</text:p>
          </table:table-cell>
          <table:table-cell table:number-columns-repeated="1022"/>
        </table:table-row>
        <table:table-row table:style-name="ro3">
          <table:table-cell table:formula="of:=IF(MOD([Feuille1.$A5];5)=0;[Feuille1.$A5];&quot;&quot;)">
            <text:p/>
          </table:table-cell>
          <table:table-cell table:style-name="ce9" table:formula="of:=IF(ISNUMBER([.A5]);[Feuille1.K5];&quot;f&quot;)" office:value-type="string" office:string-value="f" calcext:value-type="string">
            <text:p>f</text:p>
          </table:table-cell>
          <table:table-cell table:number-columns-repeated="1022"/>
        </table:table-row>
        <table:table-row table:style-name="ro3">
          <table:table-cell table:formula="of:=IF(MOD([Feuille1.$A6];5)=0;[Feuille1.$A6];&quot;&quot;)">
            <text:p/>
          </table:table-cell>
          <table:table-cell table:style-name="ce9" table:formula="of:=IF(ISNUMBER([.A6]);[Feuille1.K6];&quot;f&quot;)" office:value-type="string" office:string-value="f" calcext:value-type="string">
            <text:p>f</text:p>
          </table:table-cell>
          <table:table-cell table:number-columns-repeated="1022"/>
        </table:table-row>
        <table:table-row table:style-name="ro3">
          <table:table-cell table:formula="of:=IF(MOD([Feuille1.$A7];5)=0;[Feuille1.$A7];&quot;&quot;)" office:value-type="float" office:value="365" calcext:value-type="float">
            <text:p>365</text:p>
          </table:table-cell>
          <table:table-cell table:style-name="ce9" table:formula="of:=IF(ISNUMBER([.A7]);[Feuille1.K7];&quot;f&quot;)" office:value-type="boolean" office:boolean-value="186.378157937867" calcext:value-type="boolean">
            <text:p>VRAI</text:p>
          </table:table-cell>
          <table:table-cell table:number-columns-repeated="1022"/>
        </table:table-row>
        <table:table-row table:style-name="ro3">
          <table:table-cell table:formula="of:=IF(MOD([Feuille1.$A8];5)=0;[Feuille1.$A8];&quot;&quot;)">
            <text:p/>
          </table:table-cell>
          <table:table-cell table:style-name="ce9" table:formula="of:=IF(ISNUMBER([.A8]);[Feuille1.K8];&quot;f&quot;)" office:value-type="string" office:string-value="f" calcext:value-type="string">
            <text:p>f</text:p>
          </table:table-cell>
          <table:table-cell table:number-columns-repeated="1022"/>
        </table:table-row>
        <table:table-row table:style-name="ro3">
          <table:table-cell table:formula="of:=IF(MOD([Feuille1.$A9];5)=0;[Feuille1.$A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0];5)=0;[Feuille1.$A1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1];5)=0;[Feuille1.$A1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2];5)=0;[Feuille1.$A12];&quot;&quot;)" office:value-type="float" office:value="370" calcext:value-type="float">
            <text:p>370</text:p>
          </table:table-cell>
          <table:table-cell table:number-columns-repeated="1023"/>
        </table:table-row>
        <table:table-row table:style-name="ro3">
          <table:table-cell table:formula="of:=IF(MOD([Feuille1.$A13];5)=0;[Feuille1.$A1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4];5)=0;[Feuille1.$A1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5];5)=0;[Feuille1.$A1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6];5)=0;[Feuille1.$A1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7];5)=0;[Feuille1.$A17];&quot;&quot;)" office:value-type="float" office:value="375" calcext:value-type="float">
            <text:p>375</text:p>
          </table:table-cell>
          <table:table-cell table:number-columns-repeated="1023"/>
        </table:table-row>
        <table:table-row table:style-name="ro3">
          <table:table-cell table:formula="of:=IF(MOD([Feuille1.$A18];5)=0;[Feuille1.$A1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9];5)=0;[Feuille1.$A1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0];5)=0;[Feuille1.$A2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1];5)=0;[Feuille1.$A2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2];5)=0;[Feuille1.$A22];&quot;&quot;)" office:value-type="float" office:value="380" calcext:value-type="float">
            <text:p>380</text:p>
          </table:table-cell>
          <table:table-cell table:number-columns-repeated="1023"/>
        </table:table-row>
        <table:table-row table:style-name="ro3">
          <table:table-cell table:formula="of:=IF(MOD([Feuille1.$A23];5)=0;[Feuille1.$A2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4];5)=0;[Feuille1.$A2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5];5)=0;[Feuille1.$A2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6];5)=0;[Feuille1.$A2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7];5)=0;[Feuille1.$A27];&quot;&quot;)" office:value-type="float" office:value="385" calcext:value-type="float">
            <text:p>385</text:p>
          </table:table-cell>
          <table:table-cell table:number-columns-repeated="1023"/>
        </table:table-row>
        <table:table-row table:style-name="ro3">
          <table:table-cell table:formula="of:=IF(MOD([Feuille1.$A28];5)=0;[Feuille1.$A2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9];5)=0;[Feuille1.$A2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0];5)=0;[Feuille1.$A3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1];5)=0;[Feuille1.$A3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2];5)=0;[Feuille1.$A32];&quot;&quot;)" office:value-type="float" office:value="390" calcext:value-type="float">
            <text:p>390</text:p>
          </table:table-cell>
          <table:table-cell table:number-columns-repeated="1023"/>
        </table:table-row>
        <table:table-row table:style-name="ro3">
          <table:table-cell table:formula="of:=IF(MOD([Feuille1.$A33];5)=0;[Feuille1.$A3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4];5)=0;[Feuille1.$A3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5];5)=0;[Feuille1.$A3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6];5)=0;[Feuille1.$A3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7];5)=0;[Feuille1.$A37];&quot;&quot;)" office:value-type="float" office:value="395" calcext:value-type="float">
            <text:p>395</text:p>
          </table:table-cell>
          <table:table-cell table:number-columns-repeated="1023"/>
        </table:table-row>
        <table:table-row table:style-name="ro3">
          <table:table-cell table:formula="of:=IF(MOD([Feuille1.$A38];5)=0;[Feuille1.$A3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9];5)=0;[Feuille1.$A3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0];5)=0;[Feuille1.$A4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1];5)=0;[Feuille1.$A4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2];5)=0;[Feuille1.$A42];&quot;&quot;)" office:value-type="float" office:value="400" calcext:value-type="float">
            <text:p>400</text:p>
          </table:table-cell>
          <table:table-cell table:number-columns-repeated="1023"/>
        </table:table-row>
        <table:table-row table:style-name="ro3">
          <table:table-cell table:formula="of:=IF(MOD([Feuille1.$A43];5)=0;[Feuille1.$A4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4];5)=0;[Feuille1.$A4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5];5)=0;[Feuille1.$A4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6];5)=0;[Feuille1.$A4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7];5)=0;[Feuille1.$A47];&quot;&quot;)" office:value-type="float" office:value="405" calcext:value-type="float">
            <text:p>405</text:p>
          </table:table-cell>
          <table:table-cell table:number-columns-repeated="1023"/>
        </table:table-row>
        <table:table-row table:style-name="ro3">
          <table:table-cell table:formula="of:=IF(MOD([Feuille1.$A48];5)=0;[Feuille1.$A4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9];5)=0;[Feuille1.$A4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50];5)=0;[Feuille1.$A5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51];5)=0;[Feuille1.$A5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52];5)=0;[Feuille1.$A52];&quot;&quot;)" office:value-type="float" office:value="410" calcext:value-type="float">
            <text:p>410</text:p>
          </table:table-cell>
          <table:table-cell table:number-columns-repeated="1023"/>
        </table:table-row>
        <table:table-row table:style-name="ro3">
          <table:table-cell table:formula="of:=IF(MOD([Feuille1.$A53];5)=0;[Feuille1.$A5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54];5)=0;[Feuille1.$A5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55];5)=0;[Feuille1.$A5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56];5)=0;[Feuille1.$A5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57];5)=0;[Feuille1.$A57];&quot;&quot;)" office:value-type="float" office:value="415" calcext:value-type="float">
            <text:p>415</text:p>
          </table:table-cell>
          <table:table-cell table:number-columns-repeated="1023"/>
        </table:table-row>
        <table:table-row table:style-name="ro3">
          <table:table-cell table:formula="of:=IF(MOD([Feuille1.$A58];5)=0;[Feuille1.$A5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59];5)=0;[Feuille1.$A5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60];5)=0;[Feuille1.$A6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61];5)=0;[Feuille1.$A6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62];5)=0;[Feuille1.$A62];&quot;&quot;)" office:value-type="float" office:value="420" calcext:value-type="float">
            <text:p>420</text:p>
          </table:table-cell>
          <table:table-cell table:number-columns-repeated="1023"/>
        </table:table-row>
        <table:table-row table:style-name="ro3">
          <table:table-cell table:formula="of:=IF(MOD([Feuille1.$A63];5)=0;[Feuille1.$A6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64];5)=0;[Feuille1.$A6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65];5)=0;[Feuille1.$A6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66];5)=0;[Feuille1.$A6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67];5)=0;[Feuille1.$A67];&quot;&quot;)" office:value-type="float" office:value="425" calcext:value-type="float">
            <text:p>425</text:p>
          </table:table-cell>
          <table:table-cell table:number-columns-repeated="1023"/>
        </table:table-row>
        <table:table-row table:style-name="ro3">
          <table:table-cell table:formula="of:=IF(MOD([Feuille1.$A68];5)=0;[Feuille1.$A6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69];5)=0;[Feuille1.$A6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70];5)=0;[Feuille1.$A7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71];5)=0;[Feuille1.$A7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72];5)=0;[Feuille1.$A72];&quot;&quot;)" office:value-type="float" office:value="430" calcext:value-type="float">
            <text:p>430</text:p>
          </table:table-cell>
          <table:table-cell table:number-columns-repeated="1023"/>
        </table:table-row>
        <table:table-row table:style-name="ro3">
          <table:table-cell table:formula="of:=IF(MOD([Feuille1.$A73];5)=0;[Feuille1.$A7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74];5)=0;[Feuille1.$A7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75];5)=0;[Feuille1.$A7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76];5)=0;[Feuille1.$A7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77];5)=0;[Feuille1.$A77];&quot;&quot;)" office:value-type="float" office:value="435" calcext:value-type="float">
            <text:p>435</text:p>
          </table:table-cell>
          <table:table-cell table:number-columns-repeated="1023"/>
        </table:table-row>
        <table:table-row table:style-name="ro3">
          <table:table-cell table:formula="of:=IF(MOD([Feuille1.$A78];5)=0;[Feuille1.$A7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79];5)=0;[Feuille1.$A7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80];5)=0;[Feuille1.$A8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81];5)=0;[Feuille1.$A8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82];5)=0;[Feuille1.$A82];&quot;&quot;)" office:value-type="float" office:value="440" calcext:value-type="float">
            <text:p>440</text:p>
          </table:table-cell>
          <table:table-cell table:number-columns-repeated="1023"/>
        </table:table-row>
        <table:table-row table:style-name="ro3">
          <table:table-cell table:formula="of:=IF(MOD([Feuille1.$A83];5)=0;[Feuille1.$A8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84];5)=0;[Feuille1.$A8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85];5)=0;[Feuille1.$A8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86];5)=0;[Feuille1.$A8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87];5)=0;[Feuille1.$A87];&quot;&quot;)" office:value-type="float" office:value="445" calcext:value-type="float">
            <text:p>445</text:p>
          </table:table-cell>
          <table:table-cell table:number-columns-repeated="1023"/>
        </table:table-row>
        <table:table-row table:style-name="ro3">
          <table:table-cell table:formula="of:=IF(MOD([Feuille1.$A88];5)=0;[Feuille1.$A8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89];5)=0;[Feuille1.$A8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90];5)=0;[Feuille1.$A9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91];5)=0;[Feuille1.$A9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92];5)=0;[Feuille1.$A92];&quot;&quot;)" office:value-type="float" office:value="450" calcext:value-type="float">
            <text:p>450</text:p>
          </table:table-cell>
          <table:table-cell table:number-columns-repeated="1023"/>
        </table:table-row>
        <table:table-row table:style-name="ro3">
          <table:table-cell table:formula="of:=IF(MOD([Feuille1.$A93];5)=0;[Feuille1.$A9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94];5)=0;[Feuille1.$A9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95];5)=0;[Feuille1.$A9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96];5)=0;[Feuille1.$A9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97];5)=0;[Feuille1.$A97];&quot;&quot;)" office:value-type="float" office:value="455" calcext:value-type="float">
            <text:p>455</text:p>
          </table:table-cell>
          <table:table-cell table:number-columns-repeated="1023"/>
        </table:table-row>
        <table:table-row table:style-name="ro3">
          <table:table-cell table:formula="of:=IF(MOD([Feuille1.$A98];5)=0;[Feuille1.$A9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99];5)=0;[Feuille1.$A9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00];5)=0;[Feuille1.$A10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01];5)=0;[Feuille1.$A10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02];5)=0;[Feuille1.$A102];&quot;&quot;)" office:value-type="float" office:value="460" calcext:value-type="float">
            <text:p>460</text:p>
          </table:table-cell>
          <table:table-cell table:number-columns-repeated="1023"/>
        </table:table-row>
        <table:table-row table:style-name="ro3">
          <table:table-cell table:formula="of:=IF(MOD([Feuille1.$A103];5)=0;[Feuille1.$A10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04];5)=0;[Feuille1.$A10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05];5)=0;[Feuille1.$A10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06];5)=0;[Feuille1.$A10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07];5)=0;[Feuille1.$A107];&quot;&quot;)" office:value-type="float" office:value="465" calcext:value-type="float">
            <text:p>465</text:p>
          </table:table-cell>
          <table:table-cell table:number-columns-repeated="1023"/>
        </table:table-row>
        <table:table-row table:style-name="ro3">
          <table:table-cell table:formula="of:=IF(MOD([Feuille1.$A108];5)=0;[Feuille1.$A10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09];5)=0;[Feuille1.$A10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10];5)=0;[Feuille1.$A11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11];5)=0;[Feuille1.$A11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12];5)=0;[Feuille1.$A112];&quot;&quot;)" office:value-type="float" office:value="470" calcext:value-type="float">
            <text:p>470</text:p>
          </table:table-cell>
          <table:table-cell table:number-columns-repeated="1023"/>
        </table:table-row>
        <table:table-row table:style-name="ro3">
          <table:table-cell table:formula="of:=IF(MOD([Feuille1.$A113];5)=0;[Feuille1.$A11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14];5)=0;[Feuille1.$A11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15];5)=0;[Feuille1.$A11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16];5)=0;[Feuille1.$A11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17];5)=0;[Feuille1.$A117];&quot;&quot;)" office:value-type="float" office:value="475" calcext:value-type="float">
            <text:p>475</text:p>
          </table:table-cell>
          <table:table-cell table:number-columns-repeated="1023"/>
        </table:table-row>
        <table:table-row table:style-name="ro3">
          <table:table-cell table:formula="of:=IF(MOD([Feuille1.$A118];5)=0;[Feuille1.$A11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19];5)=0;[Feuille1.$A11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20];5)=0;[Feuille1.$A12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21];5)=0;[Feuille1.$A12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22];5)=0;[Feuille1.$A122];&quot;&quot;)" office:value-type="float" office:value="480" calcext:value-type="float">
            <text:p>480</text:p>
          </table:table-cell>
          <table:table-cell table:number-columns-repeated="1023"/>
        </table:table-row>
        <table:table-row table:style-name="ro3">
          <table:table-cell table:formula="of:=IF(MOD([Feuille1.$A123];5)=0;[Feuille1.$A12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24];5)=0;[Feuille1.$A12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25];5)=0;[Feuille1.$A12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26];5)=0;[Feuille1.$A12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27];5)=0;[Feuille1.$A127];&quot;&quot;)" office:value-type="float" office:value="485" calcext:value-type="float">
            <text:p>485</text:p>
          </table:table-cell>
          <table:table-cell table:number-columns-repeated="1023"/>
        </table:table-row>
        <table:table-row table:style-name="ro3">
          <table:table-cell table:formula="of:=IF(MOD([Feuille1.$A128];5)=0;[Feuille1.$A12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29];5)=0;[Feuille1.$A12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30];5)=0;[Feuille1.$A13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31];5)=0;[Feuille1.$A13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32];5)=0;[Feuille1.$A132];&quot;&quot;)" office:value-type="float" office:value="490" calcext:value-type="float">
            <text:p>490</text:p>
          </table:table-cell>
          <table:table-cell table:number-columns-repeated="1023"/>
        </table:table-row>
        <table:table-row table:style-name="ro3">
          <table:table-cell table:formula="of:=IF(MOD([Feuille1.$A133];5)=0;[Feuille1.$A13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34];5)=0;[Feuille1.$A13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35];5)=0;[Feuille1.$A13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36];5)=0;[Feuille1.$A13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37];5)=0;[Feuille1.$A137];&quot;&quot;)" office:value-type="float" office:value="495" calcext:value-type="float">
            <text:p>495</text:p>
          </table:table-cell>
          <table:table-cell table:number-columns-repeated="1023"/>
        </table:table-row>
        <table:table-row table:style-name="ro3">
          <table:table-cell table:formula="of:=IF(MOD([Feuille1.$A138];5)=0;[Feuille1.$A13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39];5)=0;[Feuille1.$A13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40];5)=0;[Feuille1.$A14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41];5)=0;[Feuille1.$A14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42];5)=0;[Feuille1.$A142];&quot;&quot;)" office:value-type="float" office:value="500" calcext:value-type="float">
            <text:p>500</text:p>
          </table:table-cell>
          <table:table-cell table:number-columns-repeated="1023"/>
        </table:table-row>
        <table:table-row table:style-name="ro3">
          <table:table-cell table:formula="of:=IF(MOD([Feuille1.$A143];5)=0;[Feuille1.$A14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44];5)=0;[Feuille1.$A14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45];5)=0;[Feuille1.$A14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46];5)=0;[Feuille1.$A14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47];5)=0;[Feuille1.$A147];&quot;&quot;)" office:value-type="float" office:value="505" calcext:value-type="float">
            <text:p>505</text:p>
          </table:table-cell>
          <table:table-cell table:number-columns-repeated="1023"/>
        </table:table-row>
        <table:table-row table:style-name="ro3">
          <table:table-cell table:formula="of:=IF(MOD([Feuille1.$A148];5)=0;[Feuille1.$A14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49];5)=0;[Feuille1.$A14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50];5)=0;[Feuille1.$A15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51];5)=0;[Feuille1.$A15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52];5)=0;[Feuille1.$A152];&quot;&quot;)" office:value-type="float" office:value="510" calcext:value-type="float">
            <text:p>510</text:p>
          </table:table-cell>
          <table:table-cell table:number-columns-repeated="1023"/>
        </table:table-row>
        <table:table-row table:style-name="ro3">
          <table:table-cell table:formula="of:=IF(MOD([Feuille1.$A153];5)=0;[Feuille1.$A15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54];5)=0;[Feuille1.$A15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55];5)=0;[Feuille1.$A15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56];5)=0;[Feuille1.$A15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57];5)=0;[Feuille1.$A157];&quot;&quot;)" office:value-type="float" office:value="515" calcext:value-type="float">
            <text:p>515</text:p>
          </table:table-cell>
          <table:table-cell table:number-columns-repeated="1023"/>
        </table:table-row>
        <table:table-row table:style-name="ro3">
          <table:table-cell table:formula="of:=IF(MOD([Feuille1.$A158];5)=0;[Feuille1.$A15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59];5)=0;[Feuille1.$A15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60];5)=0;[Feuille1.$A16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61];5)=0;[Feuille1.$A16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62];5)=0;[Feuille1.$A162];&quot;&quot;)" office:value-type="float" office:value="520" calcext:value-type="float">
            <text:p>520</text:p>
          </table:table-cell>
          <table:table-cell table:number-columns-repeated="1023"/>
        </table:table-row>
        <table:table-row table:style-name="ro3">
          <table:table-cell table:formula="of:=IF(MOD([Feuille1.$A163];5)=0;[Feuille1.$A16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64];5)=0;[Feuille1.$A16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65];5)=0;[Feuille1.$A16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66];5)=0;[Feuille1.$A16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67];5)=0;[Feuille1.$A167];&quot;&quot;)" office:value-type="float" office:value="525" calcext:value-type="float">
            <text:p>525</text:p>
          </table:table-cell>
          <table:table-cell table:number-columns-repeated="1023"/>
        </table:table-row>
        <table:table-row table:style-name="ro3">
          <table:table-cell table:formula="of:=IF(MOD([Feuille1.$A168];5)=0;[Feuille1.$A16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69];5)=0;[Feuille1.$A16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70];5)=0;[Feuille1.$A17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71];5)=0;[Feuille1.$A17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72];5)=0;[Feuille1.$A172];&quot;&quot;)" office:value-type="float" office:value="530" calcext:value-type="float">
            <text:p>530</text:p>
          </table:table-cell>
          <table:table-cell table:number-columns-repeated="1023"/>
        </table:table-row>
        <table:table-row table:style-name="ro3">
          <table:table-cell table:formula="of:=IF(MOD([Feuille1.$A173];5)=0;[Feuille1.$A17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74];5)=0;[Feuille1.$A17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75];5)=0;[Feuille1.$A17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76];5)=0;[Feuille1.$A17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77];5)=0;[Feuille1.$A177];&quot;&quot;)" office:value-type="float" office:value="535" calcext:value-type="float">
            <text:p>535</text:p>
          </table:table-cell>
          <table:table-cell table:number-columns-repeated="1023"/>
        </table:table-row>
        <table:table-row table:style-name="ro3">
          <table:table-cell table:formula="of:=IF(MOD([Feuille1.$A178];5)=0;[Feuille1.$A17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79];5)=0;[Feuille1.$A17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80];5)=0;[Feuille1.$A18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81];5)=0;[Feuille1.$A18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82];5)=0;[Feuille1.$A182];&quot;&quot;)" office:value-type="float" office:value="540" calcext:value-type="float">
            <text:p>540</text:p>
          </table:table-cell>
          <table:table-cell table:number-columns-repeated="1023"/>
        </table:table-row>
        <table:table-row table:style-name="ro3">
          <table:table-cell table:formula="of:=IF(MOD([Feuille1.$A183];5)=0;[Feuille1.$A18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84];5)=0;[Feuille1.$A18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85];5)=0;[Feuille1.$A18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86];5)=0;[Feuille1.$A18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87];5)=0;[Feuille1.$A187];&quot;&quot;)" office:value-type="float" office:value="545" calcext:value-type="float">
            <text:p>545</text:p>
          </table:table-cell>
          <table:table-cell table:number-columns-repeated="1023"/>
        </table:table-row>
        <table:table-row table:style-name="ro3">
          <table:table-cell table:formula="of:=IF(MOD([Feuille1.$A188];5)=0;[Feuille1.$A18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89];5)=0;[Feuille1.$A18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90];5)=0;[Feuille1.$A19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91];5)=0;[Feuille1.$A19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92];5)=0;[Feuille1.$A192];&quot;&quot;)" office:value-type="float" office:value="550" calcext:value-type="float">
            <text:p>550</text:p>
          </table:table-cell>
          <table:table-cell table:number-columns-repeated="1023"/>
        </table:table-row>
        <table:table-row table:style-name="ro3">
          <table:table-cell table:formula="of:=IF(MOD([Feuille1.$A193];5)=0;[Feuille1.$A19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94];5)=0;[Feuille1.$A19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95];5)=0;[Feuille1.$A19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96];5)=0;[Feuille1.$A19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97];5)=0;[Feuille1.$A197];&quot;&quot;)" office:value-type="float" office:value="555" calcext:value-type="float">
            <text:p>555</text:p>
          </table:table-cell>
          <table:table-cell table:number-columns-repeated="1023"/>
        </table:table-row>
        <table:table-row table:style-name="ro3">
          <table:table-cell table:formula="of:=IF(MOD([Feuille1.$A198];5)=0;[Feuille1.$A19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199];5)=0;[Feuille1.$A19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00];5)=0;[Feuille1.$A20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01];5)=0;[Feuille1.$A20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02];5)=0;[Feuille1.$A202];&quot;&quot;)" office:value-type="float" office:value="560" calcext:value-type="float">
            <text:p>560</text:p>
          </table:table-cell>
          <table:table-cell table:number-columns-repeated="1023"/>
        </table:table-row>
        <table:table-row table:style-name="ro3">
          <table:table-cell table:formula="of:=IF(MOD([Feuille1.$A203];5)=0;[Feuille1.$A20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04];5)=0;[Feuille1.$A20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05];5)=0;[Feuille1.$A20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06];5)=0;[Feuille1.$A20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07];5)=0;[Feuille1.$A207];&quot;&quot;)" office:value-type="float" office:value="565" calcext:value-type="float">
            <text:p>565</text:p>
          </table:table-cell>
          <table:table-cell table:number-columns-repeated="1023"/>
        </table:table-row>
        <table:table-row table:style-name="ro3">
          <table:table-cell table:formula="of:=IF(MOD([Feuille1.$A208];5)=0;[Feuille1.$A20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09];5)=0;[Feuille1.$A20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10];5)=0;[Feuille1.$A21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11];5)=0;[Feuille1.$A21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12];5)=0;[Feuille1.$A212];&quot;&quot;)" office:value-type="float" office:value="570" calcext:value-type="float">
            <text:p>570</text:p>
          </table:table-cell>
          <table:table-cell table:number-columns-repeated="1023"/>
        </table:table-row>
        <table:table-row table:style-name="ro3">
          <table:table-cell table:formula="of:=IF(MOD([Feuille1.$A213];5)=0;[Feuille1.$A21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14];5)=0;[Feuille1.$A21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15];5)=0;[Feuille1.$A21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16];5)=0;[Feuille1.$A21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17];5)=0;[Feuille1.$A217];&quot;&quot;)" office:value-type="float" office:value="575" calcext:value-type="float">
            <text:p>575</text:p>
          </table:table-cell>
          <table:table-cell table:number-columns-repeated="1023"/>
        </table:table-row>
        <table:table-row table:style-name="ro3">
          <table:table-cell table:formula="of:=IF(MOD([Feuille1.$A218];5)=0;[Feuille1.$A21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19];5)=0;[Feuille1.$A21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20];5)=0;[Feuille1.$A22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21];5)=0;[Feuille1.$A22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22];5)=0;[Feuille1.$A222];&quot;&quot;)" office:value-type="float" office:value="580" calcext:value-type="float">
            <text:p>580</text:p>
          </table:table-cell>
          <table:table-cell table:number-columns-repeated="1023"/>
        </table:table-row>
        <table:table-row table:style-name="ro3">
          <table:table-cell table:formula="of:=IF(MOD([Feuille1.$A223];5)=0;[Feuille1.$A22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24];5)=0;[Feuille1.$A22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25];5)=0;[Feuille1.$A22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26];5)=0;[Feuille1.$A22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27];5)=0;[Feuille1.$A227];&quot;&quot;)" office:value-type="float" office:value="585" calcext:value-type="float">
            <text:p>585</text:p>
          </table:table-cell>
          <table:table-cell table:number-columns-repeated="1023"/>
        </table:table-row>
        <table:table-row table:style-name="ro3">
          <table:table-cell table:formula="of:=IF(MOD([Feuille1.$A228];5)=0;[Feuille1.$A22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29];5)=0;[Feuille1.$A22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30];5)=0;[Feuille1.$A23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31];5)=0;[Feuille1.$A23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32];5)=0;[Feuille1.$A232];&quot;&quot;)" office:value-type="float" office:value="590" calcext:value-type="float">
            <text:p>590</text:p>
          </table:table-cell>
          <table:table-cell table:number-columns-repeated="1023"/>
        </table:table-row>
        <table:table-row table:style-name="ro3">
          <table:table-cell table:formula="of:=IF(MOD([Feuille1.$A233];5)=0;[Feuille1.$A23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34];5)=0;[Feuille1.$A23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35];5)=0;[Feuille1.$A23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36];5)=0;[Feuille1.$A23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37];5)=0;[Feuille1.$A237];&quot;&quot;)" office:value-type="float" office:value="595" calcext:value-type="float">
            <text:p>595</text:p>
          </table:table-cell>
          <table:table-cell table:number-columns-repeated="1023"/>
        </table:table-row>
        <table:table-row table:style-name="ro3">
          <table:table-cell table:formula="of:=IF(MOD([Feuille1.$A238];5)=0;[Feuille1.$A23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39];5)=0;[Feuille1.$A23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40];5)=0;[Feuille1.$A24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41];5)=0;[Feuille1.$A24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42];5)=0;[Feuille1.$A242];&quot;&quot;)" office:value-type="float" office:value="600" calcext:value-type="float">
            <text:p>600</text:p>
          </table:table-cell>
          <table:table-cell table:number-columns-repeated="1023"/>
        </table:table-row>
        <table:table-row table:style-name="ro3">
          <table:table-cell table:formula="of:=IF(MOD([Feuille1.$A243];5)=0;[Feuille1.$A24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44];5)=0;[Feuille1.$A24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45];5)=0;[Feuille1.$A24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46];5)=0;[Feuille1.$A24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47];5)=0;[Feuille1.$A247];&quot;&quot;)" office:value-type="float" office:value="605" calcext:value-type="float">
            <text:p>605</text:p>
          </table:table-cell>
          <table:table-cell table:number-columns-repeated="1023"/>
        </table:table-row>
        <table:table-row table:style-name="ro3">
          <table:table-cell table:formula="of:=IF(MOD([Feuille1.$A248];5)=0;[Feuille1.$A24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49];5)=0;[Feuille1.$A24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50];5)=0;[Feuille1.$A25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51];5)=0;[Feuille1.$A25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52];5)=0;[Feuille1.$A252];&quot;&quot;)" office:value-type="float" office:value="610" calcext:value-type="float">
            <text:p>610</text:p>
          </table:table-cell>
          <table:table-cell table:number-columns-repeated="1023"/>
        </table:table-row>
        <table:table-row table:style-name="ro3">
          <table:table-cell table:formula="of:=IF(MOD([Feuille1.$A253];5)=0;[Feuille1.$A25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54];5)=0;[Feuille1.$A25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55];5)=0;[Feuille1.$A25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56];5)=0;[Feuille1.$A25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57];5)=0;[Feuille1.$A257];&quot;&quot;)" office:value-type="float" office:value="615" calcext:value-type="float">
            <text:p>615</text:p>
          </table:table-cell>
          <table:table-cell table:number-columns-repeated="1023"/>
        </table:table-row>
        <table:table-row table:style-name="ro3">
          <table:table-cell table:formula="of:=IF(MOD([Feuille1.$A258];5)=0;[Feuille1.$A25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59];5)=0;[Feuille1.$A25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60];5)=0;[Feuille1.$A26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61];5)=0;[Feuille1.$A26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62];5)=0;[Feuille1.$A262];&quot;&quot;)" office:value-type="float" office:value="620" calcext:value-type="float">
            <text:p>620</text:p>
          </table:table-cell>
          <table:table-cell table:number-columns-repeated="1023"/>
        </table:table-row>
        <table:table-row table:style-name="ro3">
          <table:table-cell table:formula="of:=IF(MOD([Feuille1.$A263];5)=0;[Feuille1.$A26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64];5)=0;[Feuille1.$A26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65];5)=0;[Feuille1.$A26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66];5)=0;[Feuille1.$A26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67];5)=0;[Feuille1.$A267];&quot;&quot;)" office:value-type="float" office:value="625" calcext:value-type="float">
            <text:p>625</text:p>
          </table:table-cell>
          <table:table-cell table:number-columns-repeated="1023"/>
        </table:table-row>
        <table:table-row table:style-name="ro3">
          <table:table-cell table:formula="of:=IF(MOD([Feuille1.$A268];5)=0;[Feuille1.$A26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69];5)=0;[Feuille1.$A26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70];5)=0;[Feuille1.$A27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71];5)=0;[Feuille1.$A27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72];5)=0;[Feuille1.$A272];&quot;&quot;)" office:value-type="float" office:value="630" calcext:value-type="float">
            <text:p>630</text:p>
          </table:table-cell>
          <table:table-cell table:number-columns-repeated="1023"/>
        </table:table-row>
        <table:table-row table:style-name="ro3">
          <table:table-cell table:formula="of:=IF(MOD([Feuille1.$A273];5)=0;[Feuille1.$A27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74];5)=0;[Feuille1.$A27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75];5)=0;[Feuille1.$A27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76];5)=0;[Feuille1.$A27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77];5)=0;[Feuille1.$A277];&quot;&quot;)" office:value-type="float" office:value="635" calcext:value-type="float">
            <text:p>635</text:p>
          </table:table-cell>
          <table:table-cell table:number-columns-repeated="1023"/>
        </table:table-row>
        <table:table-row table:style-name="ro3">
          <table:table-cell table:formula="of:=IF(MOD([Feuille1.$A278];5)=0;[Feuille1.$A27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79];5)=0;[Feuille1.$A27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80];5)=0;[Feuille1.$A28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81];5)=0;[Feuille1.$A28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82];5)=0;[Feuille1.$A282];&quot;&quot;)" office:value-type="float" office:value="640" calcext:value-type="float">
            <text:p>640</text:p>
          </table:table-cell>
          <table:table-cell table:number-columns-repeated="1023"/>
        </table:table-row>
        <table:table-row table:style-name="ro3">
          <table:table-cell table:formula="of:=IF(MOD([Feuille1.$A283];5)=0;[Feuille1.$A28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84];5)=0;[Feuille1.$A28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85];5)=0;[Feuille1.$A28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86];5)=0;[Feuille1.$A28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87];5)=0;[Feuille1.$A287];&quot;&quot;)" office:value-type="float" office:value="645" calcext:value-type="float">
            <text:p>645</text:p>
          </table:table-cell>
          <table:table-cell table:number-columns-repeated="1023"/>
        </table:table-row>
        <table:table-row table:style-name="ro3">
          <table:table-cell table:formula="of:=IF(MOD([Feuille1.$A288];5)=0;[Feuille1.$A28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89];5)=0;[Feuille1.$A28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90];5)=0;[Feuille1.$A29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91];5)=0;[Feuille1.$A29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92];5)=0;[Feuille1.$A292];&quot;&quot;)" office:value-type="float" office:value="650" calcext:value-type="float">
            <text:p>650</text:p>
          </table:table-cell>
          <table:table-cell table:number-columns-repeated="1023"/>
        </table:table-row>
        <table:table-row table:style-name="ro3">
          <table:table-cell table:formula="of:=IF(MOD([Feuille1.$A293];5)=0;[Feuille1.$A29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94];5)=0;[Feuille1.$A29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95];5)=0;[Feuille1.$A29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96];5)=0;[Feuille1.$A29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97];5)=0;[Feuille1.$A297];&quot;&quot;)" office:value-type="float" office:value="655" calcext:value-type="float">
            <text:p>655</text:p>
          </table:table-cell>
          <table:table-cell table:number-columns-repeated="1023"/>
        </table:table-row>
        <table:table-row table:style-name="ro3">
          <table:table-cell table:formula="of:=IF(MOD([Feuille1.$A298];5)=0;[Feuille1.$A29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299];5)=0;[Feuille1.$A29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00];5)=0;[Feuille1.$A30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01];5)=0;[Feuille1.$A30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02];5)=0;[Feuille1.$A302];&quot;&quot;)" office:value-type="float" office:value="660" calcext:value-type="float">
            <text:p>660</text:p>
          </table:table-cell>
          <table:table-cell table:number-columns-repeated="1023"/>
        </table:table-row>
        <table:table-row table:style-name="ro3">
          <table:table-cell table:formula="of:=IF(MOD([Feuille1.$A303];5)=0;[Feuille1.$A30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04];5)=0;[Feuille1.$A30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05];5)=0;[Feuille1.$A30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06];5)=0;[Feuille1.$A30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07];5)=0;[Feuille1.$A307];&quot;&quot;)" office:value-type="float" office:value="665" calcext:value-type="float">
            <text:p>665</text:p>
          </table:table-cell>
          <table:table-cell table:number-columns-repeated="1023"/>
        </table:table-row>
        <table:table-row table:style-name="ro3">
          <table:table-cell table:formula="of:=IF(MOD([Feuille1.$A308];5)=0;[Feuille1.$A30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09];5)=0;[Feuille1.$A30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10];5)=0;[Feuille1.$A31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11];5)=0;[Feuille1.$A31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12];5)=0;[Feuille1.$A312];&quot;&quot;)" office:value-type="float" office:value="670" calcext:value-type="float">
            <text:p>670</text:p>
          </table:table-cell>
          <table:table-cell table:number-columns-repeated="1023"/>
        </table:table-row>
        <table:table-row table:style-name="ro3">
          <table:table-cell table:formula="of:=IF(MOD([Feuille1.$A313];5)=0;[Feuille1.$A31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14];5)=0;[Feuille1.$A31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15];5)=0;[Feuille1.$A31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16];5)=0;[Feuille1.$A31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17];5)=0;[Feuille1.$A317];&quot;&quot;)" office:value-type="float" office:value="675" calcext:value-type="float">
            <text:p>675</text:p>
          </table:table-cell>
          <table:table-cell table:number-columns-repeated="1023"/>
        </table:table-row>
        <table:table-row table:style-name="ro3">
          <table:table-cell table:formula="of:=IF(MOD([Feuille1.$A318];5)=0;[Feuille1.$A31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19];5)=0;[Feuille1.$A31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20];5)=0;[Feuille1.$A32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21];5)=0;[Feuille1.$A32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22];5)=0;[Feuille1.$A322];&quot;&quot;)" office:value-type="float" office:value="680" calcext:value-type="float">
            <text:p>680</text:p>
          </table:table-cell>
          <table:table-cell table:number-columns-repeated="1023"/>
        </table:table-row>
        <table:table-row table:style-name="ro3">
          <table:table-cell table:formula="of:=IF(MOD([Feuille1.$A323];5)=0;[Feuille1.$A32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24];5)=0;[Feuille1.$A32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25];5)=0;[Feuille1.$A32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26];5)=0;[Feuille1.$A32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27];5)=0;[Feuille1.$A327];&quot;&quot;)" office:value-type="float" office:value="685" calcext:value-type="float">
            <text:p>685</text:p>
          </table:table-cell>
          <table:table-cell table:number-columns-repeated="1023"/>
        </table:table-row>
        <table:table-row table:style-name="ro3">
          <table:table-cell table:formula="of:=IF(MOD([Feuille1.$A328];5)=0;[Feuille1.$A32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29];5)=0;[Feuille1.$A32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30];5)=0;[Feuille1.$A33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31];5)=0;[Feuille1.$A33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32];5)=0;[Feuille1.$A332];&quot;&quot;)" office:value-type="float" office:value="690" calcext:value-type="float">
            <text:p>690</text:p>
          </table:table-cell>
          <table:table-cell table:number-columns-repeated="1023"/>
        </table:table-row>
        <table:table-row table:style-name="ro3">
          <table:table-cell table:formula="of:=IF(MOD([Feuille1.$A333];5)=0;[Feuille1.$A33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34];5)=0;[Feuille1.$A33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35];5)=0;[Feuille1.$A33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36];5)=0;[Feuille1.$A33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37];5)=0;[Feuille1.$A337];&quot;&quot;)" office:value-type="float" office:value="695" calcext:value-type="float">
            <text:p>695</text:p>
          </table:table-cell>
          <table:table-cell table:number-columns-repeated="1023"/>
        </table:table-row>
        <table:table-row table:style-name="ro3">
          <table:table-cell table:formula="of:=IF(MOD([Feuille1.$A338];5)=0;[Feuille1.$A33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39];5)=0;[Feuille1.$A33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40];5)=0;[Feuille1.$A34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41];5)=0;[Feuille1.$A34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42];5)=0;[Feuille1.$A342];&quot;&quot;)" office:value-type="float" office:value="700" calcext:value-type="float">
            <text:p>700</text:p>
          </table:table-cell>
          <table:table-cell table:number-columns-repeated="1023"/>
        </table:table-row>
        <table:table-row table:style-name="ro3">
          <table:table-cell table:formula="of:=IF(MOD([Feuille1.$A343];5)=0;[Feuille1.$A34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44];5)=0;[Feuille1.$A34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45];5)=0;[Feuille1.$A34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46];5)=0;[Feuille1.$A34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47];5)=0;[Feuille1.$A347];&quot;&quot;)" office:value-type="float" office:value="705" calcext:value-type="float">
            <text:p>705</text:p>
          </table:table-cell>
          <table:table-cell table:number-columns-repeated="1023"/>
        </table:table-row>
        <table:table-row table:style-name="ro3">
          <table:table-cell table:formula="of:=IF(MOD([Feuille1.$A348];5)=0;[Feuille1.$A34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49];5)=0;[Feuille1.$A34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50];5)=0;[Feuille1.$A35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51];5)=0;[Feuille1.$A35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52];5)=0;[Feuille1.$A352];&quot;&quot;)" office:value-type="float" office:value="710" calcext:value-type="float">
            <text:p>710</text:p>
          </table:table-cell>
          <table:table-cell table:number-columns-repeated="1023"/>
        </table:table-row>
        <table:table-row table:style-name="ro3">
          <table:table-cell table:formula="of:=IF(MOD([Feuille1.$A353];5)=0;[Feuille1.$A35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54];5)=0;[Feuille1.$A35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55];5)=0;[Feuille1.$A35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56];5)=0;[Feuille1.$A35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57];5)=0;[Feuille1.$A357];&quot;&quot;)" office:value-type="float" office:value="715" calcext:value-type="float">
            <text:p>715</text:p>
          </table:table-cell>
          <table:table-cell table:number-columns-repeated="1023"/>
        </table:table-row>
        <table:table-row table:style-name="ro3">
          <table:table-cell table:formula="of:=IF(MOD([Feuille1.$A358];5)=0;[Feuille1.$A35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59];5)=0;[Feuille1.$A35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60];5)=0;[Feuille1.$A36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61];5)=0;[Feuille1.$A36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62];5)=0;[Feuille1.$A362];&quot;&quot;)" office:value-type="float" office:value="720" calcext:value-type="float">
            <text:p>720</text:p>
          </table:table-cell>
          <table:table-cell table:number-columns-repeated="1023"/>
        </table:table-row>
        <table:table-row table:style-name="ro3">
          <table:table-cell table:formula="of:=IF(MOD([Feuille1.$A363];5)=0;[Feuille1.$A36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64];5)=0;[Feuille1.$A36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65];5)=0;[Feuille1.$A36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66];5)=0;[Feuille1.$A36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67];5)=0;[Feuille1.$A367];&quot;&quot;)" office:value-type="float" office:value="725" calcext:value-type="float">
            <text:p>725</text:p>
          </table:table-cell>
          <table:table-cell table:number-columns-repeated="1023"/>
        </table:table-row>
        <table:table-row table:style-name="ro3">
          <table:table-cell table:formula="of:=IF(MOD([Feuille1.$A368];5)=0;[Feuille1.$A36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69];5)=0;[Feuille1.$A36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70];5)=0;[Feuille1.$A37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71];5)=0;[Feuille1.$A37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72];5)=0;[Feuille1.$A372];&quot;&quot;)" office:value-type="float" office:value="730" calcext:value-type="float">
            <text:p>730</text:p>
          </table:table-cell>
          <table:table-cell table:number-columns-repeated="1023"/>
        </table:table-row>
        <table:table-row table:style-name="ro3">
          <table:table-cell table:formula="of:=IF(MOD([Feuille1.$A373];5)=0;[Feuille1.$A37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74];5)=0;[Feuille1.$A37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75];5)=0;[Feuille1.$A37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76];5)=0;[Feuille1.$A37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77];5)=0;[Feuille1.$A377];&quot;&quot;)" office:value-type="float" office:value="735" calcext:value-type="float">
            <text:p>735</text:p>
          </table:table-cell>
          <table:table-cell table:number-columns-repeated="1023"/>
        </table:table-row>
        <table:table-row table:style-name="ro3">
          <table:table-cell table:formula="of:=IF(MOD([Feuille1.$A378];5)=0;[Feuille1.$A37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79];5)=0;[Feuille1.$A37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80];5)=0;[Feuille1.$A38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81];5)=0;[Feuille1.$A38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82];5)=0;[Feuille1.$A382];&quot;&quot;)" office:value-type="float" office:value="740" calcext:value-type="float">
            <text:p>740</text:p>
          </table:table-cell>
          <table:table-cell table:number-columns-repeated="1023"/>
        </table:table-row>
        <table:table-row table:style-name="ro3">
          <table:table-cell table:formula="of:=IF(MOD([Feuille1.$A383];5)=0;[Feuille1.$A38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84];5)=0;[Feuille1.$A38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85];5)=0;[Feuille1.$A38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86];5)=0;[Feuille1.$A38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87];5)=0;[Feuille1.$A387];&quot;&quot;)" office:value-type="float" office:value="745" calcext:value-type="float">
            <text:p>745</text:p>
          </table:table-cell>
          <table:table-cell table:number-columns-repeated="1023"/>
        </table:table-row>
        <table:table-row table:style-name="ro3">
          <table:table-cell table:formula="of:=IF(MOD([Feuille1.$A388];5)=0;[Feuille1.$A38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89];5)=0;[Feuille1.$A38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90];5)=0;[Feuille1.$A39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91];5)=0;[Feuille1.$A39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92];5)=0;[Feuille1.$A392];&quot;&quot;)" office:value-type="float" office:value="750" calcext:value-type="float">
            <text:p>750</text:p>
          </table:table-cell>
          <table:table-cell table:number-columns-repeated="1023"/>
        </table:table-row>
        <table:table-row table:style-name="ro3">
          <table:table-cell table:formula="of:=IF(MOD([Feuille1.$A393];5)=0;[Feuille1.$A39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94];5)=0;[Feuille1.$A39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95];5)=0;[Feuille1.$A39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96];5)=0;[Feuille1.$A39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97];5)=0;[Feuille1.$A397];&quot;&quot;)" office:value-type="float" office:value="755" calcext:value-type="float">
            <text:p>755</text:p>
          </table:table-cell>
          <table:table-cell table:number-columns-repeated="1023"/>
        </table:table-row>
        <table:table-row table:style-name="ro3">
          <table:table-cell table:formula="of:=IF(MOD([Feuille1.$A398];5)=0;[Feuille1.$A39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399];5)=0;[Feuille1.$A39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00];5)=0;[Feuille1.$A40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01];5)=0;[Feuille1.$A40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02];5)=0;[Feuille1.$A402];&quot;&quot;)" office:value-type="float" office:value="760" calcext:value-type="float">
            <text:p>760</text:p>
          </table:table-cell>
          <table:table-cell table:number-columns-repeated="1023"/>
        </table:table-row>
        <table:table-row table:style-name="ro3">
          <table:table-cell table:formula="of:=IF(MOD([Feuille1.$A403];5)=0;[Feuille1.$A40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04];5)=0;[Feuille1.$A40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05];5)=0;[Feuille1.$A40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06];5)=0;[Feuille1.$A40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07];5)=0;[Feuille1.$A407];&quot;&quot;)" office:value-type="float" office:value="765" calcext:value-type="float">
            <text:p>765</text:p>
          </table:table-cell>
          <table:table-cell table:number-columns-repeated="1023"/>
        </table:table-row>
        <table:table-row table:style-name="ro3">
          <table:table-cell table:formula="of:=IF(MOD([Feuille1.$A408];5)=0;[Feuille1.$A40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09];5)=0;[Feuille1.$A40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10];5)=0;[Feuille1.$A41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11];5)=0;[Feuille1.$A41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12];5)=0;[Feuille1.$A412];&quot;&quot;)" office:value-type="float" office:value="770" calcext:value-type="float">
            <text:p>770</text:p>
          </table:table-cell>
          <table:table-cell table:number-columns-repeated="1023"/>
        </table:table-row>
        <table:table-row table:style-name="ro3">
          <table:table-cell table:formula="of:=IF(MOD([Feuille1.$A413];5)=0;[Feuille1.$A41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14];5)=0;[Feuille1.$A41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15];5)=0;[Feuille1.$A41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16];5)=0;[Feuille1.$A41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17];5)=0;[Feuille1.$A417];&quot;&quot;)" office:value-type="float" office:value="775" calcext:value-type="float">
            <text:p>775</text:p>
          </table:table-cell>
          <table:table-cell table:number-columns-repeated="1023"/>
        </table:table-row>
        <table:table-row table:style-name="ro3">
          <table:table-cell table:formula="of:=IF(MOD([Feuille1.$A418];5)=0;[Feuille1.$A41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19];5)=0;[Feuille1.$A41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20];5)=0;[Feuille1.$A42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21];5)=0;[Feuille1.$A42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22];5)=0;[Feuille1.$A422];&quot;&quot;)" office:value-type="float" office:value="780" calcext:value-type="float">
            <text:p>780</text:p>
          </table:table-cell>
          <table:table-cell table:number-columns-repeated="1023"/>
        </table:table-row>
        <table:table-row table:style-name="ro3">
          <table:table-cell table:formula="of:=IF(MOD([Feuille1.$A423];5)=0;[Feuille1.$A42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24];5)=0;[Feuille1.$A42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25];5)=0;[Feuille1.$A42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26];5)=0;[Feuille1.$A42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27];5)=0;[Feuille1.$A427];&quot;&quot;)" office:value-type="float" office:value="785" calcext:value-type="float">
            <text:p>785</text:p>
          </table:table-cell>
          <table:table-cell table:number-columns-repeated="1023"/>
        </table:table-row>
        <table:table-row table:style-name="ro3">
          <table:table-cell table:formula="of:=IF(MOD([Feuille1.$A428];5)=0;[Feuille1.$A42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29];5)=0;[Feuille1.$A42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30];5)=0;[Feuille1.$A43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31];5)=0;[Feuille1.$A43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32];5)=0;[Feuille1.$A432];&quot;&quot;)" office:value-type="float" office:value="790" calcext:value-type="float">
            <text:p>790</text:p>
          </table:table-cell>
          <table:table-cell table:number-columns-repeated="1023"/>
        </table:table-row>
        <table:table-row table:style-name="ro3">
          <table:table-cell table:formula="of:=IF(MOD([Feuille1.$A433];5)=0;[Feuille1.$A43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34];5)=0;[Feuille1.$A43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35];5)=0;[Feuille1.$A43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36];5)=0;[Feuille1.$A43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37];5)=0;[Feuille1.$A437];&quot;&quot;)" office:value-type="float" office:value="795" calcext:value-type="float">
            <text:p>795</text:p>
          </table:table-cell>
          <table:table-cell table:number-columns-repeated="1023"/>
        </table:table-row>
        <table:table-row table:style-name="ro3">
          <table:table-cell table:formula="of:=IF(MOD([Feuille1.$A438];5)=0;[Feuille1.$A43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39];5)=0;[Feuille1.$A43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40];5)=0;[Feuille1.$A44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41];5)=0;[Feuille1.$A44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42];5)=0;[Feuille1.$A442];&quot;&quot;)" office:value-type="float" office:value="800" calcext:value-type="float">
            <text:p>800</text:p>
          </table:table-cell>
          <table:table-cell table:number-columns-repeated="1023"/>
        </table:table-row>
        <table:table-row table:style-name="ro3">
          <table:table-cell table:formula="of:=IF(MOD([Feuille1.$A443];5)=0;[Feuille1.$A44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44];5)=0;[Feuille1.$A44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45];5)=0;[Feuille1.$A44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46];5)=0;[Feuille1.$A44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47];5)=0;[Feuille1.$A447];&quot;&quot;)" office:value-type="float" office:value="805" calcext:value-type="float">
            <text:p>805</text:p>
          </table:table-cell>
          <table:table-cell table:number-columns-repeated="1023"/>
        </table:table-row>
        <table:table-row table:style-name="ro3">
          <table:table-cell table:formula="of:=IF(MOD([Feuille1.$A448];5)=0;[Feuille1.$A44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49];5)=0;[Feuille1.$A44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50];5)=0;[Feuille1.$A45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51];5)=0;[Feuille1.$A45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52];5)=0;[Feuille1.$A452];&quot;&quot;)" office:value-type="float" office:value="810" calcext:value-type="float">
            <text:p>810</text:p>
          </table:table-cell>
          <table:table-cell table:number-columns-repeated="1023"/>
        </table:table-row>
        <table:table-row table:style-name="ro3">
          <table:table-cell table:formula="of:=IF(MOD([Feuille1.$A453];5)=0;[Feuille1.$A45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54];5)=0;[Feuille1.$A454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55];5)=0;[Feuille1.$A45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56];5)=0;[Feuille1.$A45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57];5)=0;[Feuille1.$A457];&quot;&quot;)" office:value-type="float" office:value="815" calcext:value-type="float">
            <text:p>815</text:p>
          </table:table-cell>
          <table:table-cell table:number-columns-repeated="1023"/>
        </table:table-row>
        <table:table-row table:style-name="ro3">
          <table:table-cell table:formula="of:=IF(MOD([Feuille1.$A458];5)=0;[Feuille1.$A45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59];5)=0;[Feuille1.$A45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60];5)=0;[Feuille1.$A46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61];5)=0;[Feuille1.$A46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62];5)=0;[Feuille1.$A462];&quot;&quot;)" office:value-type="float" office:value="820" calcext:value-type="float">
            <text:p>820</text:p>
          </table:table-cell>
          <table:table-cell table:number-columns-repeated="1023"/>
        </table:table-row>
        <table:table-row table:style-name="ro3">
          <table:table-cell table:formula="of:=IF(MOD([Feuille1.$A463];5)=0;[Feuille1.$A463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64];5)=0;[Feuille1.$A464];&quot;&quot;)">
            <text:p/>
          </table:table-cell>
          <table:table-cell table:number-columns-repeated="6"/>
          <table:table-cell table:style-name="ce10"/>
          <table:table-cell table:number-columns-repeated="1016"/>
        </table:table-row>
        <table:table-row table:style-name="ro3">
          <table:table-cell table:formula="of:=IF(MOD([Feuille1.$A465];5)=0;[Feuille1.$A465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66];5)=0;[Feuille1.$A466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67];5)=0;[Feuille1.$A467];&quot;&quot;)" office:value-type="float" office:value="825" calcext:value-type="float">
            <text:p>825</text:p>
          </table:table-cell>
          <table:table-cell table:number-columns-repeated="1023"/>
        </table:table-row>
        <table:table-row table:style-name="ro3">
          <table:table-cell table:formula="of:=IF(MOD([Feuille1.$A468];5)=0;[Feuille1.$A468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69];5)=0;[Feuille1.$A469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70];5)=0;[Feuille1.$A470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71];5)=0;[Feuille1.$A471];&quot;&quot;)">
            <text:p/>
          </table:table-cell>
          <table:table-cell table:number-columns-repeated="1023"/>
        </table:table-row>
        <table:table-row table:style-name="ro3">
          <table:table-cell table:formula="of:=IF(MOD([Feuille1.$A472];5)=0;[Feuille1.$A472];&quot;&quot;)" office:value-type="float" office:value="830" calcext:value-type="float">
            <text:p>830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0" number:min-integer-digits="1" number:grouping="true"/>
    </number:number-style>
    <number:number-style style:name="N107">
      <number:number number:decimal-places="3" number:min-integer-digits="1"/>
    </number:number-style>
    <number:number-style style:name="N108">
      <number:number number:decimal-places="20" number:min-integer-digits="1"/>
    </number:number-style>
    <number:number-style style:name="N109">
      <number:number number:decimal-places="10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12:16:56.682888827</meta:creation-date>
    <dc:date>2015-08-31T16:10:23.698039022</dc:date>
    <meta:editing-duration>PT1H20M42S</meta:editing-duration>
    <meta:editing-cycles>1</meta:editing-cycles>
    <meta:document-statistic meta:table-count="2" meta:cell-count="5679" meta:object-count="0"/>
    <meta:generator>LibreOffice/4.2.8.2$Linux_X86_64 LibreOffice_project/420$Build-2</meta:generator>
  </office:meta>
</office:document-meta>
</file>